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27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translatio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card number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Time</text:p>
          </table:table-cell>
          <table:table-cell/>
          <table:table-cell table:formula="of:=&quot;(n) no.&quot; &amp; [.D2] &amp; &quot; Top0100&quot;" office:value-type="string" office:string-value="(n) no.1 Top0100" calcext:value-type="string">
            <text:p>(n) no.1 Top0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translate.google.com/#th/en/มี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ar</text:p>
          </table:table-cell>
          <table:table-cell/>
          <table:table-cell table:formula="of:=&quot;(n) no.&quot; &amp; [.D3] &amp; &quot; Top0100&quot;" office:value-type="string" office:string-value="(n) no.2 Top0100" calcext:value-type="string">
            <text:p>(n) no.2 Top010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ople</text:p>
          </table:table-cell>
          <table:table-cell/>
          <table:table-cell table:formula="of:=&quot;(n) no.&quot; &amp; [.D4] &amp; &quot; Top0100&quot;" office:value-type="string" office:string-value="(n) no.3 Top0100" calcext:value-type="string">
            <text:p>(n) no.3 Top010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y</text:p>
          </table:table-cell>
          <table:table-cell/>
          <table:table-cell table:formula="of:=&quot;(n) no.&quot; &amp; [.D5] &amp; &quot; Top0100&quot;" office:value-type="string" office:string-value="(n) no.4 Top0100" calcext:value-type="string">
            <text:p>(n) no.4 Top010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</text:p>
          </table:table-cell>
          <table:table-cell/>
          <table:table-cell table:formula="of:=&quot;(n) no.&quot; &amp; [.D6] &amp; &quot; Top0100&quot;" office:value-type="string" office:string-value="(n) no.5 Top0100" calcext:value-type="string">
            <text:p>(n) no.5 Top010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y</text:p>
          </table:table-cell>
          <table:table-cell/>
          <table:table-cell table:formula="of:=&quot;(n) no.&quot; &amp; [.D7] &amp; &quot; Top0100&quot;" office:value-type="string" office:string-value="(n) no.6 Top0100" calcext:value-type="string">
            <text:p>(n) no.6 Top0100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g</text:p>
          </table:table-cell>
          <table:table-cell/>
          <table:table-cell table:formula="of:=&quot;(n) no.&quot; &amp; [.D8] &amp; &quot; Top0100&quot;" office:value-type="string" office:string-value="(n) no.7 Top0100" calcext:value-type="string">
            <text:p>(n) no.7 Top010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ld</text:p>
          </table:table-cell>
          <table:table-cell/>
          <table:table-cell table:formula="of:=&quot;(n) no.&quot; &amp; [.D9] &amp; &quot; Top0100&quot;" office:value-type="string" office:string-value="(n) no.8 Top0100" calcext:value-type="string">
            <text:p>(n) no.8 Top0100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</text:p>
          </table:table-cell>
          <table:table-cell/>
          <table:table-cell table:formula="of:=&quot;(n) no.&quot; &amp; [.D10] &amp; &quot; Top0100&quot;" office:value-type="string" office:string-value="(n) no.9 Top0100" calcext:value-type="string">
            <text:p>(n) no.9 Top0100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ment</text:p>
          </table:table-cell>
          <table:table-cell/>
          <table:table-cell table:formula="of:=&quot;(n) no.&quot; &amp; [.D11] &amp; &quot; Top0100&quot;" office:value-type="string" office:string-value="(n) no.10 Top0100" calcext:value-type="string">
            <text:p>(n) no.10 Top010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</text:p>
          </table:table-cell>
          <table:table-cell/>
          <table:table-cell table:formula="of:=&quot;(n) no.&quot; &amp; [.D12] &amp; &quot; Top0100&quot;" office:value-type="string" office:string-value="(n) no.11 Top0100" calcext:value-type="string">
            <text:p>(n) no.11 Top0100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fe</text:p>
          </table:table-cell>
          <table:table-cell/>
          <table:table-cell table:formula="of:=&quot;(n) no.&quot; &amp; [.D13] &amp; &quot; Top0100&quot;" office:value-type="string" office:string-value="(n) no.12 Top0100" calcext:value-type="string">
            <text:p>(n) no.12 Top0100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man</text:p>
          </table:table-cell>
          <table:table-cell/>
          <table:table-cell table:formula="of:=&quot;(n) no.&quot; &amp; [.D14] &amp; &quot; Top0100&quot;" office:value-type="string" office:string-value="(n) no.13 Top0100" calcext:value-type="string">
            <text:p>(n) no.13 Top0100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stem</text:p>
          </table:table-cell>
          <table:table-cell/>
          <table:table-cell table:formula="of:=&quot;(n) no.&quot; &amp; [.D15] &amp; &quot; Top0100&quot;" office:value-type="string" office:string-value="(n) no.14 Top0100" calcext:value-type="string">
            <text:p>(n) no.14 Top010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e</text:p>
          </table:table-cell>
          <table:table-cell/>
          <table:table-cell table:formula="of:=&quot;(n) no.&quot; &amp; [.D16] &amp; &quot; Top0100&quot;" office:value-type="string" office:string-value="(n) no.15 Top0100" calcext:value-type="string">
            <text:p>(n) no.15 Top0100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</text:p>
          </table:table-cell>
          <table:table-cell/>
          <table:table-cell table:formula="of:=&quot;(n) no.&quot; &amp; [.D17] &amp; &quot; Top0100&quot;" office:value-type="string" office:string-value="(n) no.16 Top0100" calcext:value-type="string">
            <text:p>(n) no.16 Top0100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p</text:p>
          </table:table-cell>
          <table:table-cell/>
          <table:table-cell table:formula="of:=&quot;(n) no.&quot; &amp; [.D18] &amp; &quot; Top0100&quot;" office:value-type="string" office:string-value="(n) no.17 Top0100" calcext:value-type="string">
            <text:p>(n) no.17 Top0100</text:p>
          </table:table-cell>
          <table:table-cell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formula="of:=&quot;(n) no.&quot; &amp; [.D19] &amp; &quot; Top0100&quot;" office:value-type="string" office:string-value="(n) no.18 Top0100" calcext:value-type="string">
            <text:p>(n) no.18 Top0100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ld</text:p>
          </table:table-cell>
          <table:table-cell/>
          <table:table-cell table:formula="of:=&quot;(n) no.&quot; &amp; [.D20] &amp; &quot; Top0100&quot;" office:value-type="string" office:string-value="(n) no.19 Top0100" calcext:value-type="string">
            <text:p>(n) no.19 Top0100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</text:p>
          </table:table-cell>
          <table:table-cell/>
          <table:table-cell table:formula="of:=&quot;(n) no.&quot; &amp; [.D21] &amp; &quot; Top0100&quot;" office:value-type="string" office:string-value="(n) no.20 Top0100" calcext:value-type="string">
            <text:p>(n) no.20 Top010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table:formula="of:=&quot;(n) no.&quot; &amp; [.D22] &amp; &quot; Top0100&quot;" office:value-type="string" office:string-value="(n) no.21 Top0100" calcext:value-type="string">
            <text:p>(n) no.21 Top0100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ny</text:p>
          </table:table-cell>
          <table:table-cell/>
          <table:table-cell table:formula="of:=&quot;(n) no.&quot; &amp; [.D23] &amp; &quot; Top0100&quot;" office:value-type="string" office:string-value="(n) no.22 Top0100" calcext:value-type="string">
            <text:p>(n) no.22 Top0100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lem</text:p>
          </table:table-cell>
          <table:table-cell/>
          <table:table-cell table:formula="of:=&quot;(n) no.&quot; &amp; [.D24] &amp; &quot; Top0100&quot;" office:value-type="string" office:string-value="(n) no.23 Top0100" calcext:value-type="string">
            <text:p>(n) no.23 Top0100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ice</text:p>
          </table:table-cell>
          <table:table-cell/>
          <table:table-cell table:formula="of:=&quot;(n) no.&quot; &amp; [.D25] &amp; &quot; Top0100&quot;" office:value-type="string" office:string-value="(n) no.24 Top0100" calcext:value-type="string">
            <text:p>(n) no.24 Top0100</text:p>
          </table:table-cell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ce</text:p>
          </table:table-cell>
          <table:table-cell/>
          <table:table-cell table:formula="of:=&quot;(n) no.&quot; &amp; [.D26] &amp; &quot; Top0100&quot;" office:value-type="string" office:string-value="(n) no.25 Top0100" calcext:value-type="string">
            <text:p>(n) no.25 Top010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nd</text:p>
          </table:table-cell>
          <table:table-cell/>
          <table:table-cell table:formula="of:=&quot;(n) no.&quot; &amp; [.D27] &amp; &quot; Top0100&quot;" office:value-type="string" office:string-value="(n) no.26 Top0100" calcext:value-type="string">
            <text:p>(n) no.26 Top0100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y</text:p>
          </table:table-cell>
          <table:table-cell/>
          <table:table-cell table:formula="of:=&quot;(n) no.&quot; &amp; [.D28] &amp; &quot; Top0100&quot;" office:value-type="string" office:string-value="(n) no.27 Top0100" calcext:value-type="string">
            <text:p>(n) no.27 Top0100</text:p>
          </table:table-cell>
          <table:table-cell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ol</text:p>
          </table:table-cell>
          <table:table-cell/>
          <table:table-cell table:formula="of:=&quot;(n) no.&quot; &amp; [.D29] &amp; &quot; Top0100&quot;" office:value-type="string" office:string-value="(n) no.28 Top0100" calcext:value-type="string">
            <text:p>(n) no.28 Top0100</text:p>
          </table:table-cell>
          <table:table-cell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ry</text:p>
          </table:table-cell>
          <table:table-cell/>
          <table:table-cell table:formula="of:=&quot;(n) no.&quot; &amp; [.D30] &amp; &quot; Top0100&quot;" office:value-type="string" office:string-value="(n) no.29 Top0100" calcext:value-type="string">
            <text:p>(n) no.29 Top0100</text:p>
          </table:table-cell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int</text:p>
          </table:table-cell>
          <table:table-cell/>
          <table:table-cell table:formula="of:=&quot;(n) no.&quot; &amp; [.D31] &amp; &quot; Top0100&quot;" office:value-type="string" office:string-value="(n) no.30 Top0100" calcext:value-type="string">
            <text:p>(n) no.30 Top010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</text:p>
          </table:table-cell>
          <table:table-cell/>
          <table:table-cell table:formula="of:=&quot;(n) no.&quot; &amp; [.D32] &amp; &quot; Top0100&quot;" office:value-type="string" office:string-value="(n) no.31 Top0100" calcext:value-type="string">
            <text:p>(n) no.31 Top0100</text:p>
          </table:table-cell>
          <table:table-cell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formula="of:=&quot;(n) no.&quot; &amp; [.D33] &amp; &quot; Top0100&quot;" office:value-type="string" office:string-value="(n) no.32 Top0100" calcext:value-type="string">
            <text:p>(n) no.32 Top0100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table:formula="of:=&quot;(n) no.&quot; &amp; [.D34] &amp; &quot; Top0100&quot;" office:value-type="string" office:string-value="(n) no.33 Top0100" calcext:value-type="string">
            <text:p>(n) no.33 Top0100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table:formula="of:=&quot;(n) no.&quot; &amp; [.D35] &amp; &quot; Top0100&quot;" office:value-type="string" office:string-value="(n) no.34 Top0100" calcext:value-type="string">
            <text:p>(n) no.34 Top0100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d</text:p>
          </table:table-cell>
          <table:table-cell/>
          <table:table-cell table:formula="of:=&quot;(n) no.&quot; &amp; [.D36] &amp; &quot; Top0100&quot;" office:value-type="string" office:string-value="(n) no.35 Top0100" calcext:value-type="string">
            <text:p>(n) no.35 Top0100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mily</text:p>
          </table:table-cell>
          <table:table-cell/>
          <table:table-cell table:formula="of:=&quot;(n) no.&quot; &amp; [.D37] &amp; &quot; Top0100&quot;" office:value-type="string" office:string-value="(n) no.36 Top0100" calcext:value-type="string">
            <text:p>(n) no.36 Top0100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</text:p>
          </table:table-cell>
          <table:table-cell/>
          <table:table-cell table:formula="of:=&quot;(n) no.&quot; &amp; [.D38] &amp; &quot; Top0100&quot;" office:value-type="string" office:string-value="(n) no.37 Top0100" calcext:value-type="string">
            <text:p>(n) no.37 Top0100</text:p>
          </table:table-cell>
          <table:table-cell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table:formula="of:=&quot;(n) no.&quot; &amp; [.D39] &amp; &quot; Top0100&quot;" office:value-type="string" office:string-value="(n) no.38 Top0100" calcext:value-type="string">
            <text:p>(n) no.38 Top0100</text:p>
          </table:table-cell>
          <table:table-cell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h</text:p>
          </table:table-cell>
          <table:table-cell/>
          <table:table-cell table:formula="of:=&quot;(n) no.&quot; &amp; [.D40] &amp; &quot; Top0100&quot;" office:value-type="string" office:string-value="(n) no.39 Top0100" calcext:value-type="string">
            <text:p>(n) no.39 Top0100</text:p>
          </table:table-cell>
          <table:table-cell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de</text:p>
          </table:table-cell>
          <table:table-cell/>
          <table:table-cell table:formula="of:=&quot;(n) no.&quot; &amp; [.D41] &amp; &quot; Top0100&quot;" office:value-type="string" office:string-value="(n) no.40 Top0100" calcext:value-type="string">
            <text:p>(n) no.40 Top0100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</text:p>
          </table:table-cell>
          <table:table-cell/>
          <table:table-cell table:formula="of:=&quot;(n) no.&quot; &amp; [.D42] &amp; &quot; Top0100&quot;" office:value-type="string" office:string-value="(n) no.41 Top0100" calcext:value-type="string">
            <text:p>(n) no.41 Top0100</text:p>
          </table:table-cell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</text:p>
          </table:table-cell>
          <table:table-cell/>
          <table:table-cell table:formula="of:=&quot;(n) no.&quot; &amp; [.D43] &amp; &quot; Top0100&quot;" office:value-type="string" office:string-value="(n) no.42 Top0100" calcext:value-type="string">
            <text:p>(n) no.42 Top0100</text:p>
          </table:table-cell>
          <table:table-cell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ye</text:p>
          </table:table-cell>
          <table:table-cell/>
          <table:table-cell table:formula="of:=&quot;(n) no.&quot; &amp; [.D44] &amp; &quot; Top0100&quot;" office:value-type="string" office:string-value="(n) no.43 Top0100" calcext:value-type="string">
            <text:p>(n) no.43 Top0100</text:p>
          </table:table-cell>
          <table:table-cell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table:formula="of:=&quot;(n) no.&quot; &amp; [.D45] &amp; &quot; Top0100&quot;" office:value-type="string" office:string-value="(n) no.44 Top0100" calcext:value-type="string">
            <text:p>(n) no.44 Top0100</text:p>
          </table:table-cell>
          <table:table-cell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stion</text:p>
          </table:table-cell>
          <table:table-cell/>
          <table:table-cell table:formula="of:=&quot;(n) no.&quot; &amp; [.D46] &amp; &quot; Top0100&quot;" office:value-type="string" office:string-value="(n) no.45 Top0100" calcext:value-type="string">
            <text:p>(n) no.45 Top0100</text:p>
          </table:table-cell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ormation</text:p>
          </table:table-cell>
          <table:table-cell/>
          <table:table-cell table:formula="of:=&quot;(n) no.&quot; &amp; [.D47] &amp; &quot; Top0100&quot;" office:value-type="string" office:string-value="(n) no.46 Top0100" calcext:value-type="string">
            <text:p>(n) no.46 Top0100</text:p>
          </table:table-cell>
          <table:table-cell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table:formula="of:=&quot;(n) no.&quot; &amp; [.D48] &amp; &quot; Top0100&quot;" office:value-type="string" office:string-value="(n) no.47 Top0100" calcext:value-type="string">
            <text:p>(n) no.47 Top0100</text:p>
          </table:table-cell>
          <table:table-cell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table:formula="of:=&quot;(n) no.&quot; &amp; [.D49] &amp; &quot; Top0100&quot;" office:value-type="string" office:string-value="(n) no.48 Top0100" calcext:value-type="string">
            <text:p>(n) no.48 Top0100</text:p>
          </table:table-cell>
          <table:table-cell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est</text:p>
          </table:table-cell>
          <table:table-cell/>
          <table:table-cell table:formula="of:=&quot;(n) no.&quot; &amp; [.D50] &amp; &quot; Top0100&quot;" office:value-type="string" office:string-value="(n) no.49 Top0100" calcext:value-type="string">
            <text:p>(n) no.49 Top0100</text:p>
          </table:table-cell>
          <table:table-cell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ment</text:p>
          </table:table-cell>
          <table:table-cell/>
          <table:table-cell table:formula="of:=&quot;(n) no.&quot; &amp; [.D51] &amp; &quot; Top0100&quot;" office:value-type="string" office:string-value="(n) no.50 Top0100" calcext:value-type="string">
            <text:p>(n) no.50 Top0100</text:p>
          </table:table-cell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ey</text:p>
          </table:table-cell>
          <table:table-cell/>
          <table:table-cell table:formula="of:=&quot;(n) no.&quot; &amp; [.D52] &amp; &quot; Top0100&quot;" office:value-type="string" office:string-value="(n) no.51 Top0100" calcext:value-type="string">
            <text:p>(n) no.51 Top0100</text:p>
          </table:table-cell>
          <table:table-cell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k</text:p>
          </table:table-cell>
          <table:table-cell/>
          <table:table-cell table:formula="of:=&quot;(n) no.&quot; &amp; [.D53] &amp; &quot; Top0100&quot;" office:value-type="string" office:string-value="(n) no.52 Top0100" calcext:value-type="string">
            <text:p>(n) no.52 Top0100</text:p>
          </table:table-cell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table:formula="of:=&quot;(n) no.&quot; &amp; [.D54] &amp; &quot; Top0100&quot;" office:value-type="string" office:string-value="(n) no.53 Top0100" calcext:value-type="string">
            <text:p>(n) no.53 Top0100</text:p>
          </table:table-cell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table:formula="of:=&quot;(n) no.&quot; &amp; [.D55] &amp; &quot; Top0100&quot;" office:value-type="string" office:string-value="(n) no.54 Top0100" calcext:value-type="string">
            <text:p>(n) no.54 Top0100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table:formula="of:=&quot;(n) no.&quot; &amp; [.D56] &amp; &quot; Top0100&quot;" office:value-type="string" office:string-value="(n) no.55 Top0100" calcext:value-type="string">
            <text:p>(n) no.55 Top0100</text:p>
          </table:table-cell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m</text:p>
          </table:table-cell>
          <table:table-cell/>
          <table:table-cell table:formula="of:=&quot;(n) no.&quot; &amp; [.D57] &amp; &quot; Top0100&quot;" office:value-type="string" office:string-value="(n) no.56 Top0100" calcext:value-type="string">
            <text:p>(n) no.56 Top0100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formula="of:=&quot;(n) no.&quot; &amp; [.D58] &amp; &quot; Top0100&quot;" office:value-type="string" office:string-value="(n) no.57 Top0100" calcext:value-type="string">
            <text:p>(n) no.57 Top0100</text:p>
          </table:table-cell>
          <table:table-cell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table:formula="of:=&quot;(n) no.&quot; &amp; [.D59] &amp; &quot; Top0100&quot;" office:value-type="string" office:string-value="(n) no.58 Top0100" calcext:value-type="string">
            <text:p>(n) no.58 Top0100</text:p>
          </table:table-cell>
          <table:table-cell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cil</text:p>
          </table:table-cell>
          <table:table-cell/>
          <table:table-cell table:formula="of:=&quot;(n) no.&quot; &amp; [.D60] &amp; &quot; Top0100&quot;" office:value-type="string" office:string-value="(n) no.59 Top0100" calcext:value-type="string">
            <text:p>(n) no.59 Top0100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y</text:p>
          </table:table-cell>
          <table:table-cell/>
          <table:table-cell table:formula="of:=&quot;(n) no.&quot; &amp; [.D61] &amp; &quot; Top0100&quot;" office:value-type="string" office:string-value="(n) no.60 Top0100" calcext:value-type="string">
            <text:p>(n) no.60 Top0100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</text:p>
          </table:table-cell>
          <table:table-cell/>
          <table:table-cell table:formula="of:=&quot;(n) no.&quot; &amp; [.D62] &amp; &quot; Top0100&quot;" office:value-type="string" office:string-value="(n) no.61 Top0100" calcext:value-type="string">
            <text:p>(n) no.61 Top0100</text:p>
          </table:table-cell>
          <table:table-cell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t</text:p>
          </table:table-cell>
          <table:table-cell/>
          <table:table-cell table:formula="of:=&quot;(n) no.&quot; &amp; [.D63] &amp; &quot; Top0100&quot;" office:value-type="string" office:string-value="(n) no.62 Top0100" calcext:value-type="string">
            <text:p>(n) no.62 Top0100</text:p>
          </table:table-cell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</text:p>
          </table:table-cell>
          <table:table-cell/>
          <table:table-cell table:formula="of:=&quot;(n) no.&quot; &amp; [.D64] &amp; &quot; Top0100&quot;" office:value-type="string" office:string-value="(n) no.63 Top0100" calcext:value-type="string">
            <text:p>(n) no.63 Top0100</text:p>
          </table:table-cell>
          <table:table-cell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ult</text:p>
          </table:table-cell>
          <table:table-cell/>
          <table:table-cell table:formula="of:=&quot;(n) no.&quot; &amp; [.D65] &amp; &quot; Top0100&quot;" office:value-type="string" office:string-value="(n) no.64 Top0100" calcext:value-type="string">
            <text:p>(n) no.64 Top0100</text:p>
          </table:table-cell>
          <table:table-cell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a</text:p>
          </table:table-cell>
          <table:table-cell/>
          <table:table-cell table:formula="of:=&quot;(n) no.&quot; &amp; [.D66] &amp; &quot; Top0100&quot;" office:value-type="string" office:string-value="(n) no.65 Top0100" calcext:value-type="string">
            <text:p>(n) no.65 Top0100</text:p>
          </table:table-cell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</text:p>
          </table:table-cell>
          <table:table-cell/>
          <table:table-cell table:formula="of:=&quot;(n) no.&quot; &amp; [.D67] &amp; &quot; Top0100&quot;" office:value-type="string" office:string-value="(n) no.66 Top0100" calcext:value-type="string">
            <text:p>(n) no.66 Top0100</text:p>
          </table:table-cell>
          <table:table-cell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y</text:p>
          </table:table-cell>
          <table:table-cell/>
          <table:table-cell table:formula="of:=&quot;(n) no.&quot; &amp; [.D68] &amp; &quot; Top0100&quot;" office:value-type="string" office:string-value="(n) no.67 Top0100" calcext:value-type="string">
            <text:p>(n) no.67 Top0100</text:p>
          </table:table-cell>
          <table:table-cell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b</text:p>
          </table:table-cell>
          <table:table-cell/>
          <table:table-cell table:formula="of:=&quot;(n) no.&quot; &amp; [.D69] &amp; &quot; Top0100&quot;" office:value-type="string" office:string-value="(n) no.68 Top0100" calcext:value-type="string">
            <text:p>(n) no.68 Top0100</text:p>
          </table:table-cell>
          <table:table-cell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table:formula="of:=&quot;(n) no.&quot; &amp; [.D70] &amp; &quot; Top0100&quot;" office:value-type="string" office:string-value="(n) no.69 Top0100" calcext:value-type="string">
            <text:p>(n) no.69 Top0100</text:p>
          </table:table-cell>
          <table:table-cell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table:formula="of:=&quot;(n) no.&quot; &amp; [.D71] &amp; &quot; Top0100&quot;" office:value-type="string" office:string-value="(n) no.70 Top0100" calcext:value-type="string">
            <text:p>(n) no.70 Top0100</text:p>
          </table:table-cell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table:formula="of:=&quot;(n) no.&quot; &amp; [.D72] &amp; &quot; Top0100&quot;" office:value-type="string" office:string-value="(n) no.71 Top0100" calcext:value-type="string">
            <text:p>(n) no.71 Top0100</text:p>
          </table:table-cell>
          <table:table-cell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table:formula="of:=&quot;(n) no.&quot; &amp; [.D73] &amp; &quot; Top0100&quot;" office:value-type="string" office:string-value="(n) no.72 Top0100" calcext:value-type="string">
            <text:p>(n) no.72 Top0100</text:p>
          </table:table-cell>
          <table:table-cell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w</text:p>
          </table:table-cell>
          <table:table-cell/>
          <table:table-cell table:formula="of:=&quot;(n) no.&quot; &amp; [.D74] &amp; &quot; Top0100&quot;" office:value-type="string" office:string-value="(n) no.73 Top0100" calcext:value-type="string">
            <text:p>(n) no.73 Top0100</text:p>
          </table:table-cell>
          <table:table-cell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e</text:p>
          </table:table-cell>
          <table:table-cell/>
          <table:table-cell table:formula="of:=&quot;(n) no.&quot; &amp; [.D75] &amp; &quot; Top0100&quot;" office:value-type="string" office:string-value="(n) no.74 Top0100" calcext:value-type="string">
            <text:p>(n) no.74 Top0100</text:p>
          </table:table-cell>
          <table:table-cell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iend</text:p>
          </table:table-cell>
          <table:table-cell/>
          <table:table-cell table:formula="of:=&quot;(n) no.&quot; &amp; [.D76] &amp; &quot; Top0100&quot;" office:value-type="string" office:string-value="(n) no.75 Top0100" calcext:value-type="string">
            <text:p>(n) no.75 Top0100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ority</text:p>
          </table:table-cell>
          <table:table-cell/>
          <table:table-cell table:formula="of:=&quot;(n) no.&quot; &amp; [.D77] &amp; &quot; Top0100&quot;" office:value-type="string" office:string-value="(n) no.76 Top0100" calcext:value-type="string">
            <text:p>(n) no.76 Top0100</text:p>
          </table:table-cell>
          <table:table-cell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ad</text:p>
          </table:table-cell>
          <table:table-cell/>
          <table:table-cell table:formula="of:=&quot;(n) no.&quot; &amp; [.D78] &amp; &quot; Top0100&quot;" office:value-type="string" office:string-value="(n) no.77 Top0100" calcext:value-type="string">
            <text:p>(n) no.77 Top0100</text:p>
          </table:table-cell>
          <table:table-cell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ster</text:p>
          </table:table-cell>
          <table:table-cell/>
          <table:table-cell table:formula="of:=&quot;(n) no.&quot; &amp; [.D79] &amp; &quot; Top0100&quot;" office:value-type="string" office:string-value="(n) no.78 Top0100" calcext:value-type="string">
            <text:p>(n) no.78 Top0100</text:p>
          </table:table-cell>
          <table:table-cell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e</text:p>
          </table:table-cell>
          <table:table-cell/>
          <table:table-cell table:formula="of:=&quot;(n) no.&quot; &amp; [.D80] &amp; &quot; Top0100&quot;" office:value-type="string" office:string-value="(n) no.79 Top0100" calcext:value-type="string">
            <text:p>(n) no.79 Top0100</text:p>
          </table:table-cell>
          <table:table-cell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or</text:p>
          </table:table-cell>
          <table:table-cell/>
          <table:table-cell table:formula="of:=&quot;(n) no.&quot; &amp; [.D81] &amp; &quot; Top0100&quot;" office:value-type="string" office:string-value="(n) no.80 Top0100" calcext:value-type="string">
            <text:p>(n) no.80 Top0100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r</text:p>
          </table:table-cell>
          <table:table-cell/>
          <table:table-cell table:formula="of:=&quot;(n) no.&quot; &amp; [.D82] &amp; &quot; Top0100&quot;" office:value-type="string" office:string-value="(n) no.81 Top0100" calcext:value-type="string">
            <text:p>(n) no.81 Top0100</text:p>
          </table:table-cell>
          <table:table-cell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e</text:p>
          </table:table-cell>
          <table:table-cell/>
          <table:table-cell table:formula="of:=&quot;(n) no.&quot; &amp; [.D83] &amp; &quot; Top0100&quot;" office:value-type="string" office:string-value="(n) no.82 Top0100" calcext:value-type="string">
            <text:p>(n) no.82 Top0100</text:p>
          </table:table-cell>
          <table:table-cell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table:formula="of:=&quot;(n) no.&quot; &amp; [.D84] &amp; &quot; Top0100&quot;" office:value-type="string" office:string-value="(n) no.83 Top0100" calcext:value-type="string">
            <text:p>(n) no.83 Top0100</text:p>
          </table:table-cell>
          <table:table-cell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</text:p>
          </table:table-cell>
          <table:table-cell/>
          <table:table-cell table:formula="of:=&quot;(n) no.&quot; &amp; [.D85] &amp; &quot; Top0100&quot;" office:value-type="string" office:string-value="(n) no.84 Top0100" calcext:value-type="string">
            <text:p>(n) no.84 Top0100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table:formula="of:=&quot;(n) no.&quot; &amp; [.D86] &amp; &quot; Top0100&quot;" office:value-type="string" office:string-value="(n) no.85 Top0100" calcext:value-type="string">
            <text:p>(n) no.85 Top0100</text:p>
          </table:table-cell>
          <table:table-cell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</text:p>
          </table:table-cell>
          <table:table-cell/>
          <table:table-cell table:formula="of:=&quot;(n) no.&quot; &amp; [.D87] &amp; &quot; Top0100&quot;" office:value-type="string" office:string-value="(n) no.86 Top0100" calcext:value-type="string">
            <text:p>(n) no.86 Top0100</text:p>
          </table:table-cell>
          <table:table-cell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son</text:p>
          </table:table-cell>
          <table:table-cell/>
          <table:table-cell table:formula="of:=&quot;(n) no.&quot; &amp; [.D88] &amp; &quot; Top0100&quot;" office:value-type="string" office:string-value="(n) no.87 Top0100" calcext:value-type="string">
            <text:p>(n) no.87 Top0100</text:p>
          </table:table-cell>
          <table:table-cell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ew</text:p>
          </table:table-cell>
          <table:table-cell/>
          <table:table-cell table:formula="of:=&quot;(n) no.&quot; &amp; [.D89] &amp; &quot; Top0100&quot;" office:value-type="string" office:string-value="(n) no.88 Top0100" calcext:value-type="string">
            <text:p>(n) no.88 Top0100</text:p>
          </table:table-cell>
          <table:table-cell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table:formula="of:=&quot;(n) no.&quot; &amp; [.D90] &amp; &quot; Top0100&quot;" office:value-type="string" office:string-value="(n) no.89 Top0100" calcext:value-type="string">
            <text:p>(n) no.89 Top0100</text:p>
          </table:table-cell>
          <table:table-cell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table:formula="of:=&quot;(n) no.&quot; &amp; [.D91] &amp; &quot; Top0100&quot;" office:value-type="string" office:string-value="(n) no.90 Top0100" calcext:value-type="string">
            <text:p>(n) no.90 Top0100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e</text:p>
          </table:table-cell>
          <table:table-cell/>
          <table:table-cell table:formula="of:=&quot;(n) no.&quot; &amp; [.D92] &amp; &quot; Top0100&quot;" office:value-type="string" office:string-value="(n) no.91 Top0100" calcext:value-type="string">
            <text:p>(n) no.91 Top0100</text:p>
          </table:table-cell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ure</text:p>
          </table:table-cell>
          <table:table-cell/>
          <table:table-cell table:formula="of:=&quot;(n) no.&quot; &amp; [.D93] &amp; &quot; Top0100&quot;" office:value-type="string" office:string-value="(n) no.92 Top0100" calcext:value-type="string">
            <text:p>(n) no.92 Top0100</text:p>
          </table:table-cell>
          <table:table-cell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ety</text:p>
          </table:table-cell>
          <table:table-cell/>
          <table:table-cell table:formula="of:=&quot;(n) no.&quot; &amp; [.D94] &amp; &quot; Top0100&quot;" office:value-type="string" office:string-value="(n) no.93 Top0100" calcext:value-type="string">
            <text:p>(n) no.93 Top0100</text:p>
          </table:table-cell>
          <table:table-cell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e</text:p>
          </table:table-cell>
          <table:table-cell/>
          <table:table-cell table:formula="of:=&quot;(n) no.&quot; &amp; [.D95] &amp; &quot; Top0100&quot;" office:value-type="string" office:string-value="(n) no.94 Top0100" calcext:value-type="string">
            <text:p>(n) no.94 Top0100</text:p>
          </table:table-cell>
          <table:table-cell office:value-type="float" office:value="94" calcext:value-type="float">
            <text:p>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table:formula="of:=&quot;(n) no.&quot; &amp; [.D96] &amp; &quot; Top0100&quot;" office:value-type="string" office:string-value="(n) no.95 Top0100" calcext:value-type="string">
            <text:p>(n) no.95 Top0100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ed</text:p>
          </table:table-cell>
          <table:table-cell/>
          <table:table-cell table:formula="of:=&quot;(n) no.&quot; &amp; [.D97] &amp; &quot; Top0100&quot;" office:value-type="string" office:string-value="(n) no.96 Top0100" calcext:value-type="string">
            <text:p>(n) no.96 Top0100</text:p>
          </table:table-cell>
          <table:table-cell office:value-type="float" office:value="96" calcext:value-type="float">
            <text:p>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ty</text:p>
          </table:table-cell>
          <table:table-cell/>
          <table:table-cell table:formula="of:=&quot;(n) no.&quot; &amp; [.D98] &amp; &quot; Top0100&quot;" office:value-type="string" office:string-value="(n) no.97 Top0100" calcext:value-type="string">
            <text:p>(n) no.97 Top0100</text:p>
          </table:table-cell>
          <table:table-cell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ion</text:p>
          </table:table-cell>
          <table:table-cell/>
          <table:table-cell table:formula="of:=&quot;(n) no.&quot; &amp; [.D99] &amp; &quot; Top0100&quot;" office:value-type="string" office:string-value="(n) no.98 Top0100" calcext:value-type="string">
            <text:p>(n) no.98 Top0100</text:p>
          </table:table-cell>
          <table:table-cell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d</text:p>
          </table:table-cell>
          <table:table-cell/>
          <table:table-cell table:formula="of:=&quot;(n) no.&quot; &amp; [.D100] &amp; &quot; Top0100&quot;" office:value-type="string" office:string-value="(n) no.99 Top0100" calcext:value-type="string">
            <text:p>(n) no.99 Top0100</text:p>
          </table:table-cell>
          <table:table-cell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ce</text:p>
          </table:table-cell>
          <table:table-cell/>
          <table:table-cell table:formula="of:=&quot;(n) no.&quot; &amp; [.D101] &amp; &quot; Top0100&quot;" office:value-type="string" office:string-value="(n) no.100 Top0100" calcext:value-type="string">
            <text:p>(n) no.100 Top010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table:formula="of:=&quot;(n) no.&quot; &amp; [.D102] &amp; &quot; Top0200&quot;" office:value-type="string" office:string-value="(n) no.101 Top0200" calcext:value-type="string">
            <text:p>(n) no.101 Top0200</text:p>
          </table:table-cell>
          <table:table-cell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on</text:p>
          </table:table-cell>
          <table:table-cell/>
          <table:table-cell table:formula="of:=&quot;(n) no.&quot; &amp; [.D103] &amp; &quot; Top0200&quot;" office:value-type="string" office:string-value="(n) no.102 Top0200" calcext:value-type="string">
            <text:p>(n) no.102 Top0200</text:p>
          </table:table-cell>
          <table:table-cell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st</text:p>
          </table:table-cell>
          <table:table-cell/>
          <table:table-cell table:formula="of:=&quot;(n) no.&quot; &amp; [.D104] &amp; &quot; Top0200&quot;" office:value-type="string" office:string-value="(n) no.103 Top0200" calcext:value-type="string">
            <text:p>(n) no.103 Top0200</text:p>
          </table:table-cell>
          <table:table-cell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sue</text:p>
          </table:table-cell>
          <table:table-cell/>
          <table:table-cell table:formula="of:=&quot;(n) no.&quot; &amp; [.D105] &amp; &quot; Top0200&quot;" office:value-type="string" office:string-value="(n) no.104 Top0200" calcext:value-type="string">
            <text:p>(n) no.104 Top0200</text:p>
          </table:table-cell>
          <table:table-cell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</text:p>
          </table:table-cell>
          <table:table-cell/>
          <table:table-cell table:formula="of:=&quot;(n) no.&quot; &amp; [.D106] &amp; &quot; Top0200&quot;" office:value-type="string" office:string-value="(n) no.105 Top0200" calcext:value-type="string">
            <text:p>(n) no.105 Top0200</text:p>
          </table:table-cell>
          <table:table-cell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ition</text:p>
          </table:table-cell>
          <table:table-cell/>
          <table:table-cell table:formula="of:=&quot;(n) no.&quot; &amp; [.D107] &amp; &quot; Top0200&quot;" office:value-type="string" office:string-value="(n) no.106 Top0200" calcext:value-type="string">
            <text:p>(n) no.106 Top0200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rse</text:p>
          </table:table-cell>
          <table:table-cell/>
          <table:table-cell table:formula="of:=&quot;(n) no.&quot; &amp; [.D108] &amp; &quot; Top0200&quot;" office:value-type="string" office:string-value="(n) no.107 Top0200" calcext:value-type="string">
            <text:p>(n) no.107 Top0200</text:p>
          </table:table-cell>
          <table:table-cell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te</text:p>
          </table:table-cell>
          <table:table-cell/>
          <table:table-cell table:formula="of:=&quot;(n) no.&quot; &amp; [.D109] &amp; &quot; Top0200&quot;" office:value-type="string" office:string-value="(n) no.108 Top0200" calcext:value-type="string">
            <text:p>(n) no.108 Top0200</text:p>
          </table:table-cell>
          <table:table-cell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tion</text:p>
          </table:table-cell>
          <table:table-cell/>
          <table:table-cell table:formula="of:=&quot;(n) no.&quot; &amp; [.D110] &amp; &quot; Top0200&quot;" office:value-type="string" office:string-value="(n) no.109 Top0200" calcext:value-type="string">
            <text:p>(n) no.109 Top0200</text:p>
          </table:table-cell>
          <table:table-cell office:value-type="float" office:value="109" calcext:value-type="float">
            <text:p>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table:formula="of:=&quot;(n) no.&quot; &amp; [.D111] &amp; &quot; Top0200&quot;" office:value-type="string" office:string-value="(n) no.110 Top0200" calcext:value-type="string">
            <text:p>(n) no.110 Top0200</text:p>
          </table:table-cell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table:formula="of:=&quot;(n) no.&quot; &amp; [.D112] &amp; &quot; Top0200&quot;" office:value-type="string" office:string-value="(n) no.111 Top0200" calcext:value-type="string">
            <text:p>(n) no.111 Top0200</text:p>
          </table:table-cell>
          <table:table-cell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table:formula="of:=&quot;(n) no.&quot; &amp; [.D113] &amp; &quot; Top0200&quot;" office:value-type="string" office:string-value="(n) no.112 Top0200" calcext:value-type="string">
            <text:p>(n) no.112 Top0200</text:p>
          </table:table-cell>
          <table:table-cell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me</text:p>
          </table:table-cell>
          <table:table-cell/>
          <table:table-cell table:formula="of:=&quot;(n) no.&quot; &amp; [.D114] &amp; &quot; Top0200&quot;" office:value-type="string" office:string-value="(n) no.113 Top0200" calcext:value-type="string">
            <text:p>(n) no.113 Top0200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rl</text:p>
          </table:table-cell>
          <table:table-cell/>
          <table:table-cell table:formula="of:=&quot;(n) no.&quot; &amp; [.D115] &amp; &quot; Top0200&quot;" office:value-type="string" office:string-value="(n) no.114 Top0200" calcext:value-type="string">
            <text:p>(n) no.114 Top0200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ment</text:p>
          </table:table-cell>
          <table:table-cell/>
          <table:table-cell table:formula="of:=&quot;(n) no.&quot; &amp; [.D116] &amp; &quot; Top0200&quot;" office:value-type="string" office:string-value="(n) no.115 Top0200" calcext:value-type="string">
            <text:p>(n) no.115 Top0200</text:p>
          </table:table-cell>
          <table:table-cell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table:formula="of:=&quot;(n) no.&quot; &amp; [.D117] &amp; &quot; Top0200&quot;" office:value-type="string" office:string-value="(n) no.116 Top0200" calcext:value-type="string">
            <text:p>(n) no.116 Top0200</text:p>
          </table:table-cell>
          <table:table-cell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table:formula="of:=&quot;(n) no.&quot; &amp; [.D118] &amp; &quot; Top0200&quot;" office:value-type="string" office:string-value="(n) no.117 Top0200" calcext:value-type="string">
            <text:p>(n) no.117 Top0200</text:p>
          </table:table-cell>
          <table:table-cell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ce</text:p>
          </table:table-cell>
          <table:table-cell/>
          <table:table-cell table:formula="of:=&quot;(n) no.&quot; &amp; [.D119] &amp; &quot; Top0200&quot;" office:value-type="string" office:string-value="(n) no.118 Top0200" calcext:value-type="string">
            <text:p>(n) no.118 Top0200</text:p>
          </table:table-cell>
          <table:table-cell office:value-type="float" office:value="118" calcext:value-type="float">
            <text:p>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table:formula="of:=&quot;(n) no.&quot; &amp; [.D120] &amp; &quot; Top0200&quot;" office:value-type="string" office:string-value="(n) no.119 Top0200" calcext:value-type="string">
            <text:p>(n) no.119 Top0200</text:p>
          </table:table-cell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ue</text:p>
          </table:table-cell>
          <table:table-cell/>
          <table:table-cell table:formula="of:=&quot;(n) no.&quot; &amp; [.D121] &amp; &quot; Top0200&quot;" office:value-type="string" office:string-value="(n) no.120 Top0200" calcext:value-type="string">
            <text:p>(n) no.120 Top0200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</text:p>
          </table:table-cell>
          <table:table-cell/>
          <table:table-cell table:formula="of:=&quot;(n) no.&quot; &amp; [.D122] &amp; &quot; Top0200&quot;" office:value-type="string" office:string-value="(n) no.121 Top0200" calcext:value-type="string">
            <text:p>(n) no.121 Top0200</text:p>
          </table:table-cell>
          <table:table-cell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ter</text:p>
          </table:table-cell>
          <table:table-cell/>
          <table:table-cell table:formula="of:=&quot;(n) no.&quot; &amp; [.D123] &amp; &quot; Top0200&quot;" office:value-type="string" office:string-value="(n) no.122 Top0200" calcext:value-type="string">
            <text:p>(n) no.122 Top0200</text:p>
          </table:table-cell>
          <table:table-cell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</text:p>
          </table:table-cell>
          <table:table-cell/>
          <table:table-cell table:formula="of:=&quot;(n) no.&quot; &amp; [.D124] &amp; &quot; Top0200&quot;" office:value-type="string" office:string-value="(n) no.123 Top0200" calcext:value-type="string">
            <text:p>(n) no.123 Top0200</text:p>
          </table:table-cell>
          <table:table-cell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</text:p>
          </table:table-cell>
          <table:table-cell/>
          <table:table-cell table:formula="of:=&quot;(n) no.&quot; &amp; [.D125] &amp; &quot; Top0200&quot;" office:value-type="string" office:string-value="(n) no.124 Top0200" calcext:value-type="string">
            <text:p>(n) no.124 Top0200</text:p>
          </table:table-cell>
          <table:table-cell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ision</text:p>
          </table:table-cell>
          <table:table-cell/>
          <table:table-cell table:formula="of:=&quot;(n) no.&quot; &amp; [.D126] &amp; &quot; Top0200&quot;" office:value-type="string" office:string-value="(n) no.125 Top0200" calcext:value-type="string">
            <text:p>(n) no.125 Top0200</text:p>
          </table:table-cell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table:formula="of:=&quot;(n) no.&quot; &amp; [.D127] &amp; &quot; Top0200&quot;" office:value-type="string" office:string-value="(n) no.126 Top0200" calcext:value-type="string">
            <text:p>(n) no.126 Top0200</text:p>
          </table:table-cell>
          <table:table-cell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ustry</text:p>
          </table:table-cell>
          <table:table-cell/>
          <table:table-cell table:formula="of:=&quot;(n) no.&quot; &amp; [.D128] &amp; &quot; Top0200&quot;" office:value-type="string" office:string-value="(n) no.127 Top0200" calcext:value-type="string">
            <text:p>(n) no.127 Top0200</text:p>
          </table:table-cell>
          <table:table-cell office:value-type="float" office:value="127" calcext:value-type="float">
            <text:p>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ient</text:p>
          </table:table-cell>
          <table:table-cell/>
          <table:table-cell table:formula="of:=&quot;(n) no.&quot; &amp; [.D129] &amp; &quot; Top0200&quot;" office:value-type="string" office:string-value="(n) no.128 Top0200" calcext:value-type="string">
            <text:p>(n) no.128 Top0200</text:p>
          </table:table-cell>
          <table:table-cell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</text:p>
          </table:table-cell>
          <table:table-cell/>
          <table:table-cell table:formula="of:=&quot;(n) no.&quot; &amp; [.D130] &amp; &quot; Top0200&quot;" office:value-type="string" office:string-value="(n) no.129 Top0200" calcext:value-type="string">
            <text:p>(n) no.129 Top0200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d</text:p>
          </table:table-cell>
          <table:table-cell/>
          <table:table-cell table:formula="of:=&quot;(n) no.&quot; &amp; [.D131] &amp; &quot; Top0200&quot;" office:value-type="string" office:string-value="(n) no.130 Top0200" calcext:value-type="string">
            <text:p>(n) no.130 Top0200</text:p>
          </table:table-cell>
          <table:table-cell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urch</text:p>
          </table:table-cell>
          <table:table-cell/>
          <table:table-cell table:formula="of:=&quot;(n) no.&quot; &amp; [.D132] &amp; &quot; Top0200&quot;" office:value-type="string" office:string-value="(n) no.131 Top0200" calcext:value-type="string">
            <text:p>(n) no.131 Top0200</text:p>
          </table:table-cell>
          <table:table-cell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</text:p>
          </table:table-cell>
          <table:table-cell/>
          <table:table-cell table:formula="of:=&quot;(n) no.&quot; &amp; [.D133] &amp; &quot; Top0200&quot;" office:value-type="string" office:string-value="(n) no.132 Top0200" calcext:value-type="string">
            <text:p>(n) no.132 Top0200</text:p>
          </table:table-cell>
          <table:table-cell office:value-type="float" office:value="132" calcext:value-type="float">
            <text:p>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per</text:p>
          </table:table-cell>
          <table:table-cell/>
          <table:table-cell table:formula="of:=&quot;(n) no.&quot; &amp; [.D134] &amp; &quot; Top0200&quot;" office:value-type="string" office:string-value="(n) no.133 Top0200" calcext:value-type="string">
            <text:p>(n) no.133 Top0200</text:p>
          </table:table-cell>
          <table:table-cell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&quot;(n) no.&quot; &amp; [.D135] &amp; &quot; Top0200&quot;" office:value-type="string" office:string-value="(n) no.134 Top0200" calcext:value-type="string">
            <text:p>(n) no.134 Top0200</text:p>
          </table:table-cell>
          <table:table-cell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ury</text:p>
          </table:table-cell>
          <table:table-cell/>
          <table:table-cell table:formula="of:=&quot;(n) no.&quot; &amp; [.D136] &amp; &quot; Top0200&quot;" office:value-type="string" office:string-value="(n) no.135 Top0200" calcext:value-type="string">
            <text:p>(n) no.135 Top0200</text:p>
          </table:table-cell>
          <table:table-cell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table:formula="of:=&quot;(n) no.&quot; &amp; [.D137] &amp; &quot; Top0200&quot;" office:value-type="string" office:string-value="(n) no.136 Top0200" calcext:value-type="string">
            <text:p>(n) no.136 Top0200</text:p>
          </table:table-cell>
          <table:table-cell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ity</text:p>
          </table:table-cell>
          <table:table-cell/>
          <table:table-cell table:formula="of:=&quot;(n) no.&quot; &amp; [.D138] &amp; &quot; Top0200&quot;" office:value-type="string" office:string-value="(n) no.137 Top0200" calcext:value-type="string">
            <text:p>(n) no.137 Top0200</text:p>
          </table:table-cell>
          <table:table-cell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dred</text:p>
          </table:table-cell>
          <table:table-cell/>
          <table:table-cell table:formula="of:=&quot;(n) no.&quot; &amp; [.D139] &amp; &quot; Top0200&quot;" office:value-type="string" office:string-value="(n) no.138 Top0200" calcext:value-type="string">
            <text:p>(n) no.138 Top0200</text:p>
          </table:table-cell>
          <table:table-cell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table:formula="of:=&quot;(n) no.&quot; &amp; [.D140] &amp; &quot; Top0200&quot;" office:value-type="string" office:string-value="(n) no.139 Top0200" calcext:value-type="string">
            <text:p>(n) no.139 Top0200</text:p>
          </table:table-cell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th</text:p>
          </table:table-cell>
          <table:table-cell/>
          <table:table-cell table:formula="of:=&quot;(n) no.&quot; &amp; [.D141] &amp; &quot; Top0200&quot;" office:value-type="string" office:string-value="(n) no.140 Top0200" calcext:value-type="string">
            <text:p>(n) no.140 Top0200</text:p>
          </table:table-cell>
          <table:table-cell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ing</text:p>
          </table:table-cell>
          <table:table-cell/>
          <table:table-cell table:formula="of:=&quot;(n) no.&quot; &amp; [.D142] &amp; &quot; Top0200&quot;" office:value-type="string" office:string-value="(n) no.141 Top0200" calcext:value-type="string">
            <text:p>(n) no.141 Top0200</text:p>
          </table:table-cell>
          <table:table-cell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e</text:p>
          </table:table-cell>
          <table:table-cell/>
          <table:table-cell table:formula="of:=&quot;(n) no.&quot; &amp; [.D143] &amp; &quot; Top0200&quot;" office:value-type="string" office:string-value="(n) no.142 Top0200" calcext:value-type="string">
            <text:p>(n) no.142 Top0200</text:p>
          </table:table-cell>
          <table:table-cell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rt</text:p>
          </table:table-cell>
          <table:table-cell/>
          <table:table-cell table:formula="of:=&quot;(n) no.&quot; &amp; [.D144] &amp; &quot; Top0200&quot;" office:value-type="string" office:string-value="(n) no.143 Top0200" calcext:value-type="string">
            <text:p>(n) no.143 Top0200</text:p>
          </table:table-cell>
          <table:table-cell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ff</text:p>
          </table:table-cell>
          <table:table-cell/>
          <table:table-cell table:formula="of:=&quot;(n) no.&quot; &amp; [.D145] &amp; &quot; Top0200&quot;" office:value-type="string" office:string-value="(n) no.144 Top0200" calcext:value-type="string">
            <text:p>(n) no.144 Top0200</text:p>
          </table:table-cell>
          <table:table-cell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m</text:p>
          </table:table-cell>
          <table:table-cell/>
          <table:table-cell table:formula="of:=&quot;(n) no.&quot; &amp; [.D146] &amp; &quot; Top0200&quot;" office:value-type="string" office:string-value="(n) no.145 Top0200" calcext:value-type="string">
            <text:p>(n) no.145 Top0200</text:p>
          </table:table-cell>
          <table:table-cell office:value-type="float" office:value="145" calcext:value-type="float">
            <text:p>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ience</text:p>
          </table:table-cell>
          <table:table-cell/>
          <table:table-cell table:formula="of:=&quot;(n) no.&quot; &amp; [.D147] &amp; &quot; Top0200&quot;" office:value-type="string" office:string-value="(n) no.146 Top0200" calcext:value-type="string">
            <text:p>(n) no.146 Top0200</text:p>
          </table:table-cell>
          <table:table-cell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ent</text:p>
          </table:table-cell>
          <table:table-cell/>
          <table:table-cell table:formula="of:=&quot;(n) no.&quot; &amp; [.D148] &amp; &quot; Top0200&quot;" office:value-type="string" office:string-value="(n) no.147 Top0200" calcext:value-type="string">
            <text:p>(n) no.147 Top0200</text:p>
          </table:table-cell>
          <table:table-cell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guage</text:p>
          </table:table-cell>
          <table:table-cell/>
          <table:table-cell table:formula="of:=&quot;(n) no.&quot; &amp; [.D149] &amp; &quot; Top0200&quot;" office:value-type="string" office:string-value="(n) no.148 Top0200" calcext:value-type="string">
            <text:p>(n) no.148 Top0200</text:p>
          </table:table-cell>
          <table:table-cell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rs</text:p>
          </table:table-cell>
          <table:table-cell/>
          <table:table-cell table:formula="of:=&quot;(n) no.&quot; &amp; [.D150] &amp; &quot; Top0200&quot;" office:value-type="string" office:string-value="(n) no.149 Top0200" calcext:value-type="string">
            <text:p>(n) no.149 Top0200</text:p>
          </table:table-cell>
          <table:table-cell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n</text:p>
          </table:table-cell>
          <table:table-cell/>
          <table:table-cell table:formula="of:=&quot;(n) no.&quot; &amp; [.D151] &amp; &quot; Top0200&quot;" office:value-type="string" office:string-value="(n) no.150 Top0200" calcext:value-type="string">
            <text:p>(n) no.150 Top0200</text:p>
          </table:table-cell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</text:p>
          </table:table-cell>
          <table:table-cell/>
          <table:table-cell table:formula="of:=&quot;(n) no.&quot; &amp; [.D152] &amp; &quot; Top0200&quot;" office:value-type="string" office:string-value="(n) no.151 Top0200" calcext:value-type="string">
            <text:p>(n) no.151 Top0200</text:p>
          </table:table-cell>
          <table:table-cell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artment</text:p>
          </table:table-cell>
          <table:table-cell/>
          <table:table-cell table:formula="of:=&quot;(n) no.&quot; &amp; [.D153] &amp; &quot; Top0200&quot;" office:value-type="string" office:string-value="(n) no.152 Top0200" calcext:value-type="string">
            <text:p>(n) no.152 Top0200</text:p>
          </table:table-cell>
          <table:table-cell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ement</text:p>
          </table:table-cell>
          <table:table-cell/>
          <table:table-cell table:formula="of:=&quot;(n) no.&quot; &amp; [.D154] &amp; &quot; Top0200&quot;" office:value-type="string" office:string-value="(n) no.153 Top0200" calcext:value-type="string">
            <text:p>(n) no.153 Top0200</text:p>
          </table:table-cell>
          <table:table-cell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ning</text:p>
          </table:table-cell>
          <table:table-cell/>
          <table:table-cell table:formula="of:=&quot;(n) no.&quot; &amp; [.D155] &amp; &quot; Top0200&quot;" office:value-type="string" office:string-value="(n) no.154 Top0200" calcext:value-type="string">
            <text:p>(n) no.154 Top0200</text:p>
          </table:table-cell>
          <table:table-cell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ittee</text:p>
          </table:table-cell>
          <table:table-cell/>
          <table:table-cell table:formula="of:=&quot;(n) no.&quot; &amp; [.D156] &amp; &quot; Top0200&quot;" office:value-type="string" office:string-value="(n) no.155 Top0200" calcext:value-type="string">
            <text:p>(n) no.155 Top0200</text:p>
          </table:table-cell>
          <table:table-cell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</text:p>
          </table:table-cell>
          <table:table-cell/>
          <table:table-cell table:formula="of:=&quot;(n) no.&quot; &amp; [.D157] &amp; &quot; Top0200&quot;" office:value-type="string" office:string-value="(n) no.156 Top0200" calcext:value-type="string">
            <text:p>(n) no.156 Top0200</text:p>
          </table:table-cell>
          <table:table-cell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ce</text:p>
          </table:table-cell>
          <table:table-cell/>
          <table:table-cell table:formula="of:=&quot;(n) no.&quot; &amp; [.D158] &amp; &quot; Top0200&quot;" office:value-type="string" office:string-value="(n) no.157 Top0200" calcext:value-type="string">
            <text:p>(n) no.157 Top0200</text:p>
          </table:table-cell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idence</text:p>
          </table:table-cell>
          <table:table-cell/>
          <table:table-cell table:formula="of:=&quot;(n) no.&quot; &amp; [.D159] &amp; &quot; Top0200&quot;" office:value-type="string" office:string-value="(n) no.158 Top0200" calcext:value-type="string">
            <text:p>(n) no.158 Top0200</text:p>
          </table:table-cell>
          <table:table-cell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und</text:p>
          </table:table-cell>
          <table:table-cell/>
          <table:table-cell table:formula="of:=&quot;(n) no.&quot; &amp; [.D160] &amp; &quot; Top0200&quot;" office:value-type="string" office:string-value="(n) no.159 Top0200" calcext:value-type="string">
            <text:p>(n) no.159 Top0200</text:p>
          </table:table-cell>
          <table:table-cell office:value-type="float" office:value="159" calcext:value-type="float">
            <text:p>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table:formula="of:=&quot;(n) no.&quot; &amp; [.D161] &amp; &quot; Top0200&quot;" office:value-type="string" office:string-value="(n) no.160 Top0200" calcext:value-type="string">
            <text:p>(n) no.160 Top0200</text:p>
          </table:table-cell>
          <table:table-cell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eting</text:p>
          </table:table-cell>
          <table:table-cell/>
          <table:table-cell table:formula="of:=&quot;(n) no.&quot; &amp; [.D162] &amp; &quot; Top0200&quot;" office:value-type="string" office:string-value="(n) no.161 Top0200" calcext:value-type="string">
            <text:p>(n) no.161 Top0200</text:p>
          </table:table-cell>
          <table:table-cell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</text:p>
          </table:table-cell>
          <table:table-cell/>
          <table:table-cell table:formula="of:=&quot;(n) no.&quot; &amp; [.D163] &amp; &quot; Top0200&quot;" office:value-type="string" office:string-value="(n) no.162 Top0200" calcext:value-type="string">
            <text:p>(n) no.162 Top0200</text:p>
          </table:table-cell>
          <table:table-cell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y</text:p>
          </table:table-cell>
          <table:table-cell/>
          <table:table-cell table:formula="of:=&quot;(n) no.&quot; &amp; [.D164] &amp; &quot; Top0200&quot;" office:value-type="string" office:string-value="(n) no.163 Top0200" calcext:value-type="string">
            <text:p>(n) no.163 Top0200</text:p>
          </table:table-cell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</text:p>
          </table:table-cell>
          <table:table-cell/>
          <table:table-cell table:formula="of:=&quot;(n) no.&quot; &amp; [.D165] &amp; &quot; Top0200&quot;" office:value-type="string" office:string-value="(n) no.164 Top0200" calcext:value-type="string">
            <text:p>(n) no.164 Top0200</text:p>
          </table:table-cell>
          <table:table-cell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me</text:p>
          </table:table-cell>
          <table:table-cell/>
          <table:table-cell table:formula="of:=&quot;(n) no.&quot; &amp; [.D166] &amp; &quot; Top0200&quot;" office:value-type="string" office:string-value="(n) no.165 Top0200" calcext:value-type="string">
            <text:p>(n) no.165 Top0200</text:p>
          </table:table-cell>
          <table:table-cell office:value-type="float" office:value="165" calcext:value-type="float">
            <text:p>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table:formula="of:=&quot;(n) no.&quot; &amp; [.D167] &amp; &quot; Top0200&quot;" office:value-type="string" office:string-value="(n) no.166 Top0200" calcext:value-type="string">
            <text:p>(n) no.166 Top0200</text:p>
          </table:table-cell>
          <table:table-cell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/>
          <table:table-cell table:formula="of:=&quot;(n) no.&quot; &amp; [.D168] &amp; &quot; Top0200&quot;" office:value-type="string" office:string-value="(n) no.167 Top0200" calcext:value-type="string">
            <text:p>(n) no.167 Top0200</text:p>
          </table:table-cell>
          <table:table-cell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table:formula="of:=&quot;(n) no.&quot; &amp; [.D169] &amp; &quot; Top0200&quot;" office:value-type="string" office:string-value="(n) no.168 Top0200" calcext:value-type="string">
            <text:p>(n) no.168 Top0200</text:p>
          </table:table-cell>
          <table:table-cell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table:formula="of:=&quot;(n) no.&quot; &amp; [.D170] &amp; &quot; Top0200&quot;" office:value-type="string" office:string-value="(n) no.169 Top0200" calcext:value-type="string">
            <text:p>(n) no.169 Top0200</text:p>
          </table:table-cell>
          <table:table-cell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</text:p>
          </table:table-cell>
          <table:table-cell/>
          <table:table-cell table:formula="of:=&quot;(n) no.&quot; &amp; [.D171] &amp; &quot; Top0200&quot;" office:value-type="string" office:string-value="(n) no.170 Top0200" calcext:value-type="string">
            <text:p>(n) no.170 Top020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</text:p>
          </table:table-cell>
          <table:table-cell/>
          <table:table-cell table:formula="of:=&quot;(n) no.&quot; &amp; [.D172] &amp; &quot; Top0200&quot;" office:value-type="string" office:string-value="(n) no.171 Top0200" calcext:value-type="string">
            <text:p>(n) no.171 Top0200</text:p>
          </table:table-cell>
          <table:table-cell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port</text:p>
          </table:table-cell>
          <table:table-cell/>
          <table:table-cell table:formula="of:=&quot;(n) no.&quot; &amp; [.D173] &amp; &quot; Top0200&quot;" office:value-type="string" office:string-value="(n) no.172 Top0200" calcext:value-type="string">
            <text:p>(n) no.172 Top0200</text:p>
          </table:table-cell>
          <table:table-cell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table:formula="of:=&quot;(n) no.&quot; &amp; [.D174] &amp; &quot; Top0200&quot;" office:value-type="string" office:string-value="(n) no.173 Top0200" calcext:value-type="string">
            <text:p>(n) no.173 Top0200</text:p>
          </table:table-cell>
          <table:table-cell office:value-type="float" office:value="173" calcext:value-type="float">
            <text:p>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ge</text:p>
          </table:table-cell>
          <table:table-cell/>
          <table:table-cell table:formula="of:=&quot;(n) no.&quot; &amp; [.D175] &amp; &quot; Top0200&quot;" office:value-type="string" office:string-value="(n) no.174 Top0200" calcext:value-type="string">
            <text:p>(n) no.174 Top0200</text:p>
          </table:table-cell>
          <table:table-cell office:value-type="float" office:value="174" calcext:value-type="float">
            <text:p>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er</text:p>
          </table:table-cell>
          <table:table-cell/>
          <table:table-cell table:formula="of:=&quot;(n) no.&quot; &amp; [.D176] &amp; &quot; Top0200&quot;" office:value-type="string" office:string-value="(n) no.175 Top0200" calcext:value-type="string">
            <text:p>(n) no.175 Top0200</text:p>
          </table:table-cell>
          <table:table-cell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e</text:p>
          </table:table-cell>
          <table:table-cell/>
          <table:table-cell table:formula="of:=&quot;(n) no.&quot; &amp; [.D177] &amp; &quot; Top0200&quot;" office:value-type="string" office:string-value="(n) no.176 Top0200" calcext:value-type="string">
            <text:p>(n) no.176 Top0200</text:p>
          </table:table-cell>
          <table:table-cell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ice</text:p>
          </table:table-cell>
          <table:table-cell/>
          <table:table-cell table:formula="of:=&quot;(n) no.&quot; &amp; [.D178] &amp; &quot; Top0200&quot;" office:value-type="string" office:string-value="(n) no.177 Top0200" calcext:value-type="string">
            <text:p>(n) no.177 Top0200</text:p>
          </table:table-cell>
          <table:table-cell office:value-type="float" office:value="177" calcext:value-type="float">
            <text:p>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</text:p>
          </table:table-cell>
          <table:table-cell/>
          <table:table-cell table:formula="of:=&quot;(n) no.&quot; &amp; [.D179] &amp; &quot; Top0200&quot;" office:value-type="string" office:string-value="(n) no.178 Top0200" calcext:value-type="string">
            <text:p>(n) no.178 Top0200</text:p>
          </table:table-cell>
          <table:table-cell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b</text:p>
          </table:table-cell>
          <table:table-cell/>
          <table:table-cell table:formula="of:=&quot;(n) no.&quot; &amp; [.D180] &amp; &quot; Top0200&quot;" office:value-type="string" office:string-value="(n) no.179 Top0200" calcext:value-type="string">
            <text:p>(n) no.179 Top0200</text:p>
          </table:table-cell>
          <table:table-cell office:value-type="float" office:value="179" calcext:value-type="float">
            <text:p>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table:formula="of:=&quot;(n) no.&quot; &amp; [.D181] &amp; &quot; Top0200&quot;" office:value-type="string" office:string-value="(n) no.180 Top0200" calcext:value-type="string">
            <text:p>(n) no.180 Top020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story</text:p>
          </table:table-cell>
          <table:table-cell/>
          <table:table-cell table:formula="of:=&quot;(n) no.&quot; &amp; [.D182] &amp; &quot; Top0200&quot;" office:value-type="string" office:string-value="(n) no.181 Top0200" calcext:value-type="string">
            <text:p>(n) no.181 Top0200</text:p>
          </table:table-cell>
          <table:table-cell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ent</text:p>
          </table:table-cell>
          <table:table-cell/>
          <table:table-cell table:formula="of:=&quot;(n) no.&quot; &amp; [.D183] &amp; &quot; Top0200&quot;" office:value-type="string" office:string-value="(n) no.182 Top0200" calcext:value-type="string">
            <text:p>(n) no.182 Top0200</text:p>
          </table:table-cell>
          <table:table-cell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</text:p>
          </table:table-cell>
          <table:table-cell/>
          <table:table-cell table:formula="of:=&quot;(n) no.&quot; &amp; [.D184] &amp; &quot; Top0200&quot;" office:value-type="string" office:string-value="(n) no.183 Top0200" calcext:value-type="string">
            <text:p>(n) no.183 Top0200</text:p>
          </table:table-cell>
          <table:table-cell office:value-type="float" office:value="183" calcext:value-type="float">
            <text:p>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rial</text:p>
          </table:table-cell>
          <table:table-cell/>
          <table:table-cell table:formula="of:=&quot;(n) no.&quot; &amp; [.D185] &amp; &quot; Top0200&quot;" office:value-type="string" office:string-value="(n) no.184 Top0200" calcext:value-type="string">
            <text:p>(n) no.184 Top0200</text:p>
          </table:table-cell>
          <table:table-cell office:value-type="float" office:value="184" calcext:value-type="float">
            <text:p>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e</text:p>
          </table:table-cell>
          <table:table-cell/>
          <table:table-cell table:formula="of:=&quot;(n) no.&quot; &amp; [.D186] &amp; &quot; Top0200&quot;" office:value-type="string" office:string-value="(n) no.185 Top0200" calcext:value-type="string">
            <text:p>(n) no.185 Top0200</text:p>
          </table:table-cell>
          <table:table-cell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uation</text:p>
          </table:table-cell>
          <table:table-cell/>
          <table:table-cell table:formula="of:=&quot;(n) no.&quot; &amp; [.D187] &amp; &quot; Top0200&quot;" office:value-type="string" office:string-value="(n) no.186 Top0200" calcext:value-type="string">
            <text:p>(n) no.186 Top0200</text:p>
          </table:table-cell>
          <table:table-cell office:value-type="float" office:value="186" calcext:value-type="float">
            <text:p>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ager</text:p>
          </table:table-cell>
          <table:table-cell/>
          <table:table-cell table:formula="of:=&quot;(n) no.&quot; &amp; [.D188] &amp; &quot; Top0200&quot;" office:value-type="string" office:string-value="(n) no.187 Top0200" calcext:value-type="string">
            <text:p>(n) no.187 Top0200</text:p>
          </table:table-cell>
          <table:table-cell office:value-type="float" office:value="187" calcext:value-type="float">
            <text:p>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table:formula="of:=&quot;(n) no.&quot; &amp; [.D189] &amp; &quot; Top0200&quot;" office:value-type="string" office:string-value="(n) no.188 Top0200" calcext:value-type="string">
            <text:p>(n) no.188 Top0200</text:p>
          </table:table-cell>
          <table:table-cell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rd</text:p>
          </table:table-cell>
          <table:table-cell/>
          <table:table-cell table:formula="of:=&quot;(n) no.&quot; &amp; [.D190] &amp; &quot; Top0200&quot;" office:value-type="string" office:string-value="(n) no.189 Top0200" calcext:value-type="string">
            <text:p>(n) no.189 Top0200</text:p>
          </table:table-cell>
          <table:table-cell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table:formula="of:=&quot;(n) no.&quot; &amp; [.D191] &amp; &quot; Top0200&quot;" office:value-type="string" office:string-value="(n) no.190 Top0200" calcext:value-type="string">
            <text:p>(n) no.190 Top0200</text:p>
          </table:table-cell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</text:p>
          </table:table-cell>
          <table:table-cell/>
          <table:table-cell table:formula="of:=&quot;(n) no.&quot; &amp; [.D192] &amp; &quot; Top0200&quot;" office:value-type="string" office:string-value="(n) no.191 Top0200" calcext:value-type="string">
            <text:p>(n) no.191 Top0200</text:p>
          </table:table-cell>
          <table:table-cell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ow</text:p>
          </table:table-cell>
          <table:table-cell/>
          <table:table-cell table:formula="of:=&quot;(n) no.&quot; &amp; [.D193] &amp; &quot; Top0200&quot;" office:value-type="string" office:string-value="(n) no.192 Top0200" calcext:value-type="string">
            <text:p>(n) no.192 Top0200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</text:p>
          </table:table-cell>
          <table:table-cell/>
          <table:table-cell table:formula="of:=&quot;(n) no.&quot; &amp; [.D194] &amp; &quot; Top0200&quot;" office:value-type="string" office:string-value="(n) no.193 Top0200" calcext:value-type="string">
            <text:p>(n) no.193 Top0200</text:p>
          </table:table-cell>
          <table:table-cell office:value-type="float" office:value="193" calcext:value-type="float">
            <text:p>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ence</text:p>
          </table:table-cell>
          <table:table-cell/>
          <table:table-cell table:formula="of:=&quot;(n) no.&quot; &amp; [.D195] &amp; &quot; Top0200&quot;" office:value-type="string" office:string-value="(n) no.194 Top0200" calcext:value-type="string">
            <text:p>(n) no.194 Top0200</text:p>
          </table:table-cell>
          <table:table-cell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ght</text:p>
          </table:table-cell>
          <table:table-cell/>
          <table:table-cell table:formula="of:=&quot;(n) no.&quot; &amp; [.D196] &amp; &quot; Top0200&quot;" office:value-type="string" office:string-value="(n) no.195 Top0200" calcext:value-type="string">
            <text:p>(n) no.195 Top0200</text:p>
          </table:table-cell>
          <table:table-cell office:value-type="float" office:value="195" calcext:value-type="float">
            <text:p>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ity</text:p>
          </table:table-cell>
          <table:table-cell/>
          <table:table-cell table:formula="of:=&quot;(n) no.&quot; &amp; [.D197] &amp; &quot; Top0200&quot;" office:value-type="string" office:string-value="(n) no.196 Top0200" calcext:value-type="string">
            <text:p>(n) no.196 Top0200</text:p>
          </table:table-cell>
          <table:table-cell office:value-type="float" office:value="196" calcext:value-type="float">
            <text:p>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fe</text:p>
          </table:table-cell>
          <table:table-cell/>
          <table:table-cell table:formula="of:=&quot;(n) no.&quot; &amp; [.D198] &amp; &quot; Top0200&quot;" office:value-type="string" office:string-value="(n) no.197 Top0200" calcext:value-type="string">
            <text:p>(n) no.197 Top0200</text:p>
          </table:table-cell>
          <table:table-cell office:value-type="float" office:value="197" calcext:value-type="float">
            <text:p>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onship</text:p>
          </table:table-cell>
          <table:table-cell/>
          <table:table-cell table:formula="of:=&quot;(n) no.&quot; &amp; [.D199] &amp; &quot; Top0200&quot;" office:value-type="string" office:string-value="(n) no.198 Top0200" calcext:value-type="string">
            <text:p>(n) no.198 Top0200</text:p>
          </table:table-cell>
          <table:table-cell office:value-type="float" office:value="198" calcext:value-type="float">
            <text:p>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r</text:p>
          </table:table-cell>
          <table:table-cell/>
          <table:table-cell table:formula="of:=&quot;(n) no.&quot; &amp; [.D200] &amp; &quot; Top0200&quot;" office:value-type="string" office:string-value="(n) no.199 Top0200" calcext:value-type="string">
            <text:p>(n) no.199 Top0200</text:p>
          </table:table-cell>
          <table:table-cell office:value-type="float" office:value="199" calcext:value-type="float">
            <text:p>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ty</text:p>
          </table:table-cell>
          <table:table-cell/>
          <table:table-cell table:formula="of:=&quot;(n) no.&quot; &amp; [.D201] &amp; &quot; Top0200&quot;" office:value-type="string" office:string-value="(n) no.200 Top0200" calcext:value-type="string">
            <text:p>(n) no.200 Top02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le</text:p>
          </table:table-cell>
          <table:table-cell/>
          <table:table-cell table:formula="of:=&quot;(n) no.&quot; &amp; [.D202] &amp; &quot; Top0200&quot;" office:value-type="string" office:string-value="(n) no.201 Top0200" calcext:value-type="string">
            <text:p>(n) no.201 Top0200</text:p>
          </table:table-cell>
          <table:table-cell office:value-type="float" office:value="201" calcext:value-type="float">
            <text:p>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nd</text:p>
          </table:table-cell>
          <table:table-cell/>
          <table:table-cell table:formula="of:=&quot;(n) no.&quot; &amp; [.D203] &amp; &quot; Top0500&quot;" office:value-type="string" office:string-value="(n) no.202 Top0500" calcext:value-type="string">
            <text:p>(n) no.202 Top0500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y</text:p>
          </table:table-cell>
          <table:table-cell/>
          <table:table-cell table:formula="of:=&quot;(n) no.&quot; &amp; [.D204] &amp; &quot; Top0500&quot;" office:value-type="string" office:string-value="(n) no.203 Top0500" calcext:value-type="string">
            <text:p>(n) no.203 Top0500</text:p>
          </table:table-cell>
          <table:table-cell office:value-type="float" office:value="203" calcext:value-type="float">
            <text:p>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table:formula="of:=&quot;(n) no.&quot; &amp; [.D205] &amp; &quot; Top0500&quot;" office:value-type="string" office:string-value="(n) no.204 Top0500" calcext:value-type="string">
            <text:p>(n) no.204 Top0500</text:p>
          </table:table-cell>
          <table:table-cell office:value-type="float" office:value="204" calcext:value-type="float">
            <text:p>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er</text:p>
          </table:table-cell>
          <table:table-cell/>
          <table:table-cell table:formula="of:=&quot;(n) no.&quot; &amp; [.D206] &amp; &quot; Top0500&quot;" office:value-type="string" office:string-value="(n) no.205 Top0500" calcext:value-type="string">
            <text:p>(n) no.205 Top0500</text:p>
          </table:table-cell>
          <table:table-cell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table:formula="of:=&quot;(n) no.&quot; &amp; [.D207] &amp; &quot; Top0500&quot;" office:value-type="string" office:string-value="(n) no.206 Top0500" calcext:value-type="string">
            <text:p>(n) no.206 Top0500</text:p>
          </table:table-cell>
          <table:table-cell office:value-type="float" office:value="206" calcext:value-type="float">
            <text:p>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l</text:p>
          </table:table-cell>
          <table:table-cell/>
          <table:table-cell table:formula="of:=&quot;(n) no.&quot; &amp; [.D208] &amp; &quot; Top0500&quot;" office:value-type="string" office:string-value="(n) no.207 Top0500" calcext:value-type="string">
            <text:p>(n) no.207 Top0500</text:p>
          </table:table-cell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e</text:p>
          </table:table-cell>
          <table:table-cell/>
          <table:table-cell table:formula="of:=&quot;(n) no.&quot; &amp; [.D209] &amp; &quot; Top0500&quot;" office:value-type="string" office:string-value="(n) no.208 Top0500" calcext:value-type="string">
            <text:p>(n) no.208 Top0500</text:p>
          </table:table-cell>
          <table:table-cell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er</text:p>
          </table:table-cell>
          <table:table-cell/>
          <table:table-cell table:formula="of:=&quot;(n) no.&quot; &amp; [.D210] &amp; &quot; Top0500&quot;" office:value-type="string" office:string-value="(n) no.209 Top0500" calcext:value-type="string">
            <text:p>(n) no.209 Top0500</text:p>
          </table:table-cell>
          <table:table-cell office:value-type="float" office:value="209" calcext:value-type="float">
            <text:p>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cture</text:p>
          </table:table-cell>
          <table:table-cell/>
          <table:table-cell table:formula="of:=&quot;(n) no.&quot; &amp; [.D211] &amp; &quot; Top0500&quot;" office:value-type="string" office:string-value="(n) no.210 Top0500" calcext:value-type="string">
            <text:p>(n) no.210 Top0500</text:p>
          </table:table-cell>
          <table:table-cell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d</text:p>
          </table:table-cell>
          <table:table-cell/>
          <table:table-cell table:formula="of:=&quot;(n) no.&quot; &amp; [.D212] &amp; &quot; Top0500&quot;" office:value-type="string" office:string-value="(n) no.211 Top0500" calcext:value-type="string">
            <text:p>(n) no.211 Top0500</text:p>
          </table:table-cell>
          <table:table-cell office:value-type="float" office:value="211" calcext:value-type="float">
            <text:p>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spital</text:p>
          </table:table-cell>
          <table:table-cell/>
          <table:table-cell table:formula="of:=&quot;(n) no.&quot; &amp; [.D213] &amp; &quot; Top0500&quot;" office:value-type="string" office:string-value="(n) no.212 Top0500" calcext:value-type="string">
            <text:p>(n) no.212 Top0500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hod</text:p>
          </table:table-cell>
          <table:table-cell/>
          <table:table-cell table:formula="of:=&quot;(n) no.&quot; &amp; [.D214] &amp; &quot; Top0500&quot;" office:value-type="string" office:string-value="(n) no.213 Top0500" calcext:value-type="string">
            <text:p>(n) no.213 Top0500</text:p>
          </table:table-cell>
          <table:table-cell office:value-type="float" office:value="213" calcext:value-type="float">
            <text:p>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t</text:p>
          </table:table-cell>
          <table:table-cell/>
          <table:table-cell table:formula="of:=&quot;(n) no.&quot; &amp; [.D215] &amp; &quot; Top0500&quot;" office:value-type="string" office:string-value="(n) no.214 Top0500" calcext:value-type="string">
            <text:p>(n) no.214 Top0500</text:p>
          </table:table-cell>
          <table:table-cell office:value-type="float" office:value="214" calcext:value-type="float">
            <text:p>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table:formula="of:=&quot;(n) no.&quot; &amp; [.D216] &amp; &quot; Top0500&quot;" office:value-type="string" office:string-value="(n) no.215 Top0500" calcext:value-type="string">
            <text:p>(n) no.215 Top0500</text:p>
          </table:table-cell>
          <table:table-cell office:value-type="float" office:value="215" calcext:value-type="float">
            <text:p>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ail</text:p>
          </table:table-cell>
          <table:table-cell/>
          <table:table-cell table:formula="of:=&quot;(n) no.&quot; &amp; [.D217] &amp; &quot; Top0500&quot;" office:value-type="string" office:string-value="(n) no.216 Top0500" calcext:value-type="string">
            <text:p>(n) no.216 Top0500</text:p>
          </table:table-cell>
          <table:table-cell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table:formula="of:=&quot;(n) no.&quot; &amp; [.D218] &amp; &quot; Top0500&quot;" office:value-type="string" office:string-value="(n) no.217 Top0500" calcext:value-type="string">
            <text:p>(n) no.217 Top0500</text:p>
          </table:table-cell>
          <table:table-cell office:value-type="float" office:value="217" calcext:value-type="float">
            <text:p>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l</text:p>
          </table:table-cell>
          <table:table-cell/>
          <table:table-cell table:formula="of:=&quot;(n) no.&quot; &amp; [.D219] &amp; &quot; Top0500&quot;" office:value-type="string" office:string-value="(n) no.218 Top0500" calcext:value-type="string">
            <text:p>(n) no.218 Top0500</text:p>
          </table:table-cell>
          <table:table-cell office:value-type="float" office:value="218" calcext:value-type="float">
            <text:p>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uter</text:p>
          </table:table-cell>
          <table:table-cell/>
          <table:table-cell table:formula="of:=&quot;(n) no.&quot; &amp; [.D220] &amp; &quot; Top0500&quot;" office:value-type="string" office:string-value="(n) no.219 Top0500" calcext:value-type="string">
            <text:p>(n) no.219 Top0500</text:p>
          </table:table-cell>
          <table:table-cell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table:formula="of:=&quot;(n) no.&quot; &amp; [.D221] &amp; &quot; Top0500&quot;" office:value-type="string" office:string-value="(n) no.220 Top0500" calcext:value-type="string">
            <text:p>(n) no.220 Top0500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oach</text:p>
          </table:table-cell>
          <table:table-cell/>
          <table:table-cell table:formula="of:=&quot;(n) no.&quot; &amp; [.D222] &amp; &quot; Top0500&quot;" office:value-type="string" office:string-value="(n) no.221 Top0500" calcext:value-type="string">
            <text:p>(n) no.221 Top0500</text:p>
          </table:table-cell>
          <table:table-cell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t</text:p>
          </table:table-cell>
          <table:table-cell/>
          <table:table-cell table:formula="of:=&quot;(n) no.&quot; &amp; [.D223] &amp; &quot; Top0500&quot;" office:value-type="string" office:string-value="(n) no.222 Top0500" calcext:value-type="string">
            <text:p>(n) no.222 Top0500</text:p>
          </table:table-cell>
          <table:table-cell office:value-type="float" office:value="222" calcext:value-type="float">
            <text:p>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ward</text:p>
          </table:table-cell>
          <table:table-cell/>
          <table:table-cell table:formula="of:=&quot;(n) no.&quot; &amp; [.D224] &amp; &quot; Top0500&quot;" office:value-type="string" office:string-value="(n) no.223 Top0500" calcext:value-type="string">
            <text:p>(n) no.223 Top0500</text:p>
          </table:table-cell>
          <table:table-cell office:value-type="float" office:value="223" calcext:value-type="float">
            <text:p>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ident</text:p>
          </table:table-cell>
          <table:table-cell/>
          <table:table-cell table:formula="of:=&quot;(n) no.&quot; &amp; [.D225] &amp; &quot; Top0500&quot;" office:value-type="string" office:string-value="(n) no.224 Top0500" calcext:value-type="string">
            <text:p>(n) no.224 Top0500</text:p>
          </table:table-cell>
          <table:table-cell office:value-type="float" office:value="224" calcext:value-type="float">
            <text:p>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eme</text:p>
          </table:table-cell>
          <table:table-cell/>
          <table:table-cell table:formula="of:=&quot;(n) no.&quot; &amp; [.D226] &amp; &quot; Top0500&quot;" office:value-type="string" office:string-value="(n) no.225 Top0500" calcext:value-type="string">
            <text:p>(n) no.225 Top0500</text:p>
          </table:table-cell>
          <table:table-cell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ter</text:p>
          </table:table-cell>
          <table:table-cell/>
          <table:table-cell table:formula="of:=&quot;(n) no.&quot; &amp; [.D227] &amp; &quot; Top0500&quot;" office:value-type="string" office:string-value="(n) no.226 Top0500" calcext:value-type="string">
            <text:p>(n) no.226 Top0500</text:p>
          </table:table-cell>
          <table:table-cell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ory</text:p>
          </table:table-cell>
          <table:table-cell/>
          <table:table-cell table:formula="of:=&quot;(n) no.&quot; &amp; [.D228] &amp; &quot; Top0500&quot;" office:value-type="string" office:string-value="(n) no.227 Top0500" calcext:value-type="string">
            <text:p>(n) no.227 Top0500</text:p>
          </table:table-cell>
          <table:table-cell office:value-type="float" office:value="227" calcext:value-type="float">
            <text:p>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erty</text:p>
          </table:table-cell>
          <table:table-cell/>
          <table:table-cell table:formula="of:=&quot;(n) no.&quot; &amp; [.D229] &amp; &quot; Top0500&quot;" office:value-type="string" office:string-value="(n) no.228 Top0500" calcext:value-type="string">
            <text:p>(n) no.228 Top0500</text:p>
          </table:table-cell>
          <table:table-cell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</text:p>
          </table:table-cell>
          <table:table-cell/>
          <table:table-cell table:formula="of:=&quot;(n) no.&quot; &amp; [.D230] &amp; &quot; Top0500&quot;" office:value-type="string" office:string-value="(n) no.229 Top0500" calcext:value-type="string">
            <text:p>(n) no.229 Top0500</text:p>
          </table:table-cell>
          <table:table-cell office:value-type="float" office:value="229" calcext:value-type="float">
            <text:p>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</text:p>
          </table:table-cell>
          <table:table-cell/>
          <table:table-cell table:formula="of:=&quot;(n) no.&quot; &amp; [.D231] &amp; &quot; Top0500&quot;" office:value-type="string" office:string-value="(n) no.230 Top0500" calcext:value-type="string">
            <text:p>(n) no.230 Top0500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der</text:p>
          </table:table-cell>
          <table:table-cell/>
          <table:table-cell table:formula="of:=&quot;(n) no.&quot; &amp; [.D232] &amp; &quot; Top0500&quot;" office:value-type="string" office:string-value="(n) no.231 Top0500" calcext:value-type="string">
            <text:p>(n) no.231 Top0500</text:p>
          </table:table-cell>
          <table:table-cell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th</text:p>
          </table:table-cell>
          <table:table-cell/>
          <table:table-cell table:formula="of:=&quot;(n) no.&quot; &amp; [.D233] &amp; &quot; Top0500&quot;" office:value-type="string" office:string-value="(n) no.232 Top0500" calcext:value-type="string">
            <text:p>(n) no.232 Top0500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tion</text:p>
          </table:table-cell>
          <table:table-cell/>
          <table:table-cell table:formula="of:=&quot;(n) no.&quot; &amp; [.D234] &amp; &quot; Top0500&quot;" office:value-type="string" office:string-value="(n) no.233 Top0500" calcext:value-type="string">
            <text:p>(n) no.233 Top0500</text:p>
          </table:table-cell>
          <table:table-cell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m</text:p>
          </table:table-cell>
          <table:table-cell/>
          <table:table-cell table:formula="of:=&quot;(n) no.&quot; &amp; [.D235] &amp; &quot; Top0500&quot;" office:value-type="string" office:string-value="(n) no.234 Top0500" calcext:value-type="string">
            <text:p>(n) no.234 Top0500</text:p>
          </table:table-cell>
          <table:table-cell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ard</text:p>
          </table:table-cell>
          <table:table-cell/>
          <table:table-cell table:formula="of:=&quot;(n) no.&quot; &amp; [.D236] &amp; &quot; Top0500&quot;" office:value-type="string" office:string-value="(n) no.235 Top0500" calcext:value-type="string">
            <text:p>(n) no.235 Top0500</text:p>
          </table:table-cell>
          <table:table-cell office:value-type="float" office:value="235" calcext:value-type="float">
            <text:p>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g</text:p>
          </table:table-cell>
          <table:table-cell/>
          <table:table-cell table:formula="of:=&quot;(n) no.&quot; &amp; [.D237] &amp; &quot; Top0500&quot;" office:value-type="string" office:string-value="(n) no.236 Top0500" calcext:value-type="string">
            <text:p>(n) no.236 Top0500</text:p>
          </table:table-cell>
          <table:table-cell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on</text:p>
          </table:table-cell>
          <table:table-cell/>
          <table:table-cell table:formula="of:=&quot;(n) no.&quot; &amp; [.D238] &amp; &quot; Top0500&quot;" office:value-type="string" office:string-value="(n) no.237 Top0500" calcext:value-type="string">
            <text:p>(n) no.237 Top0500</text:p>
          </table:table-cell>
          <table:table-cell office:value-type="float" office:value="237" calcext:value-type="float">
            <text:p>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ary</text:p>
          </table:table-cell>
          <table:table-cell/>
          <table:table-cell table:formula="of:=&quot;(n) no.&quot; &amp; [.D239] &amp; &quot; Top0500&quot;" office:value-type="string" office:string-value="(n) no.238 Top0500" calcext:value-type="string">
            <text:p>(n) no.238 Top0500</text:p>
          </table:table-cell>
          <table:table-cell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</text:p>
          </table:table-cell>
          <table:table-cell/>
          <table:table-cell table:formula="of:=&quot;(n) no.&quot; &amp; [.D240] &amp; &quot; Top0500&quot;" office:value-type="string" office:string-value="(n) no.239 Top0500" calcext:value-type="string">
            <text:p>(n) no.239 Top0500</text:p>
          </table:table-cell>
          <table:table-cell office:value-type="float" office:value="239" calcext:value-type="float">
            <text:p>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</text:p>
          </table:table-cell>
          <table:table-cell/>
          <table:table-cell table:formula="of:=&quot;(n) no.&quot; &amp; [.D241] &amp; &quot; Top0500&quot;" office:value-type="string" office:string-value="(n) no.240 Top0500" calcext:value-type="string">
            <text:p>(n) no.240 Top0500</text:p>
          </table:table-cell>
          <table:table-cell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ortunity</text:p>
          </table:table-cell>
          <table:table-cell/>
          <table:table-cell table:formula="of:=&quot;(n) no.&quot; &amp; [.D242] &amp; &quot; Top0500&quot;" office:value-type="string" office:string-value="(n) no.241 Top0500" calcext:value-type="string">
            <text:p>(n) no.241 Top0500</text:p>
          </table:table-cell>
          <table:table-cell office:value-type="float" office:value="241" calcext:value-type="float">
            <text:p>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table:formula="of:=&quot;(n) no.&quot; &amp; [.D243] &amp; &quot; Top0500&quot;" office:value-type="string" office:string-value="(n) no.242 Top0500" calcext:value-type="string">
            <text:p>(n) no.242 Top0500</text:p>
          </table:table-cell>
          <table:table-cell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reement</text:p>
          </table:table-cell>
          <table:table-cell/>
          <table:table-cell table:formula="of:=&quot;(n) no.&quot; &amp; [.D244] &amp; &quot; Top0500&quot;" office:value-type="string" office:string-value="(n) no.243 Top0500" calcext:value-type="string">
            <text:p>(n) no.243 Top0500</text:p>
          </table:table-cell>
          <table:table-cell office:value-type="float" office:value="243" calcext:value-type="float">
            <text:p>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rd</text:p>
          </table:table-cell>
          <table:table-cell/>
          <table:table-cell table:formula="of:=&quot;(n) no.&quot; &amp; [.D245] &amp; &quot; Top0500&quot;" office:value-type="string" office:string-value="(n) no.244 Top0500" calcext:value-type="string">
            <text:p>(n) no.244 Top0500</text:p>
          </table:table-cell>
          <table:table-cell office:value-type="float" office:value="244" calcext:value-type="float">
            <text:p>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ct</text:p>
          </table:table-cell>
          <table:table-cell/>
          <table:table-cell table:formula="of:=&quot;(n) no.&quot; &amp; [.D246] &amp; &quot; Top0500&quot;" office:value-type="string" office:string-value="(n) no.245 Top0500" calcext:value-type="string">
            <text:p>(n) no.245 Top0500</text:p>
          </table:table-cell>
          <table:table-cell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cture</text:p>
          </table:table-cell>
          <table:table-cell/>
          <table:table-cell table:formula="of:=&quot;(n) no.&quot; &amp; [.D247] &amp; &quot; Top0500&quot;" office:value-type="string" office:string-value="(n) no.246 Top0500" calcext:value-type="string">
            <text:p>(n) no.246 Top0500</text:p>
          </table:table-cell>
          <table:table-cell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formula="of:=&quot;(n) no.&quot; &amp; [.D248] &amp; &quot; Top0500&quot;" office:value-type="string" office:string-value="(n) no.247 Top0500" calcext:value-type="string">
            <text:p>(n) no.247 Top0500</text:p>
          </table:table-cell>
          <table:table-cell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urity</text:p>
          </table:table-cell>
          <table:table-cell/>
          <table:table-cell table:formula="of:=&quot;(n) no.&quot; &amp; [.D249] &amp; &quot; Top0500&quot;" office:value-type="string" office:string-value="(n) no.248 Top0500" calcext:value-type="string">
            <text:p>(n) no.248 Top0500</text:p>
          </table:table-cell>
          <table:table-cell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usand</text:p>
          </table:table-cell>
          <table:table-cell/>
          <table:table-cell table:formula="of:=&quot;(n) no.&quot; &amp; [.D250] &amp; &quot; Top0500&quot;" office:value-type="string" office:string-value="(n) no.249 Top0500" calcext:value-type="string">
            <text:p>(n) no.249 Top0500</text:p>
          </table:table-cell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</text:p>
          </table:table-cell>
          <table:table-cell/>
          <table:table-cell table:formula="of:=&quot;(n) no.&quot; &amp; [.D251] &amp; &quot; Top0500&quot;" office:value-type="string" office:string-value="(n) no.250 Top0500" calcext:value-type="string">
            <text:p>(n) no.250 Top0500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rce</text:p>
          </table:table-cell>
          <table:table-cell/>
          <table:table-cell table:formula="of:=&quot;(n) no.&quot; &amp; [.D252] &amp; &quot; Top0500&quot;" office:value-type="string" office:string-value="(n) no.251 Top0500" calcext:value-type="string">
            <text:p>(n) no.251 Top0500</text:p>
          </table:table-cell>
          <table:table-cell office:value-type="float" office:value="251" calcext:value-type="float">
            <text:p>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ur</text:p>
          </table:table-cell>
          <table:table-cell/>
          <table:table-cell table:formula="of:=&quot;(n) no.&quot; &amp; [.D253] &amp; &quot; Top0500&quot;" office:value-type="string" office:string-value="(n) no.252 Top0500" calcext:value-type="string">
            <text:p>(n) no.252 Top0500</text:p>
          </table:table-cell>
          <table:table-cell office:value-type="float" office:value="252" calcext:value-type="float">
            <text:p>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ture</text:p>
          </table:table-cell>
          <table:table-cell/>
          <table:table-cell table:formula="of:=&quot;(n) no.&quot; &amp; [.D254] &amp; &quot; Top0500&quot;" office:value-type="string" office:string-value="(n) no.253 Top0500" calcext:value-type="string">
            <text:p>(n) no.253 Top0500</text:p>
          </table:table-cell>
          <table:table-cell office:value-type="float" office:value="253" calcext:value-type="float">
            <text:p>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te</text:p>
          </table:table-cell>
          <table:table-cell/>
          <table:table-cell table:formula="of:=&quot;(n) no.&quot; &amp; [.D255] &amp; &quot; Top0500&quot;" office:value-type="string" office:string-value="(n) no.254 Top0500" calcext:value-type="string">
            <text:p>(n) no.254 Top0500</text:p>
          </table:table-cell>
          <table:table-cell office:value-type="float" office:value="254" calcext:value-type="float">
            <text:p>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s</text:p>
          </table:table-cell>
          <table:table-cell/>
          <table:table-cell table:formula="of:=&quot;(n) no.&quot; &amp; [.D256] &amp; &quot; Top0500&quot;" office:value-type="string" office:string-value="(n) no.255 Top0500" calcext:value-type="string">
            <text:p>(n) no.255 Top0500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p</text:p>
          </table:table-cell>
          <table:table-cell/>
          <table:table-cell table:formula="of:=&quot;(n) no.&quot; &amp; [.D257] &amp; &quot; Top0500&quot;" office:value-type="string" office:string-value="(n) no.256 Top0500" calcext:value-type="string">
            <text:p>(n) no.256 Top0500</text:p>
          </table:table-cell>
          <table:table-cell office:value-type="float" office:value="256" calcext:value-type="float">
            <text:p>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</text:p>
          </table:table-cell>
          <table:table-cell/>
          <table:table-cell table:formula="of:=&quot;(n) no.&quot; &amp; [.D258] &amp; &quot; Top0500&quot;" office:value-type="string" office:string-value="(n) no.257 Top0500" calcext:value-type="string">
            <text:p>(n) no.257 Top0500</text:p>
          </table:table-cell>
          <table:table-cell office:value-type="float" office:value="257" calcext:value-type="float">
            <text:p>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ing</text:p>
          </table:table-cell>
          <table:table-cell/>
          <table:table-cell table:formula="of:=&quot;(n) no.&quot; &amp; [.D259] &amp; &quot; Top0500&quot;" office:value-type="string" office:string-value="(n) no.258 Top0500" calcext:value-type="string">
            <text:p>(n) no.258 Top0500</text:p>
          </table:table-cell>
          <table:table-cell office:value-type="float" office:value="258" calcext:value-type="float">
            <text:p>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efit</text:p>
          </table:table-cell>
          <table:table-cell/>
          <table:table-cell table:formula="of:=&quot;(n) no.&quot; &amp; [.D260] &amp; &quot; Top0500&quot;" office:value-type="string" office:string-value="(n) no.259 Top0500" calcext:value-type="string">
            <text:p>(n) no.259 Top0500</text:p>
          </table:table-cell>
          <table:table-cell office:value-type="float" office:value="259" calcext:value-type="float">
            <text:p>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table:formula="of:=&quot;(n) no.&quot; &amp; [.D261] &amp; &quot; Top0500&quot;" office:value-type="string" office:string-value="(n) no.260 Top0500" calcext:value-type="string">
            <text:p>(n) no.260 Top0500</text:p>
          </table:table-cell>
          <table:table-cell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&quot;(n) no.&quot; &amp; [.D262] &amp; &quot; Top0500&quot;" office:value-type="string" office:string-value="(n) no.261 Top0500" calcext:value-type="string">
            <text:p>(n) no.261 Top0500</text:p>
          </table:table-cell>
          <table:table-cell office:value-type="float" office:value="261" calcext:value-type="float">
            <text:p>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pose</text:p>
          </table:table-cell>
          <table:table-cell/>
          <table:table-cell table:formula="of:=&quot;(n) no.&quot; &amp; [.D263] &amp; &quot; Top0500&quot;" office:value-type="string" office:string-value="(n) no.262 Top0500" calcext:value-type="string">
            <text:p>(n) no.262 Top0500</text:p>
          </table:table-cell>
          <table:table-cell office:value-type="float" office:value="262" calcext:value-type="float">
            <text:p>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ard</text:p>
          </table:table-cell>
          <table:table-cell/>
          <table:table-cell table:formula="of:=&quot;(n) no.&quot; &amp; [.D264] &amp; &quot; Top0500&quot;" office:value-type="string" office:string-value="(n) no.263 Top0500" calcext:value-type="string">
            <text:p>(n) no.263 Top0500</text:p>
          </table:table-cell>
          <table:table-cell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</text:p>
          </table:table-cell>
          <table:table-cell/>
          <table:table-cell table:formula="of:=&quot;(n) no.&quot; &amp; [.D265] &amp; &quot; Top0500&quot;" office:value-type="string" office:string-value="(n) no.264 Top0500" calcext:value-type="string">
            <text:p>(n) no.264 Top0500</text:p>
          </table:table-cell>
          <table:table-cell office:value-type="float" office:value="264" calcext:value-type="float">
            <text:p>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tor</text:p>
          </table:table-cell>
          <table:table-cell/>
          <table:table-cell table:formula="of:=&quot;(n) no.&quot; &amp; [.D266] &amp; &quot; Top0500&quot;" office:value-type="string" office:string-value="(n) no.265 Top0500" calcext:value-type="string">
            <text:p>(n) no.265 Top0500</text:p>
          </table:table-cell>
          <table:table-cell office:value-type="float" office:value="265" calcext:value-type="float">
            <text:p>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table:formula="of:=&quot;(n) no.&quot; &amp; [.D267] &amp; &quot; Top0500&quot;" office:value-type="string" office:string-value="(n) no.266 Top0500" calcext:value-type="string">
            <text:p>(n) no.266 Top0500</text:p>
          </table:table-cell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ir</text:p>
          </table:table-cell>
          <table:table-cell/>
          <table:table-cell table:formula="of:=&quot;(n) no.&quot; &amp; [.D268] &amp; &quot; Top0500&quot;" office:value-type="string" office:string-value="(n) no.267 Top0500" calcext:value-type="string">
            <text:p>(n) no.267 Top0500</text:p>
          </table:table-cell>
          <table:table-cell office:value-type="float" office:value="267" calcext:value-type="float">
            <text:p>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ve</text:p>
          </table:table-cell>
          <table:table-cell/>
          <table:table-cell table:formula="of:=&quot;(n) no.&quot; &amp; [.D269] &amp; &quot; Top0500&quot;" office:value-type="string" office:string-value="(n) no.268 Top0500" calcext:value-type="string">
            <text:p>(n) no.268 Top0500</text:p>
          </table:table-cell>
          <table:table-cell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ic</text:p>
          </table:table-cell>
          <table:table-cell/>
          <table:table-cell table:formula="of:=&quot;(n) no.&quot; &amp; [.D270] &amp; &quot; Top0500&quot;" office:value-type="string" office:string-value="(n) no.269 Top0500" calcext:value-type="string">
            <text:p>(n) no.269 Top0500</text:p>
          </table:table-cell>
          <table:table-cell office:value-type="float" office:value="269" calcext:value-type="float">
            <text:p>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ge</text:p>
          </table:table-cell>
          <table:table-cell/>
          <table:table-cell table:formula="of:=&quot;(n) no.&quot; &amp; [.D271] &amp; &quot; Top0500&quot;" office:value-type="string" office:string-value="(n) no.270 Top0500" calcext:value-type="string">
            <text:p>(n) no.270 Top0500</text:p>
          </table:table-cell>
          <table:table-cell office:value-type="float" office:value="270" calcext:value-type="float">
            <text:p>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tern</text:p>
          </table:table-cell>
          <table:table-cell/>
          <table:table-cell table:formula="of:=&quot;(n) no.&quot; &amp; [.D272] &amp; &quot; Top0500&quot;" office:value-type="string" office:string-value="(n) no.271 Top0500" calcext:value-type="string">
            <text:p>(n) no.271 Top0500</text:p>
          </table:table-cell>
          <table:table-cell office:value-type="float" office:value="271" calcext:value-type="float">
            <text:p>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table:formula="of:=&quot;(n) no.&quot; &amp; [.D273] &amp; &quot; Top0500&quot;" office:value-type="string" office:string-value="(n) no.272 Top0500" calcext:value-type="string">
            <text:p>(n) no.272 Top0500</text:p>
          </table:table-cell>
          <table:table-cell office:value-type="float" office:value="272" calcext:value-type="float">
            <text:p>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ece</text:p>
          </table:table-cell>
          <table:table-cell/>
          <table:table-cell table:formula="of:=&quot;(n) no.&quot; &amp; [.D274] &amp; &quot; Top0500&quot;" office:value-type="string" office:string-value="(n) no.273 Top0500" calcext:value-type="string">
            <text:p>(n) no.273 Top0500</text:p>
          </table:table-cell>
          <table:table-cell office:value-type="float" office:value="273" calcext:value-type="float">
            <text:p>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ulation</text:p>
          </table:table-cell>
          <table:table-cell/>
          <table:table-cell table:formula="of:=&quot;(n) no.&quot; &amp; [.D275] &amp; &quot; Top0500&quot;" office:value-type="string" office:string-value="(n) no.274 Top0500" calcext:value-type="string">
            <text:p>(n) no.274 Top0500</text:p>
          </table:table-cell>
          <table:table-cell office:value-type="float" office:value="274" calcext:value-type="float">
            <text:p>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e</text:p>
          </table:table-cell>
          <table:table-cell/>
          <table:table-cell table:formula="of:=&quot;(n) no.&quot; &amp; [.D276] &amp; &quot; Top0500&quot;" office:value-type="string" office:string-value="(n) no.275 Top0500" calcext:value-type="string">
            <text:p>(n) no.275 Top0500</text:p>
          </table:table-cell>
          <table:table-cell office:value-type="float" office:value="275" calcext:value-type="float">
            <text:p>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ledge</text:p>
          </table:table-cell>
          <table:table-cell/>
          <table:table-cell table:formula="of:=&quot;(n) no.&quot; &amp; [.D277] &amp; &quot; Top0500&quot;" office:value-type="string" office:string-value="(n) no.276 Top0500" calcext:value-type="string">
            <text:p>(n) no.276 Top0500</text:p>
          </table:table-cell>
          <table:table-cell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formance</text:p>
          </table:table-cell>
          <table:table-cell/>
          <table:table-cell table:formula="of:=&quot;(n) no.&quot; &amp; [.D278] &amp; &quot; Top0500&quot;" office:value-type="string" office:string-value="(n) no.277 Top0500" calcext:value-type="string">
            <text:p>(n) no.277 Top0500</text:p>
          </table:table-cell>
          <table:table-cell office:value-type="float" office:value="277" calcext:value-type="float">
            <text:p>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t</text:p>
          </table:table-cell>
          <table:table-cell/>
          <table:table-cell table:formula="of:=&quot;(n) no.&quot; &amp; [.D279] &amp; &quot; Top0500&quot;" office:value-type="string" office:string-value="(n) no.278 Top0500" calcext:value-type="string">
            <text:p>(n) no.278 Top0500</text:p>
          </table:table-cell>
          <table:table-cell office:value-type="float" office:value="278" calcext:value-type="float">
            <text:p>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sure</text:p>
          </table:table-cell>
          <table:table-cell/>
          <table:table-cell table:formula="of:=&quot;(n) no.&quot; &amp; [.D280] &amp; &quot; Top0500&quot;" office:value-type="string" office:string-value="(n) no.279 Top0500" calcext:value-type="string">
            <text:p>(n) no.279 Top0500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</text:p>
          </table:table-cell>
          <table:table-cell/>
          <table:table-cell table:formula="of:=&quot;(n) no.&quot; &amp; [.D281] &amp; &quot; Top0500&quot;" office:value-type="string" office:string-value="(n) no.280 Top0500" calcext:value-type="string">
            <text:p>(n) no.280 Top0500</text:p>
          </table:table-cell>
          <table:table-cell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vironment</text:p>
          </table:table-cell>
          <table:table-cell/>
          <table:table-cell table:formula="of:=&quot;(n) no.&quot; &amp; [.D282] &amp; &quot; Top0500&quot;" office:value-type="string" office:string-value="(n) no.281 Top0500" calcext:value-type="string">
            <text:p>(n) no.281 Top0500</text:p>
          </table:table-cell>
          <table:table-cell office:value-type="float" office:value="281" calcext:value-type="float">
            <text:p>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den</text:p>
          </table:table-cell>
          <table:table-cell/>
          <table:table-cell table:formula="of:=&quot;(n) no.&quot; &amp; [.D283] &amp; &quot; Top0500&quot;" office:value-type="string" office:string-value="(n) no.282 Top0500" calcext:value-type="string">
            <text:p>(n) no.282 Top0500</text:p>
          </table:table-cell>
          <table:table-cell office:value-type="float" office:value="282" calcext:value-type="float">
            <text:p>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table:formula="of:=&quot;(n) no.&quot; &amp; [.D284] &amp; &quot; Top0500&quot;" office:value-type="string" office:string-value="(n) no.283 Top0500" calcext:value-type="string">
            <text:p>(n) no.283 Top0500</text:p>
          </table:table-cell>
          <table:table-cell office:value-type="float" office:value="283" calcext:value-type="float">
            <text:p>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is</text:p>
          </table:table-cell>
          <table:table-cell/>
          <table:table-cell table:formula="of:=&quot;(n) no.&quot; &amp; [.D285] &amp; &quot; Top0500&quot;" office:value-type="string" office:string-value="(n) no.284 Top0500" calcext:value-type="string">
            <text:p>(n) no.284 Top0500</text:p>
          </table:table-cell>
          <table:table-cell office:value-type="float" office:value="284" calcext:value-type="float">
            <text:p>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/>
          <table:table-cell table:formula="of:=&quot;(n) no.&quot; &amp; [.D286] &amp; &quot; Top0500&quot;" office:value-type="string" office:string-value="(n) no.285 Top0500" calcext:value-type="string">
            <text:p>(n) no.285 Top0500</text:p>
          </table:table-cell>
          <table:table-cell office:value-type="float" office:value="285" calcext:value-type="float">
            <text:p>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cess</text:p>
          </table:table-cell>
          <table:table-cell/>
          <table:table-cell table:formula="of:=&quot;(n) no.&quot; &amp; [.D287] &amp; &quot; Top0500&quot;" office:value-type="string" office:string-value="(n) no.286 Top0500" calcext:value-type="string">
            <text:p>(n) no.286 Top0500</text:p>
          </table:table-cell>
          <table:table-cell office:value-type="float" office:value="286" calcext:value-type="float">
            <text:p>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ought</text:p>
          </table:table-cell>
          <table:table-cell/>
          <table:table-cell table:formula="of:=&quot;(n) no.&quot; &amp; [.D288] &amp; &quot; Top0500&quot;" office:value-type="string" office:string-value="(n) no.287 Top0500" calcext:value-type="string">
            <text:p>(n) no.287 Top0500</text:p>
          </table:table-cell>
          <table:table-cell office:value-type="float" office:value="287" calcext:value-type="float">
            <text:p>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</text:p>
          </table:table-cell>
          <table:table-cell/>
          <table:table-cell table:formula="of:=&quot;(n) no.&quot; &amp; [.D289] &amp; &quot; Top0500&quot;" office:value-type="string" office:string-value="(n) no.288 Top0500" calcext:value-type="string">
            <text:p>(n) no.288 Top0500</text:p>
          </table:table-cell>
          <table:table-cell office:value-type="float" office:value="288" calcext:value-type="float">
            <text:p>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ention</text:p>
          </table:table-cell>
          <table:table-cell/>
          <table:table-cell table:formula="of:=&quot;(n) no.&quot; &amp; [.D290] &amp; &quot; Top0500&quot;" office:value-type="string" office:string-value="(n) no.289 Top0500" calcext:value-type="string">
            <text:p>(n) no.289 Top0500</text:p>
          </table:table-cell>
          <table:table-cell office:value-type="float" office:value="289" calcext:value-type="float">
            <text:p>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st</text:p>
          </table:table-cell>
          <table:table-cell/>
          <table:table-cell table:formula="of:=&quot;(n) no.&quot; &amp; [.D291] &amp; &quot; Top0500&quot;" office:value-type="string" office:string-value="(n) no.290 Top0500" calcext:value-type="string">
            <text:p>(n) no.290 Top0500</text:p>
          </table:table-cell>
          <table:table-cell office:value-type="float" office:value="290" calcext:value-type="float">
            <text:p>2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on</text:p>
          </table:table-cell>
          <table:table-cell/>
          <table:table-cell table:formula="of:=&quot;(n) no.&quot; &amp; [.D292] &amp; &quot; Top0500&quot;" office:value-type="string" office:string-value="(n) no.291 Top0500" calcext:value-type="string">
            <text:p>(n) no.291 Top0500</text:p>
          </table:table-cell>
          <table:table-cell office:value-type="float" office:value="291" calcext:value-type="float">
            <text:p>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table:formula="of:=&quot;(n) no.&quot; &amp; [.D293] &amp; &quot; Top0500&quot;" office:value-type="string" office:string-value="(n) no.292 Top0500" calcext:value-type="string">
            <text:p>(n) no.292 Top0500</text:p>
          </table:table-cell>
          <table:table-cell office:value-type="float" office:value="292" calcext:value-type="float">
            <text:p>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table:formula="of:=&quot;(n) no.&quot; &amp; [.D294] &amp; &quot; Top0500&quot;" office:value-type="string" office:string-value="(n) no.293 Top0500" calcext:value-type="string">
            <text:p>(n) no.293 Top0500</text:p>
          </table:table-cell>
          <table:table-cell office:value-type="float" office:value="293" calcext:value-type="float">
            <text:p>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ement</text:p>
          </table:table-cell>
          <table:table-cell/>
          <table:table-cell table:formula="of:=&quot;(n) no.&quot; &amp; [.D295] &amp; &quot; Top0500&quot;" office:value-type="string" office:string-value="(n) no.294 Top0500" calcext:value-type="string">
            <text:p>(n) no.294 Top0500</text:p>
          </table:table-cell>
          <table:table-cell office:value-type="float" office:value="294" calcext:value-type="float">
            <text:p>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and</text:p>
          </table:table-cell>
          <table:table-cell/>
          <table:table-cell table:formula="of:=&quot;(n) no.&quot; &amp; [.D296] &amp; &quot; Top0500&quot;" office:value-type="string" office:string-value="(n) no.295 Top0500" calcext:value-type="string">
            <text:p>(n) no.295 Top0500</text:p>
          </table:table-cell>
          <table:table-cell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our</text:p>
          </table:table-cell>
          <table:table-cell/>
          <table:table-cell table:formula="of:=&quot;(n) no.&quot; &amp; [.D297] &amp; &quot; Top0500&quot;" office:value-type="string" office:string-value="(n) no.296 Top0500" calcext:value-type="string">
            <text:p>(n) no.296 Top0500</text:p>
          </table:table-cell>
          <table:table-cell office:value-type="float" office:value="296" calcext:value-type="float">
            <text:p>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iple</text:p>
          </table:table-cell>
          <table:table-cell/>
          <table:table-cell table:formula="of:=&quot;(n) no.&quot; &amp; [.D298] &amp; &quot; Top0500&quot;" office:value-type="string" office:string-value="(n) no.297 Top0500" calcext:value-type="string">
            <text:p>(n) no.297 Top0500</text:p>
          </table:table-cell>
          <table:table-cell office:value-type="float" office:value="297" calcext:value-type="float">
            <text:p>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table:formula="of:=&quot;(n) no.&quot; &amp; [.D299] &amp; &quot; Top0500&quot;" office:value-type="string" office:string-value="(n) no.298 Top0500" calcext:value-type="string">
            <text:p>(n) no.298 Top0500</text:p>
          </table:table-cell>
          <table:table-cell office:value-type="float" office:value="298" calcext:value-type="float">
            <text:p>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table:formula="of:=&quot;(n) no.&quot; &amp; [.D300] &amp; &quot; Top0500&quot;" office:value-type="string" office:string-value="(n) no.299 Top0500" calcext:value-type="string">
            <text:p>(n) no.299 Top0500</text:p>
          </table:table-cell>
          <table:table-cell office:value-type="float" office:value="299" calcext:value-type="float">
            <text:p>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ital</text:p>
          </table:table-cell>
          <table:table-cell/>
          <table:table-cell table:formula="of:=&quot;(n) no.&quot; &amp; [.D301] &amp; &quot; Top0500&quot;" office:value-type="string" office:string-value="(n) no.300 Top0500" calcext:value-type="string">
            <text:p>(n) no.300 Top0500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ice</text:p>
          </table:table-cell>
          <table:table-cell/>
          <table:table-cell table:formula="of:=&quot;(n) no.&quot; &amp; [.D302] &amp; &quot; Top0500&quot;" office:value-type="string" office:string-value="(n) no.301 Top0500" calcext:value-type="string">
            <text:p>(n) no.301 Top0500</text:p>
          </table:table-cell>
          <table:table-cell office:value-type="float" office:value="301" calcext:value-type="float">
            <text:p>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ple</text:p>
          </table:table-cell>
          <table:table-cell/>
          <table:table-cell table:formula="of:=&quot;(n) no.&quot; &amp; [.D303] &amp; &quot; Top0500&quot;" office:value-type="string" office:string-value="(n) no.302 Top0500" calcext:value-type="string">
            <text:p>(n) no.302 Top0500</text:p>
          </table:table-cell>
          <table:table-cell office:value-type="float" office:value="302" calcext:value-type="float">
            <text:p>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l</text:p>
          </table:table-cell>
          <table:table-cell/>
          <table:table-cell table:formula="of:=&quot;(n) no.&quot; &amp; [.D304] &amp; &quot; Top0500&quot;" office:value-type="string" office:string-value="(n) no.303 Top0500" calcext:value-type="string">
            <text:p>(n) no.303 Top0500</text:p>
          </table:table-cell>
          <table:table-cell office:value-type="float" office:value="303" calcext:value-type="float">
            <text:p>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</text:p>
          </table:table-cell>
          <table:table-cell/>
          <table:table-cell table:formula="of:=&quot;(n) no.&quot; &amp; [.D305] &amp; &quot; Top0500&quot;" office:value-type="string" office:string-value="(n) no.304 Top0500" calcext:value-type="string">
            <text:p>(n) no.304 Top0500</text:p>
          </table:table-cell>
          <table:table-cell office:value-type="float" office:value="304" calcext:value-type="float">
            <text:p>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on</text:p>
          </table:table-cell>
          <table:table-cell/>
          <table:table-cell table:formula="of:=&quot;(n) no.&quot; &amp; [.D306] &amp; &quot; Top0500&quot;" office:value-type="string" office:string-value="(n) no.305 Top0500" calcext:value-type="string">
            <text:p>(n) no.305 Top0500</text:p>
          </table:table-cell>
          <table:table-cell office:value-type="float" office:value="305" calcext:value-type="float">
            <text:p>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ge</text:p>
          </table:table-cell>
          <table:table-cell/>
          <table:table-cell table:formula="of:=&quot;(n) no.&quot; &amp; [.D307] &amp; &quot; Top0500&quot;" office:value-type="string" office:string-value="(n) no.306 Top0500" calcext:value-type="string">
            <text:p>(n) no.306 Top0500</text:p>
          </table:table-cell>
          <table:table-cell office:value-type="float" office:value="306" calcext:value-type="float">
            <text:p>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m</text:p>
          </table:table-cell>
          <table:table-cell/>
          <table:table-cell table:formula="of:=&quot;(n) no.&quot; &amp; [.D308] &amp; &quot; Top0500&quot;" office:value-type="string" office:string-value="(n) no.307 Top0500" calcext:value-type="string">
            <text:p>(n) no.307 Top0500</text:p>
          </table:table-cell>
          <table:table-cell office:value-type="float" office:value="307" calcext:value-type="float">
            <text:p>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table:formula="of:=&quot;(n) no.&quot; &amp; [.D309] &amp; &quot; Top0500&quot;" office:value-type="string" office:string-value="(n) no.308 Top0500" calcext:value-type="string">
            <text:p>(n) no.308 Top0500</text:p>
          </table:table-cell>
          <table:table-cell office:value-type="float" office:value="308" calcext:value-type="float">
            <text:p>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empt</text:p>
          </table:table-cell>
          <table:table-cell/>
          <table:table-cell table:formula="of:=&quot;(n) no.&quot; &amp; [.D310] &amp; &quot; Top0500&quot;" office:value-type="string" office:string-value="(n) no.309 Top0500" calcext:value-type="string">
            <text:p>(n) no.309 Top0500</text:p>
          </table:table-cell>
          <table:table-cell office:value-type="float" office:value="309" calcext:value-type="float">
            <text:p>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table:formula="of:=&quot;(n) no.&quot; &amp; [.D311] &amp; &quot; Top0500&quot;" office:value-type="string" office:string-value="(n) no.310 Top0500" calcext:value-type="string">
            <text:p>(n) no.310 Top0500</text:p>
          </table:table-cell>
          <table:table-cell office:value-type="float" office:value="310" calcext:value-type="float">
            <text:p>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table:formula="of:=&quot;(n) no.&quot; &amp; [.D312] &amp; &quot; Top0500&quot;" office:value-type="string" office:string-value="(n) no.311 Top0500" calcext:value-type="string">
            <text:p>(n) no.311 Top0500</text:p>
          </table:table-cell>
          <table:table-cell office:value-type="float" office:value="311" calcext:value-type="float">
            <text:p>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vidual</text:p>
          </table:table-cell>
          <table:table-cell/>
          <table:table-cell table:formula="of:=&quot;(n) no.&quot; &amp; [.D313] &amp; &quot; Top0500&quot;" office:value-type="string" office:string-value="(n) no.312 Top0500" calcext:value-type="string">
            <text:p>(n) no.312 Top0500</text:p>
          </table:table-cell>
          <table:table-cell office:value-type="float" office:value="312" calcext:value-type="float">
            <text:p>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p</text:p>
          </table:table-cell>
          <table:table-cell/>
          <table:table-cell table:formula="of:=&quot;(n) no.&quot; &amp; [.D314] &amp; &quot; Top0500&quot;" office:value-type="string" office:string-value="(n) no.313 Top0500" calcext:value-type="string">
            <text:p>(n) no.313 Top0500</text:p>
          </table:table-cell>
          <table:table-cell office:value-type="float" office:value="313" calcext:value-type="float">
            <text:p>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ort</text:p>
          </table:table-cell>
          <table:table-cell/>
          <table:table-cell table:formula="of:=&quot;(n) no.&quot; &amp; [.D315] &amp; &quot; Top0500&quot;" office:value-type="string" office:string-value="(n) no.314 Top0500" calcext:value-type="string">
            <text:p>(n) no.314 Top0500</text:p>
          </table:table-cell>
          <table:table-cell office:value-type="float" office:value="314" calcext:value-type="float">
            <text:p>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anisation</text:p>
          </table:table-cell>
          <table:table-cell/>
          <table:table-cell table:formula="of:=&quot;(n) no.&quot; &amp; [.D316] &amp; &quot; Top0500&quot;" office:value-type="string" office:string-value="(n) no.315 Top0500" calcext:value-type="string">
            <text:p>(n) no.315 Top0500</text:p>
          </table:table-cell>
          <table:table-cell office:value-type="float" office:value="315" calcext:value-type="float">
            <text:p>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hnology</text:p>
          </table:table-cell>
          <table:table-cell/>
          <table:table-cell table:formula="of:=&quot;(n) no.&quot; &amp; [.D317] &amp; &quot; Top0500&quot;" office:value-type="string" office:string-value="(n) no.316 Top0500" calcext:value-type="string">
            <text:p>(n) no.316 Top0500</text:p>
          </table:table-cell>
          <table:table-cell office:value-type="float" office:value="316" calcext:value-type="float">
            <text:p>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table:formula="of:=&quot;(n) no.&quot; &amp; [.D318] &amp; &quot; Top0500&quot;" office:value-type="string" office:string-value="(n) no.317 Top0500" calcext:value-type="string">
            <text:p>(n) no.317 Top0500</text:p>
          </table:table-cell>
          <table:table-cell office:value-type="float" office:value="317" calcext:value-type="float">
            <text:p>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</text:p>
          </table:table-cell>
          <table:table-cell/>
          <table:table-cell table:formula="of:=&quot;(n) no.&quot; &amp; [.D319] &amp; &quot; Top0500&quot;" office:value-type="string" office:string-value="(n) no.318 Top0500" calcext:value-type="string">
            <text:p>(n) no.318 Top0500</text:p>
          </table:table-cell>
          <table:table-cell office:value-type="float" office:value="318" calcext:value-type="float">
            <text:p>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l</text:p>
          </table:table-cell>
          <table:table-cell/>
          <table:table-cell table:formula="of:=&quot;(n) no.&quot; &amp; [.D320] &amp; &quot; Top0500&quot;" office:value-type="string" office:string-value="(n) no.319 Top0500" calcext:value-type="string">
            <text:p>(n) no.319 Top0500</text:p>
          </table:table-cell>
          <table:table-cell office:value-type="float" office:value="319" calcext:value-type="float">
            <text:p>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gree</text:p>
          </table:table-cell>
          <table:table-cell/>
          <table:table-cell table:formula="of:=&quot;(n) no.&quot; &amp; [.D321] &amp; &quot; Top0500&quot;" office:value-type="string" office:string-value="(n) no.320 Top0500" calcext:value-type="string">
            <text:p>(n) no.320 Top0500</text:p>
          </table:table-cell>
          <table:table-cell office:value-type="float" office:value="320" calcext:value-type="float">
            <text:p>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rgy</text:p>
          </table:table-cell>
          <table:table-cell/>
          <table:table-cell table:formula="of:=&quot;(n) no.&quot; &amp; [.D322] &amp; &quot; Top0500&quot;" office:value-type="string" office:string-value="(n) no.321 Top0500" calcext:value-type="string">
            <text:p>(n) no.321 Top0500</text:p>
          </table:table-cell>
          <table:table-cell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owth</text:p>
          </table:table-cell>
          <table:table-cell/>
          <table:table-cell table:formula="of:=&quot;(n) no.&quot; &amp; [.D323] &amp; &quot; Top0500&quot;" office:value-type="string" office:string-value="(n) no.322 Top0500" calcext:value-type="string">
            <text:p>(n) no.322 Top0500</text:p>
          </table:table-cell>
          <table:table-cell office:value-type="float" office:value="322" calcext:value-type="float">
            <text:p>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atment</text:p>
          </table:table-cell>
          <table:table-cell/>
          <table:table-cell table:formula="of:=&quot;(n) no.&quot; &amp; [.D324] &amp; &quot; Top0500&quot;" office:value-type="string" office:string-value="(n) no.323 Top0500" calcext:value-type="string">
            <text:p>(n) no.323 Top0500</text:p>
          </table:table-cell>
          <table:table-cell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dy</text:p>
          </table:table-cell>
          <table:table-cell/>
          <table:table-cell table:formula="of:=&quot;(n) no.&quot; &amp; [.D325] &amp; &quot; Top0500&quot;" office:value-type="string" office:string-value="(n) no.324 Top0500" calcext:value-type="string">
            <text:p>(n) no.324 Top0500</text:p>
          </table:table-cell>
          <table:table-cell office:value-type="float" office:value="324" calcext:value-type="float">
            <text:p>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e</text:p>
          </table:table-cell>
          <table:table-cell/>
          <table:table-cell table:formula="of:=&quot;(n) no.&quot; &amp; [.D326] &amp; &quot; Top0500&quot;" office:value-type="string" office:string-value="(n) no.325 Top0500" calcext:value-type="string">
            <text:p>(n) no.325 Top0500</text:p>
          </table:table-cell>
          <table:table-cell office:value-type="float" office:value="325" calcext:value-type="float">
            <text:p>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y</text:p>
          </table:table-cell>
          <table:table-cell/>
          <table:table-cell table:formula="of:=&quot;(n) no.&quot; &amp; [.D327] &amp; &quot; Top0500&quot;" office:value-type="string" office:string-value="(n) no.326 Top0500" calcext:value-type="string">
            <text:p>(n) no.326 Top0500</text:p>
          </table:table-cell>
          <table:table-cell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table:formula="of:=&quot;(n) no.&quot; &amp; [.D328] &amp; &quot; Top0500&quot;" office:value-type="string" office:string-value="(n) no.327 Top0500" calcext:value-type="string">
            <text:p>(n) no.327 Top0500</text:p>
          </table:table-cell>
          <table:table-cell office:value-type="float" office:value="327" calcext:value-type="float">
            <text:p>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ision</text:p>
          </table:table-cell>
          <table:table-cell/>
          <table:table-cell table:formula="of:=&quot;(n) no.&quot; &amp; [.D329] &amp; &quot; Top0500&quot;" office:value-type="string" office:string-value="(n) no.328 Top0500" calcext:value-type="string">
            <text:p>(n) no.328 Top0500</text:p>
          </table:table-cell>
          <table:table-cell office:value-type="float" office:value="328" calcext:value-type="float">
            <text:p>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k</text:p>
          </table:table-cell>
          <table:table-cell/>
          <table:table-cell table:formula="of:=&quot;(n) no.&quot; &amp; [.D330] &amp; &quot; Top0500&quot;" office:value-type="string" office:string-value="(n) no.329 Top0500" calcext:value-type="string">
            <text:p>(n) no.329 Top0500</text:p>
          </table:table-cell>
          <table:table-cell office:value-type="float" office:value="329" calcext:value-type="float">
            <text:p>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nd</text:p>
          </table:table-cell>
          <table:table-cell/>
          <table:table-cell table:formula="of:=&quot;(n) no.&quot; &amp; [.D331] &amp; &quot; Top0500&quot;" office:value-type="string" office:string-value="(n) no.330 Top0500" calcext:value-type="string">
            <text:p>(n) no.330 Top0500</text:p>
          </table:table-cell>
          <table:table-cell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k</text:p>
          </table:table-cell>
          <table:table-cell/>
          <table:table-cell table:formula="of:=&quot;(n) no.&quot; &amp; [.D332] &amp; &quot; Top0500&quot;" office:value-type="string" office:string-value="(n) no.331 Top0500" calcext:value-type="string">
            <text:p>(n) no.331 Top0500</text:p>
          </table:table-cell>
          <table:table-cell office:value-type="float" office:value="331" calcext:value-type="float">
            <text:p>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</text:p>
          </table:table-cell>
          <table:table-cell/>
          <table:table-cell table:formula="of:=&quot;(n) no.&quot; &amp; [.D333] &amp; &quot; Top0500&quot;" office:value-type="string" office:string-value="(n) no.332 Top0500" calcext:value-type="string">
            <text:p>(n) no.332 Top0500</text:p>
          </table:table-cell>
          <table:table-cell office:value-type="float" office:value="332" calcext:value-type="float">
            <text:p>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haviour</text:p>
          </table:table-cell>
          <table:table-cell/>
          <table:table-cell table:formula="of:=&quot;(n) no.&quot; &amp; [.D334] &amp; &quot; Top0500&quot;" office:value-type="string" office:string-value="(n) no.333 Top0500" calcext:value-type="string">
            <text:p>(n) no.333 Top0500</text:p>
          </table:table-cell>
          <table:table-cell office:value-type="float" office:value="333" calcext:value-type="float">
            <text:p>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nce</text:p>
          </table:table-cell>
          <table:table-cell/>
          <table:table-cell table:formula="of:=&quot;(n) no.&quot; &amp; [.D335] &amp; &quot; Top0500&quot;" office:value-type="string" office:string-value="(n) no.334 Top0500" calcext:value-type="string">
            <text:p>(n) no.334 Top0500</text:p>
          </table:table-cell>
          <table:table-cell office:value-type="float" office:value="334" calcext:value-type="float">
            <text:p>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urce</text:p>
          </table:table-cell>
          <table:table-cell/>
          <table:table-cell table:formula="of:=&quot;(n) no.&quot; &amp; [.D336] &amp; &quot; Top0500&quot;" office:value-type="string" office:string-value="(n) no.335 Top0500" calcext:value-type="string">
            <text:p>(n) no.335 Top0500</text:p>
          </table:table-cell>
          <table:table-cell office:value-type="float" office:value="335" calcext:value-type="float">
            <text:p>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or</text:p>
          </table:table-cell>
          <table:table-cell/>
          <table:table-cell table:formula="of:=&quot;(n) no.&quot; &amp; [.D337] &amp; &quot; Top0500&quot;" office:value-type="string" office:string-value="(n) no.336 Top0500" calcext:value-type="string">
            <text:p>(n) no.336 Top0500</text:p>
          </table:table-cell>
          <table:table-cell office:value-type="float" office:value="336" calcext:value-type="float">
            <text:p>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ce</text:p>
          </table:table-cell>
          <table:table-cell/>
          <table:table-cell table:formula="of:=&quot;(n) no.&quot; &amp; [.D338] &amp; &quot; Top0500&quot;" office:value-type="string" office:string-value="(n) no.337 Top0500" calcext:value-type="string">
            <text:p>(n) no.337 Top0500</text:p>
          </table:table-cell>
          <table:table-cell office:value-type="float" office:value="337" calcext:value-type="float">
            <text:p>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table:formula="of:=&quot;(n) no.&quot; &amp; [.D339] &amp; &quot; Top0500&quot;" office:value-type="string" office:string-value="(n) no.338 Top0500" calcext:value-type="string">
            <text:p>(n) no.338 Top0500</text:p>
          </table:table-cell>
          <table:table-cell office:value-type="float" office:value="338" calcext:value-type="float">
            <text:p>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ege</text:p>
          </table:table-cell>
          <table:table-cell/>
          <table:table-cell table:formula="of:=&quot;(n) no.&quot; &amp; [.D340] &amp; &quot; Top0500&quot;" office:value-type="string" office:string-value="(n) no.339 Top0500" calcext:value-type="string">
            <text:p>(n) no.339 Top0500</text:p>
          </table:table-cell>
          <table:table-cell office:value-type="float" office:value="339" calcext:value-type="float">
            <text:p>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ling</text:p>
          </table:table-cell>
          <table:table-cell/>
          <table:table-cell table:formula="of:=&quot;(n) no.&quot; &amp; [.D341] &amp; &quot; Top0500&quot;" office:value-type="string" office:string-value="(n) no.340 Top0500" calcext:value-type="string">
            <text:p>(n) no.340 Top0500</text:p>
          </table:table-cell>
          <table:table-cell office:value-type="float" office:value="340" calcext:value-type="float">
            <text:p>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l</text:p>
          </table:table-cell>
          <table:table-cell/>
          <table:table-cell table:formula="of:=&quot;(n) no.&quot; &amp; [.D342] &amp; &quot; Top0500&quot;" office:value-type="string" office:string-value="(n) no.341 Top0500" calcext:value-type="string">
            <text:p>(n) no.341 Top0500</text:p>
          </table:table-cell>
          <table:table-cell office:value-type="float" office:value="341" calcext:value-type="float">
            <text:p>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se</text:p>
          </table:table-cell>
          <table:table-cell/>
          <table:table-cell table:formula="of:=&quot;(n) no.&quot; &amp; [.D343] &amp; &quot; Top0500&quot;" office:value-type="string" office:string-value="(n) no.342 Top0500" calcext:value-type="string">
            <text:p>(n) no.342 Top0500</text:p>
          </table:table-cell>
          <table:table-cell office:value-type="float" office:value="342" calcext:value-type="float">
            <text:p>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table:formula="of:=&quot;(n) no.&quot; &amp; [.D344] &amp; &quot; Top0500&quot;" office:value-type="string" office:string-value="(n) no.343 Top0500" calcext:value-type="string">
            <text:p>(n) no.343 Top0500</text:p>
          </table:table-cell>
          <table:table-cell office:value-type="float" office:value="343" calcext:value-type="float">
            <text:p>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ill</text:p>
          </table:table-cell>
          <table:table-cell/>
          <table:table-cell table:formula="of:=&quot;(n) no.&quot; &amp; [.D345] &amp; &quot; Top0500&quot;" office:value-type="string" office:string-value="(n) no.344 Top0500" calcext:value-type="string">
            <text:p>(n) no.344 Top0500</text:p>
          </table:table-cell>
          <table:table-cell office:value-type="float" office:value="344" calcext:value-type="float">
            <text:p>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acter</text:p>
          </table:table-cell>
          <table:table-cell/>
          <table:table-cell table:formula="of:=&quot;(n) no.&quot; &amp; [.D346] &amp; &quot; Top0500&quot;" office:value-type="string" office:string-value="(n) no.345 Top0500" calcext:value-type="string">
            <text:p>(n) no.345 Top0500</text:p>
          </table:table-cell>
          <table:table-cell office:value-type="float" office:value="345" calcext:value-type="float">
            <text:p>3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</text:p>
          </table:table-cell>
          <table:table-cell/>
          <table:table-cell table:formula="of:=&quot;(n) no.&quot; &amp; [.D347] &amp; &quot; Top0500&quot;" office:value-type="string" office:string-value="(n) no.346 Top0500" calcext:value-type="string">
            <text:p>(n) no.346 Top0500</text:p>
          </table:table-cell>
          <table:table-cell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swer</text:p>
          </table:table-cell>
          <table:table-cell/>
          <table:table-cell table:formula="of:=&quot;(n) no.&quot; &amp; [.D348] &amp; &quot; Top0500&quot;" office:value-type="string" office:string-value="(n) no.347 Top0500" calcext:value-type="string">
            <text:p>(n) no.347 Top0500</text:p>
          </table:table-cell>
          <table:table-cell office:value-type="float" office:value="347" calcext:value-type="float">
            <text:p>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y</text:p>
          </table:table-cell>
          <table:table-cell/>
          <table:table-cell table:formula="of:=&quot;(n) no.&quot; &amp; [.D349] &amp; &quot; Top0500&quot;" office:value-type="string" office:string-value="(n) no.348 Top0500" calcext:value-type="string">
            <text:p>(n) no.348 Top0500</text:p>
          </table:table-cell>
          <table:table-cell office:value-type="float" office:value="348" calcext:value-type="float">
            <text:p>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g</text:p>
          </table:table-cell>
          <table:table-cell/>
          <table:table-cell table:formula="of:=&quot;(n) no.&quot; &amp; [.D350] &amp; &quot; Top0500&quot;" office:value-type="string" office:string-value="(n) no.349 Top0500" calcext:value-type="string">
            <text:p>(n) no.349 Top0500</text:p>
          </table:table-cell>
          <table:table-cell office:value-type="float" office:value="349" calcext:value-type="float">
            <text:p>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nomy</text:p>
          </table:table-cell>
          <table:table-cell/>
          <table:table-cell table:formula="of:=&quot;(n) no.&quot; &amp; [.D351] &amp; &quot; Top0500&quot;" office:value-type="string" office:string-value="(n) no.350 Top0500" calcext:value-type="string">
            <text:p>(n) no.350 Top0500</text:p>
          </table:table-cell>
          <table:table-cell office:value-type="float" office:value="350" calcext:value-type="float">
            <text:p>3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ment</text:p>
          </table:table-cell>
          <table:table-cell/>
          <table:table-cell table:formula="of:=&quot;(n) no.&quot; &amp; [.D352] &amp; &quot; Top0500&quot;" office:value-type="string" office:string-value="(n) no.351 Top0500" calcext:value-type="string">
            <text:p>(n) no.351 Top0500</text:p>
          </table:table-cell>
          <table:table-cell office:value-type="float" office:value="351" calcext:value-type="float">
            <text:p>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ok</text:p>
          </table:table-cell>
          <table:table-cell/>
          <table:table-cell table:formula="of:=&quot;(n) no.&quot; &amp; [.D353] &amp; &quot; Top0500&quot;" office:value-type="string" office:string-value="(n) no.352 Top0500" calcext:value-type="string">
            <text:p>(n) no.352 Top0500</text:p>
          </table:table-cell>
          <table:table-cell office:value-type="float" office:value="352" calcext:value-type="float">
            <text:p>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ther</text:p>
          </table:table-cell>
          <table:table-cell/>
          <table:table-cell table:formula="of:=&quot;(n) no.&quot; &amp; [.D354] &amp; &quot; Top0500&quot;" office:value-type="string" office:string-value="(n) no.353 Top0500" calcext:value-type="string">
            <text:p>(n) no.353 Top0500</text:p>
          </table:table-cell>
          <table:table-cell office:value-type="float" office:value="353" calcext:value-type="float">
            <text:p>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sband</text:p>
          </table:table-cell>
          <table:table-cell/>
          <table:table-cell table:formula="of:=&quot;(n) no.&quot; &amp; [.D355] &amp; &quot; Top0500&quot;" office:value-type="string" office:string-value="(n) no.354 Top0500" calcext:value-type="string">
            <text:p>(n) no.354 Top0500</text:p>
          </table:table-cell>
          <table:table-cell office:value-type="float" office:value="354" calcext:value-type="float">
            <text:p>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ument</text:p>
          </table:table-cell>
          <table:table-cell/>
          <table:table-cell table:formula="of:=&quot;(n) no.&quot; &amp; [.D356] &amp; &quot; Top0500&quot;" office:value-type="string" office:string-value="(n) no.355 Top0500" calcext:value-type="string">
            <text:p>(n) no.355 Top0500</text:p>
          </table:table-cell>
          <table:table-cell office:value-type="float" office:value="355" calcext:value-type="float">
            <text:p>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ibility</text:p>
          </table:table-cell>
          <table:table-cell/>
          <table:table-cell table:formula="of:=&quot;(n) no.&quot; &amp; [.D357] &amp; &quot; Top0500&quot;" office:value-type="string" office:string-value="(n) no.356 Top0500" calcext:value-type="string">
            <text:p>(n) no.356 Top0500</text:p>
          </table:table-cell>
          <table:table-cell office:value-type="float" office:value="356" calcext:value-type="float">
            <text:p>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son</text:p>
          </table:table-cell>
          <table:table-cell/>
          <table:table-cell table:formula="of:=&quot;(n) no.&quot; &amp; [.D358] &amp; &quot; Top0500&quot;" office:value-type="string" office:string-value="(n) no.357 Top0500" calcext:value-type="string">
            <text:p>(n) no.357 Top0500</text:p>
          </table:table-cell>
          <table:table-cell office:value-type="float" office:value="357" calcext:value-type="float">
            <text:p>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</text:p>
          </table:table-cell>
          <table:table-cell/>
          <table:table-cell table:formula="of:=&quot;(n) no.&quot; &amp; [.D359] &amp; &quot; Top0500&quot;" office:value-type="string" office:string-value="(n) no.358 Top0500" calcext:value-type="string">
            <text:p>(n) no.358 Top0500</text:p>
          </table:table-cell>
          <table:table-cell office:value-type="float" office:value="358" calcext:value-type="float">
            <text:p>3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rn</text:p>
          </table:table-cell>
          <table:table-cell/>
          <table:table-cell table:formula="of:=&quot;(n) no.&quot; &amp; [.D360] &amp; &quot; Top0500&quot;" office:value-type="string" office:string-value="(n) no.359 Top0500" calcext:value-type="string">
            <text:p>(n) no.359 Top0500</text:p>
          </table:table-cell>
          <table:table-cell office:value-type="float" office:value="359" calcext:value-type="float">
            <text:p>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ment</text:p>
          </table:table-cell>
          <table:table-cell/>
          <table:table-cell table:formula="of:=&quot;(n) no.&quot; &amp; [.D361] &amp; &quot; Top0500&quot;" office:value-type="string" office:string-value="(n) no.360 Top0500" calcext:value-type="string">
            <text:p>(n) no.360 Top0500</text:p>
          </table:table-cell>
          <table:table-cell office:value-type="float" office:value="360" calcext:value-type="float">
            <text:p>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</text:p>
          </table:table-cell>
          <table:table-cell/>
          <table:table-cell table:formula="of:=&quot;(n) no.&quot; &amp; [.D362] &amp; &quot; Top0500&quot;" office:value-type="string" office:string-value="(n) no.361 Top0500" calcext:value-type="string">
            <text:p>(n) no.361 Top0500</text:p>
          </table:table-cell>
          <table:table-cell office:value-type="float" office:value="361" calcext:value-type="float">
            <text:p>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ty</text:p>
          </table:table-cell>
          <table:table-cell/>
          <table:table-cell table:formula="of:=&quot;(n) no.&quot; &amp; [.D363] &amp; &quot; Top0500&quot;" office:value-type="string" office:string-value="(n) no.362 Top0500" calcext:value-type="string">
            <text:p>(n) no.362 Top0500</text:p>
          </table:table-cell>
          <table:table-cell office:value-type="float" office:value="362" calcext:value-type="float">
            <text:p>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ase</text:p>
          </table:table-cell>
          <table:table-cell/>
          <table:table-cell table:formula="of:=&quot;(n) no.&quot; &amp; [.D364] &amp; &quot; Top0500&quot;" office:value-type="string" office:string-value="(n) no.363 Top0500" calcext:value-type="string">
            <text:p>(n) no.363 Top0500</text:p>
          </table:table-cell>
          <table:table-cell office:value-type="float" office:value="363" calcext:value-type="float">
            <text:p>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im</text:p>
          </table:table-cell>
          <table:table-cell/>
          <table:table-cell table:formula="of:=&quot;(n) no.&quot; &amp; [.D365] &amp; &quot; Top0500&quot;" office:value-type="string" office:string-value="(n) no.364 Top0500" calcext:value-type="string">
            <text:p>(n) no.364 Top0500</text:p>
          </table:table-cell>
          <table:table-cell office:value-type="float" office:value="364" calcext:value-type="float">
            <text:p>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d</text:p>
          </table:table-cell>
          <table:table-cell/>
          <table:table-cell table:formula="of:=&quot;(n) no.&quot; &amp; [.D366] &amp; &quot; Top0500&quot;" office:value-type="string" office:string-value="(n) no.365 Top0500" calcext:value-type="string">
            <text:p>(n) no.365 Top0500</text:p>
          </table:table-cell>
          <table:table-cell office:value-type="float" office:value="365" calcext:value-type="float">
            <text:p>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</text:p>
          </table:table-cell>
          <table:table-cell/>
          <table:table-cell table:formula="of:=&quot;(n) no.&quot; &amp; [.D367] &amp; &quot; Top0500&quot;" office:value-type="string" office:string-value="(n) no.366 Top0500" calcext:value-type="string">
            <text:p>(n) no.366 Top0500</text:p>
          </table:table-cell>
          <table:table-cell office:value-type="float" office:value="366" calcext:value-type="float">
            <text:p>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</text:p>
          </table:table-cell>
          <table:table-cell/>
          <table:table-cell table:formula="of:=&quot;(n) no.&quot; &amp; [.D368] &amp; &quot; Top0500&quot;" office:value-type="string" office:string-value="(n) no.367 Top0500" calcext:value-type="string">
            <text:p>(n) no.367 Top0500</text:p>
          </table:table-cell>
          <table:table-cell office:value-type="float" office:value="367" calcext:value-type="float">
            <text:p>3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table:formula="of:=&quot;(n) no.&quot; &amp; [.D369] &amp; &quot; Top0500&quot;" office:value-type="string" office:string-value="(n) no.368 Top0500" calcext:value-type="string">
            <text:p>(n) no.368 Top0500</text:p>
          </table:table-cell>
          <table:table-cell office:value-type="float" office:value="368" calcext:value-type="float">
            <text:p>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table:formula="of:=&quot;(n) no.&quot; &amp; [.D370] &amp; &quot; Top0500&quot;" office:value-type="string" office:string-value="(n) no.369 Top0500" calcext:value-type="string">
            <text:p>(n) no.369 Top0500</text:p>
          </table:table-cell>
          <table:table-cell office:value-type="float" office:value="369" calcext:value-type="float">
            <text:p>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pect</text:p>
          </table:table-cell>
          <table:table-cell/>
          <table:table-cell table:formula="of:=&quot;(n) no.&quot; &amp; [.D371] &amp; &quot; Top0500&quot;" office:value-type="string" office:string-value="(n) no.370 Top0500" calcext:value-type="string">
            <text:p>(n) no.370 Top0500</text:p>
          </table:table-cell>
          <table:table-cell office:value-type="float" office:value="370" calcext:value-type="float">
            <text:p>3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rman</text:p>
          </table:table-cell>
          <table:table-cell/>
          <table:table-cell table:formula="of:=&quot;(n) no.&quot; &amp; [.D372] &amp; &quot; Top0500&quot;" office:value-type="string" office:string-value="(n) no.371 Top0500" calcext:value-type="string">
            <text:p>(n) no.371 Top0500</text:p>
          </table:table-cell>
          <table:table-cell office:value-type="float" office:value="371" calcext:value-type="float">
            <text:p>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ussion</text:p>
          </table:table-cell>
          <table:table-cell/>
          <table:table-cell table:formula="of:=&quot;(n) no.&quot; &amp; [.D373] &amp; &quot; Top0500&quot;" office:value-type="string" office:string-value="(n) no.372 Top0500" calcext:value-type="string">
            <text:p>(n) no.372 Top0500</text:p>
          </table:table-cell>
          <table:table-cell office:value-type="float" office:value="372" calcext:value-type="float">
            <text:p>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er</text:p>
          </table:table-cell>
          <table:table-cell/>
          <table:table-cell table:formula="of:=&quot;(n) no.&quot; &amp; [.D374] &amp; &quot; Top0500&quot;" office:value-type="string" office:string-value="(n) no.373 Top0500" calcext:value-type="string">
            <text:p>(n) no.373 Top0500</text:p>
          </table:table-cell>
          <table:table-cell office:value-type="float" office:value="373" calcext:value-type="float">
            <text:p>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by</text:p>
          </table:table-cell>
          <table:table-cell/>
          <table:table-cell table:formula="of:=&quot;(n) no.&quot; &amp; [.D375] &amp; &quot; Top0500&quot;" office:value-type="string" office:string-value="(n) no.374 Top0500" calcext:value-type="string">
            <text:p>(n) no.374 Top0500</text:p>
          </table:table-cell>
          <table:table-cell office:value-type="float" office:value="374" calcext:value-type="float">
            <text:p>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ughter</text:p>
          </table:table-cell>
          <table:table-cell/>
          <table:table-cell table:formula="of:=&quot;(n) no.&quot; &amp; [.D376] &amp; &quot; Top0500&quot;" office:value-type="string" office:string-value="(n) no.375 Top0500" calcext:value-type="string">
            <text:p>(n) no.375 Top0500</text:p>
          </table:table-cell>
          <table:table-cell office:value-type="float" office:value="375" calcext:value-type="float">
            <text:p>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n</text:p>
          </table:table-cell>
          <table:table-cell/>
          <table:table-cell table:formula="of:=&quot;(n) no.&quot; &amp; [.D377] &amp; &quot; Top0500&quot;" office:value-type="string" office:string-value="(n) no.376 Top0500" calcext:value-type="string">
            <text:p>(n) no.376 Top0500</text:p>
          </table:table-cell>
          <table:table-cell office:value-type="float" office:value="376" calcext:value-type="float">
            <text:p>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</text:p>
          </table:table-cell>
          <table:table-cell/>
          <table:table-cell table:formula="of:=&quot;(n) no.&quot; &amp; [.D378] &amp; &quot; Top0500&quot;" office:value-type="string" office:string-value="(n) no.377 Top0500" calcext:value-type="string">
            <text:p>(n) no.377 Top0500</text:p>
          </table:table-cell>
          <table:table-cell office:value-type="float" office:value="377" calcext:value-type="float">
            <text:p>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er</text:p>
          </table:table-cell>
          <table:table-cell/>
          <table:table-cell table:formula="of:=&quot;(n) no.&quot; &amp; [.D379] &amp; &quot; Top0500&quot;" office:value-type="string" office:string-value="(n) no.378 Top0500" calcext:value-type="string">
            <text:p>(n) no.378 Top0500</text:p>
          </table:table-cell>
          <table:table-cell office:value-type="float" office:value="378" calcext:value-type="float">
            <text:p>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ion</text:p>
          </table:table-cell>
          <table:table-cell/>
          <table:table-cell table:formula="of:=&quot;(n) no.&quot; &amp; [.D380] &amp; &quot; Top0500&quot;" office:value-type="string" office:string-value="(n) no.379 Top0500" calcext:value-type="string">
            <text:p>(n) no.379 Top0500</text:p>
          </table:table-cell>
          <table:table-cell office:value-type="float" office:value="379" calcext:value-type="float">
            <text:p>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/>
          <table:table-cell table:formula="of:=&quot;(n) no.&quot; &amp; [.D381] &amp; &quot; Top0500&quot;" office:value-type="string" office:string-value="(n) no.380 Top0500" calcext:value-type="string">
            <text:p>(n) no.380 Top0500</text:p>
          </table:table-cell>
          <table:table-cell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t</text:p>
          </table:table-cell>
          <table:table-cell/>
          <table:table-cell table:formula="of:=&quot;(n) no.&quot; &amp; [.D382] &amp; &quot; Top0500&quot;" office:value-type="string" office:string-value="(n) no.381 Top0500" calcext:value-type="string">
            <text:p>(n) no.381 Top0500</text:p>
          </table:table-cell>
          <table:table-cell office:value-type="float" office:value="381" calcext:value-type="float">
            <text:p>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erence</text:p>
          </table:table-cell>
          <table:table-cell/>
          <table:table-cell table:formula="of:=&quot;(n) no.&quot; &amp; [.D383] &amp; &quot; Top0500&quot;" office:value-type="string" office:string-value="(n) no.382 Top0500" calcext:value-type="string">
            <text:p>(n) no.382 Top0500</text:p>
          </table:table-cell>
          <table:table-cell office:value-type="float" office:value="382" calcext:value-type="float">
            <text:p>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table:formula="of:=&quot;(n) no.&quot; &amp; [.D384] &amp; &quot; Top0500&quot;" office:value-type="string" office:string-value="(n) no.383 Top0500" calcext:value-type="string">
            <text:p>(n) no.383 Top0500</text:p>
          </table:table-cell>
          <table:table-cell office:value-type="float" office:value="383" calcext:value-type="float">
            <text:p>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</text:p>
          </table:table-cell>
          <table:table-cell/>
          <table:table-cell table:formula="of:=&quot;(n) no.&quot; &amp; [.D385] &amp; &quot; Top0500&quot;" office:value-type="string" office:string-value="(n) no.384 Top0500" calcext:value-type="string">
            <text:p>(n) no.384 Top0500</text:p>
          </table:table-cell>
          <table:table-cell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ne</text:p>
          </table:table-cell>
          <table:table-cell/>
          <table:table-cell table:formula="of:=&quot;(n) no.&quot; &amp; [.D386] &amp; &quot; Top0500&quot;" office:value-type="string" office:string-value="(n) no.385 Top0500" calcext:value-type="string">
            <text:p>(n) no.385 Top0500</text:p>
          </table:table-cell>
          <table:table-cell office:value-type="float" office:value="385" calcext:value-type="float">
            <text:p>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ission</text:p>
          </table:table-cell>
          <table:table-cell/>
          <table:table-cell table:formula="of:=&quot;(n) no.&quot; &amp; [.D387] &amp; &quot; Top0500&quot;" office:value-type="string" office:string-value="(n) no.386 Top0500" calcext:value-type="string">
            <text:p>(n) no.386 Top0500</text:p>
          </table:table-cell>
          <table:table-cell office:value-type="float" office:value="386" calcext:value-type="float">
            <text:p>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table:formula="of:=&quot;(n) no.&quot; &amp; [.D388] &amp; &quot; Top0500&quot;" office:value-type="string" office:string-value="(n) no.387 Top0500" calcext:value-type="string">
            <text:p>(n) no.387 Top0500</text:p>
          </table:table-cell>
          <table:table-cell office:value-type="float" office:value="387" calcext:value-type="float">
            <text:p>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dure</text:p>
          </table:table-cell>
          <table:table-cell/>
          <table:table-cell table:formula="of:=&quot;(n) no.&quot; &amp; [.D389] &amp; &quot; Top0500&quot;" office:value-type="string" office:string-value="(n) no.388 Top0500" calcext:value-type="string">
            <text:p>(n) no.388 Top0500</text:p>
          </table:table-cell>
          <table:table-cell office:value-type="float" office:value="388" calcext:value-type="float">
            <text:p>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sal</text:p>
          </table:table-cell>
          <table:table-cell/>
          <table:table-cell table:formula="of:=&quot;(n) no.&quot; &amp; [.D390] &amp; &quot; Top0500&quot;" office:value-type="string" office:string-value="(n) no.389 Top0500" calcext:value-type="string">
            <text:p>(n) no.389 Top0500</text:p>
          </table:table-cell>
          <table:table-cell office:value-type="float" office:value="389" calcext:value-type="float">
            <text:p>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umstance</text:p>
          </table:table-cell>
          <table:table-cell/>
          <table:table-cell table:formula="of:=&quot;(n) no.&quot; &amp; [.D391] &amp; &quot; Top0500&quot;" office:value-type="string" office:string-value="(n) no.390 Top0500" calcext:value-type="string">
            <text:p>(n) no.390 Top0500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ent</text:p>
          </table:table-cell>
          <table:table-cell/>
          <table:table-cell table:formula="of:=&quot;(n) no.&quot; &amp; [.D392] &amp; &quot; Top0500&quot;" office:value-type="string" office:string-value="(n) no.391 Top0500" calcext:value-type="string">
            <text:p>(n) no.391 Top0500</text:p>
          </table:table-cell>
          <table:table-cell office:value-type="float" office:value="391" calcext:value-type="float">
            <text:p>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</text:p>
          </table:table-cell>
          <table:table-cell/>
          <table:table-cell table:formula="of:=&quot;(n) no.&quot; &amp; [.D393] &amp; &quot; Top0500&quot;" office:value-type="string" office:string-value="(n) no.392 Top0500" calcext:value-type="string">
            <text:p>(n) no.392 Top0500</text:p>
          </table:table-cell>
          <table:table-cell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table:formula="of:=&quot;(n) no.&quot; &amp; [.D394] &amp; &quot; Top0500&quot;" office:value-type="string" office:string-value="(n) no.393 Top0500" calcext:value-type="string">
            <text:p>(n) no.393 Top0500</text:p>
          </table:table-cell>
          <table:table-cell office:value-type="float" office:value="393" calcext:value-type="float">
            <text:p>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il</text:p>
          </table:table-cell>
          <table:table-cell/>
          <table:table-cell table:formula="of:=&quot;(n) no.&quot; &amp; [.D395] &amp; &quot; Top0500&quot;" office:value-type="string" office:string-value="(n) no.394 Top0500" calcext:value-type="string">
            <text:p>(n) no.394 Top0500</text:p>
          </table:table-cell>
          <table:table-cell office:value-type="float" office:value="394" calcext:value-type="float">
            <text:p>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table:formula="of:=&quot;(n) no.&quot; &amp; [.D396] &amp; &quot; Top0500&quot;" office:value-type="string" office:string-value="(n) no.395 Top0500" calcext:value-type="string">
            <text:p>(n) no.395 Top0500</text:p>
          </table:table-cell>
          <table:table-cell office:value-type="float" office:value="395" calcext:value-type="float">
            <text:p>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ack</text:p>
          </table:table-cell>
          <table:table-cell/>
          <table:table-cell table:formula="of:=&quot;(n) no.&quot; &amp; [.D397] &amp; &quot; Top0500&quot;" office:value-type="string" office:string-value="(n) no.396 Top0500" calcext:value-type="string">
            <text:p>(n) no.396 Top0500</text:p>
          </table:table-cell>
          <table:table-cell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table:formula="of:=&quot;(n) no.&quot; &amp; [.D398] &amp; &quot; Top0500&quot;" office:value-type="string" office:string-value="(n) no.397 Top0500" calcext:value-type="string">
            <text:p>(n) no.397 Top0500</text:p>
          </table:table-cell>
          <table:table-cell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t</text:p>
          </table:table-cell>
          <table:table-cell/>
          <table:table-cell table:formula="of:=&quot;(n) no.&quot; &amp; [.D399] &amp; &quot; Top0500&quot;" office:value-type="string" office:string-value="(n) no.398 Top0500" calcext:value-type="string">
            <text:p>(n) no.398 Top0500</text:p>
          </table:table-cell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itude</text:p>
          </table:table-cell>
          <table:table-cell/>
          <table:table-cell table:formula="of:=&quot;(n) no.&quot; &amp; [.D400] &amp; &quot; Top0500&quot;" office:value-type="string" office:string-value="(n) no.399 Top0500" calcext:value-type="string">
            <text:p>(n) no.399 Top0500</text:p>
          </table:table-cell>
          <table:table-cell office:value-type="float" office:value="399" calcext:value-type="float">
            <text:p>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ease</text:p>
          </table:table-cell>
          <table:table-cell/>
          <table:table-cell table:formula="of:=&quot;(n) no.&quot; &amp; [.D401] &amp; &quot; Top0500&quot;" office:value-type="string" office:string-value="(n) no.400 Top0500" calcext:value-type="string">
            <text:p>(n) no.400 Top0500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oyment</text:p>
          </table:table-cell>
          <table:table-cell/>
          <table:table-cell table:formula="of:=&quot;(n) no.&quot; &amp; [.D402] &amp; &quot; Top0500&quot;" office:value-type="string" office:string-value="(n) no.401 Top0500" calcext:value-type="string">
            <text:p>(n) no.401 Top0500</text:p>
          </table:table-cell>
          <table:table-cell office:value-type="float" office:value="401" calcext:value-type="float">
            <text:p>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al</text:p>
          </table:table-cell>
          <table:table-cell/>
          <table:table-cell table:formula="of:=&quot;(n) no.&quot; &amp; [.D403] &amp; &quot; Top0500&quot;" office:value-type="string" office:string-value="(n) no.402 Top0500" calcext:value-type="string">
            <text:p>(n) no.402 Top0500</text:p>
          </table:table-cell>
          <table:table-cell office:value-type="float" office:value="402" calcext:value-type="float">
            <text:p>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air</text:p>
          </table:table-cell>
          <table:table-cell/>
          <table:table-cell table:formula="of:=&quot;(n) no.&quot; &amp; [.D404] &amp; &quot; Top0500&quot;" office:value-type="string" office:string-value="(n) no.403 Top0500" calcext:value-type="string">
            <text:p>(n) no.403 Top0500</text:p>
          </table:table-cell>
          <table:table-cell office:value-type="float" office:value="403" calcext:value-type="float">
            <text:p>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eal</text:p>
          </table:table-cell>
          <table:table-cell/>
          <table:table-cell table:formula="of:=&quot;(n) no.&quot; &amp; [.D405] &amp; &quot; Top0500&quot;" office:value-type="string" office:string-value="(n) no.404 Top0500" calcext:value-type="string">
            <text:p>(n) no.404 Top0500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</text:p>
          </table:table-cell>
          <table:table-cell/>
          <table:table-cell table:formula="of:=&quot;(n) no.&quot; &amp; [.D406] &amp; &quot; Top0500&quot;" office:value-type="string" office:string-value="(n) no.405 Top0500" calcext:value-type="string">
            <text:p>(n) no.405 Top0500</text:p>
          </table:table-cell>
          <table:table-cell office:value-type="float" office:value="405" calcext:value-type="float">
            <text:p>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ility</text:p>
          </table:table-cell>
          <table:table-cell/>
          <table:table-cell table:formula="of:=&quot;(n) no.&quot; &amp; [.D407] &amp; &quot; Top0500&quot;" office:value-type="string" office:string-value="(n) no.406 Top0500" calcext:value-type="string">
            <text:p>(n) no.406 Top0500</text:p>
          </table:table-cell>
          <table:table-cell office:value-type="float" office:value="406" calcext:value-type="float">
            <text:p>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aign</text:p>
          </table:table-cell>
          <table:table-cell/>
          <table:table-cell table:formula="of:=&quot;(n) no.&quot; &amp; [.D408] &amp; &quot; Top0500&quot;" office:value-type="string" office:string-value="(n) no.407 Top0500" calcext:value-type="string">
            <text:p>(n) no.407 Top0500</text:p>
          </table:table-cell>
          <table:table-cell office:value-type="float" office:value="407" calcext:value-type="float">
            <text:p>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</text:p>
          </table:table-cell>
          <table:table-cell/>
          <table:table-cell table:formula="of:=&quot;(n) no.&quot; &amp; [.D409] &amp; &quot; Top0500&quot;" office:value-type="string" office:string-value="(n) no.408 Top0500" calcext:value-type="string">
            <text:p>(n) no.408 Top0500</text:p>
          </table:table-cell>
          <table:table-cell office:value-type="float" office:value="408" calcext:value-type="float">
            <text:p>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iday</text:p>
          </table:table-cell>
          <table:table-cell/>
          <table:table-cell table:formula="of:=&quot;(n) no.&quot; &amp; [.D410] &amp; &quot; Top0500&quot;" office:value-type="string" office:string-value="(n) no.409 Top0500" calcext:value-type="string">
            <text:p>(n) no.409 Top0500</text:p>
          </table:table-cell>
          <table:table-cell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table:formula="of:=&quot;(n) no.&quot; &amp; [.D411] &amp; &quot; Top0500&quot;" office:value-type="string" office:string-value="(n) no.410 Top0500" calcext:value-type="string">
            <text:p>(n) no.410 Top0500</text:p>
          </table:table-cell>
          <table:table-cell office:value-type="float" office:value="410" calcext:value-type="float">
            <text:p>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um</text:p>
          </table:table-cell>
          <table:table-cell/>
          <table:table-cell table:formula="of:=&quot;(n) no.&quot; &amp; [.D412] &amp; &quot; Top0500&quot;" office:value-type="string" office:string-value="(n) no.411 Top0500" calcext:value-type="string">
            <text:p>(n) no.411 Top0500</text:p>
          </table:table-cell>
          <table:table-cell office:value-type="float" office:value="411" calcext:value-type="float">
            <text:p>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pil</text:p>
          </table:table-cell>
          <table:table-cell/>
          <table:table-cell table:formula="of:=&quot;(n) no.&quot; &amp; [.D413] &amp; &quot; Top0500&quot;" office:value-type="string" office:string-value="(n) no.412 Top0500" calcext:value-type="string">
            <text:p>(n) no.412 Top0500</text:p>
          </table:table-cell>
          <table:table-cell office:value-type="float" office:value="412" calcext:value-type="float">
            <text:p>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</text:p>
          </table:table-cell>
          <table:table-cell/>
          <table:table-cell table:formula="of:=&quot;(n) no.&quot; &amp; [.D414] &amp; &quot; Top0500&quot;" office:value-type="string" office:string-value="(n) no.413 Top0500" calcext:value-type="string">
            <text:p>(n) no.413 Top0500</text:p>
          </table:table-cell>
          <table:table-cell office:value-type="float" office:value="413" calcext:value-type="float">
            <text:p>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chnique</text:p>
          </table:table-cell>
          <table:table-cell/>
          <table:table-cell table:formula="of:=&quot;(n) no.&quot; &amp; [.D415] &amp; &quot; Top0500&quot;" office:value-type="string" office:string-value="(n) no.414 Top0500" calcext:value-type="string">
            <text:p>(n) no.414 Top0500</text:p>
          </table:table-cell>
          <table:table-cell office:value-type="float" office:value="414" calcext:value-type="float">
            <text:p>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/>
          <table:table-cell table:formula="of:=&quot;(n) no.&quot; &amp; [.D416] &amp; &quot; Top0500&quot;" office:value-type="string" office:string-value="(n) no.415 Top0500" calcext:value-type="string">
            <text:p>(n) no.415 Top0500</text:p>
          </table:table-cell>
          <table:table-cell office:value-type="float" office:value="415" calcext:value-type="float">
            <text:p>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ice</text:p>
          </table:table-cell>
          <table:table-cell/>
          <table:table-cell table:formula="of:=&quot;(n) no.&quot; &amp; [.D417] &amp; &quot; Top0500&quot;" office:value-type="string" office:string-value="(n) no.416 Top0500" calcext:value-type="string">
            <text:p>(n) no.416 Top0500</text:p>
          </table:table-cell>
          <table:table-cell office:value-type="float" office:value="416" calcext:value-type="float">
            <text:p>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ug</text:p>
          </table:table-cell>
          <table:table-cell/>
          <table:table-cell table:formula="of:=&quot;(n) no.&quot; &amp; [.D418] &amp; &quot; Top0500&quot;" office:value-type="string" office:string-value="(n) no.417 Top0500" calcext:value-type="string">
            <text:p>(n) no.417 Top0500</text:p>
          </table:table-cell>
          <table:table-cell office:value-type="float" office:value="417" calcext:value-type="float">
            <text:p>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rary</text:p>
          </table:table-cell>
          <table:table-cell/>
          <table:table-cell table:formula="of:=&quot;(n) no.&quot; &amp; [.D419] &amp; &quot; Top0500&quot;" office:value-type="string" office:string-value="(n) no.418 Top0500" calcext:value-type="string">
            <text:p>(n) no.418 Top0500</text:p>
          </table:table-cell>
          <table:table-cell office:value-type="float" office:value="418" calcext:value-type="float">
            <text:p>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s</text:p>
          </table:table-cell>
          <table:table-cell/>
          <table:table-cell table:formula="of:=&quot;(n) no.&quot; &amp; [.D420] &amp; &quot; Top0500&quot;" office:value-type="string" office:string-value="(n) no.419 Top0500" calcext:value-type="string">
            <text:p>(n) no.419 Top0500</text:p>
          </table:table-cell>
          <table:table-cell office:value-type="float" office:value="419" calcext:value-type="float">
            <text:p>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</text:p>
          </table:table-cell>
          <table:table-cell/>
          <table:table-cell table:formula="of:=&quot;(n) no.&quot; &amp; [.D421] &amp; &quot; Top0500&quot;" office:value-type="string" office:string-value="(n) no.420 Top0500" calcext:value-type="string">
            <text:p>(n) no.420 Top0500</text:p>
          </table:table-cell>
          <table:table-cell office:value-type="float" office:value="420" calcext:value-type="float">
            <text:p>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tage</text:p>
          </table:table-cell>
          <table:table-cell/>
          <table:table-cell table:formula="of:=&quot;(n) no.&quot; &amp; [.D422] &amp; &quot; Top0500&quot;" office:value-type="string" office:string-value="(n) no.421 Top0500" calcext:value-type="string">
            <text:p>(n) no.421 Top0500</text:p>
          </table:table-cell>
          <table:table-cell office:value-type="float" office:value="421" calcext:value-type="float">
            <text:p>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table:formula="of:=&quot;(n) no.&quot; &amp; [.D423] &amp; &quot; Top0500&quot;" office:value-type="string" office:string-value="(n) no.422 Top0500" calcext:value-type="string">
            <text:p>(n) no.422 Top0500</text:p>
          </table:table-cell>
          <table:table-cell office:value-type="float" office:value="422" calcext:value-type="float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od</text:p>
          </table:table-cell>
          <table:table-cell/>
          <table:table-cell table:formula="of:=&quot;(n) no.&quot; &amp; [.D424] &amp; &quot; Top0500&quot;" office:value-type="string" office:string-value="(n) no.423 Top0500" calcext:value-type="string">
            <text:p>(n) no.423 Top0500</text:p>
          </table:table-cell>
          <table:table-cell office:value-type="float" office:value="423" calcext:value-type="float">
            <text:p>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lture</text:p>
          </table:table-cell>
          <table:table-cell/>
          <table:table-cell table:formula="of:=&quot;(n) no.&quot; &amp; [.D425] &amp; &quot; Top0500&quot;" office:value-type="string" office:string-value="(n) no.424 Top0500" calcext:value-type="string">
            <text:p>(n) no.424 Top0500</text:p>
          </table:table-cell>
          <table:table-cell office:value-type="float" office:value="424" calcext:value-type="float">
            <text:p>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land</text:p>
          </table:table-cell>
          <table:table-cell/>
          <table:table-cell table:formula="of:=&quot;(n) no.&quot; &amp; [.D426] &amp; &quot; Top0500&quot;" office:value-type="string" office:string-value="(n) no.425 Top0500" calcext:value-type="string">
            <text:p>(n) no.425 Top0500</text:p>
          </table:table-cell>
          <table:table-cell office:value-type="float" office:value="425" calcext:value-type="float">
            <text:p>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</text:p>
          </table:table-cell>
          <table:table-cell/>
          <table:table-cell table:formula="of:=&quot;(n) no.&quot; &amp; [.D427] &amp; &quot; Top0500&quot;" office:value-type="string" office:string-value="(n) no.426 Top0500" calcext:value-type="string">
            <text:p>(n) no.426 Top0500</text:p>
          </table:table-cell>
          <table:table-cell office:value-type="float" office:value="426" calcext:value-type="float">
            <text:p>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table:formula="of:=&quot;(n) no.&quot; &amp; [.D428] &amp; &quot; Top0500&quot;" office:value-type="string" office:string-value="(n) no.427 Top0500" calcext:value-type="string">
            <text:p>(n) no.427 Top0500</text:p>
          </table:table-cell>
          <table:table-cell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table:formula="of:=&quot;(n) no.&quot; &amp; [.D429] &amp; &quot; Top0500&quot;" office:value-type="string" office:string-value="(n) no.428 Top0500" calcext:value-type="string">
            <text:p>(n) no.428 Top0500</text:p>
          </table:table-cell>
          <table:table-cell office:value-type="float" office:value="428" calcext:value-type="float">
            <text:p>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table:formula="of:=&quot;(n) no.&quot; &amp; [.D430] &amp; &quot; Top0500&quot;" office:value-type="string" office:string-value="(n) no.429 Top0500" calcext:value-type="string">
            <text:p>(n) no.429 Top0500</text:p>
          </table:table-cell>
          <table:table-cell office:value-type="float" office:value="429" calcext:value-type="float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</text:p>
          </table:table-cell>
          <table:table-cell/>
          <table:table-cell table:formula="of:=&quot;(n) no.&quot; &amp; [.D431] &amp; &quot; Top0500&quot;" office:value-type="string" office:string-value="(n) no.430 Top0500" calcext:value-type="string">
            <text:p>(n) no.430 Top0500</text:p>
          </table:table-cell>
          <table:table-cell office:value-type="float" office:value="430" calcext:value-type="float">
            <text:p>4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ition</text:p>
          </table:table-cell>
          <table:table-cell/>
          <table:table-cell table:formula="of:=&quot;(n) no.&quot; &amp; [.D432] &amp; &quot; Top0500&quot;" office:value-type="string" office:string-value="(n) no.431 Top0500" calcext:value-type="string">
            <text:p>(n) no.431 Top0500</text:p>
          </table:table-cell>
          <table:table-cell office:value-type="float" office:value="431" calcext:value-type="float">
            <text:p>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t</text:p>
          </table:table-cell>
          <table:table-cell/>
          <table:table-cell table:formula="of:=&quot;(n) no.&quot; &amp; [.D433] &amp; &quot; Top0500&quot;" office:value-type="string" office:string-value="(n) no.432 Top0500" calcext:value-type="string">
            <text:p>(n) no.432 Top0500</text:p>
          </table:table-cell>
          <table:table-cell office:value-type="float" office:value="432" calcext:value-type="float">
            <text:p>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jority</text:p>
          </table:table-cell>
          <table:table-cell/>
          <table:table-cell table:formula="of:=&quot;(n) no.&quot; &amp; [.D434] &amp; &quot; Top0500&quot;" office:value-type="string" office:string-value="(n) no.433 Top0500" calcext:value-type="string">
            <text:p>(n) no.433 Top0500</text:p>
          </table:table-cell>
          <table:table-cell office:value-type="float" office:value="433" calcext:value-type="float">
            <text:p>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liament</text:p>
          </table:table-cell>
          <table:table-cell/>
          <table:table-cell table:formula="of:=&quot;(n) no.&quot; &amp; [.D435] &amp; &quot; Top0500&quot;" office:value-type="string" office:string-value="(n) no.434 Top0500" calcext:value-type="string">
            <text:p>(n) no.434 Top0500</text:p>
          </table:table-cell>
          <table:table-cell office:value-type="float" office:value="434" calcext:value-type="float">
            <text:p>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aker</text:p>
          </table:table-cell>
          <table:table-cell/>
          <table:table-cell table:formula="of:=&quot;(n) no.&quot; &amp; [.D436] &amp; &quot; Top0500&quot;" office:value-type="string" office:string-value="(n) no.435 Top0500" calcext:value-type="string">
            <text:p>(n) no.435 Top0500</text:p>
          </table:table-cell>
          <table:table-cell office:value-type="float" office:value="435" calcext:value-type="float">
            <text:p>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k</text:p>
          </table:table-cell>
          <table:table-cell/>
          <table:table-cell table:formula="of:=&quot;(n) no.&quot; &amp; [.D437] &amp; &quot; Top0500&quot;" office:value-type="string" office:string-value="(n) no.436 Top0500" calcext:value-type="string">
            <text:p>(n) no.436 Top0500</text:p>
          </table:table-cell>
          <table:table-cell office:value-type="float" office:value="436" calcext:value-type="float">
            <text:p>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table:formula="of:=&quot;(n) no.&quot; &amp; [.D438] &amp; &quot; Top0500&quot;" office:value-type="string" office:string-value="(n) no.437 Top0500" calcext:value-type="string">
            <text:p>(n) no.437 Top0500</text:p>
          </table:table-cell>
          <table:table-cell office:value-type="float" office:value="437" calcext:value-type="float">
            <text:p>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l</text:p>
          </table:table-cell>
          <table:table-cell/>
          <table:table-cell table:formula="of:=&quot;(n) no.&quot; &amp; [.D439] &amp; &quot; Top0500&quot;" office:value-type="string" office:string-value="(n) no.438 Top0500" calcext:value-type="string">
            <text:p>(n) no.438 Top0500</text:p>
          </table:table-cell>
          <table:table-cell office:value-type="float" office:value="438" calcext:value-type="float">
            <text:p>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table:formula="of:=&quot;(n) no.&quot; &amp; [.D440] &amp; &quot; Top0500&quot;" office:value-type="string" office:string-value="(n) no.439 Top0500" calcext:value-type="string">
            <text:p>(n) no.439 Top0500</text:p>
          </table:table-cell>
          <table:table-cell office:value-type="float" office:value="439" calcext:value-type="float">
            <text:p>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table:formula="of:=&quot;(n) no.&quot; &amp; [.D441] &amp; &quot; Top0500&quot;" office:value-type="string" office:string-value="(n) no.440 Top0500" calcext:value-type="string">
            <text:p>(n) no.440 Top0500</text:p>
          </table:table-cell>
          <table:table-cell office:value-type="float" office:value="440" calcext:value-type="float">
            <text:p>4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table:formula="of:=&quot;(n) no.&quot; &amp; [.D442] &amp; &quot; Top0500&quot;" office:value-type="string" office:string-value="(n) no.441 Top0500" calcext:value-type="string">
            <text:p>(n) no.441 Top0500</text:p>
          </table:table-cell>
          <table:table-cell office:value-type="float" office:value="441" calcext:value-type="float">
            <text:p>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use</text:p>
          </table:table-cell>
          <table:table-cell/>
          <table:table-cell table:formula="of:=&quot;(n) no.&quot; &amp; [.D443] &amp; &quot; Top0500&quot;" office:value-type="string" office:string-value="(n) no.442 Top0500" calcext:value-type="string">
            <text:p>(n) no.442 Top0500</text:p>
          </table:table-cell>
          <table:table-cell office:value-type="float" office:value="442" calcext:value-type="float">
            <text:p>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th</text:p>
          </table:table-cell>
          <table:table-cell/>
          <table:table-cell table:formula="of:=&quot;(n) no.&quot; &amp; [.D444] &amp; &quot; Top0500&quot;" office:value-type="string" office:string-value="(n) no.443 Top0500" calcext:value-type="string">
            <text:p>(n) no.443 Top0500</text:p>
          </table:table-cell>
          <table:table-cell office:value-type="float" office:value="443" calcext:value-type="float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yment</text:p>
          </table:table-cell>
          <table:table-cell/>
          <table:table-cell table:formula="of:=&quot;(n) no.&quot; &amp; [.D445] &amp; &quot; Top0500&quot;" office:value-type="string" office:string-value="(n) no.444 Top0500" calcext:value-type="string">
            <text:p>(n) no.444 Top0500</text:p>
          </table:table-cell>
          <table:table-cell office:value-type="float" office:value="444" calcext:value-type="float">
            <text:p>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uble</text:p>
          </table:table-cell>
          <table:table-cell/>
          <table:table-cell table:formula="of:=&quot;(n) no.&quot; &amp; [.D446] &amp; &quot; Top0500&quot;" office:value-type="string" office:string-value="(n) no.445 Top0500" calcext:value-type="string">
            <text:p>(n) no.445 Top0500</text:p>
          </table:table-cell>
          <table:table-cell office:value-type="float" office:value="445" calcext:value-type="float">
            <text:p>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xt</text:p>
          </table:table-cell>
          <table:table-cell/>
          <table:table-cell table:formula="of:=&quot;(n) no.&quot; &amp; [.D447] &amp; &quot; Top0500&quot;" office:value-type="string" office:string-value="(n) no.446 Top0500" calcext:value-type="string">
            <text:p>(n) no.446 Top0500</text:p>
          </table:table-cell>
          <table:table-cell office:value-type="float" office:value="446" calcext:value-type="float">
            <text:p>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ility</text:p>
          </table:table-cell>
          <table:table-cell/>
          <table:table-cell table:formula="of:=&quot;(n) no.&quot; &amp; [.D448] &amp; &quot; Top0500&quot;" office:value-type="string" office:string-value="(n) no.447 Top0500" calcext:value-type="string">
            <text:p>(n) no.447 Top0500</text:p>
          </table:table-cell>
          <table:table-cell office:value-type="float" office:value="447" calcext:value-type="float">
            <text:p>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table:formula="of:=&quot;(n) no.&quot; &amp; [.D449] &amp; &quot; Top0500&quot;" office:value-type="string" office:string-value="(n) no.448 Top0500" calcext:value-type="string">
            <text:p>(n) no.448 Top0500</text:p>
          </table:table-cell>
          <table:table-cell office:value-type="float" office:value="448" calcext:value-type="float">
            <text:p>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ond</text:p>
          </table:table-cell>
          <table:table-cell/>
          <table:table-cell table:formula="of:=&quot;(n) no.&quot; &amp; [.D450] &amp; &quot; Top0500&quot;" office:value-type="string" office:string-value="(n) no.449 Top0500" calcext:value-type="string">
            <text:p>(n) no.449 Top0500</text:p>
          </table:table-cell>
          <table:table-cell office:value-type="float" office:value="449" calcext:value-type="float">
            <text:p>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table:formula="of:=&quot;(n) no.&quot; &amp; [.D451] &amp; &quot; Top0500&quot;" office:value-type="string" office:string-value="(n) no.450 Top0500" calcext:value-type="string">
            <text:p>(n) no.450 Top0500</text:p>
          </table:table-cell>
          <table:table-cell office:value-type="float" office:value="450" calcext:value-type="float">
            <text:p>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cle</text:p>
          </table:table-cell>
          <table:table-cell/>
          <table:table-cell table:formula="of:=&quot;(n) no.&quot; &amp; [.D452] &amp; &quot; Top0500&quot;" office:value-type="string" office:string-value="(n) no.451 Top0500" calcext:value-type="string">
            <text:p>(n) no.451 Top0500</text:p>
          </table:table-cell>
          <table:table-cell office:value-type="float" office:value="451" calcext:value-type="float">
            <text:p>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r</text:p>
          </table:table-cell>
          <table:table-cell/>
          <table:table-cell table:formula="of:=&quot;(n) no.&quot; &amp; [.D453] &amp; &quot; Top0500&quot;" office:value-type="string" office:string-value="(n) no.452 Top0500" calcext:value-type="string">
            <text:p>(n) no.452 Top0500</text:p>
          </table:table-cell>
          <table:table-cell office:value-type="float" office:value="452" calcext:value-type="float">
            <text:p>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th</text:p>
          </table:table-cell>
          <table:table-cell/>
          <table:table-cell table:formula="of:=&quot;(n) no.&quot; &amp; [.D454] &amp; &quot; Top0500&quot;" office:value-type="string" office:string-value="(n) no.453 Top0500" calcext:value-type="string">
            <text:p>(n) no.453 Top0500</text:p>
          </table:table-cell>
          <table:table-cell office:value-type="float" office:value="453" calcext:value-type="float">
            <text:p>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ance</text:p>
          </table:table-cell>
          <table:table-cell/>
          <table:table-cell table:formula="of:=&quot;(n) no.&quot; &amp; [.D455] &amp; &quot; Top0500&quot;" office:value-type="string" office:string-value="(n) no.454 Top0500" calcext:value-type="string">
            <text:p>(n) no.454 Top0500</text:p>
          </table:table-cell>
          <table:table-cell office:value-type="float" office:value="454" calcext:value-type="float">
            <text:p>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</text:p>
          </table:table-cell>
          <table:table-cell/>
          <table:table-cell table:formula="of:=&quot;(n) no.&quot; &amp; [.D456] &amp; &quot; Top0500&quot;" office:value-type="string" office:string-value="(n) no.455 Top0500" calcext:value-type="string">
            <text:p>(n) no.455 Top0500</text:p>
          </table:table-cell>
          <table:table-cell office:value-type="float" office:value="455" calcext:value-type="float">
            <text:p>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ncy</text:p>
          </table:table-cell>
          <table:table-cell/>
          <table:table-cell table:formula="of:=&quot;(n) no.&quot; &amp; [.D457] &amp; &quot; Top0500&quot;" office:value-type="string" office:string-value="(n) no.456 Top0500" calcext:value-type="string">
            <text:p>(n) no.456 Top0500</text:p>
          </table:table-cell>
          <table:table-cell office:value-type="float" office:value="456" calcext:value-type="float">
            <text:p>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d</text:p>
          </table:table-cell>
          <table:table-cell/>
          <table:table-cell table:formula="of:=&quot;(n) no.&quot; &amp; [.D458] &amp; &quot; Top0500&quot;" office:value-type="string" office:string-value="(n) no.457 Top0500" calcext:value-type="string">
            <text:p>(n) no.457 Top0500</text:p>
          </table:table-cell>
          <table:table-cell office:value-type="float" office:value="457" calcext:value-type="float">
            <text:p>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ection</text:p>
          </table:table-cell>
          <table:table-cell/>
          <table:table-cell table:formula="of:=&quot;(n) no.&quot; &amp; [.D459] &amp; &quot; Top0500&quot;" office:value-type="string" office:string-value="(n) no.458 Top0500" calcext:value-type="string">
            <text:p>(n) no.458 Top0500</text:p>
          </table:table-cell>
          <table:table-cell office:value-type="float" office:value="458" calcext:value-type="float">
            <text:p>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unication</text:p>
          </table:table-cell>
          <table:table-cell/>
          <table:table-cell table:formula="of:=&quot;(n) no.&quot; &amp; [.D460] &amp; &quot; Top0500&quot;" office:value-type="string" office:string-value="(n) no.459 Top0500" calcext:value-type="string">
            <text:p>(n) no.459 Top0500</text:p>
          </table:table-cell>
          <table:table-cell office:value-type="float" office:value="459" calcext:value-type="float">
            <text:p>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ibility</text:p>
          </table:table-cell>
          <table:table-cell/>
          <table:table-cell table:formula="of:=&quot;(n) no.&quot; &amp; [.D461] &amp; &quot; Top0500&quot;" office:value-type="string" office:string-value="(n) no.460 Top0500" calcext:value-type="string">
            <text:p>(n) no.460 Top0500</text:p>
          </table:table-cell>
          <table:table-cell office:value-type="float" office:value="460" calcext:value-type="float">
            <text:p>4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lic</text:p>
          </table:table-cell>
          <table:table-cell/>
          <table:table-cell table:formula="of:=&quot;(n) no.&quot; &amp; [.D462] &amp; &quot; Top0500&quot;" office:value-type="string" office:string-value="(n) no.461 Top0500" calcext:value-type="string">
            <text:p>(n) no.461 Top0500</text:p>
          </table:table-cell>
          <table:table-cell office:value-type="float" office:value="461" calcext:value-type="float">
            <text:p>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ument</text:p>
          </table:table-cell>
          <table:table-cell/>
          <table:table-cell table:formula="of:=&quot;(n) no.&quot; &amp; [.D463] &amp; &quot; Top0500&quot;" office:value-type="string" office:string-value="(n) no.462 Top0500" calcext:value-type="string">
            <text:p>(n) no.462 Top0500</text:p>
          </table:table-cell>
          <table:table-cell office:value-type="float" office:value="462" calcext:value-type="float">
            <text:p>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ster</text:p>
          </table:table-cell>
          <table:table-cell/>
          <table:table-cell table:formula="of:=&quot;(n) no.&quot; &amp; [.D464] &amp; &quot; Top0500&quot;" office:value-type="string" office:string-value="(n) no.463 Top0500" calcext:value-type="string">
            <text:p>(n) no.463 Top0500</text:p>
          </table:table-cell>
          <table:table-cell office:value-type="float" office:value="463" calcext:value-type="float">
            <text:p>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ply</text:p>
          </table:table-cell>
          <table:table-cell/>
          <table:table-cell table:formula="of:=&quot;(n) no.&quot; &amp; [.D465] &amp; &quot; Top0500&quot;" office:value-type="string" office:string-value="(n) no.464 Top0500" calcext:value-type="string">
            <text:p>(n) no.464 Top0500</text:p>
          </table:table-cell>
          <table:table-cell office:value-type="float" office:value="464" calcext:value-type="float">
            <text:p>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dget</text:p>
          </table:table-cell>
          <table:table-cell/>
          <table:table-cell table:formula="of:=&quot;(n) no.&quot; &amp; [.D466] &amp; &quot; Top0500&quot;" office:value-type="string" office:string-value="(n) no.465 Top0500" calcext:value-type="string">
            <text:p>(n) no.465 Top0500</text:p>
          </table:table-cell>
          <table:table-cell office:value-type="float" office:value="465" calcext:value-type="float">
            <text:p>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eer</text:p>
          </table:table-cell>
          <table:table-cell/>
          <table:table-cell table:formula="of:=&quot;(n) no.&quot; &amp; [.D467] &amp; &quot; Top0500&quot;" office:value-type="string" office:string-value="(n) no.466 Top0500" calcext:value-type="string">
            <text:p>(n) no.466 Top0500</text:p>
          </table:table-cell>
          <table:table-cell office:value-type="float" office:value="466" calcext:value-type="float">
            <text:p>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luence</text:p>
          </table:table-cell>
          <table:table-cell/>
          <table:table-cell table:formula="of:=&quot;(n) no.&quot; &amp; [.D468] &amp; &quot; Top0500&quot;" office:value-type="string" office:string-value="(n) no.467 Top0500" calcext:value-type="string">
            <text:p>(n) no.467 Top0500</text:p>
          </table:table-cell>
          <table:table-cell office:value-type="float" office:value="467" calcext:value-type="float">
            <text:p>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ution</text:p>
          </table:table-cell>
          <table:table-cell/>
          <table:table-cell table:formula="of:=&quot;(n) no.&quot; &amp; [.D469] &amp; &quot; Top0500&quot;" office:value-type="string" office:string-value="(n) no.468 Top0500" calcext:value-type="string">
            <text:p>(n) no.468 Top0500</text:p>
          </table:table-cell>
          <table:table-cell office:value-type="float" office:value="468" calcext:value-type="float">
            <text:p>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table:formula="of:=&quot;(n) no.&quot; &amp; [.D470] &amp; &quot; Top0500&quot;" office:value-type="string" office:string-value="(n) no.469 Top0500" calcext:value-type="string">
            <text:p>(n) no.469 Top0500</text:p>
          </table:table-cell>
          <table:table-cell office:value-type="float" office:value="469" calcext:value-type="float">
            <text:p>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rd</text:p>
          </table:table-cell>
          <table:table-cell/>
          <table:table-cell table:formula="of:=&quot;(n) no.&quot; &amp; [.D471] &amp; &quot; Top0500&quot;" office:value-type="string" office:string-value="(n) no.470 Top0500" calcext:value-type="string">
            <text:p>(n) no.470 Top0500</text:p>
          </table:table-cell>
          <table:table-cell office:value-type="float" office:value="470" calcext:value-type="float">
            <text:p>4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mage</text:p>
          </table:table-cell>
          <table:table-cell/>
          <table:table-cell table:formula="of:=&quot;(n) no.&quot; &amp; [.D472] &amp; &quot; Top0500&quot;" office:value-type="string" office:string-value="(n) no.471 Top0500" calcext:value-type="string">
            <text:p>(n) no.471 Top0500</text:p>
          </table:table-cell>
          <table:table-cell office:value-type="float" office:value="471" calcext:value-type="float">
            <text:p>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ct</text:p>
          </table:table-cell>
          <table:table-cell/>
          <table:table-cell table:formula="of:=&quot;(n) no.&quot; &amp; [.D473] &amp; &quot; Top0500&quot;" office:value-type="string" office:string-value="(n) no.472 Top0500" calcext:value-type="string">
            <text:p>(n) no.472 Top0500</text:p>
          </table:table-cell>
          <table:table-cell office:value-type="float" office:value="472" calcext:value-type="float">
            <text:p>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ar</text:p>
          </table:table-cell>
          <table:table-cell/>
          <table:table-cell table:formula="of:=&quot;(n) no.&quot; &amp; [.D474] &amp; &quot; Top0500&quot;" office:value-type="string" office:string-value="(n) no.473 Top0500" calcext:value-type="string">
            <text:p>(n) no.473 Top0500</text:p>
          </table:table-cell>
          <table:table-cell office:value-type="float" office:value="473" calcext:value-type="float">
            <text:p>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inion</text:p>
          </table:table-cell>
          <table:table-cell/>
          <table:table-cell table:formula="of:=&quot;(n) no.&quot; &amp; [.D475] &amp; &quot; Top0500&quot;" office:value-type="string" office:string-value="(n) no.474 Top0500" calcext:value-type="string">
            <text:p>(n) no.474 Top0500</text:p>
          </table:table-cell>
          <table:table-cell office:value-type="float" office:value="474" calcext:value-type="float">
            <text:p>4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anization</text:p>
          </table:table-cell>
          <table:table-cell/>
          <table:table-cell table:formula="of:=&quot;(n) no.&quot; &amp; [.D476] &amp; &quot; Top0500&quot;" office:value-type="string" office:string-value="(n) no.475 Top0500" calcext:value-type="string">
            <text:p>(n) no.475 Top0500</text:p>
          </table:table-cell>
          <table:table-cell office:value-type="float" office:value="475" calcext:value-type="float">
            <text:p>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irement</text:p>
          </table:table-cell>
          <table:table-cell/>
          <table:table-cell table:formula="of:=&quot;(n) no.&quot; &amp; [.D477] &amp; &quot; Top0500&quot;" office:value-type="string" office:string-value="(n) no.476 Top0500" calcext:value-type="string">
            <text:p>(n) no.476 Top0500</text:p>
          </table:table-cell>
          <table:table-cell office:value-type="float" office:value="476" calcext:value-type="float">
            <text:p>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ck</text:p>
          </table:table-cell>
          <table:table-cell/>
          <table:table-cell table:formula="of:=&quot;(n) no.&quot; &amp; [.D478] &amp; &quot; Top0500&quot;" office:value-type="string" office:string-value="(n) no.477 Top0500" calcext:value-type="string">
            <text:p>(n) no.477 Top0500</text:p>
          </table:table-cell>
          <table:table-cell office:value-type="float" office:value="477" calcext:value-type="float">
            <text:p>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table:formula="of:=&quot;(n) no.&quot; &amp; [.D479] &amp; &quot; Top0500&quot;" office:value-type="string" office:string-value="(n) no.478 Top0500" calcext:value-type="string">
            <text:p>(n) no.478 Top0500</text:p>
          </table:table-cell>
          <table:table-cell office:value-type="float" office:value="478" calcext:value-type="float">
            <text:p>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ge</text:p>
          </table:table-cell>
          <table:table-cell/>
          <table:table-cell table:formula="of:=&quot;(n) no.&quot; &amp; [.D480] &amp; &quot; Top0500&quot;" office:value-type="string" office:string-value="(n) no.479 Top0500" calcext:value-type="string">
            <text:p>(n) no.479 Top0500</text:p>
          </table:table-cell>
          <table:table-cell office:value-type="float" office:value="479" calcext:value-type="float">
            <text:p>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hange</text:p>
          </table:table-cell>
          <table:table-cell/>
          <table:table-cell table:formula="of:=&quot;(n) no.&quot; &amp; [.D481] &amp; &quot; Top0500&quot;" office:value-type="string" office:string-value="(n) no.480 Top0500" calcext:value-type="string">
            <text:p>(n) no.480 Top0500</text:p>
          </table:table-cell>
          <table:table-cell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s</text:p>
          </table:table-cell>
          <table:table-cell/>
          <table:table-cell table:formula="of:=&quot;(n) no.&quot; &amp; [.D482] &amp; &quot; Top0500&quot;" office:value-type="string" office:string-value="(n) no.481 Top0500" calcext:value-type="string">
            <text:p>(n) no.481 Top0500</text:p>
          </table:table-cell>
          <table:table-cell office:value-type="float" office:value="481" calcext:value-type="float">
            <text:p>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osition</text:p>
          </table:table-cell>
          <table:table-cell/>
          <table:table-cell table:formula="of:=&quot;(n) no.&quot; &amp; [.D483] &amp; &quot; Top0500&quot;" office:value-type="string" office:string-value="(n) no.482 Top0500" calcext:value-type="string">
            <text:p>(n) no.482 Top0500</text:p>
          </table:table-cell>
          <table:table-cell office:value-type="float" office:value="482" calcext:value-type="float">
            <text:p>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tion</text:p>
          </table:table-cell>
          <table:table-cell/>
          <table:table-cell table:formula="of:=&quot;(n) no.&quot; &amp; [.D484] &amp; &quot; Top0500&quot;" office:value-type="string" office:string-value="(n) no.483 Top0500" calcext:value-type="string">
            <text:p>(n) no.483 Top0500</text:p>
          </table:table-cell>
          <table:table-cell office:value-type="float" office:value="483" calcext:value-type="float">
            <text:p>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ter</text:p>
          </table:table-cell>
          <table:table-cell/>
          <table:table-cell table:formula="of:=&quot;(n) no.&quot; &amp; [.D485] &amp; &quot; Top0500&quot;" office:value-type="string" office:string-value="(n) no.484 Top0500" calcext:value-type="string">
            <text:p>(n) no.484 Top0500</text:p>
          </table:table-cell>
          <table:table-cell office:value-type="float" office:value="484" calcext:value-type="float">
            <text:p>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table:formula="of:=&quot;(n) no.&quot; &amp; [.D486] &amp; &quot; Top0500&quot;" office:value-type="string" office:string-value="(n) no.485 Top0500" calcext:value-type="string">
            <text:p>(n) no.485 Top0500</text:p>
          </table:table-cell>
          <table:table-cell office:value-type="float" office:value="485" calcext:value-type="float">
            <text:p>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ole</text:p>
          </table:table-cell>
          <table:table-cell/>
          <table:table-cell table:formula="of:=&quot;(n) no.&quot; &amp; [.D487] &amp; &quot; Top0500&quot;" office:value-type="string" office:string-value="(n) no.486 Top0500" calcext:value-type="string">
            <text:p>(n) no.486 Top0500</text:p>
          </table:table-cell>
          <table:table-cell office:value-type="float" office:value="486" calcext:value-type="float">
            <text:p>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d</text:p>
          </table:table-cell>
          <table:table-cell/>
          <table:table-cell table:formula="of:=&quot;(n) no.&quot; &amp; [.D488] &amp; &quot; Top0500&quot;" office:value-type="string" office:string-value="(n) no.487 Top0500" calcext:value-type="string">
            <text:p>(n) no.487 Top0500</text:p>
          </table:table-cell>
          <table:table-cell office:value-type="float" office:value="487" calcext:value-type="float">
            <text:p>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angement</text:p>
          </table:table-cell>
          <table:table-cell/>
          <table:table-cell table:formula="of:=&quot;(n) no.&quot; &amp; [.D489] &amp; &quot; Top0500&quot;" office:value-type="string" office:string-value="(n) no.488 Top0500" calcext:value-type="string">
            <text:p>(n) no.488 Top0500</text:p>
          </table:table-cell>
          <table:table-cell office:value-type="float" office:value="488" calcext:value-type="float">
            <text:p>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</text:p>
          </table:table-cell>
          <table:table-cell/>
          <table:table-cell table:formula="of:=&quot;(n) no.&quot; &amp; [.D490] &amp; &quot; Top0500&quot;" office:value-type="string" office:string-value="(n) no.489 Top0500" calcext:value-type="string">
            <text:p>(n) no.489 Top0500</text:p>
          </table:table-cell>
          <table:table-cell office:value-type="float" office:value="489" calcext:value-type="float">
            <text:p>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ecutive</text:p>
          </table:table-cell>
          <table:table-cell/>
          <table:table-cell table:formula="of:=&quot;(n) no.&quot; &amp; [.D491] &amp; &quot; Top0500&quot;" office:value-type="string" office:string-value="(n) no.490 Top0500" calcext:value-type="string">
            <text:p>(n) no.490 Top0500</text:p>
          </table:table-cell>
          <table:table-cell office:value-type="float" office:value="490" calcext:value-type="float">
            <text:p>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ch</text:p>
          </table:table-cell>
          <table:table-cell/>
          <table:table-cell table:formula="of:=&quot;(n) no.&quot; &amp; [.D492] &amp; &quot; Top0500&quot;" office:value-type="string" office:string-value="(n) no.491 Top0500" calcext:value-type="string">
            <text:p>(n) no.491 Top0500</text:p>
          </table:table-cell>
          <table:table-cell office:value-type="float" office:value="491" calcext:value-type="float">
            <text:p>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work</text:p>
          </table:table-cell>
          <table:table-cell/>
          <table:table-cell table:formula="of:=&quot;(n) no.&quot; &amp; [.D493] &amp; &quot; Top0500&quot;" office:value-type="string" office:string-value="(n) no.492 Top0500" calcext:value-type="string">
            <text:p>(n) no.492 Top0500</text:p>
          </table:table-cell>
          <table:table-cell office:value-type="float" office:value="492" calcext:value-type="float">
            <text:p>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&quot;(n) no.&quot; &amp; [.D494] &amp; &quot; Top0500&quot;" office:value-type="string" office:string-value="(n) no.493 Top0500" calcext:value-type="string">
            <text:p>(n) no.493 Top0500</text:p>
          </table:table-cell>
          <table:table-cell office:value-type="float" office:value="493" calcext:value-type="float">
            <text:p>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o</text:p>
          </table:table-cell>
          <table:table-cell/>
          <table:table-cell table:formula="of:=&quot;(n) no.&quot; &amp; [.D495] &amp; &quot; Top0500&quot;" office:value-type="string" office:string-value="(n) no.494 Top0500" calcext:value-type="string">
            <text:p>(n) no.494 Top0500</text:p>
          </table:table-cell>
          <table:table-cell office:value-type="float" office:value="494" calcext:value-type="float">
            <text:p>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lway</text:p>
          </table:table-cell>
          <table:table-cell/>
          <table:table-cell table:formula="of:=&quot;(n) no.&quot; &amp; [.D496] &amp; &quot; Top0500&quot;" office:value-type="string" office:string-value="(n) no.495 Top0500" calcext:value-type="string">
            <text:p>(n) no.495 Top0500</text:p>
          </table:table-cell>
          <table:table-cell office:value-type="float" office:value="495" calcext:value-type="float">
            <text:p>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formula="of:=&quot;(n) no.&quot; &amp; [.D497] &amp; &quot; Top0500&quot;" office:value-type="string" office:string-value="(n) no.496 Top0500" calcext:value-type="string">
            <text:p>(n) no.496 Top0500</text:p>
          </table:table-cell>
          <table:table-cell office:value-type="float" office:value="496" calcext:value-type="float">
            <text:p>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ner</text:p>
          </table:table-cell>
          <table:table-cell/>
          <table:table-cell table:formula="of:=&quot;(n) no.&quot; &amp; [.D498] &amp; &quot; Top0500&quot;" office:value-type="string" office:string-value="(n) no.497 Top0500" calcext:value-type="string">
            <text:p>(n) no.497 Top0500</text:p>
          </table:table-cell>
          <table:table-cell office:value-type="float" office:value="497" calcext:value-type="float">
            <text:p>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ger</text:p>
          </table:table-cell>
          <table:table-cell/>
          <table:table-cell table:formula="of:=&quot;(n) no.&quot; &amp; [.D499] &amp; &quot; Top0500&quot;" office:value-type="string" office:string-value="(n) no.498 Top0500" calcext:value-type="string">
            <text:p>(n) no.498 Top0500</text:p>
          </table:table-cell>
          <table:table-cell office:value-type="float" office:value="498" calcext:value-type="float">
            <text:p>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table:formula="of:=&quot;(n) no.&quot; &amp; [.D500] &amp; &quot; Top0500&quot;" office:value-type="string" office:string-value="(n) no.499 Top0500" calcext:value-type="string">
            <text:p>(n) no.499 Top0500</text:p>
          </table:table-cell>
          <table:table-cell office:value-type="float" office:value="499" calcext:value-type="float">
            <text:p>4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m</text:p>
          </table:table-cell>
          <table:table-cell/>
          <table:table-cell table:formula="of:=&quot;(n) no.&quot; &amp; [.D501] &amp; &quot; Top0500&quot;" office:value-type="string" office:string-value="(n) no.500 Top0500" calcext:value-type="string">
            <text:p>(n) no.500 Top0500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&quot;(n) no.&quot; &amp; [.D502] &amp; &quot; Top1000&quot;" office:value-type="string" office:string-value="(n) no.501 Top1000" calcext:value-type="string">
            <text:p>(n) no.501 Top1000</text:p>
          </table:table-cell>
          <table:table-cell office:value-type="float" office:value="501" calcext:value-type="float">
            <text:p>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table:formula="of:=&quot;(n) no.&quot; &amp; [.D503] &amp; &quot; Top1000&quot;" office:value-type="string" office:string-value="(n) no.502 Top1000" calcext:value-type="string">
            <text:p>(n) no.502 Top1000</text:p>
          </table:table-cell>
          <table:table-cell office:value-type="float" office:value="502" calcext:value-type="float">
            <text:p>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ternoon</text:p>
          </table:table-cell>
          <table:table-cell/>
          <table:table-cell table:formula="of:=&quot;(n) no.&quot; &amp; [.D504] &amp; &quot; Top1000&quot;" office:value-type="string" office:string-value="(n) no.503 Top1000" calcext:value-type="string">
            <text:p>(n) no.503 Top1000</text:p>
          </table:table-cell>
          <table:table-cell office:value-type="float" office:value="503" calcext:value-type="float">
            <text:p>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l</text:p>
          </table:table-cell>
          <table:table-cell/>
          <table:table-cell table:formula="of:=&quot;(n) no.&quot; &amp; [.D505] &amp; &quot; Top1000&quot;" office:value-type="string" office:string-value="(n) no.504 Top1000" calcext:value-type="string">
            <text:p>(n) no.504 Top1000</text:p>
          </table:table-cell>
          <table:table-cell office:value-type="float" office:value="504" calcext:value-type="float">
            <text:p>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me</text:p>
          </table:table-cell>
          <table:table-cell/>
          <table:table-cell table:formula="of:=&quot;(n) no.&quot; &amp; [.D506] &amp; &quot; Top1000&quot;" office:value-type="string" office:string-value="(n) no.505 Top1000" calcext:value-type="string">
            <text:p>(n) no.505 Top1000</text:p>
          </table:table-cell>
          <table:table-cell office:value-type="float" office:value="505" calcext:value-type="float">
            <text:p>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oyee</text:p>
          </table:table-cell>
          <table:table-cell/>
          <table:table-cell table:formula="of:=&quot;(n) no.&quot; &amp; [.D507] &amp; &quot; Top1000&quot;" office:value-type="string" office:string-value="(n) no.506 Top1000" calcext:value-type="string">
            <text:p>(n) no.506 Top1000</text:p>
          </table:table-cell>
          <table:table-cell office:value-type="float" office:value="506" calcext:value-type="float">
            <text:p>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pment</text:p>
          </table:table-cell>
          <table:table-cell/>
          <table:table-cell table:formula="of:=&quot;(n) no.&quot; &amp; [.D508] &amp; &quot; Top1000&quot;" office:value-type="string" office:string-value="(n) no.507 Top1000" calcext:value-type="string">
            <text:p>(n) no.507 Top1000</text:p>
          </table:table-cell>
          <table:table-cell office:value-type="float" office:value="507" calcext:value-type="float">
            <text:p>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chen</text:p>
          </table:table-cell>
          <table:table-cell/>
          <table:table-cell table:formula="of:=&quot;(n) no.&quot; &amp; [.D509] &amp; &quot; Top1000&quot;" office:value-type="string" office:string-value="(n) no.508 Top1000" calcext:value-type="string">
            <text:p>(n) no.508 Top1000</text:p>
          </table:table-cell>
          <table:table-cell office:value-type="float" office:value="508" calcext:value-type="float">
            <text:p>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sage</text:p>
          </table:table-cell>
          <table:table-cell/>
          <table:table-cell table:formula="of:=&quot;(n) no.&quot; &amp; [.D510] &amp; &quot; Top1000&quot;" office:value-type="string" office:string-value="(n) no.509 Top1000" calcext:value-type="string">
            <text:p>(n) no.509 Top1000</text:p>
          </table:table-cell>
          <table:table-cell office:value-type="float" office:value="509" calcext:value-type="float">
            <text:p>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ce</text:p>
          </table:table-cell>
          <table:table-cell/>
          <table:table-cell table:formula="of:=&quot;(n) no.&quot; &amp; [.D511] &amp; &quot; Top1000&quot;" office:value-type="string" office:string-value="(n) no.510 Top1000" calcext:value-type="string">
            <text:p>(n) no.510 Top1000</text:p>
          </table:table-cell>
          <table:table-cell office:value-type="float" office:value="510" calcext:value-type="float">
            <text:p>5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iew</text:p>
          </table:table-cell>
          <table:table-cell/>
          <table:table-cell table:formula="of:=&quot;(n) no.&quot; &amp; [.D512] &amp; &quot; Top1000&quot;" office:value-type="string" office:string-value="(n) no.511 Top1000" calcext:value-type="string">
            <text:p>(n) no.511 Top1000</text:p>
          </table:table-cell>
          <table:table-cell office:value-type="float" office:value="511" calcext:value-type="float">
            <text:p>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le</text:p>
          </table:table-cell>
          <table:table-cell/>
          <table:table-cell table:formula="of:=&quot;(n) no.&quot; &amp; [.D513] &amp; &quot; Top1000&quot;" office:value-type="string" office:string-value="(n) no.512 Top1000" calcext:value-type="string">
            <text:p>(n) no.512 Top1000</text:p>
          </table:table-cell>
          <table:table-cell office:value-type="float" office:value="512" calcext:value-type="float">
            <text:p>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ene</text:p>
          </table:table-cell>
          <table:table-cell/>
          <table:table-cell table:formula="of:=&quot;(n) no.&quot; &amp; [.D514] &amp; &quot; Top1000&quot;" office:value-type="string" office:string-value="(n) no.513 Top1000" calcext:value-type="string">
            <text:p>(n) no.513 Top1000</text:p>
          </table:table-cell>
          <table:table-cell office:value-type="float" office:value="513" calcext:value-type="float">
            <text:p>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ch</text:p>
          </table:table-cell>
          <table:table-cell/>
          <table:table-cell table:formula="of:=&quot;(n) no.&quot; &amp; [.D515] &amp; &quot; Top1000&quot;" office:value-type="string" office:string-value="(n) no.514 Top1000" calcext:value-type="string">
            <text:p>(n) no.514 Top1000</text:p>
          </table:table-cell>
          <table:table-cell office:value-type="float" office:value="514" calcext:value-type="float">
            <text:p>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</text:p>
          </table:table-cell>
          <table:table-cell/>
          <table:table-cell table:formula="of:=&quot;(n) no.&quot; &amp; [.D516] &amp; &quot; Top1000&quot;" office:value-type="string" office:string-value="(n) no.515 Top1000" calcext:value-type="string">
            <text:p>(n) no.515 Top1000</text:p>
          </table:table-cell>
          <table:table-cell office:value-type="float" office:value="515" calcext:value-type="float">
            <text:p>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tegy</text:p>
          </table:table-cell>
          <table:table-cell/>
          <table:table-cell table:formula="of:=&quot;(n) no.&quot; &amp; [.D517] &amp; &quot; Top1000&quot;" office:value-type="string" office:string-value="(n) no.516 Top1000" calcext:value-type="string">
            <text:p>(n) no.516 Top1000</text:p>
          </table:table-cell>
          <table:table-cell office:value-type="float" office:value="516" calcext:value-type="float">
            <text:p>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</text:p>
          </table:table-cell>
          <table:table-cell/>
          <table:table-cell table:formula="of:=&quot;(n) no.&quot; &amp; [.D518] &amp; &quot; Top1000&quot;" office:value-type="string" office:string-value="(n) no.517 Top1000" calcext:value-type="string">
            <text:p>(n) no.517 Top1000</text:p>
          </table:table-cell>
          <table:table-cell office:value-type="float" office:value="517" calcext:value-type="float">
            <text:p>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ession</text:p>
          </table:table-cell>
          <table:table-cell/>
          <table:table-cell table:formula="of:=&quot;(n) no.&quot; &amp; [.D519] &amp; &quot; Top1000&quot;" office:value-type="string" office:string-value="(n) no.518 Top1000" calcext:value-type="string">
            <text:p>(n) no.518 Top1000</text:p>
          </table:table-cell>
          <table:table-cell office:value-type="float" office:value="518" calcext:value-type="float">
            <text:p>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lure</text:p>
          </table:table-cell>
          <table:table-cell/>
          <table:table-cell table:formula="of:=&quot;(n) no.&quot; &amp; [.D520] &amp; &quot; Top1000&quot;" office:value-type="string" office:string-value="(n) no.519 Top1000" calcext:value-type="string">
            <text:p>(n) no.519 Top1000</text:p>
          </table:table-cell>
          <table:table-cell office:value-type="float" office:value="519" calcext:value-type="float">
            <text:p>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table:formula="of:=&quot;(n) no.&quot; &amp; [.D521] &amp; &quot; Top1000&quot;" office:value-type="string" office:string-value="(n) no.520 Top1000" calcext:value-type="string">
            <text:p>(n) no.520 Top1000</text:p>
          </table:table-cell>
          <table:table-cell office:value-type="float" office:value="520" calcext:value-type="float">
            <text:p>5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ner</text:p>
          </table:table-cell>
          <table:table-cell/>
          <table:table-cell table:formula="of:=&quot;(n) no.&quot; &amp; [.D522] &amp; &quot; Top1000&quot;" office:value-type="string" office:string-value="(n) no.521 Top1000" calcext:value-type="string">
            <text:p>(n) no.521 Top1000</text:p>
          </table:table-cell>
          <table:table-cell office:value-type="float" office:value="521" calcext:value-type="float">
            <text:p>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er</text:p>
          </table:table-cell>
          <table:table-cell/>
          <table:table-cell table:formula="of:=&quot;(n) no.&quot; &amp; [.D523] &amp; &quot; Top1000&quot;" office:value-type="string" office:string-value="(n) no.522 Top1000" calcext:value-type="string">
            <text:p>(n) no.522 Top1000</text:p>
          </table:table-cell>
          <table:table-cell office:value-type="float" office:value="522" calcext:value-type="float">
            <text:p>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ulder</text:p>
          </table:table-cell>
          <table:table-cell/>
          <table:table-cell table:formula="of:=&quot;(n) no.&quot; &amp; [.D524] &amp; &quot; Top1000&quot;" office:value-type="string" office:string-value="(n) no.523 Top1000" calcext:value-type="string">
            <text:p>(n) no.523 Top1000</text:p>
          </table:table-cell>
          <table:table-cell office:value-type="float" office:value="523" calcext:value-type="float">
            <text:p>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</text:p>
          </table:table-cell>
          <table:table-cell/>
          <table:table-cell table:formula="of:=&quot;(n) no.&quot; &amp; [.D525] &amp; &quot; Top1000&quot;" office:value-type="string" office:string-value="(n) no.524 Top1000" calcext:value-type="string">
            <text:p>(n) no.524 Top1000</text:p>
          </table:table-cell>
          <table:table-cell office:value-type="float" office:value="524" calcext:value-type="float">
            <text:p>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riage</text:p>
          </table:table-cell>
          <table:table-cell/>
          <table:table-cell table:formula="of:=&quot;(n) no.&quot; &amp; [.D526] &amp; &quot; Top1000&quot;" office:value-type="string" office:string-value="(n) no.525 Top1000" calcext:value-type="string">
            <text:p>(n) no.525 Top1000</text:p>
          </table:table-cell>
          <table:table-cell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formula="of:=&quot;(n) no.&quot; &amp; [.D527] &amp; &quot; Top1000&quot;" office:value-type="string" office:string-value="(n) no.526 Top1000" calcext:value-type="string">
            <text:p>(n) no.526 Top1000</text:p>
          </table:table-cell>
          <table:table-cell office:value-type="float" office:value="526" calcext:value-type="float">
            <text:p>5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</text:p>
          </table:table-cell>
          <table:table-cell/>
          <table:table-cell table:formula="of:=&quot;(n) no.&quot; &amp; [.D528] &amp; &quot; Top1000&quot;" office:value-type="string" office:string-value="(n) no.527 Top1000" calcext:value-type="string">
            <text:p>(n) no.527 Top1000</text:p>
          </table:table-cell>
          <table:table-cell office:value-type="float" office:value="527" calcext:value-type="float">
            <text:p>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th</text:p>
          </table:table-cell>
          <table:table-cell/>
          <table:table-cell table:formula="of:=&quot;(n) no.&quot; &amp; [.D529] &amp; &quot; Top1000&quot;" office:value-type="string" office:string-value="(n) no.528 Top1000" calcext:value-type="string">
            <text:p>(n) no.528 Top1000</text:p>
          </table:table-cell>
          <table:table-cell office:value-type="float" office:value="528" calcext:value-type="float">
            <text:p>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</text:p>
          </table:table-cell>
          <table:table-cell/>
          <table:table-cell table:formula="of:=&quot;(n) no.&quot; &amp; [.D530] &amp; &quot; Top1000&quot;" office:value-type="string" office:string-value="(n) no.529 Top1000" calcext:value-type="string">
            <text:p>(n) no.529 Top1000</text:p>
          </table:table-cell>
          <table:table-cell office:value-type="float" office:value="529" calcext:value-type="float">
            <text:p>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/>
          <table:table-cell table:formula="of:=&quot;(n) no.&quot; &amp; [.D531] &amp; &quot; Top1000&quot;" office:value-type="string" office:string-value="(n) no.530 Top1000" calcext:value-type="string">
            <text:p>(n) no.530 Top1000</text:p>
          </table:table-cell>
          <table:table-cell office:value-type="float" office:value="530" calcext:value-type="float">
            <text:p>5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table:formula="of:=&quot;(n) no.&quot; &amp; [.D532] &amp; &quot; Top1000&quot;" office:value-type="string" office:string-value="(n) no.531 Top1000" calcext:value-type="string">
            <text:p>(n) no.531 Top1000</text:p>
          </table:table-cell>
          <table:table-cell office:value-type="float" office:value="531" calcext:value-type="float">
            <text:p>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spaper</text:p>
          </table:table-cell>
          <table:table-cell/>
          <table:table-cell table:formula="of:=&quot;(n) no.&quot; &amp; [.D533] &amp; &quot; Top1000&quot;" office:value-type="string" office:string-value="(n) no.532 Top1000" calcext:value-type="string">
            <text:p>(n) no.532 Top1000</text:p>
          </table:table-cell>
          <table:table-cell office:value-type="float" office:value="532" calcext:value-type="float">
            <text:p>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t</text:p>
          </table:table-cell>
          <table:table-cell/>
          <table:table-cell table:formula="of:=&quot;(n) no.&quot; &amp; [.D534] &amp; &quot; Top1000&quot;" office:value-type="string" office:string-value="(n) no.533 Top1000" calcext:value-type="string">
            <text:p>(n) no.533 Top1000</text:p>
          </table:table-cell>
          <table:table-cell office:value-type="float" office:value="533" calcext:value-type="float">
            <text:p>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table:formula="of:=&quot;(n) no.&quot; &amp; [.D535] &amp; &quot; Top1000&quot;" office:value-type="string" office:string-value="(n) no.534 Top1000" calcext:value-type="string">
            <text:p>(n) no.534 Top1000</text:p>
          </table:table-cell>
          <table:table-cell office:value-type="float" office:value="534" calcext:value-type="float">
            <text:p>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tence</text:p>
          </table:table-cell>
          <table:table-cell/>
          <table:table-cell table:formula="of:=&quot;(n) no.&quot; &amp; [.D536] &amp; &quot; Top1000&quot;" office:value-type="string" office:string-value="(n) no.535 Top1000" calcext:value-type="string">
            <text:p>(n) no.535 Top1000</text:p>
          </table:table-cell>
          <table:table-cell office:value-type="float" office:value="535" calcext:value-type="float">
            <text:p>5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table:formula="of:=&quot;(n) no.&quot; &amp; [.D537] &amp; &quot; Top1000&quot;" office:value-type="string" office:string-value="(n) no.536 Top1000" calcext:value-type="string">
            <text:p>(n) no.536 Top1000</text:p>
          </table:table-cell>
          <table:table-cell office:value-type="float" office:value="536" calcext:value-type="float">
            <text:p>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al</text:p>
          </table:table-cell>
          <table:table-cell/>
          <table:table-cell table:formula="of:=&quot;(n) no.&quot; &amp; [.D538] &amp; &quot; Top1000&quot;" office:value-type="string" office:string-value="(n) no.537 Top1000" calcext:value-type="string">
            <text:p>(n) no.537 Top1000</text:p>
          </table:table-cell>
          <table:table-cell office:value-type="float" office:value="537" calcext:value-type="float">
            <text:p>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&quot;(n) no.&quot; &amp; [.D539] &amp; &quot; Top1000&quot;" office:value-type="string" office:string-value="(n) no.538 Top1000" calcext:value-type="string">
            <text:p>(n) no.538 Top1000</text:p>
          </table:table-cell>
          <table:table-cell office:value-type="float" office:value="538" calcext:value-type="float">
            <text:p>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ch</text:p>
          </table:table-cell>
          <table:table-cell/>
          <table:table-cell table:formula="of:=&quot;(n) no.&quot; &amp; [.D540] &amp; &quot; Top1000&quot;" office:value-type="string" office:string-value="(n) no.539 Top1000" calcext:value-type="string">
            <text:p>(n) no.539 Top1000</text:p>
          </table:table-cell>
          <table:table-cell office:value-type="float" office:value="539" calcext:value-type="float">
            <text:p>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table:formula="of:=&quot;(n) no.&quot; &amp; [.D541] &amp; &quot; Top1000&quot;" office:value-type="string" office:string-value="(n) no.540 Top1000" calcext:value-type="string">
            <text:p>(n) no.540 Top1000</text:p>
          </table:table-cell>
          <table:table-cell office:value-type="float" office:value="540" calcext:value-type="float">
            <text:p>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gue</text:p>
          </table:table-cell>
          <table:table-cell/>
          <table:table-cell table:formula="of:=&quot;(n) no.&quot; &amp; [.D542] &amp; &quot; Top1000&quot;" office:value-type="string" office:string-value="(n) no.541 Top1000" calcext:value-type="string">
            <text:p>(n) no.541 Top1000</text:p>
          </table:table-cell>
          <table:table-cell office:value-type="float" office:value="541" calcext:value-type="float">
            <text:p>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table:formula="of:=&quot;(n) no.&quot; &amp; [.D543] &amp; &quot; Top1000&quot;" office:value-type="string" office:string-value="(n) no.542 Top1000" calcext:value-type="string">
            <text:p>(n) no.542 Top1000</text:p>
          </table:table-cell>
          <table:table-cell office:value-type="float" office:value="542" calcext:value-type="float">
            <text:p>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ion</text:p>
          </table:table-cell>
          <table:table-cell/>
          <table:table-cell table:formula="of:=&quot;(n) no.&quot; &amp; [.D544] &amp; &quot; Top1000&quot;" office:value-type="string" office:string-value="(n) no.543 Top1000" calcext:value-type="string">
            <text:p>(n) no.543 Top1000</text:p>
          </table:table-cell>
          <table:table-cell office:value-type="float" office:value="543" calcext:value-type="float">
            <text:p>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d</text:p>
          </table:table-cell>
          <table:table-cell/>
          <table:table-cell table:formula="of:=&quot;(n) no.&quot; &amp; [.D545] &amp; &quot; Top1000&quot;" office:value-type="string" office:string-value="(n) no.544 Top1000" calcext:value-type="string">
            <text:p>(n) no.544 Top1000</text:p>
          </table:table-cell>
          <table:table-cell office:value-type="float" office:value="544" calcext:value-type="float">
            <text:p>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ident</text:p>
          </table:table-cell>
          <table:table-cell/>
          <table:table-cell table:formula="of:=&quot;(n) no.&quot; &amp; [.D546] &amp; &quot; Top1000&quot;" office:value-type="string" office:string-value="(n) no.545 Top1000" calcext:value-type="string">
            <text:p>(n) no.545 Top1000</text:p>
          </table:table-cell>
          <table:table-cell office:value-type="float" office:value="545" calcext:value-type="float">
            <text:p>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ubt</text:p>
          </table:table-cell>
          <table:table-cell/>
          <table:table-cell table:formula="of:=&quot;(n) no.&quot; &amp; [.D547] &amp; &quot; Top1000&quot;" office:value-type="string" office:string-value="(n) no.546 Top1000" calcext:value-type="string">
            <text:p>(n) no.546 Top1000</text:p>
          </table:table-cell>
          <table:table-cell office:value-type="float" office:value="546" calcext:value-type="float">
            <text:p>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</text:p>
          </table:table-cell>
          <table:table-cell/>
          <table:table-cell table:formula="of:=&quot;(n) no.&quot; &amp; [.D548] &amp; &quot; Top1000&quot;" office:value-type="string" office:string-value="(n) no.547 Top1000" calcext:value-type="string">
            <text:p>(n) no.547 Top1000</text:p>
          </table:table-cell>
          <table:table-cell office:value-type="float" office:value="547" calcext:value-type="float">
            <text:p>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</text:p>
          </table:table-cell>
          <table:table-cell/>
          <table:table-cell table:formula="of:=&quot;(n) no.&quot; &amp; [.D549] &amp; &quot; Top1000&quot;" office:value-type="string" office:string-value="(n) no.548 Top1000" calcext:value-type="string">
            <text:p>(n) no.548 Top1000</text:p>
          </table:table-cell>
          <table:table-cell office:value-type="float" office:value="548" calcext:value-type="float">
            <text:p>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n</text:p>
          </table:table-cell>
          <table:table-cell/>
          <table:table-cell table:formula="of:=&quot;(n) no.&quot; &amp; [.D550] &amp; &quot; Top1000&quot;" office:value-type="string" office:string-value="(n) no.549 Top1000" calcext:value-type="string">
            <text:p>(n) no.549 Top1000</text:p>
          </table:table-cell>
          <table:table-cell office:value-type="float" office:value="549" calcext:value-type="float">
            <text:p>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rit</text:p>
          </table:table-cell>
          <table:table-cell/>
          <table:table-cell table:formula="of:=&quot;(n) no.&quot; &amp; [.D551] &amp; &quot; Top1000&quot;" office:value-type="string" office:string-value="(n) no.550 Top1000" calcext:value-type="string">
            <text:p>(n) no.550 Top1000</text:p>
          </table:table-cell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dio</text:p>
          </table:table-cell>
          <table:table-cell/>
          <table:table-cell table:formula="of:=&quot;(n) no.&quot; &amp; [.D552] &amp; &quot; Top1000&quot;" office:value-type="string" office:string-value="(n) no.551 Top1000" calcext:value-type="string">
            <text:p>(n) no.551 Top1000</text:p>
          </table:table-cell>
          <table:table-cell office:value-type="float" office:value="551" calcext:value-type="float">
            <text:p>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table:formula="of:=&quot;(n) no.&quot; &amp; [.D553] &amp; &quot; Top1000&quot;" office:value-type="string" office:string-value="(n) no.552 Top1000" calcext:value-type="string">
            <text:p>(n) no.552 Top1000</text:p>
          </table:table-cell>
          <table:table-cell office:value-type="float" office:value="552" calcext:value-type="float">
            <text:p>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act</text:p>
          </table:table-cell>
          <table:table-cell/>
          <table:table-cell table:formula="of:=&quot;(n) no.&quot; &amp; [.D554] &amp; &quot; Top1000&quot;" office:value-type="string" office:string-value="(n) no.553 Top1000" calcext:value-type="string">
            <text:p>(n) no.553 Top1000</text:p>
          </table:table-cell>
          <table:table-cell office:value-type="float" office:value="553" calcext:value-type="float">
            <text:p>5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icial</text:p>
          </table:table-cell>
          <table:table-cell/>
          <table:table-cell table:formula="of:=&quot;(n) no.&quot; &amp; [.D555] &amp; &quot; Top1000&quot;" office:value-type="string" office:string-value="(n) no.554 Top1000" calcext:value-type="string">
            <text:p>(n) no.554 Top1000</text:p>
          </table:table-cell>
          <table:table-cell office:value-type="float" office:value="554" calcext:value-type="float">
            <text:p>5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ngth</text:p>
          </table:table-cell>
          <table:table-cell/>
          <table:table-cell table:formula="of:=&quot;(n) no.&quot; &amp; [.D556] &amp; &quot; Top1000&quot;" office:value-type="string" office:string-value="(n) no.555 Top1000" calcext:value-type="string">
            <text:p>(n) no.555 Top1000</text:p>
          </table:table-cell>
          <table:table-cell office:value-type="float" office:value="555" calcext:value-type="float">
            <text:p>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h</text:p>
          </table:table-cell>
          <table:table-cell/>
          <table:table-cell table:formula="of:=&quot;(n) no.&quot; &amp; [.D557] &amp; &quot; Top1000&quot;" office:value-type="string" office:string-value="(n) no.556 Top1000" calcext:value-type="string">
            <text:p>(n) no.556 Top1000</text:p>
          </table:table-cell>
          <table:table-cell office:value-type="float" office:value="556" calcext:value-type="float">
            <text:p>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ibution</text:p>
          </table:table-cell>
          <table:table-cell/>
          <table:table-cell table:formula="of:=&quot;(n) no.&quot; &amp; [.D558] &amp; &quot; Top1000&quot;" office:value-type="string" office:string-value="(n) no.557 Top1000" calcext:value-type="string">
            <text:p>(n) no.557 Top1000</text:p>
          </table:table-cell>
          <table:table-cell office:value-type="float" office:value="557" calcext:value-type="float">
            <text:p>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ate</text:p>
          </table:table-cell>
          <table:table-cell/>
          <table:table-cell table:formula="of:=&quot;(n) no.&quot; &amp; [.D559] &amp; &quot; Top1000&quot;" office:value-type="string" office:string-value="(n) no.558 Top1000" calcext:value-type="string">
            <text:p>(n) no.558 Top1000</text:p>
          </table:table-cell>
          <table:table-cell office:value-type="float" office:value="558" calcext:value-type="float">
            <text:p>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table:formula="of:=&quot;(n) no.&quot; &amp; [.D560] &amp; &quot; Top1000&quot;" office:value-type="string" office:string-value="(n) no.559 Top1000" calcext:value-type="string">
            <text:p>(n) no.559 Top1000</text:p>
          </table:table-cell>
          <table:table-cell office:value-type="float" office:value="559" calcext:value-type="float">
            <text:p>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eum</text:p>
          </table:table-cell>
          <table:table-cell/>
          <table:table-cell table:formula="of:=&quot;(n) no.&quot; &amp; [.D561] &amp; &quot; Top1000&quot;" office:value-type="string" office:string-value="(n) no.560 Top1000" calcext:value-type="string">
            <text:p>(n) no.560 Top1000</text:p>
          </table:table-cell>
          <table:table-cell office:value-type="float" office:value="560" calcext:value-type="float">
            <text:p>5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orm</text:p>
          </table:table-cell>
          <table:table-cell/>
          <table:table-cell table:formula="of:=&quot;(n) no.&quot; &amp; [.D562] &amp; &quot; Top1000&quot;" office:value-type="string" office:string-value="(n) no.561 Top1000" calcext:value-type="string">
            <text:p>(n) no.561 Top1000</text:p>
          </table:table-cell>
          <table:table-cell office:value-type="float" office:value="561" calcext:value-type="float">
            <text:p>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PE</text:p>
          </table:table-cell>
          <table:table-cell/>
          <table:table-cell table:formula="of:=&quot;(n) no.&quot; &amp; [.D563] &amp; &quot; Top1000&quot;" office:value-type="string" office:string-value="(n) no.562 Top1000" calcext:value-type="string">
            <text:p>(n) no.562 Top1000</text:p>
          </table:table-cell>
          <table:table-cell office:value-type="float" office:value="562" calcext:value-type="float">
            <text:p>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rt</text:p>
          </table:table-cell>
          <table:table-cell/>
          <table:table-cell table:formula="of:=&quot;(n) no.&quot; &amp; [.D564] &amp; &quot; Top1000&quot;" office:value-type="string" office:string-value="(n) no.563 Top1000" calcext:value-type="string">
            <text:p>(n) no.563 Top1000</text:p>
          </table:table-cell>
          <table:table-cell office:value-type="float" office:value="563" calcext:value-type="float">
            <text:p>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nt</text:p>
          </table:table-cell>
          <table:table-cell/>
          <table:table-cell table:formula="of:=&quot;(n) no.&quot; &amp; [.D565] &amp; &quot; Top1000&quot;" office:value-type="string" office:string-value="(n) no.564 Top1000" calcext:value-type="string">
            <text:p>(n) no.564 Top1000</text:p>
          </table:table-cell>
          <table:table-cell office:value-type="float" office:value="564" calcext:value-type="float">
            <text:p>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ist</text:p>
          </table:table-cell>
          <table:table-cell/>
          <table:table-cell table:formula="of:=&quot;(n) no.&quot; &amp; [.D566] &amp; &quot; Top1000&quot;" office:value-type="string" office:string-value="(n) no.565 Top1000" calcext:value-type="string">
            <text:p>(n) no.565 Top1000</text:p>
          </table:table-cell>
          <table:table-cell office:value-type="float" office:value="565" calcext:value-type="float">
            <text:p>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</text:p>
          </table:table-cell>
          <table:table-cell/>
          <table:table-cell table:formula="of:=&quot;(n) no.&quot; &amp; [.D567] &amp; &quot; Top1000&quot;" office:value-type="string" office:string-value="(n) no.566 Top1000" calcext:value-type="string">
            <text:p>(n) no.566 Top1000</text:p>
          </table:table-cell>
          <table:table-cell office:value-type="float" office:value="566" calcext:value-type="float">
            <text:p>5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r</text:p>
          </table:table-cell>
          <table:table-cell/>
          <table:table-cell table:formula="of:=&quot;(n) no.&quot; &amp; [.D568] &amp; &quot; Top1000&quot;" office:value-type="string" office:string-value="(n) no.567 Top1000" calcext:value-type="string">
            <text:p>(n) no.567 Top1000</text:p>
          </table:table-cell>
          <table:table-cell office:value-type="float" office:value="567" calcext:value-type="float">
            <text:p>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nce</text:p>
          </table:table-cell>
          <table:table-cell/>
          <table:table-cell table:formula="of:=&quot;(n) no.&quot; &amp; [.D569] &amp; &quot; Top1000&quot;" office:value-type="string" office:string-value="(n) no.568 Top1000" calcext:value-type="string">
            <text:p>(n) no.568 Top1000</text:p>
          </table:table-cell>
          <table:table-cell office:value-type="float" office:value="568" calcext:value-type="float">
            <text:p>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ection</text:p>
          </table:table-cell>
          <table:table-cell/>
          <table:table-cell table:formula="of:=&quot;(n) no.&quot; &amp; [.D570] &amp; &quot; Top1000&quot;" office:value-type="string" office:string-value="(n) no.569 Top1000" calcext:value-type="string">
            <text:p>(n) no.569 Top1000</text:p>
          </table:table-cell>
          <table:table-cell office:value-type="float" office:value="569" calcext:value-type="float">
            <text:p>5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</text:p>
          </table:table-cell>
          <table:table-cell/>
          <table:table-cell table:formula="of:=&quot;(n) no.&quot; &amp; [.D571] &amp; &quot; Top1000&quot;" office:value-type="string" office:string-value="(n) no.570 Top1000" calcext:value-type="string">
            <text:p>(n) no.570 Top1000</text:p>
          </table:table-cell>
          <table:table-cell office:value-type="float" office:value="570" calcext:value-type="float">
            <text:p>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didate</text:p>
          </table:table-cell>
          <table:table-cell/>
          <table:table-cell table:formula="of:=&quot;(n) no.&quot; &amp; [.D572] &amp; &quot; Top1000&quot;" office:value-type="string" office:string-value="(n) no.571 Top1000" calcext:value-type="string">
            <text:p>(n) no.571 Top1000</text:p>
          </table:table-cell>
          <table:table-cell office:value-type="float" office:value="571" calcext:value-type="float">
            <text:p>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ver</text:p>
          </table:table-cell>
          <table:table-cell/>
          <table:table-cell table:formula="of:=&quot;(n) no.&quot; &amp; [.D573] &amp; &quot; Top1000&quot;" office:value-type="string" office:string-value="(n) no.572 Top1000" calcext:value-type="string">
            <text:p>(n) no.572 Top1000</text:p>
          </table:table-cell>
          <table:table-cell office:value-type="float" office:value="572" calcext:value-type="float">
            <text:p>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pe</text:p>
          </table:table-cell>
          <table:table-cell/>
          <table:table-cell table:formula="of:=&quot;(n) no.&quot; &amp; [.D574] &amp; &quot; Top1000&quot;" office:value-type="string" office:string-value="(n) no.573 Top1000" calcext:value-type="string">
            <text:p>(n) no.573 Top1000</text:p>
          </table:table-cell>
          <table:table-cell office:value-type="float" office:value="573" calcext:value-type="float">
            <text:p>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</text:p>
          </table:table-cell>
          <table:table-cell/>
          <table:table-cell table:formula="of:=&quot;(n) no.&quot; &amp; [.D575] &amp; &quot; Top1000&quot;" office:value-type="string" office:string-value="(n) no.574 Top1000" calcext:value-type="string">
            <text:p>(n) no.574 Top1000</text:p>
          </table:table-cell>
          <table:table-cell office:value-type="float" office:value="574" calcext:value-type="float">
            <text:p>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ning</text:p>
          </table:table-cell>
          <table:table-cell/>
          <table:table-cell table:formula="of:=&quot;(n) no.&quot; &amp; [.D576] &amp; &quot; Top1000&quot;" office:value-type="string" office:string-value="(n) no.575 Top1000" calcext:value-type="string">
            <text:p>(n) no.575 Top1000</text:p>
          </table:table-cell>
          <table:table-cell office:value-type="float" office:value="575" calcext:value-type="float">
            <text:p>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en</text:p>
          </table:table-cell>
          <table:table-cell/>
          <table:table-cell table:formula="of:=&quot;(n) no.&quot; &amp; [.D577] &amp; &quot; Top1000&quot;" office:value-type="string" office:string-value="(n) no.576 Top1000" calcext:value-type="string">
            <text:p>(n) no.576 Top1000</text:p>
          </table:table-cell>
          <table:table-cell office:value-type="float" office:value="576" calcext:value-type="float">
            <text:p>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te</text:p>
          </table:table-cell>
          <table:table-cell/>
          <table:table-cell table:formula="of:=&quot;(n) no.&quot; &amp; [.D578] &amp; &quot; Top1000&quot;" office:value-type="string" office:string-value="(n) no.577 Top1000" calcext:value-type="string">
            <text:p>(n) no.577 Top1000</text:p>
          </table:table-cell>
          <table:table-cell office:value-type="float" office:value="577" calcext:value-type="float">
            <text:p>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table:formula="of:=&quot;(n) no.&quot; &amp; [.D579] &amp; &quot; Top1000&quot;" office:value-type="string" office:string-value="(n) no.578 Top1000" calcext:value-type="string">
            <text:p>(n) no.578 Top1000</text:p>
          </table:table-cell>
          <table:table-cell office:value-type="float" office:value="578" calcext:value-type="float">
            <text:p>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quence</text:p>
          </table:table-cell>
          <table:table-cell/>
          <table:table-cell table:formula="of:=&quot;(n) no.&quot; &amp; [.D580] &amp; &quot; Top1000&quot;" office:value-type="string" office:string-value="(n) no.579 Top1000" calcext:value-type="string">
            <text:p>(n) no.579 Top1000</text:p>
          </table:table-cell>
          <table:table-cell office:value-type="float" office:value="579" calcext:value-type="float">
            <text:p>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ercise</text:p>
          </table:table-cell>
          <table:table-cell/>
          <table:table-cell table:formula="of:=&quot;(n) no.&quot; &amp; [.D581] &amp; &quot; Top1000&quot;" office:value-type="string" office:string-value="(n) no.580 Top1000" calcext:value-type="string">
            <text:p>(n) no.580 Top1000</text:p>
          </table:table-cell>
          <table:table-cell office:value-type="float" office:value="580" calcext:value-type="float">
            <text:p>5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table:formula="of:=&quot;(n) no.&quot; &amp; [.D582] &amp; &quot; Top1000&quot;" office:value-type="string" office:string-value="(n) no.581 Top1000" calcext:value-type="string">
            <text:p>(n) no.581 Top1000</text:p>
          </table:table-cell>
          <table:table-cell office:value-type="float" office:value="581" calcext:value-type="float">
            <text:p>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ssment</text:p>
          </table:table-cell>
          <table:table-cell/>
          <table:table-cell table:formula="of:=&quot;(n) no.&quot; &amp; [.D583] &amp; &quot; Top1000&quot;" office:value-type="string" office:string-value="(n) no.582 Top1000" calcext:value-type="string">
            <text:p>(n) no.582 Top1000</text:p>
          </table:table-cell>
          <table:table-cell office:value-type="float" office:value="582" calcext:value-type="float">
            <text:p>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ginning</text:p>
          </table:table-cell>
          <table:table-cell/>
          <table:table-cell table:formula="of:=&quot;(n) no.&quot; &amp; [.D584] &amp; &quot; Top1000&quot;" office:value-type="string" office:string-value="(n) no.583 Top1000" calcext:value-type="string">
            <text:p>(n) no.583 Top1000</text:p>
          </table:table-cell>
          <table:table-cell office:value-type="float" office:value="583" calcext:value-type="float">
            <text:p>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ideration</text:p>
          </table:table-cell>
          <table:table-cell/>
          <table:table-cell table:formula="of:=&quot;(n) no.&quot; &amp; [.D585] &amp; &quot; Top1000&quot;" office:value-type="string" office:string-value="(n) no.584 Top1000" calcext:value-type="string">
            <text:p>(n) no.584 Top1000</text:p>
          </table:table-cell>
          <table:table-cell office:value-type="float" office:value="584" calcext:value-type="float">
            <text:p>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</text:p>
          </table:table-cell>
          <table:table-cell/>
          <table:table-cell table:formula="of:=&quot;(n) no.&quot; &amp; [.D586] &amp; &quot; Top1000&quot;" office:value-type="string" office:string-value="(n) no.585 Top1000" calcext:value-type="string">
            <text:p>(n) no.585 Top1000</text:p>
          </table:table-cell>
          <table:table-cell office:value-type="float" office:value="585" calcext:value-type="float">
            <text:p>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rtion</text:p>
          </table:table-cell>
          <table:table-cell/>
          <table:table-cell table:formula="of:=&quot;(n) no.&quot; &amp; [.D587] &amp; &quot; Top1000&quot;" office:value-type="string" office:string-value="(n) no.586 Top1000" calcext:value-type="string">
            <text:p>(n) no.586 Top1000</text:p>
          </table:table-cell>
          <table:table-cell office:value-type="float" office:value="586" calcext:value-type="float">
            <text:p>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te</text:p>
          </table:table-cell>
          <table:table-cell/>
          <table:table-cell table:formula="of:=&quot;(n) no.&quot; &amp; [.D588] &amp; &quot; Top1000&quot;" office:value-type="string" office:string-value="(n) no.587 Top1000" calcext:value-type="string">
            <text:p>(n) no.587 Top1000</text:p>
          </table:table-cell>
          <table:table-cell office:value-type="float" office:value="587" calcext:value-type="float">
            <text:p>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table:formula="of:=&quot;(n) no.&quot; &amp; [.D589] &amp; &quot; Top1000&quot;" office:value-type="string" office:string-value="(n) no.588 Top1000" calcext:value-type="string">
            <text:p>(n) no.588 Top1000</text:p>
          </table:table-cell>
          <table:table-cell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table:formula="of:=&quot;(n) no.&quot; &amp; [.D590] &amp; &quot; Top1000&quot;" office:value-type="string" office:string-value="(n) no.589 Top1000" calcext:value-type="string">
            <text:p>(n) no.589 Top1000</text:p>
          </table:table-cell>
          <table:table-cell office:value-type="float" office:value="589" calcext:value-type="float">
            <text:p>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act</text:p>
          </table:table-cell>
          <table:table-cell/>
          <table:table-cell table:formula="of:=&quot;(n) no.&quot; &amp; [.D591] &amp; &quot; Top1000&quot;" office:value-type="string" office:string-value="(n) no.590 Top1000" calcext:value-type="string">
            <text:p>(n) no.590 Top1000</text:p>
          </table:table-cell>
          <table:table-cell office:value-type="float" office:value="590" calcext:value-type="float">
            <text:p>5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rstanding</text:p>
          </table:table-cell>
          <table:table-cell/>
          <table:table-cell table:formula="of:=&quot;(n) no.&quot; &amp; [.D592] &amp; &quot; Top1000&quot;" office:value-type="string" office:string-value="(n) no.591 Top1000" calcext:value-type="string">
            <text:p>(n) no.591 Top1000</text:p>
          </table:table-cell>
          <table:table-cell office:value-type="float" office:value="591" calcext:value-type="float">
            <text:p>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ger</text:p>
          </table:table-cell>
          <table:table-cell/>
          <table:table-cell table:formula="of:=&quot;(n) no.&quot; &amp; [.D593] &amp; &quot; Top1000&quot;" office:value-type="string" office:string-value="(n) no.592 Top1000" calcext:value-type="string">
            <text:p>(n) no.592 Top1000</text:p>
          </table:table-cell>
          <table:table-cell office:value-type="float" office:value="592" calcext:value-type="float">
            <text:p>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wer</text:p>
          </table:table-cell>
          <table:table-cell/>
          <table:table-cell table:formula="of:=&quot;(n) no.&quot; &amp; [.D594] &amp; &quot; Top1000&quot;" office:value-type="string" office:string-value="(n) no.593 Top1000" calcext:value-type="string">
            <text:p>(n) no.593 Top1000</text:p>
          </table:table-cell>
          <table:table-cell office:value-type="float" office:value="593" calcext:value-type="float">
            <text:p>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</text:p>
          </table:table-cell>
          <table:table-cell/>
          <table:table-cell table:formula="of:=&quot;(n) no.&quot; &amp; [.D595] &amp; &quot; Top1000&quot;" office:value-type="string" office:string-value="(n) no.594 Top1000" calcext:value-type="string">
            <text:p>(n) no.594 Top1000</text:p>
          </table:table-cell>
          <table:table-cell office:value-type="float" office:value="594" calcext:value-type="float">
            <text:p>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h</text:p>
          </table:table-cell>
          <table:table-cell/>
          <table:table-cell table:formula="of:=&quot;(n) no.&quot; &amp; [.D596] &amp; &quot; Top1000&quot;" office:value-type="string" office:string-value="(n) no.595 Top1000" calcext:value-type="string">
            <text:p>(n) no.595 Top1000</text:p>
          </table:table-cell>
          <table:table-cell office:value-type="float" office:value="595" calcext:value-type="float">
            <text:p>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ction</text:p>
          </table:table-cell>
          <table:table-cell/>
          <table:table-cell table:formula="of:=&quot;(n) no.&quot; &amp; [.D597] &amp; &quot; Top1000&quot;" office:value-type="string" office:string-value="(n) no.596 Top1000" calcext:value-type="string">
            <text:p>(n) no.596 Top1000</text:p>
          </table:table-cell>
          <table:table-cell office:value-type="float" office:value="596" calcext:value-type="float">
            <text:p>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k</text:p>
          </table:table-cell>
          <table:table-cell/>
          <table:table-cell table:formula="of:=&quot;(n) no.&quot; &amp; [.D598] &amp; &quot; Top1000&quot;" office:value-type="string" office:string-value="(n) no.597 Top1000" calcext:value-type="string">
            <text:p>(n) no.597 Top1000</text:p>
          </table:table-cell>
          <table:table-cell office:value-type="float" office:value="597" calcext:value-type="float">
            <text:p>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</text:p>
          </table:table-cell>
          <table:table-cell/>
          <table:table-cell table:formula="of:=&quot;(n) no.&quot; &amp; [.D599] &amp; &quot; Top1000&quot;" office:value-type="string" office:string-value="(n) no.598 Top1000" calcext:value-type="string">
            <text:p>(n) no.598 Top1000</text:p>
          </table:table-cell>
          <table:table-cell office:value-type="float" office:value="598" calcext:value-type="float">
            <text:p>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m</text:p>
          </table:table-cell>
          <table:table-cell/>
          <table:table-cell table:formula="of:=&quot;(n) no.&quot; &amp; [.D600] &amp; &quot; Top1000&quot;" office:value-type="string" office:string-value="(n) no.599 Top1000" calcext:value-type="string">
            <text:p>(n) no.599 Top1000</text:p>
          </table:table-cell>
          <table:table-cell office:value-type="float" office:value="599" calcext:value-type="float">
            <text:p>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g</text:p>
          </table:table-cell>
          <table:table-cell/>
          <table:table-cell table:formula="of:=&quot;(n) no.&quot; &amp; [.D601] &amp; &quot; Top1000&quot;" office:value-type="string" office:string-value="(n) no.600 Top1000" calcext:value-type="string">
            <text:p>(n) no.600 Top1000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ief</text:p>
          </table:table-cell>
          <table:table-cell/>
          <table:table-cell table:formula="of:=&quot;(n) no.&quot; &amp; [.D602] &amp; &quot; Top1000&quot;" office:value-type="string" office:string-value="(n) no.601 Top1000" calcext:value-type="string">
            <text:p>(n) no.601 Top1000</text:p>
          </table:table-cell>
          <table:table-cell office:value-type="float" office:value="601" calcext:value-type="float">
            <text:p>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table:formula="of:=&quot;(n) no.&quot; &amp; [.D603] &amp; &quot; Top1000&quot;" office:value-type="string" office:string-value="(n) no.602 Top1000" calcext:value-type="string">
            <text:p>(n) no.602 Top1000</text:p>
          </table:table-cell>
          <table:table-cell office:value-type="float" office:value="602" calcext:value-type="float">
            <text:p>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lusion</text:p>
          </table:table-cell>
          <table:table-cell/>
          <table:table-cell table:formula="of:=&quot;(n) no.&quot; &amp; [.D604] &amp; &quot; Top1000&quot;" office:value-type="string" office:string-value="(n) no.603 Top1000" calcext:value-type="string">
            <text:p>(n) no.603 Top1000</text:p>
          </table:table-cell>
          <table:table-cell office:value-type="float" office:value="603" calcext:value-type="float">
            <text:p>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nt</text:p>
          </table:table-cell>
          <table:table-cell/>
          <table:table-cell table:formula="of:=&quot;(n) no.&quot; &amp; [.D605] &amp; &quot; Top1000&quot;" office:value-type="string" office:string-value="(n) no.604 Top1000" calcext:value-type="string">
            <text:p>(n) no.604 Top1000</text:p>
          </table:table-cell>
          <table:table-cell office:value-type="float" office:value="604" calcext:value-type="float">
            <text:p>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</text:p>
          </table:table-cell>
          <table:table-cell/>
          <table:table-cell table:formula="of:=&quot;(n) no.&quot; &amp; [.D606] &amp; &quot; Top1000&quot;" office:value-type="string" office:string-value="(n) no.605 Top1000" calcext:value-type="string">
            <text:p>(n) no.605 Top1000</text:p>
          </table:table-cell>
          <table:table-cell office:value-type="float" office:value="605" calcext:value-type="float">
            <text:p>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table:formula="of:=&quot;(n) no.&quot; &amp; [.D607] &amp; &quot; Top1000&quot;" office:value-type="string" office:string-value="(n) no.606 Top1000" calcext:value-type="string">
            <text:p>(n) no.606 Top1000</text:p>
          </table:table-cell>
          <table:table-cell office:value-type="float" office:value="606" calcext:value-type="float">
            <text:p>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ce</text:p>
          </table:table-cell>
          <table:table-cell/>
          <table:table-cell table:formula="of:=&quot;(n) no.&quot; &amp; [.D608] &amp; &quot; Top1000&quot;" office:value-type="string" office:string-value="(n) no.607 Top1000" calcext:value-type="string">
            <text:p>(n) no.607 Top1000</text:p>
          </table:table-cell>
          <table:table-cell office:value-type="float" office:value="607" calcext:value-type="float">
            <text:p>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table:formula="of:=&quot;(n) no.&quot; &amp; [.D609] &amp; &quot; Top1000&quot;" office:value-type="string" office:string-value="(n) no.608 Top1000" calcext:value-type="string">
            <text:p>(n) no.608 Top1000</text:p>
          </table:table-cell>
          <table:table-cell office:value-type="float" office:value="608" calcext:value-type="float">
            <text:p>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in</text:p>
          </table:table-cell>
          <table:table-cell/>
          <table:table-cell table:formula="of:=&quot;(n) no.&quot; &amp; [.D610] &amp; &quot; Top1000&quot;" office:value-type="string" office:string-value="(n) no.609 Top1000" calcext:value-type="string">
            <text:p>(n) no.609 Top1000</text:p>
          </table:table-cell>
          <table:table-cell office:value-type="float" office:value="609" calcext:value-type="float">
            <text:p>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at</text:p>
          </table:table-cell>
          <table:table-cell/>
          <table:table-cell table:formula="of:=&quot;(n) no.&quot; &amp; [.D611] &amp; &quot; Top1000&quot;" office:value-type="string" office:string-value="(n) no.610 Top1000" calcext:value-type="string">
            <text:p>(n) no.610 Top1000</text:p>
          </table:table-cell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d</text:p>
          </table:table-cell>
          <table:table-cell/>
          <table:table-cell table:formula="of:=&quot;(n) no.&quot; &amp; [.D612] &amp; &quot; Top1000&quot;" office:value-type="string" office:string-value="(n) no.611 Top1000" calcext:value-type="string">
            <text:p>(n) no.611 Top1000</text:p>
          </table:table-cell>
          <table:table-cell office:value-type="float" office:value="611" calcext:value-type="float">
            <text:p>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ate</text:p>
          </table:table-cell>
          <table:table-cell/>
          <table:table-cell table:formula="of:=&quot;(n) no.&quot; &amp; [.D613] &amp; &quot; Top1000&quot;" office:value-type="string" office:string-value="(n) no.612 Top1000" calcext:value-type="string">
            <text:p>(n) no.612 Top1000</text:p>
          </table:table-cell>
          <table:table-cell office:value-type="float" office:value="612" calcext:value-type="float">
            <text:p>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on</text:p>
          </table:table-cell>
          <table:table-cell/>
          <table:table-cell table:formula="of:=&quot;(n) no.&quot; &amp; [.D614] &amp; &quot; Top1000&quot;" office:value-type="string" office:string-value="(n) no.613 Top1000" calcext:value-type="string">
            <text:p>(n) no.613 Top1000</text:p>
          </table:table-cell>
          <table:table-cell office:value-type="float" office:value="613" calcext:value-type="float">
            <text:p>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lity</text:p>
          </table:table-cell>
          <table:table-cell/>
          <table:table-cell table:formula="of:=&quot;(n) no.&quot; &amp; [.D615] &amp; &quot; Top1000&quot;" office:value-type="string" office:string-value="(n) no.614 Top1000" calcext:value-type="string">
            <text:p>(n) no.614 Top1000</text:p>
          </table:table-cell>
          <table:table-cell office:value-type="float" office:value="614" calcext:value-type="float">
            <text:p>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ht</text:p>
          </table:table-cell>
          <table:table-cell/>
          <table:table-cell table:formula="of:=&quot;(n) no.&quot; &amp; [.D616] &amp; &quot; Top1000&quot;" office:value-type="string" office:string-value="(n) no.615 Top1000" calcext:value-type="string">
            <text:p>(n) no.615 Top1000</text:p>
          </table:table-cell>
          <table:table-cell office:value-type="float" office:value="615" calcext:value-type="float">
            <text:p>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table:formula="of:=&quot;(n) no.&quot; &amp; [.D617] &amp; &quot; Top1000&quot;" office:value-type="string" office:string-value="(n) no.616 Top1000" calcext:value-type="string">
            <text:p>(n) no.616 Top1000</text:p>
          </table:table-cell>
          <table:table-cell office:value-type="float" office:value="616" calcext:value-type="float">
            <text:p>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ter</text:p>
          </table:table-cell>
          <table:table-cell/>
          <table:table-cell table:formula="of:=&quot;(n) no.&quot; &amp; [.D618] &amp; &quot; Top1000&quot;" office:value-type="string" office:string-value="(n) no.617 Top1000" calcext:value-type="string">
            <text:p>(n) no.617 Top1000</text:p>
          </table:table-cell>
          <table:table-cell office:value-type="float" office:value="617" calcext:value-type="float">
            <text:p>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bt</text:p>
          </table:table-cell>
          <table:table-cell/>
          <table:table-cell table:formula="of:=&quot;(n) no.&quot; &amp; [.D619] &amp; &quot; Top1000&quot;" office:value-type="string" office:string-value="(n) no.618 Top1000" calcext:value-type="string">
            <text:p>(n) no.618 Top1000</text:p>
          </table:table-cell>
          <table:table-cell office:value-type="float" office:value="618" calcext:value-type="float">
            <text:p>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loyer</text:p>
          </table:table-cell>
          <table:table-cell/>
          <table:table-cell table:formula="of:=&quot;(n) no.&quot; &amp; [.D620] &amp; &quot; Top1000&quot;" office:value-type="string" office:string-value="(n) no.619 Top1000" calcext:value-type="string">
            <text:p>(n) no.619 Top1000</text:p>
          </table:table-cell>
          <table:table-cell office:value-type="float" office:value="619" calcext:value-type="float">
            <text:p>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ive</text:p>
          </table:table-cell>
          <table:table-cell/>
          <table:table-cell table:formula="of:=&quot;(n) no.&quot; &amp; [.D621] &amp; &quot; Top1000&quot;" office:value-type="string" office:string-value="(n) no.620 Top1000" calcext:value-type="string">
            <text:p>(n) no.620 Top1000</text:p>
          </table:table-cell>
          <table:table-cell office:value-type="float" office:value="620" calcext:value-type="float">
            <text:p>6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r</text:p>
          </table:table-cell>
          <table:table-cell/>
          <table:table-cell table:formula="of:=&quot;(n) no.&quot; &amp; [.D622] &amp; &quot; Top1000&quot;" office:value-type="string" office:string-value="(n) no.621 Top1000" calcext:value-type="string">
            <text:p>(n) no.621 Top1000</text:p>
          </table:table-cell>
          <table:table-cell office:value-type="float" office:value="621" calcext:value-type="float">
            <text:p>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table:formula="of:=&quot;(n) no.&quot; &amp; [.D623] &amp; &quot; Top1000&quot;" office:value-type="string" office:string-value="(n) no.622 Top1000" calcext:value-type="string">
            <text:p>(n) no.622 Top1000</text:p>
          </table:table-cell>
          <table:table-cell office:value-type="float" office:value="622" calcext:value-type="float">
            <text:p>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ekend</text:p>
          </table:table-cell>
          <table:table-cell/>
          <table:table-cell table:formula="of:=&quot;(n) no.&quot; &amp; [.D624] &amp; &quot; Top1000&quot;" office:value-type="string" office:string-value="(n) no.623 Top1000" calcext:value-type="string">
            <text:p>(n) no.623 Top1000</text:p>
          </table:table-cell>
          <table:table-cell office:value-type="float" office:value="623" calcext:value-type="float">
            <text:p>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r</text:p>
          </table:table-cell>
          <table:table-cell/>
          <table:table-cell table:formula="of:=&quot;(n) no.&quot; &amp; [.D625] &amp; &quot; Top1000&quot;" office:value-type="string" office:string-value="(n) no.624 Top1000" calcext:value-type="string">
            <text:p>(n) no.624 Top1000</text:p>
          </table:table-cell>
          <table:table-cell office:value-type="float" office:value="624" calcext:value-type="float">
            <text:p>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</text:p>
          </table:table-cell>
          <table:table-cell/>
          <table:table-cell table:formula="of:=&quot;(n) no.&quot; &amp; [.D626] &amp; &quot; Top1000&quot;" office:value-type="string" office:string-value="(n) no.625 Top1000" calcext:value-type="string">
            <text:p>(n) no.625 Top1000</text:p>
          </table:table-cell>
          <table:table-cell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eague</text:p>
          </table:table-cell>
          <table:table-cell/>
          <table:table-cell table:formula="of:=&quot;(n) no.&quot; &amp; [.D627] &amp; &quot; Top1000&quot;" office:value-type="string" office:string-value="(n) no.626 Top1000" calcext:value-type="string">
            <text:p>(n) no.626 Top1000</text:p>
          </table:table-cell>
          <table:table-cell office:value-type="float" office:value="626" calcext:value-type="float">
            <text:p>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t</text:p>
          </table:table-cell>
          <table:table-cell/>
          <table:table-cell table:formula="of:=&quot;(n) no.&quot; &amp; [.D628] &amp; &quot; Top1000&quot;" office:value-type="string" office:string-value="(n) no.627 Top1000" calcext:value-type="string">
            <text:p>(n) no.627 Top1000</text:p>
          </table:table-cell>
          <table:table-cell office:value-type="float" office:value="627" calcext:value-type="float">
            <text:p>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er</text:p>
          </table:table-cell>
          <table:table-cell/>
          <table:table-cell table:formula="of:=&quot;(n) no.&quot; &amp; [.D629] &amp; &quot; Top1000&quot;" office:value-type="string" office:string-value="(n) no.628 Top1000" calcext:value-type="string">
            <text:p>(n) no.628 Top1000</text:p>
          </table:table-cell>
          <table:table-cell office:value-type="float" office:value="628" calcext:value-type="float">
            <text:p>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e</text:p>
          </table:table-cell>
          <table:table-cell/>
          <table:table-cell table:formula="of:=&quot;(n) no.&quot; &amp; [.D630] &amp; &quot; Top1000&quot;" office:value-type="string" office:string-value="(n) no.629 Top1000" calcext:value-type="string">
            <text:p>(n) no.629 Top1000</text:p>
          </table:table-cell>
          <table:table-cell office:value-type="float" office:value="629" calcext:value-type="float">
            <text:p>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jury</text:p>
          </table:table-cell>
          <table:table-cell/>
          <table:table-cell table:formula="of:=&quot;(n) no.&quot; &amp; [.D631] &amp; &quot; Top1000&quot;" office:value-type="string" office:string-value="(n) no.630 Top1000" calcext:value-type="string">
            <text:p>(n) no.630 Top1000</text:p>
          </table:table-cell>
          <table:table-cell office:value-type="float" office:value="630" calcext:value-type="float">
            <text:p>6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age</text:p>
          </table:table-cell>
          <table:table-cell/>
          <table:table-cell table:formula="of:=&quot;(n) no.&quot; &amp; [.D632] &amp; &quot; Top1000&quot;" office:value-type="string" office:string-value="(n) no.631 Top1000" calcext:value-type="string">
            <text:p>(n) no.631 Top1000</text:p>
          </table:table-cell>
          <table:table-cell office:value-type="float" office:value="631" calcext:value-type="float">
            <text:p>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lephone</text:p>
          </table:table-cell>
          <table:table-cell/>
          <table:table-cell table:formula="of:=&quot;(n) no.&quot; &amp; [.D633] &amp; &quot; Top1000&quot;" office:value-type="string" office:string-value="(n) no.632 Top1000" calcext:value-type="string">
            <text:p>(n) no.632 Top1000</text:p>
          </table:table-cell>
          <table:table-cell office:value-type="float" office:value="632" calcext:value-type="float">
            <text:p>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idence</text:p>
          </table:table-cell>
          <table:table-cell/>
          <table:table-cell table:formula="of:=&quot;(n) no.&quot; &amp; [.D634] &amp; &quot; Top1000&quot;" office:value-type="string" office:string-value="(n) no.633 Top1000" calcext:value-type="string">
            <text:p>(n) no.633 Top1000</text:p>
          </table:table-cell>
          <table:table-cell office:value-type="float" office:value="633" calcext:value-type="float">
            <text:p>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tion</text:p>
          </table:table-cell>
          <table:table-cell/>
          <table:table-cell table:formula="of:=&quot;(n) no.&quot; &amp; [.D635] &amp; &quot; Top1000&quot;" office:value-type="string" office:string-value="(n) no.634 Top1000" calcext:value-type="string">
            <text:p>(n) no.634 Top1000</text:p>
          </table:table-cell>
          <table:table-cell office:value-type="float" office:value="634" calcext:value-type="float">
            <text:p>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urance</text:p>
          </table:table-cell>
          <table:table-cell/>
          <table:table-cell table:formula="of:=&quot;(n) no.&quot; &amp; [.D636] &amp; &quot; Top1000&quot;" office:value-type="string" office:string-value="(n) no.635 Top1000" calcext:value-type="string">
            <text:p>(n) no.635 Top1000</text:p>
          </table:table-cell>
          <table:table-cell office:value-type="float" office:value="635" calcext:value-type="float">
            <text:p>6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table:formula="of:=&quot;(n) no.&quot; &amp; [.D637] &amp; &quot; Top1000&quot;" office:value-type="string" office:string-value="(n) no.636 Top1000" calcext:value-type="string">
            <text:p>(n) no.636 Top1000</text:p>
          </table:table-cell>
          <table:table-cell office:value-type="float" office:value="636" calcext:value-type="float">
            <text:p>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nting</text:p>
          </table:table-cell>
          <table:table-cell/>
          <table:table-cell table:formula="of:=&quot;(n) no.&quot; &amp; [.D638] &amp; &quot; Top1000&quot;" office:value-type="string" office:string-value="(n) no.637 Top1000" calcext:value-type="string">
            <text:p>(n) no.637 Top1000</text:p>
          </table:table-cell>
          <table:table-cell office:value-type="float" office:value="637" calcext:value-type="float">
            <text:p>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table:formula="of:=&quot;(n) no.&quot; &amp; [.D639] &amp; &quot; Top1000&quot;" office:value-type="string" office:string-value="(n) no.638 Top1000" calcext:value-type="string">
            <text:p>(n) no.638 Top1000</text:p>
          </table:table-cell>
          <table:table-cell office:value-type="float" office:value="638" calcext:value-type="float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table:formula="of:=&quot;(n) no.&quot; &amp; [.D640] &amp; &quot; Top1000&quot;" office:value-type="string" office:string-value="(n) no.639 Top1000" calcext:value-type="string">
            <text:p>(n) no.639 Top1000</text:p>
          </table:table-cell>
          <table:table-cell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itment</text:p>
          </table:table-cell>
          <table:table-cell/>
          <table:table-cell table:formula="of:=&quot;(n) no.&quot; &amp; [.D641] &amp; &quot; Top1000&quot;" office:value-type="string" office:string-value="(n) no.640 Top1000" calcext:value-type="string">
            <text:p>(n) no.640 Top1000</text:p>
          </table:table-cell>
          <table:table-cell office:value-type="float" office:value="640" calcext:value-type="float">
            <text:p>6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lict</text:p>
          </table:table-cell>
          <table:table-cell/>
          <table:table-cell table:formula="of:=&quot;(n) no.&quot; &amp; [.D642] &amp; &quot; Top1000&quot;" office:value-type="string" office:string-value="(n) no.641 Top1000" calcext:value-type="string">
            <text:p>(n) no.641 Top1000</text:p>
          </table:table-cell>
          <table:table-cell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nk</text:p>
          </table:table-cell>
          <table:table-cell/>
          <table:table-cell table:formula="of:=&quot;(n) no.&quot; &amp; [.D643] &amp; &quot; Top1000&quot;" office:value-type="string" office:string-value="(n) no.642 Top1000" calcext:value-type="string">
            <text:p>(n) no.642 Top1000</text:p>
          </table:table-cell>
          <table:table-cell office:value-type="float" office:value="642" calcext:value-type="float">
            <text:p>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dge</text:p>
          </table:table-cell>
          <table:table-cell/>
          <table:table-cell table:formula="of:=&quot;(n) no.&quot; &amp; [.D644] &amp; &quot; Top1000&quot;" office:value-type="string" office:string-value="(n) no.643 Top1000" calcext:value-type="string">
            <text:p>(n) no.643 Top1000</text:p>
          </table:table-cell>
          <table:table-cell office:value-type="float" office:value="643" calcext:value-type="float">
            <text:p>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gislation</text:p>
          </table:table-cell>
          <table:table-cell/>
          <table:table-cell table:formula="of:=&quot;(n) no.&quot; &amp; [.D645] &amp; &quot; Top1000&quot;" office:value-type="string" office:string-value="(n) no.644 Top1000" calcext:value-type="string">
            <text:p>(n) no.644 Top1000</text:p>
          </table:table-cell>
          <table:table-cell office:value-type="float" office:value="644" calcext:value-type="float">
            <text:p>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</text:p>
          </table:table-cell>
          <table:table-cell/>
          <table:table-cell table:formula="of:=&quot;(n) no.&quot; &amp; [.D646] &amp; &quot; Top1000&quot;" office:value-type="string" office:string-value="(n) no.645 Top1000" calcext:value-type="string">
            <text:p>(n) no.645 Top1000</text:p>
          </table:table-cell>
          <table:table-cell office:value-type="float" office:value="645" calcext:value-type="float">
            <text:p>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t</text:p>
          </table:table-cell>
          <table:table-cell/>
          <table:table-cell table:formula="of:=&quot;(n) no.&quot; &amp; [.D647] &amp; &quot; Top1000&quot;" office:value-type="string" office:string-value="(n) no.646 Top1000" calcext:value-type="string">
            <text:p>(n) no.646 Top1000</text:p>
          </table:table-cell>
          <table:table-cell office:value-type="float" office:value="646" calcext:value-type="float">
            <text:p>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tor</text:p>
          </table:table-cell>
          <table:table-cell/>
          <table:table-cell table:formula="of:=&quot;(n) no.&quot; &amp; [.D648] &amp; &quot; Top1000&quot;" office:value-type="string" office:string-value="(n) no.647 Top1000" calcext:value-type="string">
            <text:p>(n) no.647 Top1000</text:p>
          </table:table-cell>
          <table:table-cell office:value-type="float" office:value="647" calcext:value-type="float">
            <text:p>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table:formula="of:=&quot;(n) no.&quot; &amp; [.D649] &amp; &quot; Top1000&quot;" office:value-type="string" office:string-value="(n) no.648 Top1000" calcext:value-type="string">
            <text:p>(n) no.648 Top1000</text:p>
          </table:table-cell>
          <table:table-cell office:value-type="float" office:value="648" calcext:value-type="float">
            <text:p>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stration</text:p>
          </table:table-cell>
          <table:table-cell/>
          <table:table-cell table:formula="of:=&quot;(n) no.&quot; &amp; [.D650] &amp; &quot; Top1000&quot;" office:value-type="string" office:string-value="(n) no.649 Top1000" calcext:value-type="string">
            <text:p>(n) no.649 Top1000</text:p>
          </table:table-cell>
          <table:table-cell office:value-type="float" office:value="649" calcext:value-type="float">
            <text:p>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hor</text:p>
          </table:table-cell>
          <table:table-cell/>
          <table:table-cell table:formula="of:=&quot;(n) no.&quot; &amp; [.D651] &amp; &quot; Top1000&quot;" office:value-type="string" office:string-value="(n) no.650 Top1000" calcext:value-type="string">
            <text:p>(n) no.650 Top1000</text:p>
          </table:table-cell>
          <table:table-cell office:value-type="float" office:value="650" calcext:value-type="float">
            <text:p>6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table:formula="of:=&quot;(n) no.&quot; &amp; [.D652] &amp; &quot; Top1000&quot;" office:value-type="string" office:string-value="(n) no.651 Top1000" calcext:value-type="string">
            <text:p>(n) no.651 Top1000</text:p>
          </table:table-cell>
          <table:table-cell office:value-type="float" office:value="651" calcext:value-type="float">
            <text:p>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inet</text:p>
          </table:table-cell>
          <table:table-cell/>
          <table:table-cell table:formula="of:=&quot;(n) no.&quot; &amp; [.D653] &amp; &quot; Top1000&quot;" office:value-type="string" office:string-value="(n) no.652 Top1000" calcext:value-type="string">
            <text:p>(n) no.652 Top1000</text:p>
          </table:table-cell>
          <table:table-cell office:value-type="float" office:value="652" calcext:value-type="float">
            <text:p>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ine</text:p>
          </table:table-cell>
          <table:table-cell/>
          <table:table-cell table:formula="of:=&quot;(n) no.&quot; &amp; [.D654] &amp; &quot; Top1000&quot;" office:value-type="string" office:string-value="(n) no.653 Top1000" calcext:value-type="string">
            <text:p>(n) no.653 Top1000</text:p>
          </table:table-cell>
          <table:table-cell office:value-type="float" office:value="653" calcext:value-type="float">
            <text:p>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y</text:p>
          </table:table-cell>
          <table:table-cell/>
          <table:table-cell table:formula="of:=&quot;(n) no.&quot; &amp; [.D655] &amp; &quot; Top1000&quot;" office:value-type="string" office:string-value="(n) no.654 Top1000" calcext:value-type="string">
            <text:p>(n) no.654 Top1000</text:p>
          </table:table-cell>
          <table:table-cell office:value-type="float" office:value="654" calcext:value-type="float">
            <text:p>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roduction</text:p>
          </table:table-cell>
          <table:table-cell/>
          <table:table-cell table:formula="of:=&quot;(n) no.&quot; &amp; [.D656] &amp; &quot; Top1000&quot;" office:value-type="string" office:string-value="(n) no.655 Top1000" calcext:value-type="string">
            <text:p>(n) no.655 Top1000</text:p>
          </table:table-cell>
          <table:table-cell office:value-type="float" office:value="655" calcext:value-type="float">
            <text:p>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ner</text:p>
          </table:table-cell>
          <table:table-cell/>
          <table:table-cell table:formula="of:=&quot;(n) no.&quot; &amp; [.D657] &amp; &quot; Top1000&quot;" office:value-type="string" office:string-value="(n) no.656 Top1000" calcext:value-type="string">
            <text:p>(n) no.656 Top1000</text:p>
          </table:table-cell>
          <table:table-cell office:value-type="float" office:value="656" calcext:value-type="float">
            <text:p>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ile</text:p>
          </table:table-cell>
          <table:table-cell/>
          <table:table-cell table:formula="of:=&quot;(n) no.&quot; &amp; [.D658] &amp; &quot; Top1000&quot;" office:value-type="string" office:string-value="(n) no.657 Top1000" calcext:value-type="string">
            <text:p>(n) no.657 Top1000</text:p>
          </table:table-cell>
          <table:table-cell office:value-type="float" office:value="657" calcext:value-type="float">
            <text:p>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uff</text:p>
          </table:table-cell>
          <table:table-cell/>
          <table:table-cell table:formula="of:=&quot;(n) no.&quot; &amp; [.D659] &amp; &quot; Top1000&quot;" office:value-type="string" office:string-value="(n) no.658 Top1000" calcext:value-type="string">
            <text:p>(n) no.658 Top1000</text:p>
          </table:table-cell>
          <table:table-cell office:value-type="float" office:value="658" calcext:value-type="float">
            <text:p>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im</text:p>
          </table:table-cell>
          <table:table-cell/>
          <table:table-cell table:formula="of:=&quot;(n) no.&quot; &amp; [.D660] &amp; &quot; Top1000&quot;" office:value-type="string" office:string-value="(n) no.659 Top1000" calcext:value-type="string">
            <text:p>(n) no.659 Top1000</text:p>
          </table:table-cell>
          <table:table-cell office:value-type="float" office:value="659" calcext:value-type="float">
            <text:p>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ard</text:p>
          </table:table-cell>
          <table:table-cell/>
          <table:table-cell table:formula="of:=&quot;(n) no.&quot; &amp; [.D661] &amp; &quot; Top1000&quot;" office:value-type="string" office:string-value="(n) no.660 Top1000" calcext:value-type="string">
            <text:p>(n) no.660 Top1000</text:p>
          </table:table-cell>
          <table:table-cell office:value-type="float" office:value="660" calcext:value-type="float">
            <text:p>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</text:p>
          </table:table-cell>
          <table:table-cell/>
          <table:table-cell table:formula="of:=&quot;(n) no.&quot; &amp; [.D662] &amp; &quot; Top1000&quot;" office:value-type="string" office:string-value="(n) no.661 Top1000" calcext:value-type="string">
            <text:p>(n) no.661 Top1000</text:p>
          </table:table-cell>
          <table:table-cell office:value-type="float" office:value="661" calcext:value-type="float">
            <text:p>6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ffee</text:p>
          </table:table-cell>
          <table:table-cell/>
          <table:table-cell table:formula="of:=&quot;(n) no.&quot; &amp; [.D663] &amp; &quot; Top1000&quot;" office:value-type="string" office:string-value="(n) no.662 Top1000" calcext:value-type="string">
            <text:p>(n) no.662 Top1000</text:p>
          </table:table-cell>
          <table:table-cell office:value-type="float" office:value="662" calcext:value-type="float">
            <text:p>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igation</text:p>
          </table:table-cell>
          <table:table-cell/>
          <table:table-cell table:formula="of:=&quot;(n) no.&quot; &amp; [.D664] &amp; &quot; Top1000&quot;" office:value-type="string" office:string-value="(n) no.663 Top1000" calcext:value-type="string">
            <text:p>(n) no.663 Top1000</text:p>
          </table:table-cell>
          <table:table-cell office:value-type="float" office:value="663" calcext:value-type="float">
            <text:p>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table:formula="of:=&quot;(n) no.&quot; &amp; [.D665] &amp; &quot; Top1000&quot;" office:value-type="string" office:string-value="(n) no.664 Top1000" calcext:value-type="string">
            <text:p>(n) no.664 Top1000</text:p>
          </table:table-cell>
          <table:table-cell office:value-type="float" office:value="664" calcext:value-type="float">
            <text:p>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ulation</text:p>
          </table:table-cell>
          <table:table-cell/>
          <table:table-cell table:formula="of:=&quot;(n) no.&quot; &amp; [.D666] &amp; &quot; Top1000&quot;" office:value-type="string" office:string-value="(n) no.665 Top1000" calcext:value-type="string">
            <text:p>(n) no.665 Top1000</text:p>
          </table:table-cell>
          <table:table-cell office:value-type="float" office:value="665" calcext:value-type="float">
            <text:p>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ef</text:p>
          </table:table-cell>
          <table:table-cell/>
          <table:table-cell table:formula="of:=&quot;(n) no.&quot; &amp; [.D667] &amp; &quot; Top1000&quot;" office:value-type="string" office:string-value="(n) no.666 Top1000" calcext:value-type="string">
            <text:p>(n) no.666 Top1000</text:p>
          </table:table-cell>
          <table:table-cell office:value-type="float" office:value="666" calcext:value-type="float">
            <text:p>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w</text:p>
          </table:table-cell>
          <table:table-cell/>
          <table:table-cell table:formula="of:=&quot;(n) no.&quot; &amp; [.D668] &amp; &quot; Top1000&quot;" office:value-type="string" office:string-value="(n) no.667 Top1000" calcext:value-type="string">
            <text:p>(n) no.667 Top1000</text:p>
          </table:table-cell>
          <table:table-cell office:value-type="float" office:value="667" calcext:value-type="float">
            <text:p>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g</text:p>
          </table:table-cell>
          <table:table-cell/>
          <table:table-cell table:formula="of:=&quot;(n) no.&quot; &amp; [.D669] &amp; &quot; Top1000&quot;" office:value-type="string" office:string-value="(n) no.668 Top1000" calcext:value-type="string">
            <text:p>(n) no.668 Top1000</text:p>
          </table:table-cell>
          <table:table-cell office:value-type="float" office:value="668" calcext:value-type="float">
            <text:p>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&quot;(n) no.&quot; &amp; [.D670] &amp; &quot; Top1000&quot;" office:value-type="string" office:string-value="(n) no.669 Top1000" calcext:value-type="string">
            <text:p>(n) no.669 Top1000</text:p>
          </table:table-cell>
          <table:table-cell office:value-type="float" office:value="669" calcext:value-type="float">
            <text:p>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egory</text:p>
          </table:table-cell>
          <table:table-cell/>
          <table:table-cell table:formula="of:=&quot;(n) no.&quot; &amp; [.D671] &amp; &quot; Top1000&quot;" office:value-type="string" office:string-value="(n) no.670 Top1000" calcext:value-type="string">
            <text:p>(n) no.670 Top1000</text:p>
          </table:table-cell>
          <table:table-cell office:value-type="float" office:value="670" calcext:value-type="float">
            <text:p>6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mer</text:p>
          </table:table-cell>
          <table:table-cell/>
          <table:table-cell table:formula="of:=&quot;(n) no.&quot; &amp; [.D672] &amp; &quot; Top1000&quot;" office:value-type="string" office:string-value="(n) no.671 Top1000" calcext:value-type="string">
            <text:p>(n) no.671 Top1000</text:p>
          </table:table-cell>
          <table:table-cell office:value-type="float" office:value="671" calcext:value-type="float">
            <text:p>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nner</text:p>
          </table:table-cell>
          <table:table-cell/>
          <table:table-cell table:formula="of:=&quot;(n) no.&quot; &amp; [.D673] &amp; &quot; Top1000&quot;" office:value-type="string" office:string-value="(n) no.672 Top1000" calcext:value-type="string">
            <text:p>(n) no.672 Top1000</text:p>
          </table:table-cell>
          <table:table-cell office:value-type="float" office:value="672" calcext:value-type="float">
            <text:p>6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hibition</text:p>
          </table:table-cell>
          <table:table-cell/>
          <table:table-cell table:formula="of:=&quot;(n) no.&quot; &amp; [.D674] &amp; &quot; Top1000&quot;" office:value-type="string" office:string-value="(n) no.673 Top1000" calcext:value-type="string">
            <text:p>(n) no.673 Top1000</text:p>
          </table:table-cell>
          <table:table-cell office:value-type="float" office:value="673" calcext:value-type="float">
            <text:p>6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tball</text:p>
          </table:table-cell>
          <table:table-cell/>
          <table:table-cell table:formula="of:=&quot;(n) no.&quot; &amp; [.D675] &amp; &quot; Top1000&quot;" office:value-type="string" office:string-value="(n) no.674 Top1000" calcext:value-type="string">
            <text:p>(n) no.674 Top1000</text:p>
          </table:table-cell>
          <table:table-cell office:value-type="float" office:value="674" calcext:value-type="float">
            <text:p>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iew</text:p>
          </table:table-cell>
          <table:table-cell/>
          <table:table-cell table:formula="of:=&quot;(n) no.&quot; &amp; [.D676] &amp; &quot; Top1000&quot;" office:value-type="string" office:string-value="(n) no.675 Top1000" calcext:value-type="string">
            <text:p>(n) no.675 Top1000</text:p>
          </table:table-cell>
          <table:table-cell office:value-type="float" office:value="675" calcext:value-type="float">
            <text:p>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l</text:p>
          </table:table-cell>
          <table:table-cell/>
          <table:table-cell table:formula="of:=&quot;(n) no.&quot; &amp; [.D677] &amp; &quot; Top1000&quot;" office:value-type="string" office:string-value="(n) no.676 Top1000" calcext:value-type="string">
            <text:p>(n) no.676 Top1000</text:p>
          </table:table-cell>
          <table:table-cell office:value-type="float" office:value="676" calcext:value-type="float">
            <text:p>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r</text:p>
          </table:table-cell>
          <table:table-cell/>
          <table:table-cell table:formula="of:=&quot;(n) no.&quot; &amp; [.D678] &amp; &quot; Top1000&quot;" office:value-type="string" office:string-value="(n) no.677 Top1000" calcext:value-type="string">
            <text:p>(n) no.677 Top1000</text:p>
          </table:table-cell>
          <table:table-cell office:value-type="float" office:value="677" calcext:value-type="float">
            <text:p>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</text:p>
          </table:table-cell>
          <table:table-cell/>
          <table:table-cell table:formula="of:=&quot;(n) no.&quot; &amp; [.D679] &amp; &quot; Top1000&quot;" office:value-type="string" office:string-value="(n) no.678 Top1000" calcext:value-type="string">
            <text:p>(n) no.678 Top1000</text:p>
          </table:table-cell>
          <table:table-cell office:value-type="float" office:value="678" calcext:value-type="float">
            <text:p>6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ffic</text:p>
          </table:table-cell>
          <table:table-cell/>
          <table:table-cell table:formula="of:=&quot;(n) no.&quot; &amp; [.D680] &amp; &quot; Top1000&quot;" office:value-type="string" office:string-value="(n) no.679 Top1000" calcext:value-type="string">
            <text:p>(n) no.679 Top1000</text:p>
          </table:table-cell>
          <table:table-cell office:value-type="float" office:value="679" calcext:value-type="float">
            <text:p>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d</text:p>
          </table:table-cell>
          <table:table-cell/>
          <table:table-cell table:formula="of:=&quot;(n) no.&quot; &amp; [.D681] &amp; &quot; Top1000&quot;" office:value-type="string" office:string-value="(n) no.680 Top1000" calcext:value-type="string">
            <text:p>(n) no.680 Top1000</text:p>
          </table:table-cell>
          <table:table-cell office:value-type="float" office:value="680" calcext:value-type="float">
            <text:p>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earance</text:p>
          </table:table-cell>
          <table:table-cell/>
          <table:table-cell table:formula="of:=&quot;(n) no.&quot; &amp; [.D682] &amp; &quot; Top1000&quot;" office:value-type="string" office:string-value="(n) no.681 Top1000" calcext:value-type="string">
            <text:p>(n) no.681 Top1000</text:p>
          </table:table-cell>
          <table:table-cell office:value-type="float" office:value="681" calcext:value-type="float">
            <text:p>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table:formula="of:=&quot;(n) no.&quot; &amp; [.D683] &amp; &quot; Top1000&quot;" office:value-type="string" office:string-value="(n) no.682 Top1000" calcext:value-type="string">
            <text:p>(n) no.682 Top1000</text:p>
          </table:table-cell>
          <table:table-cell office:value-type="float" office:value="682" calcext:value-type="float">
            <text:p>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uction</text:p>
          </table:table-cell>
          <table:table-cell/>
          <table:table-cell table:formula="of:=&quot;(n) no.&quot; &amp; [.D684] &amp; &quot; Top1000&quot;" office:value-type="string" office:string-value="(n) no.683 Top1000" calcext:value-type="string">
            <text:p>(n) no.683 Top1000</text:p>
          </table:table-cell>
          <table:table-cell office:value-type="float" office:value="683" calcext:value-type="float">
            <text:p>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st</text:p>
          </table:table-cell>
          <table:table-cell/>
          <table:table-cell table:formula="of:=&quot;(n) no.&quot; &amp; [.D685] &amp; &quot; Top1000&quot;" office:value-type="string" office:string-value="(n) no.684 Top1000" calcext:value-type="string">
            <text:p>(n) no.684 Top1000</text:p>
          </table:table-cell>
          <table:table-cell office:value-type="float" office:value="684" calcext:value-type="float">
            <text:p>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table:formula="of:=&quot;(n) no.&quot; &amp; [.D686] &amp; &quot; Top1000&quot;" office:value-type="string" office:string-value="(n) no.685 Top1000" calcext:value-type="string">
            <text:p>(n) no.685 Top1000</text:p>
          </table:table-cell>
          <table:table-cell office:value-type="float" office:value="685" calcext:value-type="float">
            <text:p>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ipline</text:p>
          </table:table-cell>
          <table:table-cell/>
          <table:table-cell table:formula="of:=&quot;(n) no.&quot; &amp; [.D687] &amp; &quot; Top1000&quot;" office:value-type="string" office:string-value="(n) no.686 Top1000" calcext:value-type="string">
            <text:p>(n) no.686 Top1000</text:p>
          </table:table-cell>
          <table:table-cell office:value-type="float" office:value="686" calcext:value-type="float">
            <text:p>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ribution</text:p>
          </table:table-cell>
          <table:table-cell/>
          <table:table-cell table:formula="of:=&quot;(n) no.&quot; &amp; [.D688] &amp; &quot; Top1000&quot;" office:value-type="string" office:string-value="(n) no.687 Top1000" calcext:value-type="string">
            <text:p>(n) no.687 Top1000</text:p>
          </table:table-cell>
          <table:table-cell office:value-type="float" office:value="687" calcext:value-type="float">
            <text:p>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istence</text:p>
          </table:table-cell>
          <table:table-cell/>
          <table:table-cell table:formula="of:=&quot;(n) no.&quot; &amp; [.D689] &amp; &quot; Top1000&quot;" office:value-type="string" office:string-value="(n) no.688 Top1000" calcext:value-type="string">
            <text:p>(n) no.688 Top1000</text:p>
          </table:table-cell>
          <table:table-cell office:value-type="float" office:value="688" calcext:value-type="float">
            <text:p>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t</text:p>
          </table:table-cell>
          <table:table-cell/>
          <table:table-cell table:formula="of:=&quot;(n) no.&quot; &amp; [.D690] &amp; &quot; Top1000&quot;" office:value-type="string" office:string-value="(n) no.689 Top1000" calcext:value-type="string">
            <text:p>(n) no.689 Top1000</text:p>
          </table:table-cell>
          <table:table-cell office:value-type="float" office:value="689" calcext:value-type="float">
            <text:p>6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tleman</text:p>
          </table:table-cell>
          <table:table-cell/>
          <table:table-cell table:formula="of:=&quot;(n) no.&quot; &amp; [.D691] &amp; &quot; Top1000&quot;" office:value-type="string" office:string-value="(n) no.690 Top1000" calcext:value-type="string">
            <text:p>(n) no.690 Top1000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table:formula="of:=&quot;(n) no.&quot; &amp; [.D692] &amp; &quot; Top1000&quot;" office:value-type="string" office:string-value="(n) no.691 Top1000" calcext:value-type="string">
            <text:p>(n) no.691 Top1000</text:p>
          </table:table-cell>
          <table:table-cell office:value-type="float" office:value="691" calcext:value-type="float">
            <text:p>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ovement</text:p>
          </table:table-cell>
          <table:table-cell/>
          <table:table-cell table:formula="of:=&quot;(n) no.&quot; &amp; [.D693] &amp; &quot; Top1000&quot;" office:value-type="string" office:string-value="(n) no.692 Top1000" calcext:value-type="string">
            <text:p>(n) no.692 Top1000</text:p>
          </table:table-cell>
          <table:table-cell office:value-type="float" office:value="692" calcext:value-type="float">
            <text:p>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p</text:p>
          </table:table-cell>
          <table:table-cell/>
          <table:table-cell table:formula="of:=&quot;(n) no.&quot; &amp; [.D694] &amp; &quot; Top1000&quot;" office:value-type="string" office:string-value="(n) no.693 Top1000" calcext:value-type="string">
            <text:p>(n) no.693 Top1000</text:p>
          </table:table-cell>
          <table:table-cell office:value-type="float" office:value="693" calcext:value-type="float">
            <text:p>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ssion</text:p>
          </table:table-cell>
          <table:table-cell/>
          <table:table-cell table:formula="of:=&quot;(n) no.&quot; &amp; [.D695] &amp; &quot; Top1000&quot;" office:value-type="string" office:string-value="(n) no.694 Top1000" calcext:value-type="string">
            <text:p>(n) no.694 Top1000</text:p>
          </table:table-cell>
          <table:table-cell office:value-type="float" office:value="694" calcext:value-type="float">
            <text:p>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t</text:p>
          </table:table-cell>
          <table:table-cell/>
          <table:table-cell table:formula="of:=&quot;(n) no.&quot; &amp; [.D696] &amp; &quot; Top1000&quot;" office:value-type="string" office:string-value="(n) no.695 Top1000" calcext:value-type="string">
            <text:p>(n) no.695 Top1000</text:p>
          </table:table-cell>
          <table:table-cell office:value-type="float" office:value="695" calcext:value-type="float">
            <text:p>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table:formula="of:=&quot;(n) no.&quot; &amp; [.D697] &amp; &quot; Top1000&quot;" office:value-type="string" office:string-value="(n) no.696 Top1000" calcext:value-type="string">
            <text:p>(n) no.696 Top1000</text:p>
          </table:table-cell>
          <table:table-cell office:value-type="float" office:value="696" calcext:value-type="float">
            <text:p>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ence</text:p>
          </table:table-cell>
          <table:table-cell/>
          <table:table-cell table:formula="of:=&quot;(n) no.&quot; &amp; [.D698] &amp; &quot; Top1000&quot;" office:value-type="string" office:string-value="(n) no.697 Top1000" calcext:value-type="string">
            <text:p>(n) no.697 Top1000</text:p>
          </table:table-cell>
          <table:table-cell office:value-type="float" office:value="697" calcext:value-type="float">
            <text:p>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&quot;(n) no.&quot; &amp; [.D699] &amp; &quot; Top1000&quot;" office:value-type="string" office:string-value="(n) no.698 Top1000" calcext:value-type="string">
            <text:p>(n) no.698 Top1000</text:p>
          </table:table-cell>
          <table:table-cell office:value-type="float" office:value="698" calcext:value-type="float">
            <text:p>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sation</text:p>
          </table:table-cell>
          <table:table-cell/>
          <table:table-cell table:formula="of:=&quot;(n) no.&quot; &amp; [.D700] &amp; &quot; Top1000&quot;" office:value-type="string" office:string-value="(n) no.699 Top1000" calcext:value-type="string">
            <text:p>(n) no.699 Top1000</text:p>
          </table:table-cell>
          <table:table-cell office:value-type="float" office:value="699" calcext:value-type="float">
            <text:p>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sis</text:p>
          </table:table-cell>
          <table:table-cell/>
          <table:table-cell table:formula="of:=&quot;(n) no.&quot; &amp; [.D701] &amp; &quot; Top1000&quot;" office:value-type="string" office:string-value="(n) no.700 Top1000" calcext:value-type="string">
            <text:p>(n) no.700 Top1000</text:p>
          </table:table-cell>
          <table:table-cell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n</text:p>
          </table:table-cell>
          <table:table-cell/>
          <table:table-cell table:formula="of:=&quot;(n) no.&quot; &amp; [.D702] &amp; &quot; Top1000&quot;" office:value-type="string" office:string-value="(n) no.701 Top1000" calcext:value-type="string">
            <text:p>(n) no.701 Top1000</text:p>
          </table:table-cell>
          <table:table-cell office:value-type="float" office:value="701" calcext:value-type="float">
            <text:p>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e</text:p>
          </table:table-cell>
          <table:table-cell/>
          <table:table-cell table:formula="of:=&quot;(n) no.&quot; &amp; [.D703] &amp; &quot; Top1000&quot;" office:value-type="string" office:string-value="(n) no.702 Top1000" calcext:value-type="string">
            <text:p>(n) no.702 Top1000</text:p>
          </table:table-cell>
          <table:table-cell office:value-type="float" office:value="702" calcext:value-type="float">
            <text:p>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sentative</text:p>
          </table:table-cell>
          <table:table-cell/>
          <table:table-cell table:formula="of:=&quot;(n) no.&quot; &amp; [.D704] &amp; &quot; Top1000&quot;" office:value-type="string" office:string-value="(n) no.703 Top1000" calcext:value-type="string">
            <text:p>(n) no.703 Top1000</text:p>
          </table:table-cell>
          <table:table-cell office:value-type="float" office:value="703" calcext:value-type="float">
            <text:p>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atre</text:p>
          </table:table-cell>
          <table:table-cell/>
          <table:table-cell table:formula="of:=&quot;(n) no.&quot; &amp; [.D705] &amp; &quot; Top1000&quot;" office:value-type="string" office:string-value="(n) no.704 Top1000" calcext:value-type="string">
            <text:p>(n) no.704 Top1000</text:p>
          </table:table-cell>
          <table:table-cell office:value-type="float" office:value="704" calcext:value-type="float">
            <text:p>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t</text:p>
          </table:table-cell>
          <table:table-cell/>
          <table:table-cell table:formula="of:=&quot;(n) no.&quot; &amp; [.D706] &amp; &quot; Top1000&quot;" office:value-type="string" office:string-value="(n) no.705 Top1000" calcext:value-type="string">
            <text:p>(n) no.705 Top1000</text:p>
          </table:table-cell>
          <table:table-cell office:value-type="float" office:value="705" calcext:value-type="float">
            <text:p>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anation</text:p>
          </table:table-cell>
          <table:table-cell/>
          <table:table-cell table:formula="of:=&quot;(n) no.&quot; &amp; [.D707] &amp; &quot; Top1000&quot;" office:value-type="string" office:string-value="(n) no.706 Top1000" calcext:value-type="string">
            <text:p>(n) no.706 Top1000</text:p>
          </table:table-cell>
          <table:table-cell office:value-type="float" office:value="706" calcext:value-type="float">
            <text:p>7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ight</text:p>
          </table:table-cell>
          <table:table-cell/>
          <table:table-cell table:formula="of:=&quot;(n) no.&quot; &amp; [.D708] &amp; &quot; Top1000&quot;" office:value-type="string" office:string-value="(n) no.707 Top1000" calcext:value-type="string">
            <text:p>(n) no.707 Top1000</text:p>
          </table:table-cell>
          <table:table-cell office:value-type="float" office:value="707" calcext:value-type="float">
            <text:p>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dom</text:p>
          </table:table-cell>
          <table:table-cell/>
          <table:table-cell table:formula="of:=&quot;(n) no.&quot; &amp; [.D709] &amp; &quot; Top1000&quot;" office:value-type="string" office:string-value="(n) no.708 Top1000" calcext:value-type="string">
            <text:p>(n) no.708 Top1000</text:p>
          </table:table-cell>
          <table:table-cell office:value-type="float" office:value="708" calcext:value-type="float">
            <text:p>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/>
          <table:table-cell table:formula="of:=&quot;(n) no.&quot; &amp; [.D710] &amp; &quot; Top1000&quot;" office:value-type="string" office:string-value="(n) no.709 Top1000" calcext:value-type="string">
            <text:p>(n) no.709 Top1000</text:p>
          </table:table-cell>
          <table:table-cell office:value-type="float" office:value="709" calcext:value-type="float">
            <text:p>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azine</text:p>
          </table:table-cell>
          <table:table-cell/>
          <table:table-cell table:formula="of:=&quot;(n) no.&quot; &amp; [.D711] &amp; &quot; Top1000&quot;" office:value-type="string" office:string-value="(n) no.710 Top1000" calcext:value-type="string">
            <text:p>(n) no.710 Top1000</text:p>
          </table:table-cell>
          <table:table-cell office:value-type="float" office:value="710" calcext:value-type="float">
            <text:p>7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sion</text:p>
          </table:table-cell>
          <table:table-cell/>
          <table:table-cell table:formula="of:=&quot;(n) no.&quot; &amp; [.D712] &amp; &quot; Top1000&quot;" office:value-type="string" office:string-value="(n) no.711 Top1000" calcext:value-type="string">
            <text:p>(n) no.711 Top1000</text:p>
          </table:table-cell>
          <table:table-cell office:value-type="float" office:value="711" calcext:value-type="float">
            <text:p>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e</text:p>
          </table:table-cell>
          <table:table-cell/>
          <table:table-cell table:formula="of:=&quot;(n) no.&quot; &amp; [.D713] &amp; &quot; Top1000&quot;" office:value-type="string" office:string-value="(n) no.712 Top1000" calcext:value-type="string">
            <text:p>(n) no.712 Top1000</text:p>
          </table:table-cell>
          <table:table-cell office:value-type="float" office:value="712" calcext:value-type="float">
            <text:p>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n</text:p>
          </table:table-cell>
          <table:table-cell/>
          <table:table-cell table:formula="of:=&quot;(n) no.&quot; &amp; [.D714] &amp; &quot; Top1000&quot;" office:value-type="string" office:string-value="(n) no.713 Top1000" calcext:value-type="string">
            <text:p>(n) no.713 Top1000</text:p>
          </table:table-cell>
          <table:table-cell office:value-type="float" office:value="713" calcext:value-type="float">
            <text:p>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ect</text:p>
          </table:table-cell>
          <table:table-cell/>
          <table:table-cell table:formula="of:=&quot;(n) no.&quot; &amp; [.D715] &amp; &quot; Top1000&quot;" office:value-type="string" office:string-value="(n) no.714 Top1000" calcext:value-type="string">
            <text:p>(n) no.714 Top1000</text:p>
          </table:table-cell>
          <table:table-cell office:value-type="float" office:value="714" calcext:value-type="float">
            <text:p>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ing</text:p>
          </table:table-cell>
          <table:table-cell/>
          <table:table-cell table:formula="of:=&quot;(n) no.&quot; &amp; [.D716] &amp; &quot; Top1000&quot;" office:value-type="string" office:string-value="(n) no.715 Top1000" calcext:value-type="string">
            <text:p>(n) no.715 Top1000</text:p>
          </table:table-cell>
          <table:table-cell office:value-type="float" office:value="715" calcext:value-type="float">
            <text:p>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city</text:p>
          </table:table-cell>
          <table:table-cell/>
          <table:table-cell table:formula="of:=&quot;(n) no.&quot; &amp; [.D717] &amp; &quot; Top1000&quot;" office:value-type="string" office:string-value="(n) no.716 Top1000" calcext:value-type="string">
            <text:p>(n) no.716 Top1000</text:p>
          </table:table-cell>
          <table:table-cell office:value-type="float" office:value="716" calcext:value-type="float">
            <text:p>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llenge</text:p>
          </table:table-cell>
          <table:table-cell/>
          <table:table-cell table:formula="of:=&quot;(n) no.&quot; &amp; [.D718] &amp; &quot; Top1000&quot;" office:value-type="string" office:string-value="(n) no.717 Top1000" calcext:value-type="string">
            <text:p>(n) no.717 Top1000</text:p>
          </table:table-cell>
          <table:table-cell office:value-type="float" office:value="717" calcext:value-type="float">
            <text:p>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table:formula="of:=&quot;(n) no.&quot; &amp; [.D719] &amp; &quot; Top1000&quot;" office:value-type="string" office:string-value="(n) no.718 Top1000" calcext:value-type="string">
            <text:p>(n) no.718 Top1000</text:p>
          </table:table-cell>
          <table:table-cell office:value-type="float" office:value="718" calcext:value-type="float">
            <text:p>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table:formula="of:=&quot;(n) no.&quot; &amp; [.D720] &amp; &quot; Top1000&quot;" office:value-type="string" office:string-value="(n) no.719 Top1000" calcext:value-type="string">
            <text:p>(n) no.719 Top1000</text:p>
          </table:table-cell>
          <table:table-cell office:value-type="float" office:value="719" calcext:value-type="float">
            <text:p>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e</text:p>
          </table:table-cell>
          <table:table-cell/>
          <table:table-cell table:formula="of:=&quot;(n) no.&quot; &amp; [.D721] &amp; &quot; Top1000&quot;" office:value-type="string" office:string-value="(n) no.720 Top1000" calcext:value-type="string">
            <text:p>(n) no.720 Top1000</text:p>
          </table:table-cell>
          <table:table-cell office:value-type="float" office:value="720" calcext:value-type="float">
            <text:p>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ection</text:p>
          </table:table-cell>
          <table:table-cell/>
          <table:table-cell table:formula="of:=&quot;(n) no.&quot; &amp; [.D722] &amp; &quot; Top1000&quot;" office:value-type="string" office:string-value="(n) no.721 Top1000" calcext:value-type="string">
            <text:p>(n) no.721 Top1000</text:p>
          </table:table-cell>
          <table:table-cell office:value-type="float" office:value="721" calcext:value-type="float">
            <text:p>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ing</text:p>
          </table:table-cell>
          <table:table-cell/>
          <table:table-cell table:formula="of:=&quot;(n) no.&quot; &amp; [.D723] &amp; &quot; Top1000&quot;" office:value-type="string" office:string-value="(n) no.722 Top1000" calcext:value-type="string">
            <text:p>(n) no.722 Top1000</text:p>
          </table:table-cell>
          <table:table-cell office:value-type="float" office:value="722" calcext:value-type="float">
            <text:p>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ctory</text:p>
          </table:table-cell>
          <table:table-cell/>
          <table:table-cell table:formula="of:=&quot;(n) no.&quot; &amp; [.D724] &amp; &quot; Top1000&quot;" office:value-type="string" office:string-value="(n) no.723 Top1000" calcext:value-type="string">
            <text:p>(n) no.723 Top1000</text:p>
          </table:table-cell>
          <table:table-cell office:value-type="float" office:value="723" calcext:value-type="float">
            <text:p>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le</text:p>
          </table:table-cell>
          <table:table-cell/>
          <table:table-cell table:formula="of:=&quot;(n) no.&quot; &amp; [.D725] &amp; &quot; Top1000&quot;" office:value-type="string" office:string-value="(n) no.724 Top1000" calcext:value-type="string">
            <text:p>(n) no.724 Top1000</text:p>
          </table:table-cell>
          <table:table-cell office:value-type="float" office:value="724" calcext:value-type="float">
            <text:p>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th</text:p>
          </table:table-cell>
          <table:table-cell/>
          <table:table-cell table:formula="of:=&quot;(n) no.&quot; &amp; [.D726] &amp; &quot; Top1000&quot;" office:value-type="string" office:string-value="(n) no.725 Top1000" calcext:value-type="string">
            <text:p>(n) no.725 Top1000</text:p>
          </table:table-cell>
          <table:table-cell office:value-type="float" office:value="725" calcext:value-type="float">
            <text:p>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craft</text:p>
          </table:table-cell>
          <table:table-cell/>
          <table:table-cell table:formula="of:=&quot;(n) no.&quot; &amp; [.D727] &amp; &quot; Top1000&quot;" office:value-type="string" office:string-value="(n) no.726 Top1000" calcext:value-type="string">
            <text:p>(n) no.726 Top1000</text:p>
          </table:table-cell>
          <table:table-cell office:value-type="float" office:value="726" calcext:value-type="float">
            <text:p>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ade</text:p>
          </table:table-cell>
          <table:table-cell/>
          <table:table-cell table:formula="of:=&quot;(n) no.&quot; &amp; [.D728] &amp; &quot; Top1000&quot;" office:value-type="string" office:string-value="(n) no.727 Top1000" calcext:value-type="string">
            <text:p>(n) no.727 Top1000</text:p>
          </table:table-cell>
          <table:table-cell office:value-type="float" office:value="727" calcext:value-type="float">
            <text:p>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ition</text:p>
          </table:table-cell>
          <table:table-cell/>
          <table:table-cell table:formula="of:=&quot;(n) no.&quot; &amp; [.D729] &amp; &quot; Top1000&quot;" office:value-type="string" office:string-value="(n) no.728 Top1000" calcext:value-type="string">
            <text:p>(n) no.728 Top1000</text:p>
          </table:table-cell>
          <table:table-cell office:value-type="float" office:value="728" calcext:value-type="float">
            <text:p>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gg</text:p>
          </table:table-cell>
          <table:table-cell/>
          <table:table-cell table:formula="of:=&quot;(n) no.&quot; &amp; [.D730] &amp; &quot; Top1000&quot;" office:value-type="string" office:string-value="(n) no.729 Top1000" calcext:value-type="string">
            <text:p>(n) no.729 Top1000</text:p>
          </table:table-cell>
          <table:table-cell office:value-type="float" office:value="729" calcext:value-type="float">
            <text:p>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amination</text:p>
          </table:table-cell>
          <table:table-cell/>
          <table:table-cell table:formula="of:=&quot;(n) no.&quot; &amp; [.D731] &amp; &quot; Top1000&quot;" office:value-type="string" office:string-value="(n) no.730 Top1000" calcext:value-type="string">
            <text:p>(n) no.730 Top1000</text:p>
          </table:table-cell>
          <table:table-cell office:value-type="float" office:value="730" calcext:value-type="float">
            <text:p>7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ntion</text:p>
          </table:table-cell>
          <table:table-cell/>
          <table:table-cell table:formula="of:=&quot;(n) no.&quot; &amp; [.D732] &amp; &quot; Top1000&quot;" office:value-type="string" office:string-value="(n) no.731 Top1000" calcext:value-type="string">
            <text:p>(n) no.731 Top1000</text:p>
          </table:table-cell>
          <table:table-cell office:value-type="float" office:value="731" calcext:value-type="float">
            <text:p>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</text:p>
          </table:table-cell>
          <table:table-cell/>
          <table:table-cell table:formula="of:=&quot;(n) no.&quot; &amp; [.D733] &amp; &quot; Top1000&quot;" office:value-type="string" office:string-value="(n) no.732 Top1000" calcext:value-type="string">
            <text:p>(n) no.732 Top1000</text:p>
          </table:table-cell>
          <table:table-cell office:value-type="float" office:value="732" calcext:value-type="float">
            <text:p>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ice</text:p>
          </table:table-cell>
          <table:table-cell/>
          <table:table-cell table:formula="of:=&quot;(n) no.&quot; &amp; [.D734] &amp; &quot; Top1000&quot;" office:value-type="string" office:string-value="(n) no.733 Top1000" calcext:value-type="string">
            <text:p>(n) no.733 Top1000</text:p>
          </table:table-cell>
          <table:table-cell office:value-type="float" office:value="733" calcext:value-type="float">
            <text:p>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table:formula="of:=&quot;(n) no.&quot; &amp; [.D735] &amp; &quot; Top1000&quot;" office:value-type="string" office:string-value="(n) no.734 Top1000" calcext:value-type="string">
            <text:p>(n) no.734 Top1000</text:p>
          </table:table-cell>
          <table:table-cell office:value-type="float" office:value="734" calcext:value-type="float">
            <text:p>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nce</text:p>
          </table:table-cell>
          <table:table-cell/>
          <table:table-cell table:formula="of:=&quot;(n) no.&quot; &amp; [.D736] &amp; &quot; Top1000&quot;" office:value-type="string" office:string-value="(n) no.735 Top1000" calcext:value-type="string">
            <text:p>(n) no.735 Top1000</text:p>
          </table:table-cell>
          <table:table-cell office:value-type="float" office:value="735" calcext:value-type="float">
            <text:p>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ction</text:p>
          </table:table-cell>
          <table:table-cell/>
          <table:table-cell table:formula="of:=&quot;(n) no.&quot; &amp; [.D737] &amp; &quot; Top1000&quot;" office:value-type="string" office:string-value="(n) no.736 Top1000" calcext:value-type="string">
            <text:p>(n) no.736 Top1000</text:p>
          </table:table-cell>
          <table:table-cell office:value-type="float" office:value="736" calcext:value-type="float">
            <text:p>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ll</text:p>
          </table:table-cell>
          <table:table-cell/>
          <table:table-cell table:formula="of:=&quot;(n) no.&quot; &amp; [.D738] &amp; &quot; Top1000&quot;" office:value-type="string" office:string-value="(n) no.737 Top1000" calcext:value-type="string">
            <text:p>(n) no.737 Top1000</text:p>
          </table:table-cell>
          <table:table-cell office:value-type="float" office:value="737" calcext:value-type="float">
            <text:p>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table:formula="of:=&quot;(n) no.&quot; &amp; [.D739] &amp; &quot; Top1000&quot;" office:value-type="string" office:string-value="(n) no.738 Top1000" calcext:value-type="string">
            <text:p>(n) no.738 Top1000</text:p>
          </table:table-cell>
          <table:table-cell office:value-type="float" office:value="738" calcext:value-type="float">
            <text:p>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ointment</text:p>
          </table:table-cell>
          <table:table-cell/>
          <table:table-cell table:formula="of:=&quot;(n) no.&quot; &amp; [.D740] &amp; &quot; Top1000&quot;" office:value-type="string" office:string-value="(n) no.739 Top1000" calcext:value-type="string">
            <text:p>(n) no.739 Top1000</text:p>
          </table:table-cell>
          <table:table-cell office:value-type="float" office:value="739" calcext:value-type="float">
            <text:p>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droom</text:p>
          </table:table-cell>
          <table:table-cell/>
          <table:table-cell table:formula="of:=&quot;(n) no.&quot; &amp; [.D741] &amp; &quot; Top1000&quot;" office:value-type="string" office:string-value="(n) no.740 Top1000" calcext:value-type="string">
            <text:p>(n) no.740 Top1000</text:p>
          </table:table-cell>
          <table:table-cell office:value-type="float" office:value="740" calcext:value-type="float">
            <text:p>7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om</text:p>
          </table:table-cell>
          <table:table-cell/>
          <table:table-cell table:formula="of:=&quot;(n) no.&quot; &amp; [.D742] &amp; &quot; Top1000&quot;" office:value-type="string" office:string-value="(n) no.741 Top1000" calcext:value-type="string">
            <text:p>(n) no.741 Top1000</text:p>
          </table:table-cell>
          <table:table-cell office:value-type="float" office:value="741" calcext:value-type="float">
            <text:p>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ntration</text:p>
          </table:table-cell>
          <table:table-cell/>
          <table:table-cell table:formula="of:=&quot;(n) no.&quot; &amp; [.D743] &amp; &quot; Top1000&quot;" office:value-type="string" office:string-value="(n) no.742 Top1000" calcext:value-type="string">
            <text:p>(n) no.742 Top1000</text:p>
          </table:table-cell>
          <table:table-cell office:value-type="float" office:value="742" calcext:value-type="float">
            <text:p>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erprise</text:p>
          </table:table-cell>
          <table:table-cell/>
          <table:table-cell table:formula="of:=&quot;(n) no.&quot; &amp; [.D744] &amp; &quot; Top1000&quot;" office:value-type="string" office:string-value="(n) no.743 Top1000" calcext:value-type="string">
            <text:p>(n) no.743 Top1000</text:p>
          </table:table-cell>
          <table:table-cell office:value-type="float" office:value="743" calcext:value-type="float">
            <text:p>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d</text:p>
          </table:table-cell>
          <table:table-cell/>
          <table:table-cell table:formula="of:=&quot;(n) no.&quot; &amp; [.D745] &amp; &quot; Top1000&quot;" office:value-type="string" office:string-value="(n) no.744 Top1000" calcext:value-type="string">
            <text:p>(n) no.744 Top1000</text:p>
          </table:table-cell>
          <table:table-cell office:value-type="float" office:value="744" calcext:value-type="float">
            <text:p>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dle</text:p>
          </table:table-cell>
          <table:table-cell/>
          <table:table-cell table:formula="of:=&quot;(n) no.&quot; &amp; [.D746] &amp; &quot; Top1000&quot;" office:value-type="string" office:string-value="(n) no.745 Top1000" calcext:value-type="string">
            <text:p>(n) no.745 Top1000</text:p>
          </table:table-cell>
          <table:table-cell office:value-type="float" office:value="745" calcext:value-type="float">
            <text:p>7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rder</text:p>
          </table:table-cell>
          <table:table-cell/>
          <table:table-cell table:formula="of:=&quot;(n) no.&quot; &amp; [.D747] &amp; &quot; Top1000&quot;" office:value-type="string" office:string-value="(n) no.746 Top1000" calcext:value-type="string">
            <text:p>(n) no.746 Top1000</text:p>
          </table:table-cell>
          <table:table-cell office:value-type="float" office:value="746" calcext:value-type="float">
            <text:p>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k</text:p>
          </table:table-cell>
          <table:table-cell/>
          <table:table-cell table:formula="of:=&quot;(n) no.&quot; &amp; [.D748] &amp; &quot; Top1000&quot;" office:value-type="string" office:string-value="(n) no.747 Top1000" calcext:value-type="string">
            <text:p>(n) no.747 Top1000</text:p>
          </table:table-cell>
          <table:table-cell office:value-type="float" office:value="747" calcext:value-type="float">
            <text:p>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table:formula="of:=&quot;(n) no.&quot; &amp; [.D749] &amp; &quot; Top1000&quot;" office:value-type="string" office:string-value="(n) no.748 Top1000" calcext:value-type="string">
            <text:p>(n) no.748 Top1000</text:p>
          </table:table-cell>
          <table:table-cell office:value-type="float" office:value="748" calcext:value-type="float">
            <text:p>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pe</text:p>
          </table:table-cell>
          <table:table-cell/>
          <table:table-cell table:formula="of:=&quot;(n) no.&quot; &amp; [.D750] &amp; &quot; Top1000&quot;" office:value-type="string" office:string-value="(n) no.749 Top1000" calcext:value-type="string">
            <text:p>(n) no.749 Top1000</text:p>
          </table:table-cell>
          <table:table-cell office:value-type="float" office:value="749" calcext:value-type="float">
            <text:p>7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table:formula="of:=&quot;(n) no.&quot; &amp; [.D751] &amp; &quot; Top1000&quot;" office:value-type="string" office:string-value="(n) no.750 Top1000" calcext:value-type="string">
            <text:p>(n) no.750 Top1000</text:p>
          </table:table-cell>
          <table:table-cell office:value-type="float" office:value="750" calcext:value-type="float">
            <text:p>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sence</text:p>
          </table:table-cell>
          <table:table-cell/>
          <table:table-cell table:formula="of:=&quot;(n) no.&quot; &amp; [.D752] &amp; &quot; Top1000&quot;" office:value-type="string" office:string-value="(n) no.751 Top1000" calcext:value-type="string">
            <text:p>(n) no.751 Top1000</text:p>
          </table:table-cell>
          <table:table-cell office:value-type="float" office:value="751" calcext:value-type="float">
            <text:p>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id</text:p>
          </table:table-cell>
          <table:table-cell/>
          <table:table-cell table:formula="of:=&quot;(n) no.&quot; &amp; [.D753] &amp; &quot; Top1000&quot;" office:value-type="string" office:string-value="(n) no.752 Top1000" calcext:value-type="string">
            <text:p>(n) no.752 Top1000</text:p>
          </table:table-cell>
          <table:table-cell office:value-type="float" office:value="752" calcext:value-type="float">
            <text:p>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embly</text:p>
          </table:table-cell>
          <table:table-cell/>
          <table:table-cell table:formula="of:=&quot;(n) no.&quot; &amp; [.D754] &amp; &quot; Top1000&quot;" office:value-type="string" office:string-value="(n) no.753 Top1000" calcext:value-type="string">
            <text:p>(n) no.753 Top1000</text:p>
          </table:table-cell>
          <table:table-cell office:value-type="float" office:value="753" calcext:value-type="float">
            <text:p>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rth</text:p>
          </table:table-cell>
          <table:table-cell/>
          <table:table-cell table:formula="of:=&quot;(n) no.&quot; &amp; [.D755] &amp; &quot; Top1000&quot;" office:value-type="string" office:string-value="(n) no.754 Top1000" calcext:value-type="string">
            <text:p>(n) no.754 Top1000</text:p>
          </table:table-cell>
          <table:table-cell office:value-type="float" office:value="754" calcext:value-type="float">
            <text:p>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ttle</text:p>
          </table:table-cell>
          <table:table-cell/>
          <table:table-cell table:formula="of:=&quot;(n) no.&quot; &amp; [.D756] &amp; &quot; Top1000&quot;" office:value-type="string" office:string-value="(n) no.755 Top1000" calcext:value-type="string">
            <text:p>(n) no.755 Top1000</text:p>
          </table:table-cell>
          <table:table-cell office:value-type="float" office:value="755" calcext:value-type="float">
            <text:p>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ticism</text:p>
          </table:table-cell>
          <table:table-cell/>
          <table:table-cell table:formula="of:=&quot;(n) no.&quot; &amp; [.D757] &amp; &quot; Top1000&quot;" office:value-type="string" office:string-value="(n) no.756 Top1000" calcext:value-type="string">
            <text:p>(n) no.756 Top1000</text:p>
          </table:table-cell>
          <table:table-cell office:value-type="float" office:value="756" calcext:value-type="float">
            <text:p>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</text:p>
          </table:table-cell>
          <table:table-cell/>
          <table:table-cell table:formula="of:=&quot;(n) no.&quot; &amp; [.D758] &amp; &quot; Top1000&quot;" office:value-type="string" office:string-value="(n) no.757 Top1000" calcext:value-type="string">
            <text:p>(n) no.757 Top1000</text:p>
          </table:table-cell>
          <table:table-cell office:value-type="float" office:value="757" calcext:value-type="float">
            <text:p>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table:formula="of:=&quot;(n) no.&quot; &amp; [.D759] &amp; &quot; Top1000&quot;" office:value-type="string" office:string-value="(n) no.758 Top1000" calcext:value-type="string">
            <text:p>(n) no.758 Top1000</text:p>
          </table:table-cell>
          <table:table-cell office:value-type="float" office:value="758" calcext:value-type="float">
            <text:p>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tion</text:p>
          </table:table-cell>
          <table:table-cell/>
          <table:table-cell table:formula="of:=&quot;(n) no.&quot; &amp; [.D760] &amp; &quot; Top1000&quot;" office:value-type="string" office:string-value="(n) no.759 Top1000" calcext:value-type="string">
            <text:p>(n) no.759 Top1000</text:p>
          </table:table-cell>
          <table:table-cell office:value-type="float" office:value="759" calcext:value-type="float">
            <text:p>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e</text:p>
          </table:table-cell>
          <table:table-cell/>
          <table:table-cell table:formula="of:=&quot;(n) no.&quot; &amp; [.D761] &amp; &quot; Top1000&quot;" office:value-type="string" office:string-value="(n) no.760 Top1000" calcext:value-type="string">
            <text:p>(n) no.760 Top1000</text:p>
          </table:table-cell>
          <table:table-cell office:value-type="float" office:value="760" calcext:value-type="float">
            <text:p>7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lement</text:p>
          </table:table-cell>
          <table:table-cell/>
          <table:table-cell table:formula="of:=&quot;(n) no.&quot; &amp; [.D762] &amp; &quot; Top1000&quot;" office:value-type="string" office:string-value="(n) no.761 Top1000" calcext:value-type="string">
            <text:p>(n) no.761 Top1000</text:p>
          </table:table-cell>
          <table:table-cell office:value-type="float" office:value="761" calcext:value-type="float">
            <text:p>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e</text:p>
          </table:table-cell>
          <table:table-cell/>
          <table:table-cell table:formula="of:=&quot;(n) no.&quot; &amp; [.D763] &amp; &quot; Top1000&quot;" office:value-type="string" office:string-value="(n) no.762 Top1000" calcext:value-type="string">
            <text:p>(n) no.762 Top1000</text:p>
          </table:table-cell>
          <table:table-cell office:value-type="float" office:value="762" calcext:value-type="float">
            <text:p>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ching</text:p>
          </table:table-cell>
          <table:table-cell/>
          <table:table-cell table:formula="of:=&quot;(n) no.&quot; &amp; [.D764] &amp; &quot; Top1000&quot;" office:value-type="string" office:string-value="(n) no.763 Top1000" calcext:value-type="string">
            <text:p>(n) no.763 Top1000</text:p>
          </table:table-cell>
          <table:table-cell office:value-type="float" office:value="763" calcext:value-type="float">
            <text:p>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er</text:p>
          </table:table-cell>
          <table:table-cell/>
          <table:table-cell table:formula="of:=&quot;(n) no.&quot; &amp; [.D765] &amp; &quot; Top1000&quot;" office:value-type="string" office:string-value="(n) no.764 Top1000" calcext:value-type="string">
            <text:p>(n) no.764 Top1000</text:p>
          </table:table-cell>
          <table:table-cell office:value-type="float" office:value="764" calcext:value-type="float">
            <text:p>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table:formula="of:=&quot;(n) no.&quot; &amp; [.D766] &amp; &quot; Top1000&quot;" office:value-type="string" office:string-value="(n) no.765 Top1000" calcext:value-type="string">
            <text:p>(n) no.765 Top1000</text:p>
          </table:table-cell>
          <table:table-cell office:value-type="float" office:value="765" calcext:value-type="float">
            <text:p>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nel</text:p>
          </table:table-cell>
          <table:table-cell/>
          <table:table-cell table:formula="of:=&quot;(n) no.&quot; &amp; [.D767] &amp; &quot; Top1000&quot;" office:value-type="string" office:string-value="(n) no.766 Top1000" calcext:value-type="string">
            <text:p>(n) no.766 Top1000</text:p>
          </table:table-cell>
          <table:table-cell office:value-type="float" office:value="766" calcext:value-type="float">
            <text:p>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nent</text:p>
          </table:table-cell>
          <table:table-cell/>
          <table:table-cell table:formula="of:=&quot;(n) no.&quot; &amp; [.D768] &amp; &quot; Top1000&quot;" office:value-type="string" office:string-value="(n) no.767 Top1000" calcext:value-type="string">
            <text:p>(n) no.767 Top1000</text:p>
          </table:table-cell>
          <table:table-cell office:value-type="float" office:value="767" calcext:value-type="float">
            <text:p>7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table:formula="of:=&quot;(n) no.&quot; &amp; [.D769] &amp; &quot; Top1000&quot;" office:value-type="string" office:string-value="(n) no.768 Top1000" calcext:value-type="string">
            <text:p>(n) no.768 Top1000</text:p>
          </table:table-cell>
          <table:table-cell office:value-type="float" office:value="768" calcext:value-type="float">
            <text:p>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re</text:p>
          </table:table-cell>
          <table:table-cell/>
          <table:table-cell table:formula="of:=&quot;(n) no.&quot; &amp; [.D770] &amp; &quot; Top1000&quot;" office:value-type="string" office:string-value="(n) no.769 Top1000" calcext:value-type="string">
            <text:p>(n) no.769 Top1000</text:p>
          </table:table-cell>
          <table:table-cell office:value-type="float" office:value="769" calcext:value-type="float">
            <text:p>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e</text:p>
          </table:table-cell>
          <table:table-cell/>
          <table:table-cell table:formula="of:=&quot;(n) no.&quot; &amp; [.D771] &amp; &quot; Top1000&quot;" office:value-type="string" office:string-value="(n) no.770 Top1000" calcext:value-type="string">
            <text:p>(n) no.770 Top1000</text:p>
          </table:table-cell>
          <table:table-cell office:value-type="float" office:value="770" calcext:value-type="float">
            <text:p>7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nt</text:p>
          </table:table-cell>
          <table:table-cell/>
          <table:table-cell table:formula="of:=&quot;(n) no.&quot; &amp; [.D772] &amp; &quot; Top1000&quot;" office:value-type="string" office:string-value="(n) no.771 Top1000" calcext:value-type="string">
            <text:p>(n) no.771 Top1000</text:p>
          </table:table-cell>
          <table:table-cell office:value-type="float" office:value="771" calcext:value-type="float">
            <text:p>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ication</text:p>
          </table:table-cell>
          <table:table-cell/>
          <table:table-cell table:formula="of:=&quot;(n) no.&quot; &amp; [.D773] &amp; &quot; Top1000&quot;" office:value-type="string" office:string-value="(n) no.772 Top1000" calcext:value-type="string">
            <text:p>(n) no.772 Top1000</text:p>
          </table:table-cell>
          <table:table-cell office:value-type="float" office:value="772" calcext:value-type="float">
            <text:p>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e</text:p>
          </table:table-cell>
          <table:table-cell/>
          <table:table-cell table:formula="of:=&quot;(n) no.&quot; &amp; [.D774] &amp; &quot; Top1000&quot;" office:value-type="string" office:string-value="(n) no.773 Top1000" calcext:value-type="string">
            <text:p>(n) no.773 Top1000</text:p>
          </table:table-cell>
          <table:table-cell office:value-type="float" office:value="773" calcext:value-type="float">
            <text:p>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d</text:p>
          </table:table-cell>
          <table:table-cell/>
          <table:table-cell table:formula="of:=&quot;(n) no.&quot; &amp; [.D775] &amp; &quot; Top1000&quot;" office:value-type="string" office:string-value="(n) no.774 Top1000" calcext:value-type="string">
            <text:p>(n) no.774 Top1000</text:p>
          </table:table-cell>
          <table:table-cell office:value-type="float" office:value="774" calcext:value-type="float">
            <text:p>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ch</text:p>
          </table:table-cell>
          <table:table-cell/>
          <table:table-cell table:formula="of:=&quot;(n) no.&quot; &amp; [.D776] &amp; &quot; Top1000&quot;" office:value-type="string" office:string-value="(n) no.775 Top1000" calcext:value-type="string">
            <text:p>(n) no.775 Top1000</text:p>
          </table:table-cell>
          <table:table-cell office:value-type="float" office:value="775" calcext:value-type="float">
            <text:p>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graph</text:p>
          </table:table-cell>
          <table:table-cell/>
          <table:table-cell table:formula="of:=&quot;(n) no.&quot; &amp; [.D777] &amp; &quot; Top1000&quot;" office:value-type="string" office:string-value="(n) no.776 Top1000" calcext:value-type="string">
            <text:p>(n) no.776 Top1000</text:p>
          </table:table-cell>
          <table:table-cell office:value-type="float" office:value="776" calcext:value-type="float">
            <text:p>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easure</text:p>
          </table:table-cell>
          <table:table-cell/>
          <table:table-cell table:formula="of:=&quot;(n) no.&quot; &amp; [.D778] &amp; &quot; Top1000&quot;" office:value-type="string" office:string-value="(n) no.777 Top1000" calcext:value-type="string">
            <text:p>(n) no.777 Top1000</text:p>
          </table:table-cell>
          <table:table-cell office:value-type="float" office:value="777" calcext:value-type="float">
            <text:p>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gnition</text:p>
          </table:table-cell>
          <table:table-cell/>
          <table:table-cell table:formula="of:=&quot;(n) no.&quot; &amp; [.D779] &amp; &quot; Top1000&quot;" office:value-type="string" office:string-value="(n) no.778 Top1000" calcext:value-type="string">
            <text:p>(n) no.778 Top1000</text:p>
          </table:table-cell>
          <table:table-cell office:value-type="float" office:value="778" calcext:value-type="float">
            <text:p>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ublic</text:p>
          </table:table-cell>
          <table:table-cell/>
          <table:table-cell table:formula="of:=&quot;(n) no.&quot; &amp; [.D780] &amp; &quot; Top1000&quot;" office:value-type="string" office:string-value="(n) no.779 Top1000" calcext:value-type="string">
            <text:p>(n) no.779 Top1000</text:p>
          </table:table-cell>
          <table:table-cell office:value-type="float" office:value="779" calcext:value-type="float">
            <text:p>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icitor</text:p>
          </table:table-cell>
          <table:table-cell/>
          <table:table-cell table:formula="of:=&quot;(n) no.&quot; &amp; [.D781] &amp; &quot; Top1000&quot;" office:value-type="string" office:string-value="(n) no.780 Top1000" calcext:value-type="string">
            <text:p>(n) no.780 Top1000</text:p>
          </table:table-cell>
          <table:table-cell office:value-type="float" office:value="780" calcext:value-type="float">
            <text:p>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table:formula="of:=&quot;(n) no.&quot; &amp; [.D782] &amp; &quot; Top1000&quot;" office:value-type="string" office:string-value="(n) no.781 Top1000" calcext:value-type="string">
            <text:p>(n) no.781 Top1000</text:p>
          </table:table-cell>
          <table:table-cell office:value-type="float" office:value="781" calcext:value-type="float">
            <text:p>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ste</text:p>
          </table:table-cell>
          <table:table-cell/>
          <table:table-cell table:formula="of:=&quot;(n) no.&quot; &amp; [.D783] &amp; &quot; Top1000&quot;" office:value-type="string" office:string-value="(n) no.782 Top1000" calcext:value-type="string">
            <text:p>(n) no.782 Top1000</text:p>
          </table:table-cell>
          <table:table-cell office:value-type="float" office:value="782" calcext:value-type="float">
            <text:p>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ther</text:p>
          </table:table-cell>
          <table:table-cell/>
          <table:table-cell table:formula="of:=&quot;(n) no.&quot; &amp; [.D784] &amp; &quot; Top1000&quot;" office:value-type="string" office:string-value="(n) no.783 Top1000" calcext:value-type="string">
            <text:p>(n) no.783 Top1000</text:p>
          </table:table-cell>
          <table:table-cell office:value-type="float" office:value="783" calcext:value-type="float">
            <text:p>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ck</text:p>
          </table:table-cell>
          <table:table-cell/>
          <table:table-cell table:formula="of:=&quot;(n) no.&quot; &amp; [.D785] &amp; &quot; Top1000&quot;" office:value-type="string" office:string-value="(n) no.784 Top1000" calcext:value-type="string">
            <text:p>(n) no.784 Top1000</text:p>
          </table:table-cell>
          <table:table-cell office:value-type="float" office:value="784" calcext:value-type="float">
            <text:p>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in</text:p>
          </table:table-cell>
          <table:table-cell/>
          <table:table-cell table:formula="of:=&quot;(n) no.&quot; &amp; [.D786] &amp; &quot; Top1000&quot;" office:value-type="string" office:string-value="(n) no.785 Top1000" calcext:value-type="string">
            <text:p>(n) no.785 Top1000</text:p>
          </table:table-cell>
          <table:table-cell office:value-type="float" office:value="785" calcext:value-type="float">
            <text:p>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nditure</text:p>
          </table:table-cell>
          <table:table-cell/>
          <table:table-cell table:formula="of:=&quot;(n) no.&quot; &amp; [.D787] &amp; &quot; Top1000&quot;" office:value-type="string" office:string-value="(n) no.786 Top1000" calcext:value-type="string">
            <text:p>(n) no.786 Top1000</text:p>
          </table:table-cell>
          <table:table-cell office:value-type="float" office:value="786" calcext:value-type="float">
            <text:p>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iment</text:p>
          </table:table-cell>
          <table:table-cell/>
          <table:table-cell table:formula="of:=&quot;(n) no.&quot; &amp; [.D788] &amp; &quot; Top1000&quot;" office:value-type="string" office:string-value="(n) no.787 Top1000" calcext:value-type="string">
            <text:p>(n) no.787 Top1000</text:p>
          </table:table-cell>
          <table:table-cell office:value-type="float" office:value="787" calcext:value-type="float">
            <text:p>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est</text:p>
          </table:table-cell>
          <table:table-cell/>
          <table:table-cell table:formula="of:=&quot;(n) no.&quot; &amp; [.D789] &amp; &quot; Top1000&quot;" office:value-type="string" office:string-value="(n) no.788 Top1000" calcext:value-type="string">
            <text:p>(n) no.788 Top1000</text:p>
          </table:table-cell>
          <table:table-cell office:value-type="float" office:value="788" calcext:value-type="float">
            <text:p>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</text:p>
          </table:table-cell>
          <table:table-cell/>
          <table:table-cell table:formula="of:=&quot;(n) no.&quot; &amp; [.D790] &amp; &quot; Top1000&quot;" office:value-type="string" office:string-value="(n) no.789 Top1000" calcext:value-type="string">
            <text:p>(n) no.789 Top1000</text:p>
          </table:table-cell>
          <table:table-cell office:value-type="float" office:value="789" calcext:value-type="float">
            <text:p>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hold</text:p>
          </table:table-cell>
          <table:table-cell/>
          <table:table-cell table:formula="of:=&quot;(n) no.&quot; &amp; [.D791] &amp; &quot; Top1000&quot;" office:value-type="string" office:string-value="(n) no.790 Top1000" calcext:value-type="string">
            <text:p>(n) no.790 Top1000</text:p>
          </table:table-cell>
          <table:table-cell office:value-type="float" office:value="790" calcext:value-type="float">
            <text:p>7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rse</text:p>
          </table:table-cell>
          <table:table-cell/>
          <table:table-cell table:formula="of:=&quot;(n) no.&quot; &amp; [.D792] &amp; &quot; Top1000&quot;" office:value-type="string" office:string-value="(n) no.791 Top1000" calcext:value-type="string">
            <text:p>(n) no.791 Top1000</text:p>
          </table:table-cell>
          <table:table-cell office:value-type="float" office:value="791" calcext:value-type="float">
            <text:p>7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gram</text:p>
          </table:table-cell>
          <table:table-cell/>
          <table:table-cell table:formula="of:=&quot;(n) no.&quot; &amp; [.D793] &amp; &quot; Top1000&quot;" office:value-type="string" office:string-value="(n) no.792 Top1000" calcext:value-type="string">
            <text:p>(n) no.792 Top1000</text:p>
          </table:table-cell>
          <table:table-cell office:value-type="float" office:value="792" calcext:value-type="float">
            <text:p>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lication</text:p>
          </table:table-cell>
          <table:table-cell/>
          <table:table-cell table:formula="of:=&quot;(n) no.&quot; &amp; [.D794] &amp; &quot; Top1000&quot;" office:value-type="string" office:string-value="(n) no.793 Top1000" calcext:value-type="string">
            <text:p>(n) no.793 Top1000</text:p>
          </table:table-cell>
          <table:table-cell office:value-type="float" office:value="793" calcext:value-type="float">
            <text:p>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en</text:p>
          </table:table-cell>
          <table:table-cell/>
          <table:table-cell table:formula="of:=&quot;(n) no.&quot; &amp; [.D795] &amp; &quot; Top1000&quot;" office:value-type="string" office:string-value="(n) no.794 Top1000" calcext:value-type="string">
            <text:p>(n) no.794 Top1000</text:p>
          </table:table-cell>
          <table:table-cell office:value-type="float" office:value="794" calcext:value-type="float">
            <text:p>7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ence</text:p>
          </table:table-cell>
          <table:table-cell/>
          <table:table-cell table:formula="of:=&quot;(n) no.&quot; &amp; [.D796] &amp; &quot; Top1000&quot;" office:value-type="string" office:string-value="(n) no.795 Top1000" calcext:value-type="string">
            <text:p>(n) no.795 Top1000</text:p>
          </table:table-cell>
          <table:table-cell office:value-type="float" office:value="795" calcext:value-type="float">
            <text:p>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aty</text:p>
          </table:table-cell>
          <table:table-cell/>
          <table:table-cell table:formula="of:=&quot;(n) no.&quot; &amp; [.D797] &amp; &quot; Top1000&quot;" office:value-type="string" office:string-value="(n) no.796 Top1000" calcext:value-type="string">
            <text:p>(n) no.796 Top1000</text:p>
          </table:table-cell>
          <table:table-cell office:value-type="float" office:value="796" calcext:value-type="float">
            <text:p>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umption</text:p>
          </table:table-cell>
          <table:table-cell/>
          <table:table-cell table:formula="of:=&quot;(n) no.&quot; &amp; [.D798] &amp; &quot; Top1000&quot;" office:value-type="string" office:string-value="(n) no.797 Top1000" calcext:value-type="string">
            <text:p>(n) no.797 Top1000</text:p>
          </table:table-cell>
          <table:table-cell office:value-type="float" office:value="797" calcext:value-type="float">
            <text:p>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tain</text:p>
          </table:table-cell>
          <table:table-cell/>
          <table:table-cell table:formula="of:=&quot;(n) no.&quot; &amp; [.D799] &amp; &quot; Top1000&quot;" office:value-type="string" office:string-value="(n) no.798 Top1000" calcext:value-type="string">
            <text:p>(n) no.798 Top1000</text:p>
          </table:table-cell>
          <table:table-cell office:value-type="float" office:value="798" calcext:value-type="float">
            <text:p>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gress</text:p>
          </table:table-cell>
          <table:table-cell/>
          <table:table-cell table:formula="of:=&quot;(n) no.&quot; &amp; [.D800] &amp; &quot; Top1000&quot;" office:value-type="string" office:string-value="(n) no.799 Top1000" calcext:value-type="string">
            <text:p>(n) no.799 Top1000</text:p>
          </table:table-cell>
          <table:table-cell office:value-type="float" office:value="799" calcext:value-type="float">
            <text:p>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nection</text:p>
          </table:table-cell>
          <table:table-cell/>
          <table:table-cell table:formula="of:=&quot;(n) no.&quot; &amp; [.D801] &amp; &quot; Top1000&quot;" office:value-type="string" office:string-value="(n) no.800 Top1000" calcext:value-type="string">
            <text:p>(n) no.800 Top1000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er</text:p>
          </table:table-cell>
          <table:table-cell/>
          <table:table-cell table:formula="of:=&quot;(n) no.&quot; &amp; [.D802] &amp; &quot; Top1000&quot;" office:value-type="string" office:string-value="(n) no.801 Top1000" calcext:value-type="string">
            <text:p>(n) no.801 Top1000</text:p>
          </table:table-cell>
          <table:table-cell office:value-type="float" office:value="801" calcext:value-type="float">
            <text:p>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wd</text:p>
          </table:table-cell>
          <table:table-cell/>
          <table:table-cell table:formula="of:=&quot;(n) no.&quot; &amp; [.D803] &amp; &quot; Top1000&quot;" office:value-type="string" office:string-value="(n) no.802 Top1000" calcext:value-type="string">
            <text:p>(n) no.802 Top1000</text:p>
          </table:table-cell>
          <table:table-cell office:value-type="float" office:value="802" calcext:value-type="float">
            <text:p>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iculum</text:p>
          </table:table-cell>
          <table:table-cell/>
          <table:table-cell table:formula="of:=&quot;(n) no.&quot; &amp; [.D804] &amp; &quot; Top1000&quot;" office:value-type="string" office:string-value="(n) no.803 Top1000" calcext:value-type="string">
            <text:p>(n) no.803 Top1000</text:p>
          </table:table-cell>
          <table:table-cell office:value-type="float" office:value="803" calcext:value-type="float">
            <text:p>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tive</text:p>
          </table:table-cell>
          <table:table-cell/>
          <table:table-cell table:formula="of:=&quot;(n) no.&quot; &amp; [.D805] &amp; &quot; Top1000&quot;" office:value-type="string" office:string-value="(n) no.804 Top1000" calcext:value-type="string">
            <text:p>(n) no.804 Top1000</text:p>
          </table:table-cell>
          <table:table-cell office:value-type="float" office:value="804" calcext:value-type="float">
            <text:p>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urney</text:p>
          </table:table-cell>
          <table:table-cell/>
          <table:table-cell table:formula="of:=&quot;(n) no.&quot; &amp; [.D806] &amp; &quot; Top1000&quot;" office:value-type="string" office:string-value="(n) no.805 Top1000" calcext:value-type="string">
            <text:p>(n) no.805 Top1000</text:p>
          </table:table-cell>
          <table:table-cell office:value-type="float" office:value="805" calcext:value-type="float">
            <text:p>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</text:p>
          </table:table-cell>
          <table:table-cell/>
          <table:table-cell table:formula="of:=&quot;(n) no.&quot; &amp; [.D807] &amp; &quot; Top1000&quot;" office:value-type="string" office:string-value="(n) no.806 Top1000" calcext:value-type="string">
            <text:p>(n) no.806 Top1000</text:p>
          </table:table-cell>
          <table:table-cell office:value-type="float" office:value="806" calcext:value-type="float">
            <text:p>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al</text:p>
          </table:table-cell>
          <table:table-cell/>
          <table:table-cell table:formula="of:=&quot;(n) no.&quot; &amp; [.D808] &amp; &quot; Top1000&quot;" office:value-type="string" office:string-value="(n) no.807 Top1000" calcext:value-type="string">
            <text:p>(n) no.807 Top1000</text:p>
          </table:table-cell>
          <table:table-cell office:value-type="float" office:value="807" calcext:value-type="float">
            <text:p>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ise</text:p>
          </table:table-cell>
          <table:table-cell/>
          <table:table-cell table:formula="of:=&quot;(n) no.&quot; &amp; [.D809] &amp; &quot; Top1000&quot;" office:value-type="string" office:string-value="(n) no.808 Top1000" calcext:value-type="string">
            <text:p>(n) no.808 Top1000</text:p>
          </table:table-cell>
          <table:table-cell office:value-type="float" office:value="808" calcext:value-type="float">
            <text:p>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ase</text:p>
          </table:table-cell>
          <table:table-cell/>
          <table:table-cell table:formula="of:=&quot;(n) no.&quot; &amp; [.D810] &amp; &quot; Top1000&quot;" office:value-type="string" office:string-value="(n) no.809 Top1000" calcext:value-type="string">
            <text:p>(n) no.809 Top1000</text:p>
          </table:table-cell>
          <table:table-cell office:value-type="float" office:value="809" calcext:value-type="float">
            <text:p>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ol</text:p>
          </table:table-cell>
          <table:table-cell/>
          <table:table-cell table:formula="of:=&quot;(n) no.&quot; &amp; [.D811] &amp; &quot; Top1000&quot;" office:value-type="string" office:string-value="(n) no.810 Top1000" calcext:value-type="string">
            <text:p>(n) no.810 Top1000</text:p>
          </table:table-cell>
          <table:table-cell office:value-type="float" office:value="810" calcext:value-type="float">
            <text:p>8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entist</text:p>
          </table:table-cell>
          <table:table-cell/>
          <table:table-cell table:formula="of:=&quot;(n) no.&quot; &amp; [.D812] &amp; &quot; Top1000&quot;" office:value-type="string" office:string-value="(n) no.811 Top1000" calcext:value-type="string">
            <text:p>(n) no.811 Top1000</text:p>
          </table:table-cell>
          <table:table-cell office:value-type="float" office:value="811" calcext:value-type="float">
            <text:p>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arch</text:p>
          </table:table-cell>
          <table:table-cell/>
          <table:table-cell table:formula="of:=&quot;(n) no.&quot; &amp; [.D813] &amp; &quot; Top1000&quot;" office:value-type="string" office:string-value="(n) no.812 Top1000" calcext:value-type="string">
            <text:p>(n) no.812 Top1000</text:p>
          </table:table-cell>
          <table:table-cell office:value-type="float" office:value="812" calcext:value-type="float">
            <text:p>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quence</text:p>
          </table:table-cell>
          <table:table-cell/>
          <table:table-cell table:formula="of:=&quot;(n) no.&quot; &amp; [.D814] &amp; &quot; Top1000&quot;" office:value-type="string" office:string-value="(n) no.813 Top1000" calcext:value-type="string">
            <text:p>(n) no.813 Top1000</text:p>
          </table:table-cell>
          <table:table-cell office:value-type="float" office:value="813" calcext:value-type="float">
            <text:p>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y</text:p>
          </table:table-cell>
          <table:table-cell/>
          <table:table-cell table:formula="of:=&quot;(n) no.&quot; &amp; [.D815] &amp; &quot; Top1000&quot;" office:value-type="string" office:string-value="(n) no.814 Top1000" calcext:value-type="string">
            <text:p>(n) no.814 Top1000</text:p>
          </table:table-cell>
          <table:table-cell office:value-type="float" office:value="814" calcext:value-type="float">
            <text:p>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table:formula="of:=&quot;(n) no.&quot; &amp; [.D816] &amp; &quot; Top1000&quot;" office:value-type="string" office:string-value="(n) no.815 Top1000" calcext:value-type="string">
            <text:p>(n) no.815 Top1000</text:p>
          </table:table-cell>
          <table:table-cell office:value-type="float" office:value="815" calcext:value-type="float">
            <text:p>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p</text:p>
          </table:table-cell>
          <table:table-cell/>
          <table:table-cell table:formula="of:=&quot;(n) no.&quot; &amp; [.D817] &amp; &quot; Top1000&quot;" office:value-type="string" office:string-value="(n) no.816 Top1000" calcext:value-type="string">
            <text:p>(n) no.816 Top1000</text:p>
          </table:table-cell>
          <table:table-cell office:value-type="float" office:value="816" calcext:value-type="float">
            <text:p>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olence</text:p>
          </table:table-cell>
          <table:table-cell/>
          <table:table-cell table:formula="of:=&quot;(n) no.&quot; &amp; [.D818] &amp; &quot; Top1000&quot;" office:value-type="string" office:string-value="(n) no.817 Top1000" calcext:value-type="string">
            <text:p>(n) no.817 Top1000</text:p>
          </table:table-cell>
          <table:table-cell office:value-type="float" office:value="817" calcext:value-type="float">
            <text:p>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table:formula="of:=&quot;(n) no.&quot; &amp; [.D819] &amp; &quot; Top1000&quot;" office:value-type="string" office:string-value="(n) no.818 Top1000" calcext:value-type="string">
            <text:p>(n) no.818 Top1000</text:p>
          </table:table-cell>
          <table:table-cell office:value-type="float" office:value="818" calcext:value-type="float">
            <text:p>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table:formula="of:=&quot;(n) no.&quot; &amp; [.D820] &amp; &quot; Top1000&quot;" office:value-type="string" office:string-value="(n) no.819 Top1000" calcext:value-type="string">
            <text:p>(n) no.819 Top1000</text:p>
          </table:table-cell>
          <table:table-cell office:value-type="float" office:value="819" calcext:value-type="float">
            <text:p>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lery</text:p>
          </table:table-cell>
          <table:table-cell/>
          <table:table-cell table:formula="of:=&quot;(n) no.&quot; &amp; [.D821] &amp; &quot; Top1000&quot;" office:value-type="string" office:string-value="(n) no.820 Top1000" calcext:value-type="string">
            <text:p>(n) no.820 Top1000</text:p>
          </table:table-cell>
          <table:table-cell office:value-type="float" office:value="820" calcext:value-type="float">
            <text:p>8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te</text:p>
          </table:table-cell>
          <table:table-cell/>
          <table:table-cell table:formula="of:=&quot;(n) no.&quot; &amp; [.D822] &amp; &quot; Top1000&quot;" office:value-type="string" office:string-value="(n) no.821 Top1000" calcext:value-type="string">
            <text:p>(n) no.821 Top1000</text:p>
          </table:table-cell>
          <table:table-cell office:value-type="float" office:value="821" calcext:value-type="float">
            <text:p>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n</text:p>
          </table:table-cell>
          <table:table-cell/>
          <table:table-cell table:formula="of:=&quot;(n) no.&quot; &amp; [.D823] &amp; &quot; Top1000&quot;" office:value-type="string" office:string-value="(n) no.822 Top1000" calcext:value-type="string">
            <text:p>(n) no.822 Top1000</text:p>
          </table:table-cell>
          <table:table-cell office:value-type="float" office:value="822" calcext:value-type="float">
            <text:p>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</text:p>
          </table:table-cell>
          <table:table-cell/>
          <table:table-cell table:formula="of:=&quot;(n) no.&quot; &amp; [.D824] &amp; &quot; Top1000&quot;" office:value-type="string" office:string-value="(n) no.823 Top1000" calcext:value-type="string">
            <text:p>(n) no.823 Top1000</text:p>
          </table:table-cell>
          <table:table-cell office:value-type="float" office:value="823" calcext:value-type="float">
            <text:p>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ment</text:p>
          </table:table-cell>
          <table:table-cell/>
          <table:table-cell table:formula="of:=&quot;(n) no.&quot; &amp; [.D825] &amp; &quot; Top1000&quot;" office:value-type="string" office:string-value="(n) no.824 Top1000" calcext:value-type="string">
            <text:p>(n) no.824 Top1000</text:p>
          </table:table-cell>
          <table:table-cell office:value-type="float" office:value="824" calcext:value-type="float">
            <text:p>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table:formula="of:=&quot;(n) no.&quot; &amp; [.D826] &amp; &quot; Top1000&quot;" office:value-type="string" office:string-value="(n) no.825 Top1000" calcext:value-type="string">
            <text:p>(n) no.825 Top1000</text:p>
          </table:table-cell>
          <table:table-cell office:value-type="float" office:value="825" calcext:value-type="float">
            <text:p>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stry</text:p>
          </table:table-cell>
          <table:table-cell/>
          <table:table-cell table:formula="of:=&quot;(n) no.&quot; &amp; [.D827] &amp; &quot; Top1000&quot;" office:value-type="string" office:string-value="(n) no.826 Top1000" calcext:value-type="string">
            <text:p>(n) no.826 Top1000</text:p>
          </table:table-cell>
          <table:table-cell office:value-type="float" office:value="826" calcext:value-type="float">
            <text:p>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essor</text:p>
          </table:table-cell>
          <table:table-cell/>
          <table:table-cell table:formula="of:=&quot;(n) no.&quot; &amp; [.D828] &amp; &quot; Top1000&quot;" office:value-type="string" office:string-value="(n) no.827 Top1000" calcext:value-type="string">
            <text:p>(n) no.827 Top1000</text:p>
          </table:table-cell>
          <table:table-cell office:value-type="float" office:value="827" calcext:value-type="float">
            <text:p>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</text:p>
          </table:table-cell>
          <table:table-cell/>
          <table:table-cell table:formula="of:=&quot;(n) no.&quot; &amp; [.D829] &amp; &quot; Top1000&quot;" office:value-type="string" office:string-value="(n) no.828 Top1000" calcext:value-type="string">
            <text:p>(n) no.828 Top1000</text:p>
          </table:table-cell>
          <table:table-cell office:value-type="float" office:value="828" calcext:value-type="float">
            <text:p>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me</text:p>
          </table:table-cell>
          <table:table-cell/>
          <table:table-cell table:formula="of:=&quot;(n) no.&quot; &amp; [.D830] &amp; &quot; Top1000&quot;" office:value-type="string" office:string-value="(n) no.829 Top1000" calcext:value-type="string">
            <text:p>(n) no.829 Top1000</text:p>
          </table:table-cell>
          <table:table-cell office:value-type="float" office:value="829" calcext:value-type="float">
            <text:p>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nation</text:p>
          </table:table-cell>
          <table:table-cell/>
          <table:table-cell table:formula="of:=&quot;(n) no.&quot; &amp; [.D831] &amp; &quot; Top1000&quot;" office:value-type="string" office:string-value="(n) no.830 Top1000" calcext:value-type="string">
            <text:p>(n) no.830 Top1000</text:p>
          </table:table-cell>
          <table:table-cell office:value-type="float" office:value="830" calcext:value-type="float">
            <text:p>8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ive</text:p>
          </table:table-cell>
          <table:table-cell/>
          <table:table-cell table:formula="of:=&quot;(n) no.&quot; &amp; [.D832] &amp; &quot; Top1000&quot;" office:value-type="string" office:string-value="(n) no.831 Top1000" calcext:value-type="string">
            <text:p>(n) no.831 Top1000</text:p>
          </table:table-cell>
          <table:table-cell office:value-type="float" office:value="831" calcext:value-type="float">
            <text:p>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th</text:p>
          </table:table-cell>
          <table:table-cell/>
          <table:table-cell table:formula="of:=&quot;(n) no.&quot; &amp; [.D833] &amp; &quot; Top1000&quot;" office:value-type="string" office:string-value="(n) no.832 Top1000" calcext:value-type="string">
            <text:p>(n) no.832 Top1000</text:p>
          </table:table-cell>
          <table:table-cell office:value-type="float" office:value="832" calcext:value-type="float">
            <text:p>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</text:p>
          </table:table-cell>
          <table:table-cell/>
          <table:table-cell table:formula="of:=&quot;(n) no.&quot; &amp; [.D834] &amp; &quot; Top1000&quot;" office:value-type="string" office:string-value="(n) no.833 Top1000" calcext:value-type="string">
            <text:p>(n) no.833 Top1000</text:p>
          </table:table-cell>
          <table:table-cell office:value-type="float" office:value="833" calcext:value-type="float">
            <text:p>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pretation</text:p>
          </table:table-cell>
          <table:table-cell/>
          <table:table-cell table:formula="of:=&quot;(n) no.&quot; &amp; [.D835] &amp; &quot; Top1000&quot;" office:value-type="string" office:string-value="(n) no.834 Top1000" calcext:value-type="string">
            <text:p>(n) no.834 Top1000</text:p>
          </table:table-cell>
          <table:table-cell office:value-type="float" office:value="834" calcext:value-type="float">
            <text:p>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rning</text:p>
          </table:table-cell>
          <table:table-cell/>
          <table:table-cell table:formula="of:=&quot;(n) no.&quot; &amp; [.D836] &amp; &quot; Top1000&quot;" office:value-type="string" office:string-value="(n) no.835 Top1000" calcext:value-type="string">
            <text:p>(n) no.835 Top1000</text:p>
          </table:table-cell>
          <table:table-cell office:value-type="float" office:value="835" calcext:value-type="float">
            <text:p>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ing</text:p>
          </table:table-cell>
          <table:table-cell/>
          <table:table-cell table:formula="of:=&quot;(n) no.&quot; &amp; [.D837] &amp; &quot; Top1000&quot;" office:value-type="string" office:string-value="(n) no.836 Top1000" calcext:value-type="string">
            <text:p>(n) no.836 Top1000</text:p>
          </table:table-cell>
          <table:table-cell office:value-type="float" office:value="836" calcext:value-type="float">
            <text:p>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ority</text:p>
          </table:table-cell>
          <table:table-cell/>
          <table:table-cell table:formula="of:=&quot;(n) no.&quot; &amp; [.D838] &amp; &quot; Top1000&quot;" office:value-type="string" office:string-value="(n) no.837 Top1000" calcext:value-type="string">
            <text:p>(n) no.837 Top1000</text:p>
          </table:table-cell>
          <table:table-cell office:value-type="float" office:value="837" calcext:value-type="float">
            <text:p>8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spect</text:p>
          </table:table-cell>
          <table:table-cell/>
          <table:table-cell table:formula="of:=&quot;(n) no.&quot; &amp; [.D839] &amp; &quot; Top1000&quot;" office:value-type="string" office:string-value="(n) no.838 Top1000" calcext:value-type="string">
            <text:p>(n) no.838 Top1000</text:p>
          </table:table-cell>
          <table:table-cell office:value-type="float" office:value="838" calcext:value-type="float">
            <text:p>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ldier</text:p>
          </table:table-cell>
          <table:table-cell/>
          <table:table-cell table:formula="of:=&quot;(n) no.&quot; &amp; [.D840] &amp; &quot; Top1000&quot;" office:value-type="string" office:string-value="(n) no.839 Top1000" calcext:value-type="string">
            <text:p>(n) no.839 Top1000</text:p>
          </table:table-cell>
          <table:table-cell office:value-type="float" office:value="839" calcext:value-type="float">
            <text:p>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&quot;(n) no.&quot; &amp; [.D841] &amp; &quot; Top1000&quot;" office:value-type="string" office:string-value="(n) no.840 Top1000" calcext:value-type="string">
            <text:p>(n) no.840 Top1000</text:p>
          </table:table-cell>
          <table:table-cell office:value-type="float" office:value="840" calcext:value-type="float">
            <text:p>8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</text:p>
          </table:table-cell>
          <table:table-cell/>
          <table:table-cell table:formula="of:=&quot;(n) no.&quot; &amp; [.D842] &amp; &quot; Top1000&quot;" office:value-type="string" office:string-value="(n) no.841 Top1000" calcext:value-type="string">
            <text:p>(n) no.841 Top1000</text:p>
          </table:table-cell>
          <table:table-cell office:value-type="float" office:value="841" calcext:value-type="float">
            <text:p>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th</text:p>
          </table:table-cell>
          <table:table-cell/>
          <table:table-cell table:formula="of:=&quot;(n) no.&quot; &amp; [.D843] &amp; &quot; Top1000&quot;" office:value-type="string" office:string-value="(n) no.842 Top1000" calcext:value-type="string">
            <text:p>(n) no.842 Top1000</text:p>
          </table:table-cell>
          <table:table-cell office:value-type="float" office:value="842" calcext:value-type="float">
            <text:p>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oop</text:p>
          </table:table-cell>
          <table:table-cell/>
          <table:table-cell table:formula="of:=&quot;(n) no.&quot; &amp; [.D844] &amp; &quot; Top1000&quot;" office:value-type="string" office:string-value="(n) no.843 Top1000" calcext:value-type="string">
            <text:p>(n) no.843 Top1000</text:p>
          </table:table-cell>
          <table:table-cell office:value-type="float" office:value="843" calcext:value-type="float">
            <text:p>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ternative</text:p>
          </table:table-cell>
          <table:table-cell/>
          <table:table-cell table:formula="of:=&quot;(n) no.&quot; &amp; [.D845] &amp; &quot; Top1000&quot;" office:value-type="string" office:string-value="(n) no.844 Top1000" calcext:value-type="string">
            <text:p>(n) no.844 Top1000</text:p>
          </table:table-cell>
          <table:table-cell office:value-type="float" office:value="844" calcext:value-type="float">
            <text:p>8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th</text:p>
          </table:table-cell>
          <table:table-cell/>
          <table:table-cell table:formula="of:=&quot;(n) no.&quot; &amp; [.D846] &amp; &quot; Top1000&quot;" office:value-type="string" office:string-value="(n) no.845 Top1000" calcext:value-type="string">
            <text:p>(n) no.845 Top1000</text:p>
          </table:table-cell>
          <table:table-cell office:value-type="float" office:value="845" calcext:value-type="float">
            <text:p>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tle</text:p>
          </table:table-cell>
          <table:table-cell/>
          <table:table-cell table:formula="of:=&quot;(n) no.&quot; &amp; [.D847] &amp; &quot; Top1000&quot;" office:value-type="string" office:string-value="(n) no.846 Top1000" calcext:value-type="string">
            <text:p>(n) no.846 Top1000</text:p>
          </table:table-cell>
          <table:table-cell office:value-type="float" office:value="846" calcext:value-type="float">
            <text:p>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</text:p>
          </table:table-cell>
          <table:table-cell/>
          <table:table-cell table:formula="of:=&quot;(n) no.&quot; &amp; [.D848] &amp; &quot; Top1000&quot;" office:value-type="string" office:string-value="(n) no.847 Top1000" calcext:value-type="string">
            <text:p>(n) no.847 Top1000</text:p>
          </table:table-cell>
          <table:table-cell office:value-type="float" office:value="847" calcext:value-type="float">
            <text:p>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</text:p>
          </table:table-cell>
          <table:table-cell/>
          <table:table-cell table:formula="of:=&quot;(n) no.&quot; &amp; [.D849] &amp; &quot; Top1000&quot;" office:value-type="string" office:string-value="(n) no.848 Top1000" calcext:value-type="string">
            <text:p>(n) no.848 Top1000</text:p>
          </table:table-cell>
          <table:table-cell office:value-type="float" office:value="848" calcext:value-type="float">
            <text:p>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wn</text:p>
          </table:table-cell>
          <table:table-cell/>
          <table:table-cell table:formula="of:=&quot;(n) no.&quot; &amp; [.D850] &amp; &quot; Top1000&quot;" office:value-type="string" office:string-value="(n) no.849 Top1000" calcext:value-type="string">
            <text:p>(n) no.849 Top1000</text:p>
          </table:table-cell>
          <table:table-cell office:value-type="float" office:value="849" calcext:value-type="float">
            <text:p>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ow</text:p>
          </table:table-cell>
          <table:table-cell/>
          <table:table-cell table:formula="of:=&quot;(n) no.&quot; &amp; [.D851] &amp; &quot; Top1000&quot;" office:value-type="string" office:string-value="(n) no.850 Top1000" calcext:value-type="string">
            <text:p>(n) no.850 Top1000</text:p>
          </table:table-cell>
          <table:table-cell office:value-type="float" office:value="850" calcext:value-type="float">
            <text:p>8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e</text:p>
          </table:table-cell>
          <table:table-cell/>
          <table:table-cell table:formula="of:=&quot;(n) no.&quot; &amp; [.D852] &amp; &quot; Top1000&quot;" office:value-type="string" office:string-value="(n) no.851 Top1000" calcext:value-type="string">
            <text:p>(n) no.851 Top1000</text:p>
          </table:table-cell>
          <table:table-cell office:value-type="float" office:value="851" calcext:value-type="float">
            <text:p>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terature</text:p>
          </table:table-cell>
          <table:table-cell/>
          <table:table-cell table:formula="of:=&quot;(n) no.&quot; &amp; [.D853] &amp; &quot; Top1000&quot;" office:value-type="string" office:string-value="(n) no.852 Top1000" calcext:value-type="string">
            <text:p>(n) no.852 Top1000</text:p>
          </table:table-cell>
          <table:table-cell office:value-type="float" office:value="852" calcext:value-type="float">
            <text:p>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bership</text:p>
          </table:table-cell>
          <table:table-cell/>
          <table:table-cell table:formula="of:=&quot;(n) no.&quot; &amp; [.D854] &amp; &quot; Top1000&quot;" office:value-type="string" office:string-value="(n) no.853 Top1000" calcext:value-type="string">
            <text:p>(n) no.853 Top1000</text:p>
          </table:table-cell>
          <table:table-cell office:value-type="float" office:value="853" calcext:value-type="float">
            <text:p>8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take</text:p>
          </table:table-cell>
          <table:table-cell/>
          <table:table-cell table:formula="of:=&quot;(n) no.&quot; &amp; [.D855] &amp; &quot; Top1000&quot;" office:value-type="string" office:string-value="(n) no.854 Top1000" calcext:value-type="string">
            <text:p>(n) no.854 Top1000</text:p>
          </table:table-cell>
          <table:table-cell office:value-type="float" office:value="854" calcext:value-type="float">
            <text:p>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on</text:p>
          </table:table-cell>
          <table:table-cell/>
          <table:table-cell table:formula="of:=&quot;(n) no.&quot; &amp; [.D856] &amp; &quot; Top1000&quot;" office:value-type="string" office:string-value="(n) no.855 Top1000" calcext:value-type="string">
            <text:p>(n) no.855 Top1000</text:p>
          </table:table-cell>
          <table:table-cell office:value-type="float" office:value="855" calcext:value-type="float">
            <text:p>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ease</text:p>
          </table:table-cell>
          <table:table-cell/>
          <table:table-cell table:formula="of:=&quot;(n) no.&quot; &amp; [.D857] &amp; &quot; Top1000&quot;" office:value-type="string" office:string-value="(n) no.856 Top1000" calcext:value-type="string">
            <text:p>(n) no.856 Top1000</text:p>
          </table:table-cell>
          <table:table-cell office:value-type="float" office:value="856" calcext:value-type="float">
            <text:p>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enue</text:p>
          </table:table-cell>
          <table:table-cell/>
          <table:table-cell table:formula="of:=&quot;(n) no.&quot; &amp; [.D858] &amp; &quot; Top1000&quot;" office:value-type="string" office:string-value="(n) no.857 Top1000" calcext:value-type="string">
            <text:p>(n) no.857 Top1000</text:p>
          </table:table-cell>
          <table:table-cell office:value-type="float" office:value="857" calcext:value-type="float">
            <text:p>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&quot;(n) no.&quot; &amp; [.D859] &amp; &quot; Top1000&quot;" office:value-type="string" office:string-value="(n) no.858 Top1000" calcext:value-type="string">
            <text:p>(n) no.858 Top1000</text:p>
          </table:table-cell>
          <table:table-cell office:value-type="float" office:value="858" calcext:value-type="float">
            <text:p>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tion</text:p>
          </table:table-cell>
          <table:table-cell/>
          <table:table-cell table:formula="of:=&quot;(n) no.&quot; &amp; [.D860] &amp; &quot; Top1000&quot;" office:value-type="string" office:string-value="(n) no.859 Top1000" calcext:value-type="string">
            <text:p>(n) no.859 Top1000</text:p>
          </table:table-cell>
          <table:table-cell office:value-type="float" office:value="859" calcext:value-type="float">
            <text:p>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g</text:p>
          </table:table-cell>
          <table:table-cell/>
          <table:table-cell table:formula="of:=&quot;(n) no.&quot; &amp; [.D861] &amp; &quot; Top1000&quot;" office:value-type="string" office:string-value="(n) no.860 Top1000" calcext:value-type="string">
            <text:p>(n) no.860 Top1000</text:p>
          </table:table-cell>
          <table:table-cell office:value-type="float" office:value="860" calcext:value-type="float">
            <text:p>8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table:formula="of:=&quot;(n) no.&quot; &amp; [.D862] &amp; &quot; Top1000&quot;" office:value-type="string" office:string-value="(n) no.861 Top1000" calcext:value-type="string">
            <text:p>(n) no.861 Top1000</text:p>
          </table:table-cell>
          <table:table-cell office:value-type="float" office:value="861" calcext:value-type="float">
            <text:p>8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terion</text:p>
          </table:table-cell>
          <table:table-cell/>
          <table:table-cell table:formula="of:=&quot;(n) no.&quot; &amp; [.D863] &amp; &quot; Top1000&quot;" office:value-type="string" office:string-value="(n) no.862 Top1000" calcext:value-type="string">
            <text:p>(n) no.862 Top1000</text:p>
          </table:table-cell>
          <table:table-cell office:value-type="float" office:value="862" calcext:value-type="float">
            <text:p>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ent</text:p>
          </table:table-cell>
          <table:table-cell/>
          <table:table-cell table:formula="of:=&quot;(n) no.&quot; &amp; [.D864] &amp; &quot; Top1000&quot;" office:value-type="string" office:string-value="(n) no.863 Top1000" calcext:value-type="string">
            <text:p>(n) no.863 Top1000</text:p>
          </table:table-cell>
          <table:table-cell office:value-type="float" office:value="863" calcext:value-type="float">
            <text:p>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ex</text:p>
          </table:table-cell>
          <table:table-cell/>
          <table:table-cell table:formula="of:=&quot;(n) no.&quot; &amp; [.D865] &amp; &quot; Top1000&quot;" office:value-type="string" office:string-value="(n) no.864 Top1000" calcext:value-type="string">
            <text:p>(n) no.864 Top1000</text:p>
          </table:table-cell>
          <table:table-cell office:value-type="float" office:value="864" calcext:value-type="float">
            <text:p>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age</text:p>
          </table:table-cell>
          <table:table-cell/>
          <table:table-cell table:formula="of:=&quot;(n) no.&quot; &amp; [.D866] &amp; &quot; Top1000&quot;" office:value-type="string" office:string-value="(n) no.865 Top1000" calcext:value-type="string">
            <text:p>(n) no.865 Top1000</text:p>
          </table:table-cell>
          <table:table-cell office:value-type="float" office:value="865" calcext:value-type="float">
            <text:p>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table:formula="of:=&quot;(n) no.&quot; &amp; [.D867] &amp; &quot; Top1000&quot;" office:value-type="string" office:string-value="(n) no.866 Top1000" calcext:value-type="string">
            <text:p>(n) no.866 Top1000</text:p>
          </table:table-cell>
          <table:table-cell office:value-type="float" office:value="866" calcext:value-type="float">
            <text:p>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</text:p>
          </table:table-cell>
          <table:table-cell/>
          <table:table-cell table:formula="of:=&quot;(n) no.&quot; &amp; [.D868] &amp; &quot; Top1000&quot;" office:value-type="string" office:string-value="(n) no.867 Top1000" calcext:value-type="string">
            <text:p>(n) no.867 Top1000</text:p>
          </table:table-cell>
          <table:table-cell office:value-type="float" office:value="867" calcext:value-type="float">
            <text:p>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ggestion</text:p>
          </table:table-cell>
          <table:table-cell/>
          <table:table-cell table:formula="of:=&quot;(n) no.&quot; &amp; [.D869] &amp; &quot; Top1000&quot;" office:value-type="string" office:string-value="(n) no.868 Top1000" calcext:value-type="string">
            <text:p>(n) no.868 Top1000</text:p>
          </table:table-cell>
          <table:table-cell office:value-type="float" office:value="868" calcext:value-type="float">
            <text:p>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lley</text:p>
          </table:table-cell>
          <table:table-cell/>
          <table:table-cell table:formula="of:=&quot;(n) no.&quot; &amp; [.D870] &amp; &quot; Top1000&quot;" office:value-type="string" office:string-value="(n) no.869 Top1000" calcext:value-type="string">
            <text:p>(n) no.869 Top1000</text:p>
          </table:table-cell>
          <table:table-cell office:value-type="float" office:value="869" calcext:value-type="float">
            <text:p>8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ner</text:p>
          </table:table-cell>
          <table:table-cell/>
          <table:table-cell table:formula="of:=&quot;(n) no.&quot; &amp; [.D871] &amp; &quot; Top1000&quot;" office:value-type="string" office:string-value="(n) no.870 Top1000" calcext:value-type="string">
            <text:p>(n) no.870 Top1000</text:p>
          </table:table-cell>
          <table:table-cell office:value-type="float" office:value="870" calcext:value-type="float">
            <text:p>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llion</text:p>
          </table:table-cell>
          <table:table-cell/>
          <table:table-cell table:formula="of:=&quot;(n) no.&quot; &amp; [.D872] &amp; &quot; Top1000&quot;" office:value-type="string" office:string-value="(n) no.871 Top1000" calcext:value-type="string">
            <text:p>(n) no.871 Top1000</text:p>
          </table:table-cell>
          <table:table-cell office:value-type="float" office:value="871" calcext:value-type="float">
            <text:p>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acteristic</text:p>
          </table:table-cell>
          <table:table-cell/>
          <table:table-cell table:formula="of:=&quot;(n) no.&quot; &amp; [.D873] &amp; &quot; Top1000&quot;" office:value-type="string" office:string-value="(n) no.872 Top1000" calcext:value-type="string">
            <text:p>(n) no.872 Top1000</text:p>
          </table:table-cell>
          <table:table-cell office:value-type="float" office:value="872" calcext:value-type="float">
            <text:p>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uty</text:p>
          </table:table-cell>
          <table:table-cell/>
          <table:table-cell table:formula="of:=&quot;(n) no.&quot; &amp; [.D874] &amp; &quot; Top1000&quot;" office:value-type="string" office:string-value="(n) no.873 Top1000" calcext:value-type="string">
            <text:p>(n) no.873 Top1000</text:p>
          </table:table-cell>
          <table:table-cell office:value-type="float" office:value="873" calcext:value-type="float">
            <text:p>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table:formula="of:=&quot;(n) no.&quot; &amp; [.D875] &amp; &quot; Top1000&quot;" office:value-type="string" office:string-value="(n) no.874 Top1000" calcext:value-type="string">
            <text:p>(n) no.874 Top1000</text:p>
          </table:table-cell>
          <table:table-cell office:value-type="float" office:value="874" calcext:value-type="float">
            <text:p>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ineering</text:p>
          </table:table-cell>
          <table:table-cell/>
          <table:table-cell table:formula="of:=&quot;(n) no.&quot; &amp; [.D876] &amp; &quot; Top1000&quot;" office:value-type="string" office:string-value="(n) no.875 Top1000" calcext:value-type="string">
            <text:p>(n) no.875 Top1000</text:p>
          </table:table-cell>
          <table:table-cell office:value-type="float" office:value="875" calcext:value-type="float">
            <text:p>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ndation</text:p>
          </table:table-cell>
          <table:table-cell/>
          <table:table-cell table:formula="of:=&quot;(n) no.&quot; &amp; [.D877] &amp; &quot; Top1000&quot;" office:value-type="string" office:string-value="(n) no.876 Top1000" calcext:value-type="string">
            <text:p>(n) no.876 Top1000</text:p>
          </table:table-cell>
          <table:table-cell office:value-type="float" office:value="876" calcext:value-type="float">
            <text:p>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uit</text:p>
          </table:table-cell>
          <table:table-cell/>
          <table:table-cell table:formula="of:=&quot;(n) no.&quot; &amp; [.D878] &amp; &quot; Top1000&quot;" office:value-type="string" office:string-value="(n) no.877 Top1000" calcext:value-type="string">
            <text:p>(n) no.877 Top1000</text:p>
          </table:table-cell>
          <table:table-cell office:value-type="float" office:value="877" calcext:value-type="float">
            <text:p>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ke</text:p>
          </table:table-cell>
          <table:table-cell/>
          <table:table-cell table:formula="of:=&quot;(n) no.&quot; &amp; [.D879] &amp; &quot; Top1000&quot;" office:value-type="string" office:string-value="(n) no.878 Top1000" calcext:value-type="string">
            <text:p>(n) no.878 Top1000</text:p>
          </table:table-cell>
          <table:table-cell office:value-type="float" office:value="878" calcext:value-type="float">
            <text:p>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f</text:p>
          </table:table-cell>
          <table:table-cell/>
          <table:table-cell table:formula="of:=&quot;(n) no.&quot; &amp; [.D880] &amp; &quot; Top1000&quot;" office:value-type="string" office:string-value="(n) no.879 Top1000" calcext:value-type="string">
            <text:p>(n) no.879 Top1000</text:p>
          </table:table-cell>
          <table:table-cell office:value-type="float" office:value="879" calcext:value-type="float">
            <text:p>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</text:p>
          </table:table-cell>
          <table:table-cell/>
          <table:table-cell table:formula="of:=&quot;(n) no.&quot; &amp; [.D881] &amp; &quot; Top1000&quot;" office:value-type="string" office:string-value="(n) no.880 Top1000" calcext:value-type="string">
            <text:p>(n) no.880 Top1000</text:p>
          </table:table-cell>
          <table:table-cell office:value-type="float" office:value="880" calcext:value-type="float">
            <text:p>8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igion</text:p>
          </table:table-cell>
          <table:table-cell/>
          <table:table-cell table:formula="of:=&quot;(n) no.&quot; &amp; [.D882] &amp; &quot; Top1000&quot;" office:value-type="string" office:string-value="(n) no.881 Top1000" calcext:value-type="string">
            <text:p>(n) no.881 Top1000</text:p>
          </table:table-cell>
          <table:table-cell office:value-type="float" office:value="881" calcext:value-type="float">
            <text:p>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resentation</text:p>
          </table:table-cell>
          <table:table-cell/>
          <table:table-cell table:formula="of:=&quot;(n) no.&quot; &amp; [.D883] &amp; &quot; Top1000&quot;" office:value-type="string" office:string-value="(n) no.882 Top1000" calcext:value-type="string">
            <text:p>(n) no.882 Top1000</text:p>
          </table:table-cell>
          <table:table-cell office:value-type="float" office:value="882" calcext:value-type="float">
            <text:p>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table:formula="of:=&quot;(n) no.&quot; &amp; [.D884] &amp; &quot; Top1000&quot;" office:value-type="string" office:string-value="(n) no.883 Top1000" calcext:value-type="string">
            <text:p>(n) no.883 Top1000</text:p>
          </table:table-cell>
          <table:table-cell office:value-type="float" office:value="883" calcext:value-type="float">
            <text:p>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aurant</text:p>
          </table:table-cell>
          <table:table-cell/>
          <table:table-cell table:formula="of:=&quot;(n) no.&quot; &amp; [.D885] &amp; &quot; Top1000&quot;" office:value-type="string" office:string-value="(n) no.884 Top1000" calcext:value-type="string">
            <text:p>(n) no.884 Top1000</text:p>
          </table:table-cell>
          <table:table-cell office:value-type="float" office:value="884" calcext:value-type="float">
            <text:p>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alist</text:p>
          </table:table-cell>
          <table:table-cell/>
          <table:table-cell table:formula="of:=&quot;(n) no.&quot; &amp; [.D886] &amp; &quot; Top1000&quot;" office:value-type="string" office:string-value="(n) no.885 Top1000" calcext:value-type="string">
            <text:p>(n) no.885 Top1000</text:p>
          </table:table-cell>
          <table:table-cell office:value-type="float" office:value="885" calcext:value-type="float">
            <text:p>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table:formula="of:=&quot;(n) no.&quot; &amp; [.D887] &amp; &quot; Top1000&quot;" office:value-type="string" office:string-value="(n) no.886 Top1000" calcext:value-type="string">
            <text:p>(n) no.886 Top1000</text:p>
          </table:table-cell>
          <table:table-cell office:value-type="float" office:value="886" calcext:value-type="float">
            <text:p>8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prise</text:p>
          </table:table-cell>
          <table:table-cell/>
          <table:table-cell table:formula="of:=&quot;(n) no.&quot; &amp; [.D888] &amp; &quot; Top1000&quot;" office:value-type="string" office:string-value="(n) no.887 Top1000" calcext:value-type="string">
            <text:p>(n) no.887 Top1000</text:p>
          </table:table-cell>
          <table:table-cell office:value-type="float" office:value="887" calcext:value-type="float">
            <text:p>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e</text:p>
          </table:table-cell>
          <table:table-cell/>
          <table:table-cell table:formula="of:=&quot;(n) no.&quot; &amp; [.D889] &amp; &quot; Top1000&quot;" office:value-type="string" office:string-value="(n) no.888 Top1000" calcext:value-type="string">
            <text:p>(n) no.888 Top1000</text:p>
          </table:table-cell>
          <table:table-cell office:value-type="float" office:value="888" calcext:value-type="float">
            <text:p>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lk</text:p>
          </table:table-cell>
          <table:table-cell/>
          <table:table-cell table:formula="of:=&quot;(n) no.&quot; &amp; [.D890] &amp; &quot; Top1000&quot;" office:value-type="string" office:string-value="(n) no.889 Top1000" calcext:value-type="string">
            <text:p>(n) no.889 Top1000</text:p>
          </table:table-cell>
          <table:table-cell office:value-type="float" office:value="889" calcext:value-type="float">
            <text:p>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/>
          <table:table-cell table:formula="of:=&quot;(n) no.&quot; &amp; [.D891] &amp; &quot; Top1000&quot;" office:value-type="string" office:string-value="(n) no.890 Top1000" calcext:value-type="string">
            <text:p>(n) no.890 Top1000</text:p>
          </table:table-cell>
          <table:table-cell office:value-type="float" office:value="890" calcext:value-type="float">
            <text:p>8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table:formula="of:=&quot;(n) no.&quot; &amp; [.D892] &amp; &quot; Top1000&quot;" office:value-type="string" office:string-value="(n) no.891 Top1000" calcext:value-type="string">
            <text:p>(n) no.891 Top1000</text:p>
          </table:table-cell>
          <table:table-cell office:value-type="float" office:value="891" calcext:value-type="float">
            <text:p>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ion</text:p>
          </table:table-cell>
          <table:table-cell/>
          <table:table-cell table:formula="of:=&quot;(n) no.&quot; &amp; [.D893] &amp; &quot; Top1000&quot;" office:value-type="string" office:string-value="(n) no.892 Top1000" calcext:value-type="string">
            <text:p>(n) no.892 Top1000</text:p>
          </table:table-cell>
          <table:table-cell office:value-type="float" office:value="892" calcext:value-type="float">
            <text:p>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ll</text:p>
          </table:table-cell>
          <table:table-cell/>
          <table:table-cell table:formula="of:=&quot;(n) no.&quot; &amp; [.D894] &amp; &quot; Top1000&quot;" office:value-type="string" office:string-value="(n) no.893 Top1000" calcext:value-type="string">
            <text:p>(n) no.893 Top1000</text:p>
          </table:table-cell>
          <table:table-cell office:value-type="float" office:value="893" calcext:value-type="float">
            <text:p>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ervation</text:p>
          </table:table-cell>
          <table:table-cell/>
          <table:table-cell table:formula="of:=&quot;(n) no.&quot; &amp; [.D895] &amp; &quot; Top1000&quot;" office:value-type="string" office:string-value="(n) no.894 Top1000" calcext:value-type="string">
            <text:p>(n) no.894 Top1000</text:p>
          </table:table-cell>
          <table:table-cell office:value-type="float" office:value="894" calcext:value-type="float">
            <text:p>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nt</text:p>
          </table:table-cell>
          <table:table-cell/>
          <table:table-cell table:formula="of:=&quot;(n) no.&quot; &amp; [.D896] &amp; &quot; Top1000&quot;" office:value-type="string" office:string-value="(n) no.895 Top1000" calcext:value-type="string">
            <text:p>(n) no.895 Top1000</text:p>
          </table:table-cell>
          <table:table-cell office:value-type="float" office:value="895" calcext:value-type="float">
            <text:p>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t</text:p>
          </table:table-cell>
          <table:table-cell/>
          <table:table-cell table:formula="of:=&quot;(n) no.&quot; &amp; [.D897] &amp; &quot; Top1000&quot;" office:value-type="string" office:string-value="(n) no.896 Top1000" calcext:value-type="string">
            <text:p>(n) no.896 Top1000</text:p>
          </table:table-cell>
          <table:table-cell office:value-type="float" office:value="896" calcext:value-type="float">
            <text:p>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ke</text:p>
          </table:table-cell>
          <table:table-cell/>
          <table:table-cell table:formula="of:=&quot;(n) no.&quot; &amp; [.D898] &amp; &quot; Top1000&quot;" office:value-type="string" office:string-value="(n) no.897 Top1000" calcext:value-type="string">
            <text:p>(n) no.897 Top1000</text:p>
          </table:table-cell>
          <table:table-cell office:value-type="float" office:value="897" calcext:value-type="float">
            <text:p>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mosphere</text:p>
          </table:table-cell>
          <table:table-cell/>
          <table:table-cell table:formula="of:=&quot;(n) no.&quot; &amp; [.D899] &amp; &quot; Top1000&quot;" office:value-type="string" office:string-value="(n) no.898 Top1000" calcext:value-type="string">
            <text:p>(n) no.898 Top1000</text:p>
          </table:table-cell>
          <table:table-cell office:value-type="float" office:value="898" calcext:value-type="float">
            <text:p>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mpionship</text:p>
          </table:table-cell>
          <table:table-cell/>
          <table:table-cell table:formula="of:=&quot;(n) no.&quot; &amp; [.D900] &amp; &quot; Top1000&quot;" office:value-type="string" office:string-value="(n) no.899 Top1000" calcext:value-type="string">
            <text:p>(n) no.899 Top1000</text:p>
          </table:table-cell>
          <table:table-cell office:value-type="float" office:value="899" calcext:value-type="float">
            <text:p>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use</text:p>
          </table:table-cell>
          <table:table-cell/>
          <table:table-cell table:formula="of:=&quot;(n) no.&quot; &amp; [.D901] &amp; &quot; Top1000&quot;" office:value-type="string" office:string-value="(n) no.900 Top1000" calcext:value-type="string">
            <text:p>(n) no.900 Top10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st</text:p>
          </table:table-cell>
          <table:table-cell/>
          <table:table-cell table:formula="of:=&quot;(n) no.&quot; &amp; [.D902] &amp; &quot; Top1000&quot;" office:value-type="string" office:string-value="(n) no.901 Top1000" calcext:value-type="string">
            <text:p>(n) no.901 Top1000</text:p>
          </table:table-cell>
          <table:table-cell office:value-type="float" office:value="901" calcext:value-type="float">
            <text:p>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ndant</text:p>
          </table:table-cell>
          <table:table-cell/>
          <table:table-cell table:formula="of:=&quot;(n) no.&quot; &amp; [.D903] &amp; &quot; Top1000&quot;" office:value-type="string" office:string-value="(n) no.902 Top1000" calcext:value-type="string">
            <text:p>(n) no.902 Top1000</text:p>
          </table:table-cell>
          <table:table-cell office:value-type="float" office:value="902" calcext:value-type="float">
            <text:p>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k</text:p>
          </table:table-cell>
          <table:table-cell/>
          <table:table-cell table:formula="of:=&quot;(n) no.&quot; &amp; [.D904] &amp; &quot; Top1000&quot;" office:value-type="string" office:string-value="(n) no.903 Top1000" calcext:value-type="string">
            <text:p>(n) no.903 Top1000</text:p>
          </table:table-cell>
          <table:table-cell office:value-type="float" office:value="903" calcext:value-type="float">
            <text:p>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inction</text:p>
          </table:table-cell>
          <table:table-cell/>
          <table:table-cell table:formula="of:=&quot;(n) no.&quot; &amp; [.D905] &amp; &quot; Top1000&quot;" office:value-type="string" office:string-value="(n) no.904 Top1000" calcext:value-type="string">
            <text:p>(n) no.904 Top1000</text:p>
          </table:table-cell>
          <table:table-cell office:value-type="float" office:value="904" calcext:value-type="float">
            <text:p>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emy</text:p>
          </table:table-cell>
          <table:table-cell/>
          <table:table-cell table:formula="of:=&quot;(n) no.&quot; &amp; [.D906] &amp; &quot; Top1000&quot;" office:value-type="string" office:string-value="(n) no.905 Top1000" calcext:value-type="string">
            <text:p>(n) no.905 Top1000</text:p>
          </table:table-cell>
          <table:table-cell office:value-type="float" office:value="905" calcext:value-type="float">
            <text:p>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shion</text:p>
          </table:table-cell>
          <table:table-cell/>
          <table:table-cell table:formula="of:=&quot;(n) no.&quot; &amp; [.D907] &amp; &quot; Top1000&quot;" office:value-type="string" office:string-value="(n) no.906 Top1000" calcext:value-type="string">
            <text:p>(n) no.906 Top1000</text:p>
          </table:table-cell>
          <table:table-cell office:value-type="float" office:value="906" calcext:value-type="float">
            <text:p>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d</text:p>
          </table:table-cell>
          <table:table-cell/>
          <table:table-cell table:formula="of:=&quot;(n) no.&quot; &amp; [.D908] &amp; &quot; Top1000&quot;" office:value-type="string" office:string-value="(n) no.907 Top1000" calcext:value-type="string">
            <text:p>(n) no.907 Top1000</text:p>
          </table:table-cell>
          <table:table-cell office:value-type="float" office:value="907" calcext:value-type="float">
            <text:p>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ression</text:p>
          </table:table-cell>
          <table:table-cell/>
          <table:table-cell table:formula="of:=&quot;(n) no.&quot; &amp; [.D909] &amp; &quot; Top1000&quot;" office:value-type="string" office:string-value="(n) no.908 Top1000" calcext:value-type="string">
            <text:p>(n) no.908 Top1000</text:p>
          </table:table-cell>
          <table:table-cell office:value-type="float" office:value="908" calcext:value-type="float">
            <text:p>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dership</text:p>
          </table:table-cell>
          <table:table-cell/>
          <table:table-cell table:formula="of:=&quot;(n) no.&quot; &amp; [.D910] &amp; &quot; Top1000&quot;" office:value-type="string" office:string-value="(n) no.909 Top1000" calcext:value-type="string">
            <text:p>(n) no.909 Top1000</text:p>
          </table:table-cell>
          <table:table-cell office:value-type="float" office:value="909" calcext:value-type="float">
            <text:p>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keting</text:p>
          </table:table-cell>
          <table:table-cell/>
          <table:table-cell table:formula="of:=&quot;(n) no.&quot; &amp; [.D911] &amp; &quot; Top1000&quot;" office:value-type="string" office:string-value="(n) no.910 Top1000" calcext:value-type="string">
            <text:p>(n) no.910 Top1000</text:p>
          </table:table-cell>
          <table:table-cell office:value-type="float" office:value="910" calcext:value-type="float">
            <text:p>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s</text:p>
          </table:table-cell>
          <table:table-cell/>
          <table:table-cell table:formula="of:=&quot;(n) no.&quot; &amp; [.D912] &amp; &quot; Top1000&quot;" office:value-type="string" office:string-value="(n) no.911 Top1000" calcext:value-type="string">
            <text:p>(n) no.911 Top1000</text:p>
          </table:table-cell>
          <table:table-cell office:value-type="float" office:value="911" calcext:value-type="float">
            <text:p>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chanism</text:p>
          </table:table-cell>
          <table:table-cell/>
          <table:table-cell table:formula="of:=&quot;(n) no.&quot; &amp; [.D913] &amp; &quot; Top1000&quot;" office:value-type="string" office:string-value="(n) no.912 Top1000" calcext:value-type="string">
            <text:p>(n) no.912 Top1000</text:p>
          </table:table-cell>
          <table:table-cell office:value-type="float" office:value="912" calcext:value-type="float">
            <text:p>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ighbour</text:p>
          </table:table-cell>
          <table:table-cell/>
          <table:table-cell table:formula="of:=&quot;(n) no.&quot; &amp; [.D914] &amp; &quot; Top1000&quot;" office:value-type="string" office:string-value="(n) no.913 Top1000" calcext:value-type="string">
            <text:p>(n) no.913 Top1000</text:p>
          </table:table-cell>
          <table:table-cell office:value-type="float" office:value="913" calcext:value-type="float">
            <text:p>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el</text:p>
          </table:table-cell>
          <table:table-cell/>
          <table:table-cell table:formula="of:=&quot;(n) no.&quot; &amp; [.D915] &amp; &quot; Top1000&quot;" office:value-type="string" office:string-value="(n) no.914 Top1000" calcext:value-type="string">
            <text:p>(n) no.914 Top1000</text:p>
          </table:table-cell>
          <table:table-cell office:value-type="float" office:value="914" calcext:value-type="float">
            <text:p>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volution</text:p>
          </table:table-cell>
          <table:table-cell/>
          <table:table-cell table:formula="of:=&quot;(n) no.&quot; &amp; [.D916] &amp; &quot; Top1000&quot;" office:value-type="string" office:string-value="(n) no.915 Top1000" calcext:value-type="string">
            <text:p>(n) no.915 Top1000</text:p>
          </table:table-cell>
          <table:table-cell office:value-type="float" office:value="915" calcext:value-type="float">
            <text:p>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ar</text:p>
          </table:table-cell>
          <table:table-cell/>
          <table:table-cell table:formula="of:=&quot;(n) no.&quot; &amp; [.D917] &amp; &quot; Top1000&quot;" office:value-type="string" office:string-value="(n) no.916 Top1000" calcext:value-type="string">
            <text:p>(n) no.916 Top1000</text:p>
          </table:table-cell>
          <table:table-cell office:value-type="float" office:value="916" calcext:value-type="float">
            <text:p>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&quot;(n) no.&quot; &amp; [.D918] &amp; &quot; Top1000&quot;" office:value-type="string" office:string-value="(n) no.917 Top1000" calcext:value-type="string">
            <text:p>(n) no.917 Top1000</text:p>
          </table:table-cell>
          <table:table-cell office:value-type="float" office:value="917" calcext:value-type="float">
            <text:p>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ch</text:p>
          </table:table-cell>
          <table:table-cell/>
          <table:table-cell table:formula="of:=&quot;(n) no.&quot; &amp; [.D919] &amp; &quot; Top1000&quot;" office:value-type="string" office:string-value="(n) no.918 Top1000" calcext:value-type="string">
            <text:p>(n) no.918 Top1000</text:p>
          </table:table-cell>
          <table:table-cell office:value-type="float" office:value="918" calcext:value-type="float">
            <text:p>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wing</text:p>
          </table:table-cell>
          <table:table-cell/>
          <table:table-cell table:formula="of:=&quot;(n) no.&quot; &amp; [.D920] &amp; &quot; Top1000&quot;" office:value-type="string" office:string-value="(n) no.919 Top1000" calcext:value-type="string">
            <text:p>(n) no.919 Top1000</text:p>
          </table:table-cell>
          <table:table-cell office:value-type="float" office:value="919" calcext:value-type="float">
            <text:p>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ess</text:p>
          </table:table-cell>
          <table:table-cell/>
          <table:table-cell table:formula="of:=&quot;(n) no.&quot; &amp; [.D921] &amp; &quot; Top1000&quot;" office:value-type="string" office:string-value="(n) no.920 Top1000" calcext:value-type="string">
            <text:p>(n) no.920 Top1000</text:p>
          </table:table-cell>
          <table:table-cell office:value-type="float" office:value="920" calcext:value-type="float">
            <text:p>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ineer</text:p>
          </table:table-cell>
          <table:table-cell/>
          <table:table-cell table:formula="of:=&quot;(n) no.&quot; &amp; [.D922] &amp; &quot; Top1000&quot;" office:value-type="string" office:string-value="(n) no.921 Top1000" calcext:value-type="string">
            <text:p>(n) no.921 Top1000</text:p>
          </table:table-cell>
          <table:table-cell office:value-type="float" office:value="921" calcext:value-type="float">
            <text:p>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ablishment</text:p>
          </table:table-cell>
          <table:table-cell/>
          <table:table-cell table:formula="of:=&quot;(n) no.&quot; &amp; [.D923] &amp; &quot; Top1000&quot;" office:value-type="string" office:string-value="(n) no.922 Top1000" calcext:value-type="string">
            <text:p>(n) no.922 Top1000</text:p>
          </table:table-cell>
          <table:table-cell office:value-type="float" office:value="922" calcext:value-type="float">
            <text:p>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table:formula="of:=&quot;(n) no.&quot; &amp; [.D924] &amp; &quot; Top1000&quot;" office:value-type="string" office:string-value="(n) no.923 Top1000" calcext:value-type="string">
            <text:p>(n) no.923 Top1000</text:p>
          </table:table-cell>
          <table:table-cell office:value-type="float" office:value="923" calcext:value-type="float">
            <text:p>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table:formula="of:=&quot;(n) no.&quot; &amp; [.D925] &amp; &quot; Top1000&quot;" office:value-type="string" office:string-value="(n) no.924 Top1000" calcext:value-type="string">
            <text:p>(n) no.924 Top1000</text:p>
          </table:table-cell>
          <table:table-cell office:value-type="float" office:value="924" calcext:value-type="float">
            <text:p>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&quot;(n) no.&quot; &amp; [.D926] &amp; &quot; Top1000&quot;" office:value-type="string" office:string-value="(n) no.925 Top1000" calcext:value-type="string">
            <text:p>(n) no.925 Top1000</text:p>
          </table:table-cell>
          <table:table-cell office:value-type="float" office:value="925" calcext:value-type="float">
            <text:p>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k</text:p>
          </table:table-cell>
          <table:table-cell/>
          <table:table-cell table:formula="of:=&quot;(n) no.&quot; &amp; [.D927] &amp; &quot; Top1000&quot;" office:value-type="string" office:string-value="(n) no.926 Top1000" calcext:value-type="string">
            <text:p>(n) no.926 Top1000</text:p>
          </table:table-cell>
          <table:table-cell office:value-type="float" office:value="926" calcext:value-type="float">
            <text:p>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or</text:p>
          </table:table-cell>
          <table:table-cell/>
          <table:table-cell table:formula="of:=&quot;(n) no.&quot; &amp; [.D928] &amp; &quot; Top1000&quot;" office:value-type="string" office:string-value="(n) no.927 Top1000" calcext:value-type="string">
            <text:p>(n) no.927 Top1000</text:p>
          </table:table-cell>
          <table:table-cell office:value-type="float" office:value="927" calcext:value-type="float">
            <text:p>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gotiation</text:p>
          </table:table-cell>
          <table:table-cell/>
          <table:table-cell table:formula="of:=&quot;(n) no.&quot; &amp; [.D929] &amp; &quot; Top1000&quot;" office:value-type="string" office:string-value="(n) no.928 Top1000" calcext:value-type="string">
            <text:p>(n) no.928 Top1000</text:p>
          </table:table-cell>
          <table:table-cell office:value-type="float" office:value="928" calcext:value-type="float">
            <text:p>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se</text:p>
          </table:table-cell>
          <table:table-cell/>
          <table:table-cell table:formula="of:=&quot;(n) no.&quot; &amp; [.D930] &amp; &quot; Top1000&quot;" office:value-type="string" office:string-value="(n) no.929 Top1000" calcext:value-type="string">
            <text:p>(n) no.929 Top1000</text:p>
          </table:table-cell>
          <table:table-cell office:value-type="float" office:value="929" calcext:value-type="float">
            <text:p>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igin</text:p>
          </table:table-cell>
          <table:table-cell/>
          <table:table-cell table:formula="of:=&quot;(n) no.&quot; &amp; [.D931] &amp; &quot; Top1000&quot;" office:value-type="string" office:string-value="(n) no.930 Top1000" calcext:value-type="string">
            <text:p>(n) no.930 Top1000</text:p>
          </table:table-cell>
          <table:table-cell office:value-type="float" office:value="930" calcext:value-type="float">
            <text:p>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ential</text:p>
          </table:table-cell>
          <table:table-cell/>
          <table:table-cell table:formula="of:=&quot;(n) no.&quot; &amp; [.D932] &amp; &quot; Top1000&quot;" office:value-type="string" office:string-value="(n) no.931 Top1000" calcext:value-type="string">
            <text:p>(n) no.931 Top1000</text:p>
          </table:table-cell>
          <table:table-cell office:value-type="float" office:value="931" calcext:value-type="float">
            <text:p>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f</text:p>
          </table:table-cell>
          <table:table-cell/>
          <table:table-cell table:formula="of:=&quot;(n) no.&quot; &amp; [.D933] &amp; &quot; Top1000&quot;" office:value-type="string" office:string-value="(n) no.932 Top1000" calcext:value-type="string">
            <text:p>(n) no.932 Top1000</text:p>
          </table:table-cell>
          <table:table-cell office:value-type="float" office:value="932" calcext:value-type="float">
            <text:p>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ant</text:p>
          </table:table-cell>
          <table:table-cell/>
          <table:table-cell table:formula="of:=&quot;(n) no.&quot; &amp; [.D934] &amp; &quot; Top1000&quot;" office:value-type="string" office:string-value="(n) no.933 Top1000" calcext:value-type="string">
            <text:p>(n) no.933 Top1000</text:p>
          </table:table-cell>
          <table:table-cell office:value-type="float" office:value="933" calcext:value-type="float">
            <text:p>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</text:p>
          </table:table-cell>
          <table:table-cell/>
          <table:table-cell table:formula="of:=&quot;(n) no.&quot; &amp; [.D935] &amp; &quot; Top1000&quot;" office:value-type="string" office:string-value="(n) no.934 Top1000" calcext:value-type="string">
            <text:p>(n) no.934 Top1000</text:p>
          </table:table-cell>
          <table:table-cell office:value-type="float" office:value="934" calcext:value-type="float">
            <text:p>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il</text:p>
          </table:table-cell>
          <table:table-cell/>
          <table:table-cell table:formula="of:=&quot;(n) no.&quot; &amp; [.D936] &amp; &quot; Top1000&quot;" office:value-type="string" office:string-value="(n) no.935 Top1000" calcext:value-type="string">
            <text:p>(n) no.935 Top1000</text:p>
          </table:table-cell>
          <table:table-cell office:value-type="float" office:value="935" calcext:value-type="float">
            <text:p>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nk</text:p>
          </table:table-cell>
          <table:table-cell/>
          <table:table-cell table:formula="of:=&quot;(n) no.&quot; &amp; [.D937] &amp; &quot; Top1000&quot;" office:value-type="string" office:string-value="(n) no.936 Top1000" calcext:value-type="string">
            <text:p>(n) no.936 Top1000</text:p>
          </table:table-cell>
          <table:table-cell office:value-type="float" office:value="936" calcext:value-type="float">
            <text:p>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cket</text:p>
          </table:table-cell>
          <table:table-cell/>
          <table:table-cell table:formula="of:=&quot;(n) no.&quot; &amp; [.D938] &amp; &quot; Top1000&quot;" office:value-type="string" office:string-value="(n) no.937 Top1000" calcext:value-type="string">
            <text:p>(n) no.937 Top1000</text:p>
          </table:table-cell>
          <table:table-cell office:value-type="float" office:value="937" calcext:value-type="float">
            <text:p>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fare</text:p>
          </table:table-cell>
          <table:table-cell/>
          <table:table-cell table:formula="of:=&quot;(n) no.&quot; &amp; [.D939] &amp; &quot; Top1000&quot;" office:value-type="string" office:string-value="(n) no.938 Top1000" calcext:value-type="string">
            <text:p>(n) no.938 Top1000</text:p>
          </table:table-cell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e</text:p>
          </table:table-cell>
          <table:table-cell/>
          <table:table-cell table:formula="of:=&quot;(n) no.&quot; &amp; [.D940] &amp; &quot; Top1000&quot;" office:value-type="string" office:string-value="(n) no.939 Top1000" calcext:value-type="string">
            <text:p>(n) no.939 Top1000</text:p>
          </table:table-cell>
          <table:table-cell office:value-type="float" office:value="939" calcext:value-type="float">
            <text:p>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cer</text:p>
          </table:table-cell>
          <table:table-cell/>
          <table:table-cell table:formula="of:=&quot;(n) no.&quot; &amp; [.D941] &amp; &quot; Top1000&quot;" office:value-type="string" office:string-value="(n) no.940 Top1000" calcext:value-type="string">
            <text:p>(n) no.940 Top1000</text:p>
          </table:table-cell>
          <table:table-cell office:value-type="float" office:value="940" calcext:value-type="float">
            <text:p>9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mpion</text:p>
          </table:table-cell>
          <table:table-cell/>
          <table:table-cell table:formula="of:=&quot;(n) no.&quot; &amp; [.D942] &amp; &quot; Top1000&quot;" office:value-type="string" office:string-value="(n) no.941 Top1000" calcext:value-type="string">
            <text:p>(n) no.941 Top1000</text:p>
          </table:table-cell>
          <table:table-cell office:value-type="float" office:value="941" calcext:value-type="float">
            <text:p>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ef</text:p>
          </table:table-cell>
          <table:table-cell/>
          <table:table-cell table:formula="of:=&quot;(n) no.&quot; &amp; [.D943] &amp; &quot; Top1000&quot;" office:value-type="string" office:string-value="(n) no.942 Top1000" calcext:value-type="string">
            <text:p>(n) no.942 Top1000</text:p>
          </table:table-cell>
          <table:table-cell office:value-type="float" office:value="942" calcext:value-type="float">
            <text:p>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tizen</text:p>
          </table:table-cell>
          <table:table-cell/>
          <table:table-cell table:formula="of:=&quot;(n) no.&quot; &amp; [.D944] &amp; &quot; Top1000&quot;" office:value-type="string" office:string-value="(n) no.943 Top1000" calcext:value-type="string">
            <text:p>(n) no.943 Top1000</text:p>
          </table:table-cell>
          <table:table-cell office:value-type="float" office:value="943" calcext:value-type="float">
            <text:p>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ntion</text:p>
          </table:table-cell>
          <table:table-cell/>
          <table:table-cell table:formula="of:=&quot;(n) no.&quot; &amp; [.D945] &amp; &quot; Top1000&quot;" office:value-type="string" office:string-value="(n) no.944 Top1000" calcext:value-type="string">
            <text:p>(n) no.944 Top1000</text:p>
          </table:table-cell>
          <table:table-cell office:value-type="float" office:value="944" calcext:value-type="float">
            <text:p>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or</text:p>
          </table:table-cell>
          <table:table-cell/>
          <table:table-cell table:formula="of:=&quot;(n) no.&quot; &amp; [.D946] &amp; &quot; Top1000&quot;" office:value-type="string" office:string-value="(n) no.945 Top1000" calcext:value-type="string">
            <text:p>(n) no.945 Top1000</text:p>
          </table:table-cell>
          <table:table-cell office:value-type="float" office:value="945" calcext:value-type="float">
            <text:p>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nse</text:p>
          </table:table-cell>
          <table:table-cell/>
          <table:table-cell table:formula="of:=&quot;(n) no.&quot; &amp; [.D947] &amp; &quot; Top1000&quot;" office:value-type="string" office:string-value="(n) no.946 Top1000" calcext:value-type="string">
            <text:p>(n) no.946 Top1000</text:p>
          </table:table-cell>
          <table:table-cell office:value-type="float" office:value="946" calcext:value-type="float">
            <text:p>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el</text:p>
          </table:table-cell>
          <table:table-cell/>
          <table:table-cell table:formula="of:=&quot;(n) no.&quot; &amp; [.D948] &amp; &quot; Top1000&quot;" office:value-type="string" office:string-value="(n) no.947 Top1000" calcext:value-type="string">
            <text:p>(n) no.947 Top1000</text:p>
          </table:table-cell>
          <table:table-cell office:value-type="float" office:value="947" calcext:value-type="float">
            <text:p>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table:formula="of:=&quot;(n) no.&quot; &amp; [.D949] &amp; &quot; Top1000&quot;" office:value-type="string" office:string-value="(n) no.948 Top1000" calcext:value-type="string">
            <text:p>(n) no.948 Top1000</text:p>
          </table:table-cell>
          <table:table-cell office:value-type="float" office:value="948" calcext:value-type="float">
            <text:p>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ift</text:p>
          </table:table-cell>
          <table:table-cell/>
          <table:table-cell table:formula="of:=&quot;(n) no.&quot; &amp; [.D950] &amp; &quot; Top1000&quot;" office:value-type="string" office:string-value="(n) no.949 Top1000" calcext:value-type="string">
            <text:p>(n) no.949 Top1000</text:p>
          </table:table-cell>
          <table:table-cell office:value-type="float" office:value="949" calcext:value-type="float">
            <text:p>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table:formula="of:=&quot;(n) no.&quot; &amp; [.D951] &amp; &quot; Top1000&quot;" office:value-type="string" office:string-value="(n) no.950 Top1000" calcext:value-type="string">
            <text:p>(n) no.950 Top1000</text:p>
          </table:table-cell>
          <table:table-cell office:value-type="float" office:value="950" calcext:value-type="float">
            <text:p>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ace</text:p>
          </table:table-cell>
          <table:table-cell/>
          <table:table-cell table:formula="of:=&quot;(n) no.&quot; &amp; [.D952] &amp; &quot; Top1000&quot;" office:value-type="string" office:string-value="(n) no.951 Top1000" calcext:value-type="string">
            <text:p>(n) no.951 Top1000</text:p>
          </table:table-cell>
          <table:table-cell office:value-type="float" office:value="951" calcext:value-type="float">
            <text:p>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oner</text:p>
          </table:table-cell>
          <table:table-cell/>
          <table:table-cell table:formula="of:=&quot;(n) no.&quot; &amp; [.D953] &amp; &quot; Top1000&quot;" office:value-type="string" office:string-value="(n) no.952 Top1000" calcext:value-type="string">
            <text:p>(n) no.952 Top1000</text:p>
          </table:table-cell>
          <table:table-cell office:value-type="float" office:value="952" calcext:value-type="float">
            <text:p>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nd</text:p>
          </table:table-cell>
          <table:table-cell/>
          <table:table-cell table:formula="of:=&quot;(n) no.&quot; &amp; [.D954] &amp; &quot; Top1000&quot;" office:value-type="string" office:string-value="(n) no.953 Top1000" calcext:value-type="string">
            <text:p>(n) no.953 Top1000</text:p>
          </table:table-cell>
          <table:table-cell office:value-type="float" office:value="953" calcext:value-type="float">
            <text:p>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ificance</text:p>
          </table:table-cell>
          <table:table-cell/>
          <table:table-cell table:formula="of:=&quot;(n) no.&quot; &amp; [.D955] &amp; &quot; Top1000&quot;" office:value-type="string" office:string-value="(n) no.954 Top1000" calcext:value-type="string">
            <text:p>(n) no.954 Top1000</text:p>
          </table:table-cell>
          <table:table-cell office:value-type="float" office:value="954" calcext:value-type="float">
            <text:p>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nd</text:p>
          </table:table-cell>
          <table:table-cell/>
          <table:table-cell table:formula="of:=&quot;(n) no.&quot; &amp; [.D956] &amp; &quot; Top1000&quot;" office:value-type="string" office:string-value="(n) no.955 Top1000" calcext:value-type="string">
            <text:p>(n) no.955 Top1000</text:p>
          </table:table-cell>
          <table:table-cell office:value-type="float" office:value="955" calcext:value-type="float">
            <text:p>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sion</text:p>
          </table:table-cell>
          <table:table-cell/>
          <table:table-cell table:formula="of:=&quot;(n) no.&quot; &amp; [.D957] &amp; &quot; Top1000&quot;" office:value-type="string" office:string-value="(n) no.956 Top1000" calcext:value-type="string">
            <text:p>(n) no.956 Top1000</text:p>
          </table:table-cell>
          <table:table-cell office:value-type="float" office:value="956" calcext:value-type="float">
            <text:p>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ning</text:p>
          </table:table-cell>
          <table:table-cell/>
          <table:table-cell table:formula="of:=&quot;(n) no.&quot; &amp; [.D958] &amp; &quot; Top1000&quot;" office:value-type="string" office:string-value="(n) no.957 Top1000" calcext:value-type="string">
            <text:p>(n) no.957 Top1000</text:p>
          </table:table-cell>
          <table:table-cell office:value-type="float" office:value="957" calcext:value-type="float">
            <text:p>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hievement</text:p>
          </table:table-cell>
          <table:table-cell/>
          <table:table-cell table:formula="of:=&quot;(n) no.&quot; &amp; [.D959] &amp; &quot; Top1000&quot;" office:value-type="string" office:string-value="(n) no.958 Top1000" calcext:value-type="string">
            <text:p>(n) no.958 Top1000</text:p>
          </table:table-cell>
          <table:table-cell office:value-type="float" office:value="958" calcext:value-type="float">
            <text:p>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ing</text:p>
          </table:table-cell>
          <table:table-cell/>
          <table:table-cell table:formula="of:=&quot;(n) no.&quot; &amp; [.D960] &amp; &quot; Top1000&quot;" office:value-type="string" office:string-value="(n) no.959 Top1000" calcext:value-type="string">
            <text:p>(n) no.959 Top1000</text:p>
          </table:table-cell>
          <table:table-cell office:value-type="float" office:value="959" calcext:value-type="float">
            <text:p>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</text:p>
          </table:table-cell>
          <table:table-cell/>
          <table:table-cell table:formula="of:=&quot;(n) no.&quot; &amp; [.D961] &amp; &quot; Top1000&quot;" office:value-type="string" office:string-value="(n) no.960 Top1000" calcext:value-type="string">
            <text:p>(n) no.960 Top1000</text:p>
          </table:table-cell>
          <table:table-cell office:value-type="float" office:value="960" calcext:value-type="float">
            <text:p>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rison</text:p>
          </table:table-cell>
          <table:table-cell/>
          <table:table-cell table:formula="of:=&quot;(n) no.&quot; &amp; [.D962] &amp; &quot; Top1000&quot;" office:value-type="string" office:string-value="(n) no.961 Top1000" calcext:value-type="string">
            <text:p>(n) no.961 Top1000</text:p>
          </table:table-cell>
          <table:table-cell office:value-type="float" office:value="961" calcext:value-type="float">
            <text:p>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/>
          <table:table-cell table:formula="of:=&quot;(n) no.&quot; &amp; [.D963] &amp; &quot; Top1000&quot;" office:value-type="string" office:string-value="(n) no.962 Top1000" calcext:value-type="string">
            <text:p>(n) no.962 Top1000</text:p>
          </table:table-cell>
          <table:table-cell office:value-type="float" office:value="962" calcext:value-type="float">
            <text:p>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cy</text:p>
          </table:table-cell>
          <table:table-cell/>
          <table:table-cell table:formula="of:=&quot;(n) no.&quot; &amp; [.D964] &amp; &quot; Top1000&quot;" office:value-type="string" office:string-value="(n) no.963 Top1000" calcext:value-type="string">
            <text:p>(n) no.963 Top1000</text:p>
          </table:table-cell>
          <table:table-cell office:value-type="float" office:value="963" calcext:value-type="float">
            <text:p>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et</text:p>
          </table:table-cell>
          <table:table-cell/>
          <table:table-cell table:formula="of:=&quot;(n) no.&quot; &amp; [.D965] &amp; &quot; Top1000&quot;" office:value-type="string" office:string-value="(n) no.964 Top1000" calcext:value-type="string">
            <text:p>(n) no.964 Top1000</text:p>
          </table:table-cell>
          <table:table-cell office:value-type="float" office:value="964" calcext:value-type="float">
            <text:p>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ctation</text:p>
          </table:table-cell>
          <table:table-cell/>
          <table:table-cell table:formula="of:=&quot;(n) no.&quot; &amp; [.D966] &amp; &quot; Top1000&quot;" office:value-type="string" office:string-value="(n) no.965 Top1000" calcext:value-type="string">
            <text:p>(n) no.965 Top1000</text:p>
          </table:table-cell>
          <table:table-cell office:value-type="float" office:value="965" calcext:value-type="float">
            <text:p>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ee</text:p>
          </table:table-cell>
          <table:table-cell/>
          <table:table-cell table:formula="of:=&quot;(n) no.&quot; &amp; [.D967] &amp; &quot; Top1000&quot;" office:value-type="string" office:string-value="(n) no.966 Top1000" calcext:value-type="string">
            <text:p>(n) no.966 Top1000</text:p>
          </table:table-cell>
          <table:table-cell office:value-type="float" office:value="966" calcext:value-type="float">
            <text:p>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wyer</text:p>
          </table:table-cell>
          <table:table-cell/>
          <table:table-cell table:formula="of:=&quot;(n) no.&quot; &amp; [.D968] &amp; &quot; Top1000&quot;" office:value-type="string" office:string-value="(n) no.967 Top1000" calcext:value-type="string">
            <text:p>(n) no.967 Top1000</text:p>
          </table:table-cell>
          <table:table-cell office:value-type="float" office:value="967" calcext:value-type="float">
            <text:p>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on</text:p>
          </table:table-cell>
          <table:table-cell/>
          <table:table-cell table:formula="of:=&quot;(n) no.&quot; &amp; [.D969] &amp; &quot; Top1000&quot;" office:value-type="string" office:string-value="(n) no.968 Top1000" calcext:value-type="string">
            <text:p>(n) no.968 Top1000</text:p>
          </table:table-cell>
          <table:table-cell office:value-type="float" office:value="968" calcext:value-type="float">
            <text:p>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ing</text:p>
          </table:table-cell>
          <table:table-cell/>
          <table:table-cell table:formula="of:=&quot;(n) no.&quot; &amp; [.D970] &amp; &quot; Top1000&quot;" office:value-type="string" office:string-value="(n) no.969 Top1000" calcext:value-type="string">
            <text:p>(n) no.969 Top1000</text:p>
          </table:table-cell>
          <table:table-cell office:value-type="float" office:value="969" calcext:value-type="float">
            <text:p>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/>
          <table:table-cell table:formula="of:=&quot;(n) no.&quot; &amp; [.D971] &amp; &quot; Top1000&quot;" office:value-type="string" office:string-value="(n) no.970 Top1000" calcext:value-type="string">
            <text:p>(n) no.970 Top1000</text:p>
          </table:table-cell>
          <table:table-cell office:value-type="float" office:value="970" calcext:value-type="float">
            <text:p>9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ion</text:p>
          </table:table-cell>
          <table:table-cell/>
          <table:table-cell table:formula="of:=&quot;(n) no.&quot; &amp; [.D972] &amp; &quot; Top1000&quot;" office:value-type="string" office:string-value="(n) no.971 Top1000" calcext:value-type="string">
            <text:p>(n) no.971 Top1000</text:p>
          </table:table-cell>
          <table:table-cell office:value-type="float" office:value="971" calcext:value-type="float">
            <text:p>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come</text:p>
          </table:table-cell>
          <table:table-cell/>
          <table:table-cell table:formula="of:=&quot;(n) no.&quot; &amp; [.D973] &amp; &quot; Top1000&quot;" office:value-type="string" office:string-value="(n) no.972 Top1000" calcext:value-type="string">
            <text:p>(n) no.972 Top1000</text:p>
          </table:table-cell>
          <table:table-cell office:value-type="float" office:value="972" calcext:value-type="float">
            <text:p>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ish</text:p>
          </table:table-cell>
          <table:table-cell/>
          <table:table-cell table:formula="of:=&quot;(n) no.&quot; &amp; [.D974] &amp; &quot; Top1000&quot;" office:value-type="string" office:string-value="(n) no.973 Top1000" calcext:value-type="string">
            <text:p>(n) no.973 Top1000</text:p>
          </table:table-cell>
          <table:table-cell office:value-type="float" office:value="973" calcext:value-type="float">
            <text:p>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l</text:p>
          </table:table-cell>
          <table:table-cell/>
          <table:table-cell table:formula="of:=&quot;(n) no.&quot; &amp; [.D975] &amp; &quot; Top1000&quot;" office:value-type="string" office:string-value="(n) no.974 Top1000" calcext:value-type="string">
            <text:p>(n) no.974 Top1000</text:p>
          </table:table-cell>
          <table:table-cell office:value-type="float" office:value="974" calcext:value-type="float">
            <text:p>9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gnal</text:p>
          </table:table-cell>
          <table:table-cell/>
          <table:table-cell table:formula="of:=&quot;(n) no.&quot; &amp; [.D976] &amp; &quot; Top1000&quot;" office:value-type="string" office:string-value="(n) no.975 Top1000" calcext:value-type="string">
            <text:p>(n) no.975 Top1000</text:p>
          </table:table-cell>
          <table:table-cell office:value-type="float" office:value="975" calcext:value-type="float">
            <text:p>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table:formula="of:=&quot;(n) no.&quot; &amp; [.D977] &amp; &quot; Top1000&quot;" office:value-type="string" office:string-value="(n) no.976 Top1000" calcext:value-type="string">
            <text:p>(n) no.976 Top1000</text:p>
          </table:table-cell>
          <table:table-cell office:value-type="float" office:value="976" calcext:value-type="float">
            <text:p>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kfast</text:p>
          </table:table-cell>
          <table:table-cell/>
          <table:table-cell table:formula="of:=&quot;(n) no.&quot; &amp; [.D978] &amp; &quot; Top1000&quot;" office:value-type="string" office:string-value="(n) no.977 Top1000" calcext:value-type="string">
            <text:p>(n) no.977 Top1000</text:p>
          </table:table-cell>
          <table:table-cell office:value-type="float" office:value="977" calcext:value-type="float">
            <text:p>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ity</text:p>
          </table:table-cell>
          <table:table-cell/>
          <table:table-cell table:formula="of:=&quot;(n) no.&quot; &amp; [.D979] &amp; &quot; Top1000&quot;" office:value-type="string" office:string-value="(n) no.978 Top1000" calcext:value-type="string">
            <text:p>(n) no.978 Top1000</text:p>
          </table:table-cell>
          <table:table-cell office:value-type="float" office:value="978" calcext:value-type="float">
            <text:p>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umn</text:p>
          </table:table-cell>
          <table:table-cell/>
          <table:table-cell table:formula="of:=&quot;(n) no.&quot; &amp; [.D980] &amp; &quot; Top1000&quot;" office:value-type="string" office:string-value="(n) no.979 Top1000" calcext:value-type="string">
            <text:p>(n) no.979 Top1000</text:p>
          </table:table-cell>
          <table:table-cell office:value-type="float" office:value="979" calcext:value-type="float">
            <text:p>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aint</text:p>
          </table:table-cell>
          <table:table-cell/>
          <table:table-cell table:formula="of:=&quot;(n) no.&quot; &amp; [.D981] &amp; &quot; Top1000&quot;" office:value-type="string" office:string-value="(n) no.980 Top1000" calcext:value-type="string">
            <text:p>(n) no.980 Top1000</text:p>
          </table:table-cell>
          <table:table-cell office:value-type="float" office:value="980" calcext:value-type="float">
            <text:p>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poration</text:p>
          </table:table-cell>
          <table:table-cell/>
          <table:table-cell table:formula="of:=&quot;(n) no.&quot; &amp; [.D982] &amp; &quot; Top1000&quot;" office:value-type="string" office:string-value="(n) no.981 Top1000" calcext:value-type="string">
            <text:p>(n) no.981 Top1000</text:p>
          </table:table-cell>
          <table:table-cell office:value-type="float" office:value="981" calcext:value-type="float">
            <text:p>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cillor</text:p>
          </table:table-cell>
          <table:table-cell/>
          <table:table-cell table:formula="of:=&quot;(n) no.&quot; &amp; [.D983] &amp; &quot; Top1000&quot;" office:value-type="string" office:string-value="(n) no.982 Top1000" calcext:value-type="string">
            <text:p>(n) no.982 Top1000</text:p>
          </table:table-cell>
          <table:table-cell office:value-type="float" office:value="982" calcext:value-type="float">
            <text:p>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ding</text:p>
          </table:table-cell>
          <table:table-cell/>
          <table:table-cell table:formula="of:=&quot;(n) no.&quot; &amp; [.D984] &amp; &quot; Top1000&quot;" office:value-type="string" office:string-value="(n) no.983 Top1000" calcext:value-type="string">
            <text:p>(n) no.983 Top1000</text:p>
          </table:table-cell>
          <table:table-cell office:value-type="float" office:value="983" calcext:value-type="float">
            <text:p>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p</text:p>
          </table:table-cell>
          <table:table-cell/>
          <table:table-cell table:formula="of:=&quot;(n) no.&quot; &amp; [.D985] &amp; &quot; Top1000&quot;" office:value-type="string" office:string-value="(n) no.984 Top1000" calcext:value-type="string">
            <text:p>(n) no.984 Top1000</text:p>
          </table:table-cell>
          <table:table-cell office:value-type="float" office:value="984" calcext:value-type="float">
            <text:p>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table:formula="of:=&quot;(n) no.&quot; &amp; [.D986] &amp; &quot; Top1000&quot;" office:value-type="string" office:string-value="(n) no.985 Top1000" calcext:value-type="string">
            <text:p>(n) no.985 Top1000</text:p>
          </table:table-cell>
          <table:table-cell office:value-type="float" office:value="985" calcext:value-type="float">
            <text:p>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lation</text:p>
          </table:table-cell>
          <table:table-cell/>
          <table:table-cell table:formula="of:=&quot;(n) no.&quot; &amp; [.D987] &amp; &quot; Top1000&quot;" office:value-type="string" office:string-value="(n) no.986 Top1000" calcext:value-type="string">
            <text:p>(n) no.986 Top1000</text:p>
          </table:table-cell>
          <table:table-cell office:value-type="float" office:value="986" calcext:value-type="float">
            <text:p>9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&quot;(n) no.&quot; &amp; [.D988] &amp; &quot; Top1000&quot;" office:value-type="string" office:string-value="(n) no.987 Top1000" calcext:value-type="string">
            <text:p>(n) no.987 Top1000</text:p>
          </table:table-cell>
          <table:table-cell office:value-type="float" office:value="987" calcext:value-type="float">
            <text:p>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ufacturer</text:p>
          </table:table-cell>
          <table:table-cell/>
          <table:table-cell table:formula="of:=&quot;(n) no.&quot; &amp; [.D989] &amp; &quot; Top1000&quot;" office:value-type="string" office:string-value="(n) no.988 Top1000" calcext:value-type="string">
            <text:p>(n) no.988 Top1000</text:p>
          </table:table-cell>
          <table:table-cell office:value-type="float" office:value="988" calcext:value-type="float">
            <text:p>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enger</text:p>
          </table:table-cell>
          <table:table-cell/>
          <table:table-cell table:formula="of:=&quot;(n) no.&quot; &amp; [.D990] &amp; &quot; Top1000&quot;" office:value-type="string" office:string-value="(n) no.989 Top1000" calcext:value-type="string">
            <text:p>(n) no.989 Top1000</text:p>
          </table:table-cell>
          <table:table-cell office:value-type="float" office:value="989" calcext:value-type="float">
            <text:p>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e</text:p>
          </table:table-cell>
          <table:table-cell/>
          <table:table-cell table:formula="of:=&quot;(n) no.&quot; &amp; [.D991] &amp; &quot; Top1000&quot;" office:value-type="string" office:string-value="(n) no.990 Top1000" calcext:value-type="string">
            <text:p>(n) no.990 Top1000</text:p>
          </table:table-cell>
          <table:table-cell office:value-type="float" office:value="990" calcext:value-type="float">
            <text:p>9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stic</text:p>
          </table:table-cell>
          <table:table-cell/>
          <table:table-cell table:formula="of:=&quot;(n) no.&quot; &amp; [.D992] &amp; &quot; Top1000&quot;" office:value-type="string" office:string-value="(n) no.991 Top1000" calcext:value-type="string">
            <text:p>(n) no.991 Top1000</text:p>
          </table:table-cell>
          <table:table-cell office:value-type="float" office:value="991" calcext:value-type="float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t</text:p>
          </table:table-cell>
          <table:table-cell/>
          <table:table-cell table:formula="of:=&quot;(n) no.&quot; &amp; [.D993] &amp; &quot; Top1000&quot;" office:value-type="string" office:string-value="(n) no.992 Top1000" calcext:value-type="string">
            <text:p>(n) no.992 Top1000</text:p>
          </table:table-cell>
          <table:table-cell office:value-type="float" office:value="992" calcext:value-type="float">
            <text:p>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re</text:p>
          </table:table-cell>
          <table:table-cell/>
          <table:table-cell table:formula="of:=&quot;(n) no.&quot; &amp; [.D994] &amp; &quot; Top1000&quot;" office:value-type="string" office:string-value="(n) no.993 Top1000" calcext:value-type="string">
            <text:p>(n) no.993 Top1000</text:p>
          </table:table-cell>
          <table:table-cell office:value-type="float" office:value="993" calcext:value-type="float">
            <text:p>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dow</text:p>
          </table:table-cell>
          <table:table-cell/>
          <table:table-cell table:formula="of:=&quot;(n) no.&quot; &amp; [.D995] &amp; &quot; Top1000&quot;" office:value-type="string" office:string-value="(n) no.994 Top1000" calcext:value-type="string">
            <text:p>(n) no.994 Top1000</text:p>
          </table:table-cell>
          <table:table-cell office:value-type="float" office:value="994" calcext:value-type="float">
            <text:p>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ck</text:p>
          </table:table-cell>
          <table:table-cell/>
          <table:table-cell table:formula="of:=&quot;(n) no.&quot; &amp; [.D996] &amp; &quot; Top1000&quot;" office:value-type="string" office:string-value="(n) no.995 Top1000" calcext:value-type="string">
            <text:p>(n) no.995 Top1000</text:p>
          </table:table-cell>
          <table:table-cell office:value-type="float" office:value="995" calcext:value-type="float">
            <text:p>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ant</text:p>
          </table:table-cell>
          <table:table-cell/>
          <table:table-cell table:formula="of:=&quot;(n) no.&quot; &amp; [.D997] &amp; &quot; Top1000&quot;" office:value-type="string" office:string-value="(n) no.996 Top1000" calcext:value-type="string">
            <text:p>(n) no.996 Top1000</text:p>
          </table:table-cell>
          <table:table-cell office:value-type="float" office:value="996" calcext:value-type="float">
            <text:p>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itory</text:p>
          </table:table-cell>
          <table:table-cell/>
          <table:table-cell table:formula="of:=&quot;(n) no.&quot; &amp; [.D998] &amp; &quot; Top1000&quot;" office:value-type="string" office:string-value="(n) no.997 Top1000" calcext:value-type="string">
            <text:p>(n) no.997 Top1000</text:p>
          </table:table-cell>
          <table:table-cell office:value-type="float" office:value="997" calcext:value-type="float">
            <text:p>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ch</text:p>
          </table:table-cell>
          <table:table-cell/>
          <table:table-cell table:formula="of:=&quot;(n) no.&quot; &amp; [.D999] &amp; &quot; Top1000&quot;" office:value-type="string" office:string-value="(n) no.998 Top1000" calcext:value-type="string">
            <text:p>(n) no.998 Top1000</text:p>
          </table:table-cell>
          <table:table-cell office:value-type="float" office:value="998" calcext:value-type="float">
            <text:p>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mmodation</text:p>
          </table:table-cell>
          <table:table-cell/>
          <table:table-cell table:formula="of:=&quot;(n) no.&quot; &amp; [.D1000] &amp; &quot; Top1000&quot;" office:value-type="string" office:string-value="(n) no.999 Top1000" calcext:value-type="string">
            <text:p>(n) no.999 Top1000</text:p>
          </table:table-cell>
          <table:table-cell office:value-type="float" office:value="999" calcext:value-type="float">
            <text:p>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uty</text:p>
          </table:table-cell>
          <table:table-cell/>
          <table:table-cell table:formula="of:=&quot;(n) no.&quot; &amp; [.D1001] &amp; &quot; Top1000&quot;" office:value-type="string" office:string-value="(n) no.1000 Top1000" calcext:value-type="string">
            <text:p>(n) no.1000 Top1000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undary</text:p>
          </table:table-cell>
          <table:table-cell/>
          <table:table-cell table:formula="of:=&quot;(n) no.&quot; &amp; [.D1002] &amp; &quot; Top2000&quot;" office:value-type="string" office:string-value="(n) no.1001 Top2000" calcext:value-type="string">
            <text:p>(n) no.1001 Top2000</text:p>
          </table:table-cell>
          <table:table-cell office:value-type="float" office:value="1001" calcext:value-type="float">
            <text:p>1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yer</text:p>
          </table:table-cell>
          <table:table-cell/>
          <table:table-cell table:formula="of:=&quot;(n) no.&quot; &amp; [.D1003] &amp; &quot; Top2000&quot;" office:value-type="string" office:string-value="(n) no.1002 Top2000" calcext:value-type="string">
            <text:p>(n) no.1002 Top2000</text:p>
          </table:table-cell>
          <table:table-cell office:value-type="float" office:value="1002" calcext:value-type="float">
            <text:p>10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abase</text:p>
          </table:table-cell>
          <table:table-cell/>
          <table:table-cell table:formula="of:=&quot;(n) no.&quot; &amp; [.D1004] &amp; &quot; Top2000&quot;" office:value-type="string" office:string-value="(n) no.1003 Top2000" calcext:value-type="string">
            <text:p>(n) no.1003 Top2000</text:p>
          </table:table-cell>
          <table:table-cell office:value-type="float" office:value="1003" calcext:value-type="float">
            <text:p>1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ute</text:p>
          </table:table-cell>
          <table:table-cell/>
          <table:table-cell table:formula="of:=&quot;(n) no.&quot; &amp; [.D1005] &amp; &quot; Top2000&quot;" office:value-type="string" office:string-value="(n) no.1004 Top2000" calcext:value-type="string">
            <text:p>(n) no.1004 Top2000</text:p>
          </table:table-cell>
          <table:table-cell office:value-type="float" office:value="1004" calcext:value-type="float">
            <text:p>10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eption</text:p>
          </table:table-cell>
          <table:table-cell/>
          <table:table-cell table:formula="of:=&quot;(n) no.&quot; &amp; [.D1006] &amp; &quot; Top2000&quot;" office:value-type="string" office:string-value="(n) no.1005 Top2000" calcext:value-type="string">
            <text:p>(n) no.1005 Top2000</text:p>
          </table:table-cell>
          <table:table-cell office:value-type="float" office:value="1005" calcext:value-type="float">
            <text:p>10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tion</text:p>
          </table:table-cell>
          <table:table-cell/>
          <table:table-cell table:formula="of:=&quot;(n) no.&quot; &amp; [.D1007] &amp; &quot; Top2000&quot;" office:value-type="string" office:string-value="(n) no.1006 Top2000" calcext:value-type="string">
            <text:p>(n) no.1006 Top2000</text:p>
          </table:table-cell>
          <table:table-cell office:value-type="float" office:value="1006" calcext:value-type="float">
            <text:p>10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ty</text:p>
          </table:table-cell>
          <table:table-cell/>
          <table:table-cell table:formula="of:=&quot;(n) no.&quot; &amp; [.D1008] &amp; &quot; Top2000&quot;" office:value-type="string" office:string-value="(n) no.1007 Top2000" calcext:value-type="string">
            <text:p>(n) no.1007 Top2000</text:p>
          </table:table-cell>
          <table:table-cell office:value-type="float" office:value="1007" calcext:value-type="float">
            <text:p>10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quiry</text:p>
          </table:table-cell>
          <table:table-cell/>
          <table:table-cell table:formula="of:=&quot;(n) no.&quot; &amp; [.D1009] &amp; &quot; Top2000&quot;" office:value-type="string" office:string-value="(n) no.1008 Top2000" calcext:value-type="string">
            <text:p>(n) no.1008 Top2000</text:p>
          </table:table-cell>
          <table:table-cell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cence</text:p>
          </table:table-cell>
          <table:table-cell/>
          <table:table-cell table:formula="of:=&quot;(n) no.&quot; &amp; [.D1010] &amp; &quot; Top2000&quot;" office:value-type="string" office:string-value="(n) no.1009 Top2000" calcext:value-type="string">
            <text:p>(n) no.1009 Top2000</text:p>
          </table:table-cell>
          <table:table-cell office:value-type="float" office:value="1009" calcext:value-type="float">
            <text:p>10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le</text:p>
          </table:table-cell>
          <table:table-cell/>
          <table:table-cell table:formula="of:=&quot;(n) no.&quot; &amp; [.D1011] &amp; &quot; Top2000&quot;" office:value-type="string" office:string-value="(n) no.1010 Top2000" calcext:value-type="string">
            <text:p>(n) no.1010 Top2000</text:p>
          </table:table-cell>
          <table:table-cell office:value-type="float" office:value="1010" calcext:value-type="float">
            <text:p>10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tician</text:p>
          </table:table-cell>
          <table:table-cell/>
          <table:table-cell table:formula="of:=&quot;(n) no.&quot; &amp; [.D1012] &amp; &quot; Top2000&quot;" office:value-type="string" office:string-value="(n) no.1011 Top2000" calcext:value-type="string">
            <text:p>(n) no.1011 Top2000</text:p>
          </table:table-cell>
          <table:table-cell office:value-type="float" office:value="1011" calcext:value-type="float">
            <text:p>10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</text:p>
          </table:table-cell>
          <table:table-cell/>
          <table:table-cell table:formula="of:=&quot;(n) no.&quot; &amp; [.D1013] &amp; &quot; Top2000&quot;" office:value-type="string" office:string-value="(n) no.1012 Top2000" calcext:value-type="string">
            <text:p>(n) no.1012 Top2000</text:p>
          </table:table-cell>
          <table:table-cell office:value-type="float" office:value="1012" calcext:value-type="float">
            <text:p>10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ent</text:p>
          </table:table-cell>
          <table:table-cell/>
          <table:table-cell table:formula="of:=&quot;(n) no.&quot; &amp; [.D1014] &amp; &quot; Top2000&quot;" office:value-type="string" office:string-value="(n) no.1013 Top2000" calcext:value-type="string">
            <text:p>(n) no.1013 Top2000</text:p>
          </table:table-cell>
          <table:table-cell office:value-type="float" office:value="1013" calcext:value-type="float">
            <text:p>10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lution</text:p>
          </table:table-cell>
          <table:table-cell/>
          <table:table-cell table:formula="of:=&quot;(n) no.&quot; &amp; [.D1015] &amp; &quot; Top2000&quot;" office:value-type="string" office:string-value="(n) no.1014 Top2000" calcext:value-type="string">
            <text:p>(n) no.1014 Top2000</text:p>
          </table:table-cell>
          <table:table-cell office:value-type="float" office:value="1014" calcext:value-type="float">
            <text:p>10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uggle</text:p>
          </table:table-cell>
          <table:table-cell/>
          <table:table-cell table:formula="of:=&quot;(n) no.&quot; &amp; [.D1016] &amp; &quot; Top2000&quot;" office:value-type="string" office:string-value="(n) no.1015 Top2000" calcext:value-type="string">
            <text:p>(n) no.1015 Top2000</text:p>
          </table:table-cell>
          <table:table-cell office:value-type="float" office:value="1015" calcext:value-type="float">
            <text:p>10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porter</text:p>
          </table:table-cell>
          <table:table-cell/>
          <table:table-cell table:formula="of:=&quot;(n) no.&quot; &amp; [.D1017] &amp; &quot; Top2000&quot;" office:value-type="string" office:string-value="(n) no.1016 Top2000" calcext:value-type="string">
            <text:p>(n) no.1016 Top2000</text:p>
          </table:table-cell>
          <table:table-cell office:value-type="float" office:value="1016" calcext:value-type="float">
            <text:p>10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pic</text:p>
          </table:table-cell>
          <table:table-cell/>
          <table:table-cell table:formula="of:=&quot;(n) no.&quot; &amp; [.D1018] &amp; &quot; Top2000&quot;" office:value-type="string" office:string-value="(n) no.1017 Top2000" calcext:value-type="string">
            <text:p>(n) no.1017 Top2000</text:p>
          </table:table-cell>
          <table:table-cell office:value-type="float" office:value="1017" calcext:value-type="float">
            <text:p>10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action</text:p>
          </table:table-cell>
          <table:table-cell/>
          <table:table-cell table:formula="of:=&quot;(n) no.&quot; &amp; [.D1019] &amp; &quot; Top2000&quot;" office:value-type="string" office:string-value="(n) no.1018 Top2000" calcext:value-type="string">
            <text:p>(n) no.1018 Top2000</text:p>
          </table:table-cell>
          <table:table-cell office:value-type="float" office:value="1018" calcext:value-type="float">
            <text:p>1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stance</text:p>
          </table:table-cell>
          <table:table-cell/>
          <table:table-cell table:formula="of:=&quot;(n) no.&quot; &amp; [.D1020] &amp; &quot; Top2000&quot;" office:value-type="string" office:string-value="(n) no.1019 Top2000" calcext:value-type="string">
            <text:p>(n) no.1019 Top2000</text:p>
          </table:table-cell>
          <table:table-cell office:value-type="float" office:value="1019" calcext:value-type="float">
            <text:p>10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k</text:p>
          </table:table-cell>
          <table:table-cell/>
          <table:table-cell table:formula="of:=&quot;(n) no.&quot; &amp; [.D1021] &amp; &quot; Top2000&quot;" office:value-type="string" office:string-value="(n) no.1020 Top2000" calcext:value-type="string">
            <text:p>(n) no.1020 Top2000</text:p>
          </table:table-cell>
          <table:table-cell office:value-type="float" office:value="1020" calcext:value-type="float">
            <text:p>10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table:formula="of:=&quot;(n) no.&quot; &amp; [.D1022] &amp; &quot; Top2000&quot;" office:value-type="string" office:string-value="(n) no.1021 Top2000" calcext:value-type="string">
            <text:p>(n) no.1021 Top2000</text:p>
          </table:table-cell>
          <table:table-cell office:value-type="float" office:value="1021" calcext:value-type="float">
            <text:p>10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rency</text:p>
          </table:table-cell>
          <table:table-cell/>
          <table:table-cell table:formula="of:=&quot;(n) no.&quot; &amp; [.D1023] &amp; &quot; Top2000&quot;" office:value-type="string" office:string-value="(n) no.1022 Top2000" calcext:value-type="string">
            <text:p>(n) no.1022 Top2000</text:p>
          </table:table-cell>
          <table:table-cell office:value-type="float" office:value="1022" calcext:value-type="float">
            <text:p>10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ergency</text:p>
          </table:table-cell>
          <table:table-cell/>
          <table:table-cell table:formula="of:=&quot;(n) no.&quot; &amp; [.D1024] &amp; &quot; Top2000&quot;" office:value-type="string" office:string-value="(n) no.1023 Top2000" calcext:value-type="string">
            <text:p>(n) no.1023 Top2000</text:p>
          </table:table-cell>
          <table:table-cell office:value-type="float" office:value="1023" calcext:value-type="float">
            <text:p>10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ult</text:p>
          </table:table-cell>
          <table:table-cell/>
          <table:table-cell table:formula="of:=&quot;(n) no.&quot; &amp; [.D1025] &amp; &quot; Top2000&quot;" office:value-type="string" office:string-value="(n) no.1024 Top2000" calcext:value-type="string">
            <text:p>(n) no.1024 Top2000</text:p>
          </table:table-cell>
          <table:table-cell office:value-type="float" office:value="1024" calcext:value-type="float">
            <text:p>10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re</text:p>
          </table:table-cell>
          <table:table-cell/>
          <table:table-cell table:formula="of:=&quot;(n) no.&quot; &amp; [.D1026] &amp; &quot; Top2000&quot;" office:value-type="string" office:string-value="(n) no.1025 Top2000" calcext:value-type="string">
            <text:p>(n) no.1025 Top2000</text:p>
          </table:table-cell>
          <table:table-cell office:value-type="float" office:value="1025" calcext:value-type="float">
            <text:p>10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ority</text:p>
          </table:table-cell>
          <table:table-cell/>
          <table:table-cell table:formula="of:=&quot;(n) no.&quot; &amp; [.D1027] &amp; &quot; Top2000&quot;" office:value-type="string" office:string-value="(n) no.1026 Top2000" calcext:value-type="string">
            <text:p>(n) no.1026 Top2000</text:p>
          </table:table-cell>
          <table:table-cell office:value-type="float" office:value="1026" calcext:value-type="float">
            <text:p>10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ror</text:p>
          </table:table-cell>
          <table:table-cell/>
          <table:table-cell table:formula="of:=&quot;(n) no.&quot; &amp; [.D1028] &amp; &quot; Top2000&quot;" office:value-type="string" office:string-value="(n) no.1027 Top2000" calcext:value-type="string">
            <text:p>(n) no.1027 Top2000</text:p>
          </table:table-cell>
          <table:table-cell office:value-type="float" office:value="1027" calcext:value-type="float">
            <text:p>1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vel</text:p>
          </table:table-cell>
          <table:table-cell/>
          <table:table-cell table:formula="of:=&quot;(n) no.&quot; &amp; [.D1029] &amp; &quot; Top2000&quot;" office:value-type="string" office:string-value="(n) no.1028 Top2000" calcext:value-type="string">
            <text:p>(n) no.1028 Top2000</text:p>
          </table:table-cell>
          <table:table-cell office:value-type="float" office:value="1028" calcext:value-type="float">
            <text:p>1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table:formula="of:=&quot;(n) no.&quot; &amp; [.D1030] &amp; &quot; Top2000&quot;" office:value-type="string" office:string-value="(n) no.1029 Top2000" calcext:value-type="string">
            <text:p>(n) no.1029 Top2000</text:p>
          </table:table-cell>
          <table:table-cell office:value-type="float" office:value="1029" calcext:value-type="float">
            <text:p>1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lot</text:p>
          </table:table-cell>
          <table:table-cell/>
          <table:table-cell table:formula="of:=&quot;(n) no.&quot; &amp; [.D1031] &amp; &quot; Top2000&quot;" office:value-type="string" office:string-value="(n) no.1030 Top2000" calcext:value-type="string">
            <text:p>(n) no.1030 Top2000</text:p>
          </table:table-cell>
          <table:table-cell office:value-type="float" office:value="1030" calcext:value-type="float">
            <text:p>10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aration</text:p>
          </table:table-cell>
          <table:table-cell/>
          <table:table-cell table:formula="of:=&quot;(n) no.&quot; &amp; [.D1032] &amp; &quot; Top2000&quot;" office:value-type="string" office:string-value="(n) no.1031 Top2000" calcext:value-type="string">
            <text:p>(n) no.1031 Top2000</text:p>
          </table:table-cell>
          <table:table-cell office:value-type="float" office:value="1031" calcext:value-type="float">
            <text:p>10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eding</text:p>
          </table:table-cell>
          <table:table-cell/>
          <table:table-cell table:formula="of:=&quot;(n) no.&quot; &amp; [.D1033] &amp; &quot; Top2000&quot;" office:value-type="string" office:string-value="(n) no.1032 Top2000" calcext:value-type="string">
            <text:p>(n) no.1032 Top2000</text:p>
          </table:table-cell>
          <table:table-cell office:value-type="float" office:value="1032" calcext:value-type="float">
            <text:p>1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tity</text:p>
          </table:table-cell>
          <table:table-cell/>
          <table:table-cell table:formula="of:=&quot;(n) no.&quot; &amp; [.D1034] &amp; &quot; Top2000&quot;" office:value-type="string" office:string-value="(n) no.1033 Top2000" calcext:value-type="string">
            <text:p>(n) no.1033 Top2000</text:p>
          </table:table-cell>
          <table:table-cell office:value-type="float" office:value="1033" calcext:value-type="float">
            <text:p>10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ste</text:p>
          </table:table-cell>
          <table:table-cell/>
          <table:table-cell table:formula="of:=&quot;(n) no.&quot; &amp; [.D1035] &amp; &quot; Top2000&quot;" office:value-type="string" office:string-value="(n) no.1034 Top2000" calcext:value-type="string">
            <text:p>(n) no.1034 Top2000</text:p>
          </table:table-cell>
          <table:table-cell office:value-type="float" office:value="1034" calcext:value-type="float">
            <text:p>10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sion</text:p>
          </table:table-cell>
          <table:table-cell/>
          <table:table-cell table:formula="of:=&quot;(n) no.&quot; &amp; [.D1036] &amp; &quot; Top2000&quot;" office:value-type="string" office:string-value="(n) no.1035 Top2000" calcext:value-type="string">
            <text:p>(n) no.1035 Top2000</text:p>
          </table:table-cell>
          <table:table-cell office:value-type="float" office:value="1035" calcext:value-type="float">
            <text:p>10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inking</text:p>
          </table:table-cell>
          <table:table-cell/>
          <table:table-cell table:formula="of:=&quot;(n) no.&quot; &amp; [.D1037] &amp; &quot; Top2000&quot;" office:value-type="string" office:string-value="(n) no.1036 Top2000" calcext:value-type="string">
            <text:p>(n) no.1036 Top2000</text:p>
          </table:table-cell>
          <table:table-cell office:value-type="float" office:value="1036" calcext:value-type="float">
            <text:p>10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t</text:p>
          </table:table-cell>
          <table:table-cell/>
          <table:table-cell table:formula="of:=&quot;(n) no.&quot; &amp; [.D1038] &amp; &quot; Top2000&quot;" office:value-type="string" office:string-value="(n) no.1037 Top2000" calcext:value-type="string">
            <text:p>(n) no.1037 Top2000</text:p>
          </table:table-cell>
          <table:table-cell office:value-type="float" office:value="1037" calcext:value-type="float">
            <text:p>10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itution</text:p>
          </table:table-cell>
          <table:table-cell/>
          <table:table-cell table:formula="of:=&quot;(n) no.&quot; &amp; [.D1039] &amp; &quot; Top2000&quot;" office:value-type="string" office:string-value="(n) no.1038 Top2000" calcext:value-type="string">
            <text:p>(n) no.1038 Top2000</text:p>
          </table:table-cell>
          <table:table-cell office:value-type="float" office:value="1038" calcext:value-type="float">
            <text:p>10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nsion</text:p>
          </table:table-cell>
          <table:table-cell/>
          <table:table-cell table:formula="of:=&quot;(n) no.&quot; &amp; [.D1040] &amp; &quot; Top2000&quot;" office:value-type="string" office:string-value="(n) no.1039 Top2000" calcext:value-type="string">
            <text:p>(n) no.1039 Top2000</text:p>
          </table:table-cell>
          <table:table-cell office:value-type="float" office:value="1039" calcext:value-type="float">
            <text:p>10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</text:p>
          </table:table-cell>
          <table:table-cell/>
          <table:table-cell table:formula="of:=&quot;(n) no.&quot; &amp; [.D1041] &amp; &quot; Top2000&quot;" office:value-type="string" office:string-value="(n) no.1040 Top2000" calcext:value-type="string">
            <text:p>(n) no.1040 Top2000</text:p>
          </table:table-cell>
          <table:table-cell office:value-type="float" office:value="1040" calcext:value-type="float">
            <text:p>1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olvement</text:p>
          </table:table-cell>
          <table:table-cell/>
          <table:table-cell table:formula="of:=&quot;(n) no.&quot; &amp; [.D1042] &amp; &quot; Top2000&quot;" office:value-type="string" office:string-value="(n) no.1041 Top2000" calcext:value-type="string">
            <text:p>(n) no.1041 Top2000</text:p>
          </table:table-cell>
          <table:table-cell office:value-type="float" office:value="1041" calcext:value-type="float">
            <text:p>10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/>
          <table:table-cell table:formula="of:=&quot;(n) no.&quot; &amp; [.D1043] &amp; &quot; Top2000&quot;" office:value-type="string" office:string-value="(n) no.1042 Top2000" calcext:value-type="string">
            <text:p>(n) no.1042 Top2000</text:p>
          </table:table-cell>
          <table:table-cell office:value-type="float" office:value="1042" calcext:value-type="float">
            <text:p>10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nership</text:p>
          </table:table-cell>
          <table:table-cell/>
          <table:table-cell table:formula="of:=&quot;(n) no.&quot; &amp; [.D1044] &amp; &quot; Top2000&quot;" office:value-type="string" office:string-value="(n) no.1043 Top2000" calcext:value-type="string">
            <text:p>(n) no.1043 Top2000</text:p>
          </table:table-cell>
          <table:table-cell office:value-type="float" office:value="1043" calcext:value-type="float">
            <text:p>10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lution</text:p>
          </table:table-cell>
          <table:table-cell/>
          <table:table-cell table:formula="of:=&quot;(n) no.&quot; &amp; [.D1045] &amp; &quot; Top2000&quot;" office:value-type="string" office:string-value="(n) no.1044 Top2000" calcext:value-type="string">
            <text:p>(n) no.1044 Top2000</text:p>
          </table:table-cell>
          <table:table-cell office:value-type="float" office:value="1044" calcext:value-type="float">
            <text:p>10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mise</text:p>
          </table:table-cell>
          <table:table-cell/>
          <table:table-cell table:formula="of:=&quot;(n) no.&quot; &amp; [.D1046] &amp; &quot; Top2000&quot;" office:value-type="string" office:string-value="(n) no.1045 Top2000" calcext:value-type="string">
            <text:p>(n) no.1045 Top2000</text:p>
          </table:table-cell>
          <table:table-cell office:value-type="float" office:value="1045" calcext:value-type="float">
            <text:p>10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ze</text:p>
          </table:table-cell>
          <table:table-cell/>
          <table:table-cell table:formula="of:=&quot;(n) no.&quot; &amp; [.D1047] &amp; &quot; Top2000&quot;" office:value-type="string" office:string-value="(n) no.1046 Top2000" calcext:value-type="string">
            <text:p>(n) no.1046 Top2000</text:p>
          </table:table-cell>
          <table:table-cell office:value-type="float" office:value="1046" calcext:value-type="float">
            <text:p>10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kesman</text:p>
          </table:table-cell>
          <table:table-cell/>
          <table:table-cell table:formula="of:=&quot;(n) no.&quot; &amp; [.D1048] &amp; &quot; Top2000&quot;" office:value-type="string" office:string-value="(n) no.1047 Top2000" calcext:value-type="string">
            <text:p>(n) no.1047 Top2000</text:p>
          </table:table-cell>
          <table:table-cell office:value-type="float" office:value="1047" calcext:value-type="float">
            <text:p>10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ss</text:p>
          </table:table-cell>
          <table:table-cell/>
          <table:table-cell table:formula="of:=&quot;(n) no.&quot; &amp; [.D1049] &amp; &quot; Top2000&quot;" office:value-type="string" office:string-value="(n) no.1048 Top2000" calcext:value-type="string">
            <text:p>(n) no.1048 Top2000</text:p>
          </table:table-cell>
          <table:table-cell office:value-type="float" office:value="1048" calcext:value-type="float">
            <text:p>10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wer</text:p>
          </table:table-cell>
          <table:table-cell/>
          <table:table-cell table:formula="of:=&quot;(n) no.&quot; &amp; [.D1050] &amp; &quot; Top2000&quot;" office:value-type="string" office:string-value="(n) no.1049 Top2000" calcext:value-type="string">
            <text:p>(n) no.1049 Top2000</text:p>
          </table:table-cell>
          <table:table-cell office:value-type="float" office:value="1049" calcext:value-type="float">
            <text:p>10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X</text:p>
          </table:table-cell>
          <table:table-cell/>
          <table:table-cell table:formula="of:=&quot;(n) no.&quot; &amp; [.D1051] &amp; &quot; Top2000&quot;" office:value-type="string" office:string-value="(n) no.1050 Top2000" calcext:value-type="string">
            <text:p>(n) no.1050 Top2000</text:p>
          </table:table-cell>
          <table:table-cell office:value-type="float" office:value="1050" calcext:value-type="float">
            <text:p>1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t</text:p>
          </table:table-cell>
          <table:table-cell/>
          <table:table-cell table:formula="of:=&quot;(n) no.&quot; &amp; [.D1052] &amp; &quot; Top2000&quot;" office:value-type="string" office:string-value="(n) no.1051 Top2000" calcext:value-type="string">
            <text:p>(n) no.1051 Top2000</text:p>
          </table:table-cell>
          <table:table-cell office:value-type="float" office:value="1051" calcext:value-type="float">
            <text:p>10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table:formula="of:=&quot;(n) no.&quot; &amp; [.D1053] &amp; &quot; Top2000&quot;" office:value-type="string" office:string-value="(n) no.1052 Top2000" calcext:value-type="string">
            <text:p>(n) no.1052 Top2000</text:p>
          </table:table-cell>
          <table:table-cell office:value-type="float" office:value="1052" calcext:value-type="float">
            <text:p>10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line</text:p>
          </table:table-cell>
          <table:table-cell/>
          <table:table-cell table:formula="of:=&quot;(n) no.&quot; &amp; [.D1054] &amp; &quot; Top2000&quot;" office:value-type="string" office:string-value="(n) no.1053 Top2000" calcext:value-type="string">
            <text:p>(n) no.1053 Top2000</text:p>
          </table:table-cell>
          <table:table-cell office:value-type="float" office:value="1053" calcext:value-type="float">
            <text:p>10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ivery</text:p>
          </table:table-cell>
          <table:table-cell/>
          <table:table-cell table:formula="of:=&quot;(n) no.&quot; &amp; [.D1055] &amp; &quot; Top2000&quot;" office:value-type="string" office:string-value="(n) no.1054 Top2000" calcext:value-type="string">
            <text:p>(n) no.1054 Top2000</text:p>
          </table:table-cell>
          <table:table-cell office:value-type="float" office:value="1054" calcext:value-type="float">
            <text:p>10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th</text:p>
          </table:table-cell>
          <table:table-cell/>
          <table:table-cell table:formula="of:=&quot;(n) no.&quot; &amp; [.D1056] &amp; &quot; Top2000&quot;" office:value-type="string" office:string-value="(n) no.1055 Top2000" calcext:value-type="string">
            <text:p>(n) no.1055 Top2000</text:p>
          </table:table-cell>
          <table:table-cell office:value-type="float" office:value="1055" calcext:value-type="float">
            <text:p>10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male</text:p>
          </table:table-cell>
          <table:table-cell/>
          <table:table-cell table:formula="of:=&quot;(n) no.&quot; &amp; [.D1057] &amp; &quot; Top2000&quot;" office:value-type="string" office:string-value="(n) no.1056 Top2000" calcext:value-type="string">
            <text:p>(n) no.1056 Top2000</text:p>
          </table:table-cell>
          <table:table-cell office:value-type="float" office:value="1056" calcext:value-type="float">
            <text:p>10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table:formula="of:=&quot;(n) no.&quot; &amp; [.D1058] &amp; &quot; Top2000&quot;" office:value-type="string" office:string-value="(n) no.1057 Top2000" calcext:value-type="string">
            <text:p>(n) no.1057 Top2000</text:p>
          </table:table-cell>
          <table:table-cell office:value-type="float" office:value="1057" calcext:value-type="float">
            <text:p>10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mework</text:p>
          </table:table-cell>
          <table:table-cell/>
          <table:table-cell table:formula="of:=&quot;(n) no.&quot; &amp; [.D1059] &amp; &quot; Top2000&quot;" office:value-type="string" office:string-value="(n) no.1058 Top2000" calcext:value-type="string">
            <text:p>(n) no.1058 Top2000</text:p>
          </table:table-cell>
          <table:table-cell office:value-type="float" office:value="1058" calcext:value-type="float">
            <text:p>10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rman</text:p>
          </table:table-cell>
          <table:table-cell/>
          <table:table-cell table:formula="of:=&quot;(n) no.&quot; &amp; [.D1060] &amp; &quot; Top2000&quot;" office:value-type="string" office:string-value="(n) no.1059 Top2000" calcext:value-type="string">
            <text:p>(n) no.1059 Top2000</text:p>
          </table:table-cell>
          <table:table-cell office:value-type="float" office:value="1059" calcext:value-type="float">
            <text:p>10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der</text:p>
          </table:table-cell>
          <table:table-cell/>
          <table:table-cell table:formula="of:=&quot;(n) no.&quot; &amp; [.D1061] &amp; &quot; Top2000&quot;" office:value-type="string" office:string-value="(n) no.1060 Top2000" calcext:value-type="string">
            <text:p>(n) no.1060 Top2000</text:p>
          </table:table-cell>
          <table:table-cell office:value-type="float" office:value="1060" calcext:value-type="float">
            <text:p>10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table:formula="of:=&quot;(n) no.&quot; &amp; [.D1062] &amp; &quot; Top2000&quot;" office:value-type="string" office:string-value="(n) no.1061 Top2000" calcext:value-type="string">
            <text:p>(n) no.1061 Top2000</text:p>
          </table:table-cell>
          <table:table-cell office:value-type="float" office:value="1061" calcext:value-type="float">
            <text:p>10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h</text:p>
          </table:table-cell>
          <table:table-cell/>
          <table:table-cell table:formula="of:=&quot;(n) no.&quot; &amp; [.D1063] &amp; &quot; Top2000&quot;" office:value-type="string" office:string-value="(n) no.1062 Top2000" calcext:value-type="string">
            <text:p>(n) no.1062 Top2000</text:p>
          </table:table-cell>
          <table:table-cell office:value-type="float" office:value="1062" calcext:value-type="float">
            <text:p>10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ligation</text:p>
          </table:table-cell>
          <table:table-cell/>
          <table:table-cell table:formula="of:=&quot;(n) no.&quot; &amp; [.D1064] &amp; &quot; Top2000&quot;" office:value-type="string" office:string-value="(n) no.1063 Top2000" calcext:value-type="string">
            <text:p>(n) no.1063 Top2000</text:p>
          </table:table-cell>
          <table:table-cell office:value-type="float" office:value="1063" calcext:value-type="float">
            <text:p>10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em</text:p>
          </table:table-cell>
          <table:table-cell/>
          <table:table-cell table:formula="of:=&quot;(n) no.&quot; &amp; [.D1065] &amp; &quot; Top2000&quot;" office:value-type="string" office:string-value="(n) no.1064 Top2000" calcext:value-type="string">
            <text:p>(n) no.1064 Top2000</text:p>
          </table:table-cell>
          <table:table-cell office:value-type="float" office:value="1064" calcext:value-type="float">
            <text:p>10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table:formula="of:=&quot;(n) no.&quot; &amp; [.D1066] &amp; &quot; Top2000&quot;" office:value-type="string" office:string-value="(n) no.1065 Top2000" calcext:value-type="string">
            <text:p>(n) no.1065 Top2000</text:p>
          </table:table-cell>
          <table:table-cell office:value-type="float" office:value="1065" calcext:value-type="float">
            <text:p>1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ein</text:p>
          </table:table-cell>
          <table:table-cell/>
          <table:table-cell table:formula="of:=&quot;(n) no.&quot; &amp; [.D1067] &amp; &quot; Top2000&quot;" office:value-type="string" office:string-value="(n) no.1066 Top2000" calcext:value-type="string">
            <text:p>(n) no.1066 Top2000</text:p>
          </table:table-cell>
          <table:table-cell office:value-type="float" office:value="1066" calcext:value-type="float">
            <text:p>10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me</text:p>
          </table:table-cell>
          <table:table-cell/>
          <table:table-cell table:formula="of:=&quot;(n) no.&quot; &amp; [.D1068] &amp; &quot; Top2000&quot;" office:value-type="string" office:string-value="(n) no.1067 Top2000" calcext:value-type="string">
            <text:p>(n) no.1067 Top2000</text:p>
          </table:table-cell>
          <table:table-cell office:value-type="float" office:value="1067" calcext:value-type="float">
            <text:p>10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se</text:p>
          </table:table-cell>
          <table:table-cell/>
          <table:table-cell table:formula="of:=&quot;(n) no.&quot; &amp; [.D1069] &amp; &quot; Top2000&quot;" office:value-type="string" office:string-value="(n) no.1068 Top2000" calcext:value-type="string">
            <text:p>(n) no.1068 Top2000</text:p>
          </table:table-cell>
          <table:table-cell office:value-type="float" office:value="1068" calcext:value-type="float">
            <text:p>10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ving</text:p>
          </table:table-cell>
          <table:table-cell/>
          <table:table-cell table:formula="of:=&quot;(n) no.&quot; &amp; [.D1070] &amp; &quot; Top2000&quot;" office:value-type="string" office:string-value="(n) no.1069 Top2000" calcext:value-type="string">
            <text:p>(n) no.1069 Top2000</text:p>
          </table:table-cell>
          <table:table-cell office:value-type="float" office:value="1069" calcext:value-type="float">
            <text:p>10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table:formula="of:=&quot;(n) no.&quot; &amp; [.D1071] &amp; &quot; Top2000&quot;" office:value-type="string" office:string-value="(n) no.1070 Top2000" calcext:value-type="string">
            <text:p>(n) no.1070 Top2000</text:p>
          </table:table-cell>
          <table:table-cell office:value-type="float" office:value="1070" calcext:value-type="float">
            <text:p>1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eel</text:p>
          </table:table-cell>
          <table:table-cell/>
          <table:table-cell table:formula="of:=&quot;(n) no.&quot; &amp; [.D1072] &amp; &quot; Top2000&quot;" office:value-type="string" office:string-value="(n) no.1071 Top2000" calcext:value-type="string">
            <text:p>(n) no.1071 Top2000</text:p>
          </table:table-cell>
          <table:table-cell office:value-type="float" office:value="1071" calcext:value-type="float">
            <text:p>10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roval</text:p>
          </table:table-cell>
          <table:table-cell/>
          <table:table-cell table:formula="of:=&quot;(n) no.&quot; &amp; [.D1073] &amp; &quot; Top2000&quot;" office:value-type="string" office:string-value="(n) no.1072 Top2000" calcext:value-type="string">
            <text:p>(n) no.1072 Top2000</text:p>
          </table:table-cell>
          <table:table-cell office:value-type="float" office:value="1072" calcext:value-type="float">
            <text:p>10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shop</text:p>
          </table:table-cell>
          <table:table-cell/>
          <table:table-cell table:formula="of:=&quot;(n) no.&quot; &amp; [.D1074] &amp; &quot; Top2000&quot;" office:value-type="string" office:string-value="(n) no.1073 Top2000" calcext:value-type="string">
            <text:p>(n) no.1073 Top2000</text:p>
          </table:table-cell>
          <table:table-cell office:value-type="float" office:value="1073" calcext:value-type="float">
            <text:p>10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table:formula="of:=&quot;(n) no.&quot; &amp; [.D1075] &amp; &quot; Top2000&quot;" office:value-type="string" office:string-value="(n) no.1074 Top2000" calcext:value-type="string">
            <text:p>(n) no.1074 Top2000</text:p>
          </table:table-cell>
          <table:table-cell office:value-type="float" office:value="1074" calcext:value-type="float">
            <text:p>10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t</text:p>
          </table:table-cell>
          <table:table-cell/>
          <table:table-cell table:formula="of:=&quot;(n) no.&quot; &amp; [.D1076] &amp; &quot; Top2000&quot;" office:value-type="string" office:string-value="(n) no.1075 Top2000" calcext:value-type="string">
            <text:p>(n) no.1075 Top2000</text:p>
          </table:table-cell>
          <table:table-cell office:value-type="float" office:value="1075" calcext:value-type="float">
            <text:p>10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&quot;(n) no.&quot; &amp; [.D1077] &amp; &quot; Top2000&quot;" office:value-type="string" office:string-value="(n) no.1076 Top2000" calcext:value-type="string">
            <text:p>(n) no.1076 Top2000</text:p>
          </table:table-cell>
          <table:table-cell office:value-type="float" office:value="1076" calcext:value-type="float">
            <text:p>10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w</text:p>
          </table:table-cell>
          <table:table-cell/>
          <table:table-cell table:formula="of:=&quot;(n) no.&quot; &amp; [.D1078] &amp; &quot; Top2000&quot;" office:value-type="string" office:string-value="(n) no.1077 Top2000" calcext:value-type="string">
            <text:p>(n) no.1077 Top2000</text:p>
          </table:table-cell>
          <table:table-cell office:value-type="float" office:value="1077" calcext:value-type="float">
            <text:p>10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ycle</text:p>
          </table:table-cell>
          <table:table-cell/>
          <table:table-cell table:formula="of:=&quot;(n) no.&quot; &amp; [.D1079] &amp; &quot; Top2000&quot;" office:value-type="string" office:string-value="(n) no.1078 Top2000" calcext:value-type="string">
            <text:p>(n) no.1078 Top2000</text:p>
          </table:table-cell>
          <table:table-cell office:value-type="float" office:value="1078" calcext:value-type="float">
            <text:p>1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ort</text:p>
          </table:table-cell>
          <table:table-cell/>
          <table:table-cell table:formula="of:=&quot;(n) no.&quot; &amp; [.D1080] &amp; &quot; Top2000&quot;" office:value-type="string" office:string-value="(n) no.1079 Top2000" calcext:value-type="string">
            <text:p>(n) no.1079 Top2000</text:p>
          </table:table-cell>
          <table:table-cell office:value-type="float" office:value="1079" calcext:value-type="float">
            <text:p>10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ding</text:p>
          </table:table-cell>
          <table:table-cell/>
          <table:table-cell table:formula="of:=&quot;(n) no.&quot; &amp; [.D1081] &amp; &quot; Top2000&quot;" office:value-type="string" office:string-value="(n) no.1080 Top2000" calcext:value-type="string">
            <text:p>(n) no.1080 Top2000</text:p>
          </table:table-cell>
          <table:table-cell office:value-type="float" office:value="1080" calcext:value-type="float">
            <text:p>10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vernor</text:p>
          </table:table-cell>
          <table:table-cell/>
          <table:table-cell table:formula="of:=&quot;(n) no.&quot; &amp; [.D1082] &amp; &quot; Top2000&quot;" office:value-type="string" office:string-value="(n) no.1081 Top2000" calcext:value-type="string">
            <text:p>(n) no.1081 Top2000</text:p>
          </table:table-cell>
          <table:table-cell office:value-type="float" office:value="1081" calcext:value-type="float">
            <text:p>10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t</text:p>
          </table:table-cell>
          <table:table-cell/>
          <table:table-cell table:formula="of:=&quot;(n) no.&quot; &amp; [.D1083] &amp; &quot; Top2000&quot;" office:value-type="string" office:string-value="(n) no.1082 Top2000" calcext:value-type="string">
            <text:p>(n) no.1082 Top2000</text:p>
          </table:table-cell>
          <table:table-cell office:value-type="float" office:value="1082" calcext:value-type="float">
            <text:p>10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table:formula="of:=&quot;(n) no.&quot; &amp; [.D1084] &amp; &quot; Top2000&quot;" office:value-type="string" office:string-value="(n) no.1083 Top2000" calcext:value-type="string">
            <text:p>(n) no.1083 Top2000</text:p>
          </table:table-cell>
          <table:table-cell office:value-type="float" office:value="1083" calcext:value-type="float">
            <text:p>10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table:formula="of:=&quot;(n) no.&quot; &amp; [.D1085] &amp; &quot; Top2000&quot;" office:value-type="string" office:string-value="(n) no.1084 Top2000" calcext:value-type="string">
            <text:p>(n) no.1084 Top2000</text:p>
          </table:table-cell>
          <table:table-cell office:value-type="float" office:value="1084" calcext:value-type="float">
            <text:p>10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ession</text:p>
          </table:table-cell>
          <table:table-cell/>
          <table:table-cell table:formula="of:=&quot;(n) no.&quot; &amp; [.D1086] &amp; &quot; Top2000&quot;" office:value-type="string" office:string-value="(n) no.1085 Top2000" calcext:value-type="string">
            <text:p>(n) no.1085 Top2000</text:p>
          </table:table-cell>
          <table:table-cell office:value-type="float" office:value="1085" calcext:value-type="float">
            <text:p>10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est</text:p>
          </table:table-cell>
          <table:table-cell/>
          <table:table-cell table:formula="of:=&quot;(n) no.&quot; &amp; [.D1087] &amp; &quot; Top2000&quot;" office:value-type="string" office:string-value="(n) no.1086 Top2000" calcext:value-type="string">
            <text:p>(n) no.1086 Top2000</text:p>
          </table:table-cell>
          <table:table-cell office:value-type="float" office:value="1086" calcext:value-type="float">
            <text:p>10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mmendation</text:p>
          </table:table-cell>
          <table:table-cell/>
          <table:table-cell table:formula="of:=&quot;(n) no.&quot; &amp; [.D1088] &amp; &quot; Top2000&quot;" office:value-type="string" office:string-value="(n) no.1087 Top2000" calcext:value-type="string">
            <text:p>(n) no.1087 Top2000</text:p>
          </table:table-cell>
          <table:table-cell office:value-type="float" office:value="1087" calcext:value-type="float">
            <text:p>10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riction</text:p>
          </table:table-cell>
          <table:table-cell/>
          <table:table-cell table:formula="of:=&quot;(n) no.&quot; &amp; [.D1089] &amp; &quot; Top2000&quot;" office:value-type="string" office:string-value="(n) no.1088 Top2000" calcext:value-type="string">
            <text:p>(n) no.1088 Top2000</text:p>
          </table:table-cell>
          <table:table-cell office:value-type="float" office:value="1088" calcext:value-type="float">
            <text:p>10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table:formula="of:=&quot;(n) no.&quot; &amp; [.D1090] &amp; &quot; Top2000&quot;" office:value-type="string" office:string-value="(n) no.1089 Top2000" calcext:value-type="string">
            <text:p>(n) no.1089 Top2000</text:p>
          </table:table-cell>
          <table:table-cell office:value-type="float" office:value="1089" calcext:value-type="float">
            <text:p>1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irs</text:p>
          </table:table-cell>
          <table:table-cell/>
          <table:table-cell table:formula="of:=&quot;(n) no.&quot; &amp; [.D1091] &amp; &quot; Top2000&quot;" office:value-type="string" office:string-value="(n) no.1090 Top2000" calcext:value-type="string">
            <text:p>(n) no.1090 Top2000</text:p>
          </table:table-cell>
          <table:table-cell office:value-type="float" office:value="1090" calcext:value-type="float">
            <text:p>10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table:formula="of:=&quot;(n) no.&quot; &amp; [.D1092] &amp; &quot; Top2000&quot;" office:value-type="string" office:string-value="(n) no.1091 Top2000" calcext:value-type="string">
            <text:p>(n) no.1091 Top2000</text:p>
          </table:table-cell>
          <table:table-cell office:value-type="float" office:value="1091" calcext:value-type="float">
            <text:p>10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riculture</text:p>
          </table:table-cell>
          <table:table-cell/>
          <table:table-cell table:formula="of:=&quot;(n) no.&quot; &amp; [.D1093] &amp; &quot; Top2000&quot;" office:value-type="string" office:string-value="(n) no.1092 Top2000" calcext:value-type="string">
            <text:p>(n) no.1092 Top2000</text:p>
          </table:table-cell>
          <table:table-cell office:value-type="float" office:value="1092" calcext:value-type="float">
            <text:p>10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umn</text:p>
          </table:table-cell>
          <table:table-cell/>
          <table:table-cell table:formula="of:=&quot;(n) no.&quot; &amp; [.D1094] &amp; &quot; Top2000&quot;" office:value-type="string" office:string-value="(n) no.1093 Top2000" calcext:value-type="string">
            <text:p>(n) no.1093 Top2000</text:p>
          </table:table-cell>
          <table:table-cell office:value-type="float" office:value="1093" calcext:value-type="float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&quot;(n) no.&quot; &amp; [.D1095] &amp; &quot; Top2000&quot;" office:value-type="string" office:string-value="(n) no.1094 Top2000" calcext:value-type="string">
            <text:p>(n) no.1094 Top2000</text:p>
          </table:table-cell>
          <table:table-cell office:value-type="float" office:value="1094" calcext:value-type="float">
            <text:p>10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mb</text:p>
          </table:table-cell>
          <table:table-cell/>
          <table:table-cell table:formula="of:=&quot;(n) no.&quot; &amp; [.D1096] &amp; &quot; Top2000&quot;" office:value-type="string" office:string-value="(n) no.1095 Top2000" calcext:value-type="string">
            <text:p>(n) no.1095 Top2000</text:p>
          </table:table-cell>
          <table:table-cell office:value-type="float" office:value="1095" calcext:value-type="float">
            <text:p>10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</text:p>
          </table:table-cell>
          <table:table-cell/>
          <table:table-cell table:formula="of:=&quot;(n) no.&quot; &amp; [.D1097] &amp; &quot; Top2000&quot;" office:value-type="string" office:string-value="(n) no.1096 Top2000" calcext:value-type="string">
            <text:p>(n) no.1096 Top2000</text:p>
          </table:table-cell>
          <table:table-cell office:value-type="float" office:value="1096" calcext:value-type="float">
            <text:p>10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ture</text:p>
          </table:table-cell>
          <table:table-cell/>
          <table:table-cell table:formula="of:=&quot;(n) no.&quot; &amp; [.D1098] &amp; &quot; Top2000&quot;" office:value-type="string" office:string-value="(n) no.1097 Top2000" calcext:value-type="string">
            <text:p>(n) no.1097 Top2000</text:p>
          </table:table-cell>
          <table:table-cell office:value-type="float" office:value="1097" calcext:value-type="float">
            <text:p>10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tic</text:p>
          </table:table-cell>
          <table:table-cell/>
          <table:table-cell table:formula="of:=&quot;(n) no.&quot; &amp; [.D1099] &amp; &quot; Top2000&quot;" office:value-type="string" office:string-value="(n) no.1098 Top2000" calcext:value-type="string">
            <text:p>(n) no.1098 Top2000</text:p>
          </table:table-cell>
          <table:table-cell office:value-type="float" office:value="1098" calcext:value-type="float">
            <text:p>10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ire</text:p>
          </table:table-cell>
          <table:table-cell/>
          <table:table-cell table:formula="of:=&quot;(n) no.&quot; &amp; [.D1100] &amp; &quot; Top2000&quot;" office:value-type="string" office:string-value="(n) no.1099 Top2000" calcext:value-type="string">
            <text:p>(n) no.1099 Top2000</text:p>
          </table:table-cell>
          <table:table-cell office:value-type="float" office:value="1099" calcext:value-type="float">
            <text:p>10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cus</text:p>
          </table:table-cell>
          <table:table-cell/>
          <table:table-cell table:formula="of:=&quot;(n) no.&quot; &amp; [.D1101] &amp; &quot; Top2000&quot;" office:value-type="string" office:string-value="(n) no.1100 Top2000" calcext:value-type="string">
            <text:p>(n) no.1100 Top2000</text:p>
          </table:table-cell>
          <table:table-cell office:value-type="float" office:value="1100" calcext:value-type="float">
            <text:p>1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table:formula="of:=&quot;(n) no.&quot; &amp; [.D1102] &amp; &quot; Top2000&quot;" office:value-type="string" office:string-value="(n) no.1101 Top2000" calcext:value-type="string">
            <text:p>(n) no.1101 Top2000</text:p>
          </table:table-cell>
          <table:table-cell office:value-type="float" office:value="1101" calcext:value-type="float">
            <text:p>11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d</text:p>
          </table:table-cell>
          <table:table-cell/>
          <table:table-cell table:formula="of:=&quot;(n) no.&quot; &amp; [.D1103] &amp; &quot; Top2000&quot;" office:value-type="string" office:string-value="(n) no.1102 Top2000" calcext:value-type="string">
            <text:p>(n) no.1102 Top2000</text:p>
          </table:table-cell>
          <table:table-cell office:value-type="float" office:value="1102" calcext:value-type="float">
            <text:p>11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bit</text:p>
          </table:table-cell>
          <table:table-cell/>
          <table:table-cell table:formula="of:=&quot;(n) no.&quot; &amp; [.D1104] &amp; &quot; Top2000&quot;" office:value-type="string" office:string-value="(n) no.1103 Top2000" calcext:value-type="string">
            <text:p>(n) no.1103 Top2000</text:p>
          </table:table-cell>
          <table:table-cell office:value-type="float" office:value="1103" calcext:value-type="float">
            <text:p>1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table:formula="of:=&quot;(n) no.&quot; &amp; [.D1105] &amp; &quot; Top2000&quot;" office:value-type="string" office:string-value="(n) no.1104 Top2000" calcext:value-type="string">
            <text:p>(n) no.1104 Top2000</text:p>
          </table:table-cell>
          <table:table-cell office:value-type="float" office:value="1104" calcext:value-type="float">
            <text:p>11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pector</text:p>
          </table:table-cell>
          <table:table-cell/>
          <table:table-cell table:formula="of:=&quot;(n) no.&quot; &amp; [.D1106] &amp; &quot; Top2000&quot;" office:value-type="string" office:string-value="(n) no.1105 Top2000" calcext:value-type="string">
            <text:p>(n) no.1105 Top2000</text:p>
          </table:table-cell>
          <table:table-cell office:value-type="float" office:value="1105" calcext:value-type="float">
            <text:p>1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table:formula="of:=&quot;(n) no.&quot; &amp; [.D1107] &amp; &quot; Top2000&quot;" office:value-type="string" office:string-value="(n) no.1106 Top2000" calcext:value-type="string">
            <text:p>(n) no.1106 Top2000</text:p>
          </table:table-cell>
          <table:table-cell office:value-type="float" office:value="1106" calcext:value-type="float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yer</text:p>
          </table:table-cell>
          <table:table-cell/>
          <table:table-cell table:formula="of:=&quot;(n) no.&quot; &amp; [.D1108] &amp; &quot; Top2000&quot;" office:value-type="string" office:string-value="(n) no.1107 Top2000" calcext:value-type="string">
            <text:p>(n) no.1107 Top2000</text:p>
          </table:table-cell>
          <table:table-cell office:value-type="float" office:value="1107" calcext:value-type="float">
            <text:p>1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intiff</text:p>
          </table:table-cell>
          <table:table-cell/>
          <table:table-cell table:formula="of:=&quot;(n) no.&quot; &amp; [.D1109] &amp; &quot; Top2000&quot;" office:value-type="string" office:string-value="(n) no.1108 Top2000" calcext:value-type="string">
            <text:p>(n) no.1108 Top2000</text:p>
          </table:table-cell>
          <table:table-cell office:value-type="float" office:value="1108" calcext:value-type="float">
            <text:p>1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l</text:p>
          </table:table-cell>
          <table:table-cell/>
          <table:table-cell table:formula="of:=&quot;(n) no.&quot; &amp; [.D1110] &amp; &quot; Top2000&quot;" office:value-type="string" office:string-value="(n) no.1109 Top2000" calcext:value-type="string">
            <text:p>(n) no.1109 Top2000</text:p>
          </table:table-cell>
          <table:table-cell office:value-type="float" office:value="1109" calcext:value-type="float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</text:p>
          </table:table-cell>
          <table:table-cell/>
          <table:table-cell table:formula="of:=&quot;(n) no.&quot; &amp; [.D1111] &amp; &quot; Top2000&quot;" office:value-type="string" office:string-value="(n) no.1110 Top2000" calcext:value-type="string">
            <text:p>(n) no.1110 Top2000</text:p>
          </table:table-cell>
          <table:table-cell office:value-type="float" office:value="1110" calcext:value-type="float">
            <text:p>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ssion</text:p>
          </table:table-cell>
          <table:table-cell/>
          <table:table-cell table:formula="of:=&quot;(n) no.&quot; &amp; [.D1112] &amp; &quot; Top2000&quot;" office:value-type="string" office:string-value="(n) no.1111 Top2000" calcext:value-type="string">
            <text:p>(n) no.1111 Top2000</text:p>
          </table:table-cell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very</text:p>
          </table:table-cell>
          <table:table-cell/>
          <table:table-cell table:formula="of:=&quot;(n) no.&quot; &amp; [.D1113] &amp; &quot; Top2000&quot;" office:value-type="string" office:string-value="(n) no.1112 Top2000" calcext:value-type="string">
            <text:p>(n) no.1112 Top2000</text:p>
          </table:table-cell>
          <table:table-cell office:value-type="float" office:value="1112" calcext:value-type="float">
            <text:p>1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utation</text:p>
          </table:table-cell>
          <table:table-cell/>
          <table:table-cell table:formula="of:=&quot;(n) no.&quot; &amp; [.D1114] &amp; &quot; Top2000&quot;" office:value-type="string" office:string-value="(n) no.1113 Top2000" calcext:value-type="string">
            <text:p>(n) no.1113 Top2000</text:p>
          </table:table-cell>
          <table:table-cell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reholder</text:p>
          </table:table-cell>
          <table:table-cell/>
          <table:table-cell table:formula="of:=&quot;(n) no.&quot; &amp; [.D1115] &amp; &quot; Top2000&quot;" office:value-type="string" office:string-value="(n) no.1114 Top2000" calcext:value-type="string">
            <text:p>(n) no.1114 Top2000</text:p>
          </table:table-cell>
          <table:table-cell office:value-type="float" office:value="1114" calcext:value-type="float">
            <text:p>11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table:formula="of:=&quot;(n) no.&quot; &amp; [.D1116] &amp; &quot; Top2000&quot;" office:value-type="string" office:string-value="(n) no.1115 Top2000" calcext:value-type="string">
            <text:p>(n) no.1115 Top2000</text:p>
          </table:table-cell>
          <table:table-cell office:value-type="float" office:value="1115" calcext:value-type="float">
            <text:p>1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table:formula="of:=&quot;(n) no.&quot; &amp; [.D1117] &amp; &quot; Top2000&quot;" office:value-type="string" office:string-value="(n) no.1116 Top2000" calcext:value-type="string">
            <text:p>(n) no.1116 Top2000</text:p>
          </table:table-cell>
          <table:table-cell office:value-type="float" office:value="1116" calcext:value-type="float">
            <text:p>11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it</text:p>
          </table:table-cell>
          <table:table-cell/>
          <table:table-cell table:formula="of:=&quot;(n) no.&quot; &amp; [.D1118] &amp; &quot; Top2000&quot;" office:value-type="string" office:string-value="(n) no.1117 Top2000" calcext:value-type="string">
            <text:p>(n) no.1117 Top2000</text:p>
          </table:table-cell>
          <table:table-cell office:value-type="float" office:value="1117" calcext:value-type="float">
            <text:p>11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ng</text:p>
          </table:table-cell>
          <table:table-cell/>
          <table:table-cell table:formula="of:=&quot;(n) no.&quot; &amp; [.D1119] &amp; &quot; Top2000&quot;" office:value-type="string" office:string-value="(n) no.1118 Top2000" calcext:value-type="string">
            <text:p>(n) no.1118 Top2000</text:p>
          </table:table-cell>
          <table:table-cell office:value-type="float" office:value="1118" calcext:value-type="float">
            <text:p>11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table:formula="of:=&quot;(n) no.&quot; &amp; [.D1120] &amp; &quot; Top2000&quot;" office:value-type="string" office:string-value="(n) no.1119 Top2000" calcext:value-type="string">
            <text:p>(n) no.1119 Top2000</text:p>
          </table:table-cell>
          <table:table-cell office:value-type="float" office:value="1119" calcext:value-type="float">
            <text:p>11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table:formula="of:=&quot;(n) no.&quot; &amp; [.D1121] &amp; &quot; Top2000&quot;" office:value-type="string" office:string-value="(n) no.1120 Top2000" calcext:value-type="string">
            <text:p>(n) no.1120 Top2000</text:p>
          </table:table-cell>
          <table:table-cell office:value-type="float" office:value="1120" calcext:value-type="float">
            <text:p>1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d</text:p>
          </table:table-cell>
          <table:table-cell/>
          <table:table-cell table:formula="of:=&quot;(n) no.&quot; &amp; [.D1122] &amp; &quot; Top2000&quot;" office:value-type="string" office:string-value="(n) no.1121 Top2000" calcext:value-type="string">
            <text:p>(n) no.1121 Top2000</text:p>
          </table:table-cell>
          <table:table-cell office:value-type="float" office:value="1121" calcext:value-type="float">
            <text:p>11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ke</text:p>
          </table:table-cell>
          <table:table-cell/>
          <table:table-cell table:formula="of:=&quot;(n) no.&quot; &amp; [.D1123] &amp; &quot; Top2000&quot;" office:value-type="string" office:string-value="(n) no.1122 Top2000" calcext:value-type="string">
            <text:p>(n) no.1122 Top2000</text:p>
          </table:table-cell>
          <table:table-cell office:value-type="float" office:value="1122" calcext:value-type="float">
            <text:p>11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ma</text:p>
          </table:table-cell>
          <table:table-cell/>
          <table:table-cell table:formula="of:=&quot;(n) no.&quot; &amp; [.D1124] &amp; &quot; Top2000&quot;" office:value-type="string" office:string-value="(n) no.1123 Top2000" calcext:value-type="string">
            <text:p>(n) no.1123 Top2000</text:p>
          </table:table-cell>
          <table:table-cell office:value-type="float" office:value="1123" calcext:value-type="float">
            <text:p>11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iciency</text:p>
          </table:table-cell>
          <table:table-cell/>
          <table:table-cell table:formula="of:=&quot;(n) no.&quot; &amp; [.D1125] &amp; &quot; Top2000&quot;" office:value-type="string" office:string-value="(n) no.1124 Top2000" calcext:value-type="string">
            <text:p>(n) no.1124 Top2000</text:p>
          </table:table-cell>
          <table:table-cell office:value-type="float" office:value="1124" calcext:value-type="float">
            <text:p>11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table:formula="of:=&quot;(n) no.&quot; &amp; [.D1126] &amp; &quot; Top2000&quot;" office:value-type="string" office:string-value="(n) no.1125 Top2000" calcext:value-type="string">
            <text:p>(n) no.1125 Top2000</text:p>
          </table:table-cell>
          <table:table-cell office:value-type="float" office:value="1125" calcext:value-type="float">
            <text:p>11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ness</text:p>
          </table:table-cell>
          <table:table-cell/>
          <table:table-cell table:formula="of:=&quot;(n) no.&quot; &amp; [.D1127] &amp; &quot; Top2000&quot;" office:value-type="string" office:string-value="(n) no.1126 Top2000" calcext:value-type="string">
            <text:p>(n) no.1126 Top2000</text:p>
          </table:table-cell>
          <table:table-cell office:value-type="float" office:value="1126" calcext:value-type="float">
            <text:p>11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dgment</text:p>
          </table:table-cell>
          <table:table-cell/>
          <table:table-cell table:formula="of:=&quot;(n) no.&quot; &amp; [.D1128] &amp; &quot; Top2000&quot;" office:value-type="string" office:string-value="(n) no.1127 Top2000" calcext:value-type="string">
            <text:p>(n) no.1127 Top2000</text:p>
          </table:table-cell>
          <table:table-cell office:value-type="float" office:value="1127" calcext:value-type="float">
            <text:p>11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oratory</text:p>
          </table:table-cell>
          <table:table-cell/>
          <table:table-cell table:formula="of:=&quot;(n) no.&quot; &amp; [.D1129] &amp; &quot; Top2000&quot;" office:value-type="string" office:string-value="(n) no.1128 Top2000" calcext:value-type="string">
            <text:p>(n) no.1128 Top2000</text:p>
          </table:table-cell>
          <table:table-cell office:value-type="float" office:value="1128" calcext:value-type="float">
            <text:p>11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t</text:p>
          </table:table-cell>
          <table:table-cell/>
          <table:table-cell table:formula="of:=&quot;(n) no.&quot; &amp; [.D1130] &amp; &quot; Top2000&quot;" office:value-type="string" office:string-value="(n) no.1129 Top2000" calcext:value-type="string">
            <text:p>(n) no.1129 Top2000</text:p>
          </table:table-cell>
          <table:table-cell office:value-type="float" office:value="1129" calcext:value-type="float">
            <text:p>1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cle</text:p>
          </table:table-cell>
          <table:table-cell/>
          <table:table-cell table:formula="of:=&quot;(n) no.&quot; &amp; [.D1131] &amp; &quot; Top2000&quot;" office:value-type="string" office:string-value="(n) no.1130 Top2000" calcext:value-type="string">
            <text:p>(n) no.1130 Top2000</text:p>
          </table:table-cell>
          <table:table-cell office:value-type="float" office:value="1130" calcext:value-type="float">
            <text:p>11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k</text:p>
          </table:table-cell>
          <table:table-cell/>
          <table:table-cell table:formula="of:=&quot;(n) no.&quot; &amp; [.D1132] &amp; &quot; Top2000&quot;" office:value-type="string" office:string-value="(n) no.1131 Top2000" calcext:value-type="string">
            <text:p>(n) no.1131 Top2000</text:p>
          </table:table-cell>
          <table:table-cell office:value-type="float" office:value="1131" calcext:value-type="float">
            <text:p>11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alty</text:p>
          </table:table-cell>
          <table:table-cell/>
          <table:table-cell table:formula="of:=&quot;(n) no.&quot; &amp; [.D1133] &amp; &quot; Top2000&quot;" office:value-type="string" office:string-value="(n) no.1132 Top2000" calcext:value-type="string">
            <text:p>(n) no.1132 Top2000</text:p>
          </table:table-cell>
          <table:table-cell office:value-type="float" office:value="1132" calcext:value-type="float">
            <text:p>11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pective</text:p>
          </table:table-cell>
          <table:table-cell/>
          <table:table-cell table:formula="of:=&quot;(n) no.&quot; &amp; [.D1134] &amp; &quot; Top2000&quot;" office:value-type="string" office:string-value="(n) no.1133 Top2000" calcext:value-type="string">
            <text:p>(n) no.1133 Top2000</text:p>
          </table:table-cell>
          <table:table-cell office:value-type="float" office:value="1133" calcext:value-type="float">
            <text:p>11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table:formula="of:=&quot;(n) no.&quot; &amp; [.D1135] &amp; &quot; Top2000&quot;" office:value-type="string" office:string-value="(n) no.1134 Top2000" calcext:value-type="string">
            <text:p>(n) no.1134 Top2000</text:p>
          </table:table-cell>
          <table:table-cell office:value-type="float" office:value="1134" calcext:value-type="float">
            <text:p>1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stance</text:p>
          </table:table-cell>
          <table:table-cell/>
          <table:table-cell table:formula="of:=&quot;(n) no.&quot; &amp; [.D1136] &amp; &quot; Top2000&quot;" office:value-type="string" office:string-value="(n) no.1135 Top2000" calcext:value-type="string">
            <text:p>(n) no.1135 Top2000</text:p>
          </table:table-cell>
          <table:table-cell office:value-type="float" office:value="1135" calcext:value-type="float">
            <text:p>11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f</text:p>
          </table:table-cell>
          <table:table-cell/>
          <table:table-cell table:formula="of:=&quot;(n) no.&quot; &amp; [.D1137] &amp; &quot; Top2000&quot;" office:value-type="string" office:string-value="(n) no.1136 Top2000" calcext:value-type="string">
            <text:p>(n) no.1136 Top2000</text:p>
          </table:table-cell>
          <table:table-cell office:value-type="float" office:value="1136" calcext:value-type="float">
            <text:p>11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l</text:p>
          </table:table-cell>
          <table:table-cell/>
          <table:table-cell table:formula="of:=&quot;(n) no.&quot; &amp; [.D1138] &amp; &quot; Top2000&quot;" office:value-type="string" office:string-value="(n) no.1137 Top2000" calcext:value-type="string">
            <text:p>(n) no.1137 Top2000</text:p>
          </table:table-cell>
          <table:table-cell office:value-type="float" office:value="1137" calcext:value-type="float">
            <text:p>1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</text:p>
          </table:table-cell>
          <table:table-cell/>
          <table:table-cell table:formula="of:=&quot;(n) no.&quot; &amp; [.D1139] &amp; &quot; Top2000&quot;" office:value-type="string" office:string-value="(n) no.1138 Top2000" calcext:value-type="string">
            <text:p>(n) no.1138 Top2000</text:p>
          </table:table-cell>
          <table:table-cell office:value-type="float" office:value="1138" calcext:value-type="float">
            <text:p>11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table:formula="of:=&quot;(n) no.&quot; &amp; [.D1140] &amp; &quot; Top2000&quot;" office:value-type="string" office:string-value="(n) no.1139 Top2000" calcext:value-type="string">
            <text:p>(n) no.1139 Top2000</text:p>
          </table:table-cell>
          <table:table-cell office:value-type="float" office:value="1139" calcext:value-type="float">
            <text:p>11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le</text:p>
          </table:table-cell>
          <table:table-cell/>
          <table:table-cell table:formula="of:=&quot;(n) no.&quot; &amp; [.D1141] &amp; &quot; Top2000&quot;" office:value-type="string" office:string-value="(n) no.1140 Top2000" calcext:value-type="string">
            <text:p>(n) no.1140 Top2000</text:p>
          </table:table-cell>
          <table:table-cell office:value-type="float" office:value="1140" calcext:value-type="float">
            <text:p>11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use</text:p>
          </table:table-cell>
          <table:table-cell/>
          <table:table-cell table:formula="of:=&quot;(n) no.&quot; &amp; [.D1142] &amp; &quot; Top2000&quot;" office:value-type="string" office:string-value="(n) no.1141 Top2000" calcext:value-type="string">
            <text:p>(n) no.1141 Top2000</text:p>
          </table:table-cell>
          <table:table-cell office:value-type="float" office:value="1141" calcext:value-type="float">
            <text:p>11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iance</text:p>
          </table:table-cell>
          <table:table-cell/>
          <table:table-cell table:formula="of:=&quot;(n) no.&quot; &amp; [.D1143] &amp; &quot; Top2000&quot;" office:value-type="string" office:string-value="(n) no.1142 Top2000" calcext:value-type="string">
            <text:p>(n) no.1142 Top2000</text:p>
          </table:table-cell>
          <table:table-cell office:value-type="float" office:value="1142" calcext:value-type="float">
            <text:p>11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table:formula="of:=&quot;(n) no.&quot; &amp; [.D1144] &amp; &quot; Top2000&quot;" office:value-type="string" office:string-value="(n) no.1143 Top2000" calcext:value-type="string">
            <text:p>(n) no.1143 Top2000</text:p>
          </table:table-cell>
          <table:table-cell office:value-type="float" office:value="1143" calcext:value-type="float">
            <text:p>11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y</text:p>
          </table:table-cell>
          <table:table-cell/>
          <table:table-cell table:formula="of:=&quot;(n) no.&quot; &amp; [.D1145] &amp; &quot; Top2000&quot;" office:value-type="string" office:string-value="(n) no.1144 Top2000" calcext:value-type="string">
            <text:p>(n) no.1144 Top2000</text:p>
          </table:table-cell>
          <table:table-cell office:value-type="float" office:value="1144" calcext:value-type="float">
            <text:p>11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d</text:p>
          </table:table-cell>
          <table:table-cell/>
          <table:table-cell table:formula="of:=&quot;(n) no.&quot; &amp; [.D1146] &amp; &quot; Top2000&quot;" office:value-type="string" office:string-value="(n) no.1145 Top2000" calcext:value-type="string">
            <text:p>(n) no.1145 Top2000</text:p>
          </table:table-cell>
          <table:table-cell office:value-type="float" office:value="1145" calcext:value-type="float">
            <text:p>11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tificate</text:p>
          </table:table-cell>
          <table:table-cell/>
          <table:table-cell table:formula="of:=&quot;(n) no.&quot; &amp; [.D1147] &amp; &quot; Top2000&quot;" office:value-type="string" office:string-value="(n) no.1146 Top2000" calcext:value-type="string">
            <text:p>(n) no.1146 Top2000</text:p>
          </table:table-cell>
          <table:table-cell office:value-type="float" office:value="1146" calcext:value-type="float">
            <text:p>1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ncellor</text:p>
          </table:table-cell>
          <table:table-cell/>
          <table:table-cell table:formula="of:=&quot;(n) no.&quot; &amp; [.D1148] &amp; &quot; Top2000&quot;" office:value-type="string" office:string-value="(n) no.1147 Top2000" calcext:value-type="string">
            <text:p>(n) no.1147 Top2000</text:p>
          </table:table-cell>
          <table:table-cell office:value-type="float" office:value="1147" calcext:value-type="float">
            <text:p>11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ud</text:p>
          </table:table-cell>
          <table:table-cell/>
          <table:table-cell table:formula="of:=&quot;(n) no.&quot; &amp; [.D1149] &amp; &quot; Top2000&quot;" office:value-type="string" office:string-value="(n) no.1148 Top2000" calcext:value-type="string">
            <text:p>(n) no.1148 Top2000</text:p>
          </table:table-cell>
          <table:table-cell office:value-type="float" office:value="1148" calcext:value-type="float">
            <text:p>11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ch</text:p>
          </table:table-cell>
          <table:table-cell/>
          <table:table-cell table:formula="of:=&quot;(n) no.&quot; &amp; [.D1150] &amp; &quot; Top2000&quot;" office:value-type="string" office:string-value="(n) no.1149 Top2000" calcext:value-type="string">
            <text:p>(n) no.1149 Top2000</text:p>
          </table:table-cell>
          <table:table-cell office:value-type="float" office:value="1149" calcext:value-type="float">
            <text:p>11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stom</text:p>
          </table:table-cell>
          <table:table-cell/>
          <table:table-cell table:formula="of:=&quot;(n) no.&quot; &amp; [.D1151] &amp; &quot; Top2000&quot;" office:value-type="string" office:string-value="(n) no.1150 Top2000" calcext:value-type="string">
            <text:p>(n) no.1150 Top2000</text:p>
          </table:table-cell>
          <table:table-cell office:value-type="float" office:value="1150" calcext:value-type="float">
            <text:p>11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llar</text:p>
          </table:table-cell>
          <table:table-cell/>
          <table:table-cell table:formula="of:=&quot;(n) no.&quot; &amp; [.D1152] &amp; &quot; Top2000&quot;" office:value-type="string" office:string-value="(n) no.1151 Top2000" calcext:value-type="string">
            <text:p>(n) no.1151 Top2000</text:p>
          </table:table-cell>
          <table:table-cell office:value-type="float" office:value="1151" calcext:value-type="float">
            <text:p>11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ansion</text:p>
          </table:table-cell>
          <table:table-cell/>
          <table:table-cell table:formula="of:=&quot;(n) no.&quot; &amp; [.D1153] &amp; &quot; Top2000&quot;" office:value-type="string" office:string-value="(n) no.1152 Top2000" calcext:value-type="string">
            <text:p>(n) no.1152 Top2000</text:p>
          </table:table-cell>
          <table:table-cell office:value-type="float" office:value="1152" calcext:value-type="float">
            <text:p>11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fespan</text:p>
          </table:table-cell>
          <table:table-cell/>
          <table:table-cell table:formula="of:=&quot;(n) no.&quot; &amp; [.D1154] &amp; &quot; Top2000&quot;" office:value-type="string" office:string-value="(n) no.1153 Top2000" calcext:value-type="string">
            <text:p>(n) no.1153 Top2000</text:p>
          </table:table-cell>
          <table:table-cell office:value-type="float" office:value="1153" calcext:value-type="float">
            <text:p>11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d</text:p>
          </table:table-cell>
          <table:table-cell/>
          <table:table-cell table:formula="of:=&quot;(n) no.&quot; &amp; [.D1155] &amp; &quot; Top2000&quot;" office:value-type="string" office:string-value="(n) no.1154 Top2000" calcext:value-type="string">
            <text:p>(n) no.1154 Top2000</text:p>
          </table:table-cell>
          <table:table-cell office:value-type="float" office:value="1154" calcext:value-type="float">
            <text:p>1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</text:p>
          </table:table-cell>
          <table:table-cell/>
          <table:table-cell table:formula="of:=&quot;(n) no.&quot; &amp; [.D1156] &amp; &quot; Top2000&quot;" office:value-type="string" office:string-value="(n) no.1155 Top2000" calcext:value-type="string">
            <text:p>(n) no.1155 Top2000</text:p>
          </table:table-cell>
          <table:table-cell office:value-type="float" office:value="1155" calcext:value-type="float">
            <text:p>11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ality</text:p>
          </table:table-cell>
          <table:table-cell/>
          <table:table-cell table:formula="of:=&quot;(n) no.&quot; &amp; [.D1157] &amp; &quot; Top2000&quot;" office:value-type="string" office:string-value="(n) no.1156 Top2000" calcext:value-type="string">
            <text:p>(n) no.1156 Top2000</text:p>
          </table:table-cell>
          <table:table-cell office:value-type="float" office:value="1156" calcext:value-type="float">
            <text:p>11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ilosophy</text:p>
          </table:table-cell>
          <table:table-cell/>
          <table:table-cell table:formula="of:=&quot;(n) no.&quot; &amp; [.D1158] &amp; &quot; Top2000&quot;" office:value-type="string" office:string-value="(n) no.1157 Top2000" calcext:value-type="string">
            <text:p>(n) no.1157 Top2000</text:p>
          </table:table-cell>
          <table:table-cell office:value-type="float" office:value="1157" calcext:value-type="float">
            <text:p>11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ssession</text:p>
          </table:table-cell>
          <table:table-cell/>
          <table:table-cell table:formula="of:=&quot;(n) no.&quot; &amp; [.D1159] &amp; &quot; Top2000&quot;" office:value-type="string" office:string-value="(n) no.1158 Top2000" calcext:value-type="string">
            <text:p>(n) no.1158 Top2000</text:p>
          </table:table-cell>
          <table:table-cell office:value-type="float" office:value="1158" calcext:value-type="float">
            <text:p>11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er</text:p>
          </table:table-cell>
          <table:table-cell/>
          <table:table-cell table:formula="of:=&quot;(n) no.&quot; &amp; [.D1160] &amp; &quot; Top2000&quot;" office:value-type="string" office:string-value="(n) no.1159 Top2000" calcext:value-type="string">
            <text:p>(n) no.1159 Top2000</text:p>
          </table:table-cell>
          <table:table-cell office:value-type="float" office:value="1159" calcext:value-type="float">
            <text:p>11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otion</text:p>
          </table:table-cell>
          <table:table-cell/>
          <table:table-cell table:formula="of:=&quot;(n) no.&quot; &amp; [.D1161] &amp; &quot; Top2000&quot;" office:value-type="string" office:string-value="(n) no.1160 Top2000" calcext:value-type="string">
            <text:p>(n) no.1160 Top2000</text:p>
          </table:table-cell>
          <table:table-cell office:value-type="float" office:value="1160" calcext:value-type="float">
            <text:p>11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</text:p>
          </table:table-cell>
          <table:table-cell/>
          <table:table-cell table:formula="of:=&quot;(n) no.&quot; &amp; [.D1162] &amp; &quot; Top2000&quot;" office:value-type="string" office:string-value="(n) no.1161 Top2000" calcext:value-type="string">
            <text:p>(n) no.1161 Top2000</text:p>
          </table:table-cell>
          <table:table-cell office:value-type="float" office:value="1161" calcext:value-type="float">
            <text:p>11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nding</text:p>
          </table:table-cell>
          <table:table-cell/>
          <table:table-cell table:formula="of:=&quot;(n) no.&quot; &amp; [.D1163] &amp; &quot; Top2000&quot;" office:value-type="string" office:string-value="(n) no.1162 Top2000" calcext:value-type="string">
            <text:p>(n) no.1162 Top2000</text:p>
          </table:table-cell>
          <table:table-cell office:value-type="float" office:value="1162" calcext:value-type="float">
            <text:p>11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ptom</text:p>
          </table:table-cell>
          <table:table-cell/>
          <table:table-cell table:formula="of:=&quot;(n) no.&quot; &amp; [.D1164] &amp; &quot; Top2000&quot;" office:value-type="string" office:string-value="(n) no.1163 Top2000" calcext:value-type="string">
            <text:p>(n) no.1163 Top2000</text:p>
          </table:table-cell>
          <table:table-cell office:value-type="float" office:value="1163" calcext:value-type="float">
            <text:p>11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riable</text:p>
          </table:table-cell>
          <table:table-cell/>
          <table:table-cell table:formula="of:=&quot;(n) no.&quot; &amp; [.D1165] &amp; &quot; Top2000&quot;" office:value-type="string" office:string-value="(n) no.1164 Top2000" calcext:value-type="string">
            <text:p>(n) no.1164 Top2000</text:p>
          </table:table-cell>
          <table:table-cell office:value-type="float" office:value="1164" calcext:value-type="float">
            <text:p>11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e</text:p>
          </table:table-cell>
          <table:table-cell/>
          <table:table-cell table:formula="of:=&quot;(n) no.&quot; &amp; [.D1166] &amp; &quot; Top2000&quot;" office:value-type="string" office:string-value="(n) no.1165 Top2000" calcext:value-type="string">
            <text:p>(n) no.1165 Top2000</text:p>
          </table:table-cell>
          <table:table-cell office:value-type="float" office:value="1165" calcext:value-type="float">
            <text:p>11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or</text:p>
          </table:table-cell>
          <table:table-cell/>
          <table:table-cell table:formula="of:=&quot;(n) no.&quot; &amp; [.D1167] &amp; &quot; Top2000&quot;" office:value-type="string" office:string-value="(n) no.1166 Top2000" calcext:value-type="string">
            <text:p>(n) no.1166 Top2000</text:p>
          </table:table-cell>
          <table:table-cell office:value-type="float" office:value="1166" calcext:value-type="float">
            <text:p>11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wareness</text:p>
          </table:table-cell>
          <table:table-cell/>
          <table:table-cell table:formula="of:=&quot;(n) no.&quot; &amp; [.D1168] &amp; &quot; Top2000&quot;" office:value-type="string" office:string-value="(n) no.1167 Top2000" calcext:value-type="string">
            <text:p>(n) no.1167 Top2000</text:p>
          </table:table-cell>
          <table:table-cell office:value-type="float" office:value="1167" calcext:value-type="float">
            <text:p>11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d</text:p>
          </table:table-cell>
          <table:table-cell/>
          <table:table-cell table:formula="of:=&quot;(n) no.&quot; &amp; [.D1169] &amp; &quot; Top2000&quot;" office:value-type="string" office:string-value="(n) no.1168 Top2000" calcext:value-type="string">
            <text:p>(n) no.1168 Top2000</text:p>
          </table:table-cell>
          <table:table-cell office:value-type="float" office:value="1168" calcext:value-type="float">
            <text:p>11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mber</text:p>
          </table:table-cell>
          <table:table-cell/>
          <table:table-cell table:formula="of:=&quot;(n) no.&quot; &amp; [.D1170] &amp; &quot; Top2000&quot;" office:value-type="string" office:string-value="(n) no.1169 Top2000" calcext:value-type="string">
            <text:p>(n) no.1169 Top2000</text:p>
          </table:table-cell>
          <table:table-cell office:value-type="float" office:value="1169" calcext:value-type="float">
            <text:p>1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p</text:p>
          </table:table-cell>
          <table:table-cell/>
          <table:table-cell table:formula="of:=&quot;(n) no.&quot; &amp; [.D1171] &amp; &quot; Top2000&quot;" office:value-type="string" office:string-value="(n) no.1170 Top2000" calcext:value-type="string">
            <text:p>(n) no.1170 Top2000</text:p>
          </table:table-cell>
          <table:table-cell office:value-type="float" office:value="1170" calcext:value-type="float">
            <text:p>11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garette</text:p>
          </table:table-cell>
          <table:table-cell/>
          <table:table-cell table:formula="of:=&quot;(n) no.&quot; &amp; [.D1172] &amp; &quot; Top2000&quot;" office:value-type="string" office:string-value="(n) no.1171 Top2000" calcext:value-type="string">
            <text:p>(n) no.1171 Top2000</text:p>
          </table:table-cell>
          <table:table-cell office:value-type="float" office:value="1171" calcext:value-type="float">
            <text:p>11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E</text:p>
          </table:table-cell>
          <table:table-cell/>
          <table:table-cell table:formula="of:=&quot;(n) no.&quot; &amp; [.D1173] &amp; &quot; Top2000&quot;" office:value-type="string" office:string-value="(n) no.1172 Top2000" calcext:value-type="string">
            <text:p>(n) no.1172 Top2000</text:p>
          </table:table-cell>
          <table:table-cell office:value-type="float" office:value="1172" calcext:value-type="float">
            <text:p>11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osit</text:p>
          </table:table-cell>
          <table:table-cell/>
          <table:table-cell table:formula="of:=&quot;(n) no.&quot; &amp; [.D1174] &amp; &quot; Top2000&quot;" office:value-type="string" office:string-value="(n) no.1173 Top2000" calcext:value-type="string">
            <text:p>(n) no.1173 Top2000</text:p>
          </table:table-cell>
          <table:table-cell office:value-type="float" office:value="1173" calcext:value-type="float">
            <text:p>11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zen</text:p>
          </table:table-cell>
          <table:table-cell/>
          <table:table-cell table:formula="of:=&quot;(n) no.&quot; &amp; [.D1175] &amp; &quot; Top2000&quot;" office:value-type="string" office:string-value="(n) no.1174 Top2000" calcext:value-type="string">
            <text:p>(n) no.1174 Top2000</text:p>
          </table:table-cell>
          <table:table-cell office:value-type="float" office:value="1174" calcext:value-type="float">
            <text:p>1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timate</text:p>
          </table:table-cell>
          <table:table-cell/>
          <table:table-cell table:formula="of:=&quot;(n) no.&quot; &amp; [.D1176] &amp; &quot; Top2000&quot;" office:value-type="string" office:string-value="(n) no.1175 Top2000" calcext:value-type="string">
            <text:p>(n) no.1175 Top2000</text:p>
          </table:table-cell>
          <table:table-cell office:value-type="float" office:value="1175" calcext:value-type="float">
            <text:p>1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stival</text:p>
          </table:table-cell>
          <table:table-cell/>
          <table:table-cell table:formula="of:=&quot;(n) no.&quot; &amp; [.D1177] &amp; &quot; Top2000&quot;" office:value-type="string" office:string-value="(n) no.1176 Top2000" calcext:value-type="string">
            <text:p>(n) no.1176 Top2000</text:p>
          </table:table-cell>
          <table:table-cell office:value-type="float" office:value="1176" calcext:value-type="float">
            <text:p>1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table:formula="of:=&quot;(n) no.&quot; &amp; [.D1178] &amp; &quot; Top2000&quot;" office:value-type="string" office:string-value="(n) no.1177 Top2000" calcext:value-type="string">
            <text:p>(n) no.1177 Top2000</text:p>
          </table:table-cell>
          <table:table-cell office:value-type="float" office:value="1177" calcext:value-type="float">
            <text:p>11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quency</text:p>
          </table:table-cell>
          <table:table-cell/>
          <table:table-cell table:formula="of:=&quot;(n) no.&quot; &amp; [.D1179] &amp; &quot; Top2000&quot;" office:value-type="string" office:string-value="(n) no.1178 Top2000" calcext:value-type="string">
            <text:p>(n) no.1178 Top2000</text:p>
          </table:table-cell>
          <table:table-cell office:value-type="float" office:value="1178" calcext:value-type="float">
            <text:p>11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table:formula="of:=&quot;(n) no.&quot; &amp; [.D1180] &amp; &quot; Top2000&quot;" office:value-type="string" office:string-value="(n) no.1179 Top2000" calcext:value-type="string">
            <text:p>(n) no.1179 Top2000</text:p>
          </table:table-cell>
          <table:table-cell office:value-type="float" office:value="1179" calcext:value-type="float">
            <text:p>1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y</text:p>
          </table:table-cell>
          <table:table-cell/>
          <table:table-cell table:formula="of:=&quot;(n) no.&quot; &amp; [.D1181] &amp; &quot; Top2000&quot;" office:value-type="string" office:string-value="(n) no.1180 Top2000" calcext:value-type="string">
            <text:p>(n) no.1180 Top2000</text:p>
          </table:table-cell>
          <table:table-cell office:value-type="float" office:value="1180" calcext:value-type="float">
            <text:p>11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nour</text:p>
          </table:table-cell>
          <table:table-cell/>
          <table:table-cell table:formula="of:=&quot;(n) no.&quot; &amp; [.D1182] &amp; &quot; Top2000&quot;" office:value-type="string" office:string-value="(n) no.1181 Top2000" calcext:value-type="string">
            <text:p>(n) no.1181 Top2000</text:p>
          </table:table-cell>
          <table:table-cell office:value-type="float" office:value="1181" calcext:value-type="float">
            <text:p>11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ention</text:p>
          </table:table-cell>
          <table:table-cell/>
          <table:table-cell table:formula="of:=&quot;(n) no.&quot; &amp; [.D1183] &amp; &quot; Top2000&quot;" office:value-type="string" office:string-value="(n) no.1182 Top2000" calcext:value-type="string">
            <text:p>(n) no.1182 Top2000</text:p>
          </table:table-cell>
          <table:table-cell office:value-type="float" office:value="1182" calcext:value-type="float">
            <text:p>11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acket</text:p>
          </table:table-cell>
          <table:table-cell/>
          <table:table-cell table:formula="of:=&quot;(n) no.&quot; &amp; [.D1184] &amp; &quot; Top2000&quot;" office:value-type="string" office:string-value="(n) no.1183 Top2000" calcext:value-type="string">
            <text:p>(n) no.1183 Top2000</text:p>
          </table:table-cell>
          <table:table-cell office:value-type="float" office:value="1183" calcext:value-type="float">
            <text:p>11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enomenon</text:p>
          </table:table-cell>
          <table:table-cell/>
          <table:table-cell table:formula="of:=&quot;(n) no.&quot; &amp; [.D1185] &amp; &quot; Top2000&quot;" office:value-type="string" office:string-value="(n) no.1184 Top2000" calcext:value-type="string">
            <text:p>(n) no.1184 Top2000</text:p>
          </table:table-cell>
          <table:table-cell office:value-type="float" office:value="1184" calcext:value-type="float">
            <text:p>11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lification</text:p>
          </table:table-cell>
          <table:table-cell/>
          <table:table-cell table:formula="of:=&quot;(n) no.&quot; &amp; [.D1186] &amp; &quot; Top2000&quot;" office:value-type="string" office:string-value="(n) no.1185 Top2000" calcext:value-type="string">
            <text:p>(n) no.1185 Top2000</text:p>
          </table:table-cell>
          <table:table-cell office:value-type="float" office:value="1185" calcext:value-type="float">
            <text:p>11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lative</text:p>
          </table:table-cell>
          <table:table-cell/>
          <table:table-cell table:formula="of:=&quot;(n) no.&quot; &amp; [.D1187] &amp; &quot; Top2000&quot;" office:value-type="string" office:string-value="(n) no.1186 Top2000" calcext:value-type="string">
            <text:p>(n) no.1186 Top2000</text:p>
          </table:table-cell>
          <table:table-cell office:value-type="float" office:value="1186" calcext:value-type="float">
            <text:p>11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table:formula="of:=&quot;(n) no.&quot; &amp; [.D1188] &amp; &quot; Top2000&quot;" office:value-type="string" office:string-value="(n) no.1187 Top2000" calcext:value-type="string">
            <text:p>(n) no.1187 Top2000</text:p>
          </table:table-cell>
          <table:table-cell office:value-type="float" office:value="1187" calcext:value-type="float">
            <text:p>11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y</text:p>
          </table:table-cell>
          <table:table-cell/>
          <table:table-cell table:formula="of:=&quot;(n) no.&quot; &amp; [.D1189] &amp; &quot; Top2000&quot;" office:value-type="string" office:string-value="(n) no.1188 Top2000" calcext:value-type="string">
            <text:p>(n) no.1188 Top2000</text:p>
          </table:table-cell>
          <table:table-cell office:value-type="float" office:value="1188" calcext:value-type="float">
            <text:p>11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archer</text:p>
          </table:table-cell>
          <table:table-cell/>
          <table:table-cell table:formula="of:=&quot;(n) no.&quot; &amp; [.D1190] &amp; &quot; Top2000&quot;" office:value-type="string" office:string-value="(n) no.1189 Top2000" calcext:value-type="string">
            <text:p>(n) no.1189 Top2000</text:p>
          </table:table-cell>
          <table:table-cell office:value-type="float" office:value="1189" calcext:value-type="float">
            <text:p>11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table:formula="of:=&quot;(n) no.&quot; &amp; [.D1191] &amp; &quot; Top2000&quot;" office:value-type="string" office:string-value="(n) no.1190 Top2000" calcext:value-type="string">
            <text:p>(n) no.1190 Top2000</text:p>
          </table:table-cell>
          <table:table-cell office:value-type="float" office:value="1190" calcext:value-type="float">
            <text:p>11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rt</text:p>
          </table:table-cell>
          <table:table-cell/>
          <table:table-cell table:formula="of:=&quot;(n) no.&quot; &amp; [.D1192] &amp; &quot; Top2000&quot;" office:value-type="string" office:string-value="(n) no.1191 Top2000" calcext:value-type="string">
            <text:p>(n) no.1191 Top2000</text:p>
          </table:table-cell>
          <table:table-cell office:value-type="float" office:value="1191" calcext:value-type="float">
            <text:p>11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dency</text:p>
          </table:table-cell>
          <table:table-cell/>
          <table:table-cell table:formula="of:=&quot;(n) no.&quot; &amp; [.D1193] &amp; &quot; Top2000&quot;" office:value-type="string" office:string-value="(n) no.1192 Top2000" calcext:value-type="string">
            <text:p>(n) no.1192 Top2000</text:p>
          </table:table-cell>
          <table:table-cell office:value-type="float" office:value="1192" calcext:value-type="float">
            <text:p>1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ding</text:p>
          </table:table-cell>
          <table:table-cell/>
          <table:table-cell table:formula="of:=&quot;(n) no.&quot; &amp; [.D1194] &amp; &quot; Top2000&quot;" office:value-type="string" office:string-value="(n) no.1193 Top2000" calcext:value-type="string">
            <text:p>(n) no.1193 Top2000</text:p>
          </table:table-cell>
          <table:table-cell office:value-type="float" office:value="1193" calcext:value-type="float">
            <text:p>11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rican</text:p>
          </table:table-cell>
          <table:table-cell/>
          <table:table-cell table:formula="of:=&quot;(n) no.&quot; &amp; [.D1195] &amp; &quot; Top2000&quot;" office:value-type="string" office:string-value="(n) no.1194 Top2000" calcext:value-type="string">
            <text:p>(n) no.1194 Top2000</text:p>
          </table:table-cell>
          <table:table-cell office:value-type="float" office:value="1194" calcext:value-type="float">
            <text:p>11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e</text:p>
          </table:table-cell>
          <table:table-cell/>
          <table:table-cell table:formula="of:=&quot;(n) no.&quot; &amp; [.D1196] &amp; &quot; Top2000&quot;" office:value-type="string" office:string-value="(n) no.1195 Top2000" calcext:value-type="string">
            <text:p>(n) no.1195 Top2000</text:p>
          </table:table-cell>
          <table:table-cell office:value-type="float" office:value="1195" calcext:value-type="float">
            <text:p>1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ch</text:p>
          </table:table-cell>
          <table:table-cell/>
          <table:table-cell table:formula="of:=&quot;(n) no.&quot; &amp; [.D1197] &amp; &quot; Top2000&quot;" office:value-type="string" office:string-value="(n) no.1196 Top2000" calcext:value-type="string">
            <text:p>(n) no.1196 Top2000</text:p>
          </table:table-cell>
          <table:table-cell office:value-type="float" office:value="1196" calcext:value-type="float">
            <text:p>11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ek</text:p>
          </table:table-cell>
          <table:table-cell/>
          <table:table-cell table:formula="of:=&quot;(n) no.&quot; &amp; [.D1198] &amp; &quot; Top2000&quot;" office:value-type="string" office:string-value="(n) no.1197 Top2000" calcext:value-type="string">
            <text:p>(n) no.1197 Top2000</text:p>
          </table:table-cell>
          <table:table-cell office:value-type="float" office:value="1197" calcext:value-type="float">
            <text:p>11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ce</text:p>
          </table:table-cell>
          <table:table-cell/>
          <table:table-cell table:formula="of:=&quot;(n) no.&quot; &amp; [.D1199] &amp; &quot; Top2000&quot;" office:value-type="string" office:string-value="(n) no.1198 Top2000" calcext:value-type="string">
            <text:p>(n) no.1198 Top2000</text:p>
          </table:table-cell>
          <table:table-cell office:value-type="float" office:value="1198" calcext:value-type="float">
            <text:p>11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aler</text:p>
          </table:table-cell>
          <table:table-cell/>
          <table:table-cell table:formula="of:=&quot;(n) no.&quot; &amp; [.D1200] &amp; &quot; Top2000&quot;" office:value-type="string" office:string-value="(n) no.1199 Top2000" calcext:value-type="string">
            <text:p>(n) no.1199 Top2000</text:p>
          </table:table-cell>
          <table:table-cell office:value-type="float" office:value="1199" calcext:value-type="float">
            <text:p>11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very</text:p>
          </table:table-cell>
          <table:table-cell/>
          <table:table-cell table:formula="of:=&quot;(n) no.&quot; &amp; [.D1201] &amp; &quot; Top2000&quot;" office:value-type="string" office:string-value="(n) no.1200 Top2000" calcext:value-type="string">
            <text:p>(n) no.1200 Top20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ke</text:p>
          </table:table-cell>
          <table:table-cell/>
          <table:table-cell table:formula="of:=&quot;(n) no.&quot; &amp; [.D1202] &amp; &quot; Top2000&quot;" office:value-type="string" office:string-value="(n) no.1201 Top2000" calcext:value-type="string">
            <text:p>(n) no.1201 Top2000</text:p>
          </table:table-cell>
          <table:table-cell office:value-type="float" office:value="1201" calcext:value-type="float">
            <text:p>1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otion</text:p>
          </table:table-cell>
          <table:table-cell/>
          <table:table-cell table:formula="of:=&quot;(n) no.&quot; &amp; [.D1203] &amp; &quot; Top2000&quot;" office:value-type="string" office:string-value="(n) no.1202 Top2000" calcext:value-type="string">
            <text:p>(n) no.1202 Top2000</text:p>
          </table:table-cell>
          <table:table-cell office:value-type="float" office:value="1202" calcext:value-type="float">
            <text:p>1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ation</text:p>
          </table:table-cell>
          <table:table-cell/>
          <table:table-cell table:formula="of:=&quot;(n) no.&quot; &amp; [.D1204] &amp; &quot; Top2000&quot;" office:value-type="string" office:string-value="(n) no.1203 Top2000" calcext:value-type="string">
            <text:p>(n) no.1203 Top2000</text:p>
          </table:table-cell>
          <table:table-cell office:value-type="float" office:value="1203" calcext:value-type="float">
            <text:p>12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nch</text:p>
          </table:table-cell>
          <table:table-cell/>
          <table:table-cell table:formula="of:=&quot;(n) no.&quot; &amp; [.D1205] &amp; &quot; Top2000&quot;" office:value-type="string" office:string-value="(n) no.1204 Top2000" calcext:value-type="string">
            <text:p>(n) no.1204 Top2000</text:p>
          </table:table-cell>
          <table:table-cell office:value-type="float" office:value="1204" calcext:value-type="float">
            <text:p>12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rniture</text:p>
          </table:table-cell>
          <table:table-cell/>
          <table:table-cell table:formula="of:=&quot;(n) no.&quot; &amp; [.D1206] &amp; &quot; Top2000&quot;" office:value-type="string" office:string-value="(n) no.1205 Top2000" calcext:value-type="string">
            <text:p>(n) no.1205 Top2000</text:p>
          </table:table-cell>
          <table:table-cell office:value-type="float" office:value="1205" calcext:value-type="float">
            <text:p>1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nce</text:p>
          </table:table-cell>
          <table:table-cell/>
          <table:table-cell table:formula="of:=&quot;(n) no.&quot; &amp; [.D1207] &amp; &quot; Top2000&quot;" office:value-type="string" office:string-value="(n) no.1206 Top2000" calcext:value-type="string">
            <text:p>(n) no.1206 Top2000</text:p>
          </table:table-cell>
          <table:table-cell office:value-type="float" office:value="1206" calcext:value-type="float">
            <text:p>12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lligence</text:p>
          </table:table-cell>
          <table:table-cell/>
          <table:table-cell table:formula="of:=&quot;(n) no.&quot; &amp; [.D1208] &amp; &quot; Top2000&quot;" office:value-type="string" office:string-value="(n) no.1207 Top2000" calcext:value-type="string">
            <text:p>(n) no.1207 Top2000</text:p>
          </table:table-cell>
          <table:table-cell office:value-type="float" office:value="1207" calcext:value-type="float">
            <text:p>12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estor</text:p>
          </table:table-cell>
          <table:table-cell/>
          <table:table-cell table:formula="of:=&quot;(n) no.&quot; &amp; [.D1209] &amp; &quot; Top2000&quot;" office:value-type="string" office:string-value="(n) no.1208 Top2000" calcext:value-type="string">
            <text:p>(n) no.1208 Top2000</text:p>
          </table:table-cell>
          <table:table-cell office:value-type="float" office:value="1208" calcext:value-type="float">
            <text:p>12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d</text:p>
          </table:table-cell>
          <table:table-cell/>
          <table:table-cell table:formula="of:=&quot;(n) no.&quot; &amp; [.D1210] &amp; &quot; Top2000&quot;" office:value-type="string" office:string-value="(n) no.1209 Top2000" calcext:value-type="string">
            <text:p>(n) no.1209 Top2000</text:p>
          </table:table-cell>
          <table:table-cell office:value-type="float" office:value="1209" calcext:value-type="float">
            <text:p>12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lord</text:p>
          </table:table-cell>
          <table:table-cell/>
          <table:table-cell table:formula="of:=&quot;(n) no.&quot; &amp; [.D1211] &amp; &quot; Top2000&quot;" office:value-type="string" office:string-value="(n) no.1210 Top2000" calcext:value-type="string">
            <text:p>(n) no.1210 Top2000</text:p>
          </table:table-cell>
          <table:table-cell office:value-type="float" office:value="1210" calcext:value-type="float">
            <text:p>1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xture</text:p>
          </table:table-cell>
          <table:table-cell/>
          <table:table-cell table:formula="of:=&quot;(n) no.&quot; &amp; [.D1212] &amp; &quot; Top2000&quot;" office:value-type="string" office:string-value="(n) no.1211 Top2000" calcext:value-type="string">
            <text:p>(n) no.1211 Top2000</text:p>
          </table:table-cell>
          <table:table-cell office:value-type="float" office:value="1211" calcext:value-type="float">
            <text:p>12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pe</text:p>
          </table:table-cell>
          <table:table-cell/>
          <table:table-cell table:formula="of:=&quot;(n) no.&quot; &amp; [.D1213] &amp; &quot; Top2000&quot;" office:value-type="string" office:string-value="(n) no.1212 Top2000" calcext:value-type="string">
            <text:p>(n) no.1212 Top2000</text:p>
          </table:table-cell>
          <table:table-cell office:value-type="float" office:value="1212" calcext:value-type="float">
            <text:p>12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mise</text:p>
          </table:table-cell>
          <table:table-cell/>
          <table:table-cell table:formula="of:=&quot;(n) no.&quot; &amp; [.D1214] &amp; &quot; Top2000&quot;" office:value-type="string" office:string-value="(n) no.1213 Top2000" calcext:value-type="string">
            <text:p>(n) no.1213 Top2000</text:p>
          </table:table-cell>
          <table:table-cell office:value-type="float" office:value="1213" calcext:value-type="float">
            <text:p>12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ording</text:p>
          </table:table-cell>
          <table:table-cell/>
          <table:table-cell table:formula="of:=&quot;(n) no.&quot; &amp; [.D1215] &amp; &quot; Top2000&quot;" office:value-type="string" office:string-value="(n) no.1214 Top2000" calcext:value-type="string">
            <text:p>(n) no.1214 Top2000</text:p>
          </table:table-cell>
          <table:table-cell office:value-type="float" office:value="1214" calcext:value-type="float">
            <text:p>12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tirement</text:p>
          </table:table-cell>
          <table:table-cell/>
          <table:table-cell table:formula="of:=&quot;(n) no.&quot; &amp; [.D1216] &amp; &quot; Top2000&quot;" office:value-type="string" office:string-value="(n) no.1215 Top2000" calcext:value-type="string">
            <text:p>(n) no.1215 Top2000</text:p>
          </table:table-cell>
          <table:table-cell office:value-type="float" office:value="1215" calcext:value-type="float">
            <text:p>1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utine</text:p>
          </table:table-cell>
          <table:table-cell/>
          <table:table-cell table:formula="of:=&quot;(n) no.&quot; &amp; [.D1217] &amp; &quot; Top2000&quot;" office:value-type="string" office:string-value="(n) no.1216 Top2000" calcext:value-type="string">
            <text:p>(n) no.1216 Top2000</text:p>
          </table:table-cell>
          <table:table-cell office:value-type="float" office:value="1216" calcext:value-type="float">
            <text:p>12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tance</text:p>
          </table:table-cell>
          <table:table-cell/>
          <table:table-cell table:formula="of:=&quot;(n) no.&quot; &amp; [.D1218] &amp; &quot; Top2000&quot;" office:value-type="string" office:string-value="(n) no.1217 Top2000" calcext:value-type="string">
            <text:p>(n) no.1217 Top2000</text:p>
          </table:table-cell>
          <table:table-cell office:value-type="float" office:value="1217" calcext:value-type="float">
            <text:p>12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oat</text:p>
          </table:table-cell>
          <table:table-cell/>
          <table:table-cell table:formula="of:=&quot;(n) no.&quot; &amp; [.D1219] &amp; &quot; Top2000&quot;" office:value-type="string" office:string-value="(n) no.1218 Top2000" calcext:value-type="string">
            <text:p>(n) no.1218 Top2000</text:p>
          </table:table-cell>
          <table:table-cell office:value-type="float" office:value="1218" calcext:value-type="float">
            <text:p>12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rist</text:p>
          </table:table-cell>
          <table:table-cell/>
          <table:table-cell table:formula="of:=&quot;(n) no.&quot; &amp; [.D1220] &amp; &quot; Top2000&quot;" office:value-type="string" office:string-value="(n) no.1219 Top2000" calcext:value-type="string">
            <text:p>(n) no.1219 Top2000</text:p>
          </table:table-cell>
          <table:table-cell office:value-type="float" office:value="1219" calcext:value-type="float">
            <text:p>12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wance</text:p>
          </table:table-cell>
          <table:table-cell/>
          <table:table-cell table:formula="of:=&quot;(n) no.&quot; &amp; [.D1221] &amp; &quot; Top2000&quot;" office:value-type="string" office:string-value="(n) no.1220 Top2000" calcext:value-type="string">
            <text:p>(n) no.1220 Top2000</text:p>
          </table:table-cell>
          <table:table-cell office:value-type="float" office:value="1220" calcext:value-type="float">
            <text:p>1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table:formula="of:=&quot;(n) no.&quot; &amp; [.D1222] &amp; &quot; Top2000&quot;" office:value-type="string" office:string-value="(n) no.1221 Top2000" calcext:value-type="string">
            <text:p>(n) no.1221 Top2000</text:p>
          </table:table-cell>
          <table:table-cell office:value-type="float" office:value="1221" calcext:value-type="float">
            <text:p>12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rthday</text:p>
          </table:table-cell>
          <table:table-cell/>
          <table:table-cell table:formula="of:=&quot;(n) no.&quot; &amp; [.D1223] &amp; &quot; Top2000&quot;" office:value-type="string" office:string-value="(n) no.1222 Top2000" calcext:value-type="string">
            <text:p>(n) no.1222 Top2000</text:p>
          </table:table-cell>
          <table:table-cell office:value-type="float" office:value="1222" calcext:value-type="float">
            <text:p>12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pet</text:p>
          </table:table-cell>
          <table:table-cell/>
          <table:table-cell table:formula="of:=&quot;(n) no.&quot; &amp; [.D1224] &amp; &quot; Top2000&quot;" office:value-type="string" office:string-value="(n) no.1223 Top2000" calcext:value-type="string">
            <text:p>(n) no.1223 Top2000</text:p>
          </table:table-cell>
          <table:table-cell office:value-type="float" office:value="1223" calcext:value-type="float">
            <text:p>12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nt</text:p>
          </table:table-cell>
          <table:table-cell/>
          <table:table-cell table:formula="of:=&quot;(n) no.&quot; &amp; [.D1225] &amp; &quot; Top2000&quot;" office:value-type="string" office:string-value="(n) no.1224 Top2000" calcext:value-type="string">
            <text:p>(n) no.1224 Top2000</text:p>
          </table:table-cell>
          <table:table-cell office:value-type="float" office:value="1224" calcext:value-type="float">
            <text:p>12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icket</text:p>
          </table:table-cell>
          <table:table-cell/>
          <table:table-cell table:formula="of:=&quot;(n) no.&quot; &amp; [.D1226] &amp; &quot; Top2000&quot;" office:value-type="string" office:string-value="(n) no.1225 Top2000" calcext:value-type="string">
            <text:p>(n) no.1225 Top2000</text:p>
          </table:table-cell>
          <table:table-cell office:value-type="float" office:value="1225" calcext:value-type="float">
            <text:p>1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tain</text:p>
          </table:table-cell>
          <table:table-cell/>
          <table:table-cell table:formula="of:=&quot;(n) no.&quot; &amp; [.D1227] &amp; &quot; Top2000&quot;" office:value-type="string" office:string-value="(n) no.1226 Top2000" calcext:value-type="string">
            <text:p>(n) no.1226 Top2000</text:p>
          </table:table-cell>
          <table:table-cell office:value-type="float" office:value="1226" calcext:value-type="float">
            <text:p>1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rve</text:p>
          </table:table-cell>
          <table:table-cell/>
          <table:table-cell table:formula="of:=&quot;(n) no.&quot; &amp; [.D1228] &amp; &quot; Top2000&quot;" office:value-type="string" office:string-value="(n) no.1227 Top2000" calcext:value-type="string">
            <text:p>(n) no.1227 Top2000</text:p>
          </table:table-cell>
          <table:table-cell office:value-type="float" office:value="1227" calcext:value-type="float">
            <text:p>12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ness</text:p>
          </table:table-cell>
          <table:table-cell/>
          <table:table-cell table:formula="of:=&quot;(n) no.&quot; &amp; [.D1229] &amp; &quot; Top2000&quot;" office:value-type="string" office:string-value="(n) no.1228 Top2000" calcext:value-type="string">
            <text:p>(n) no.1228 Top2000</text:p>
          </table:table-cell>
          <table:table-cell office:value-type="float" office:value="1228" calcext:value-type="float">
            <text:p>12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aster</text:p>
          </table:table-cell>
          <table:table-cell/>
          <table:table-cell table:formula="of:=&quot;(n) no.&quot; &amp; [.D1230] &amp; &quot; Top2000&quot;" office:value-type="string" office:string-value="(n) no.1229 Top2000" calcext:value-type="string">
            <text:p>(n) no.1229 Top2000</text:p>
          </table:table-cell>
          <table:table-cell office:value-type="float" office:value="1229" calcext:value-type="float">
            <text:p>1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k</text:p>
          </table:table-cell>
          <table:table-cell/>
          <table:table-cell table:formula="of:=&quot;(n) no.&quot; &amp; [.D1231] &amp; &quot; Top2000&quot;" office:value-type="string" office:string-value="(n) no.1230 Top2000" calcext:value-type="string">
            <text:p>(n) no.1230 Top2000</text:p>
          </table:table-cell>
          <table:table-cell office:value-type="float" office:value="1230" calcext:value-type="float">
            <text:p>1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NA</text:p>
          </table:table-cell>
          <table:table-cell/>
          <table:table-cell table:formula="of:=&quot;(n) no.&quot; &amp; [.D1232] &amp; &quot; Top2000&quot;" office:value-type="string" office:string-value="(n) no.1231 Top2000" calcext:value-type="string">
            <text:p>(n) no.1231 Top2000</text:p>
          </table:table-cell>
          <table:table-cell office:value-type="float" office:value="1231" calcext:value-type="float">
            <text:p>12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quiry</text:p>
          </table:table-cell>
          <table:table-cell/>
          <table:table-cell table:formula="of:=&quot;(n) no.&quot; &amp; [.D1233] &amp; &quot; Top2000&quot;" office:value-type="string" office:string-value="(n) no.1232 Top2000" calcext:value-type="string">
            <text:p>(n) no.1232 Top2000</text:p>
          </table:table-cell>
          <table:table-cell office:value-type="float" office:value="1232" calcext:value-type="float">
            <text:p>1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table:formula="of:=&quot;(n) no.&quot; &amp; [.D1234] &amp; &quot; Top2000&quot;" office:value-type="string" office:string-value="(n) no.1233 Top2000" calcext:value-type="string">
            <text:p>(n) no.1233 Top2000</text:p>
          </table:table-cell>
          <table:table-cell office:value-type="float" office:value="1233" calcext:value-type="float">
            <text:p>12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</text:p>
          </table:table-cell>
          <table:table-cell/>
          <table:table-cell table:formula="of:=&quot;(n) no.&quot; &amp; [.D1235] &amp; &quot; Top2000&quot;" office:value-type="string" office:string-value="(n) no.1234 Top2000" calcext:value-type="string">
            <text:p>(n) no.1234 Top2000</text:p>
          </table:table-cell>
          <table:table-cell office:value-type="float" office:value="1234" calcext:value-type="float">
            <text:p>12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f</text:p>
          </table:table-cell>
          <table:table-cell/>
          <table:table-cell table:formula="of:=&quot;(n) no.&quot; &amp; [.D1236] &amp; &quot; Top2000&quot;" office:value-type="string" office:string-value="(n) no.1235 Top2000" calcext:value-type="string">
            <text:p>(n) no.1235 Top2000</text:p>
          </table:table-cell>
          <table:table-cell office:value-type="float" office:value="1235" calcext:value-type="float">
            <text:p>12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tar</text:p>
          </table:table-cell>
          <table:table-cell/>
          <table:table-cell table:formula="of:=&quot;(n) no.&quot; &amp; [.D1237] &amp; &quot; Top2000&quot;" office:value-type="string" office:string-value="(n) no.1236 Top2000" calcext:value-type="string">
            <text:p>(n) no.1236 Top2000</text:p>
          </table:table-cell>
          <table:table-cell office:value-type="float" office:value="1236" calcext:value-type="float">
            <text:p>12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ing</text:p>
          </table:table-cell>
          <table:table-cell/>
          <table:table-cell table:formula="of:=&quot;(n) no.&quot; &amp; [.D1238] &amp; &quot; Top2000&quot;" office:value-type="string" office:string-value="(n) no.1237 Top2000" calcext:value-type="string">
            <text:p>(n) no.1237 Top2000</text:p>
          </table:table-cell>
          <table:table-cell office:value-type="float" office:value="1237" calcext:value-type="float">
            <text:p>12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o</text:p>
          </table:table-cell>
          <table:table-cell/>
          <table:table-cell table:formula="of:=&quot;(n) no.&quot; &amp; [.D1239] &amp; &quot; Top2000&quot;" office:value-type="string" office:string-value="(n) no.1238 Top2000" calcext:value-type="string">
            <text:p>(n) no.1238 Top2000</text:p>
          </table:table-cell>
          <table:table-cell office:value-type="float" office:value="1238" calcext:value-type="float">
            <text:p>12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ection</text:p>
          </table:table-cell>
          <table:table-cell/>
          <table:table-cell table:formula="of:=&quot;(n) no.&quot; &amp; [.D1240] &amp; &quot; Top2000&quot;" office:value-type="string" office:string-value="(n) no.1239 Top2000" calcext:value-type="string">
            <text:p>(n) no.1239 Top2000</text:p>
          </table:table-cell>
          <table:table-cell office:value-type="float" office:value="1239" calcext:value-type="float">
            <text:p>12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action</text:p>
          </table:table-cell>
          <table:table-cell/>
          <table:table-cell table:formula="of:=&quot;(n) no.&quot; &amp; [.D1241] &amp; &quot; Top2000&quot;" office:value-type="string" office:string-value="(n) no.1240 Top2000" calcext:value-type="string">
            <text:p>(n) no.1240 Top2000</text:p>
          </table:table-cell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urnal</text:p>
          </table:table-cell>
          <table:table-cell/>
          <table:table-cell table:formula="of:=&quot;(n) no.&quot; &amp; [.D1242] &amp; &quot; Top2000&quot;" office:value-type="string" office:string-value="(n) no.1241 Top2000" calcext:value-type="string">
            <text:p>(n) no.1241 Top2000</text:p>
          </table:table-cell>
          <table:table-cell office:value-type="float" office:value="1241" calcext:value-type="float">
            <text:p>12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dgement</text:p>
          </table:table-cell>
          <table:table-cell/>
          <table:table-cell table:formula="of:=&quot;(n) no.&quot; &amp; [.D1243] &amp; &quot; Top2000&quot;" office:value-type="string" office:string-value="(n) no.1242 Top2000" calcext:value-type="string">
            <text:p>(n) no.1242 Top2000</text:p>
          </table:table-cell>
          <table:table-cell office:value-type="float" office:value="1242" calcext:value-type="float">
            <text:p>12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ife</text:p>
          </table:table-cell>
          <table:table-cell/>
          <table:table-cell table:formula="of:=&quot;(n) no.&quot; &amp; [.D1244] &amp; &quot; Top2000&quot;" office:value-type="string" office:string-value="(n) no.1243 Top2000" calcext:value-type="string">
            <text:p>(n) no.1243 Top2000</text:p>
          </table:table-cell>
          <table:table-cell office:value-type="float" office:value="1243" calcext:value-type="float">
            <text:p>12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table:formula="of:=&quot;(n) no.&quot; &amp; [.D1245] &amp; &quot; Top2000&quot;" office:value-type="string" office:string-value="(n) no.1244 Top2000" calcext:value-type="string">
            <text:p>(n) no.1244 Top2000</text:p>
          </table:table-cell>
          <table:table-cell office:value-type="float" office:value="1244" calcext:value-type="float">
            <text:p>12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table:formula="of:=&quot;(n) no.&quot; &amp; [.D1246] &amp; &quot; Top2000&quot;" office:value-type="string" office:string-value="(n) no.1245 Top2000" calcext:value-type="string">
            <text:p>(n) no.1245 Top2000</text:p>
          </table:table-cell>
          <table:table-cell office:value-type="float" office:value="1245" calcext:value-type="float">
            <text:p>12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table:formula="of:=&quot;(n) no.&quot; &amp; [.D1247] &amp; &quot; Top2000&quot;" office:value-type="string" office:string-value="(n) no.1246 Top2000" calcext:value-type="string">
            <text:p>(n) no.1246 Top2000</text:p>
          </table:table-cell>
          <table:table-cell office:value-type="float" office:value="1246" calcext:value-type="float">
            <text:p>12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tgage</text:p>
          </table:table-cell>
          <table:table-cell/>
          <table:table-cell table:formula="of:=&quot;(n) no.&quot; &amp; [.D1248] &amp; &quot; Top2000&quot;" office:value-type="string" office:string-value="(n) no.1247 Top2000" calcext:value-type="string">
            <text:p>(n) no.1247 Top2000</text:p>
          </table:table-cell>
          <table:table-cell office:value-type="float" office:value="1247" calcext:value-type="float">
            <text:p>12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e</text:p>
          </table:table-cell>
          <table:table-cell/>
          <table:table-cell table:formula="of:=&quot;(n) no.&quot; &amp; [.D1249] &amp; &quot; Top2000&quot;" office:value-type="string" office:string-value="(n) no.1248 Top2000" calcext:value-type="string">
            <text:p>(n) no.1248 Top2000</text:p>
          </table:table-cell>
          <table:table-cell office:value-type="float" office:value="1248" calcext:value-type="float">
            <text:p>12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graph</text:p>
          </table:table-cell>
          <table:table-cell/>
          <table:table-cell table:formula="of:=&quot;(n) no.&quot; &amp; [.D1250] &amp; &quot; Top2000&quot;" office:value-type="string" office:string-value="(n) no.1249 Top2000" calcext:value-type="string">
            <text:p>(n) no.1249 Top2000</text:p>
          </table:table-cell>
          <table:table-cell office:value-type="float" office:value="1249" calcext:value-type="float">
            <text:p>12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mission</text:p>
          </table:table-cell>
          <table:table-cell/>
          <table:table-cell table:formula="of:=&quot;(n) no.&quot; &amp; [.D1251] &amp; &quot; Top2000&quot;" office:value-type="string" office:string-value="(n) no.1250 Top2000" calcext:value-type="string">
            <text:p>(n) no.1250 Top2000</text:p>
          </table:table-cell>
          <table:table-cell office:value-type="float" office:value="1250" calcext:value-type="float">
            <text:p>1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tform</text:p>
          </table:table-cell>
          <table:table-cell/>
          <table:table-cell table:formula="of:=&quot;(n) no.&quot; &amp; [.D1252] &amp; &quot; Top2000&quot;" office:value-type="string" office:string-value="(n) no.1251 Top2000" calcext:value-type="string">
            <text:p>(n) no.1251 Top2000</text:p>
          </table:table-cell>
          <table:table-cell office:value-type="float" office:value="1251" calcext:value-type="float">
            <text:p>12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iceman</text:p>
          </table:table-cell>
          <table:table-cell/>
          <table:table-cell table:formula="of:=&quot;(n) no.&quot; &amp; [.D1253] &amp; &quot; Top2000&quot;" office:value-type="string" office:string-value="(n) no.1252 Top2000" calcext:value-type="string">
            <text:p>(n) no.1252 Top2000</text:p>
          </table:table-cell>
          <table:table-cell office:value-type="float" office:value="1252" calcext:value-type="float">
            <text:p>12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</text:p>
          </table:table-cell>
          <table:table-cell/>
          <table:table-cell table:formula="of:=&quot;(n) no.&quot; &amp; [.D1254] &amp; &quot; Top2000&quot;" office:value-type="string" office:string-value="(n) no.1253 Top2000" calcext:value-type="string">
            <text:p>(n) no.1253 Top2000</text:p>
          </table:table-cell>
          <table:table-cell office:value-type="float" office:value="1253" calcext:value-type="float">
            <text:p>12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k</text:p>
          </table:table-cell>
          <table:table-cell/>
          <table:table-cell table:formula="of:=&quot;(n) no.&quot; &amp; [.D1255] &amp; &quot; Top2000&quot;" office:value-type="string" office:string-value="(n) no.1254 Top2000" calcext:value-type="string">
            <text:p>(n) no.1254 Top2000</text:p>
          </table:table-cell>
          <table:table-cell office:value-type="float" office:value="1254" calcext:value-type="float">
            <text:p>12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erve</text:p>
          </table:table-cell>
          <table:table-cell/>
          <table:table-cell table:formula="of:=&quot;(n) no.&quot; &amp; [.D1256] &amp; &quot; Top2000&quot;" office:value-type="string" office:string-value="(n) no.1255 Top2000" calcext:value-type="string">
            <text:p>(n) no.1255 Top2000</text:p>
          </table:table-cell>
          <table:table-cell office:value-type="float" office:value="1255" calcext:value-type="float">
            <text:p>12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d</text:p>
          </table:table-cell>
          <table:table-cell/>
          <table:table-cell table:formula="of:=&quot;(n) no.&quot; &amp; [.D1257] &amp; &quot; Top2000&quot;" office:value-type="string" office:string-value="(n) no.1256 Top2000" calcext:value-type="string">
            <text:p>(n) no.1256 Top2000</text:p>
          </table:table-cell>
          <table:table-cell office:value-type="float" office:value="1256" calcext:value-type="float">
            <text:p>12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pe</text:p>
          </table:table-cell>
          <table:table-cell/>
          <table:table-cell table:formula="of:=&quot;(n) no.&quot; &amp; [.D1258] &amp; &quot; Top2000&quot;" office:value-type="string" office:string-value="(n) no.1257 Top2000" calcext:value-type="string">
            <text:p>(n) no.1257 Top2000</text:p>
          </table:table-cell>
          <table:table-cell office:value-type="float" office:value="1257" calcext:value-type="float">
            <text:p>12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ft</text:p>
          </table:table-cell>
          <table:table-cell/>
          <table:table-cell table:formula="of:=&quot;(n) no.&quot; &amp; [.D1259] &amp; &quot; Top2000&quot;" office:value-type="string" office:string-value="(n) no.1258 Top2000" calcext:value-type="string">
            <text:p>(n) no.1258 Top2000</text:p>
          </table:table-cell>
          <table:table-cell office:value-type="float" office:value="1258" calcext:value-type="float">
            <text:p>12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</text:p>
          </table:table-cell>
          <table:table-cell/>
          <table:table-cell table:formula="of:=&quot;(n) no.&quot; &amp; [.D1260] &amp; &quot; Top2000&quot;" office:value-type="string" office:string-value="(n) no.1259 Top2000" calcext:value-type="string">
            <text:p>(n) no.1259 Top2000</text:p>
          </table:table-cell>
          <table:table-cell office:value-type="float" office:value="1259" calcext:value-type="float">
            <text:p>12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</text:p>
          </table:table-cell>
          <table:table-cell/>
          <table:table-cell table:formula="of:=&quot;(n) no.&quot; &amp; [.D1261] &amp; &quot; Top2000&quot;" office:value-type="string" office:string-value="(n) no.1260 Top2000" calcext:value-type="string">
            <text:p>(n) no.1260 Top2000</text:p>
          </table:table-cell>
          <table:table-cell office:value-type="float" office:value="1260" calcext:value-type="float">
            <text:p>12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tness</text:p>
          </table:table-cell>
          <table:table-cell/>
          <table:table-cell table:formula="of:=&quot;(n) no.&quot; &amp; [.D1262] &amp; &quot; Top2000&quot;" office:value-type="string" office:string-value="(n) no.1261 Top2000" calcext:value-type="string">
            <text:p>(n) no.1261 Top2000</text:p>
          </table:table-cell>
          <table:table-cell office:value-type="float" office:value="1261" calcext:value-type="float">
            <text:p>12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sition</text:p>
          </table:table-cell>
          <table:table-cell/>
          <table:table-cell table:formula="of:=&quot;(n) no.&quot; &amp; [.D1263] &amp; &quot; Top2000&quot;" office:value-type="string" office:string-value="(n) no.1262 Top2000" calcext:value-type="string">
            <text:p>(n) no.1262 Top2000</text:p>
          </table:table-cell>
          <table:table-cell office:value-type="float" office:value="1262" calcext:value-type="float">
            <text:p>12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iser</text:p>
          </table:table-cell>
          <table:table-cell/>
          <table:table-cell table:formula="of:=&quot;(n) no.&quot; &amp; [.D1264] &amp; &quot; Top2000&quot;" office:value-type="string" office:string-value="(n) no.1263 Top2000" calcext:value-type="string">
            <text:p>(n) no.1263 Top2000</text:p>
          </table:table-cell>
          <table:table-cell office:value-type="float" office:value="1263" calcext:value-type="float">
            <text:p>12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table:formula="of:=&quot;(n) no.&quot; &amp; [.D1265] &amp; &quot; Top2000&quot;" office:value-type="string" office:string-value="(n) no.1264 Top2000" calcext:value-type="string">
            <text:p>(n) no.1264 Top2000</text:p>
          </table:table-cell>
          <table:table-cell office:value-type="float" office:value="1264" calcext:value-type="float">
            <text:p>12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nt</text:p>
          </table:table-cell>
          <table:table-cell/>
          <table:table-cell table:formula="of:=&quot;(n) no.&quot; &amp; [.D1266] &amp; &quot; Top2000&quot;" office:value-type="string" office:string-value="(n) no.1265 Top2000" calcext:value-type="string">
            <text:p>(n) no.1265 Top2000</text:p>
          </table:table-cell>
          <table:table-cell office:value-type="float" office:value="1265" calcext:value-type="float">
            <text:p>12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h</text:p>
          </table:table-cell>
          <table:table-cell/>
          <table:table-cell table:formula="of:=&quot;(n) no.&quot; &amp; [.D1267] &amp; &quot; Top2000&quot;" office:value-type="string" office:string-value="(n) no.1266 Top2000" calcext:value-type="string">
            <text:p>(n) no.1266 Top2000</text:p>
          </table:table-cell>
          <table:table-cell office:value-type="float" office:value="1266" calcext:value-type="float">
            <text:p>12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mical</text:p>
          </table:table-cell>
          <table:table-cell/>
          <table:table-cell table:formula="of:=&quot;(n) no.&quot; &amp; [.D1268] &amp; &quot; Top2000&quot;" office:value-type="string" office:string-value="(n) no.1267 Top2000" calcext:value-type="string">
            <text:p>(n) no.1267 Top2000</text:p>
          </table:table-cell>
          <table:table-cell office:value-type="float" office:value="1267" calcext:value-type="float">
            <text:p>12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rcuit</text:p>
          </table:table-cell>
          <table:table-cell/>
          <table:table-cell table:formula="of:=&quot;(n) no.&quot; &amp; [.D1269] &amp; &quot; Top2000&quot;" office:value-type="string" office:string-value="(n) no.1268 Top2000" calcext:value-type="string">
            <text:p>(n) no.1268 Top2000</text:p>
          </table:table-cell>
          <table:table-cell office:value-type="float" office:value="1268" calcext:value-type="float">
            <text:p>1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table:formula="of:=&quot;(n) no.&quot; &amp; [.D1270] &amp; &quot; Top2000&quot;" office:value-type="string" office:string-value="(n) no.1269 Top2000" calcext:value-type="string">
            <text:p>(n) no.1269 Top2000</text:p>
          </table:table-cell>
          <table:table-cell office:value-type="float" office:value="1269" calcext:value-type="float">
            <text:p>12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mption</text:p>
          </table:table-cell>
          <table:table-cell/>
          <table:table-cell table:formula="of:=&quot;(n) no.&quot; &amp; [.D1271] &amp; &quot; Top2000&quot;" office:value-type="string" office:string-value="(n) no.1270 Top2000" calcext:value-type="string">
            <text:p>(n) no.1270 Top2000</text:p>
          </table:table-cell>
          <table:table-cell office:value-type="float" office:value="1270" calcext:value-type="float">
            <text:p>12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am</text:p>
          </table:table-cell>
          <table:table-cell/>
          <table:table-cell table:formula="of:=&quot;(n) no.&quot; &amp; [.D1272] &amp; &quot; Top2000&quot;" office:value-type="string" office:string-value="(n) no.1271 Top2000" calcext:value-type="string">
            <text:p>(n) no.1271 Top2000</text:p>
          </table:table-cell>
          <table:table-cell office:value-type="float" office:value="1271" calcext:value-type="float">
            <text:p>12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at</text:p>
          </table:table-cell>
          <table:table-cell/>
          <table:table-cell table:formula="of:=&quot;(n) no.&quot; &amp; [.D1273] &amp; &quot; Top2000&quot;" office:value-type="string" office:string-value="(n) no.1272 Top2000" calcext:value-type="string">
            <text:p>(n) no.1272 Top2000</text:p>
          </table:table-cell>
          <table:table-cell office:value-type="float" office:value="1272" calcext:value-type="float">
            <text:p>12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ay</text:p>
          </table:table-cell>
          <table:table-cell/>
          <table:table-cell table:formula="of:=&quot;(n) no.&quot; &amp; [.D1274] &amp; &quot; Top2000&quot;" office:value-type="string" office:string-value="(n) no.1273 Top2000" calcext:value-type="string">
            <text:p>(n) no.1273 Top2000</text:p>
          </table:table-cell>
          <table:table-cell office:value-type="float" office:value="1273" calcext:value-type="float">
            <text:p>12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nstration</text:p>
          </table:table-cell>
          <table:table-cell/>
          <table:table-cell table:formula="of:=&quot;(n) no.&quot; &amp; [.D1275] &amp; &quot; Top2000&quot;" office:value-type="string" office:string-value="(n) no.1274 Top2000" calcext:value-type="string">
            <text:p>(n) no.1274 Top2000</text:p>
          </table:table-cell>
          <table:table-cell office:value-type="float" office:value="1274" calcext:value-type="float">
            <text:p>12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ion</text:p>
          </table:table-cell>
          <table:table-cell/>
          <table:table-cell table:formula="of:=&quot;(n) no.&quot; &amp; [.D1276] &amp; &quot; Top2000&quot;" office:value-type="string" office:string-value="(n) no.1275 Top2000" calcext:value-type="string">
            <text:p>(n) no.1275 Top2000</text:p>
          </table:table-cell>
          <table:table-cell office:value-type="float" office:value="1275" calcext:value-type="float">
            <text:p>12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table:formula="of:=&quot;(n) no.&quot; &amp; [.D1277] &amp; &quot; Top2000&quot;" office:value-type="string" office:string-value="(n) no.1276 Top2000" calcext:value-type="string">
            <text:p>(n) no.1276 Top2000</text:p>
          </table:table-cell>
          <table:table-cell office:value-type="float" office:value="1276" calcext:value-type="float">
            <text:p>12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formula="of:=&quot;(n) no.&quot; &amp; [.D1278] &amp; &quot; Top2000&quot;" office:value-type="string" office:string-value="(n) no.1277 Top2000" calcext:value-type="string">
            <text:p>(n) no.1277 Top2000</text:p>
          </table:table-cell>
          <table:table-cell office:value-type="float" office:value="1277" calcext:value-type="float">
            <text:p>12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ke</text:p>
          </table:table-cell>
          <table:table-cell/>
          <table:table-cell table:formula="of:=&quot;(n) no.&quot; &amp; [.D1279] &amp; &quot; Top2000&quot;" office:value-type="string" office:string-value="(n) no.1278 Top2000" calcext:value-type="string">
            <text:p>(n) no.1278 Top2000</text:p>
          </table:table-cell>
          <table:table-cell office:value-type="float" office:value="1278" calcext:value-type="float">
            <text:p>12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asant</text:p>
          </table:table-cell>
          <table:table-cell/>
          <table:table-cell table:formula="of:=&quot;(n) no.&quot; &amp; [.D1280] &amp; &quot; Top2000&quot;" office:value-type="string" office:string-value="(n) no.1279 Top2000" calcext:value-type="string">
            <text:p>(n) no.1279 Top2000</text:p>
          </table:table-cell>
          <table:table-cell office:value-type="float" office:value="1279" calcext:value-type="float">
            <text:p>1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ption</text:p>
          </table:table-cell>
          <table:table-cell/>
          <table:table-cell table:formula="of:=&quot;(n) no.&quot; &amp; [.D1281] &amp; &quot; Top2000&quot;" office:value-type="string" office:string-value="(n) no.1280 Top2000" calcext:value-type="string">
            <text:p>(n) no.1280 Top2000</text:p>
          </table:table-cell>
          <table:table-cell office:value-type="float" office:value="1280" calcext:value-type="float">
            <text:p>1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sonnel</text:p>
          </table:table-cell>
          <table:table-cell/>
          <table:table-cell table:formula="of:=&quot;(n) no.&quot; &amp; [.D1282] &amp; &quot; Top2000&quot;" office:value-type="string" office:string-value="(n) no.1281 Top2000" calcext:value-type="string">
            <text:p>(n) no.1281 Top2000</text:p>
          </table:table-cell>
          <table:table-cell office:value-type="float" office:value="1281" calcext:value-type="float">
            <text:p>12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est</text:p>
          </table:table-cell>
          <table:table-cell/>
          <table:table-cell table:formula="of:=&quot;(n) no.&quot; &amp; [.D1283] &amp; &quot; Top2000&quot;" office:value-type="string" office:string-value="(n) no.1282 Top2000" calcext:value-type="string">
            <text:p>(n) no.1282 Top2000</text:p>
          </table:table-cell>
          <table:table-cell office:value-type="float" office:value="1282" calcext:value-type="float">
            <text:p>1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vince</text:p>
          </table:table-cell>
          <table:table-cell/>
          <table:table-cell table:formula="of:=&quot;(n) no.&quot; &amp; [.D1284] &amp; &quot; Top2000&quot;" office:value-type="string" office:string-value="(n) no.1283 Top2000" calcext:value-type="string">
            <text:p>(n) no.1283 Top2000</text:p>
          </table:table-cell>
          <table:table-cell office:value-type="float" office:value="1283" calcext:value-type="float">
            <text:p>12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ke</text:p>
          </table:table-cell>
          <table:table-cell/>
          <table:table-cell table:formula="of:=&quot;(n) no.&quot; &amp; [.D1285] &amp; &quot; Top2000&quot;" office:value-type="string" office:string-value="(n) no.1284 Top2000" calcext:value-type="string">
            <text:p>(n) no.1284 Top2000</text:p>
          </table:table-cell>
          <table:table-cell office:value-type="float" office:value="1284" calcext:value-type="float">
            <text:p>12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T</text:p>
          </table:table-cell>
          <table:table-cell/>
          <table:table-cell table:formula="of:=&quot;(n) no.&quot; &amp; [.D1286] &amp; &quot; Top2000&quot;" office:value-type="string" office:string-value="(n) no.1285 Top2000" calcext:value-type="string">
            <text:p>(n) no.1285 Top2000</text:p>
          </table:table-cell>
          <table:table-cell office:value-type="float" office:value="1285" calcext:value-type="float">
            <text:p>12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xiety</text:p>
          </table:table-cell>
          <table:table-cell/>
          <table:table-cell table:formula="of:=&quot;(n) no.&quot; &amp; [.D1287] &amp; &quot; Top2000&quot;" office:value-type="string" office:string-value="(n) no.1286 Top2000" calcext:value-type="string">
            <text:p>(n) no.1286 Top2000</text:p>
          </table:table-cell>
          <table:table-cell office:value-type="float" office:value="1286" calcext:value-type="float">
            <text:p>12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nsation</text:p>
          </table:table-cell>
          <table:table-cell/>
          <table:table-cell table:formula="of:=&quot;(n) no.&quot; &amp; [.D1288] &amp; &quot; Top2000&quot;" office:value-type="string" office:string-value="(n) no.1287 Top2000" calcext:value-type="string">
            <text:p>(n) no.1287 Top2000</text:p>
          </table:table-cell>
          <table:table-cell office:value-type="float" office:value="1287" calcext:value-type="float">
            <text:p>12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ltant</text:p>
          </table:table-cell>
          <table:table-cell/>
          <table:table-cell table:formula="of:=&quot;(n) no.&quot; &amp; [.D1289] &amp; &quot; Top2000&quot;" office:value-type="string" office:string-value="(n) no.1288 Top2000" calcext:value-type="string">
            <text:p>(n) no.1288 Top2000</text:p>
          </table:table-cell>
          <table:table-cell office:value-type="float" office:value="1288" calcext:value-type="float">
            <text:p>12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</text:p>
          </table:table-cell>
          <table:table-cell/>
          <table:table-cell table:formula="of:=&quot;(n) no.&quot; &amp; [.D1290] &amp; &quot; Top2000&quot;" office:value-type="string" office:string-value="(n) no.1289 Top2000" calcext:value-type="string">
            <text:p>(n) no.1289 Top2000</text:p>
          </table:table-cell>
          <table:table-cell office:value-type="float" office:value="1289" calcext:value-type="float">
            <text:p>12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hing</text:p>
          </table:table-cell>
          <table:table-cell/>
          <table:table-cell table:formula="of:=&quot;(n) no.&quot; &amp; [.D1291] &amp; &quot; Top2000&quot;" office:value-type="string" office:string-value="(n) no.1290 Top2000" calcext:value-type="string">
            <text:p>(n) no.1290 Top2000</text:p>
          </table:table-cell>
          <table:table-cell office:value-type="float" office:value="1290" calcext:value-type="float">
            <text:p>12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ula</text:p>
          </table:table-cell>
          <table:table-cell/>
          <table:table-cell table:formula="of:=&quot;(n) no.&quot; &amp; [.D1292] &amp; &quot; Top2000&quot;" office:value-type="string" office:string-value="(n) no.1291 Top2000" calcext:value-type="string">
            <text:p>(n) no.1291 Top2000</text:p>
          </table:table-cell>
          <table:table-cell office:value-type="float" office:value="1291" calcext:value-type="float">
            <text:p>12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urnalist</text:p>
          </table:table-cell>
          <table:table-cell/>
          <table:table-cell table:formula="of:=&quot;(n) no.&quot; &amp; [.D1293] &amp; &quot; Top2000&quot;" office:value-type="string" office:string-value="(n) no.1292 Top2000" calcext:value-type="string">
            <text:p>(n) no.1292 Top2000</text:p>
          </table:table-cell>
          <table:table-cell office:value-type="float" office:value="1292" calcext:value-type="float">
            <text:p>12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cture</text:p>
          </table:table-cell>
          <table:table-cell/>
          <table:table-cell table:formula="of:=&quot;(n) no.&quot; &amp; [.D1294] &amp; &quot; Top2000&quot;" office:value-type="string" office:string-value="(n) no.1293 Top2000" calcext:value-type="string">
            <text:p>(n) no.1293 Top2000</text:p>
          </table:table-cell>
          <table:table-cell office:value-type="float" office:value="1293" calcext:value-type="float">
            <text:p>12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ck</text:p>
          </table:table-cell>
          <table:table-cell/>
          <table:table-cell table:formula="of:=&quot;(n) no.&quot; &amp; [.D1295] &amp; &quot; Top2000&quot;" office:value-type="string" office:string-value="(n) no.1294 Top2000" calcext:value-type="string">
            <text:p>(n) no.1294 Top2000</text:p>
          </table:table-cell>
          <table:table-cell office:value-type="float" office:value="1294" calcext:value-type="float">
            <text:p>12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sion</text:p>
          </table:table-cell>
          <table:table-cell/>
          <table:table-cell table:formula="of:=&quot;(n) no.&quot; &amp; [.D1296] &amp; &quot; Top2000&quot;" office:value-type="string" office:string-value="(n) no.1295 Top2000" calcext:value-type="string">
            <text:p>(n) no.1295 Top2000</text:p>
          </table:table-cell>
          <table:table-cell office:value-type="float" office:value="1295" calcext:value-type="float">
            <text:p>12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cupation</text:p>
          </table:table-cell>
          <table:table-cell/>
          <table:table-cell table:formula="of:=&quot;(n) no.&quot; &amp; [.D1297] &amp; &quot; Top2000&quot;" office:value-type="string" office:string-value="(n) no.1296 Top2000" calcext:value-type="string">
            <text:p>(n) no.1296 Top2000</text:p>
          </table:table-cell>
          <table:table-cell office:value-type="float" office:value="1296" calcext:value-type="float">
            <text:p>12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</text:p>
          </table:table-cell>
          <table:table-cell/>
          <table:table-cell table:formula="of:=&quot;(n) no.&quot; &amp; [.D1298] &amp; &quot; Top2000&quot;" office:value-type="string" office:string-value="(n) no.1297 Top2000" calcext:value-type="string">
            <text:p>(n) no.1297 Top2000</text:p>
          </table:table-cell>
          <table:table-cell office:value-type="float" office:value="1297" calcext:value-type="float">
            <text:p>1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age</text:p>
          </table:table-cell>
          <table:table-cell/>
          <table:table-cell table:formula="of:=&quot;(n) no.&quot; &amp; [.D1299] &amp; &quot; Top2000&quot;" office:value-type="string" office:string-value="(n) no.1298 Top2000" calcext:value-type="string">
            <text:p>(n) no.1298 Top2000</text:p>
          </table:table-cell>
          <table:table-cell office:value-type="float" office:value="1298" calcext:value-type="float">
            <text:p>12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et</text:p>
          </table:table-cell>
          <table:table-cell/>
          <table:table-cell table:formula="of:=&quot;(n) no.&quot; &amp; [.D1300] &amp; &quot; Top2000&quot;" office:value-type="string" office:string-value="(n) no.1299 Top2000" calcext:value-type="string">
            <text:p>(n) no.1299 Top2000</text:p>
          </table:table-cell>
          <table:table-cell office:value-type="float" office:value="1299" calcext:value-type="float">
            <text:p>12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ark</text:p>
          </table:table-cell>
          <table:table-cell/>
          <table:table-cell table:formula="of:=&quot;(n) no.&quot; &amp; [.D1301] &amp; &quot; Top2000&quot;" office:value-type="string" office:string-value="(n) no.1300 Top2000" calcext:value-type="string">
            <text:p>(n) no.1300 Top2000</text:p>
          </table:table-cell>
          <table:table-cell office:value-type="float" office:value="1300" calcext:value-type="float">
            <text:p>1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/>
          <table:table-cell table:formula="of:=&quot;(n) no.&quot; &amp; [.D1302] &amp; &quot; Top2000&quot;" office:value-type="string" office:string-value="(n) no.1301 Top2000" calcext:value-type="string">
            <text:p>(n) no.1301 Top2000</text:p>
          </table:table-cell>
          <table:table-cell office:value-type="float" office:value="1301" calcext:value-type="float">
            <text:p>13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pplier</text:p>
          </table:table-cell>
          <table:table-cell/>
          <table:table-cell table:formula="of:=&quot;(n) no.&quot; &amp; [.D1303] &amp; &quot; Top2000&quot;" office:value-type="string" office:string-value="(n) no.1302 Top2000" calcext:value-type="string">
            <text:p>(n) no.1302 Top2000</text:p>
          </table:table-cell>
          <table:table-cell office:value-type="float" office:value="1302" calcext:value-type="float">
            <text:p>13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vival</text:p>
          </table:table-cell>
          <table:table-cell/>
          <table:table-cell table:formula="of:=&quot;(n) no.&quot; &amp; [.D1304] &amp; &quot; Top2000&quot;" office:value-type="string" office:string-value="(n) no.1303 Top2000" calcext:value-type="string">
            <text:p>(n) no.1303 Top2000</text:p>
          </table:table-cell>
          <table:table-cell office:value-type="float" office:value="1303" calcext:value-type="float">
            <text:p>13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il</text:p>
          </table:table-cell>
          <table:table-cell/>
          <table:table-cell table:formula="of:=&quot;(n) no.&quot; &amp; [.D1305] &amp; &quot; Top2000&quot;" office:value-type="string" office:string-value="(n) no.1304 Top2000" calcext:value-type="string">
            <text:p>(n) no.1304 Top2000</text:p>
          </table:table-cell>
          <table:table-cell office:value-type="float" office:value="1304" calcext:value-type="float">
            <text:p>13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e</text:p>
          </table:table-cell>
          <table:table-cell/>
          <table:table-cell table:formula="of:=&quot;(n) no.&quot; &amp; [.D1306] &amp; &quot; Top2000&quot;" office:value-type="string" office:string-value="(n) no.1305 Top2000" calcext:value-type="string">
            <text:p>(n) no.1305 Top2000</text:p>
          </table:table-cell>
          <table:table-cell office:value-type="float" office:value="1305" calcext:value-type="float">
            <text:p>1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tch</text:p>
          </table:table-cell>
          <table:table-cell/>
          <table:table-cell table:formula="of:=&quot;(n) no.&quot; &amp; [.D1307] &amp; &quot; Top2000&quot;" office:value-type="string" office:string-value="(n) no.1306 Top2000" calcext:value-type="string">
            <text:p>(n) no.1306 Top2000</text:p>
          </table:table-cell>
          <table:table-cell office:value-type="float" office:value="1306" calcext:value-type="float">
            <text:p>13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shop</text:p>
          </table:table-cell>
          <table:table-cell/>
          <table:table-cell table:formula="of:=&quot;(n) no.&quot; &amp; [.D1308] &amp; &quot; Top2000&quot;" office:value-type="string" office:string-value="(n) no.1307 Top2000" calcext:value-type="string">
            <text:p>(n) no.1307 Top2000</text:p>
          </table:table-cell>
          <table:table-cell office:value-type="float" office:value="1307" calcext:value-type="float">
            <text:p>13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cohol</text:p>
          </table:table-cell>
          <table:table-cell/>
          <table:table-cell table:formula="of:=&quot;(n) no.&quot; &amp; [.D1309] &amp; &quot; Top2000&quot;" office:value-type="string" office:string-value="(n) no.1308 Top2000" calcext:value-type="string">
            <text:p>(n) no.1308 Top2000</text:p>
          </table:table-cell>
          <table:table-cell office:value-type="float" office:value="1308" calcext:value-type="float">
            <text:p>13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rrier</text:p>
          </table:table-cell>
          <table:table-cell/>
          <table:table-cell table:formula="of:=&quot;(n) no.&quot; &amp; [.D1310] &amp; &quot; Top2000&quot;" office:value-type="string" office:string-value="(n) no.1309 Top2000" calcext:value-type="string">
            <text:p>(n) no.1309 Top2000</text:p>
          </table:table-cell>
          <table:table-cell office:value-type="float" office:value="1309" calcext:value-type="float">
            <text:p>13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mate</text:p>
          </table:table-cell>
          <table:table-cell/>
          <table:table-cell table:formula="of:=&quot;(n) no.&quot; &amp; [.D1311] &amp; &quot; Top2000&quot;" office:value-type="string" office:string-value="(n) no.1310 Top2000" calcext:value-type="string">
            <text:p>(n) no.1310 Top2000</text:p>
          </table:table-cell>
          <table:table-cell office:value-type="float" office:value="1310" calcext:value-type="float">
            <text:p>1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tive</text:p>
          </table:table-cell>
          <table:table-cell/>
          <table:table-cell table:formula="of:=&quot;(n) no.&quot; &amp; [.D1312] &amp; &quot; Top2000&quot;" office:value-type="string" office:string-value="(n) no.1311 Top2000" calcext:value-type="string">
            <text:p>(n) no.1311 Top2000</text:p>
          </table:table-cell>
          <table:table-cell office:value-type="float" office:value="1311" calcext:value-type="float">
            <text:p>13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p</text:p>
          </table:table-cell>
          <table:table-cell/>
          <table:table-cell table:formula="of:=&quot;(n) no.&quot; &amp; [.D1313] &amp; &quot; Top2000&quot;" office:value-type="string" office:string-value="(n) no.1312 Top2000" calcext:value-type="string">
            <text:p>(n) no.1312 Top2000</text:p>
          </table:table-cell>
          <table:table-cell office:value-type="float" office:value="1312" calcext:value-type="float">
            <text:p>13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k</text:p>
          </table:table-cell>
          <table:table-cell/>
          <table:table-cell table:formula="of:=&quot;(n) no.&quot; &amp; [.D1314] &amp; &quot; Top2000&quot;" office:value-type="string" office:string-value="(n) no.1313 Top2000" calcext:value-type="string">
            <text:p>(n) no.1313 Top2000</text:p>
          </table:table-cell>
          <table:table-cell office:value-type="float" office:value="1313" calcext:value-type="float">
            <text:p>13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tune</text:p>
          </table:table-cell>
          <table:table-cell/>
          <table:table-cell table:formula="of:=&quot;(n) no.&quot; &amp; [.D1315] &amp; &quot; Top2000&quot;" office:value-type="string" office:string-value="(n) no.1314 Top2000" calcext:value-type="string">
            <text:p>(n) no.1314 Top2000</text:p>
          </table:table-cell>
          <table:table-cell office:value-type="float" office:value="1314" calcext:value-type="float">
            <text:p>1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ven</text:p>
          </table:table-cell>
          <table:table-cell/>
          <table:table-cell table:formula="of:=&quot;(n) no.&quot; &amp; [.D1316] &amp; &quot; Top2000&quot;" office:value-type="string" office:string-value="(n) no.1315 Top2000" calcext:value-type="string">
            <text:p>(n) no.1315 Top2000</text:p>
          </table:table-cell>
          <table:table-cell office:value-type="float" office:value="1315" calcext:value-type="float">
            <text:p>1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d</text:p>
          </table:table-cell>
          <table:table-cell/>
          <table:table-cell table:formula="of:=&quot;(n) no.&quot; &amp; [.D1317] &amp; &quot; Top2000&quot;" office:value-type="string" office:string-value="(n) no.1316 Top2000" calcext:value-type="string">
            <text:p>(n) no.1316 Top2000</text:p>
          </table:table-cell>
          <table:table-cell office:value-type="float" office:value="1316" calcext:value-type="float">
            <text:p>13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cation</text:p>
          </table:table-cell>
          <table:table-cell/>
          <table:table-cell table:formula="of:=&quot;(n) no.&quot; &amp; [.D1318] &amp; &quot; Top2000&quot;" office:value-type="string" office:string-value="(n) no.1317 Top2000" calcext:value-type="string">
            <text:p>(n) no.1317 Top2000</text:p>
          </table:table-cell>
          <table:table-cell office:value-type="float" office:value="1317" calcext:value-type="float">
            <text:p>13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asurement</text:p>
          </table:table-cell>
          <table:table-cell/>
          <table:table-cell table:formula="of:=&quot;(n) no.&quot; &amp; [.D1319] &amp; &quot; Top2000&quot;" office:value-type="string" office:string-value="(n) no.1318 Top2000" calcext:value-type="string">
            <text:p>(n) no.1318 Top2000</text:p>
          </table:table-cell>
          <table:table-cell office:value-type="float" office:value="1318" calcext:value-type="float">
            <text:p>13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</text:p>
          </table:table-cell>
          <table:table-cell/>
          <table:table-cell table:formula="of:=&quot;(n) no.&quot; &amp; [.D1320] &amp; &quot; Top2000&quot;" office:value-type="string" office:string-value="(n) no.1319 Top2000" calcext:value-type="string">
            <text:p>(n) no.1319 Top2000</text:p>
          </table:table-cell>
          <table:table-cell office:value-type="float" office:value="1319" calcext:value-type="float">
            <text:p>13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on</text:p>
          </table:table-cell>
          <table:table-cell/>
          <table:table-cell table:formula="of:=&quot;(n) no.&quot; &amp; [.D1321] &amp; &quot; Top2000&quot;" office:value-type="string" office:string-value="(n) no.1320 Top2000" calcext:value-type="string">
            <text:p>(n) no.1320 Top2000</text:p>
          </table:table-cell>
          <table:table-cell office:value-type="float" office:value="1320" calcext:value-type="float">
            <text:p>1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t</text:p>
          </table:table-cell>
          <table:table-cell/>
          <table:table-cell table:formula="of:=&quot;(n) no.&quot; &amp; [.D1322] &amp; &quot; Top2000&quot;" office:value-type="string" office:string-value="(n) no.1321 Top2000" calcext:value-type="string">
            <text:p>(n) no.1321 Top2000</text:p>
          </table:table-cell>
          <table:table-cell office:value-type="float" office:value="1321" calcext:value-type="float">
            <text:p>13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server</text:p>
          </table:table-cell>
          <table:table-cell/>
          <table:table-cell table:formula="of:=&quot;(n) no.&quot; &amp; [.D1323] &amp; &quot; Top2000&quot;" office:value-type="string" office:string-value="(n) no.1322 Top2000" calcext:value-type="string">
            <text:p>(n) no.1322 Top2000</text:p>
          </table:table-cell>
          <table:table-cell office:value-type="float" office:value="1322" calcext:value-type="float">
            <text:p>13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ponent</text:p>
          </table:table-cell>
          <table:table-cell/>
          <table:table-cell table:formula="of:=&quot;(n) no.&quot; &amp; [.D1324] &amp; &quot; Top2000&quot;" office:value-type="string" office:string-value="(n) no.1323 Top2000" calcext:value-type="string">
            <text:p>(n) no.1323 Top2000</text:p>
          </table:table-cell>
          <table:table-cell office:value-type="float" office:value="1323" calcext:value-type="float">
            <text:p>13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wnership</text:p>
          </table:table-cell>
          <table:table-cell/>
          <table:table-cell table:formula="of:=&quot;(n) no.&quot; &amp; [.D1325] &amp; &quot; Top2000&quot;" office:value-type="string" office:string-value="(n) no.1324 Top2000" calcext:value-type="string">
            <text:p>(n) no.1324 Top2000</text:p>
          </table:table-cell>
          <table:table-cell office:value-type="float" office:value="1324" calcext:value-type="float">
            <text:p>13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ch</text:p>
          </table:table-cell>
          <table:table-cell/>
          <table:table-cell table:formula="of:=&quot;(n) no.&quot; &amp; [.D1326] &amp; &quot; Top2000&quot;" office:value-type="string" office:string-value="(n) no.1325 Top2000" calcext:value-type="string">
            <text:p>(n) no.1325 Top2000</text:p>
          </table:table-cell>
          <table:table-cell office:value-type="float" office:value="1325" calcext:value-type="float">
            <text:p>1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ctitioner</text:p>
          </table:table-cell>
          <table:table-cell/>
          <table:table-cell table:formula="of:=&quot;(n) no.&quot; &amp; [.D1327] &amp; &quot; Top2000&quot;" office:value-type="string" office:string-value="(n) no.1326 Top2000" calcext:value-type="string">
            <text:p>(n) no.1326 Top2000</text:p>
          </table:table-cell>
          <table:table-cell office:value-type="float" office:value="1326" calcext:value-type="float">
            <text:p>13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yer</text:p>
          </table:table-cell>
          <table:table-cell/>
          <table:table-cell table:formula="of:=&quot;(n) no.&quot; &amp; [.D1328] &amp; &quot; Top2000&quot;" office:value-type="string" office:string-value="(n) no.1327 Top2000" calcext:value-type="string">
            <text:p>(n) no.1327 Top2000</text:p>
          </table:table-cell>
          <table:table-cell office:value-type="float" office:value="1327" calcext:value-type="float">
            <text:p>13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ference</text:p>
          </table:table-cell>
          <table:table-cell/>
          <table:table-cell table:formula="of:=&quot;(n) no.&quot; &amp; [.D1329] &amp; &quot; Top2000&quot;" office:value-type="string" office:string-value="(n) no.1328 Top2000" calcext:value-type="string">
            <text:p>(n) no.1328 Top2000</text:p>
          </table:table-cell>
          <table:table-cell office:value-type="float" office:value="1328" calcext:value-type="float">
            <text:p>13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l</text:p>
          </table:table-cell>
          <table:table-cell/>
          <table:table-cell table:formula="of:=&quot;(n) no.&quot; &amp; [.D1330] &amp; &quot; Top2000&quot;" office:value-type="string" office:string-value="(n) no.1329 Top2000" calcext:value-type="string">
            <text:p>(n) no.1329 Top2000</text:p>
          </table:table-cell>
          <table:table-cell office:value-type="float" office:value="1329" calcext:value-type="float">
            <text:p>13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now</text:p>
          </table:table-cell>
          <table:table-cell/>
          <table:table-cell table:formula="of:=&quot;(n) no.&quot; &amp; [.D1331] &amp; &quot; Top2000&quot;" office:value-type="string" office:string-value="(n) no.1330 Top2000" calcext:value-type="string">
            <text:p>(n) no.1330 Top2000</text:p>
          </table:table-cell>
          <table:table-cell office:value-type="float" office:value="1330" calcext:value-type="float">
            <text:p>1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mach</text:p>
          </table:table-cell>
          <table:table-cell/>
          <table:table-cell table:formula="of:=&quot;(n) no.&quot; &amp; [.D1332] &amp; &quot; Top2000&quot;" office:value-type="string" office:string-value="(n) no.1331 Top2000" calcext:value-type="string">
            <text:p>(n) no.1331 Top2000</text:p>
          </table:table-cell>
          <table:table-cell office:value-type="float" office:value="1331" calcext:value-type="float">
            <text:p>13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bol</text:p>
          </table:table-cell>
          <table:table-cell/>
          <table:table-cell table:formula="of:=&quot;(n) no.&quot; &amp; [.D1333] &amp; &quot; Top2000&quot;" office:value-type="string" office:string-value="(n) no.1332 Top2000" calcext:value-type="string">
            <text:p>(n) no.1332 Top2000</text:p>
          </table:table-cell>
          <table:table-cell office:value-type="float" office:value="1332" calcext:value-type="float">
            <text:p>13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p</text:p>
          </table:table-cell>
          <table:table-cell/>
          <table:table-cell table:formula="of:=&quot;(n) no.&quot; &amp; [.D1334] &amp; &quot; Top2000&quot;" office:value-type="string" office:string-value="(n) no.1333 Top2000" calcext:value-type="string">
            <text:p>(n) no.1333 Top2000</text:p>
          </table:table-cell>
          <table:table-cell office:value-type="float" office:value="1333" calcext:value-type="float">
            <text:p>1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table:formula="of:=&quot;(n) no.&quot; &amp; [.D1335] &amp; &quot; Top2000&quot;" office:value-type="string" office:string-value="(n) no.1334 Top2000" calcext:value-type="string">
            <text:p>(n) no.1334 Top2000</text:p>
          </table:table-cell>
          <table:table-cell office:value-type="float" office:value="1334" calcext:value-type="float">
            <text:p>13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wl</text:p>
          </table:table-cell>
          <table:table-cell/>
          <table:table-cell table:formula="of:=&quot;(n) no.&quot; &amp; [.D1336] &amp; &quot; Top2000&quot;" office:value-type="string" office:string-value="(n) no.1335 Top2000" calcext:value-type="string">
            <text:p>(n) no.1335 Top2000</text:p>
          </table:table-cell>
          <table:table-cell office:value-type="float" office:value="1335" calcext:value-type="float">
            <text:p>13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rden</text:p>
          </table:table-cell>
          <table:table-cell/>
          <table:table-cell table:formula="of:=&quot;(n) no.&quot; &amp; [.D1337] &amp; &quot; Top2000&quot;" office:value-type="string" office:string-value="(n) no.1336 Top2000" calcext:value-type="string">
            <text:p>(n) no.1336 Top2000</text:p>
          </table:table-cell>
          <table:table-cell office:value-type="float" office:value="1336" calcext:value-type="float">
            <text:p>13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alogue</text:p>
          </table:table-cell>
          <table:table-cell/>
          <table:table-cell table:formula="of:=&quot;(n) no.&quot; &amp; [.D1338] &amp; &quot; Top2000&quot;" office:value-type="string" office:string-value="(n) no.1337 Top2000" calcext:value-type="string">
            <text:p>(n) no.1337 Top2000</text:p>
          </table:table-cell>
          <table:table-cell office:value-type="float" office:value="1337" calcext:value-type="float">
            <text:p>13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ese</text:p>
          </table:table-cell>
          <table:table-cell/>
          <table:table-cell table:formula="of:=&quot;(n) no.&quot; &amp; [.D1339] &amp; &quot; Top2000&quot;" office:value-type="string" office:string-value="(n) no.1338 Top2000" calcext:value-type="string">
            <text:p>(n) no.1338 Top2000</text:p>
          </table:table-cell>
          <table:table-cell office:value-type="float" office:value="1338" calcext:value-type="float">
            <text:p>13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fusion</text:p>
          </table:table-cell>
          <table:table-cell/>
          <table:table-cell table:formula="of:=&quot;(n) no.&quot; &amp; [.D1340] &amp; &quot; Top2000&quot;" office:value-type="string" office:string-value="(n) no.1339 Top2000" calcext:value-type="string">
            <text:p>(n) no.1339 Top2000</text:p>
          </table:table-cell>
          <table:table-cell office:value-type="float" office:value="1339" calcext:value-type="float">
            <text:p>13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t</text:p>
          </table:table-cell>
          <table:table-cell/>
          <table:table-cell table:formula="of:=&quot;(n) no.&quot; &amp; [.D1341] &amp; &quot; Top2000&quot;" office:value-type="string" office:string-value="(n) no.1340 Top2000" calcext:value-type="string">
            <text:p>(n) no.1340 Top2000</text:p>
          </table:table-cell>
          <table:table-cell office:value-type="float" office:value="1340" calcext:value-type="float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mension</text:p>
          </table:table-cell>
          <table:table-cell/>
          <table:table-cell table:formula="of:=&quot;(n) no.&quot; &amp; [.D1342] &amp; &quot; Top2000&quot;" office:value-type="string" office:string-value="(n) no.1341 Top2000" calcext:value-type="string">
            <text:p>(n) no.1341 Top2000</text:p>
          </table:table-cell>
          <table:table-cell office:value-type="float" office:value="1341" calcext:value-type="float">
            <text:p>13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h</text:p>
          </table:table-cell>
          <table:table-cell/>
          <table:table-cell table:formula="of:=&quot;(n) no.&quot; &amp; [.D1343] &amp; &quot; Top2000&quot;" office:value-type="string" office:string-value="(n) no.1342 Top2000" calcext:value-type="string">
            <text:p>(n) no.1342 Top2000</text:p>
          </table:table-cell>
          <table:table-cell office:value-type="float" office:value="1342" calcext:value-type="float">
            <text:p>13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husiasm</text:p>
          </table:table-cell>
          <table:table-cell/>
          <table:table-cell table:formula="of:=&quot;(n) no.&quot; &amp; [.D1344] &amp; &quot; Top2000&quot;" office:value-type="string" office:string-value="(n) no.1343 Top2000" calcext:value-type="string">
            <text:p>(n) no.1343 Top2000</text:p>
          </table:table-cell>
          <table:table-cell office:value-type="float" office:value="1343" calcext:value-type="float">
            <text:p>13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aluation</text:p>
          </table:table-cell>
          <table:table-cell/>
          <table:table-cell table:formula="of:=&quot;(n) no.&quot; &amp; [.D1345] &amp; &quot; Top2000&quot;" office:value-type="string" office:string-value="(n) no.1344 Top2000" calcext:value-type="string">
            <text:p>(n) no.1344 Top2000</text:p>
          </table:table-cell>
          <table:table-cell office:value-type="float" office:value="1344" calcext:value-type="float">
            <text:p>1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storian</text:p>
          </table:table-cell>
          <table:table-cell/>
          <table:table-cell table:formula="of:=&quot;(n) no.&quot; &amp; [.D1346] &amp; &quot; Top2000&quot;" office:value-type="string" office:string-value="(n) no.1345 Top2000" calcext:value-type="string">
            <text:p>(n) no.1345 Top2000</text:p>
          </table:table-cell>
          <table:table-cell office:value-type="float" office:value="1345" calcext:value-type="float">
            <text:p>13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lementation</text:p>
          </table:table-cell>
          <table:table-cell/>
          <table:table-cell table:formula="of:=&quot;(n) no.&quot; &amp; [.D1347] &amp; &quot; Top2000&quot;" office:value-type="string" office:string-value="(n) no.1346 Top2000" calcext:value-type="string">
            <text:p>(n) no.1346 Top2000</text:p>
          </table:table-cell>
          <table:table-cell office:value-type="float" office:value="1346" calcext:value-type="float">
            <text:p>13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val</text:p>
          </table:table-cell>
          <table:table-cell/>
          <table:table-cell table:formula="of:=&quot;(n) no.&quot; &amp; [.D1348] &amp; &quot; Top2000&quot;" office:value-type="string" office:string-value="(n) no.1347 Top2000" calcext:value-type="string">
            <text:p>(n) no.1347 Top2000</text:p>
          </table:table-cell>
          <table:table-cell office:value-type="float" office:value="1347" calcext:value-type="float">
            <text:p>13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</text:p>
          </table:table-cell>
          <table:table-cell/>
          <table:table-cell table:formula="of:=&quot;(n) no.&quot; &amp; [.D1349] &amp; &quot; Top2000&quot;" office:value-type="string" office:string-value="(n) no.1348 Top2000" calcext:value-type="string">
            <text:p>(n) no.1348 Top2000</text:p>
          </table:table-cell>
          <table:table-cell office:value-type="float" office:value="1348" calcext:value-type="float">
            <text:p>13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cess</text:p>
          </table:table-cell>
          <table:table-cell/>
          <table:table-cell table:formula="of:=&quot;(n) no.&quot; &amp; [.D1350] &amp; &quot; Top2000&quot;" office:value-type="string" office:string-value="(n) no.1349 Top2000" calcext:value-type="string">
            <text:p>(n) no.1349 Top2000</text:p>
          </table:table-cell>
          <table:table-cell office:value-type="float" office:value="1349" calcext:value-type="float">
            <text:p>13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essional</text:p>
          </table:table-cell>
          <table:table-cell/>
          <table:table-cell table:formula="of:=&quot;(n) no.&quot; &amp; [.D1351] &amp; &quot; Top2000&quot;" office:value-type="string" office:string-value="(n) no.1350 Top2000" calcext:value-type="string">
            <text:p>(n) no.1350 Top2000</text:p>
          </table:table-cell>
          <table:table-cell office:value-type="float" office:value="1350" calcext:value-type="float">
            <text:p>13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blisher</text:p>
          </table:table-cell>
          <table:table-cell/>
          <table:table-cell table:formula="of:=&quot;(n) no.&quot; &amp; [.D1352] &amp; &quot; Top2000&quot;" office:value-type="string" office:string-value="(n) no.1351 Top2000" calcext:value-type="string">
            <text:p>(n) no.1351 Top2000</text:p>
          </table:table-cell>
          <table:table-cell office:value-type="float" office:value="1351" calcext:value-type="float">
            <text:p>13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isfaction</text:p>
          </table:table-cell>
          <table:table-cell/>
          <table:table-cell table:formula="of:=&quot;(n) no.&quot; &amp; [.D1353] &amp; &quot; Top2000&quot;" office:value-type="string" office:string-value="(n) no.1352 Top2000" calcext:value-type="string">
            <text:p>(n) no.1352 Top2000</text:p>
          </table:table-cell>
          <table:table-cell office:value-type="float" office:value="1352" calcext:value-type="float">
            <text:p>13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edule</text:p>
          </table:table-cell>
          <table:table-cell/>
          <table:table-cell table:formula="of:=&quot;(n) no.&quot; &amp; [.D1354] &amp; &quot; Top2000&quot;" office:value-type="string" office:string-value="(n) no.1353 Top2000" calcext:value-type="string">
            <text:p>(n) no.1353 Top2000</text:p>
          </table:table-cell>
          <table:table-cell office:value-type="float" office:value="1353" calcext:value-type="float">
            <text:p>1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ep</text:p>
          </table:table-cell>
          <table:table-cell/>
          <table:table-cell table:formula="of:=&quot;(n) no.&quot; &amp; [.D1355] &amp; &quot; Top2000&quot;" office:value-type="string" office:string-value="(n) no.1354 Top2000" calcext:value-type="string">
            <text:p>(n) no.1354 Top2000</text:p>
          </table:table-cell>
          <table:table-cell office:value-type="float" office:value="1354" calcext:value-type="float">
            <text:p>13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l</text:p>
          </table:table-cell>
          <table:table-cell/>
          <table:table-cell table:formula="of:=&quot;(n) no.&quot; &amp; [.D1356] &amp; &quot; Top2000&quot;" office:value-type="string" office:string-value="(n) no.1355 Top2000" calcext:value-type="string">
            <text:p>(n) no.1355 Top2000</text:p>
          </table:table-cell>
          <table:table-cell office:value-type="float" office:value="1355" calcext:value-type="float">
            <text:p>1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age</text:p>
          </table:table-cell>
          <table:table-cell/>
          <table:table-cell table:formula="of:=&quot;(n) no.&quot; &amp; [.D1357] &amp; &quot; Top2000&quot;" office:value-type="string" office:string-value="(n) no.1356 Top2000" calcext:value-type="string">
            <text:p>(n) no.1356 Top2000</text:p>
          </table:table-cell>
          <table:table-cell office:value-type="float" office:value="1356" calcext:value-type="float">
            <text:p>13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table:formula="of:=&quot;(n) no.&quot; &amp; [.D1358] &amp; &quot; Top2000&quot;" office:value-type="string" office:string-value="(n) no.1357 Top2000" calcext:value-type="string">
            <text:p>(n) no.1357 Top2000</text:p>
          </table:table-cell>
          <table:table-cell office:value-type="float" office:value="1357" calcext:value-type="float">
            <text:p>13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lent</text:p>
          </table:table-cell>
          <table:table-cell/>
          <table:table-cell table:formula="of:=&quot;(n) no.&quot; &amp; [.D1359] &amp; &quot; Top2000&quot;" office:value-type="string" office:string-value="(n) no.1358 Top2000" calcext:value-type="string">
            <text:p>(n) no.1358 Top2000</text:p>
          </table:table-cell>
          <table:table-cell office:value-type="float" office:value="1358" calcext:value-type="float">
            <text:p>13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be</text:p>
          </table:table-cell>
          <table:table-cell/>
          <table:table-cell table:formula="of:=&quot;(n) no.&quot; &amp; [.D1360] &amp; &quot; Top2000&quot;" office:value-type="string" office:string-value="(n) no.1359 Top2000" calcext:value-type="string">
            <text:p>(n) no.1359 Top2000</text:p>
          </table:table-cell>
          <table:table-cell office:value-type="float" office:value="1359" calcext:value-type="float">
            <text:p>13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sh</text:p>
          </table:table-cell>
          <table:table-cell/>
          <table:table-cell table:formula="of:=&quot;(n) no.&quot; &amp; [.D1361] &amp; &quot; Top2000&quot;" office:value-type="string" office:string-value="(n) no.1360 Top2000" calcext:value-type="string">
            <text:p>(n) no.1360 Top2000</text:p>
          </table:table-cell>
          <table:table-cell office:value-type="float" office:value="1360" calcext:value-type="float">
            <text:p>13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ssion</text:p>
          </table:table-cell>
          <table:table-cell/>
          <table:table-cell table:formula="of:=&quot;(n) no.&quot; &amp; [.D1362] &amp; &quot; Top2000&quot;" office:value-type="string" office:string-value="(n) no.1361 Top2000" calcext:value-type="string">
            <text:p>(n) no.1361 Top2000</text:p>
          </table:table-cell>
          <table:table-cell office:value-type="float" office:value="1361" calcext:value-type="float">
            <text:p>13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</text:p>
          </table:table-cell>
          <table:table-cell/>
          <table:table-cell table:formula="of:=&quot;(n) no.&quot; &amp; [.D1363] &amp; &quot; Top2000&quot;" office:value-type="string" office:string-value="(n) no.1362 Top2000" calcext:value-type="string">
            <text:p>(n) no.1362 Top2000</text:p>
          </table:table-cell>
          <table:table-cell office:value-type="float" office:value="1362" calcext:value-type="float">
            <text:p>13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que</text:p>
          </table:table-cell>
          <table:table-cell/>
          <table:table-cell table:formula="of:=&quot;(n) no.&quot; &amp; [.D1364] &amp; &quot; Top2000&quot;" office:value-type="string" office:string-value="(n) no.1363 Top2000" calcext:value-type="string">
            <text:p>(n) no.1363 Top2000</text:p>
          </table:table-cell>
          <table:table-cell office:value-type="float" office:value="1363" calcext:value-type="float">
            <text:p>13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ldhood</text:p>
          </table:table-cell>
          <table:table-cell/>
          <table:table-cell table:formula="of:=&quot;(n) no.&quot; &amp; [.D1365] &amp; &quot; Top2000&quot;" office:value-type="string" office:string-value="(n) no.1364 Top2000" calcext:value-type="string">
            <text:p>(n) no.1364 Top2000</text:p>
          </table:table-cell>
          <table:table-cell office:value-type="float" office:value="1364" calcext:value-type="float">
            <text:p>13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uct</text:p>
          </table:table-cell>
          <table:table-cell/>
          <table:table-cell table:formula="of:=&quot;(n) no.&quot; &amp; [.D1366] &amp; &quot; Top2000&quot;" office:value-type="string" office:string-value="(n) no.1365 Top2000" calcext:value-type="string">
            <text:p>(n) no.1365 Top2000</text:p>
          </table:table-cell>
          <table:table-cell office:value-type="float" office:value="1365" calcext:value-type="float">
            <text:p>1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ultation</text:p>
          </table:table-cell>
          <table:table-cell/>
          <table:table-cell table:formula="of:=&quot;(n) no.&quot; &amp; [.D1367] &amp; &quot; Top2000&quot;" office:value-type="string" office:string-value="(n) no.1366 Top2000" calcext:value-type="string">
            <text:p>(n) no.1366 Top2000</text:p>
          </table:table-cell>
          <table:table-cell office:value-type="float" office:value="1366" calcext:value-type="float">
            <text:p>13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igner</text:p>
          </table:table-cell>
          <table:table-cell/>
          <table:table-cell table:formula="of:=&quot;(n) no.&quot; &amp; [.D1368] &amp; &quot; Top2000&quot;" office:value-type="string" office:string-value="(n) no.1367 Top2000" calcext:value-type="string">
            <text:p>(n) no.1367 Top2000</text:p>
          </table:table-cell>
          <table:table-cell office:value-type="float" office:value="1367" calcext:value-type="float">
            <text:p>13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&quot;(n) no.&quot; &amp; [.D1369] &amp; &quot; Top2000&quot;" office:value-type="string" office:string-value="(n) no.1368 Top2000" calcext:value-type="string">
            <text:p>(n) no.1368 Top2000</text:p>
          </table:table-cell>
          <table:table-cell office:value-type="float" office:value="1368" calcext:value-type="float">
            <text:p>13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p</text:p>
          </table:table-cell>
          <table:table-cell/>
          <table:table-cell table:formula="of:=&quot;(n) no.&quot; &amp; [.D1370] &amp; &quot; Top2000&quot;" office:value-type="string" office:string-value="(n) no.1369 Top2000" calcext:value-type="string">
            <text:p>(n) no.1369 Top2000</text:p>
          </table:table-cell>
          <table:table-cell office:value-type="float" office:value="1369" calcext:value-type="float">
            <text:p>13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bric</text:p>
          </table:table-cell>
          <table:table-cell/>
          <table:table-cell table:formula="of:=&quot;(n) no.&quot; &amp; [.D1371] &amp; &quot; Top2000&quot;" office:value-type="string" office:string-value="(n) no.1370 Top2000" calcext:value-type="string">
            <text:p>(n) no.1370 Top2000</text:p>
          </table:table-cell>
          <table:table-cell office:value-type="float" office:value="1370" calcext:value-type="float">
            <text:p>13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port</text:p>
          </table:table-cell>
          <table:table-cell/>
          <table:table-cell table:formula="of:=&quot;(n) no.&quot; &amp; [.D1372] &amp; &quot; Top2000&quot;" office:value-type="string" office:string-value="(n) no.1371 Top2000" calcext:value-type="string">
            <text:p>(n) no.1371 Top2000</text:p>
          </table:table-cell>
          <table:table-cell office:value-type="float" office:value="1371" calcext:value-type="float">
            <text:p>1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table:formula="of:=&quot;(n) no.&quot; &amp; [.D1373] &amp; &quot; Top2000&quot;" office:value-type="string" office:string-value="(n) no.1372 Top2000" calcext:value-type="string">
            <text:p>(n) no.1372 Top2000</text:p>
          </table:table-cell>
          <table:table-cell office:value-type="float" office:value="1372" calcext:value-type="float">
            <text:p>13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isure</text:p>
          </table:table-cell>
          <table:table-cell/>
          <table:table-cell table:formula="of:=&quot;(n) no.&quot; &amp; [.D1374] &amp; &quot; Top2000&quot;" office:value-type="string" office:string-value="(n) no.1373 Top2000" calcext:value-type="string">
            <text:p>(n) no.1373 Top2000</text:p>
          </table:table-cell>
          <table:table-cell office:value-type="float" office:value="1373" calcext:value-type="float">
            <text:p>13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ver</text:p>
          </table:table-cell>
          <table:table-cell/>
          <table:table-cell table:formula="of:=&quot;(n) no.&quot; &amp; [.D1375] &amp; &quot; Top2000&quot;" office:value-type="string" office:string-value="(n) no.1374 Top2000" calcext:value-type="string">
            <text:p>(n) no.1374 Top2000</text:p>
          </table:table-cell>
          <table:table-cell office:value-type="float" office:value="1374" calcext:value-type="float">
            <text:p>13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chant</text:p>
          </table:table-cell>
          <table:table-cell/>
          <table:table-cell table:formula="of:=&quot;(n) no.&quot; &amp; [.D1376] &amp; &quot; Top2000&quot;" office:value-type="string" office:string-value="(n) no.1375 Top2000" calcext:value-type="string">
            <text:p>(n) no.1375 Top2000</text:p>
          </table:table-cell>
          <table:table-cell office:value-type="float" office:value="1375" calcext:value-type="float">
            <text:p>13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rcent</text:p>
          </table:table-cell>
          <table:table-cell/>
          <table:table-cell table:formula="of:=&quot;(n) no.&quot; &amp; [.D1377] &amp; &quot; Top2000&quot;" office:value-type="string" office:string-value="(n) no.1376 Top2000" calcext:value-type="string">
            <text:p>(n) no.1376 Top2000</text:p>
          </table:table-cell>
          <table:table-cell office:value-type="float" office:value="1376" calcext:value-type="float">
            <text:p>13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etry</text:p>
          </table:table-cell>
          <table:table-cell/>
          <table:table-cell table:formula="of:=&quot;(n) no.&quot; &amp; [.D1378] &amp; &quot; Top2000&quot;" office:value-type="string" office:string-value="(n) no.1377 Top2000" calcext:value-type="string">
            <text:p>(n) no.1377 Top2000</text:p>
          </table:table-cell>
          <table:table-cell office:value-type="float" office:value="1377" calcext:value-type="float">
            <text:p>13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</text:p>
          </table:table-cell>
          <table:table-cell/>
          <table:table-cell table:formula="of:=&quot;(n) no.&quot; &amp; [.D1379] &amp; &quot; Top2000&quot;" office:value-type="string" office:string-value="(n) no.1378 Top2000" calcext:value-type="string">
            <text:p>(n) no.1378 Top2000</text:p>
          </table:table-cell>
          <table:table-cell office:value-type="float" office:value="1378" calcext:value-type="float">
            <text:p>13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of</text:p>
          </table:table-cell>
          <table:table-cell/>
          <table:table-cell table:formula="of:=&quot;(n) no.&quot; &amp; [.D1380] &amp; &quot; Top2000&quot;" office:value-type="string" office:string-value="(n) no.1379 Top2000" calcext:value-type="string">
            <text:p>(n) no.1379 Top2000</text:p>
          </table:table-cell>
          <table:table-cell office:value-type="float" office:value="1379" calcext:value-type="float">
            <text:p>13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ment</text:p>
          </table:table-cell>
          <table:table-cell/>
          <table:table-cell table:formula="of:=&quot;(n) no.&quot; &amp; [.D1381] &amp; &quot; Top2000&quot;" office:value-type="string" office:string-value="(n) no.1380 Top2000" calcext:value-type="string">
            <text:p>(n) no.1380 Top2000</text:p>
          </table:table-cell>
          <table:table-cell office:value-type="float" office:value="1380" calcext:value-type="float">
            <text:p>13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ary</text:p>
          </table:table-cell>
          <table:table-cell/>
          <table:table-cell table:formula="of:=&quot;(n) no.&quot; &amp; [.D1382] &amp; &quot; Top2000&quot;" office:value-type="string" office:string-value="(n) no.1381 Top2000" calcext:value-type="string">
            <text:p>(n) no.1381 Top2000</text:p>
          </table:table-cell>
          <table:table-cell office:value-type="float" office:value="1381" calcext:value-type="float">
            <text:p>13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pping</text:p>
          </table:table-cell>
          <table:table-cell/>
          <table:table-cell table:formula="of:=&quot;(n) no.&quot; &amp; [.D1383] &amp; &quot; Top2000&quot;" office:value-type="string" office:string-value="(n) no.1382 Top2000" calcext:value-type="string">
            <text:p>(n) no.1382 Top2000</text:p>
          </table:table-cell>
          <table:table-cell office:value-type="float" office:value="1382" calcext:value-type="float">
            <text:p>13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oke</text:p>
          </table:table-cell>
          <table:table-cell/>
          <table:table-cell table:formula="of:=&quot;(n) no.&quot; &amp; [.D1384] &amp; &quot; Top2000&quot;" office:value-type="string" office:string-value="(n) no.1383 Top2000" calcext:value-type="string">
            <text:p>(n) no.1383 Top2000</text:p>
          </table:table-cell>
          <table:table-cell office:value-type="float" office:value="1383" calcext:value-type="float">
            <text:p>13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quad</text:p>
          </table:table-cell>
          <table:table-cell/>
          <table:table-cell table:formula="of:=&quot;(n) no.&quot; &amp; [.D1385] &amp; &quot; Top2000&quot;" office:value-type="string" office:string-value="(n) no.1384 Top2000" calcext:value-type="string">
            <text:p>(n) no.1384 Top2000</text:p>
          </table:table-cell>
          <table:table-cell office:value-type="float" office:value="1384" calcext:value-type="float">
            <text:p>1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ke</text:p>
          </table:table-cell>
          <table:table-cell/>
          <table:table-cell table:formula="of:=&quot;(n) no.&quot; &amp; [.D1386] &amp; &quot; Top2000&quot;" office:value-type="string" office:string-value="(n) no.1385 Top2000" calcext:value-type="string">
            <text:p>(n) no.1385 Top2000</text:p>
          </table:table-cell>
          <table:table-cell office:value-type="float" office:value="1385" calcext:value-type="float">
            <text:p>13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am</text:p>
          </table:table-cell>
          <table:table-cell/>
          <table:table-cell table:formula="of:=&quot;(n) no.&quot; &amp; [.D1387] &amp; &quot; Top2000&quot;" office:value-type="string" office:string-value="(n) no.1386 Top2000" calcext:value-type="string">
            <text:p>(n) no.1386 Top2000</text:p>
          </table:table-cell>
          <table:table-cell office:value-type="float" office:value="1386" calcext:value-type="float">
            <text:p>13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in</text:p>
          </table:table-cell>
          <table:table-cell/>
          <table:table-cell table:formula="of:=&quot;(n) no.&quot; &amp; [.D1388] &amp; &quot; Top2000&quot;" office:value-type="string" office:string-value="(n) no.1387 Top2000" calcext:value-type="string">
            <text:p>(n) no.1387 Top2000</text:p>
          </table:table-cell>
          <table:table-cell office:value-type="float" office:value="1387" calcext:value-type="float">
            <text:p>13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ssue</text:p>
          </table:table-cell>
          <table:table-cell/>
          <table:table-cell table:formula="of:=&quot;(n) no.&quot; &amp; [.D1389] &amp; &quot; Top2000&quot;" office:value-type="string" office:string-value="(n) no.1388 Top2000" calcext:value-type="string">
            <text:p>(n) no.1388 Top2000</text:p>
          </table:table-cell>
          <table:table-cell office:value-type="float" office:value="1388" calcext:value-type="float">
            <text:p>13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nel</text:p>
          </table:table-cell>
          <table:table-cell/>
          <table:table-cell table:formula="of:=&quot;(n) no.&quot; &amp; [.D1390] &amp; &quot; Top2000&quot;" office:value-type="string" office:string-value="(n) no.1389 Top2000" calcext:value-type="string">
            <text:p>(n) no.1389 Top2000</text:p>
          </table:table-cell>
          <table:table-cell office:value-type="float" office:value="1389" calcext:value-type="float">
            <text:p>13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over</text:p>
          </table:table-cell>
          <table:table-cell/>
          <table:table-cell table:formula="of:=&quot;(n) no.&quot; &amp; [.D1391] &amp; &quot; Top2000&quot;" office:value-type="string" office:string-value="(n) no.1390 Top2000" calcext:value-type="string">
            <text:p>(n) no.1390 Top2000</text:p>
          </table:table-cell>
          <table:table-cell office:value-type="float" office:value="1390" calcext:value-type="float">
            <text:p>13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ty</text:p>
          </table:table-cell>
          <table:table-cell/>
          <table:table-cell table:formula="of:=&quot;(n) no.&quot; &amp; [.D1392] &amp; &quot; Top2000&quot;" office:value-type="string" office:string-value="(n) no.1391 Top2000" calcext:value-type="string">
            <text:p>(n) no.1391 Top2000</text:p>
          </table:table-cell>
          <table:table-cell office:value-type="float" office:value="1391" calcext:value-type="float">
            <text:p>13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ssel</text:p>
          </table:table-cell>
          <table:table-cell/>
          <table:table-cell table:formula="of:=&quot;(n) no.&quot; &amp; [.D1393] &amp; &quot; Top2000&quot;" office:value-type="string" office:string-value="(n) no.1392 Top2000" calcext:value-type="string">
            <text:p>(n) no.1392 Top2000</text:p>
          </table:table-cell>
          <table:table-cell office:value-type="float" office:value="1392" calcext:value-type="float">
            <text:p>13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</text:p>
          </table:table-cell>
          <table:table-cell/>
          <table:table-cell table:formula="of:=&quot;(n) no.&quot; &amp; [.D1394] &amp; &quot; Top2000&quot;" office:value-type="string" office:string-value="(n) no.1393 Top2000" calcext:value-type="string">
            <text:p>(n) no.1393 Top2000</text:p>
          </table:table-cell>
          <table:table-cell office:value-type="float" office:value="1393" calcext:value-type="float">
            <text:p>13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e</text:p>
          </table:table-cell>
          <table:table-cell/>
          <table:table-cell table:formula="of:=&quot;(n) no.&quot; &amp; [.D1395] &amp; &quot; Top2000&quot;" office:value-type="string" office:string-value="(n) no.1394 Top2000" calcext:value-type="string">
            <text:p>(n) no.1394 Top2000</text:p>
          </table:table-cell>
          <table:table-cell office:value-type="float" office:value="1394" calcext:value-type="float">
            <text:p>13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/>
          <table:table-cell table:formula="of:=&quot;(n) no.&quot; &amp; [.D1396] &amp; &quot; Top2000&quot;" office:value-type="string" office:string-value="(n) no.1395 Top2000" calcext:value-type="string">
            <text:p>(n) no.1395 Top2000</text:p>
          </table:table-cell>
          <table:table-cell office:value-type="float" office:value="1395" calcext:value-type="float">
            <text:p>1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endment</text:p>
          </table:table-cell>
          <table:table-cell/>
          <table:table-cell table:formula="of:=&quot;(n) no.&quot; &amp; [.D1397] &amp; &quot; Top2000&quot;" office:value-type="string" office:string-value="(n) no.1396 Top2000" calcext:value-type="string">
            <text:p>(n) no.1396 Top2000</text:p>
          </table:table-cell>
          <table:table-cell office:value-type="float" office:value="1396" calcext:value-type="float">
            <text:p>13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ouncement</text:p>
          </table:table-cell>
          <table:table-cell/>
          <table:table-cell table:formula="of:=&quot;(n) no.&quot; &amp; [.D1398] &amp; &quot; Top2000&quot;" office:value-type="string" office:string-value="(n) no.1397 Top2000" calcext:value-type="string">
            <text:p>(n) no.1397 Top2000</text:p>
          </table:table-cell>
          <table:table-cell office:value-type="float" office:value="1397" calcext:value-type="float">
            <text:p>13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hroom</text:p>
          </table:table-cell>
          <table:table-cell/>
          <table:table-cell table:formula="of:=&quot;(n) no.&quot; &amp; [.D1399] &amp; &quot; Top2000&quot;" office:value-type="string" office:string-value="(n) no.1398 Top2000" calcext:value-type="string">
            <text:p>(n) no.1398 Top2000</text:p>
          </table:table-cell>
          <table:table-cell office:value-type="float" office:value="1398" calcext:value-type="float">
            <text:p>1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l</text:p>
          </table:table-cell>
          <table:table-cell/>
          <table:table-cell table:formula="of:=&quot;(n) no.&quot; &amp; [.D1400] &amp; &quot; Top2000&quot;" office:value-type="string" office:string-value="(n) no.1399 Top2000" calcext:value-type="string">
            <text:p>(n) no.1399 Top2000</text:p>
          </table:table-cell>
          <table:table-cell office:value-type="float" office:value="1399" calcext:value-type="float">
            <text:p>1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ick</text:p>
          </table:table-cell>
          <table:table-cell/>
          <table:table-cell table:formula="of:=&quot;(n) no.&quot; &amp; [.D1401] &amp; &quot; Top2000&quot;" office:value-type="string" office:string-value="(n) no.1400 Top2000" calcext:value-type="string">
            <text:p>(n) no.1400 Top2000</text:p>
          </table:table-cell>
          <table:table-cell office:value-type="float" office:value="1400" calcext:value-type="float">
            <text:p>1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room</text:p>
          </table:table-cell>
          <table:table-cell/>
          <table:table-cell table:formula="of:=&quot;(n) no.&quot; &amp; [.D1402] &amp; &quot; Top2000&quot;" office:value-type="string" office:string-value="(n) no.1401 Top2000" calcext:value-type="string">
            <text:p>(n) no.1401 Top2000</text:p>
          </table:table-cell>
          <table:table-cell office:value-type="float" office:value="1401" calcext:value-type="float">
            <text:p>14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fort</text:p>
          </table:table-cell>
          <table:table-cell/>
          <table:table-cell table:formula="of:=&quot;(n) no.&quot; &amp; [.D1403] &amp; &quot; Top2000&quot;" office:value-type="string" office:string-value="(n) no.1402 Top2000" calcext:value-type="string">
            <text:p>(n) no.1402 Top2000</text:p>
          </table:table-cell>
          <table:table-cell office:value-type="float" office:value="1402" calcext:value-type="float">
            <text:p>14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x</text:p>
          </table:table-cell>
          <table:table-cell/>
          <table:table-cell table:formula="of:=&quot;(n) no.&quot; &amp; [.D1404] &amp; &quot; Top2000&quot;" office:value-type="string" office:string-value="(n) no.1403 Top2000" calcext:value-type="string">
            <text:p>(n) no.1403 Top2000</text:p>
          </table:table-cell>
          <table:table-cell office:value-type="float" office:value="1403" calcext:value-type="float">
            <text:p>14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iction</text:p>
          </table:table-cell>
          <table:table-cell/>
          <table:table-cell table:formula="of:=&quot;(n) no.&quot; &amp; [.D1405] &amp; &quot; Top2000&quot;" office:value-type="string" office:string-value="(n) no.1404 Top2000" calcext:value-type="string">
            <text:p>(n) no.1404 Top2000</text:p>
          </table:table-cell>
          <table:table-cell office:value-type="float" office:value="1404" calcext:value-type="float">
            <text:p>1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ridor</text:p>
          </table:table-cell>
          <table:table-cell/>
          <table:table-cell table:formula="of:=&quot;(n) no.&quot; &amp; [.D1406] &amp; &quot; Top2000&quot;" office:value-type="string" office:string-value="(n) no.1405 Top2000" calcext:value-type="string">
            <text:p>(n) no.1405 Top2000</text:p>
          </table:table-cell>
          <table:table-cell office:value-type="float" office:value="1405" calcext:value-type="float">
            <text:p>14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ft</text:p>
          </table:table-cell>
          <table:table-cell/>
          <table:table-cell table:formula="of:=&quot;(n) no.&quot; &amp; [.D1407] &amp; &quot; Top2000&quot;" office:value-type="string" office:string-value="(n) no.1406 Top2000" calcext:value-type="string">
            <text:p>(n) no.1406 Top2000</text:p>
          </table:table-cell>
          <table:table-cell office:value-type="float" office:value="1406" calcext:value-type="float">
            <text:p>14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vour</text:p>
          </table:table-cell>
          <table:table-cell/>
          <table:table-cell table:formula="of:=&quot;(n) no.&quot; &amp; [.D1408] &amp; &quot; Top2000&quot;" office:value-type="string" office:string-value="(n) no.1407 Top2000" calcext:value-type="string">
            <text:p>(n) no.1407 Top2000</text:p>
          </table:table-cell>
          <table:table-cell office:value-type="float" office:value="1407" calcext:value-type="float">
            <text:p>14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e</text:p>
          </table:table-cell>
          <table:table-cell/>
          <table:table-cell table:formula="of:=&quot;(n) no.&quot; &amp; [.D1409] &amp; &quot; Top2000&quot;" office:value-type="string" office:string-value="(n) no.1408 Top2000" calcext:value-type="string">
            <text:p>(n) no.1408 Top2000</text:p>
          </table:table-cell>
          <table:table-cell office:value-type="float" office:value="1408" calcext:value-type="float">
            <text:p>1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magination</text:p>
          </table:table-cell>
          <table:table-cell/>
          <table:table-cell table:formula="of:=&quot;(n) no.&quot; &amp; [.D1410] &amp; &quot; Top2000&quot;" office:value-type="string" office:string-value="(n) no.1409 Top2000" calcext:value-type="string">
            <text:p>(n) no.1409 Top2000</text:p>
          </table:table-cell>
          <table:table-cell office:value-type="float" office:value="1409" calcext:value-type="float">
            <text:p>14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ft</text:p>
          </table:table-cell>
          <table:table-cell/>
          <table:table-cell table:formula="of:=&quot;(n) no.&quot; &amp; [.D1411] &amp; &quot; Top2000&quot;" office:value-type="string" office:string-value="(n) no.1410 Top2000" calcext:value-type="string">
            <text:p>(n) no.1410 Top2000</text:p>
          </table:table-cell>
          <table:table-cell office:value-type="float" office:value="1410" calcext:value-type="float">
            <text:p>14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istrate</text:p>
          </table:table-cell>
          <table:table-cell/>
          <table:table-cell table:formula="of:=&quot;(n) no.&quot; &amp; [.D1412] &amp; &quot; Top2000&quot;" office:value-type="string" office:string-value="(n) no.1411 Top2000" calcext:value-type="string">
            <text:p>(n) no.1411 Top2000</text:p>
          </table:table-cell>
          <table:table-cell office:value-type="float" office:value="1411" calcext:value-type="float">
            <text:p>14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se</text:p>
          </table:table-cell>
          <table:table-cell/>
          <table:table-cell table:formula="of:=&quot;(n) no.&quot; &amp; [.D1413] &amp; &quot; Top2000&quot;" office:value-type="string" office:string-value="(n) no.1412 Top2000" calcext:value-type="string">
            <text:p>(n) no.1412 Top2000</text:p>
          </table:table-cell>
          <table:table-cell office:value-type="float" office:value="1412" calcext:value-type="float">
            <text:p>14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ie</text:p>
          </table:table-cell>
          <table:table-cell/>
          <table:table-cell table:formula="of:=&quot;(n) no.&quot; &amp; [.D1414] &amp; &quot; Top2000&quot;" office:value-type="string" office:string-value="(n) no.1413 Top2000" calcext:value-type="string">
            <text:p>(n) no.1413 Top2000</text:p>
          </table:table-cell>
          <table:table-cell office:value-type="float" office:value="1413" calcext:value-type="float">
            <text:p>14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stery</text:p>
          </table:table-cell>
          <table:table-cell/>
          <table:table-cell table:formula="of:=&quot;(n) no.&quot; &amp; [.D1415] &amp; &quot; Top2000&quot;" office:value-type="string" office:string-value="(n) no.1414 Top2000" calcext:value-type="string">
            <text:p>(n) no.1414 Top2000</text:p>
          </table:table-cell>
          <table:table-cell office:value-type="float" office:value="1414" calcext:value-type="float">
            <text:p>14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cipant</text:p>
          </table:table-cell>
          <table:table-cell/>
          <table:table-cell table:formula="of:=&quot;(n) no.&quot; &amp; [.D1416] &amp; &quot; Top2000&quot;" office:value-type="string" office:string-value="(n) no.1415 Top2000" calcext:value-type="string">
            <text:p>(n) no.1415 Top2000</text:p>
          </table:table-cell>
          <table:table-cell office:value-type="float" office:value="1415" calcext:value-type="float">
            <text:p>14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file</text:p>
          </table:table-cell>
          <table:table-cell/>
          <table:table-cell table:formula="of:=&quot;(n) no.&quot; &amp; [.D1417] &amp; &quot; Top2000&quot;" office:value-type="string" office:string-value="(n) no.1416 Top2000" calcext:value-type="string">
            <text:p>(n) no.1416 Top2000</text:p>
          </table:table-cell>
          <table:table-cell office:value-type="float" office:value="1416" calcext:value-type="float">
            <text:p>14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ugee</text:p>
          </table:table-cell>
          <table:table-cell/>
          <table:table-cell table:formula="of:=&quot;(n) no.&quot; &amp; [.D1418] &amp; &quot; Top2000&quot;" office:value-type="string" office:string-value="(n) no.1417 Top2000" calcext:value-type="string">
            <text:p>(n) no.1417 Top2000</text:p>
          </table:table-cell>
          <table:table-cell office:value-type="float" office:value="1417" calcext:value-type="float">
            <text:p>14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ward</text:p>
          </table:table-cell>
          <table:table-cell/>
          <table:table-cell table:formula="of:=&quot;(n) no.&quot; &amp; [.D1419] &amp; &quot; Top2000&quot;" office:value-type="string" office:string-value="(n) no.1418 Top2000" calcext:value-type="string">
            <text:p>(n) no.1418 Top2000</text:p>
          </table:table-cell>
          <table:table-cell office:value-type="float" office:value="1418" calcext:value-type="float">
            <text:p>14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geant</text:p>
          </table:table-cell>
          <table:table-cell/>
          <table:table-cell table:formula="of:=&quot;(n) no.&quot; &amp; [.D1420] &amp; &quot; Top2000&quot;" office:value-type="string" office:string-value="(n) no.1419 Top2000" calcext:value-type="string">
            <text:p>(n) no.1419 Top2000</text:p>
          </table:table-cell>
          <table:table-cell office:value-type="float" office:value="1419" calcext:value-type="float">
            <text:p>14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ing</text:p>
          </table:table-cell>
          <table:table-cell/>
          <table:table-cell table:formula="of:=&quot;(n) no.&quot; &amp; [.D1421] &amp; &quot; Top2000&quot;" office:value-type="string" office:string-value="(n) no.1420 Top2000" calcext:value-type="string">
            <text:p>(n) no.1420 Top2000</text:p>
          </table:table-cell>
          <table:table-cell office:value-type="float" office:value="1420" calcext:value-type="float">
            <text:p>14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gery</text:p>
          </table:table-cell>
          <table:table-cell/>
          <table:table-cell table:formula="of:=&quot;(n) no.&quot; &amp; [.D1422] &amp; &quot; Top2000&quot;" office:value-type="string" office:string-value="(n) no.1421 Top2000" calcext:value-type="string">
            <text:p>(n) no.1421 Top2000</text:p>
          </table:table-cell>
          <table:table-cell office:value-type="float" office:value="1421" calcext:value-type="float">
            <text:p>14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gue</text:p>
          </table:table-cell>
          <table:table-cell/>
          <table:table-cell table:formula="of:=&quot;(n) no.&quot; &amp; [.D1423] &amp; &quot; Top2000&quot;" office:value-type="string" office:string-value="(n) no.1422 Top2000" calcext:value-type="string">
            <text:p>(n) no.1422 Top2000</text:p>
          </table:table-cell>
          <table:table-cell office:value-type="float" office:value="1422" calcext:value-type="float">
            <text:p>1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etable</text:p>
          </table:table-cell>
          <table:table-cell/>
          <table:table-cell table:formula="of:=&quot;(n) no.&quot; &amp; [.D1424] &amp; &quot; Top2000&quot;" office:value-type="string" office:string-value="(n) no.1423 Top2000" calcext:value-type="string">
            <text:p>(n) no.1423 Top2000</text:p>
          </table:table-cell>
          <table:table-cell office:value-type="float" office:value="1423" calcext:value-type="float">
            <text:p>14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ptance</text:p>
          </table:table-cell>
          <table:table-cell/>
          <table:table-cell table:formula="of:=&quot;(n) no.&quot; &amp; [.D1425] &amp; &quot; Top2000&quot;" office:value-type="string" office:string-value="(n) no.1424 Top2000" calcext:value-type="string">
            <text:p>(n) no.1424 Top2000</text:p>
          </table:table-cell>
          <table:table-cell office:value-type="float" office:value="1424" calcext:value-type="float">
            <text:p>14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itect</text:p>
          </table:table-cell>
          <table:table-cell/>
          <table:table-cell table:formula="of:=&quot;(n) no.&quot; &amp; [.D1426] &amp; &quot; Top2000&quot;" office:value-type="string" office:string-value="(n) no.1425 Top2000" calcext:value-type="string">
            <text:p>(n) no.1425 Top2000</text:p>
          </table:table-cell>
          <table:table-cell office:value-type="float" office:value="1425" calcext:value-type="float">
            <text:p>14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stant</text:p>
          </table:table-cell>
          <table:table-cell/>
          <table:table-cell table:formula="of:=&quot;(n) no.&quot; &amp; [.D1427] &amp; &quot; Top2000&quot;" office:value-type="string" office:string-value="(n) no.1426 Top2000" calcext:value-type="string">
            <text:p>(n) no.1426 Top2000</text:p>
          </table:table-cell>
          <table:table-cell office:value-type="float" office:value="1426" calcext:value-type="float">
            <text:p>14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lt</text:p>
          </table:table-cell>
          <table:table-cell/>
          <table:table-cell table:formula="of:=&quot;(n) no.&quot; &amp; [.D1428] &amp; &quot; Top2000&quot;" office:value-type="string" office:string-value="(n) no.1427 Top2000" calcext:value-type="string">
            <text:p>(n) no.1427 Top2000</text:p>
          </table:table-cell>
          <table:table-cell office:value-type="float" office:value="1427" calcext:value-type="float">
            <text:p>14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</text:p>
          </table:table-cell>
          <table:table-cell/>
          <table:table-cell table:formula="of:=&quot;(n) no.&quot; &amp; [.D1429] &amp; &quot; Top2000&quot;" office:value-type="string" office:string-value="(n) no.1428 Top2000" calcext:value-type="string">
            <text:p>(n) no.1428 Top2000</text:p>
          </table:table-cell>
          <table:table-cell office:value-type="float" office:value="1428" calcext:value-type="float">
            <text:p>14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&quot;(n) no.&quot; &amp; [.D1430] &amp; &quot; Top2000&quot;" office:value-type="string" office:string-value="(n) no.1429 Top2000" calcext:value-type="string">
            <text:p>(n) no.1429 Top2000</text:p>
          </table:table-cell>
          <table:table-cell office:value-type="float" office:value="1429" calcext:value-type="float">
            <text:p>1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iling</text:p>
          </table:table-cell>
          <table:table-cell/>
          <table:table-cell table:formula="of:=&quot;(n) no.&quot; &amp; [.D1431] &amp; &quot; Top2000&quot;" office:value-type="string" office:string-value="(n) no.1430 Top2000" calcext:value-type="string">
            <text:p>(n) no.1430 Top2000</text:p>
          </table:table-cell>
          <table:table-cell office:value-type="float" office:value="1430" calcext:value-type="float">
            <text:p>14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</text:p>
          </table:table-cell>
          <table:table-cell/>
          <table:table-cell table:formula="of:=&quot;(n) no.&quot; &amp; [.D1432] &amp; &quot; Top2000&quot;" office:value-type="string" office:string-value="(n) no.1431 Top2000" calcext:value-type="string">
            <text:p>(n) no.1431 Top2000</text:p>
          </table:table-cell>
          <table:table-cell office:value-type="float" office:value="1431" calcext:value-type="float">
            <text:p>14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sition</text:p>
          </table:table-cell>
          <table:table-cell/>
          <table:table-cell table:formula="of:=&quot;(n) no.&quot; &amp; [.D1433] &amp; &quot; Top2000&quot;" office:value-type="string" office:string-value="(n) no.1432 Top2000" calcext:value-type="string">
            <text:p>(n) no.1432 Top2000</text:p>
          </table:table-cell>
          <table:table-cell office:value-type="float" office:value="1432" calcext:value-type="float">
            <text:p>14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ituency</text:p>
          </table:table-cell>
          <table:table-cell/>
          <table:table-cell table:formula="of:=&quot;(n) no.&quot; &amp; [.D1434] &amp; &quot; Top2000&quot;" office:value-type="string" office:string-value="(n) no.1433 Top2000" calcext:value-type="string">
            <text:p>(n) no.1433 Top2000</text:p>
          </table:table-cell>
          <table:table-cell office:value-type="float" office:value="1433" calcext:value-type="float">
            <text:p>14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cit</text:p>
          </table:table-cell>
          <table:table-cell/>
          <table:table-cell table:formula="of:=&quot;(n) no.&quot; &amp; [.D1435] &amp; &quot; Top2000&quot;" office:value-type="string" office:string-value="(n) no.1434 Top2000" calcext:value-type="string">
            <text:p>(n) no.1434 Top2000</text:p>
          </table:table-cell>
          <table:table-cell office:value-type="float" office:value="1434" calcext:value-type="float">
            <text:p>14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arture</text:p>
          </table:table-cell>
          <table:table-cell/>
          <table:table-cell table:formula="of:=&quot;(n) no.&quot; &amp; [.D1436] &amp; &quot; Top2000&quot;" office:value-type="string" office:string-value="(n) no.1435 Top2000" calcext:value-type="string">
            <text:p>(n) no.1435 Top2000</text:p>
          </table:table-cell>
          <table:table-cell office:value-type="float" office:value="1435" calcext:value-type="float">
            <text:p>14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tective</text:p>
          </table:table-cell>
          <table:table-cell/>
          <table:table-cell table:formula="of:=&quot;(n) no.&quot; &amp; [.D1437] &amp; &quot; Top2000&quot;" office:value-type="string" office:string-value="(n) no.1436 Top2000" calcext:value-type="string">
            <text:p>(n) no.1436 Top2000</text:p>
          </table:table-cell>
          <table:table-cell office:value-type="float" office:value="1436" calcext:value-type="float">
            <text:p>14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rse</text:p>
          </table:table-cell>
          <table:table-cell/>
          <table:table-cell table:formula="of:=&quot;(n) no.&quot; &amp; [.D1438] &amp; &quot; Top2000&quot;" office:value-type="string" office:string-value="(n) no.1437 Top2000" calcext:value-type="string">
            <text:p>(n) no.1437 Top2000</text:p>
          </table:table-cell>
          <table:table-cell office:value-type="float" office:value="1437" calcext:value-type="float">
            <text:p>14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itement</text:p>
          </table:table-cell>
          <table:table-cell/>
          <table:table-cell table:formula="of:=&quot;(n) no.&quot; &amp; [.D1439] &amp; &quot; Top2000&quot;" office:value-type="string" office:string-value="(n) no.1438 Top2000" calcext:value-type="string">
            <text:p>(n) no.1438 Top2000</text:p>
          </table:table-cell>
          <table:table-cell office:value-type="float" office:value="1438" calcext:value-type="float">
            <text:p>14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sture</text:p>
          </table:table-cell>
          <table:table-cell/>
          <table:table-cell table:formula="of:=&quot;(n) no.&quot; &amp; [.D1440] &amp; &quot; Top2000&quot;" office:value-type="string" office:string-value="(n) no.1439 Top2000" calcext:value-type="string">
            <text:p>(n) no.1439 Top2000</text:p>
          </table:table-cell>
          <table:table-cell office:value-type="float" office:value="1439" calcext:value-type="float">
            <text:p>14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y</text:p>
          </table:table-cell>
          <table:table-cell/>
          <table:table-cell table:formula="of:=&quot;(n) no.&quot; &amp; [.D1441] &amp; &quot; Top2000&quot;" office:value-type="string" office:string-value="(n) no.1440 Top2000" calcext:value-type="string">
            <text:p>(n) no.1440 Top2000</text:p>
          </table:table-cell>
          <table:table-cell office:value-type="float" office:value="1440" calcext:value-type="float">
            <text:p>14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ation</text:p>
          </table:table-cell>
          <table:table-cell/>
          <table:table-cell table:formula="of:=&quot;(n) no.&quot; &amp; [.D1442] &amp; &quot; Top2000&quot;" office:value-type="string" office:string-value="(n) no.1441 Top2000" calcext:value-type="string">
            <text:p>(n) no.1441 Top2000</text:p>
          </table:table-cell>
          <table:table-cell office:value-type="float" office:value="1441" calcext:value-type="float">
            <text:p>14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al</text:p>
          </table:table-cell>
          <table:table-cell/>
          <table:table-cell table:formula="of:=&quot;(n) no.&quot; &amp; [.D1443] &amp; &quot; Top2000&quot;" office:value-type="string" office:string-value="(n) no.1442 Top2000" calcext:value-type="string">
            <text:p>(n) no.1442 Top2000</text:p>
          </table:table-cell>
          <table:table-cell office:value-type="float" office:value="1442" calcext:value-type="float">
            <text:p>14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cipation</text:p>
          </table:table-cell>
          <table:table-cell/>
          <table:table-cell table:formula="of:=&quot;(n) no.&quot; &amp; [.D1444] &amp; &quot; Top2000&quot;" office:value-type="string" office:string-value="(n) no.1443 Top2000" calcext:value-type="string">
            <text:p>(n) no.1443 Top2000</text:p>
          </table:table-cell>
          <table:table-cell office:value-type="float" office:value="1443" calcext:value-type="float">
            <text:p>1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table:formula="of:=&quot;(n) no.&quot; &amp; [.D1445] &amp; &quot; Top2000&quot;" office:value-type="string" office:string-value="(n) no.1444 Top2000" calcext:value-type="string">
            <text:p>(n) no.1444 Top2000</text:p>
          </table:table-cell>
          <table:table-cell office:value-type="float" office:value="1444" calcext:value-type="float">
            <text:p>1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de</text:p>
          </table:table-cell>
          <table:table-cell/>
          <table:table-cell table:formula="of:=&quot;(n) no.&quot; &amp; [.D1446] &amp; &quot; Top2000&quot;" office:value-type="string" office:string-value="(n) no.1445 Top2000" calcext:value-type="string">
            <text:p>(n) no.1445 Top2000</text:p>
          </table:table-cell>
          <table:table-cell office:value-type="float" office:value="1445" calcext:value-type="float">
            <text:p>14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table:formula="of:=&quot;(n) no.&quot; &amp; [.D1447] &amp; &quot; Top2000&quot;" office:value-type="string" office:string-value="(n) no.1446 Top2000" calcext:value-type="string">
            <text:p>(n) no.1446 Top2000</text:p>
          </table:table-cell>
          <table:table-cell office:value-type="float" office:value="1446" calcext:value-type="float">
            <text:p>14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er</text:p>
          </table:table-cell>
          <table:table-cell/>
          <table:table-cell table:formula="of:=&quot;(n) no.&quot; &amp; [.D1448] &amp; &quot; Top2000&quot;" office:value-type="string" office:string-value="(n) no.1447 Top2000" calcext:value-type="string">
            <text:p>(n) no.1447 Top2000</text:p>
          </table:table-cell>
          <table:table-cell office:value-type="float" office:value="1447" calcext:value-type="float">
            <text:p>14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rm</text:p>
          </table:table-cell>
          <table:table-cell/>
          <table:table-cell table:formula="of:=&quot;(n) no.&quot; &amp; [.D1449] &amp; &quot; Top2000&quot;" office:value-type="string" office:string-value="(n) no.1448 Top2000" calcext:value-type="string">
            <text:p>(n) no.1448 Top2000</text:p>
          </table:table-cell>
          <table:table-cell office:value-type="float" office:value="1448" calcext:value-type="float">
            <text:p>14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it</text:p>
          </table:table-cell>
          <table:table-cell/>
          <table:table-cell table:formula="of:=&quot;(n) no.&quot; &amp; [.D1450] &amp; &quot; Top2000&quot;" office:value-type="string" office:string-value="(n) no.1449 Top2000" calcext:value-type="string">
            <text:p>(n) no.1449 Top2000</text:p>
          </table:table-cell>
          <table:table-cell office:value-type="float" office:value="1449" calcext:value-type="float">
            <text:p>14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ition</text:p>
          </table:table-cell>
          <table:table-cell/>
          <table:table-cell table:formula="of:=&quot;(n) no.&quot; &amp; [.D1451] &amp; &quot; Top2000&quot;" office:value-type="string" office:string-value="(n) no.1450 Top2000" calcext:value-type="string">
            <text:p>(n) no.1450 Top2000</text:p>
          </table:table-cell>
          <table:table-cell office:value-type="float" office:value="1450" calcext:value-type="float">
            <text:p>14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easury</text:p>
          </table:table-cell>
          <table:table-cell/>
          <table:table-cell table:formula="of:=&quot;(n) no.&quot; &amp; [.D1452] &amp; &quot; Top2000&quot;" office:value-type="string" office:string-value="(n) no.1451 Top2000" calcext:value-type="string">
            <text:p>(n) no.1451 Top2000</text:p>
          </table:table-cell>
          <table:table-cell office:value-type="float" office:value="1451" calcext:value-type="float">
            <text:p>14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win</text:p>
          </table:table-cell>
          <table:table-cell/>
          <table:table-cell table:formula="of:=&quot;(n) no.&quot; &amp; [.D1453] &amp; &quot; Top2000&quot;" office:value-type="string" office:string-value="(n) no.1452 Top2000" calcext:value-type="string">
            <text:p>(n) no.1452 Top2000</text:p>
          </table:table-cell>
          <table:table-cell office:value-type="float" office:value="1452" calcext:value-type="float">
            <text:p>14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verse</text:p>
          </table:table-cell>
          <table:table-cell/>
          <table:table-cell table:formula="of:=&quot;(n) no.&quot; &amp; [.D1454] &amp; &quot; Top2000&quot;" office:value-type="string" office:string-value="(n) no.1453 Top2000" calcext:value-type="string">
            <text:p>(n) no.1453 Top2000</text:p>
          </table:table-cell>
          <table:table-cell office:value-type="float" office:value="1453" calcext:value-type="float">
            <text:p>14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ture</text:p>
          </table:table-cell>
          <table:table-cell/>
          <table:table-cell table:formula="of:=&quot;(n) no.&quot; &amp; [.D1455] &amp; &quot; Top2000&quot;" office:value-type="string" office:string-value="(n) no.1454 Top2000" calcext:value-type="string">
            <text:p>(n) no.1454 Top2000</text:p>
          </table:table-cell>
          <table:table-cell office:value-type="float" office:value="1454" calcext:value-type="float">
            <text:p>14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kness</text:p>
          </table:table-cell>
          <table:table-cell/>
          <table:table-cell table:formula="of:=&quot;(n) no.&quot; &amp; [.D1456] &amp; &quot; Top2000&quot;" office:value-type="string" office:string-value="(n) no.1455 Top2000" calcext:value-type="string">
            <text:p>(n) no.1455 Top2000</text:p>
          </table:table-cell>
          <table:table-cell office:value-type="float" office:value="1455" calcext:value-type="float">
            <text:p>1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bum</text:p>
          </table:table-cell>
          <table:table-cell/>
          <table:table-cell table:formula="of:=&quot;(n) no.&quot; &amp; [.D1457] &amp; &quot; Top2000&quot;" office:value-type="string" office:string-value="(n) no.1456 Top2000" calcext:value-type="string">
            <text:p>(n) no.1456 Top2000</text:p>
          </table:table-cell>
          <table:table-cell office:value-type="float" office:value="1456" calcext:value-type="float">
            <text:p>14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&quot;(n) no.&quot; &amp; [.D1458] &amp; &quot; Top2000&quot;" office:value-type="string" office:string-value="(n) no.1457 Top2000" calcext:value-type="string">
            <text:p>(n) no.1457 Top2000</text:p>
          </table:table-cell>
          <table:table-cell office:value-type="float" office:value="1457" calcext:value-type="float">
            <text:p>14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</text:p>
          </table:table-cell>
          <table:table-cell/>
          <table:table-cell table:formula="of:=&quot;(n) no.&quot; &amp; [.D1459] &amp; &quot; Top2000&quot;" office:value-type="string" office:string-value="(n) no.1458 Top2000" calcext:value-type="string">
            <text:p>(n) no.1458 Top2000</text:p>
          </table:table-cell>
          <table:table-cell office:value-type="float" office:value="1458" calcext:value-type="float">
            <text:p>14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nch</text:p>
          </table:table-cell>
          <table:table-cell/>
          <table:table-cell table:formula="of:=&quot;(n) no.&quot; &amp; [.D1460] &amp; &quot; Top2000&quot;" office:value-type="string" office:string-value="(n) no.1459 Top2000" calcext:value-type="string">
            <text:p>(n) no.1459 Top2000</text:p>
          </table:table-cell>
          <table:table-cell office:value-type="float" office:value="1459" calcext:value-type="float">
            <text:p>1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on</text:p>
          </table:table-cell>
          <table:table-cell/>
          <table:table-cell table:formula="of:=&quot;(n) no.&quot; &amp; [.D1461] &amp; &quot; Top2000&quot;" office:value-type="string" office:string-value="(n) no.1460 Top2000" calcext:value-type="string">
            <text:p>(n) no.1460 Top2000</text:p>
          </table:table-cell>
          <table:table-cell office:value-type="float" office:value="1460" calcext:value-type="float">
            <text:p>14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nal</text:p>
          </table:table-cell>
          <table:table-cell/>
          <table:table-cell table:formula="of:=&quot;(n) no.&quot; &amp; [.D1462] &amp; &quot; Top2000&quot;" office:value-type="string" office:string-value="(n) no.1461 Top2000" calcext:value-type="string">
            <text:p>(n) no.1461 Top2000</text:p>
          </table:table-cell>
          <table:table-cell office:value-type="float" office:value="1461" calcext:value-type="float">
            <text:p>14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</text:p>
          </table:table-cell>
          <table:table-cell/>
          <table:table-cell table:formula="of:=&quot;(n) no.&quot; &amp; [.D1463] &amp; &quot; Top2000&quot;" office:value-type="string" office:string-value="(n) no.1462 Top2000" calcext:value-type="string">
            <text:p>(n) no.1462 Top2000</text:p>
          </table:table-cell>
          <table:table-cell office:value-type="float" office:value="1462" calcext:value-type="float">
            <text:p>14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table:formula="of:=&quot;(n) no.&quot; &amp; [.D1464] &amp; &quot; Top2000&quot;" office:value-type="string" office:string-value="(n) no.1463 Top2000" calcext:value-type="string">
            <text:p>(n) no.1463 Top2000</text:p>
          </table:table-cell>
          <table:table-cell office:value-type="float" office:value="1463" calcext:value-type="float">
            <text:p>14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rk</text:p>
          </table:table-cell>
          <table:table-cell/>
          <table:table-cell table:formula="of:=&quot;(n) no.&quot; &amp; [.D1465] &amp; &quot; Top2000&quot;" office:value-type="string" office:string-value="(n) no.1464 Top2000" calcext:value-type="string">
            <text:p>(n) no.1464 Top2000</text:p>
          </table:table-cell>
          <table:table-cell office:value-type="float" office:value="1464" calcext:value-type="float">
            <text:p>14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ition</text:p>
          </table:table-cell>
          <table:table-cell/>
          <table:table-cell table:formula="of:=&quot;(n) no.&quot; &amp; [.D1466] &amp; &quot; Top2000&quot;" office:value-type="string" office:string-value="(n) no.1465 Top2000" calcext:value-type="string">
            <text:p>(n) no.1465 Top2000</text:p>
          </table:table-cell>
          <table:table-cell office:value-type="float" office:value="1465" calcext:value-type="float">
            <text:p>14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in</text:p>
          </table:table-cell>
          <table:table-cell/>
          <table:table-cell table:formula="of:=&quot;(n) no.&quot; &amp; [.D1467] &amp; &quot; Top2000&quot;" office:value-type="string" office:string-value="(n) no.1466 Top2000" calcext:value-type="string">
            <text:p>(n) no.1466 Top2000</text:p>
          </table:table-cell>
          <table:table-cell office:value-type="float" office:value="1466" calcext:value-type="float">
            <text:p>14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rt</text:p>
          </table:table-cell>
          <table:table-cell/>
          <table:table-cell table:formula="of:=&quot;(n) no.&quot; &amp; [.D1468] &amp; &quot; Top2000&quot;" office:value-type="string" office:string-value="(n) no.1467 Top2000" calcext:value-type="string">
            <text:p>(n) no.1467 Top2000</text:p>
          </table:table-cell>
          <table:table-cell office:value-type="float" office:value="1467" calcext:value-type="float">
            <text:p>14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ciousness</text:p>
          </table:table-cell>
          <table:table-cell/>
          <table:table-cell table:formula="of:=&quot;(n) no.&quot; &amp; [.D1469] &amp; &quot; Top2000&quot;" office:value-type="string" office:string-value="(n) no.1468 Top2000" calcext:value-type="string">
            <text:p>(n) no.1468 Top2000</text:p>
          </table:table-cell>
          <table:table-cell office:value-type="float" office:value="1468" calcext:value-type="float">
            <text:p>14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raint</text:p>
          </table:table-cell>
          <table:table-cell/>
          <table:table-cell table:formula="of:=&quot;(n) no.&quot; &amp; [.D1470] &amp; &quot; Top2000&quot;" office:value-type="string" office:string-value="(n) no.1469 Top2000" calcext:value-type="string">
            <text:p>(n) no.1469 Top2000</text:p>
          </table:table-cell>
          <table:table-cell office:value-type="float" office:value="1469" calcext:value-type="float">
            <text:p>1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w</text:p>
          </table:table-cell>
          <table:table-cell/>
          <table:table-cell table:formula="of:=&quot;(n) no.&quot; &amp; [.D1471] &amp; &quot; Top2000&quot;" office:value-type="string" office:string-value="(n) no.1470 Top2000" calcext:value-type="string">
            <text:p>(n) no.1470 Top2000</text:p>
          </table:table-cell>
          <table:table-cell office:value-type="float" office:value="1470" calcext:value-type="float">
            <text:p>14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ry</text:p>
          </table:table-cell>
          <table:table-cell/>
          <table:table-cell table:formula="of:=&quot;(n) no.&quot; &amp; [.D1472] &amp; &quot; Top2000&quot;" office:value-type="string" office:string-value="(n) no.1471 Top2000" calcext:value-type="string">
            <text:p>(n) no.1471 Top2000</text:p>
          </table:table-cell>
          <table:table-cell office:value-type="float" office:value="1471" calcext:value-type="float">
            <text:p>14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st</text:p>
          </table:table-cell>
          <table:table-cell/>
          <table:table-cell table:formula="of:=&quot;(n) no.&quot; &amp; [.D1473] &amp; &quot; Top2000&quot;" office:value-type="string" office:string-value="(n) no.1472 Top2000" calcext:value-type="string">
            <text:p>(n) no.1472 Top2000</text:p>
          </table:table-cell>
          <table:table-cell office:value-type="float" office:value="1472" calcext:value-type="float">
            <text:p>14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ertise</text:p>
          </table:table-cell>
          <table:table-cell/>
          <table:table-cell table:formula="of:=&quot;(n) no.&quot; &amp; [.D1474] &amp; &quot; Top2000&quot;" office:value-type="string" office:string-value="(n) no.1473 Top2000" calcext:value-type="string">
            <text:p>(n) no.1473 Top2000</text:p>
          </table:table-cell>
          <table:table-cell office:value-type="float" office:value="1473" calcext:value-type="float">
            <text:p>14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llow</text:p>
          </table:table-cell>
          <table:table-cell/>
          <table:table-cell table:formula="of:=&quot;(n) no.&quot; &amp; [.D1475] &amp; &quot; Top2000&quot;" office:value-type="string" office:string-value="(n) no.1474 Top2000" calcext:value-type="string">
            <text:p>(n) no.1474 Top2000</text:p>
          </table:table-cell>
          <table:table-cell office:value-type="float" office:value="1474" calcext:value-type="float">
            <text:p>14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lk</text:p>
          </table:table-cell>
          <table:table-cell/>
          <table:table-cell table:formula="of:=&quot;(n) no.&quot; &amp; [.D1476] &amp; &quot; Top2000&quot;" office:value-type="string" office:string-value="(n) no.1475 Top2000" calcext:value-type="string">
            <text:p>(n) no.1475 Top2000</text:p>
          </table:table-cell>
          <table:table-cell office:value-type="float" office:value="1475" calcext:value-type="float">
            <text:p>14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nce</text:p>
          </table:table-cell>
          <table:table-cell/>
          <table:table-cell table:formula="of:=&quot;(n) no.&quot; &amp; [.D1477] &amp; &quot; Top2000&quot;" office:value-type="string" office:string-value="(n) no.1476 Top2000" calcext:value-type="string">
            <text:p>(n) no.1476 Top2000</text:p>
          </table:table-cell>
          <table:table-cell office:value-type="float" office:value="1476" calcext:value-type="float">
            <text:p>14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mmar</text:p>
          </table:table-cell>
          <table:table-cell/>
          <table:table-cell table:formula="of:=&quot;(n) no.&quot; &amp; [.D1478] &amp; &quot; Top2000&quot;" office:value-type="string" office:string-value="(n) no.1477 Top2000" calcext:value-type="string">
            <text:p>(n) no.1477 Top2000</text:p>
          </table:table-cell>
          <table:table-cell office:value-type="float" office:value="1477" calcext:value-type="float">
            <text:p>14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dian</text:p>
          </table:table-cell>
          <table:table-cell/>
          <table:table-cell table:formula="of:=&quot;(n) no.&quot; &amp; [.D1479] &amp; &quot; Top2000&quot;" office:value-type="string" office:string-value="(n) no.1478 Top2000" calcext:value-type="string">
            <text:p>(n) no.1478 Top2000</text:p>
          </table:table-cell>
          <table:table-cell office:value-type="float" office:value="1478" calcext:value-type="float">
            <text:p>14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deline</text:p>
          </table:table-cell>
          <table:table-cell/>
          <table:table-cell table:formula="of:=&quot;(n) no.&quot; &amp; [.D1480] &amp; &quot; Top2000&quot;" office:value-type="string" office:string-value="(n) no.1479 Top2000" calcext:value-type="string">
            <text:p>(n) no.1479 Top2000</text:p>
          </table:table-cell>
          <table:table-cell office:value-type="float" office:value="1479" calcext:value-type="float">
            <text:p>14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ror</text:p>
          </table:table-cell>
          <table:table-cell/>
          <table:table-cell table:formula="of:=&quot;(n) no.&quot; &amp; [.D1481] &amp; &quot; Top2000&quot;" office:value-type="string" office:string-value="(n) no.1480 Top2000" calcext:value-type="string">
            <text:p>(n) no.1480 Top2000</text:p>
          </table:table-cell>
          <table:table-cell office:value-type="float" office:value="1480" calcext:value-type="float">
            <text:p>14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ant</text:p>
          </table:table-cell>
          <table:table-cell/>
          <table:table-cell table:formula="of:=&quot;(n) no.&quot; &amp; [.D1482] &amp; &quot; Top2000&quot;" office:value-type="string" office:string-value="(n) no.1481 Top2000" calcext:value-type="string">
            <text:p>(n) no.1481 Top2000</text:p>
          </table:table-cell>
          <table:table-cell office:value-type="float" office:value="1481" calcext:value-type="float">
            <text:p>14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ther</text:p>
          </table:table-cell>
          <table:table-cell/>
          <table:table-cell table:formula="of:=&quot;(n) no.&quot; &amp; [.D1483] &amp; &quot; Top2000&quot;" office:value-type="string" office:string-value="(n) no.1482 Top2000" calcext:value-type="string">
            <text:p>(n) no.1482 Top2000</text:p>
          </table:table-cell>
          <table:table-cell office:value-type="float" office:value="1482" calcext:value-type="float">
            <text:p>14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gin</text:p>
          </table:table-cell>
          <table:table-cell/>
          <table:table-cell table:formula="of:=&quot;(n) no.&quot; &amp; [.D1484] &amp; &quot; Top2000&quot;" office:value-type="string" office:string-value="(n) no.1483 Top2000" calcext:value-type="string">
            <text:p>(n) no.1483 Top2000</text:p>
          </table:table-cell>
          <table:table-cell office:value-type="float" office:value="1483" calcext:value-type="float">
            <text:p>14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mmy</text:p>
          </table:table-cell>
          <table:table-cell/>
          <table:table-cell table:formula="of:=&quot;(n) no.&quot; &amp; [.D1485] &amp; &quot; Top2000&quot;" office:value-type="string" office:string-value="(n) no.1484 Top2000" calcext:value-type="string">
            <text:p>(n) no.1484 Top2000</text:p>
          </table:table-cell>
          <table:table-cell office:value-type="float" office:value="1484" calcext:value-type="float">
            <text:p>14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bjection</text:p>
          </table:table-cell>
          <table:table-cell/>
          <table:table-cell table:formula="of:=&quot;(n) no.&quot; &amp; [.D1486] &amp; &quot; Top2000&quot;" office:value-type="string" office:string-value="(n) no.1485 Top2000" calcext:value-type="string">
            <text:p>(n) no.1485 Top2000</text:p>
          </table:table-cell>
          <table:table-cell office:value-type="float" office:value="1485" calcext:value-type="float">
            <text:p>14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</text:p>
          </table:table-cell>
          <table:table-cell/>
          <table:table-cell table:formula="of:=&quot;(n) no.&quot; &amp; [.D1487] &amp; &quot; Top2000&quot;" office:value-type="string" office:string-value="(n) no.1486 Top2000" calcext:value-type="string">
            <text:p>(n) no.1486 Top2000</text:p>
          </table:table-cell>
          <table:table-cell office:value-type="float" office:value="1486" calcext:value-type="float">
            <text:p>14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nt</text:p>
          </table:table-cell>
          <table:table-cell/>
          <table:table-cell table:formula="of:=&quot;(n) no.&quot; &amp; [.D1488] &amp; &quot; Top2000&quot;" office:value-type="string" office:string-value="(n) no.1487 Top2000" calcext:value-type="string">
            <text:p>(n) no.1487 Top2000</text:p>
          </table:table-cell>
          <table:table-cell office:value-type="float" office:value="1487" calcext:value-type="float">
            <text:p>14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ion</text:p>
          </table:table-cell>
          <table:table-cell/>
          <table:table-cell table:formula="of:=&quot;(n) no.&quot; &amp; [.D1489] &amp; &quot; Top2000&quot;" office:value-type="string" office:string-value="(n) no.1488 Top2000" calcext:value-type="string">
            <text:p>(n) no.1488 Top2000</text:p>
          </table:table-cell>
          <table:table-cell office:value-type="float" office:value="1488" calcext:value-type="float">
            <text:p>14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e</text:p>
          </table:table-cell>
          <table:table-cell/>
          <table:table-cell table:formula="of:=&quot;(n) no.&quot; &amp; [.D1490] &amp; &quot; Top2000&quot;" office:value-type="string" office:string-value="(n) no.1489 Top2000" calcext:value-type="string">
            <text:p>(n) no.1489 Top2000</text:p>
          </table:table-cell>
          <table:table-cell office:value-type="float" office:value="1489" calcext:value-type="float">
            <text:p>14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secution</text:p>
          </table:table-cell>
          <table:table-cell/>
          <table:table-cell table:formula="of:=&quot;(n) no.&quot; &amp; [.D1491] &amp; &quot; Top2000&quot;" office:value-type="string" office:string-value="(n) no.1490 Top2000" calcext:value-type="string">
            <text:p>(n) no.1490 Top2000</text:p>
          </table:table-cell>
          <table:table-cell office:value-type="float" office:value="1490" calcext:value-type="float">
            <text:p>1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logy</text:p>
          </table:table-cell>
          <table:table-cell/>
          <table:table-cell table:formula="of:=&quot;(n) no.&quot; &amp; [.D1492] &amp; &quot; Top2000&quot;" office:value-type="string" office:string-value="(n) no.1491 Top2000" calcext:value-type="string">
            <text:p>(n) no.1491 Top2000</text:p>
          </table:table-cell>
          <table:table-cell office:value-type="float" office:value="1491" calcext:value-type="float">
            <text:p>14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ption</text:p>
          </table:table-cell>
          <table:table-cell/>
          <table:table-cell table:formula="of:=&quot;(n) no.&quot; &amp; [.D1493] &amp; &quot; Top2000&quot;" office:value-type="string" office:string-value="(n) no.1492 Top2000" calcext:value-type="string">
            <text:p>(n) no.1492 Top2000</text:p>
          </table:table-cell>
          <table:table-cell office:value-type="float" office:value="1492" calcext:value-type="float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air</text:p>
          </table:table-cell>
          <table:table-cell/>
          <table:table-cell table:formula="of:=&quot;(n) no.&quot; &amp; [.D1494] &amp; &quot; Top2000&quot;" office:value-type="string" office:string-value="(n) no.1493 Top2000" calcext:value-type="string">
            <text:p>(n) no.1493 Top2000</text:p>
          </table:table-cell>
          <table:table-cell office:value-type="float" office:value="1493" calcext:value-type="float">
            <text:p>14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elf</text:p>
          </table:table-cell>
          <table:table-cell/>
          <table:table-cell table:formula="of:=&quot;(n) no.&quot; &amp; [.D1495] &amp; &quot; Top2000&quot;" office:value-type="string" office:string-value="(n) no.1494 Top2000" calcext:value-type="string">
            <text:p>(n) no.1494 Top2000</text:p>
          </table:table-cell>
          <table:table-cell office:value-type="float" office:value="1494" calcext:value-type="float">
            <text:p>14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</text:p>
          </table:table-cell>
          <table:table-cell/>
          <table:table-cell table:formula="of:=&quot;(n) no.&quot; &amp; [.D1496] &amp; &quot; Top2000&quot;" office:value-type="string" office:string-value="(n) no.1495 Top2000" calcext:value-type="string">
            <text:p>(n) no.1495 Top2000</text:p>
          </table:table-cell>
          <table:table-cell office:value-type="float" office:value="1495" calcext:value-type="float">
            <text:p>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ick</text:p>
          </table:table-cell>
          <table:table-cell/>
          <table:table-cell table:formula="of:=&quot;(n) no.&quot; &amp; [.D1497] &amp; &quot; Top2000&quot;" office:value-type="string" office:string-value="(n) no.1496 Top2000" calcext:value-type="string">
            <text:p>(n) no.1496 Top2000</text:p>
          </table:table-cell>
          <table:table-cell office:value-type="float" office:value="1496" calcext:value-type="float">
            <text:p>14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ber</text:p>
          </table:table-cell>
          <table:table-cell/>
          <table:table-cell table:formula="of:=&quot;(n) no.&quot; &amp; [.D1498] &amp; &quot; Top2000&quot;" office:value-type="string" office:string-value="(n) no.1497 Top2000" calcext:value-type="string">
            <text:p>(n) no.1497 Top2000</text:p>
          </table:table-cell>
          <table:table-cell office:value-type="float" office:value="1497" calcext:value-type="float">
            <text:p>14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n</text:p>
          </table:table-cell>
          <table:table-cell/>
          <table:table-cell table:formula="of:=&quot;(n) no.&quot; &amp; [.D1499] &amp; &quot; Top2000&quot;" office:value-type="string" office:string-value="(n) no.1498 Top2000" calcext:value-type="string">
            <text:p>(n) no.1498 Top2000</text:p>
          </table:table-cell>
          <table:table-cell office:value-type="float" office:value="1498" calcext:value-type="float">
            <text:p>14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ertainty</text:p>
          </table:table-cell>
          <table:table-cell/>
          <table:table-cell table:formula="of:=&quot;(n) no.&quot; &amp; [.D1500] &amp; &quot; Top2000&quot;" office:value-type="string" office:string-value="(n) no.1499 Top2000" calcext:value-type="string">
            <text:p>(n) no.1499 Top2000</text:p>
          </table:table-cell>
          <table:table-cell office:value-type="float" office:value="1499" calcext:value-type="float">
            <text:p>14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tue</text:p>
          </table:table-cell>
          <table:table-cell/>
          <table:table-cell table:formula="of:=&quot;(n) no.&quot; &amp; [.D1501] &amp; &quot; Top2000&quot;" office:value-type="string" office:string-value="(n) no.1500 Top2000" calcext:value-type="string">
            <text:p>(n) no.1500 Top2000</text:p>
          </table:table-cell>
          <table:table-cell office:value-type="float" office:value="1500" calcext:value-type="float">
            <text:p>1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d</text:p>
          </table:table-cell>
          <table:table-cell/>
          <table:table-cell table:formula="of:=&quot;(n) no.&quot; &amp; [.D1502] &amp; &quot; Top2000&quot;" office:value-type="string" office:string-value="(n) no.1501 Top2000" calcext:value-type="string">
            <text:p>(n) no.1501 Top2000</text:p>
          </table:table-cell>
          <table:table-cell office:value-type="float" office:value="1501" calcext:value-type="float">
            <text:p>1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genda</text:p>
          </table:table-cell>
          <table:table-cell/>
          <table:table-cell table:formula="of:=&quot;(n) no.&quot; &amp; [.D1503] &amp; &quot; Top2000&quot;" office:value-type="string" office:string-value="(n) no.1502 Top2000" calcext:value-type="string">
            <text:p>(n) no.1502 Top2000</text:p>
          </table:table-cell>
          <table:table-cell office:value-type="float" office:value="1502" calcext:value-type="float">
            <text:p>15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arm</text:p>
          </table:table-cell>
          <table:table-cell/>
          <table:table-cell table:formula="of:=&quot;(n) no.&quot; &amp; [.D1504] &amp; &quot; Top2000&quot;" office:value-type="string" office:string-value="(n) no.1503 Top2000" calcext:value-type="string">
            <text:p>(n) no.1503 Top2000</text:p>
          </table:table-cell>
          <table:table-cell office:value-type="float" office:value="1503" calcext:value-type="float">
            <text:p>1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ue</text:p>
          </table:table-cell>
          <table:table-cell/>
          <table:table-cell table:formula="of:=&quot;(n) no.&quot; &amp; [.D1505] &amp; &quot; Top2000&quot;" office:value-type="string" office:string-value="(n) no.1504 Top2000" calcext:value-type="string">
            <text:p>(n) no.1504 Top2000</text:p>
          </table:table-cell>
          <table:table-cell office:value-type="float" office:value="1504" calcext:value-type="float">
            <text:p>15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le</text:p>
          </table:table-cell>
          <table:table-cell/>
          <table:table-cell table:formula="of:=&quot;(n) no.&quot; &amp; [.D1506] &amp; &quot; Top2000&quot;" office:value-type="string" office:string-value="(n) no.1505 Top2000" calcext:value-type="string">
            <text:p>(n) no.1505 Top2000</text:p>
          </table:table-cell>
          <table:table-cell office:value-type="float" office:value="1505" calcext:value-type="float">
            <text:p>15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bon</text:p>
          </table:table-cell>
          <table:table-cell/>
          <table:table-cell table:formula="of:=&quot;(n) no.&quot; &amp; [.D1507] &amp; &quot; Top2000&quot;" office:value-type="string" office:string-value="(n) no.1506 Top2000" calcext:value-type="string">
            <text:p>(n) no.1506 Top2000</text:p>
          </table:table-cell>
          <table:table-cell office:value-type="float" office:value="1506" calcext:value-type="float">
            <text:p>15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ter</text:p>
          </table:table-cell>
          <table:table-cell/>
          <table:table-cell table:formula="of:=&quot;(n) no.&quot; &amp; [.D1508] &amp; &quot; Top2000&quot;" office:value-type="string" office:string-value="(n) no.1507 Top2000" calcext:value-type="string">
            <text:p>(n) no.1507 Top2000</text:p>
          </table:table-cell>
          <table:table-cell office:value-type="float" office:value="1507" calcext:value-type="float">
            <text:p>15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cken</text:p>
          </table:table-cell>
          <table:table-cell/>
          <table:table-cell table:formula="of:=&quot;(n) no.&quot; &amp; [.D1509] &amp; &quot; Top2000&quot;" office:value-type="string" office:string-value="(n) no.1508 Top2000" calcext:value-type="string">
            <text:p>(n) no.1508 Top2000</text:p>
          </table:table-cell>
          <table:table-cell office:value-type="float" office:value="1508" calcext:value-type="float">
            <text:p>15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sure</text:p>
          </table:table-cell>
          <table:table-cell/>
          <table:table-cell table:formula="of:=&quot;(n) no.&quot; &amp; [.D1510] &amp; &quot; Top2000&quot;" office:value-type="string" office:string-value="(n) no.1509 Top2000" calcext:value-type="string">
            <text:p>(n) no.1509 Top2000</text:p>
          </table:table-cell>
          <table:table-cell office:value-type="float" office:value="1509" calcext:value-type="float">
            <text:p>15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d</text:p>
          </table:table-cell>
          <table:table-cell/>
          <table:table-cell table:formula="of:=&quot;(n) no.&quot; &amp; [.D1511] &amp; &quot; Top2000&quot;" office:value-type="string" office:string-value="(n) no.1510 Top2000" calcext:value-type="string">
            <text:p>(n) no.1510 Top2000</text:p>
          </table:table-cell>
          <table:table-cell office:value-type="float" office:value="1510" calcext:value-type="float">
            <text:p>15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anion</text:p>
          </table:table-cell>
          <table:table-cell/>
          <table:table-cell table:formula="of:=&quot;(n) no.&quot; &amp; [.D1512] &amp; &quot; Top2000&quot;" office:value-type="string" office:string-value="(n) no.1511 Top2000" calcext:value-type="string">
            <text:p>(n) no.1511 Top2000</text:p>
          </table:table-cell>
          <table:table-cell office:value-type="float" office:value="1511" calcext:value-type="float">
            <text:p>1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tion</text:p>
          </table:table-cell>
          <table:table-cell/>
          <table:table-cell table:formula="of:=&quot;(n) no.&quot; &amp; [.D1513] &amp; &quot; Top2000&quot;" office:value-type="string" office:string-value="(n) no.1512 Top2000" calcext:value-type="string">
            <text:p>(n) no.1512 Top2000</text:p>
          </table:table-cell>
          <table:table-cell office:value-type="float" office:value="1512" calcext:value-type="float">
            <text:p>15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ervation</text:p>
          </table:table-cell>
          <table:table-cell/>
          <table:table-cell table:formula="of:=&quot;(n) no.&quot; &amp; [.D1514] &amp; &quot; Top2000&quot;" office:value-type="string" office:string-value="(n) no.1513 Top2000" calcext:value-type="string">
            <text:p>(n) no.1513 Top2000</text:p>
          </table:table-cell>
          <table:table-cell office:value-type="float" office:value="1513" calcext:value-type="float">
            <text:p>15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sin</text:p>
          </table:table-cell>
          <table:table-cell/>
          <table:table-cell table:formula="of:=&quot;(n) no.&quot; &amp; [.D1515] &amp; &quot; Top2000&quot;" office:value-type="string" office:string-value="(n) no.1514 Top2000" calcext:value-type="string">
            <text:p>(n) no.1514 Top2000</text:p>
          </table:table-cell>
          <table:table-cell office:value-type="float" office:value="1514" calcext:value-type="float">
            <text:p>15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ft</text:p>
          </table:table-cell>
          <table:table-cell/>
          <table:table-cell table:formula="of:=&quot;(n) no.&quot; &amp; [.D1516] &amp; &quot; Top2000&quot;" office:value-type="string" office:string-value="(n) no.1515 Top2000" calcext:value-type="string">
            <text:p>(n) no.1515 Top2000</text:p>
          </table:table-cell>
          <table:table-cell office:value-type="float" office:value="1515" calcext:value-type="float">
            <text:p>15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order</text:p>
          </table:table-cell>
          <table:table-cell/>
          <table:table-cell table:formula="of:=&quot;(n) no.&quot; &amp; [.D1517] &amp; &quot; Top2000&quot;" office:value-type="string" office:string-value="(n) no.1516 Top2000" calcext:value-type="string">
            <text:p>(n) no.1516 Top2000</text:p>
          </table:table-cell>
          <table:table-cell office:value-type="float" office:value="1516" calcext:value-type="float">
            <text:p>1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nd</text:p>
          </table:table-cell>
          <table:table-cell/>
          <table:table-cell table:formula="of:=&quot;(n) no.&quot; &amp; [.D1518] &amp; &quot; Top2000&quot;" office:value-type="string" office:string-value="(n) no.1517 Top2000" calcext:value-type="string">
            <text:p>(n) no.1517 Top2000</text:p>
          </table:table-cell>
          <table:table-cell office:value-type="float" office:value="1517" calcext:value-type="float">
            <text:p>15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olution</text:p>
          </table:table-cell>
          <table:table-cell/>
          <table:table-cell table:formula="of:=&quot;(n) no.&quot; &amp; [.D1519] &amp; &quot; Top2000&quot;" office:value-type="string" office:string-value="(n) no.1518 Top2000" calcext:value-type="string">
            <text:p>(n) no.1518 Top2000</text:p>
          </table:table-cell>
          <table:table-cell office:value-type="float" office:value="1518" calcext:value-type="float">
            <text:p>15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sh</text:p>
          </table:table-cell>
          <table:table-cell/>
          <table:table-cell table:formula="of:=&quot;(n) no.&quot; &amp; [.D1520] &amp; &quot; Top2000&quot;" office:value-type="string" office:string-value="(n) no.1519 Top2000" calcext:value-type="string">
            <text:p>(n) no.1519 Top2000</text:p>
          </table:table-cell>
          <table:table-cell office:value-type="float" office:value="1519" calcext:value-type="float">
            <text:p>15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mat</text:p>
          </table:table-cell>
          <table:table-cell/>
          <table:table-cell table:formula="of:=&quot;(n) no.&quot; &amp; [.D1521] &amp; &quot; Top2000&quot;" office:value-type="string" office:string-value="(n) no.1520 Top2000" calcext:value-type="string">
            <text:p>(n) no.1520 Top2000</text:p>
          </table:table-cell>
          <table:table-cell office:value-type="float" office:value="1520" calcext:value-type="float">
            <text:p>15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eral</text:p>
          </table:table-cell>
          <table:table-cell/>
          <table:table-cell table:formula="of:=&quot;(n) no.&quot; &amp; [.D1522] &amp; &quot; Top2000&quot;" office:value-type="string" office:string-value="(n) no.1521 Top2000" calcext:value-type="string">
            <text:p>(n) no.1521 Top2000</text:p>
          </table:table-cell>
          <table:table-cell office:value-type="float" office:value="1521" calcext:value-type="float">
            <text:p>1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</text:p>
          </table:table-cell>
          <table:table-cell/>
          <table:table-cell table:formula="of:=&quot;(n) no.&quot; &amp; [.D1523] &amp; &quot; Top2000&quot;" office:value-type="string" office:string-value="(n) no.1522 Top2000" calcext:value-type="string">
            <text:p>(n) no.1522 Top2000</text:p>
          </table:table-cell>
          <table:table-cell office:value-type="float" office:value="1522" calcext:value-type="float">
            <text:p>1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ology</text:p>
          </table:table-cell>
          <table:table-cell/>
          <table:table-cell table:formula="of:=&quot;(n) no.&quot; &amp; [.D1524] &amp; &quot; Top2000&quot;" office:value-type="string" office:string-value="(n) no.1523 Top2000" calcext:value-type="string">
            <text:p>(n) no.1523 Top2000</text:p>
          </table:table-cell>
          <table:table-cell office:value-type="float" office:value="1523" calcext:value-type="float">
            <text:p>15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ry</text:p>
          </table:table-cell>
          <table:table-cell/>
          <table:table-cell table:formula="of:=&quot;(n) no.&quot; &amp; [.D1525] &amp; &quot; Top2000&quot;" office:value-type="string" office:string-value="(n) no.1524 Top2000" calcext:value-type="string">
            <text:p>(n) no.1524 Top2000</text:p>
          </table:table-cell>
          <table:table-cell office:value-type="float" office:value="1524" calcext:value-type="float">
            <text:p>1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ngdom</text:p>
          </table:table-cell>
          <table:table-cell/>
          <table:table-cell table:formula="of:=&quot;(n) no.&quot; &amp; [.D1526] &amp; &quot; Top2000&quot;" office:value-type="string" office:string-value="(n) no.1525 Top2000" calcext:value-type="string">
            <text:p>(n) no.1525 Top2000</text:p>
          </table:table-cell>
          <table:table-cell office:value-type="float" office:value="1525" calcext:value-type="float">
            <text:p>15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se</text:p>
          </table:table-cell>
          <table:table-cell/>
          <table:table-cell table:formula="of:=&quot;(n) no.&quot; &amp; [.D1527] &amp; &quot; Top2000&quot;" office:value-type="string" office:string-value="(n) no.1526 Top2000" calcext:value-type="string">
            <text:p>(n) no.1526 Top2000</text:p>
          </table:table-cell>
          <table:table-cell office:value-type="float" office:value="1526" calcext:value-type="float">
            <text:p>15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te</text:p>
          </table:table-cell>
          <table:table-cell/>
          <table:table-cell table:formula="of:=&quot;(n) no.&quot; &amp; [.D1528] &amp; &quot; Top2000&quot;" office:value-type="string" office:string-value="(n) no.1527 Top2000" calcext:value-type="string">
            <text:p>(n) no.1527 Top2000</text:p>
          </table:table-cell>
          <table:table-cell office:value-type="float" office:value="1527" calcext:value-type="float">
            <text:p>15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rve</text:p>
          </table:table-cell>
          <table:table-cell/>
          <table:table-cell table:formula="of:=&quot;(n) no.&quot; &amp; [.D1529] &amp; &quot; Top2000&quot;" office:value-type="string" office:string-value="(n) no.1528 Top2000" calcext:value-type="string">
            <text:p>(n) no.1528 Top2000</text:p>
          </table:table-cell>
          <table:table-cell office:value-type="float" office:value="1528" calcext:value-type="float">
            <text:p>15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cean</text:p>
          </table:table-cell>
          <table:table-cell/>
          <table:table-cell table:formula="of:=&quot;(n) no.&quot; &amp; [.D1530] &amp; &quot; Top2000&quot;" office:value-type="string" office:string-value="(n) no.1529 Top2000" calcext:value-type="string">
            <text:p>(n) no.1529 Top2000</text:p>
          </table:table-cell>
          <table:table-cell office:value-type="float" office:value="1529" calcext:value-type="float">
            <text:p>15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tch</text:p>
          </table:table-cell>
          <table:table-cell/>
          <table:table-cell table:formula="of:=&quot;(n) no.&quot; &amp; [.D1531] &amp; &quot; Top2000&quot;" office:value-type="string" office:string-value="(n) no.1530 Top2000" calcext:value-type="string">
            <text:p>(n) no.1530 Top2000</text:p>
          </table:table-cell>
          <table:table-cell office:value-type="float" office:value="1530" calcext:value-type="float">
            <text:p>15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</text:p>
          </table:table-cell>
          <table:table-cell/>
          <table:table-cell table:formula="of:=&quot;(n) no.&quot; &amp; [.D1532] &amp; &quot; Top2000&quot;" office:value-type="string" office:string-value="(n) no.1531 Top2000" calcext:value-type="string">
            <text:p>(n) no.1531 Top2000</text:p>
          </table:table-cell>
          <table:table-cell office:value-type="float" office:value="1531" calcext:value-type="float">
            <text:p>15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g</text:p>
          </table:table-cell>
          <table:table-cell/>
          <table:table-cell table:formula="of:=&quot;(n) no.&quot; &amp; [.D1533] &amp; &quot; Top2000&quot;" office:value-type="string" office:string-value="(n) no.1532 Top2000" calcext:value-type="string">
            <text:p>(n) no.1532 Top2000</text:p>
          </table:table-cell>
          <table:table-cell office:value-type="float" office:value="1532" calcext:value-type="float">
            <text:p>15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rait</text:p>
          </table:table-cell>
          <table:table-cell/>
          <table:table-cell table:formula="of:=&quot;(n) no.&quot; &amp; [.D1534] &amp; &quot; Top2000&quot;" office:value-type="string" office:string-value="(n) no.1533 Top2000" calcext:value-type="string">
            <text:p>(n) no.1533 Top2000</text:p>
          </table:table-cell>
          <table:table-cell office:value-type="float" office:value="1533" calcext:value-type="float">
            <text:p>15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tato</text:p>
          </table:table-cell>
          <table:table-cell/>
          <table:table-cell table:formula="of:=&quot;(n) no.&quot; &amp; [.D1535] &amp; &quot; Top2000&quot;" office:value-type="string" office:string-value="(n) no.1534 Top2000" calcext:value-type="string">
            <text:p>(n) no.1534 Top2000</text:p>
          </table:table-cell>
          <table:table-cell office:value-type="float" office:value="1534" calcext:value-type="float">
            <text:p>15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er</text:p>
          </table:table-cell>
          <table:table-cell/>
          <table:table-cell table:formula="of:=&quot;(n) no.&quot; &amp; [.D1536] &amp; &quot; Top2000&quot;" office:value-type="string" office:string-value="(n) no.1535 Top2000" calcext:value-type="string">
            <text:p>(n) no.1535 Top2000</text:p>
          </table:table-cell>
          <table:table-cell office:value-type="float" office:value="1535" calcext:value-type="float">
            <text:p>15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vilege</text:p>
          </table:table-cell>
          <table:table-cell/>
          <table:table-cell table:formula="of:=&quot;(n) no.&quot; &amp; [.D1537] &amp; &quot; Top2000&quot;" office:value-type="string" office:string-value="(n) no.1536 Top2000" calcext:value-type="string">
            <text:p>(n) no.1536 Top2000</text:p>
          </table:table-cell>
          <table:table-cell office:value-type="float" office:value="1536" calcext:value-type="float">
            <text:p>1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nishment</text:p>
          </table:table-cell>
          <table:table-cell/>
          <table:table-cell table:formula="of:=&quot;(n) no.&quot; &amp; [.D1538] &amp; &quot; Top2000&quot;" office:value-type="string" office:string-value="(n) no.1537 Top2000" calcext:value-type="string">
            <text:p>(n) no.1537 Top2000</text:p>
          </table:table-cell>
          <table:table-cell office:value-type="float" office:value="1537" calcext:value-type="float">
            <text:p>15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bbit</text:p>
          </table:table-cell>
          <table:table-cell/>
          <table:table-cell table:formula="of:=&quot;(n) no.&quot; &amp; [.D1539] &amp; &quot; Top2000&quot;" office:value-type="string" office:string-value="(n) no.1538 Top2000" calcext:value-type="string">
            <text:p>(n) no.1538 Top2000</text:p>
          </table:table-cell>
          <table:table-cell office:value-type="float" office:value="1538" calcext:value-type="float">
            <text:p>15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lection</text:p>
          </table:table-cell>
          <table:table-cell/>
          <table:table-cell table:formula="of:=&quot;(n) no.&quot; &amp; [.D1540] &amp; &quot; Top2000&quot;" office:value-type="string" office:string-value="(n) no.1539 Top2000" calcext:value-type="string">
            <text:p>(n) no.1539 Top2000</text:p>
          </table:table-cell>
          <table:table-cell office:value-type="float" office:value="1539" calcext:value-type="float">
            <text:p>15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val</text:p>
          </table:table-cell>
          <table:table-cell/>
          <table:table-cell table:formula="of:=&quot;(n) no.&quot; &amp; [.D1541] &amp; &quot; Top2000&quot;" office:value-type="string" office:string-value="(n) no.1540 Top2000" calcext:value-type="string">
            <text:p>(n) no.1540 Top2000</text:p>
          </table:table-cell>
          <table:table-cell office:value-type="float" office:value="1540" calcext:value-type="float">
            <text:p>15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men</text:p>
          </table:table-cell>
          <table:table-cell/>
          <table:table-cell table:formula="of:=&quot;(n) no.&quot; &amp; [.D1542] &amp; &quot; Top2000&quot;" office:value-type="string" office:string-value="(n) no.1541 Top2000" calcext:value-type="string">
            <text:p>(n) no.1541 Top2000</text:p>
          </table:table-cell>
          <table:table-cell office:value-type="float" office:value="1541" calcext:value-type="float">
            <text:p>15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ation</text:p>
          </table:table-cell>
          <table:table-cell/>
          <table:table-cell table:formula="of:=&quot;(n) no.&quot; &amp; [.D1543] &amp; &quot; Top2000&quot;" office:value-type="string" office:string-value="(n) no.1542 Top2000" calcext:value-type="string">
            <text:p>(n) no.1542 Top2000</text:p>
          </table:table-cell>
          <table:table-cell office:value-type="float" office:value="1542" calcext:value-type="float">
            <text:p>15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veller</text:p>
          </table:table-cell>
          <table:table-cell/>
          <table:table-cell table:formula="of:=&quot;(n) no.&quot; &amp; [.D1544] &amp; &quot; Top2000&quot;" office:value-type="string" office:string-value="(n) no.1543 Top2000" calcext:value-type="string">
            <text:p>(n) no.1543 Top2000</text:p>
          </table:table-cell>
          <table:table-cell office:value-type="float" office:value="1543" calcext:value-type="float">
            <text:p>15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n</text:p>
          </table:table-cell>
          <table:table-cell/>
          <table:table-cell table:formula="of:=&quot;(n) no.&quot; &amp; [.D1545] &amp; &quot; Top2000&quot;" office:value-type="string" office:string-value="(n) no.1544 Top2000" calcext:value-type="string">
            <text:p>(n) no.1544 Top2000</text:p>
          </table:table-cell>
          <table:table-cell office:value-type="float" office:value="1544" calcext:value-type="float">
            <text:p>15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AT</text:p>
          </table:table-cell>
          <table:table-cell/>
          <table:table-cell table:formula="of:=&quot;(n) no.&quot; &amp; [.D1546] &amp; &quot; Top2000&quot;" office:value-type="string" office:string-value="(n) no.1545 Top2000" calcext:value-type="string">
            <text:p>(n) no.1545 Top2000</text:p>
          </table:table-cell>
          <table:table-cell office:value-type="float" office:value="1545" calcext:value-type="float">
            <text:p>15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lunteer</text:p>
          </table:table-cell>
          <table:table-cell/>
          <table:table-cell table:formula="of:=&quot;(n) no.&quot; &amp; [.D1547] &amp; &quot; Top2000&quot;" office:value-type="string" office:string-value="(n) no.1546 Top2000" calcext:value-type="string">
            <text:p>(n) no.1546 Top2000</text:p>
          </table:table-cell>
          <table:table-cell office:value-type="float" office:value="1546" calcext:value-type="float">
            <text:p>15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y</text:p>
          </table:table-cell>
          <table:table-cell/>
          <table:table-cell table:formula="of:=&quot;(n) no.&quot; &amp; [.D1548] &amp; &quot; Top2000&quot;" office:value-type="string" office:string-value="(n) no.1547 Top2000" calcext:value-type="string">
            <text:p>(n) no.1547 Top2000</text:p>
          </table:table-cell>
          <table:table-cell office:value-type="float" office:value="1547" calcext:value-type="float">
            <text:p>15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licant</text:p>
          </table:table-cell>
          <table:table-cell/>
          <table:table-cell table:formula="of:=&quot;(n) no.&quot; &amp; [.D1549] &amp; &quot; Top2000&quot;" office:value-type="string" office:string-value="(n) no.1548 Top2000" calcext:value-type="string">
            <text:p>(n) no.1548 Top2000</text:p>
          </table:table-cell>
          <table:table-cell office:value-type="float" office:value="1548" calcext:value-type="float">
            <text:p>15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urance</text:p>
          </table:table-cell>
          <table:table-cell/>
          <table:table-cell table:formula="of:=&quot;(n) no.&quot; &amp; [.D1550] &amp; &quot; Top2000&quot;" office:value-type="string" office:string-value="(n) no.1549 Top2000" calcext:value-type="string">
            <text:p>(n) no.1549 Top2000</text:p>
          </table:table-cell>
          <table:table-cell office:value-type="float" office:value="1549" calcext:value-type="float">
            <text:p>15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raction</text:p>
          </table:table-cell>
          <table:table-cell/>
          <table:table-cell table:formula="of:=&quot;(n) no.&quot; &amp; [.D1551] &amp; &quot; Top2000&quot;" office:value-type="string" office:string-value="(n) no.1550 Top2000" calcext:value-type="string">
            <text:p>(n) no.1550 Top2000</text:p>
          </table:table-cell>
          <table:table-cell office:value-type="float" office:value="1550" calcext:value-type="float">
            <text:p>15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t</text:p>
          </table:table-cell>
          <table:table-cell/>
          <table:table-cell table:formula="of:=&quot;(n) no.&quot; &amp; [.D1552] &amp; &quot; Top2000&quot;" office:value-type="string" office:string-value="(n) no.1551 Top2000" calcext:value-type="string">
            <text:p>(n) no.1551 Top2000</text:p>
          </table:table-cell>
          <table:table-cell office:value-type="float" office:value="1551" calcext:value-type="float">
            <text:p>15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ow</text:p>
          </table:table-cell>
          <table:table-cell/>
          <table:table-cell table:formula="of:=&quot;(n) no.&quot; &amp; [.D1553] &amp; &quot; Top2000&quot;" office:value-type="string" office:string-value="(n) no.1552 Top2000" calcext:value-type="string">
            <text:p>(n) no.1552 Top2000</text:p>
          </table:table-cell>
          <table:table-cell office:value-type="float" office:value="1552" calcext:value-type="float">
            <text:p>15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rough</text:p>
          </table:table-cell>
          <table:table-cell/>
          <table:table-cell table:formula="of:=&quot;(n) no.&quot; &amp; [.D1554] &amp; &quot; Top2000&quot;" office:value-type="string" office:string-value="(n) no.1553 Top2000" calcext:value-type="string">
            <text:p>(n) no.1553 Top2000</text:p>
          </table:table-cell>
          <table:table-cell office:value-type="float" office:value="1553" calcext:value-type="float">
            <text:p>15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iage</text:p>
          </table:table-cell>
          <table:table-cell/>
          <table:table-cell table:formula="of:=&quot;(n) no.&quot; &amp; [.D1555] &amp; &quot; Top2000&quot;" office:value-type="string" office:string-value="(n) no.1554 Top2000" calcext:value-type="string">
            <text:p>(n) no.1554 Top2000</text:p>
          </table:table-cell>
          <table:table-cell office:value-type="float" office:value="1554" calcext:value-type="float">
            <text:p>15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ocolate</text:p>
          </table:table-cell>
          <table:table-cell/>
          <table:table-cell table:formula="of:=&quot;(n) no.&quot; &amp; [.D1556] &amp; &quot; Top2000&quot;" office:value-type="string" office:string-value="(n) no.1555 Top2000" calcext:value-type="string">
            <text:p>(n) no.1555 Top2000</text:p>
          </table:table-cell>
          <table:table-cell office:value-type="float" office:value="1555" calcext:value-type="float">
            <text:p>1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ander</text:p>
          </table:table-cell>
          <table:table-cell/>
          <table:table-cell table:formula="of:=&quot;(n) no.&quot; &amp; [.D1557] &amp; &quot; Top2000&quot;" office:value-type="string" office:string-value="(n) no.1556 Top2000" calcext:value-type="string">
            <text:p>(n) no.1556 Top2000</text:p>
          </table:table-cell>
          <table:table-cell office:value-type="float" office:value="1556" calcext:value-type="float">
            <text:p>1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issioner</text:p>
          </table:table-cell>
          <table:table-cell/>
          <table:table-cell table:formula="of:=&quot;(n) no.&quot; &amp; [.D1558] &amp; &quot; Top2000&quot;" office:value-type="string" office:string-value="(n) no.1557 Top2000" calcext:value-type="string">
            <text:p>(n) no.1557 Top2000</text:p>
          </table:table-cell>
          <table:table-cell office:value-type="float" office:value="1557" calcext:value-type="float">
            <text:p>1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version</text:p>
          </table:table-cell>
          <table:table-cell/>
          <table:table-cell table:formula="of:=&quot;(n) no.&quot; &amp; [.D1559] &amp; &quot; Top2000&quot;" office:value-type="string" office:string-value="(n) no.1558 Top2000" calcext:value-type="string">
            <text:p>(n) no.1558 Top2000</text:p>
          </table:table-cell>
          <table:table-cell office:value-type="float" office:value="1558" calcext:value-type="float">
            <text:p>15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&quot;(n) no.&quot; &amp; [.D1560] &amp; &quot; Top2000&quot;" office:value-type="string" office:string-value="(n) no.1559 Top2000" calcext:value-type="string">
            <text:p>(n) no.1559 Top2000</text:p>
          </table:table-cell>
          <table:table-cell office:value-type="float" office:value="1559" calcext:value-type="float">
            <text:p>15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truction</text:p>
          </table:table-cell>
          <table:table-cell/>
          <table:table-cell table:formula="of:=&quot;(n) no.&quot; &amp; [.D1561] &amp; &quot; Top2000&quot;" office:value-type="string" office:string-value="(n) no.1560 Top2000" calcext:value-type="string">
            <text:p>(n) no.1560 Top2000</text:p>
          </table:table-cell>
          <table:table-cell office:value-type="float" office:value="1560" calcext:value-type="float">
            <text:p>15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</text:p>
          </table:table-cell>
          <table:table-cell/>
          <table:table-cell table:formula="of:=&quot;(n) no.&quot; &amp; [.D1562] &amp; &quot; Top2000&quot;" office:value-type="string" office:string-value="(n) no.1561 Top2000" calcext:value-type="string">
            <text:p>(n) no.1561 Top2000</text:p>
          </table:table-cell>
          <table:table-cell office:value-type="float" office:value="1561" calcext:value-type="float">
            <text:p>15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table:formula="of:=&quot;(n) no.&quot; &amp; [.D1563] &amp; &quot; Top2000&quot;" office:value-type="string" office:string-value="(n) no.1562 Top2000" calcext:value-type="string">
            <text:p>(n) no.1562 Top2000</text:p>
          </table:table-cell>
          <table:table-cell office:value-type="float" office:value="1562" calcext:value-type="float">
            <text:p>15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rl</text:p>
          </table:table-cell>
          <table:table-cell/>
          <table:table-cell table:formula="of:=&quot;(n) no.&quot; &amp; [.D1564] &amp; &quot; Top2000&quot;" office:value-type="string" office:string-value="(n) no.1563 Top2000" calcext:value-type="string">
            <text:p>(n) no.1563 Top2000</text:p>
          </table:table-cell>
          <table:table-cell office:value-type="float" office:value="1563" calcext:value-type="float">
            <text:p>15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eror</text:p>
          </table:table-cell>
          <table:table-cell/>
          <table:table-cell table:formula="of:=&quot;(n) no.&quot; &amp; [.D1565] &amp; &quot; Top2000&quot;" office:value-type="string" office:string-value="(n) no.1564 Top2000" calcext:value-type="string">
            <text:p>(n) no.1564 Top2000</text:p>
          </table:table-cell>
          <table:table-cell office:value-type="float" office:value="1564" calcext:value-type="float">
            <text:p>15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ay</text:p>
          </table:table-cell>
          <table:table-cell/>
          <table:table-cell table:formula="of:=&quot;(n) no.&quot; &amp; [.D1566] &amp; &quot; Top2000&quot;" office:value-type="string" office:string-value="(n) no.1565 Top2000" calcext:value-type="string">
            <text:p>(n) no.1565 Top2000</text:p>
          </table:table-cell>
          <table:table-cell office:value-type="float" office:value="1565" calcext:value-type="float">
            <text:p>15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osure</text:p>
          </table:table-cell>
          <table:table-cell/>
          <table:table-cell table:formula="of:=&quot;(n) no.&quot; &amp; [.D1567] &amp; &quot; Top2000&quot;" office:value-type="string" office:string-value="(n) no.1566 Top2000" calcext:value-type="string">
            <text:p>(n) no.1566 Top2000</text:p>
          </table:table-cell>
          <table:table-cell office:value-type="float" office:value="1566" calcext:value-type="float">
            <text:p>15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vourite</text:p>
          </table:table-cell>
          <table:table-cell/>
          <table:table-cell table:formula="of:=&quot;(n) no.&quot; &amp; [.D1568] &amp; &quot; Top2000&quot;" office:value-type="string" office:string-value="(n) no.1567 Top2000" calcext:value-type="string">
            <text:p>(n) no.1567 Top2000</text:p>
          </table:table-cell>
          <table:table-cell office:value-type="float" office:value="1567" calcext:value-type="float">
            <text:p>15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iendship</text:p>
          </table:table-cell>
          <table:table-cell/>
          <table:table-cell table:formula="of:=&quot;(n) no.&quot; &amp; [.D1569] &amp; &quot; Top2000&quot;" office:value-type="string" office:string-value="(n) no.1568 Top2000" calcext:value-type="string">
            <text:p>(n) no.1568 Top2000</text:p>
          </table:table-cell>
          <table:table-cell office:value-type="float" office:value="1568" calcext:value-type="float">
            <text:p>15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</text:p>
          </table:table-cell>
          <table:table-cell/>
          <table:table-cell table:formula="of:=&quot;(n) no.&quot; &amp; [.D1570] &amp; &quot; Top2000&quot;" office:value-type="string" office:string-value="(n) no.1569 Top2000" calcext:value-type="string">
            <text:p>(n) no.1569 Top2000</text:p>
          </table:table-cell>
          <table:table-cell office:value-type="float" office:value="1569" calcext:value-type="float">
            <text:p>15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ovation</text:p>
          </table:table-cell>
          <table:table-cell/>
          <table:table-cell table:formula="of:=&quot;(n) no.&quot; &amp; [.D1571] &amp; &quot; Top2000&quot;" office:value-type="string" office:string-value="(n) no.1570 Top2000" calcext:value-type="string">
            <text:p>(n) no.1570 Top2000</text:p>
          </table:table-cell>
          <table:table-cell office:value-type="float" office:value="1570" calcext:value-type="float">
            <text:p>15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gration</text:p>
          </table:table-cell>
          <table:table-cell/>
          <table:table-cell table:formula="of:=&quot;(n) no.&quot; &amp; [.D1572] &amp; &quot; Top2000&quot;" office:value-type="string" office:string-value="(n) no.1571 Top2000" calcext:value-type="string">
            <text:p>(n) no.1571 Top2000</text:p>
          </table:table-cell>
          <table:table-cell office:value-type="float" office:value="1571" calcext:value-type="float">
            <text:p>1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nction</text:p>
          </table:table-cell>
          <table:table-cell/>
          <table:table-cell table:formula="of:=&quot;(n) no.&quot; &amp; [.D1573] &amp; &quot; Top2000&quot;" office:value-type="string" office:string-value="(n) no.1572 Top2000" calcext:value-type="string">
            <text:p>(n) no.1572 Top2000</text:p>
          </table:table-cell>
          <table:table-cell office:value-type="float" office:value="1572" calcext:value-type="float">
            <text:p>1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</text:p>
          </table:table-cell>
          <table:table-cell/>
          <table:table-cell table:formula="of:=&quot;(n) no.&quot; &amp; [.D1574] &amp; &quot; Top2000&quot;" office:value-type="string" office:string-value="(n) no.1573 Top2000" calcext:value-type="string">
            <text:p>(n) no.1573 Top2000</text:p>
          </table:table-cell>
          <table:table-cell office:value-type="float" office:value="1573" calcext:value-type="float">
            <text:p>15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chinery</text:p>
          </table:table-cell>
          <table:table-cell/>
          <table:table-cell table:formula="of:=&quot;(n) no.&quot; &amp; [.D1575] &amp; &quot; Top2000&quot;" office:value-type="string" office:string-value="(n) no.1574 Top2000" calcext:value-type="string">
            <text:p>(n) no.1574 Top2000</text:p>
          </table:table-cell>
          <table:table-cell office:value-type="float" office:value="1574" calcext:value-type="float">
            <text:p>15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ker</text:p>
          </table:table-cell>
          <table:table-cell/>
          <table:table-cell table:formula="of:=&quot;(n) no.&quot; &amp; [.D1576] &amp; &quot; Top2000&quot;" office:value-type="string" office:string-value="(n) no.1575 Top2000" calcext:value-type="string">
            <text:p>(n) no.1575 Top2000</text:p>
          </table:table-cell>
          <table:table-cell office:value-type="float" office:value="1575" calcext:value-type="float">
            <text:p>15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an</text:p>
          </table:table-cell>
          <table:table-cell/>
          <table:table-cell table:formula="of:=&quot;(n) no.&quot; &amp; [.D1577] &amp; &quot; Top2000&quot;" office:value-type="string" office:string-value="(n) no.1576 Top2000" calcext:value-type="string">
            <text:p>(n) no.1576 Top2000</text:p>
          </table:table-cell>
          <table:table-cell office:value-type="float" office:value="1576" calcext:value-type="float">
            <text:p>15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ticle</text:p>
          </table:table-cell>
          <table:table-cell/>
          <table:table-cell table:formula="of:=&quot;(n) no.&quot; &amp; [.D1578] &amp; &quot; Top2000&quot;" office:value-type="string" office:string-value="(n) no.1577 Top2000" calcext:value-type="string">
            <text:p>(n) no.1577 Top2000</text:p>
          </table:table-cell>
          <table:table-cell office:value-type="float" office:value="1577" calcext:value-type="float">
            <text:p>15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s</text:p>
          </table:table-cell>
          <table:table-cell/>
          <table:table-cell table:formula="of:=&quot;(n) no.&quot; &amp; [.D1579] &amp; &quot; Top2000&quot;" office:value-type="string" office:string-value="(n) no.1578 Top2000" calcext:value-type="string">
            <text:p>(n) no.1578 Top2000</text:p>
          </table:table-cell>
          <table:table-cell office:value-type="float" office:value="1578" calcext:value-type="float">
            <text:p>15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rol</text:p>
          </table:table-cell>
          <table:table-cell/>
          <table:table-cell table:formula="of:=&quot;(n) no.&quot; &amp; [.D1580] &amp; &quot; Top2000&quot;" office:value-type="string" office:string-value="(n) no.1579 Top2000" calcext:value-type="string">
            <text:p>(n) no.1579 Top2000</text:p>
          </table:table-cell>
          <table:table-cell office:value-type="float" office:value="1579" calcext:value-type="float">
            <text:p>15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et</text:p>
          </table:table-cell>
          <table:table-cell/>
          <table:table-cell table:formula="of:=&quot;(n) no.&quot; &amp; [.D1581] &amp; &quot; Top2000&quot;" office:value-type="string" office:string-value="(n) no.1580 Top2000" calcext:value-type="string">
            <text:p>(n) no.1580 Top2000</text:p>
          </table:table-cell>
          <table:table-cell office:value-type="float" office:value="1580" calcext:value-type="float">
            <text:p>15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ot</text:p>
          </table:table-cell>
          <table:table-cell/>
          <table:table-cell table:formula="of:=&quot;(n) no.&quot; &amp; [.D1582] &amp; &quot; Top2000&quot;" office:value-type="string" office:string-value="(n) no.1581 Top2000" calcext:value-type="string">
            <text:p>(n) no.1581 Top2000</text:p>
          </table:table-cell>
          <table:table-cell office:value-type="float" office:value="1581" calcext:value-type="float">
            <text:p>15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rchaser</text:p>
          </table:table-cell>
          <table:table-cell/>
          <table:table-cell table:formula="of:=&quot;(n) no.&quot; &amp; [.D1583] &amp; &quot; Top2000&quot;" office:value-type="string" office:string-value="(n) no.1582 Top2000" calcext:value-type="string">
            <text:p>(n) no.1582 Top2000</text:p>
          </table:table-cell>
          <table:table-cell office:value-type="float" office:value="1582" calcext:value-type="float">
            <text:p>15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</text:p>
          </table:table-cell>
          <table:table-cell/>
          <table:table-cell table:formula="of:=&quot;(n) no.&quot; &amp; [.D1584] &amp; &quot; Top2000&quot;" office:value-type="string" office:string-value="(n) no.1583 Top2000" calcext:value-type="string">
            <text:p>(n) no.1583 Top2000</text:p>
          </table:table-cell>
          <table:table-cell office:value-type="float" office:value="1583" calcext:value-type="float">
            <text:p>15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stration</text:p>
          </table:table-cell>
          <table:table-cell/>
          <table:table-cell table:formula="of:=&quot;(n) no.&quot; &amp; [.D1585] &amp; &quot; Top2000&quot;" office:value-type="string" office:string-value="(n) no.1584 Top2000" calcext:value-type="string">
            <text:p>(n) no.1584 Top2000</text:p>
          </table:table-cell>
          <table:table-cell office:value-type="float" office:value="1584" calcext:value-type="float">
            <text:p>15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edy</text:p>
          </table:table-cell>
          <table:table-cell/>
          <table:table-cell table:formula="of:=&quot;(n) no.&quot; &amp; [.D1586] &amp; &quot; Top2000&quot;" office:value-type="string" office:string-value="(n) no.1585 Top2000" calcext:value-type="string">
            <text:p>(n) no.1585 Top2000</text:p>
          </table:table-cell>
          <table:table-cell office:value-type="float" office:value="1585" calcext:value-type="float">
            <text:p>15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gnation</text:p>
          </table:table-cell>
          <table:table-cell/>
          <table:table-cell table:formula="of:=&quot;(n) no.&quot; &amp; [.D1587] &amp; &quot; Top2000&quot;" office:value-type="string" office:string-value="(n) no.1586 Top2000" calcext:value-type="string">
            <text:p>(n) no.1586 Top2000</text:p>
          </table:table-cell>
          <table:table-cell office:value-type="float" office:value="1586" calcext:value-type="float">
            <text:p>15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ller</text:p>
          </table:table-cell>
          <table:table-cell/>
          <table:table-cell table:formula="of:=&quot;(n) no.&quot; &amp; [.D1588] &amp; &quot; Top2000&quot;" office:value-type="string" office:string-value="(n) no.1587 Top2000" calcext:value-type="string">
            <text:p>(n) no.1587 Top2000</text:p>
          </table:table-cell>
          <table:table-cell office:value-type="float" office:value="1587" calcext:value-type="float">
            <text:p>15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lk</text:p>
          </table:table-cell>
          <table:table-cell/>
          <table:table-cell table:formula="of:=&quot;(n) no.&quot; &amp; [.D1589] &amp; &quot; Top2000&quot;" office:value-type="string" office:string-value="(n) no.1588 Top2000" calcext:value-type="string">
            <text:p>(n) no.1588 Top2000</text:p>
          </table:table-cell>
          <table:table-cell office:value-type="float" office:value="1588" calcext:value-type="float">
            <text:p>1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table:formula="of:=&quot;(n) no.&quot; &amp; [.D1590] &amp; &quot; Top2000&quot;" office:value-type="string" office:string-value="(n) no.1589 Top2000" calcext:value-type="string">
            <text:p>(n) no.1589 Top2000</text:p>
          </table:table-cell>
          <table:table-cell office:value-type="float" office:value="1589" calcext:value-type="float">
            <text:p>15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table:formula="of:=&quot;(n) no.&quot; &amp; [.D1591] &amp; &quot; Top2000&quot;" office:value-type="string" office:string-value="(n) no.1590 Top2000" calcext:value-type="string">
            <text:p>(n) no.1590 Top2000</text:p>
          </table:table-cell>
          <table:table-cell office:value-type="float" office:value="1590" calcext:value-type="float">
            <text:p>15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ip</text:p>
          </table:table-cell>
          <table:table-cell/>
          <table:table-cell table:formula="of:=&quot;(n) no.&quot; &amp; [.D1592] &amp; &quot; Top2000&quot;" office:value-type="string" office:string-value="(n) no.1591 Top2000" calcext:value-type="string">
            <text:p>(n) no.1591 Top2000</text:p>
          </table:table-cell>
          <table:table-cell office:value-type="float" office:value="1591" calcext:value-type="float">
            <text:p>15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ympathy</text:p>
          </table:table-cell>
          <table:table-cell/>
          <table:table-cell table:formula="of:=&quot;(n) no.&quot; &amp; [.D1593] &amp; &quot; Top2000&quot;" office:value-type="string" office:string-value="(n) no.1592 Top2000" calcext:value-type="string">
            <text:p>(n) no.1592 Top2000</text:p>
          </table:table-cell>
          <table:table-cell office:value-type="float" office:value="1592" calcext:value-type="float">
            <text:p>15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ce</text:p>
          </table:table-cell>
          <table:table-cell/>
          <table:table-cell table:formula="of:=&quot;(n) no.&quot; &amp; [.D1594] &amp; &quot; Top2000&quot;" office:value-type="string" office:string-value="(n) no.1593 Top2000" calcext:value-type="string">
            <text:p>(n) no.1593 Top2000</text:p>
          </table:table-cell>
          <table:table-cell office:value-type="float" office:value="1593" calcext:value-type="float">
            <text:p>15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ndor</text:p>
          </table:table-cell>
          <table:table-cell/>
          <table:table-cell table:formula="of:=&quot;(n) no.&quot; &amp; [.D1595] &amp; &quot; Top2000&quot;" office:value-type="string" office:string-value="(n) no.1594 Top2000" calcext:value-type="string">
            <text:p>(n) no.1594 Top2000</text:p>
          </table:table-cell>
          <table:table-cell office:value-type="float" office:value="1594" calcext:value-type="float">
            <text:p>15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nder</text:p>
          </table:table-cell>
          <table:table-cell/>
          <table:table-cell table:formula="of:=&quot;(n) no.&quot; &amp; [.D1596] &amp; &quot; Top2000&quot;" office:value-type="string" office:string-value="(n) no.1595 Top2000" calcext:value-type="string">
            <text:p>(n) no.1595 Top2000</text:p>
          </table:table-cell>
          <table:table-cell office:value-type="float" office:value="1595" calcext:value-type="float">
            <text:p>15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ocation</text:p>
          </table:table-cell>
          <table:table-cell/>
          <table:table-cell table:formula="of:=&quot;(n) no.&quot; &amp; [.D1597] &amp; &quot; Top2000&quot;" office:value-type="string" office:string-value="(n) no.1596 Top2000" calcext:value-type="string">
            <text:p>(n) no.1596 Top2000</text:p>
          </table:table-cell>
          <table:table-cell office:value-type="float" office:value="1596" calcext:value-type="float">
            <text:p>15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bition</text:p>
          </table:table-cell>
          <table:table-cell/>
          <table:table-cell table:formula="of:=&quot;(n) no.&quot; &amp; [.D1598] &amp; &quot; Top2000&quot;" office:value-type="string" office:string-value="(n) no.1597 Top2000" calcext:value-type="string">
            <text:p>(n) no.1597 Top2000</text:p>
          </table:table-cell>
          <table:table-cell office:value-type="float" office:value="1597" calcext:value-type="float">
            <text:p>15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ke</text:p>
          </table:table-cell>
          <table:table-cell/>
          <table:table-cell table:formula="of:=&quot;(n) no.&quot; &amp; [.D1599] &amp; &quot; Top2000&quot;" office:value-type="string" office:string-value="(n) no.1598 Top2000" calcext:value-type="string">
            <text:p>(n) no.1598 Top2000</text:p>
          </table:table-cell>
          <table:table-cell office:value-type="float" office:value="1598" calcext:value-type="float">
            <text:p>15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culation</text:p>
          </table:table-cell>
          <table:table-cell/>
          <table:table-cell table:formula="of:=&quot;(n) no.&quot; &amp; [.D1600] &amp; &quot; Top2000&quot;" office:value-type="string" office:string-value="(n) no.1599 Top2000" calcext:value-type="string">
            <text:p>(n) no.1599 Top2000</text:p>
          </table:table-cell>
          <table:table-cell office:value-type="float" office:value="1599" calcext:value-type="float">
            <text:p>15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el</text:p>
          </table:table-cell>
          <table:table-cell/>
          <table:table-cell table:formula="of:=&quot;(n) no.&quot; &amp; [.D1601] &amp; &quot; Top2000&quot;" office:value-type="string" office:string-value="(n) no.1600 Top2000" calcext:value-type="string">
            <text:p>(n) no.1600 Top2000</text:p>
          </table:table-cell>
          <table:table-cell office:value-type="float" office:value="1600" calcext:value-type="float">
            <text:p>1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apse</text:p>
          </table:table-cell>
          <table:table-cell/>
          <table:table-cell table:formula="of:=&quot;(n) no.&quot; &amp; [.D1602] &amp; &quot; Top2000&quot;" office:value-type="string" office:string-value="(n) no.1601 Top2000" calcext:value-type="string">
            <text:p>(n) no.1601 Top2000</text:p>
          </table:table-cell>
          <table:table-cell office:value-type="float" office:value="1601" calcext:value-type="float">
            <text:p>16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ption</text:p>
          </table:table-cell>
          <table:table-cell/>
          <table:table-cell table:formula="of:=&quot;(n) no.&quot; &amp; [.D1603] &amp; &quot; Top2000&quot;" office:value-type="string" office:string-value="(n) no.1602 Top2000" calcext:value-type="string">
            <text:p>(n) no.1602 Top2000</text:p>
          </table:table-cell>
          <table:table-cell office:value-type="float" office:value="1602" calcext:value-type="float">
            <text:p>16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respondent</text:p>
          </table:table-cell>
          <table:table-cell/>
          <table:table-cell table:formula="of:=&quot;(n) no.&quot; &amp; [.D1604] &amp; &quot; Top2000&quot;" office:value-type="string" office:string-value="(n) no.1603 Top2000" calcext:value-type="string">
            <text:p>(n) no.1603 Top2000</text:p>
          </table:table-cell>
          <table:table-cell office:value-type="float" office:value="1603" calcext:value-type="float">
            <text:p>1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tton</text:p>
          </table:table-cell>
          <table:table-cell/>
          <table:table-cell table:formula="of:=&quot;(n) no.&quot; &amp; [.D1605] &amp; &quot; Top2000&quot;" office:value-type="string" office:string-value="(n) no.1604 Top2000" calcext:value-type="string">
            <text:p>(n) no.1604 Top2000</text:p>
          </table:table-cell>
          <table:table-cell office:value-type="float" office:value="1604" calcext:value-type="float">
            <text:p>16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sh</text:p>
          </table:table-cell>
          <table:table-cell/>
          <table:table-cell table:formula="of:=&quot;(n) no.&quot; &amp; [.D1606] &amp; &quot; Top2000&quot;" office:value-type="string" office:string-value="(n) no.1605 Top2000" calcext:value-type="string">
            <text:p>(n) no.1605 Top2000</text:p>
          </table:table-cell>
          <table:table-cell office:value-type="float" office:value="1605" calcext:value-type="float">
            <text:p>16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</text:p>
          </table:table-cell>
          <table:table-cell/>
          <table:table-cell table:formula="of:=&quot;(n) no.&quot; &amp; [.D1607] &amp; &quot; Top2000&quot;" office:value-type="string" office:string-value="(n) no.1606 Top2000" calcext:value-type="string">
            <text:p>(n) no.1606 Top2000</text:p>
          </table:table-cell>
          <table:table-cell office:value-type="float" office:value="1606" calcext:value-type="float">
            <text:p>16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rling</text:p>
          </table:table-cell>
          <table:table-cell/>
          <table:table-cell table:formula="of:=&quot;(n) no.&quot; &amp; [.D1608] &amp; &quot; Top2000&quot;" office:value-type="string" office:string-value="(n) no.1607 Top2000" calcext:value-type="string">
            <text:p>(n) no.1607 Top2000</text:p>
          </table:table-cell>
          <table:table-cell office:value-type="float" office:value="1607" calcext:value-type="float">
            <text:p>1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laration</text:p>
          </table:table-cell>
          <table:table-cell/>
          <table:table-cell table:formula="of:=&quot;(n) no.&quot; &amp; [.D1609] &amp; &quot; Top2000&quot;" office:value-type="string" office:string-value="(n) no.1608 Top2000" calcext:value-type="string">
            <text:p>(n) no.1608 Top2000</text:p>
          </table:table-cell>
          <table:table-cell office:value-type="float" office:value="1608" calcext:value-type="float">
            <text:p>16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ive</text:p>
          </table:table-cell>
          <table:table-cell/>
          <table:table-cell table:formula="of:=&quot;(n) no.&quot; &amp; [.D1610] &amp; &quot; Top2000&quot;" office:value-type="string" office:string-value="(n) no.1609 Top2000" calcext:value-type="string">
            <text:p>(n) no.1609 Top2000</text:p>
          </table:table-cell>
          <table:table-cell office:value-type="float" office:value="1609" calcext:value-type="float">
            <text:p>16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osal</text:p>
          </table:table-cell>
          <table:table-cell/>
          <table:table-cell table:formula="of:=&quot;(n) no.&quot; &amp; [.D1611] &amp; &quot; Top2000&quot;" office:value-type="string" office:string-value="(n) no.1610 Top2000" calcext:value-type="string">
            <text:p>(n) no.1610 Top2000</text:p>
          </table:table-cell>
          <table:table-cell office:value-type="float" office:value="1610" calcext:value-type="float">
            <text:p>16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se</text:p>
          </table:table-cell>
          <table:table-cell/>
          <table:table-cell table:formula="of:=&quot;(n) no.&quot; &amp; [.D1612] &amp; &quot; Top2000&quot;" office:value-type="string" office:string-value="(n) no.1611 Top2000" calcext:value-type="string">
            <text:p>(n) no.1611 Top2000</text:p>
          </table:table-cell>
          <table:table-cell office:value-type="float" office:value="1611" calcext:value-type="float">
            <text:p>16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ertainment</text:p>
          </table:table-cell>
          <table:table-cell/>
          <table:table-cell table:formula="of:=&quot;(n) no.&quot; &amp; [.D1613] &amp; &quot; Top2000&quot;" office:value-type="string" office:string-value="(n) no.1612 Top2000" calcext:value-type="string">
            <text:p>(n) no.1612 Top2000</text:p>
          </table:table-cell>
          <table:table-cell office:value-type="float" office:value="1612" calcext:value-type="float">
            <text:p>16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use</text:p>
          </table:table-cell>
          <table:table-cell/>
          <table:table-cell table:formula="of:=&quot;(n) no.&quot; &amp; [.D1614] &amp; &quot; Top2000&quot;" office:value-type="string" office:string-value="(n) no.1613 Top2000" calcext:value-type="string">
            <text:p>(n) no.1613 Top2000</text:p>
          </table:table-cell>
          <table:table-cell office:value-type="float" office:value="1613" calcext:value-type="float">
            <text:p>16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te</text:p>
          </table:table-cell>
          <table:table-cell/>
          <table:table-cell table:formula="of:=&quot;(n) no.&quot; &amp; [.D1615] &amp; &quot; Top2000&quot;" office:value-type="string" office:string-value="(n) no.1614 Top2000" calcext:value-type="string">
            <text:p>(n) no.1614 Top2000</text:p>
          </table:table-cell>
          <table:table-cell office:value-type="float" office:value="1614" calcext:value-type="float">
            <text:p>1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deration</text:p>
          </table:table-cell>
          <table:table-cell/>
          <table:table-cell table:formula="of:=&quot;(n) no.&quot; &amp; [.D1616] &amp; &quot; Top2000&quot;" office:value-type="string" office:string-value="(n) no.1615 Top2000" calcext:value-type="string">
            <text:p>(n) no.1615 Top2000</text:p>
          </table:table-cell>
          <table:table-cell office:value-type="float" office:value="1615" calcext:value-type="float">
            <text:p>16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bre</text:p>
          </table:table-cell>
          <table:table-cell/>
          <table:table-cell table:formula="of:=&quot;(n) no.&quot; &amp; [.D1617] &amp; &quot; Top2000&quot;" office:value-type="string" office:string-value="(n) no.1616 Top2000" calcext:value-type="string">
            <text:p>(n) no.1616 Top2000</text:p>
          </table:table-cell>
          <table:table-cell office:value-type="float" office:value="1616" calcext:value-type="float">
            <text:p>16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me</text:p>
          </table:table-cell>
          <table:table-cell/>
          <table:table-cell table:formula="of:=&quot;(n) no.&quot; &amp; [.D1618] &amp; &quot; Top2000&quot;" office:value-type="string" office:string-value="(n) no.1617 Top2000" calcext:value-type="string">
            <text:p>(n) no.1617 Top2000</text:p>
          </table:table-cell>
          <table:table-cell office:value-type="float" office:value="1617" calcext:value-type="float">
            <text:p>16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in</text:p>
          </table:table-cell>
          <table:table-cell/>
          <table:table-cell table:formula="of:=&quot;(n) no.&quot; &amp; [.D1619] &amp; &quot; Top2000&quot;" office:value-type="string" office:string-value="(n) no.1618 Top2000" calcext:value-type="string">
            <text:p>(n) no.1618 Top2000</text:p>
          </table:table-cell>
          <table:table-cell office:value-type="float" office:value="1618" calcext:value-type="float">
            <text:p>16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m</text:p>
          </table:table-cell>
          <table:table-cell/>
          <table:table-cell table:formula="of:=&quot;(n) no.&quot; &amp; [.D1620] &amp; &quot; Top2000&quot;" office:value-type="string" office:string-value="(n) no.1619 Top2000" calcext:value-type="string">
            <text:p>(n) no.1619 Top2000</text:p>
          </table:table-cell>
          <table:table-cell office:value-type="float" office:value="1619" calcext:value-type="float">
            <text:p>16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mour</text:p>
          </table:table-cell>
          <table:table-cell/>
          <table:table-cell table:formula="of:=&quot;(n) no.&quot; &amp; [.D1621] &amp; &quot; Top2000&quot;" office:value-type="string" office:string-value="(n) no.1620 Top2000" calcext:value-type="string">
            <text:p>(n) no.1620 Top2000</text:p>
          </table:table-cell>
          <table:table-cell office:value-type="float" office:value="1620" calcext:value-type="float">
            <text:p>16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ypothesis</text:p>
          </table:table-cell>
          <table:table-cell/>
          <table:table-cell table:formula="of:=&quot;(n) no.&quot; &amp; [.D1622] &amp; &quot; Top2000&quot;" office:value-type="string" office:string-value="(n) no.1621 Top2000" calcext:value-type="string">
            <text:p>(n) no.1621 Top2000</text:p>
          </table:table-cell>
          <table:table-cell office:value-type="float" office:value="1621" calcext:value-type="float">
            <text:p>16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cation</text:p>
          </table:table-cell>
          <table:table-cell/>
          <table:table-cell table:formula="of:=&quot;(n) no.&quot; &amp; [.D1623] &amp; &quot; Top2000&quot;" office:value-type="string" office:string-value="(n) no.1622 Top2000" calcext:value-type="string">
            <text:p>(n) no.1622 Top2000</text:p>
          </table:table-cell>
          <table:table-cell office:value-type="float" office:value="1622" calcext:value-type="float">
            <text:p>16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entive</text:p>
          </table:table-cell>
          <table:table-cell/>
          <table:table-cell table:formula="of:=&quot;(n) no.&quot; &amp; [.D1624] &amp; &quot; Top2000&quot;" office:value-type="string" office:string-value="(n) no.1623 Top2000" calcext:value-type="string">
            <text:p>(n) no.1623 Top2000</text:p>
          </table:table-cell>
          <table:table-cell office:value-type="float" office:value="1623" calcext:value-type="float">
            <text:p>16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pection</text:p>
          </table:table-cell>
          <table:table-cell/>
          <table:table-cell table:formula="of:=&quot;(n) no.&quot; &amp; [.D1625] &amp; &quot; Top2000&quot;" office:value-type="string" office:string-value="(n) no.1624 Top2000" calcext:value-type="string">
            <text:p>(n) no.1624 Top2000</text:p>
          </table:table-cell>
          <table:table-cell office:value-type="float" office:value="1624" calcext:value-type="float">
            <text:p>16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table:formula="of:=&quot;(n) no.&quot; &amp; [.D1626] &amp; &quot; Top2000&quot;" office:value-type="string" office:string-value="(n) no.1625 Top2000" calcext:value-type="string">
            <text:p>(n) no.1625 Top2000</text:p>
          </table:table-cell>
          <table:table-cell office:value-type="float" office:value="1625" calcext:value-type="float">
            <text:p>1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itation</text:p>
          </table:table-cell>
          <table:table-cell/>
          <table:table-cell table:formula="of:=&quot;(n) no.&quot; &amp; [.D1627] &amp; &quot; Top2000&quot;" office:value-type="string" office:string-value="(n) no.1626 Top2000" calcext:value-type="string">
            <text:p>(n) no.1626 Top2000</text:p>
          </table:table-cell>
          <table:table-cell office:value-type="float" office:value="1626" calcext:value-type="float">
            <text:p>16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</text:p>
          </table:table-cell>
          <table:table-cell/>
          <table:table-cell table:formula="of:=&quot;(n) no.&quot; &amp; [.D1628] &amp; &quot; Top2000&quot;" office:value-type="string" office:string-value="(n) no.1627 Top2000" calcext:value-type="string">
            <text:p>(n) no.1627 Top2000</text:p>
          </table:table-cell>
          <table:table-cell office:value-type="float" office:value="1627" calcext:value-type="float">
            <text:p>1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yor</text:p>
          </table:table-cell>
          <table:table-cell/>
          <table:table-cell table:formula="of:=&quot;(n) no.&quot; &amp; [.D1629] &amp; &quot; Top2000&quot;" office:value-type="string" office:string-value="(n) no.1628 Top2000" calcext:value-type="string">
            <text:p>(n) no.1628 Top2000</text:p>
          </table:table-cell>
          <table:table-cell office:value-type="float" office:value="1628" calcext:value-type="float">
            <text:p>16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ral</text:p>
          </table:table-cell>
          <table:table-cell/>
          <table:table-cell table:formula="of:=&quot;(n) no.&quot; &amp; [.D1630] &amp; &quot; Top2000&quot;" office:value-type="string" office:string-value="(n) no.1629 Top2000" calcext:value-type="string">
            <text:p>(n) no.1629 Top2000</text:p>
          </table:table-cell>
          <table:table-cell office:value-type="float" office:value="1629" calcext:value-type="float">
            <text:p>16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lecule</text:p>
          </table:table-cell>
          <table:table-cell/>
          <table:table-cell table:formula="of:=&quot;(n) no.&quot; &amp; [.D1631] &amp; &quot; Top2000&quot;" office:value-type="string" office:string-value="(n) no.1630 Top2000" calcext:value-type="string">
            <text:p>(n) no.1630 Top2000</text:p>
          </table:table-cell>
          <table:table-cell office:value-type="float" office:value="1630" calcext:value-type="float">
            <text:p>16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rtality</text:p>
          </table:table-cell>
          <table:table-cell/>
          <table:table-cell table:formula="of:=&quot;(n) no.&quot; &amp; [.D1632] &amp; &quot; Top2000&quot;" office:value-type="string" office:string-value="(n) no.1631 Top2000" calcext:value-type="string">
            <text:p>(n) no.1631 Top2000</text:p>
          </table:table-cell>
          <table:table-cell office:value-type="float" office:value="1631" calcext:value-type="float">
            <text:p>16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edle</text:p>
          </table:table-cell>
          <table:table-cell/>
          <table:table-cell table:formula="of:=&quot;(n) no.&quot; &amp; [.D1633] &amp; &quot; Top2000&quot;" office:value-type="string" office:string-value="(n) no.1632 Top2000" calcext:value-type="string">
            <text:p>(n) no.1632 Top2000</text:p>
          </table:table-cell>
          <table:table-cell office:value-type="float" office:value="1632" calcext:value-type="float">
            <text:p>16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le</text:p>
          </table:table-cell>
          <table:table-cell/>
          <table:table-cell table:formula="of:=&quot;(n) no.&quot; &amp; [.D1634] &amp; &quot; Top2000&quot;" office:value-type="string" office:string-value="(n) no.1633 Top2000" calcext:value-type="string">
            <text:p>(n) no.1633 Top2000</text:p>
          </table:table-cell>
          <table:table-cell office:value-type="float" office:value="1633" calcext:value-type="float">
            <text:p>16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table:formula="of:=&quot;(n) no.&quot; &amp; [.D1635] &amp; &quot; Top2000&quot;" office:value-type="string" office:string-value="(n) no.1634 Top2000" calcext:value-type="string">
            <text:p>(n) no.1634 Top2000</text:p>
          </table:table-cell>
          <table:table-cell office:value-type="float" office:value="1634" calcext:value-type="float">
            <text:p>16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ort</text:p>
          </table:table-cell>
          <table:table-cell/>
          <table:table-cell table:formula="of:=&quot;(n) no.&quot; &amp; [.D1636] &amp; &quot; Top2000&quot;" office:value-type="string" office:string-value="(n) no.1635 Top2000" calcext:value-type="string">
            <text:p>(n) no.1635 Top2000</text:p>
          </table:table-cell>
          <table:table-cell office:value-type="float" office:value="1635" calcext:value-type="float">
            <text:p>16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l</text:p>
          </table:table-cell>
          <table:table-cell/>
          <table:table-cell table:formula="of:=&quot;(n) no.&quot; &amp; [.D1637] &amp; &quot; Top2000&quot;" office:value-type="string" office:string-value="(n) no.1636 Top2000" calcext:value-type="string">
            <text:p>(n) no.1636 Top2000</text:p>
          </table:table-cell>
          <table:table-cell office:value-type="float" office:value="1636" calcext:value-type="float">
            <text:p>16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bbish</text:p>
          </table:table-cell>
          <table:table-cell/>
          <table:table-cell table:formula="of:=&quot;(n) no.&quot; &amp; [.D1638] &amp; &quot; Top2000&quot;" office:value-type="string" office:string-value="(n) no.1637 Top2000" calcext:value-type="string">
            <text:p>(n) no.1637 Top2000</text:p>
          </table:table-cell>
          <table:table-cell office:value-type="float" office:value="1637" calcext:value-type="float">
            <text:p>16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de</text:p>
          </table:table-cell>
          <table:table-cell/>
          <table:table-cell table:formula="of:=&quot;(n) no.&quot; &amp; [.D1639] &amp; &quot; Top2000&quot;" office:value-type="string" office:string-value="(n) no.1638 Top2000" calcext:value-type="string">
            <text:p>(n) no.1638 Top2000</text:p>
          </table:table-cell>
          <table:table-cell office:value-type="float" office:value="1638" calcext:value-type="float">
            <text:p>1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imulus</text:p>
          </table:table-cell>
          <table:table-cell/>
          <table:table-cell table:formula="of:=&quot;(n) no.&quot; &amp; [.D1640] &amp; &quot; Top2000&quot;" office:value-type="string" office:string-value="(n) no.1639 Top2000" calcext:value-type="string">
            <text:p>(n) no.1639 Top2000</text:p>
          </table:table-cell>
          <table:table-cell office:value-type="float" office:value="1639" calcext:value-type="float">
            <text:p>1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anger</text:p>
          </table:table-cell>
          <table:table-cell/>
          <table:table-cell table:formula="of:=&quot;(n) no.&quot; &amp; [.D1641] &amp; &quot; Top2000&quot;" office:value-type="string" office:string-value="(n) no.1640 Top2000" calcext:value-type="string">
            <text:p>(n) no.1640 Top2000</text:p>
          </table:table-cell>
          <table:table-cell office:value-type="float" office:value="1640" calcext:value-type="float">
            <text:p>16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spicion</text:p>
          </table:table-cell>
          <table:table-cell/>
          <table:table-cell table:formula="of:=&quot;(n) no.&quot; &amp; [.D1642] &amp; &quot; Top2000&quot;" office:value-type="string" office:string-value="(n) no.1641 Top2000" calcext:value-type="string">
            <text:p>(n) no.1641 Top2000</text:p>
          </table:table-cell>
          <table:table-cell office:value-type="float" office:value="1641" calcext:value-type="float">
            <text:p>16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ck</text:p>
          </table:table-cell>
          <table:table-cell/>
          <table:table-cell table:formula="of:=&quot;(n) no.&quot; &amp; [.D1643] &amp; &quot; Top2000&quot;" office:value-type="string" office:string-value="(n) no.1642 Top2000" calcext:value-type="string">
            <text:p>(n) no.1642 Top2000</text:p>
          </table:table-cell>
          <table:table-cell office:value-type="float" office:value="1642" calcext:value-type="float">
            <text:p>16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ter</text:p>
          </table:table-cell>
          <table:table-cell/>
          <table:table-cell table:formula="of:=&quot;(n) no.&quot; &amp; [.D1644] &amp; &quot; Top2000&quot;" office:value-type="string" office:string-value="(n) no.1643 Top2000" calcext:value-type="string">
            <text:p>(n) no.1643 Top2000</text:p>
          </table:table-cell>
          <table:table-cell office:value-type="float" office:value="1643" calcext:value-type="float">
            <text:p>16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table:formula="of:=&quot;(n) no.&quot; &amp; [.D1645] &amp; &quot; Top2000&quot;" office:value-type="string" office:string-value="(n) no.1644 Top2000" calcext:value-type="string">
            <text:p>(n) no.1644 Top2000</text:p>
          </table:table-cell>
          <table:table-cell office:value-type="float" office:value="1644" calcext:value-type="float">
            <text:p>1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oungster</text:p>
          </table:table-cell>
          <table:table-cell/>
          <table:table-cell table:formula="of:=&quot;(n) no.&quot; &amp; [.D1646] &amp; &quot; Top2000&quot;" office:value-type="string" office:string-value="(n) no.1645 Top2000" calcext:value-type="string">
            <text:p>(n) no.1645 Top2000</text:p>
          </table:table-cell>
          <table:table-cell office:value-type="float" office:value="1645" calcext:value-type="float">
            <text:p>16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ountant</text:p>
          </table:table-cell>
          <table:table-cell/>
          <table:table-cell table:formula="of:=&quot;(n) no.&quot; &amp; [.D1647] &amp; &quot; Top2000&quot;" office:value-type="string" office:string-value="(n) no.1646 Top2000" calcext:value-type="string">
            <text:p>(n) no.1646 Top2000</text:p>
          </table:table-cell>
          <table:table-cell office:value-type="float" office:value="1646" calcext:value-type="float">
            <text:p>16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re</text:p>
          </table:table-cell>
          <table:table-cell/>
          <table:table-cell table:formula="of:=&quot;(n) no.&quot; &amp; [.D1648] &amp; &quot; Top2000&quot;" office:value-type="string" office:string-value="(n) no.1647 Top2000" calcext:value-type="string">
            <text:p>(n) no.1647 Top2000</text:p>
          </table:table-cell>
          <table:table-cell office:value-type="float" office:value="1647" calcext:value-type="float">
            <text:p>16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rtisement</text:p>
          </table:table-cell>
          <table:table-cell/>
          <table:table-cell table:formula="of:=&quot;(n) no.&quot; &amp; [.D1649] &amp; &quot; Top2000&quot;" office:value-type="string" office:string-value="(n) no.1648 Top2000" calcext:value-type="string">
            <text:p>(n) no.1648 Top2000</text:p>
          </table:table-cell>
          <table:table-cell office:value-type="float" office:value="1648" calcext:value-type="float">
            <text:p>16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el</text:p>
          </table:table-cell>
          <table:table-cell/>
          <table:table-cell table:formula="of:=&quot;(n) no.&quot; &amp; [.D1650] &amp; &quot; Top2000&quot;" office:value-type="string" office:string-value="(n) no.1649 Top2000" calcext:value-type="string">
            <text:p>(n) no.1649 Top2000</text:p>
          </table:table-cell>
          <table:table-cell office:value-type="float" office:value="1649" calcext:value-type="float">
            <text:p>16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est</text:p>
          </table:table-cell>
          <table:table-cell/>
          <table:table-cell table:formula="of:=&quot;(n) no.&quot; &amp; [.D1651] &amp; &quot; Top2000&quot;" office:value-type="string" office:string-value="(n) no.1650 Top2000" calcext:value-type="string">
            <text:p>(n) no.1650 Top2000</text:p>
          </table:table-cell>
          <table:table-cell office:value-type="float" office:value="1650" calcext:value-type="float">
            <text:p>16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remony</text:p>
          </table:table-cell>
          <table:table-cell/>
          <table:table-cell table:formula="of:=&quot;(n) no.&quot; &amp; [.D1652] &amp; &quot; Top2000&quot;" office:value-type="string" office:string-value="(n) no.1651 Top2000" calcext:value-type="string">
            <text:p>(n) no.1651 Top2000</text:p>
          </table:table-cell>
          <table:table-cell office:value-type="float" office:value="1651" calcext:value-type="float">
            <text:p>16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inema</text:p>
          </table:table-cell>
          <table:table-cell/>
          <table:table-cell table:formula="of:=&quot;(n) no.&quot; &amp; [.D1653] &amp; &quot; Top2000&quot;" office:value-type="string" office:string-value="(n) no.1652 Top2000" calcext:value-type="string">
            <text:p>(n) no.1652 Top2000</text:p>
          </table:table-cell>
          <table:table-cell office:value-type="float" office:value="1652" calcext:value-type="float">
            <text:p>16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nic</text:p>
          </table:table-cell>
          <table:table-cell/>
          <table:table-cell table:formula="of:=&quot;(n) no.&quot; &amp; [.D1654] &amp; &quot; Top2000&quot;" office:value-type="string" office:string-value="(n) no.1653 Top2000" calcext:value-type="string">
            <text:p>(n) no.1653 Top2000</text:p>
          </table:table-cell>
          <table:table-cell office:value-type="float" office:value="1653" calcext:value-type="float">
            <text:p>16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th</text:p>
          </table:table-cell>
          <table:table-cell/>
          <table:table-cell table:formula="of:=&quot;(n) no.&quot; &amp; [.D1655] &amp; &quot; Top2000&quot;" office:value-type="string" office:string-value="(n) no.1654 Top2000" calcext:value-type="string">
            <text:p>(n) no.1654 Top2000</text:p>
          </table:table-cell>
          <table:table-cell office:value-type="float" office:value="1654" calcext:value-type="float">
            <text:p>1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m</text:p>
          </table:table-cell>
          <table:table-cell/>
          <table:table-cell table:formula="of:=&quot;(n) no.&quot; &amp; [.D1656] &amp; &quot; Top2000&quot;" office:value-type="string" office:string-value="(n) no.1655 Top2000" calcext:value-type="string">
            <text:p>(n) no.1655 Top2000</text:p>
          </table:table-cell>
          <table:table-cell office:value-type="float" office:value="1655" calcext:value-type="float">
            <text:p>16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etitor</text:p>
          </table:table-cell>
          <table:table-cell/>
          <table:table-cell table:formula="of:=&quot;(n) no.&quot; &amp; [.D1657] &amp; &quot; Top2000&quot;" office:value-type="string" office:string-value="(n) no.1656 Top2000" calcext:value-type="string">
            <text:p>(n) no.1656 Top2000</text:p>
          </table:table-cell>
          <table:table-cell office:value-type="float" office:value="1656" calcext:value-type="float">
            <text:p>16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lexity</text:p>
          </table:table-cell>
          <table:table-cell/>
          <table:table-cell table:formula="of:=&quot;(n) no.&quot; &amp; [.D1658] &amp; &quot; Top2000&quot;" office:value-type="string" office:string-value="(n) no.1657 Top2000" calcext:value-type="string">
            <text:p>(n) no.1657 Top2000</text:p>
          </table:table-cell>
          <table:table-cell office:value-type="float" office:value="1657" calcext:value-type="float">
            <text:p>16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able</text:p>
          </table:table-cell>
          <table:table-cell/>
          <table:table-cell table:formula="of:=&quot;(n) no.&quot; &amp; [.D1659] &amp; &quot; Top2000&quot;" office:value-type="string" office:string-value="(n) no.1658 Top2000" calcext:value-type="string">
            <text:p>(n) no.1658 Top2000</text:p>
          </table:table-cell>
          <table:table-cell office:value-type="float" office:value="1658" calcext:value-type="float">
            <text:p>1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verage</text:p>
          </table:table-cell>
          <table:table-cell/>
          <table:table-cell table:formula="of:=&quot;(n) no.&quot; &amp; [.D1660] &amp; &quot; Top2000&quot;" office:value-type="string" office:string-value="(n) no.1659 Top2000" calcext:value-type="string">
            <text:p>(n) no.1659 Top2000</text:p>
          </table:table-cell>
          <table:table-cell office:value-type="float" office:value="1659" calcext:value-type="float">
            <text:p>1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ddy</text:p>
          </table:table-cell>
          <table:table-cell/>
          <table:table-cell table:formula="of:=&quot;(n) no.&quot; &amp; [.D1661] &amp; &quot; Top2000&quot;" office:value-type="string" office:string-value="(n) no.1660 Top2000" calcext:value-type="string">
            <text:p>(n) no.1660 Top2000</text:p>
          </table:table-cell>
          <table:table-cell office:value-type="float" office:value="1660" calcext:value-type="float">
            <text:p>16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ctionary</text:p>
          </table:table-cell>
          <table:table-cell/>
          <table:table-cell table:formula="of:=&quot;(n) no.&quot; &amp; [.D1662] &amp; &quot; Top2000&quot;" office:value-type="string" office:string-value="(n) no.1661 Top2000" calcext:value-type="string">
            <text:p>(n) no.1661 Top2000</text:p>
          </table:table-cell>
          <table:table-cell office:value-type="float" office:value="1661" calcext:value-type="float">
            <text:p>16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ability</text:p>
          </table:table-cell>
          <table:table-cell/>
          <table:table-cell table:formula="of:=&quot;(n) no.&quot; &amp; [.D1663] &amp; &quot; Top2000&quot;" office:value-type="string" office:string-value="(n) no.1662 Top2000" calcext:value-type="string">
            <text:p>(n) no.1662 Top2000</text:p>
          </table:table-cell>
          <table:table-cell office:value-type="float" office:value="1662" calcext:value-type="float">
            <text:p>16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main</text:p>
          </table:table-cell>
          <table:table-cell/>
          <table:table-cell table:formula="of:=&quot;(n) no.&quot; &amp; [.D1664] &amp; &quot; Top2000&quot;" office:value-type="string" office:string-value="(n) no.1663 Top2000" calcext:value-type="string">
            <text:p>(n) no.1663 Top2000</text:p>
          </table:table-cell>
          <table:table-cell office:value-type="float" office:value="1663" calcext:value-type="float">
            <text:p>16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ty</text:p>
          </table:table-cell>
          <table:table-cell/>
          <table:table-cell table:formula="of:=&quot;(n) no.&quot; &amp; [.D1665] &amp; &quot; Top2000&quot;" office:value-type="string" office:string-value="(n) no.1664 Top2000" calcext:value-type="string">
            <text:p>(n) no.1664 Top2000</text:p>
          </table:table-cell>
          <table:table-cell office:value-type="float" office:value="1664" calcext:value-type="float">
            <text:p>16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</text:p>
          </table:table-cell>
          <table:table-cell/>
          <table:table-cell table:formula="of:=&quot;(n) no.&quot; &amp; [.D1666] &amp; &quot; Top2000&quot;" office:value-type="string" office:string-value="(n) no.1665 Top2000" calcext:value-type="string">
            <text:p>(n) no.1665 Top2000</text:p>
          </table:table-cell>
          <table:table-cell office:value-type="float" office:value="1665" calcext:value-type="float">
            <text:p>16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RA</text:p>
          </table:table-cell>
          <table:table-cell/>
          <table:table-cell table:formula="of:=&quot;(n) no.&quot; &amp; [.D1667] &amp; &quot; Top2000&quot;" office:value-type="string" office:string-value="(n) no.1666 Top2000" calcext:value-type="string">
            <text:p>(n) no.1666 Top2000</text:p>
          </table:table-cell>
          <table:table-cell office:value-type="float" office:value="1666" calcext:value-type="float">
            <text:p>16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table:formula="of:=&quot;(n) no.&quot; &amp; [.D1668] &amp; &quot; Top2000&quot;" office:value-type="string" office:string-value="(n) no.1667 Top2000" calcext:value-type="string">
            <text:p>(n) no.1667 Top2000</text:p>
          </table:table-cell>
          <table:table-cell office:value-type="float" office:value="1667" calcext:value-type="float">
            <text:p>1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nce</text:p>
          </table:table-cell>
          <table:table-cell/>
          <table:table-cell table:formula="of:=&quot;(n) no.&quot; &amp; [.D1669] &amp; &quot; Top2000&quot;" office:value-type="string" office:string-value="(n) no.1668 Top2000" calcext:value-type="string">
            <text:p>(n) no.1668 Top2000</text:p>
          </table:table-cell>
          <table:table-cell office:value-type="float" office:value="1668" calcext:value-type="float">
            <text:p>16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gment</text:p>
          </table:table-cell>
          <table:table-cell/>
          <table:table-cell table:formula="of:=&quot;(n) no.&quot; &amp; [.D1670] &amp; &quot; Top2000&quot;" office:value-type="string" office:string-value="(n) no.1669 Top2000" calcext:value-type="string">
            <text:p>(n) no.1669 Top2000</text:p>
          </table:table-cell>
          <table:table-cell office:value-type="float" office:value="1669" calcext:value-type="float">
            <text:p>16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arantee</text:p>
          </table:table-cell>
          <table:table-cell/>
          <table:table-cell table:formula="of:=&quot;(n) no.&quot; &amp; [.D1671] &amp; &quot; Top2000&quot;" office:value-type="string" office:string-value="(n) no.1670 Top2000" calcext:value-type="string">
            <text:p>(n) no.1670 Top2000</text:p>
          </table:table-cell>
          <table:table-cell office:value-type="float" office:value="1670" calcext:value-type="float">
            <text:p>16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ight</text:p>
          </table:table-cell>
          <table:table-cell/>
          <table:table-cell table:formula="of:=&quot;(n) no.&quot; &amp; [.D1672] &amp; &quot; Top2000&quot;" office:value-type="string" office:string-value="(n) no.1671 Top2000" calcext:value-type="string">
            <text:p>(n) no.1671 Top2000</text:p>
          </table:table-cell>
          <table:table-cell office:value-type="float" office:value="1671" calcext:value-type="float">
            <text:p>16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ior</text:p>
          </table:table-cell>
          <table:table-cell/>
          <table:table-cell table:formula="of:=&quot;(n) no.&quot; &amp; [.D1673] &amp; &quot; Top2000&quot;" office:value-type="string" office:string-value="(n) no.1672 Top2000" calcext:value-type="string">
            <text:p>(n) no.1672 Top2000</text:p>
          </table:table-cell>
          <table:table-cell office:value-type="float" office:value="1672" calcext:value-type="float">
            <text:p>16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le</text:p>
          </table:table-cell>
          <table:table-cell/>
          <table:table-cell table:formula="of:=&quot;(n) no.&quot; &amp; [.D1674] &amp; &quot; Top2000&quot;" office:value-type="string" office:string-value="(n) no.1673 Top2000" calcext:value-type="string">
            <text:p>(n) no.1673 Top2000</text:p>
          </table:table-cell>
          <table:table-cell office:value-type="float" office:value="1673" calcext:value-type="float">
            <text:p>16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w</text:p>
          </table:table-cell>
          <table:table-cell/>
          <table:table-cell table:formula="of:=&quot;(n) no.&quot; &amp; [.D1675] &amp; &quot; Top2000&quot;" office:value-type="string" office:string-value="(n) no.1674 Top2000" calcext:value-type="string">
            <text:p>(n) no.1674 Top2000</text:p>
          </table:table-cell>
          <table:table-cell office:value-type="float" office:value="1674" calcext:value-type="float">
            <text:p>16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t</text:p>
          </table:table-cell>
          <table:table-cell/>
          <table:table-cell table:formula="of:=&quot;(n) no.&quot; &amp; [.D1676] &amp; &quot; Top2000&quot;" office:value-type="string" office:string-value="(n) no.1675 Top2000" calcext:value-type="string">
            <text:p>(n) no.1675 Top2000</text:p>
          </table:table-cell>
          <table:table-cell office:value-type="float" office:value="1675" calcext:value-type="float">
            <text:p>16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mp</text:p>
          </table:table-cell>
          <table:table-cell/>
          <table:table-cell table:formula="of:=&quot;(n) no.&quot; &amp; [.D1677] &amp; &quot; Top2000&quot;" office:value-type="string" office:string-value="(n) no.1676 Top2000" calcext:value-type="string">
            <text:p>(n) no.1676 Top2000</text:p>
          </table:table-cell>
          <table:table-cell office:value-type="float" office:value="1676" calcext:value-type="float">
            <text:p>16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/>
          <table:table-cell table:formula="of:=&quot;(n) no.&quot; &amp; [.D1678] &amp; &quot; Top2000&quot;" office:value-type="string" office:string-value="(n) no.1677 Top2000" calcext:value-type="string">
            <text:p>(n) no.1677 Top2000</text:p>
          </table:table-cell>
          <table:table-cell office:value-type="float" office:value="1677" calcext:value-type="float">
            <text:p>16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e</text:p>
          </table:table-cell>
          <table:table-cell/>
          <table:table-cell table:formula="of:=&quot;(n) no.&quot; &amp; [.D1679] &amp; &quot; Top2000&quot;" office:value-type="string" office:string-value="(n) no.1678 Top2000" calcext:value-type="string">
            <text:p>(n) no.1678 Top2000</text:p>
          </table:table-cell>
          <table:table-cell office:value-type="float" office:value="1678" calcext:value-type="float">
            <text:p>16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er</text:p>
          </table:table-cell>
          <table:table-cell/>
          <table:table-cell table:formula="of:=&quot;(n) no.&quot; &amp; [.D1680] &amp; &quot; Top2000&quot;" office:value-type="string" office:string-value="(n) no.1679 Top2000" calcext:value-type="string">
            <text:p>(n) no.1679 Top2000</text:p>
          </table:table-cell>
          <table:table-cell office:value-type="float" office:value="1679" calcext:value-type="float">
            <text:p>16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nd</text:p>
          </table:table-cell>
          <table:table-cell/>
          <table:table-cell table:formula="of:=&quot;(n) no.&quot; &amp; [.D1681] &amp; &quot; Top2000&quot;" office:value-type="string" office:string-value="(n) no.1680 Top2000" calcext:value-type="string">
            <text:p>(n) no.1680 Top2000</text:p>
          </table:table-cell>
          <table:table-cell office:value-type="float" office:value="1680" calcext:value-type="float">
            <text:p>16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cessor</text:p>
          </table:table-cell>
          <table:table-cell/>
          <table:table-cell table:formula="of:=&quot;(n) no.&quot; &amp; [.D1682] &amp; &quot; Top2000&quot;" office:value-type="string" office:string-value="(n) no.1681 Top2000" calcext:value-type="string">
            <text:p>(n) no.1681 Top2000</text:p>
          </table:table-cell>
          <table:table-cell office:value-type="float" office:value="1681" calcext:value-type="float">
            <text:p>16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moval</text:p>
          </table:table-cell>
          <table:table-cell/>
          <table:table-cell table:formula="of:=&quot;(n) no.&quot; &amp; [.D1683] &amp; &quot; Top2000&quot;" office:value-type="string" office:string-value="(n) no.1682 Top2000" calcext:value-type="string">
            <text:p>(n) no.1682 Top2000</text:p>
          </table:table-cell>
          <table:table-cell office:value-type="float" office:value="1682" calcext:value-type="float">
            <text:p>16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table:formula="of:=&quot;(n) no.&quot; &amp; [.D1684] &amp; &quot; Top2000&quot;" office:value-type="string" office:string-value="(n) no.1683 Top2000" calcext:value-type="string">
            <text:p>(n) no.1683 Top2000</text:p>
          </table:table-cell>
          <table:table-cell office:value-type="float" office:value="1683" calcext:value-type="float">
            <text:p>16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nning</text:p>
          </table:table-cell>
          <table:table-cell/>
          <table:table-cell table:formula="of:=&quot;(n) no.&quot; &amp; [.D1685] &amp; &quot; Top2000&quot;" office:value-type="string" office:string-value="(n) no.1684 Top2000" calcext:value-type="string">
            <text:p>(n) no.1684 Top2000</text:p>
          </table:table-cell>
          <table:table-cell office:value-type="float" office:value="1684" calcext:value-type="float">
            <text:p>16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tellite</text:p>
          </table:table-cell>
          <table:table-cell/>
          <table:table-cell table:formula="of:=&quot;(n) no.&quot; &amp; [.D1686] &amp; &quot; Top2000&quot;" office:value-type="string" office:string-value="(n) no.1685 Top2000" calcext:value-type="string">
            <text:p>(n) no.1685 Top2000</text:p>
          </table:table-cell>
          <table:table-cell office:value-type="float" office:value="1685" calcext:value-type="float">
            <text:p>16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rver</text:p>
          </table:table-cell>
          <table:table-cell/>
          <table:table-cell table:formula="of:=&quot;(n) no.&quot; &amp; [.D1687] &amp; &quot; Top2000&quot;" office:value-type="string" office:string-value="(n) no.1686 Top2000" calcext:value-type="string">
            <text:p>(n) no.1686 Top2000</text:p>
          </table:table-cell>
          <table:table-cell office:value-type="float" office:value="1686" calcext:value-type="float">
            <text:p>16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bility</text:p>
          </table:table-cell>
          <table:table-cell/>
          <table:table-cell table:formula="of:=&quot;(n) no.&quot; &amp; [.D1688] &amp; &quot; Top2000&quot;" office:value-type="string" office:string-value="(n) no.1687 Top2000" calcext:value-type="string">
            <text:p>(n) no.1687 Top2000</text:p>
          </table:table-cell>
          <table:table-cell office:value-type="float" office:value="1687" calcext:value-type="float">
            <text:p>16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ute</text:p>
          </table:table-cell>
          <table:table-cell/>
          <table:table-cell table:formula="of:=&quot;(n) no.&quot; &amp; [.D1689] &amp; &quot; Top2000&quot;" office:value-type="string" office:string-value="(n) no.1688 Top2000" calcext:value-type="string">
            <text:p>(n) no.1688 Top2000</text:p>
          </table:table-cell>
          <table:table-cell office:value-type="float" office:value="1688" calcext:value-type="float">
            <text:p>16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xi</text:p>
          </table:table-cell>
          <table:table-cell/>
          <table:table-cell table:formula="of:=&quot;(n) no.&quot; &amp; [.D1690] &amp; &quot; Top2000&quot;" office:value-type="string" office:string-value="(n) no.1689 Top2000" calcext:value-type="string">
            <text:p>(n) no.1689 Top2000</text:p>
          </table:table-cell>
          <table:table-cell office:value-type="float" office:value="1689" calcext:value-type="float">
            <text:p>16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de</text:p>
          </table:table-cell>
          <table:table-cell/>
          <table:table-cell table:formula="of:=&quot;(n) no.&quot; &amp; [.D1691] &amp; &quot; Top2000&quot;" office:value-type="string" office:string-value="(n) no.1690 Top2000" calcext:value-type="string">
            <text:p>(n) no.1690 Top2000</text:p>
          </table:table-cell>
          <table:table-cell office:value-type="float" office:value="1690" calcext:value-type="float">
            <text:p>16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nne</text:p>
          </table:table-cell>
          <table:table-cell/>
          <table:table-cell table:formula="of:=&quot;(n) no.&quot; &amp; [.D1692] &amp; &quot; Top2000&quot;" office:value-type="string" office:string-value="(n) no.1691 Top2000" calcext:value-type="string">
            <text:p>(n) no.1691 Top2000</text:p>
          </table:table-cell>
          <table:table-cell office:value-type="float" office:value="1691" calcext:value-type="float">
            <text:p>16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ustment</text:p>
          </table:table-cell>
          <table:table-cell/>
          <table:table-cell table:formula="of:=&quot;(n) no.&quot; &amp; [.D1693] &amp; &quot; Top2000&quot;" office:value-type="string" office:string-value="(n) no.1692 Top2000" calcext:value-type="string">
            <text:p>(n) no.1692 Top2000</text:p>
          </table:table-cell>
          <table:table-cell office:value-type="float" office:value="1692" calcext:value-type="float">
            <text:p>16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gation</text:p>
          </table:table-cell>
          <table:table-cell/>
          <table:table-cell table:formula="of:=&quot;(n) no.&quot; &amp; [.D1694] &amp; &quot; Top2000&quot;" office:value-type="string" office:string-value="(n) no.1693 Top2000" calcext:value-type="string">
            <text:p>(n) no.1693 Top2000</text:p>
          </table:table-cell>
          <table:table-cell office:value-type="float" office:value="1693" calcext:value-type="float">
            <text:p>16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iversary</text:p>
          </table:table-cell>
          <table:table-cell/>
          <table:table-cell table:formula="of:=&quot;(n) no.&quot; &amp; [.D1695] &amp; &quot; Top2000&quot;" office:value-type="string" office:string-value="(n) no.1694 Top2000" calcext:value-type="string">
            <text:p>(n) no.1694 Top2000</text:p>
          </table:table-cell>
          <table:table-cell office:value-type="float" office:value="1694" calcext:value-type="float">
            <text:p>16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king</text:p>
          </table:table-cell>
          <table:table-cell/>
          <table:table-cell table:formula="of:=&quot;(n) no.&quot; &amp; [.D1696] &amp; &quot; Top2000&quot;" office:value-type="string" office:string-value="(n) no.1695 Top2000" calcext:value-type="string">
            <text:p>(n) no.1695 Top2000</text:p>
          </table:table-cell>
          <table:table-cell office:value-type="float" office:value="1695" calcext:value-type="float">
            <text:p>16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</text:p>
          </table:table-cell>
          <table:table-cell/>
          <table:table-cell table:formula="of:=&quot;(n) no.&quot; &amp; [.D1697] &amp; &quot; Top2000&quot;" office:value-type="string" office:string-value="(n) no.1696 Top2000" calcext:value-type="string">
            <text:p>(n) no.1696 Top2000</text:p>
          </table:table-cell>
          <table:table-cell office:value-type="float" office:value="1696" calcext:value-type="float">
            <text:p>16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ible</text:p>
          </table:table-cell>
          <table:table-cell/>
          <table:table-cell table:formula="of:=&quot;(n) no.&quot; &amp; [.D1698] &amp; &quot; Top2000&quot;" office:value-type="string" office:string-value="(n) no.1697 Top2000" calcext:value-type="string">
            <text:p>(n) no.1697 Top2000</text:p>
          </table:table-cell>
          <table:table-cell office:value-type="float" office:value="1697" calcext:value-type="float">
            <text:p>1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nd</text:p>
          </table:table-cell>
          <table:table-cell/>
          <table:table-cell table:formula="of:=&quot;(n) no.&quot; &amp; [.D1699] &amp; &quot; Top2000&quot;" office:value-type="string" office:string-value="(n) no.1698 Top2000" calcext:value-type="string">
            <text:p>(n) no.1698 Top2000</text:p>
          </table:table-cell>
          <table:table-cell office:value-type="float" office:value="1698" calcext:value-type="float">
            <text:p>16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lk</text:p>
          </table:table-cell>
          <table:table-cell/>
          <table:table-cell table:formula="of:=&quot;(n) no.&quot; &amp; [.D1700] &amp; &quot; Top2000&quot;" office:value-type="string" office:string-value="(n) no.1699 Top2000" calcext:value-type="string">
            <text:p>(n) no.1699 Top2000</text:p>
          </table:table-cell>
          <table:table-cell office:value-type="float" office:value="1699" calcext:value-type="float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tter</text:p>
          </table:table-cell>
          <table:table-cell/>
          <table:table-cell table:formula="of:=&quot;(n) no.&quot; &amp; [.D1701] &amp; &quot; Top2000&quot;" office:value-type="string" office:string-value="(n) no.1700 Top2000" calcext:value-type="string">
            <text:p>(n) no.1700 Top2000</text:p>
          </table:table-cell>
          <table:table-cell office:value-type="float" office:value="1700" calcext:value-type="float">
            <text:p>17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lebration</text:p>
          </table:table-cell>
          <table:table-cell/>
          <table:table-cell table:formula="of:=&quot;(n) no.&quot; &amp; [.D1702] &amp; &quot; Top2000&quot;" office:value-type="string" office:string-value="(n) no.1701 Top2000" calcext:value-type="string">
            <text:p>(n) no.1701 Top2000</text:p>
          </table:table-cell>
          <table:table-cell office:value-type="float" office:value="1701" calcext:value-type="float">
            <text:p>17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ristian</text:p>
          </table:table-cell>
          <table:table-cell/>
          <table:table-cell table:formula="of:=&quot;(n) no.&quot; &amp; [.D1703] &amp; &quot; Top2000&quot;" office:value-type="string" office:string-value="(n) no.1702 Top2000" calcext:value-type="string">
            <text:p>(n) no.1702 Top2000</text:p>
          </table:table-cell>
          <table:table-cell office:value-type="float" office:value="1702" calcext:value-type="float">
            <text:p>17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othing</text:p>
          </table:table-cell>
          <table:table-cell/>
          <table:table-cell table:formula="of:=&quot;(n) no.&quot; &amp; [.D1704] &amp; &quot; Top2000&quot;" office:value-type="string" office:string-value="(n) no.1703 Top2000" calcext:value-type="string">
            <text:p>(n) no.1703 Top2000</text:p>
          </table:table-cell>
          <table:table-cell office:value-type="float" office:value="1703" calcext:value-type="float">
            <text:p>17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ny</text:p>
          </table:table-cell>
          <table:table-cell/>
          <table:table-cell table:formula="of:=&quot;(n) no.&quot; &amp; [.D1705] &amp; &quot; Top2000&quot;" office:value-type="string" office:string-value="(n) no.1704 Top2000" calcext:value-type="string">
            <text:p>(n) no.1704 Top2000</text:p>
          </table:table-cell>
          <table:table-cell office:value-type="float" office:value="1704" calcext:value-type="float">
            <text:p>17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oversy</text:p>
          </table:table-cell>
          <table:table-cell/>
          <table:table-cell table:formula="of:=&quot;(n) no.&quot; &amp; [.D1706] &amp; &quot; Top2000&quot;" office:value-type="string" office:string-value="(n) no.1705 Top2000" calcext:value-type="string">
            <text:p>(n) no.1705 Top2000</text:p>
          </table:table-cell>
          <table:table-cell office:value-type="float" office:value="1705" calcext:value-type="float">
            <text:p>1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ystal</text:p>
          </table:table-cell>
          <table:table-cell/>
          <table:table-cell table:formula="of:=&quot;(n) no.&quot; &amp; [.D1707] &amp; &quot; Top2000&quot;" office:value-type="string" office:string-value="(n) no.1706 Top2000" calcext:value-type="string">
            <text:p>(n) no.1706 Top2000</text:p>
          </table:table-cell>
          <table:table-cell office:value-type="float" office:value="1706" calcext:value-type="float">
            <text:p>17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ight</text:p>
          </table:table-cell>
          <table:table-cell/>
          <table:table-cell table:formula="of:=&quot;(n) no.&quot; &amp; [.D1708] &amp; &quot; Top2000&quot;" office:value-type="string" office:string-value="(n) no.1707 Top2000" calcext:value-type="string">
            <text:p>(n) no.1707 Top2000</text:p>
          </table:table-cell>
          <table:table-cell office:value-type="float" office:value="1707" calcext:value-type="float">
            <text:p>1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table:formula="of:=&quot;(n) no.&quot; &amp; [.D1709] &amp; &quot; Top2000&quot;" office:value-type="string" office:string-value="(n) no.1708 Top2000" calcext:value-type="string">
            <text:p>(n) no.1708 Top2000</text:p>
          </table:table-cell>
          <table:table-cell office:value-type="float" office:value="1708" calcext:value-type="float">
            <text:p>17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ission</text:p>
          </table:table-cell>
          <table:table-cell/>
          <table:table-cell table:formula="of:=&quot;(n) no.&quot; &amp; [.D1710] &amp; &quot; Top2000&quot;" office:value-type="string" office:string-value="(n) no.1709 Top2000" calcext:value-type="string">
            <text:p>(n) no.1709 Top2000</text:p>
          </table:table-cell>
          <table:table-cell office:value-type="float" office:value="1709" calcext:value-type="float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pisode</text:p>
          </table:table-cell>
          <table:table-cell/>
          <table:table-cell table:formula="of:=&quot;(n) no.&quot; &amp; [.D1711] &amp; &quot; Top2000&quot;" office:value-type="string" office:string-value="(n) no.1710 Top2000" calcext:value-type="string">
            <text:p>(n) no.1710 Top2000</text:p>
          </table:table-cell>
          <table:table-cell office:value-type="float" office:value="1710" calcext:value-type="float">
            <text:p>17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table:formula="of:=&quot;(n) no.&quot; &amp; [.D1712] &amp; &quot; Top2000&quot;" office:value-type="string" office:string-value="(n) no.1711 Top2000" calcext:value-type="string">
            <text:p>(n) no.1711 Top2000</text:p>
          </table:table-cell>
          <table:table-cell office:value-type="float" office:value="1711" calcext:value-type="float">
            <text:p>1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t</text:p>
          </table:table-cell>
          <table:table-cell/>
          <table:table-cell table:formula="of:=&quot;(n) no.&quot; &amp; [.D1713] &amp; &quot; Top2000&quot;" office:value-type="string" office:string-value="(n) no.1712 Top2000" calcext:value-type="string">
            <text:p>(n) no.1712 Top2000</text:p>
          </table:table-cell>
          <table:table-cell office:value-type="float" office:value="1712" calcext:value-type="float">
            <text:p>17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ction</text:p>
          </table:table-cell>
          <table:table-cell/>
          <table:table-cell table:formula="of:=&quot;(n) no.&quot; &amp; [.D1714] &amp; &quot; Top2000&quot;" office:value-type="string" office:string-value="(n) no.1713 Top2000" calcext:value-type="string">
            <text:p>(n) no.1713 Top2000</text:p>
          </table:table-cell>
          <table:table-cell office:value-type="float" office:value="1713" calcext:value-type="float">
            <text:p>17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ghting</text:p>
          </table:table-cell>
          <table:table-cell/>
          <table:table-cell table:formula="of:=&quot;(n) no.&quot; &amp; [.D1715] &amp; &quot; Top2000&quot;" office:value-type="string" office:string-value="(n) no.1714 Top2000" calcext:value-type="string">
            <text:p>(n) no.1714 Top2000</text:p>
          </table:table-cell>
          <table:table-cell office:value-type="float" office:value="1714" calcext:value-type="float">
            <text:p>17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et</text:p>
          </table:table-cell>
          <table:table-cell/>
          <table:table-cell table:formula="of:=&quot;(n) no.&quot; &amp; [.D1716] &amp; &quot; Top2000&quot;" office:value-type="string" office:string-value="(n) no.1715 Top2000" calcext:value-type="string">
            <text:p>(n) no.1715 Top2000</text:p>
          </table:table-cell>
          <table:table-cell office:value-type="float" office:value="1715" calcext:value-type="float">
            <text:p>17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ze</text:p>
          </table:table-cell>
          <table:table-cell/>
          <table:table-cell table:formula="of:=&quot;(n) no.&quot; &amp; [.D1717] &amp; &quot; Top2000&quot;" office:value-type="string" office:string-value="(n) no.1716 Top2000" calcext:value-type="string">
            <text:p>(n) no.1716 Top2000</text:p>
          </table:table-cell>
          <table:table-cell office:value-type="float" office:value="1716" calcext:value-type="float">
            <text:p>17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ar</text:p>
          </table:table-cell>
          <table:table-cell/>
          <table:table-cell table:formula="of:=&quot;(n) no.&quot; &amp; [.D1718] &amp; &quot; Top2000&quot;" office:value-type="string" office:string-value="(n) no.1717 Top2000" calcext:value-type="string">
            <text:p>(n) no.1717 Top2000</text:p>
          </table:table-cell>
          <table:table-cell office:value-type="float" office:value="1717" calcext:value-type="float">
            <text:p>17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</text:p>
          </table:table-cell>
          <table:table-cell/>
          <table:table-cell table:formula="of:=&quot;(n) no.&quot; &amp; [.D1719] &amp; &quot; Top2000&quot;" office:value-type="string" office:string-value="(n) no.1718 Top2000" calcext:value-type="string">
            <text:p>(n) no.1718 Top2000</text:p>
          </table:table-cell>
          <table:table-cell office:value-type="float" office:value="1718" calcext:value-type="float">
            <text:p>1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ip</text:p>
          </table:table-cell>
          <table:table-cell/>
          <table:table-cell table:formula="of:=&quot;(n) no.&quot; &amp; [.D1720] &amp; &quot; Top2000&quot;" office:value-type="string" office:string-value="(n) no.1719 Top2000" calcext:value-type="string">
            <text:p>(n) no.1719 Top2000</text:p>
          </table:table-cell>
          <table:table-cell office:value-type="float" office:value="1719" calcext:value-type="float">
            <text:p>17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/>
          <table:table-cell table:formula="of:=&quot;(n) no.&quot; &amp; [.D1721] &amp; &quot; Top2000&quot;" office:value-type="string" office:string-value="(n) no.1720 Top2000" calcext:value-type="string">
            <text:p>(n) no.1720 Top2000</text:p>
          </table:table-cell>
          <table:table-cell office:value-type="float" office:value="1720" calcext:value-type="float">
            <text:p>17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llustration</text:p>
          </table:table-cell>
          <table:table-cell/>
          <table:table-cell table:formula="of:=&quot;(n) no.&quot; &amp; [.D1722] &amp; &quot; Top2000&quot;" office:value-type="string" office:string-value="(n) no.1721 Top2000" calcext:value-type="string">
            <text:p>(n) no.1721 Top2000</text:p>
          </table:table-cell>
          <table:table-cell office:value-type="float" office:value="1721" calcext:value-type="float">
            <text:p>17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ect</text:p>
          </table:table-cell>
          <table:table-cell/>
          <table:table-cell table:formula="of:=&quot;(n) no.&quot; &amp; [.D1723] &amp; &quot; Top2000&quot;" office:value-type="string" office:string-value="(n) no.1722 Top2000" calcext:value-type="string">
            <text:p>(n) no.1722 Top2000</text:p>
          </table:table-cell>
          <table:table-cell office:value-type="float" office:value="1722" calcext:value-type="float">
            <text:p>17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vasion</text:p>
          </table:table-cell>
          <table:table-cell/>
          <table:table-cell table:formula="of:=&quot;(n) no.&quot; &amp; [.D1724] &amp; &quot; Top2000&quot;" office:value-type="string" office:string-value="(n) no.1723 Top2000" calcext:value-type="string">
            <text:p>(n) no.1723 Top2000</text:p>
          </table:table-cell>
          <table:table-cell office:value-type="float" office:value="1723" calcext:value-type="float">
            <text:p>17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risdiction</text:p>
          </table:table-cell>
          <table:table-cell/>
          <table:table-cell table:formula="of:=&quot;(n) no.&quot; &amp; [.D1725] &amp; &quot; Top2000&quot;" office:value-type="string" office:string-value="(n) no.1724 Top2000" calcext:value-type="string">
            <text:p>(n) no.1724 Top2000</text:p>
          </table:table-cell>
          <table:table-cell office:value-type="float" office:value="1724" calcext:value-type="float">
            <text:p>17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on</text:p>
          </table:table-cell>
          <table:table-cell/>
          <table:table-cell table:formula="of:=&quot;(n) no.&quot; &amp; [.D1726] &amp; &quot; Top2000&quot;" office:value-type="string" office:string-value="(n) no.1725 Top2000" calcext:value-type="string">
            <text:p>(n) no.1725 Top2000</text:p>
          </table:table-cell>
          <table:table-cell office:value-type="float" office:value="1725" calcext:value-type="float">
            <text:p>17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ger</text:p>
          </table:table-cell>
          <table:table-cell/>
          <table:table-cell table:formula="of:=&quot;(n) no.&quot; &amp; [.D1727] &amp; &quot; Top2000&quot;" office:value-type="string" office:string-value="(n) no.1726 Top2000" calcext:value-type="string">
            <text:p>(n) no.1726 Top2000</text:p>
          </table:table-cell>
          <table:table-cell office:value-type="float" office:value="1726" calcext:value-type="float">
            <text:p>17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ss</text:p>
          </table:table-cell>
          <table:table-cell/>
          <table:table-cell table:formula="of:=&quot;(n) no.&quot; &amp; [.D1728] &amp; &quot; Top2000&quot;" office:value-type="string" office:string-value="(n) no.1727 Top2000" calcext:value-type="string">
            <text:p>(n) no.1727 Top2000</text:p>
          </table:table-cell>
          <table:table-cell office:value-type="float" office:value="1727" calcext:value-type="float">
            <text:p>17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um</text:p>
          </table:table-cell>
          <table:table-cell/>
          <table:table-cell table:formula="of:=&quot;(n) no.&quot; &amp; [.D1729] &amp; &quot; Top2000&quot;" office:value-type="string" office:string-value="(n) no.1728 Top2000" calcext:value-type="string">
            <text:p>(n) no.1728 Top2000</text:p>
          </table:table-cell>
          <table:table-cell office:value-type="float" office:value="1728" calcext:value-type="float">
            <text:p>17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opoly</text:p>
          </table:table-cell>
          <table:table-cell/>
          <table:table-cell table:formula="of:=&quot;(n) no.&quot; &amp; [.D1730] &amp; &quot; Top2000&quot;" office:value-type="string" office:string-value="(n) no.1729 Top2000" calcext:value-type="string">
            <text:p>(n) no.1729 Top2000</text:p>
          </table:table-cell>
          <table:table-cell office:value-type="float" office:value="1729" calcext:value-type="float">
            <text:p>17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ve</text:p>
          </table:table-cell>
          <table:table-cell/>
          <table:table-cell table:formula="of:=&quot;(n) no.&quot; &amp; [.D1731] &amp; &quot; Top2000&quot;" office:value-type="string" office:string-value="(n) no.1730 Top2000" calcext:value-type="string">
            <text:p>(n) no.1730 Top2000</text:p>
          </table:table-cell>
          <table:table-cell office:value-type="float" office:value="1730" calcext:value-type="float">
            <text:p>17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yth</text:p>
          </table:table-cell>
          <table:table-cell/>
          <table:table-cell table:formula="of:=&quot;(n) no.&quot; &amp; [.D1732] &amp; &quot; Top2000&quot;" office:value-type="string" office:string-value="(n) no.1731 Top2000" calcext:value-type="string">
            <text:p>(n) no.1731 Top2000</text:p>
          </table:table-cell>
          <table:table-cell office:value-type="float" office:value="1731" calcext:value-type="float">
            <text:p>17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y</text:p>
          </table:table-cell>
          <table:table-cell/>
          <table:table-cell table:formula="of:=&quot;(n) no.&quot; &amp; [.D1733] &amp; &quot; Top2000&quot;" office:value-type="string" office:string-value="(n) no.1732 Top2000" calcext:value-type="string">
            <text:p>(n) no.1732 Top2000</text:p>
          </table:table-cell>
          <table:table-cell office:value-type="float" office:value="1732" calcext:value-type="float">
            <text:p>17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cessity</text:p>
          </table:table-cell>
          <table:table-cell/>
          <table:table-cell table:formula="of:=&quot;(n) no.&quot; &amp; [.D1734] &amp; &quot; Top2000&quot;" office:value-type="string" office:string-value="(n) no.1733 Top2000" calcext:value-type="string">
            <text:p>(n) no.1733 Top2000</text:p>
          </table:table-cell>
          <table:table-cell office:value-type="float" office:value="1733" calcext:value-type="float">
            <text:p>17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rsery</text:p>
          </table:table-cell>
          <table:table-cell/>
          <table:table-cell table:formula="of:=&quot;(n) no.&quot; &amp; [.D1735] &amp; &quot; Top2000&quot;" office:value-type="string" office:string-value="(n) no.1734 Top2000" calcext:value-type="string">
            <text:p>(n) no.1734 Top2000</text:p>
          </table:table-cell>
          <table:table-cell office:value-type="float" office:value="1734" calcext:value-type="float">
            <text:p>1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</text:p>
          </table:table-cell>
          <table:table-cell/>
          <table:table-cell table:formula="of:=&quot;(n) no.&quot; &amp; [.D1736] &amp; &quot; Top2000&quot;" office:value-type="string" office:string-value="(n) no.1735 Top2000" calcext:value-type="string">
            <text:p>(n) no.1735 Top2000</text:p>
          </table:table-cell>
          <table:table-cell office:value-type="float" office:value="1735" calcext:value-type="float">
            <text:p>17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ano</text:p>
          </table:table-cell>
          <table:table-cell/>
          <table:table-cell table:formula="of:=&quot;(n) no.&quot; &amp; [.D1737] &amp; &quot; Top2000&quot;" office:value-type="string" office:string-value="(n) no.1736 Top2000" calcext:value-type="string">
            <text:p>(n) no.1736 Top2000</text:p>
          </table:table-cell>
          <table:table-cell office:value-type="float" office:value="1736" calcext:value-type="float">
            <text:p>1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id</text:p>
          </table:table-cell>
          <table:table-cell/>
          <table:table-cell table:formula="of:=&quot;(n) no.&quot; &amp; [.D1738] &amp; &quot; Top2000&quot;" office:value-type="string" office:string-value="(n) no.1737 Top2000" calcext:value-type="string">
            <text:p>(n) no.1737 Top2000</text:p>
          </table:table-cell>
          <table:table-cell office:value-type="float" office:value="1737" calcext:value-type="float">
            <text:p>17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bel</text:p>
          </table:table-cell>
          <table:table-cell/>
          <table:table-cell table:formula="of:=&quot;(n) no.&quot; &amp; [.D1739] &amp; &quot; Top2000&quot;" office:value-type="string" office:string-value="(n) no.1738 Top2000" calcext:value-type="string">
            <text:p>(n) no.1738 Top2000</text:p>
          </table:table-cell>
          <table:table-cell office:value-type="float" office:value="1738" calcext:value-type="float">
            <text:p>17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hythm</text:p>
          </table:table-cell>
          <table:table-cell/>
          <table:table-cell table:formula="of:=&quot;(n) no.&quot; &amp; [.D1740] &amp; &quot; Top2000&quot;" office:value-type="string" office:string-value="(n) no.1739 Top2000" calcext:value-type="string">
            <text:p>(n) no.1739 Top2000</text:p>
          </table:table-cell>
          <table:table-cell office:value-type="float" office:value="1739" calcext:value-type="float">
            <text:p>17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rtage</text:p>
          </table:table-cell>
          <table:table-cell/>
          <table:table-cell table:formula="of:=&quot;(n) no.&quot; &amp; [.D1741] &amp; &quot; Top2000&quot;" office:value-type="string" office:string-value="(n) no.1740 Top2000" calcext:value-type="string">
            <text:p>(n) no.1740 Top2000</text:p>
          </table:table-cell>
          <table:table-cell office:value-type="float" office:value="1740" calcext:value-type="float">
            <text:p>17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ification</text:p>
          </table:table-cell>
          <table:table-cell/>
          <table:table-cell table:formula="of:=&quot;(n) no.&quot; &amp; [.D1742] &amp; &quot; Top2000&quot;" office:value-type="string" office:string-value="(n) no.1741 Top2000" calcext:value-type="string">
            <text:p>(n) no.1741 Top2000</text:p>
          </table:table-cell>
          <table:table-cell office:value-type="float" office:value="1741" calcext:value-type="float">
            <text:p>17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tch</text:p>
          </table:table-cell>
          <table:table-cell/>
          <table:table-cell table:formula="of:=&quot;(n) no.&quot; &amp; [.D1743] &amp; &quot; Top2000&quot;" office:value-type="string" office:string-value="(n) no.1742 Top2000" calcext:value-type="string">
            <text:p>(n) no.1742 Top2000</text:p>
          </table:table-cell>
          <table:table-cell office:value-type="float" office:value="1742" calcext:value-type="float">
            <text:p>17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&quot;(n) no.&quot; &amp; [.D1744] &amp; &quot; Top2000&quot;" office:value-type="string" office:string-value="(n) no.1743 Top2000" calcext:value-type="string">
            <text:p>(n) no.1743 Top2000</text:p>
          </table:table-cell>
          <table:table-cell office:value-type="float" office:value="1743" calcext:value-type="float">
            <text:p>17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rapy</text:p>
          </table:table-cell>
          <table:table-cell/>
          <table:table-cell table:formula="of:=&quot;(n) no.&quot; &amp; [.D1745] &amp; &quot; Top2000&quot;" office:value-type="string" office:string-value="(n) no.1744 Top2000" calcext:value-type="string">
            <text:p>(n) no.1744 Top2000</text:p>
          </table:table-cell>
          <table:table-cell office:value-type="float" office:value="1744" calcext:value-type="float">
            <text:p>17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y</text:p>
          </table:table-cell>
          <table:table-cell/>
          <table:table-cell table:formula="of:=&quot;(n) no.&quot; &amp; [.D1746] &amp; &quot; Top2000&quot;" office:value-type="string" office:string-value="(n) no.1745 Top2000" calcext:value-type="string">
            <text:p>(n) no.1745 Top2000</text:p>
          </table:table-cell>
          <table:table-cell office:value-type="float" office:value="1745" calcext:value-type="float">
            <text:p>17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urnament</text:p>
          </table:table-cell>
          <table:table-cell/>
          <table:table-cell table:formula="of:=&quot;(n) no.&quot; &amp; [.D1747] &amp; &quot; Top2000&quot;" office:value-type="string" office:string-value="(n) no.1746 Top2000" calcext:value-type="string">
            <text:p>(n) no.1746 Top2000</text:p>
          </table:table-cell>
          <table:table-cell office:value-type="float" office:value="1746" calcext:value-type="float">
            <text:p>1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table:formula="of:=&quot;(n) no.&quot; &amp; [.D1748] &amp; &quot; Top2000&quot;" office:value-type="string" office:string-value="(n) no.1747 Top2000" calcext:value-type="string">
            <text:p>(n) no.1747 Top2000</text:p>
          </table:table-cell>
          <table:table-cell office:value-type="float" office:value="1747" calcext:value-type="float">
            <text:p>17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formation</text:p>
          </table:table-cell>
          <table:table-cell/>
          <table:table-cell table:formula="of:=&quot;(n) no.&quot; &amp; [.D1749] &amp; &quot; Top2000&quot;" office:value-type="string" office:string-value="(n) no.1748 Top2000" calcext:value-type="string">
            <text:p>(n) no.1748 Top2000</text:p>
          </table:table-cell>
          <table:table-cell office:value-type="float" office:value="1748" calcext:value-type="float">
            <text:p>17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bunal</text:p>
          </table:table-cell>
          <table:table-cell/>
          <table:table-cell table:formula="of:=&quot;(n) no.&quot; &amp; [.D1750] &amp; &quot; Top2000&quot;" office:value-type="string" office:string-value="(n) no.1749 Top2000" calcext:value-type="string">
            <text:p>(n) no.1749 Top2000</text:p>
          </table:table-cell>
          <table:table-cell office:value-type="float" office:value="1749" calcext:value-type="float">
            <text:p>17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stee</text:p>
          </table:table-cell>
          <table:table-cell/>
          <table:table-cell table:formula="of:=&quot;(n) no.&quot; &amp; [.D1751] &amp; &quot; Top2000&quot;" office:value-type="string" office:string-value="(n) no.1750 Top2000" calcext:value-type="string">
            <text:p>(n) no.1750 Top2000</text:p>
          </table:table-cell>
          <table:table-cell office:value-type="float" office:value="1750" calcext:value-type="float">
            <text:p>17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lla</text:p>
          </table:table-cell>
          <table:table-cell/>
          <table:table-cell table:formula="of:=&quot;(n) no.&quot; &amp; [.D1752] &amp; &quot; Top2000&quot;" office:value-type="string" office:string-value="(n) no.1751 Top2000" calcext:value-type="string">
            <text:p>(n) no.1751 Top2000</text:p>
          </table:table-cell>
          <table:table-cell office:value-type="float" office:value="1751" calcext:value-type="float">
            <text:p>17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table:formula="of:=&quot;(n) no.&quot; &amp; [.D1753] &amp; &quot; Top2000&quot;" office:value-type="string" office:string-value="(n) no.1752 Top2000" calcext:value-type="string">
            <text:p>(n) no.1752 Top2000</text:p>
          </table:table-cell>
          <table:table-cell office:value-type="float" office:value="1752" calcext:value-type="float">
            <text:p>17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th</text:p>
          </table:table-cell>
          <table:table-cell/>
          <table:table-cell table:formula="of:=&quot;(n) no.&quot; &amp; [.D1754] &amp; &quot; Top2000&quot;" office:value-type="string" office:string-value="(n) no.1753 Top2000" calcext:value-type="string">
            <text:p>(n) no.1753 Top2000</text:p>
          </table:table-cell>
          <table:table-cell office:value-type="float" office:value="1753" calcext:value-type="float">
            <text:p>17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und</text:p>
          </table:table-cell>
          <table:table-cell/>
          <table:table-cell table:formula="of:=&quot;(n) no.&quot; &amp; [.D1755] &amp; &quot; Top2000&quot;" office:value-type="string" office:string-value="(n) no.1754 Top2000" calcext:value-type="string">
            <text:p>(n) no.1754 Top2000</text:p>
          </table:table-cell>
          <table:table-cell office:value-type="float" office:value="1754" calcext:value-type="float">
            <text:p>17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bbey</text:p>
          </table:table-cell>
          <table:table-cell/>
          <table:table-cell table:formula="of:=&quot;(n) no.&quot; &amp; [.D1756] &amp; &quot; Top2000&quot;" office:value-type="string" office:string-value="(n) no.1755 Top2000" calcext:value-type="string">
            <text:p>(n) no.1755 Top2000</text:p>
          </table:table-cell>
          <table:table-cell office:value-type="float" office:value="1755" calcext:value-type="float">
            <text:p>17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enture</text:p>
          </table:table-cell>
          <table:table-cell/>
          <table:table-cell table:formula="of:=&quot;(n) no.&quot; &amp; [.D1757] &amp; &quot; Top2000&quot;" office:value-type="string" office:string-value="(n) no.1756 Top2000" calcext:value-type="string">
            <text:p>(n) no.1756 Top2000</text:p>
          </table:table-cell>
          <table:table-cell office:value-type="float" office:value="1756" calcext:value-type="float">
            <text:p>17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rline</text:p>
          </table:table-cell>
          <table:table-cell/>
          <table:table-cell table:formula="of:=&quot;(n) no.&quot; &amp; [.D1758] &amp; &quot; Top2000&quot;" office:value-type="string" office:string-value="(n) no.1757 Top2000" calcext:value-type="string">
            <text:p>(n) no.1757 Top2000</text:p>
          </table:table-cell>
          <table:table-cell office:value-type="float" office:value="1757" calcext:value-type="float">
            <text:p>17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ttendance</text:p>
          </table:table-cell>
          <table:table-cell/>
          <table:table-cell table:formula="of:=&quot;(n) no.&quot; &amp; [.D1759] &amp; &quot; Top2000&quot;" office:value-type="string" office:string-value="(n) no.1758 Top2000" calcext:value-type="string">
            <text:p>(n) no.1758 Top2000</text:p>
          </table:table-cell>
          <table:table-cell office:value-type="float" office:value="1758" calcext:value-type="float">
            <text:p>17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inessman</text:p>
          </table:table-cell>
          <table:table-cell/>
          <table:table-cell table:formula="of:=&quot;(n) no.&quot; &amp; [.D1760] &amp; &quot; Top2000&quot;" office:value-type="string" office:string-value="(n) no.1759 Top2000" calcext:value-type="string">
            <text:p>(n) no.1759 Top2000</text:p>
          </table:table-cell>
          <table:table-cell office:value-type="float" office:value="1759" calcext:value-type="float">
            <text:p>17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mpagne</text:p>
          </table:table-cell>
          <table:table-cell/>
          <table:table-cell table:formula="of:=&quot;(n) no.&quot; &amp; [.D1761] &amp; &quot; Top2000&quot;" office:value-type="string" office:string-value="(n) no.1760 Top2000" calcext:value-type="string">
            <text:p>(n) no.1760 Top2000</text:p>
          </table:table-cell>
          <table:table-cell office:value-type="float" office:value="1760" calcext:value-type="float">
            <text:p>17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p</text:p>
          </table:table-cell>
          <table:table-cell/>
          <table:table-cell table:formula="of:=&quot;(n) no.&quot; &amp; [.D1762] &amp; &quot; Top2000&quot;" office:value-type="string" office:string-value="(n) no.1761 Top2000" calcext:value-type="string">
            <text:p>(n) no.1761 Top2000</text:p>
          </table:table-cell>
          <table:table-cell office:value-type="float" office:value="1761" calcext:value-type="float">
            <text:p>1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iff</text:p>
          </table:table-cell>
          <table:table-cell/>
          <table:table-cell table:formula="of:=&quot;(n) no.&quot; &amp; [.D1763] &amp; &quot; Top2000&quot;" office:value-type="string" office:string-value="(n) no.1762 Top2000" calcext:value-type="string">
            <text:p>(n) no.1762 Top2000</text:p>
          </table:table-cell>
          <table:table-cell office:value-type="float" office:value="1762" calcext:value-type="float">
            <text:p>17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ue</text:p>
          </table:table-cell>
          <table:table-cell/>
          <table:table-cell table:formula="of:=&quot;(n) no.&quot; &amp; [.D1764] &amp; &quot; Top2000&quot;" office:value-type="string" office:string-value="(n) no.1763 Top2000" calcext:value-type="string">
            <text:p>(n) no.1763 Top2000</text:p>
          </table:table-cell>
          <table:table-cell office:value-type="float" office:value="1763" calcext:value-type="float">
            <text:p>17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nel</text:p>
          </table:table-cell>
          <table:table-cell/>
          <table:table-cell table:formula="of:=&quot;(n) no.&quot; &amp; [.D1765] &amp; &quot; Top2000&quot;" office:value-type="string" office:string-value="(n) no.1764 Top2000" calcext:value-type="string">
            <text:p>(n) no.1764 Top2000</text:p>
          </table:table-cell>
          <table:table-cell office:value-type="float" office:value="1764" calcext:value-type="float">
            <text:p>1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ound</text:p>
          </table:table-cell>
          <table:table-cell/>
          <table:table-cell table:formula="of:=&quot;(n) no.&quot; &amp; [.D1766] &amp; &quot; Top2000&quot;" office:value-type="string" office:string-value="(n) no.1765 Top2000" calcext:value-type="string">
            <text:p>(n) no.1765 Top2000</text:p>
          </table:table-cell>
          <table:table-cell office:value-type="float" office:value="1765" calcext:value-type="float">
            <text:p>17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&quot;(n) no.&quot; &amp; [.D1767] &amp; &quot; Top2000&quot;" office:value-type="string" office:string-value="(n) no.1766 Top2000" calcext:value-type="string">
            <text:p>(n) no.1766 Top2000</text:p>
          </table:table-cell>
          <table:table-cell office:value-type="float" office:value="1766" calcext:value-type="float">
            <text:p>17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editor</text:p>
          </table:table-cell>
          <table:table-cell/>
          <table:table-cell table:formula="of:=&quot;(n) no.&quot; &amp; [.D1768] &amp; &quot; Top2000&quot;" office:value-type="string" office:string-value="(n) no.1767 Top2000" calcext:value-type="string">
            <text:p>(n) no.1767 Top2000</text:p>
          </table:table-cell>
          <table:table-cell office:value-type="float" office:value="1767" calcext:value-type="float">
            <text:p>17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l</text:p>
          </table:table-cell>
          <table:table-cell/>
          <table:table-cell table:formula="of:=&quot;(n) no.&quot; &amp; [.D1769] &amp; &quot; Top2000&quot;" office:value-type="string" office:string-value="(n) no.1768 Top2000" calcext:value-type="string">
            <text:p>(n) no.1768 Top2000</text:p>
          </table:table-cell>
          <table:table-cell office:value-type="float" office:value="1768" calcext:value-type="float">
            <text:p>17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advantage</text:p>
          </table:table-cell>
          <table:table-cell/>
          <table:table-cell table:formula="of:=&quot;(n) no.&quot; &amp; [.D1770] &amp; &quot; Top2000&quot;" office:value-type="string" office:string-value="(n) no.1769 Top2000" calcext:value-type="string">
            <text:p>(n) no.1769 Top2000</text:p>
          </table:table-cell>
          <table:table-cell office:value-type="float" office:value="1769" calcext:value-type="float">
            <text:p>17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rimination</text:p>
          </table:table-cell>
          <table:table-cell/>
          <table:table-cell table:formula="of:=&quot;(n) no.&quot; &amp; [.D1771] &amp; &quot; Top2000&quot;" office:value-type="string" office:string-value="(n) no.1770 Top2000" calcext:value-type="string">
            <text:p>(n) no.1770 Top2000</text:p>
          </table:table-cell>
          <table:table-cell office:value-type="float" office:value="1770" calcext:value-type="float">
            <text:p>17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k</text:p>
          </table:table-cell>
          <table:table-cell/>
          <table:table-cell table:formula="of:=&quot;(n) no.&quot; &amp; [.D1772] &amp; &quot; Top2000&quot;" office:value-type="string" office:string-value="(n) no.1771 Top2000" calcext:value-type="string">
            <text:p>(n) no.1771 Top2000</text:p>
          </table:table-cell>
          <table:table-cell office:value-type="float" office:value="1771" calcext:value-type="float">
            <text:p>17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ctrine</text:p>
          </table:table-cell>
          <table:table-cell/>
          <table:table-cell table:formula="of:=&quot;(n) no.&quot; &amp; [.D1773] &amp; &quot; Top2000&quot;" office:value-type="string" office:string-value="(n) no.1772 Top2000" calcext:value-type="string">
            <text:p>(n) no.1772 Top2000</text:p>
          </table:table-cell>
          <table:table-cell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sence</text:p>
          </table:table-cell>
          <table:table-cell/>
          <table:table-cell table:formula="of:=&quot;(n) no.&quot; &amp; [.D1774] &amp; &quot; Top2000&quot;" office:value-type="string" office:string-value="(n) no.1773 Top2000" calcext:value-type="string">
            <text:p>(n) no.1773 Top2000</text:p>
          </table:table-cell>
          <table:table-cell office:value-type="float" office:value="1773" calcext:value-type="float">
            <text:p>17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ter</text:p>
          </table:table-cell>
          <table:table-cell/>
          <table:table-cell table:formula="of:=&quot;(n) no.&quot; &amp; [.D1775] &amp; &quot; Top2000&quot;" office:value-type="string" office:string-value="(n) no.1774 Top2000" calcext:value-type="string">
            <text:p>(n) no.1774 Top2000</text:p>
          </table:table-cell>
          <table:table-cell office:value-type="float" office:value="1774" calcext:value-type="float">
            <text:p>17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/>
          <table:table-cell table:formula="of:=&quot;(n) no.&quot; &amp; [.D1776] &amp; &quot; Top2000&quot;" office:value-type="string" office:string-value="(n) no.1775 Top2000" calcext:value-type="string">
            <text:p>(n) no.1775 Top2000</text:p>
          </table:table-cell>
          <table:table-cell office:value-type="float" office:value="1775" calcext:value-type="float">
            <text:p>17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exibility</text:p>
          </table:table-cell>
          <table:table-cell/>
          <table:table-cell table:formula="of:=&quot;(n) no.&quot; &amp; [.D1777] &amp; &quot; Top2000&quot;" office:value-type="string" office:string-value="(n) no.1776 Top2000" calcext:value-type="string">
            <text:p>(n) no.1776 Top2000</text:p>
          </table:table-cell>
          <table:table-cell office:value-type="float" office:value="1776" calcext:value-type="float">
            <text:p>17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ction</text:p>
          </table:table-cell>
          <table:table-cell/>
          <table:table-cell table:formula="of:=&quot;(n) no.&quot; &amp; [.D1778] &amp; &quot; Top2000&quot;" office:value-type="string" office:string-value="(n) no.1777 Top2000" calcext:value-type="string">
            <text:p>(n) no.1777 Top2000</text:p>
          </table:table-cell>
          <table:table-cell office:value-type="float" office:value="1777" calcext:value-type="float">
            <text:p>1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ng</text:p>
          </table:table-cell>
          <table:table-cell/>
          <table:table-cell table:formula="of:=&quot;(n) no.&quot; &amp; [.D1779] &amp; &quot; Top2000&quot;" office:value-type="string" office:string-value="(n) no.1778 Top2000" calcext:value-type="string">
            <text:p>(n) no.1778 Top2000</text:p>
          </table:table-cell>
          <table:table-cell office:value-type="float" office:value="1778" calcext:value-type="float">
            <text:p>17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der</text:p>
          </table:table-cell>
          <table:table-cell/>
          <table:table-cell table:formula="of:=&quot;(n) no.&quot; &amp; [.D1780] &amp; &quot; Top2000&quot;" office:value-type="string" office:string-value="(n) no.1779 Top2000" calcext:value-type="string">
            <text:p>(n) no.1779 Top2000</text:p>
          </table:table-cell>
          <table:table-cell office:value-type="float" office:value="1779" calcext:value-type="float">
            <text:p>17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host</text:p>
          </table:table-cell>
          <table:table-cell/>
          <table:table-cell table:formula="of:=&quot;(n) no.&quot; &amp; [.D1781] &amp; &quot; Top2000&quot;" office:value-type="string" office:string-value="(n) no.1780 Top2000" calcext:value-type="string">
            <text:p>(n) no.1780 Top2000</text:p>
          </table:table-cell>
          <table:table-cell office:value-type="float" office:value="1780" calcext:value-type="float">
            <text:p>1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bour</text:p>
          </table:table-cell>
          <table:table-cell/>
          <table:table-cell table:formula="of:=&quot;(n) no.&quot; &amp; [.D1782] &amp; &quot; Top2000&quot;" office:value-type="string" office:string-value="(n) no.1781 Top2000" calcext:value-type="string">
            <text:p>(n) no.1781 Top2000</text:p>
          </table:table-cell>
          <table:table-cell office:value-type="float" office:value="1781" calcext:value-type="float">
            <text:p>17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el</text:p>
          </table:table-cell>
          <table:table-cell/>
          <table:table-cell table:formula="of:=&quot;(n) no.&quot; &amp; [.D1783] &amp; &quot; Top2000&quot;" office:value-type="string" office:string-value="(n) no.1782 Top2000" calcext:value-type="string">
            <text:p>(n) no.1782 Top2000</text:p>
          </table:table-cell>
          <table:table-cell office:value-type="float" office:value="1782" calcext:value-type="float">
            <text:p>17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ritage</text:p>
          </table:table-cell>
          <table:table-cell/>
          <table:table-cell table:formula="of:=&quot;(n) no.&quot; &amp; [.D1784] &amp; &quot; Top2000&quot;" office:value-type="string" office:string-value="(n) no.1783 Top2000" calcext:value-type="string">
            <text:p>(n) no.1783 Top2000</text:p>
          </table:table-cell>
          <table:table-cell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erarchy</text:p>
          </table:table-cell>
          <table:table-cell/>
          <table:table-cell table:formula="of:=&quot;(n) no.&quot; &amp; [.D1785] &amp; &quot; Top2000&quot;" office:value-type="string" office:string-value="(n) no.1784 Top2000" calcext:value-type="string">
            <text:p>(n) no.1784 Top2000</text:p>
          </table:table-cell>
          <table:table-cell office:value-type="float" office:value="1784" calcext:value-type="float">
            <text:p>17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nt</text:p>
          </table:table-cell>
          <table:table-cell/>
          <table:table-cell table:formula="of:=&quot;(n) no.&quot; &amp; [.D1786] &amp; &quot; Top2000&quot;" office:value-type="string" office:string-value="(n) no.1785 Top2000" calcext:value-type="string">
            <text:p>(n) no.1785 Top2000</text:p>
          </table:table-cell>
          <table:table-cell office:value-type="float" office:value="1785" calcext:value-type="float">
            <text:p>17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dicator</text:p>
          </table:table-cell>
          <table:table-cell/>
          <table:table-cell table:formula="of:=&quot;(n) no.&quot; &amp; [.D1787] &amp; &quot; Top2000&quot;" office:value-type="string" office:string-value="(n) no.1786 Top2000" calcext:value-type="string">
            <text:p>(n) no.1786 Top2000</text:p>
          </table:table-cell>
          <table:table-cell office:value-type="float" office:value="1786" calcext:value-type="float">
            <text:p>17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ing</text:p>
          </table:table-cell>
          <table:table-cell/>
          <table:table-cell table:formula="of:=&quot;(n) no.&quot; &amp; [.D1788] &amp; &quot; Top2000&quot;" office:value-type="string" office:string-value="(n) no.1787 Top2000" calcext:value-type="string">
            <text:p>(n) no.1787 Top2000</text:p>
          </table:table-cell>
          <table:table-cell office:value-type="float" office:value="1787" calcext:value-type="float">
            <text:p>1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ch</text:p>
          </table:table-cell>
          <table:table-cell/>
          <table:table-cell table:formula="of:=&quot;(n) no.&quot; &amp; [.D1789] &amp; &quot; Top2000&quot;" office:value-type="string" office:string-value="(n) no.1788 Top2000" calcext:value-type="string">
            <text:p>(n) no.1788 Top2000</text:p>
          </table:table-cell>
          <table:table-cell office:value-type="float" office:value="1788" calcext:value-type="float">
            <text:p>17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flet</text:p>
          </table:table-cell>
          <table:table-cell/>
          <table:table-cell table:formula="of:=&quot;(n) no.&quot; &amp; [.D1790] &amp; &quot; Top2000&quot;" office:value-type="string" office:string-value="(n) no.1789 Top2000" calcext:value-type="string">
            <text:p>(n) no.1789 Top2000</text:p>
          </table:table-cell>
          <table:table-cell office:value-type="float" office:value="1789" calcext:value-type="float">
            <text:p>17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rry</text:p>
          </table:table-cell>
          <table:table-cell/>
          <table:table-cell table:formula="of:=&quot;(n) no.&quot; &amp; [.D1791] &amp; &quot; Top2000&quot;" office:value-type="string" office:string-value="(n) no.1790 Top2000" calcext:value-type="string">
            <text:p>(n) no.1790 Top2000</text:p>
          </table:table-cell>
          <table:table-cell office:value-type="float" office:value="1790" calcext:value-type="float">
            <text:p>17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yalty</text:p>
          </table:table-cell>
          <table:table-cell/>
          <table:table-cell table:formula="of:=&quot;(n) no.&quot; &amp; [.D1792] &amp; &quot; Top2000&quot;" office:value-type="string" office:string-value="(n) no.1791 Top2000" calcext:value-type="string">
            <text:p>(n) no.1791 Top2000</text:p>
          </table:table-cell>
          <table:table-cell office:value-type="float" office:value="1791" calcext:value-type="float">
            <text:p>17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nu</text:p>
          </table:table-cell>
          <table:table-cell/>
          <table:table-cell table:formula="of:=&quot;(n) no.&quot; &amp; [.D1793] &amp; &quot; Top2000&quot;" office:value-type="string" office:string-value="(n) no.1792 Top2000" calcext:value-type="string">
            <text:p>(n) no.1792 Top2000</text:p>
          </table:table-cell>
          <table:table-cell office:value-type="float" office:value="1792" calcext:value-type="float">
            <text:p>17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d</text:p>
          </table:table-cell>
          <table:table-cell/>
          <table:table-cell table:formula="of:=&quot;(n) no.&quot; &amp; [.D1794] &amp; &quot; Top2000&quot;" office:value-type="string" office:string-value="(n) no.1793 Top2000" calcext:value-type="string">
            <text:p>(n) no.1793 Top2000</text:p>
          </table:table-cell>
          <table:table-cell office:value-type="float" office:value="1793" calcext:value-type="float">
            <text:p>17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il</text:p>
          </table:table-cell>
          <table:table-cell/>
          <table:table-cell table:formula="of:=&quot;(n) no.&quot; &amp; [.D1795] &amp; &quot; Top2000&quot;" office:value-type="string" office:string-value="(n) no.1794 Top2000" calcext:value-type="string">
            <text:p>(n) no.1794 Top2000</text:p>
          </table:table-cell>
          <table:table-cell office:value-type="float" office:value="1794" calcext:value-type="float">
            <text:p>17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&quot;(n) no.&quot; &amp; [.D1796] &amp; &quot; Top2000&quot;" office:value-type="string" office:string-value="(n) no.1795 Top2000" calcext:value-type="string">
            <text:p>(n) no.1795 Top2000</text:p>
          </table:table-cell>
          <table:table-cell office:value-type="float" office:value="1795" calcext:value-type="float">
            <text:p>17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inter</text:p>
          </table:table-cell>
          <table:table-cell/>
          <table:table-cell table:formula="of:=&quot;(n) no.&quot; &amp; [.D1797] &amp; &quot; Top2000&quot;" office:value-type="string" office:string-value="(n) no.1796 Top2000" calcext:value-type="string">
            <text:p>(n) no.1796 Top2000</text:p>
          </table:table-cell>
          <table:table-cell office:value-type="float" office:value="1796" calcext:value-type="float">
            <text:p>1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sioner</text:p>
          </table:table-cell>
          <table:table-cell/>
          <table:table-cell table:formula="of:=&quot;(n) no.&quot; &amp; [.D1798] &amp; &quot; Top2000&quot;" office:value-type="string" office:string-value="(n) no.1797 Top2000" calcext:value-type="string">
            <text:p>(n) no.1797 Top2000</text:p>
          </table:table-cell>
          <table:table-cell office:value-type="float" office:value="1797" calcext:value-type="float">
            <text:p>17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e</text:p>
          </table:table-cell>
          <table:table-cell/>
          <table:table-cell table:formula="of:=&quot;(n) no.&quot; &amp; [.D1799] &amp; &quot; Top2000&quot;" office:value-type="string" office:string-value="(n) no.1798 Top2000" calcext:value-type="string">
            <text:p>(n) no.1798 Top2000</text:p>
          </table:table-cell>
          <table:table-cell office:value-type="float" office:value="1798" calcext:value-type="float">
            <text:p>17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ivity</text:p>
          </table:table-cell>
          <table:table-cell/>
          <table:table-cell table:formula="of:=&quot;(n) no.&quot; &amp; [.D1800] &amp; &quot; Top2000&quot;" office:value-type="string" office:string-value="(n) no.1799 Top2000" calcext:value-type="string">
            <text:p>(n) no.1799 Top2000</text:p>
          </table:table-cell>
          <table:table-cell office:value-type="float" office:value="1799" calcext:value-type="float">
            <text:p>17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position</text:p>
          </table:table-cell>
          <table:table-cell/>
          <table:table-cell table:formula="of:=&quot;(n) no.&quot; &amp; [.D1801] &amp; &quot; Top2000&quot;" office:value-type="string" office:string-value="(n) no.1800 Top2000" calcext:value-type="string">
            <text:p>(n) no.1800 Top2000</text:p>
          </table:table-cell>
          <table:table-cell office:value-type="float" office:value="1800" calcext:value-type="float">
            <text:p>1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pe</text:p>
          </table:table-cell>
          <table:table-cell/>
          <table:table-cell table:formula="of:=&quot;(n) no.&quot; &amp; [.D1802] &amp; &quot; Top2000&quot;" office:value-type="string" office:string-value="(n) no.1801 Top2000" calcext:value-type="string">
            <text:p>(n) no.1801 Top2000</text:p>
          </table:table-cell>
          <table:table-cell office:value-type="float" office:value="1801" calcext:value-type="float">
            <text:p>18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iver</text:p>
          </table:table-cell>
          <table:table-cell/>
          <table:table-cell table:formula="of:=&quot;(n) no.&quot; &amp; [.D1803] &amp; &quot; Top2000&quot;" office:value-type="string" office:string-value="(n) no.1802 Top2000" calcext:value-type="string">
            <text:p>(n) no.1802 Top2000</text:p>
          </table:table-cell>
          <table:table-cell office:value-type="float" office:value="1802" calcext:value-type="float">
            <text:p>18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usal</text:p>
          </table:table-cell>
          <table:table-cell/>
          <table:table-cell table:formula="of:=&quot;(n) no.&quot; &amp; [.D1804] &amp; &quot; Top2000&quot;" office:value-type="string" office:string-value="(n) no.1803 Top2000" calcext:value-type="string">
            <text:p>(n) no.1803 Top2000</text:p>
          </table:table-cell>
          <table:table-cell office:value-type="float" office:value="1803" calcext:value-type="float">
            <text:p>18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oration</text:p>
          </table:table-cell>
          <table:table-cell/>
          <table:table-cell table:formula="of:=&quot;(n) no.&quot; &amp; [.D1805] &amp; &quot; Top2000&quot;" office:value-type="string" office:string-value="(n) no.1804 Top2000" calcext:value-type="string">
            <text:p>(n) no.1804 Top2000</text:p>
          </table:table-cell>
          <table:table-cell office:value-type="float" office:value="1804" calcext:value-type="float">
            <text:p>18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de</text:p>
          </table:table-cell>
          <table:table-cell/>
          <table:table-cell table:formula="of:=&quot;(n) no.&quot; &amp; [.D1806] &amp; &quot; Top2000&quot;" office:value-type="string" office:string-value="(n) no.1805 Top2000" calcext:value-type="string">
            <text:p>(n) no.1805 Top2000</text:p>
          </table:table-cell>
          <table:table-cell office:value-type="float" office:value="1805" calcext:value-type="float">
            <text:p>18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umour</text:p>
          </table:table-cell>
          <table:table-cell/>
          <table:table-cell table:formula="of:=&quot;(n) no.&quot; &amp; [.D1807] &amp; &quot; Top2000&quot;" office:value-type="string" office:string-value="(n) no.1806 Top2000" calcext:value-type="string">
            <text:p>(n) no.1806 Top2000</text:p>
          </table:table-cell>
          <table:table-cell office:value-type="float" office:value="1806" calcext:value-type="float">
            <text:p>18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re</text:p>
          </table:table-cell>
          <table:table-cell/>
          <table:table-cell table:formula="of:=&quot;(n) no.&quot; &amp; [.D1808] &amp; &quot; Top2000&quot;" office:value-type="string" office:string-value="(n) no.1807 Top2000" calcext:value-type="string">
            <text:p>(n) no.1807 Top2000</text:p>
          </table:table-cell>
          <table:table-cell office:value-type="float" office:value="1807" calcext:value-type="float">
            <text:p>18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ger</text:p>
          </table:table-cell>
          <table:table-cell/>
          <table:table-cell table:formula="of:=&quot;(n) no.&quot; &amp; [.D1809] &amp; &quot; Top2000&quot;" office:value-type="string" office:string-value="(n) no.1808 Top2000" calcext:value-type="string">
            <text:p>(n) no.1808 Top2000</text:p>
          </table:table-cell>
          <table:table-cell office:value-type="float" office:value="1808" calcext:value-type="float">
            <text:p>18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irt</text:p>
          </table:table-cell>
          <table:table-cell/>
          <table:table-cell table:formula="of:=&quot;(n) no.&quot; &amp; [.D1810] &amp; &quot; Top2000&quot;" office:value-type="string" office:string-value="(n) no.1809 Top2000" calcext:value-type="string">
            <text:p>(n) no.1809 Top2000</text:p>
          </table:table-cell>
          <table:table-cell office:value-type="float" office:value="1809" calcext:value-type="float">
            <text:p>18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ology</text:p>
          </table:table-cell>
          <table:table-cell/>
          <table:table-cell table:formula="of:=&quot;(n) no.&quot; &amp; [.D1811] &amp; &quot; Top2000&quot;" office:value-type="string" office:string-value="(n) no.1810 Top2000" calcext:value-type="string">
            <text:p>(n) no.1810 Top2000</text:p>
          </table:table-cell>
          <table:table-cell office:value-type="float" office:value="1810" calcext:value-type="float">
            <text:p>18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trum</text:p>
          </table:table-cell>
          <table:table-cell/>
          <table:table-cell table:formula="of:=&quot;(n) no.&quot; &amp; [.D1812] &amp; &quot; Top2000&quot;" office:value-type="string" office:string-value="(n) no.1811 Top2000" calcext:value-type="string">
            <text:p>(n) no.1811 Top2000</text:p>
          </table:table-cell>
          <table:table-cell office:value-type="float" office:value="1811" calcext:value-type="float">
            <text:p>18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cessor</text:p>
          </table:table-cell>
          <table:table-cell/>
          <table:table-cell table:formula="of:=&quot;(n) no.&quot; &amp; [.D1813] &amp; &quot; Top2000&quot;" office:value-type="string" office:string-value="(n) no.1812 Top2000" calcext:value-type="string">
            <text:p>(n) no.1812 Top2000</text:p>
          </table:table-cell>
          <table:table-cell office:value-type="float" office:value="1812" calcext:value-type="float">
            <text:p>18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sting</text:p>
          </table:table-cell>
          <table:table-cell/>
          <table:table-cell table:formula="of:=&quot;(n) no.&quot; &amp; [.D1814] &amp; &quot; Top2000&quot;" office:value-type="string" office:string-value="(n) no.1813 Top2000" calcext:value-type="string">
            <text:p>(n) no.1813 Top2000</text:p>
          </table:table-cell>
          <table:table-cell office:value-type="float" office:value="1813" calcext:value-type="float">
            <text:p>18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ft</text:p>
          </table:table-cell>
          <table:table-cell/>
          <table:table-cell table:formula="of:=&quot;(n) no.&quot; &amp; [.D1815] &amp; &quot; Top2000&quot;" office:value-type="string" office:string-value="(n) no.1814 Top2000" calcext:value-type="string">
            <text:p>(n) no.1814 Top2000</text:p>
          </table:table-cell>
          <table:table-cell office:value-type="float" office:value="1814" calcext:value-type="float">
            <text:p>18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ilet</text:p>
          </table:table-cell>
          <table:table-cell/>
          <table:table-cell table:formula="of:=&quot;(n) no.&quot; &amp; [.D1816] &amp; &quot; Top2000&quot;" office:value-type="string" office:string-value="(n) no.1815 Top2000" calcext:value-type="string">
            <text:p>(n) no.1815 Top2000</text:p>
          </table:table-cell>
          <table:table-cell office:value-type="float" office:value="1815" calcext:value-type="float">
            <text:p>18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gedy</text:p>
          </table:table-cell>
          <table:table-cell/>
          <table:table-cell table:formula="of:=&quot;(n) no.&quot; &amp; [.D1817] &amp; &quot; Top2000&quot;" office:value-type="string" office:string-value="(n) no.1816 Top2000" calcext:value-type="string">
            <text:p>(n) no.1816 Top2000</text:p>
          </table:table-cell>
          <table:table-cell office:value-type="float" office:value="1816" calcext:value-type="float">
            <text:p>18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umph</text:p>
          </table:table-cell>
          <table:table-cell/>
          <table:table-cell table:formula="of:=&quot;(n) no.&quot; &amp; [.D1818] &amp; &quot; Top2000&quot;" office:value-type="string" office:string-value="(n) no.1817 Top2000" calcext:value-type="string">
            <text:p>(n) no.1817 Top2000</text:p>
          </table:table-cell>
          <table:table-cell office:value-type="float" office:value="1817" calcext:value-type="float">
            <text:p>18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form</text:p>
          </table:table-cell>
          <table:table-cell/>
          <table:table-cell table:formula="of:=&quot;(n) no.&quot; &amp; [.D1819] &amp; &quot; Top2000&quot;" office:value-type="string" office:string-value="(n) no.1818 Top2000" calcext:value-type="string">
            <text:p>(n) no.1818 Top2000</text:p>
          </table:table-cell>
          <table:table-cell office:value-type="float" office:value="1818" calcext:value-type="float">
            <text:p>18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e</text:p>
          </table:table-cell>
          <table:table-cell/>
          <table:table-cell table:formula="of:=&quot;(n) no.&quot; &amp; [.D1820] &amp; &quot; Top2000&quot;" office:value-type="string" office:string-value="(n) no.1819 Top2000" calcext:value-type="string">
            <text:p>(n) no.1819 Top2000</text:p>
          </table:table-cell>
          <table:table-cell office:value-type="float" office:value="1819" calcext:value-type="float">
            <text:p>18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rus</text:p>
          </table:table-cell>
          <table:table-cell/>
          <table:table-cell table:formula="of:=&quot;(n) no.&quot; &amp; [.D1821] &amp; &quot; Top2000&quot;" office:value-type="string" office:string-value="(n) no.1820 Top2000" calcext:value-type="string">
            <text:p>(n) no.1820 Top2000</text:p>
          </table:table-cell>
          <table:table-cell office:value-type="float" office:value="1820" calcext:value-type="float">
            <text:p>18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mth</text:p>
          </table:table-cell>
          <table:table-cell/>
          <table:table-cell table:formula="of:=&quot;(n) no.&quot; &amp; [.D1822] &amp; &quot; Top2000&quot;" office:value-type="string" office:string-value="(n) no.1821 Top2000" calcext:value-type="string">
            <text:p>(n) no.1821 Top2000</text:p>
          </table:table-cell>
          <table:table-cell office:value-type="float" office:value="1821" calcext:value-type="float">
            <text:p>18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dow</text:p>
          </table:table-cell>
          <table:table-cell/>
          <table:table-cell table:formula="of:=&quot;(n) no.&quot; &amp; [.D1823] &amp; &quot; Top2000&quot;" office:value-type="string" office:string-value="(n) no.1822 Top2000" calcext:value-type="string">
            <text:p>(n) no.1822 Top2000</text:p>
          </table:table-cell>
          <table:table-cell office:value-type="float" office:value="1822" calcext:value-type="float">
            <text:p>18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nt</text:p>
          </table:table-cell>
          <table:table-cell/>
          <table:table-cell table:formula="of:=&quot;(n) no.&quot; &amp; [.D1824] &amp; &quot; Top2000&quot;" office:value-type="string" office:string-value="(n) no.1823 Top2000" calcext:value-type="string">
            <text:p>(n) no.1823 Top2000</text:p>
          </table:table-cell>
          <table:table-cell office:value-type="float" office:value="1823" calcext:value-type="float">
            <text:p>18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IDS</text:p>
          </table:table-cell>
          <table:table-cell/>
          <table:table-cell table:formula="of:=&quot;(n) no.&quot; &amp; [.D1825] &amp; &quot; Top2000&quot;" office:value-type="string" office:string-value="(n) no.1824 Top2000" calcext:value-type="string">
            <text:p>(n) no.1824 Top2000</text:p>
          </table:table-cell>
          <table:table-cell office:value-type="float" office:value="1824" calcext:value-type="float">
            <text:p>18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lyst</text:p>
          </table:table-cell>
          <table:table-cell/>
          <table:table-cell table:formula="of:=&quot;(n) no.&quot; &amp; [.D1826] &amp; &quot; Top2000&quot;" office:value-type="string" office:string-value="(n) no.1825 Top2000" calcext:value-type="string">
            <text:p>(n) no.1825 Top2000</text:p>
          </table:table-cell>
          <table:table-cell office:value-type="float" office:value="1825" calcext:value-type="float">
            <text:p>18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artment</text:p>
          </table:table-cell>
          <table:table-cell/>
          <table:table-cell table:formula="of:=&quot;(n) no.&quot; &amp; [.D1827] &amp; &quot; Top2000&quot;" office:value-type="string" office:string-value="(n) no.1826 Top2000" calcext:value-type="string">
            <text:p>(n) no.1826 Top2000</text:p>
          </table:table-cell>
          <table:table-cell office:value-type="float" office:value="1826" calcext:value-type="float">
            <text:p>18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endix</text:p>
          </table:table-cell>
          <table:table-cell/>
          <table:table-cell table:formula="of:=&quot;(n) no.&quot; &amp; [.D1828] &amp; &quot; Top2000&quot;" office:value-type="string" office:string-value="(n) no.1827 Top2000" calcext:value-type="string">
            <text:p>(n) no.1827 Top2000</text:p>
          </table:table-cell>
          <table:table-cell office:value-type="float" office:value="1827" calcext:value-type="float">
            <text:p>18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ailability</text:p>
          </table:table-cell>
          <table:table-cell/>
          <table:table-cell table:formula="of:=&quot;(n) no.&quot; &amp; [.D1829] &amp; &quot; Top2000&quot;" office:value-type="string" office:string-value="(n) no.1828 Top2000" calcext:value-type="string">
            <text:p>(n) no.1828 Top2000</text:p>
          </table:table-cell>
          <table:table-cell office:value-type="float" office:value="1828" calcext:value-type="float">
            <text:p>18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nue</text:p>
          </table:table-cell>
          <table:table-cell/>
          <table:table-cell table:formula="of:=&quot;(n) no.&quot; &amp; [.D1830] &amp; &quot; Top2000&quot;" office:value-type="string" office:string-value="(n) no.1829 Top2000" calcext:value-type="string">
            <text:p>(n) no.1829 Top2000</text:p>
          </table:table-cell>
          <table:table-cell office:value-type="float" office:value="1829" calcext:value-type="float">
            <text:p>1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tard</text:p>
          </table:table-cell>
          <table:table-cell/>
          <table:table-cell table:formula="of:=&quot;(n) no.&quot; &amp; [.D1831] &amp; &quot; Top2000&quot;" office:value-type="string" office:string-value="(n) no.1830 Top2000" calcext:value-type="string">
            <text:p>(n) no.1830 Top2000</text:p>
          </table:table-cell>
          <table:table-cell office:value-type="float" office:value="1830" calcext:value-type="float">
            <text:p>18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ed</text:p>
          </table:table-cell>
          <table:table-cell/>
          <table:table-cell table:formula="of:=&quot;(n) no.&quot; &amp; [.D1832] &amp; &quot; Top2000&quot;" office:value-type="string" office:string-value="(n) no.1831 Top2000" calcext:value-type="string">
            <text:p>(n) no.1831 Top2000</text:p>
          </table:table-cell>
          <table:table-cell office:value-type="float" office:value="1831" calcext:value-type="float">
            <text:p>18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ilder</text:p>
          </table:table-cell>
          <table:table-cell/>
          <table:table-cell table:formula="of:=&quot;(n) no.&quot; &amp; [.D1833] &amp; &quot; Top2000&quot;" office:value-type="string" office:string-value="(n) no.1832 Top2000" calcext:value-type="string">
            <text:p>(n) no.1832 Top2000</text:p>
          </table:table-cell>
          <table:table-cell office:value-type="float" office:value="1832" calcext:value-type="float">
            <text:p>18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reau</text:p>
          </table:table-cell>
          <table:table-cell/>
          <table:table-cell table:formula="of:=&quot;(n) no.&quot; &amp; [.D1834] &amp; &quot; Top2000&quot;" office:value-type="string" office:string-value="(n) no.1833 Top2000" calcext:value-type="string">
            <text:p>(n) no.1833 Top2000</text:p>
          </table:table-cell>
          <table:table-cell office:value-type="float" office:value="1833" calcext:value-type="float">
            <text:p>18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italism</text:p>
          </table:table-cell>
          <table:table-cell/>
          <table:table-cell table:formula="of:=&quot;(n) no.&quot; &amp; [.D1835] &amp; &quot; Top2000&quot;" office:value-type="string" office:string-value="(n) no.1834 Top2000" calcext:value-type="string">
            <text:p>(n) no.1834 Top2000</text:p>
          </table:table-cell>
          <table:table-cell office:value-type="float" office:value="1834" calcext:value-type="float">
            <text:p>18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rier</text:p>
          </table:table-cell>
          <table:table-cell/>
          <table:table-cell table:formula="of:=&quot;(n) no.&quot; &amp; [.D1836] &amp; &quot; Top2000&quot;" office:value-type="string" office:string-value="(n) no.1835 Top2000" calcext:value-type="string">
            <text:p>(n) no.1835 Top2000</text:p>
          </table:table-cell>
          <table:table-cell office:value-type="float" office:value="1835" calcext:value-type="float">
            <text:p>18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sification</text:p>
          </table:table-cell>
          <table:table-cell/>
          <table:table-cell table:formula="of:=&quot;(n) no.&quot; &amp; [.D1837] &amp; &quot; Top2000&quot;" office:value-type="string" office:string-value="(n) no.1836 Top2000" calcext:value-type="string">
            <text:p>(n) no.1836 Top2000</text:p>
          </table:table-cell>
          <table:table-cell office:value-type="float" office:value="1836" calcext:value-type="float">
            <text:p>18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lector</text:p>
          </table:table-cell>
          <table:table-cell/>
          <table:table-cell table:formula="of:=&quot;(n) no.&quot; &amp; [.D1838] &amp; &quot; Top2000&quot;" office:value-type="string" office:string-value="(n) no.1837 Top2000" calcext:value-type="string">
            <text:p>(n) no.1837 Top2000</text:p>
          </table:table-cell>
          <table:table-cell office:value-type="float" office:value="1837" calcext:value-type="float">
            <text:p>18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romise</text:p>
          </table:table-cell>
          <table:table-cell/>
          <table:table-cell table:formula="of:=&quot;(n) no.&quot; &amp; [.D1839] &amp; &quot; Top2000&quot;" office:value-type="string" office:string-value="(n) no.1838 Top2000" calcext:value-type="string">
            <text:p>(n) no.1838 Top2000</text:p>
          </table:table-cell>
          <table:table-cell office:value-type="float" office:value="1838" calcext:value-type="float">
            <text:p>18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inent</text:p>
          </table:table-cell>
          <table:table-cell/>
          <table:table-cell table:formula="of:=&quot;(n) no.&quot; &amp; [.D1840] &amp; &quot; Top2000&quot;" office:value-type="string" office:string-value="(n) no.1839 Top2000" calcext:value-type="string">
            <text:p>(n) no.1839 Top2000</text:p>
          </table:table-cell>
          <table:table-cell office:value-type="float" office:value="1839" calcext:value-type="float">
            <text:p>1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pper</text:p>
          </table:table-cell>
          <table:table-cell/>
          <table:table-cell table:formula="of:=&quot;(n) no.&quot; &amp; [.D1841] &amp; &quot; Top2000&quot;" office:value-type="string" office:string-value="(n) no.1840 Top2000" calcext:value-type="string">
            <text:p>(n) no.1840 Top2000</text:p>
          </table:table-cell>
          <table:table-cell office:value-type="float" office:value="1840" calcext:value-type="float">
            <text:p>18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ack</text:p>
          </table:table-cell>
          <table:table-cell/>
          <table:table-cell table:formula="of:=&quot;(n) no.&quot; &amp; [.D1842] &amp; &quot; Top2000&quot;" office:value-type="string" office:string-value="(n) no.1841 Top2000" calcext:value-type="string">
            <text:p>(n) no.1841 Top2000</text:p>
          </table:table-cell>
          <table:table-cell office:value-type="float" office:value="1841" calcext:value-type="float">
            <text:p>18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pboard</text:p>
          </table:table-cell>
          <table:table-cell/>
          <table:table-cell table:formula="of:=&quot;(n) no.&quot; &amp; [.D1843] &amp; &quot; Top2000&quot;" office:value-type="string" office:string-value="(n) no.1842 Top2000" calcext:value-type="string">
            <text:p>(n) no.1842 Top2000</text:p>
          </table:table-cell>
          <table:table-cell office:value-type="float" office:value="1842" calcext:value-type="float">
            <text:p>18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ender</text:p>
          </table:table-cell>
          <table:table-cell/>
          <table:table-cell table:formula="of:=&quot;(n) no.&quot; &amp; [.D1844] &amp; &quot; Top2000&quot;" office:value-type="string" office:string-value="(n) no.1843 Top2000" calcext:value-type="string">
            <text:p>(n) no.1843 Top2000</text:p>
          </table:table-cell>
          <table:table-cell office:value-type="float" office:value="1843" calcext:value-type="float">
            <text:p>18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gate</text:p>
          </table:table-cell>
          <table:table-cell/>
          <table:table-cell table:formula="of:=&quot;(n) no.&quot; &amp; [.D1845] &amp; &quot; Top2000&quot;" office:value-type="string" office:string-value="(n) no.1844 Top2000" calcext:value-type="string">
            <text:p>(n) no.1844 Top2000</text:p>
          </table:table-cell>
          <table:table-cell office:value-type="float" office:value="1844" calcext:value-type="float">
            <text:p>18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nsity</text:p>
          </table:table-cell>
          <table:table-cell/>
          <table:table-cell table:formula="of:=&quot;(n) no.&quot; &amp; [.D1846] &amp; &quot; Top2000&quot;" office:value-type="string" office:string-value="(n) no.1845 Top2000" calcext:value-type="string">
            <text:p>(n) no.1845 Top2000</text:p>
          </table:table-cell>
          <table:table-cell office:value-type="float" office:value="1845" calcext:value-type="float">
            <text:p>18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er</text:p>
          </table:table-cell>
          <table:table-cell/>
          <table:table-cell table:formula="of:=&quot;(n) no.&quot; &amp; [.D1847] &amp; &quot; Top2000&quot;" office:value-type="string" office:string-value="(n) no.1846 Top2000" calcext:value-type="string">
            <text:p>(n) no.1846 Top2000</text:p>
          </table:table-cell>
          <table:table-cell office:value-type="float" office:value="1846" calcext:value-type="float">
            <text:p>18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nosis</text:p>
          </table:table-cell>
          <table:table-cell/>
          <table:table-cell table:formula="of:=&quot;(n) no.&quot; &amp; [.D1848] &amp; &quot; Top2000&quot;" office:value-type="string" office:string-value="(n) no.1847 Top2000" calcext:value-type="string">
            <text:p>(n) no.1847 Top2000</text:p>
          </table:table-cell>
          <table:table-cell office:value-type="float" office:value="1847" calcext:value-type="float">
            <text:p>18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logue</text:p>
          </table:table-cell>
          <table:table-cell/>
          <table:table-cell table:formula="of:=&quot;(n) no.&quot; &amp; [.D1849] &amp; &quot; Top2000&quot;" office:value-type="string" office:string-value="(n) no.1848 Top2000" calcext:value-type="string">
            <text:p>(n) no.1848 Top2000</text:p>
          </table:table-cell>
          <table:table-cell office:value-type="float" office:value="1848" calcext:value-type="float">
            <text:p>18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rectory</text:p>
          </table:table-cell>
          <table:table-cell/>
          <table:table-cell table:formula="of:=&quot;(n) no.&quot; &amp; [.D1850] &amp; &quot; Top2000&quot;" office:value-type="string" office:string-value="(n) no.1849 Top2000" calcext:value-type="string">
            <text:p>(n) no.1849 Top2000</text:p>
          </table:table-cell>
          <table:table-cell office:value-type="float" office:value="1849" calcext:value-type="float">
            <text:p>18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cretion</text:p>
          </table:table-cell>
          <table:table-cell/>
          <table:table-cell table:formula="of:=&quot;(n) no.&quot; &amp; [.D1851] &amp; &quot; Top2000&quot;" office:value-type="string" office:string-value="(n) no.1850 Top2000" calcext:value-type="string">
            <text:p>(n) no.1850 Top2000</text:p>
          </table:table-cell>
          <table:table-cell office:value-type="float" office:value="1850" calcext:value-type="float">
            <text:p>18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orway</text:p>
          </table:table-cell>
          <table:table-cell/>
          <table:table-cell table:formula="of:=&quot;(n) no.&quot; &amp; [.D1852] &amp; &quot; Top2000&quot;" office:value-type="string" office:string-value="(n) no.1851 Top2000" calcext:value-type="string">
            <text:p>(n) no.1851 Top2000</text:p>
          </table:table-cell>
          <table:table-cell office:value-type="float" office:value="1851" calcext:value-type="float">
            <text:p>18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&quot;(n) no.&quot; &amp; [.D1853] &amp; &quot; Top2000&quot;" office:value-type="string" office:string-value="(n) no.1852 Top2000" calcext:value-type="string">
            <text:p>(n) no.1852 Top2000</text:p>
          </table:table-cell>
          <table:table-cell office:value-type="float" office:value="1852" calcext:value-type="float">
            <text:p>1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ration</text:p>
          </table:table-cell>
          <table:table-cell/>
          <table:table-cell table:formula="of:=&quot;(n) no.&quot; &amp; [.D1854] &amp; &quot; Top2000&quot;" office:value-type="string" office:string-value="(n) no.1853 Top2000" calcext:value-type="string">
            <text:p>(n) no.1853 Top2000</text:p>
          </table:table-cell>
          <table:table-cell office:value-type="float" office:value="1853" calcext:value-type="float">
            <text:p>18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velope</text:p>
          </table:table-cell>
          <table:table-cell/>
          <table:table-cell table:formula="of:=&quot;(n) no.&quot; &amp; [.D1855] &amp; &quot; Top2000&quot;" office:value-type="string" office:string-value="(n) no.1854 Top2000" calcext:value-type="string">
            <text:p>(n) no.1854 Top2000</text:p>
          </table:table-cell>
          <table:table-cell office:value-type="float" office:value="1854" calcext:value-type="float">
            <text:p>18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tasy</text:p>
          </table:table-cell>
          <table:table-cell/>
          <table:table-cell table:formula="of:=&quot;(n) no.&quot; &amp; [.D1856] &amp; &quot; Top2000&quot;" office:value-type="string" office:string-value="(n) no.1855 Top2000" calcext:value-type="string">
            <text:p>(n) no.1855 Top2000</text:p>
          </table:table-cell>
          <table:table-cell office:value-type="float" office:value="1855" calcext:value-type="float">
            <text:p>18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uid</text:p>
          </table:table-cell>
          <table:table-cell/>
          <table:table-cell table:formula="of:=&quot;(n) no.&quot; &amp; [.D1857] &amp; &quot; Top2000&quot;" office:value-type="string" office:string-value="(n) no.1856 Top2000" calcext:value-type="string">
            <text:p>(n) no.1856 Top2000</text:p>
          </table:table-cell>
          <table:table-cell office:value-type="float" office:value="1856" calcext:value-type="float">
            <text:p>18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l</text:p>
          </table:table-cell>
          <table:table-cell/>
          <table:table-cell table:formula="of:=&quot;(n) no.&quot; &amp; [.D1858] &amp; &quot; Top2000&quot;" office:value-type="string" office:string-value="(n) no.1857 Top2000" calcext:value-type="string">
            <text:p>(n) no.1857 Top2000</text:p>
          </table:table-cell>
          <table:table-cell office:value-type="float" office:value="1857" calcext:value-type="float">
            <text:p>18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um</text:p>
          </table:table-cell>
          <table:table-cell/>
          <table:table-cell table:formula="of:=&quot;(n) no.&quot; &amp; [.D1859] &amp; &quot; Top2000&quot;" office:value-type="string" office:string-value="(n) no.1858 Top2000" calcext:value-type="string">
            <text:p>(n) no.1858 Top2000</text:p>
          </table:table-cell>
          <table:table-cell office:value-type="float" office:value="1858" calcext:value-type="float">
            <text:p>18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ud</text:p>
          </table:table-cell>
          <table:table-cell/>
          <table:table-cell table:formula="of:=&quot;(n) no.&quot; &amp; [.D1860] &amp; &quot; Top2000&quot;" office:value-type="string" office:string-value="(n) no.1859 Top2000" calcext:value-type="string">
            <text:p>(n) no.1859 Top2000</text:p>
          </table:table-cell>
          <table:table-cell office:value-type="float" office:value="1859" calcext:value-type="float">
            <text:p>18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duate</text:p>
          </table:table-cell>
          <table:table-cell/>
          <table:table-cell table:formula="of:=&quot;(n) no.&quot; &amp; [.D1861] &amp; &quot; Top2000&quot;" office:value-type="string" office:string-value="(n) no.1860 Top2000" calcext:value-type="string">
            <text:p>(n) no.1860 Top2000</text:p>
          </table:table-cell>
          <table:table-cell office:value-type="float" office:value="1860" calcext:value-type="float">
            <text:p>18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ve</text:p>
          </table:table-cell>
          <table:table-cell/>
          <table:table-cell table:formula="of:=&quot;(n) no.&quot; &amp; [.D1862] &amp; &quot; Top2000&quot;" office:value-type="string" office:string-value="(n) no.1861 Top2000" calcext:value-type="string">
            <text:p>(n) no.1861 Top2000</text:p>
          </table:table-cell>
          <table:table-cell office:value-type="float" office:value="1861" calcext:value-type="float">
            <text:p>18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ing</text:p>
          </table:table-cell>
          <table:table-cell/>
          <table:table-cell table:formula="of:=&quot;(n) no.&quot; &amp; [.D1863] &amp; &quot; Top2000&quot;" office:value-type="string" office:string-value="(n) no.1862 Top2000" calcext:value-type="string">
            <text:p>(n) no.1862 Top2000</text:p>
          </table:table-cell>
          <table:table-cell office:value-type="float" office:value="1862" calcext:value-type="float">
            <text:p>18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p</text:p>
          </table:table-cell>
          <table:table-cell/>
          <table:table-cell table:formula="of:=&quot;(n) no.&quot; &amp; [.D1864] &amp; &quot; Top2000&quot;" office:value-type="string" office:string-value="(n) no.1863 Top2000" calcext:value-type="string">
            <text:p>(n) no.1863 Top2000</text:p>
          </table:table-cell>
          <table:table-cell office:value-type="float" office:value="1863" calcext:value-type="float">
            <text:p>18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</text:p>
          </table:table-cell>
          <table:table-cell/>
          <table:table-cell table:formula="of:=&quot;(n) no.&quot; &amp; [.D1865] &amp; &quot; Top2000&quot;" office:value-type="string" office:string-value="(n) no.1864 Top2000" calcext:value-type="string">
            <text:p>(n) no.1864 Top2000</text:p>
          </table:table-cell>
          <table:table-cell office:value-type="float" office:value="1864" calcext:value-type="float">
            <text:p>18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solation</text:p>
          </table:table-cell>
          <table:table-cell/>
          <table:table-cell table:formula="of:=&quot;(n) no.&quot; &amp; [.D1866] &amp; &quot; Top2000&quot;" office:value-type="string" office:string-value="(n) no.1865 Top2000" calcext:value-type="string">
            <text:p>(n) no.1865 Top2000</text:p>
          </table:table-cell>
          <table:table-cell office:value-type="float" office:value="1865" calcext:value-type="float">
            <text:p>18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ice</text:p>
          </table:table-cell>
          <table:table-cell/>
          <table:table-cell table:formula="of:=&quot;(n) no.&quot; &amp; [.D1867] &amp; &quot; Top2000&quot;" office:value-type="string" office:string-value="(n) no.1866 Top2000" calcext:value-type="string">
            <text:p>(n) no.1866 Top2000</text:p>
          </table:table-cell>
          <table:table-cell office:value-type="float" office:value="1866" calcext:value-type="float">
            <text:p>18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stification</text:p>
          </table:table-cell>
          <table:table-cell/>
          <table:table-cell table:formula="of:=&quot;(n) no.&quot; &amp; [.D1868] &amp; &quot; Top2000&quot;" office:value-type="string" office:string-value="(n) no.1867 Top2000" calcext:value-type="string">
            <text:p>(n) no.1867 Top2000</text:p>
          </table:table-cell>
          <table:table-cell office:value-type="float" office:value="1867" calcext:value-type="float">
            <text:p>18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er</text:p>
          </table:table-cell>
          <table:table-cell/>
          <table:table-cell table:formula="of:=&quot;(n) no.&quot; &amp; [.D1869] &amp; &quot; Top2000&quot;" office:value-type="string" office:string-value="(n) no.1868 Top2000" calcext:value-type="string">
            <text:p>(n) no.1868 Top2000</text:p>
          </table:table-cell>
          <table:table-cell office:value-type="float" office:value="1868" calcext:value-type="float">
            <text:p>18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ss</text:p>
          </table:table-cell>
          <table:table-cell/>
          <table:table-cell table:formula="of:=&quot;(n) no.&quot; &amp; [.D1870] &amp; &quot; Top2000&quot;" office:value-type="string" office:string-value="(n) no.1869 Top2000" calcext:value-type="string">
            <text:p>(n) no.1869 Top2000</text:p>
          </table:table-cell>
          <table:table-cell office:value-type="float" office:value="1869" calcext:value-type="float">
            <text:p>18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gh</text:p>
          </table:table-cell>
          <table:table-cell/>
          <table:table-cell table:formula="of:=&quot;(n) no.&quot; &amp; [.D1871] &amp; &quot; Top2000&quot;" office:value-type="string" office:string-value="(n) no.1870 Top2000" calcext:value-type="string">
            <text:p>(n) no.1870 Top2000</text:p>
          </table:table-cell>
          <table:table-cell office:value-type="float" office:value="1870" calcext:value-type="float">
            <text:p>18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rty</text:p>
          </table:table-cell>
          <table:table-cell/>
          <table:table-cell table:formula="of:=&quot;(n) no.&quot; &amp; [.D1872] &amp; &quot; Top2000&quot;" office:value-type="string" office:string-value="(n) no.1871 Top2000" calcext:value-type="string">
            <text:p>(n) no.1871 Top2000</text:p>
          </table:table-cell>
          <table:table-cell office:value-type="float" office:value="1871" calcext:value-type="float">
            <text:p>18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fetime</text:p>
          </table:table-cell>
          <table:table-cell/>
          <table:table-cell table:formula="of:=&quot;(n) no.&quot; &amp; [.D1873] &amp; &quot; Top2000&quot;" office:value-type="string" office:string-value="(n) no.1872 Top2000" calcext:value-type="string">
            <text:p>(n) no.1872 Top2000</text:p>
          </table:table-cell>
          <table:table-cell office:value-type="float" office:value="1872" calcext:value-type="float">
            <text:p>18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rit</text:p>
          </table:table-cell>
          <table:table-cell/>
          <table:table-cell table:formula="of:=&quot;(n) no.&quot; &amp; [.D1874] &amp; &quot; Top2000&quot;" office:value-type="string" office:string-value="(n) no.1873 Top2000" calcext:value-type="string">
            <text:p>(n) no.1873 Top2000</text:p>
          </table:table-cell>
          <table:table-cell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dnight</text:p>
          </table:table-cell>
          <table:table-cell/>
          <table:table-cell table:formula="of:=&quot;(n) no.&quot; &amp; [.D1875] &amp; &quot; Top2000&quot;" office:value-type="string" office:string-value="(n) no.1874 Top2000" calcext:value-type="string">
            <text:p>(n) no.1874 Top2000</text:p>
          </table:table-cell>
          <table:table-cell office:value-type="float" office:value="1874" calcext:value-type="float">
            <text:p>18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sile</text:p>
          </table:table-cell>
          <table:table-cell/>
          <table:table-cell table:formula="of:=&quot;(n) no.&quot; &amp; [.D1876] &amp; &quot; Top2000&quot;" office:value-type="string" office:string-value="(n) no.1875 Top2000" calcext:value-type="string">
            <text:p>(n) no.1875 Top2000</text:p>
          </table:table-cell>
          <table:table-cell office:value-type="float" office:value="1875" calcext:value-type="float">
            <text:p>1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</text:p>
          </table:table-cell>
          <table:table-cell/>
          <table:table-cell table:formula="of:=&quot;(n) no.&quot; &amp; [.D1877] &amp; &quot; Top2000&quot;" office:value-type="string" office:string-value="(n) no.1876 Top2000" calcext:value-type="string">
            <text:p>(n) no.1876 Top2000</text:p>
          </table:table-cell>
          <table:table-cell office:value-type="float" office:value="1876" calcext:value-type="float">
            <text:p>18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sician</text:p>
          </table:table-cell>
          <table:table-cell/>
          <table:table-cell table:formula="of:=&quot;(n) no.&quot; &amp; [.D1878] &amp; &quot; Top2000&quot;" office:value-type="string" office:string-value="(n) no.1877 Top2000" calcext:value-type="string">
            <text:p>(n) no.1877 Top2000</text:p>
          </table:table-cell>
          <table:table-cell office:value-type="float" office:value="1877" calcext:value-type="float">
            <text:p>18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/>
          <table:table-cell table:formula="of:=&quot;(n) no.&quot; &amp; [.D1879] &amp; &quot; Top2000&quot;" office:value-type="string" office:string-value="(n) no.1878 Top2000" calcext:value-type="string">
            <text:p>(n) no.1878 Top2000</text:p>
          </table:table-cell>
          <table:table-cell office:value-type="float" office:value="1878" calcext:value-type="float">
            <text:p>1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ak</text:p>
          </table:table-cell>
          <table:table-cell/>
          <table:table-cell table:formula="of:=&quot;(n) no.&quot; &amp; [.D1880] &amp; &quot; Top2000&quot;" office:value-type="string" office:string-value="(n) no.1879 Top2000" calcext:value-type="string">
            <text:p>(n) no.1879 Top2000</text:p>
          </table:table-cell>
          <table:table-cell office:value-type="float" office:value="1879" calcext:value-type="float">
            <text:p>18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ffender</text:p>
          </table:table-cell>
          <table:table-cell/>
          <table:table-cell table:formula="of:=&quot;(n) no.&quot; &amp; [.D1881] &amp; &quot; Top2000&quot;" office:value-type="string" office:string-value="(n) no.1880 Top2000" calcext:value-type="string">
            <text:p>(n) no.1880 Top2000</text:p>
          </table:table-cell>
          <table:table-cell office:value-type="float" office:value="1880" calcext:value-type="float">
            <text:p>18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xygen</text:p>
          </table:table-cell>
          <table:table-cell/>
          <table:table-cell table:formula="of:=&quot;(n) no.&quot; &amp; [.D1882] &amp; &quot; Top2000&quot;" office:value-type="string" office:string-value="(n) no.1881 Top2000" calcext:value-type="string">
            <text:p>(n) no.1881 Top2000</text:p>
          </table:table-cell>
          <table:table-cell office:value-type="float" office:value="1881" calcext:value-type="float">
            <text:p>18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lm</text:p>
          </table:table-cell>
          <table:table-cell/>
          <table:table-cell table:formula="of:=&quot;(n) no.&quot; &amp; [.D1883] &amp; &quot; Top2000&quot;" office:value-type="string" office:string-value="(n) no.1882 Top2000" calcext:value-type="string">
            <text:p>(n) no.1882 Top2000</text:p>
          </table:table-cell>
          <table:table-cell office:value-type="float" office:value="1882" calcext:value-type="float">
            <text:p>18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table:formula="of:=&quot;(n) no.&quot; &amp; [.D1884] &amp; &quot; Top2000&quot;" office:value-type="string" office:string-value="(n) no.1883 Top2000" calcext:value-type="string">
            <text:p>(n) no.1883 Top2000</text:p>
          </table:table-cell>
          <table:table-cell office:value-type="float" office:value="1883" calcext:value-type="float">
            <text:p>18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lytechnic</text:p>
          </table:table-cell>
          <table:table-cell/>
          <table:table-cell table:formula="of:=&quot;(n) no.&quot; &amp; [.D1885] &amp; &quot; Top2000&quot;" office:value-type="string" office:string-value="(n) no.1884 Top2000" calcext:value-type="string">
            <text:p>(n) no.1884 Top2000</text:p>
          </table:table-cell>
          <table:table-cell office:value-type="float" office:value="1884" calcext:value-type="float">
            <text:p>1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rtfolio</text:p>
          </table:table-cell>
          <table:table-cell/>
          <table:table-cell table:formula="of:=&quot;(n) no.&quot; &amp; [.D1886] &amp; &quot; Top2000&quot;" office:value-type="string" office:string-value="(n) no.1885 Top2000" calcext:value-type="string">
            <text:p>(n) no.1885 Top2000</text:p>
          </table:table-cell>
          <table:table-cell office:value-type="float" office:value="1885" calcext:value-type="float">
            <text:p>18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mium</text:p>
          </table:table-cell>
          <table:table-cell/>
          <table:table-cell table:formula="of:=&quot;(n) no.&quot; &amp; [.D1887] &amp; &quot; Top2000&quot;" office:value-type="string" office:string-value="(n) no.1886 Top2000" calcext:value-type="string">
            <text:p>(n) no.1886 Top2000</text:p>
          </table:table-cell>
          <table:table-cell office:value-type="float" office:value="1886" calcext:value-type="float">
            <text:p>18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ability</text:p>
          </table:table-cell>
          <table:table-cell/>
          <table:table-cell table:formula="of:=&quot;(n) no.&quot; &amp; [.D1888] &amp; &quot; Top2000&quot;" office:value-type="string" office:string-value="(n) no.1887 Top2000" calcext:value-type="string">
            <text:p>(n) no.1887 Top2000</text:p>
          </table:table-cell>
          <table:table-cell office:value-type="float" office:value="1887" calcext:value-type="float">
            <text:p>18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eipt</text:p>
          </table:table-cell>
          <table:table-cell/>
          <table:table-cell table:formula="of:=&quot;(n) no.&quot; &amp; [.D1889] &amp; &quot; Top2000&quot;" office:value-type="string" office:string-value="(n) no.1888 Top2000" calcext:value-type="string">
            <text:p>(n) no.1888 Top2000</text:p>
          </table:table-cell>
          <table:table-cell office:value-type="float" office:value="1888" calcext:value-type="float">
            <text:p>18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ipe</text:p>
          </table:table-cell>
          <table:table-cell/>
          <table:table-cell table:formula="of:=&quot;(n) no.&quot; &amp; [.D1890] &amp; &quot; Top2000&quot;" office:value-type="string" office:string-value="(n) no.1889 Top2000" calcext:value-type="string">
            <text:p>(n) no.1889 Top2000</text:p>
          </table:table-cell>
          <table:table-cell office:value-type="float" office:value="1889" calcext:value-type="float">
            <text:p>18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orter</text:p>
          </table:table-cell>
          <table:table-cell/>
          <table:table-cell table:formula="of:=&quot;(n) no.&quot; &amp; [.D1891] &amp; &quot; Top2000&quot;" office:value-type="string" office:string-value="(n) no.1890 Top2000" calcext:value-type="string">
            <text:p>(n) no.1890 Top2000</text:p>
          </table:table-cell>
          <table:table-cell office:value-type="float" office:value="1890" calcext:value-type="float">
            <text:p>18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idence</text:p>
          </table:table-cell>
          <table:table-cell/>
          <table:table-cell table:formula="of:=&quot;(n) no.&quot; &amp; [.D1892] &amp; &quot; Top2000&quot;" office:value-type="string" office:string-value="(n) no.1891 Top2000" calcext:value-type="string">
            <text:p>(n) no.1891 Top2000</text:p>
          </table:table-cell>
          <table:table-cell office:value-type="float" office:value="1891" calcext:value-type="float">
            <text:p>1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d</text:p>
          </table:table-cell>
          <table:table-cell/>
          <table:table-cell table:formula="of:=&quot;(n) no.&quot; &amp; [.D1893] &amp; &quot; Top2000&quot;" office:value-type="string" office:string-value="(n) no.1892 Top2000" calcext:value-type="string">
            <text:p>(n) no.1892 Top2000</text:p>
          </table:table-cell>
          <table:table-cell office:value-type="float" office:value="1892" calcext:value-type="float">
            <text:p>18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ndwich</text:p>
          </table:table-cell>
          <table:table-cell/>
          <table:table-cell table:formula="of:=&quot;(n) no.&quot; &amp; [.D1894] &amp; &quot; Top2000&quot;" office:value-type="string" office:string-value="(n) no.1893 Top2000" calcext:value-type="string">
            <text:p>(n) no.1893 Top2000</text:p>
          </table:table-cell>
          <table:table-cell office:value-type="float" office:value="1893" calcext:value-type="float">
            <text:p>18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ulpture</text:p>
          </table:table-cell>
          <table:table-cell/>
          <table:table-cell table:formula="of:=&quot;(n) no.&quot; &amp; [.D1895] &amp; &quot; Top2000&quot;" office:value-type="string" office:string-value="(n) no.1894 Top2000" calcext:value-type="string">
            <text:p>(n) no.1894 Top2000</text:p>
          </table:table-cell>
          <table:table-cell office:value-type="float" office:value="1894" calcext:value-type="float">
            <text:p>18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minar</text:p>
          </table:table-cell>
          <table:table-cell/>
          <table:table-cell table:formula="of:=&quot;(n) no.&quot; &amp; [.D1896] &amp; &quot; Top2000&quot;" office:value-type="string" office:string-value="(n) no.1895 Top2000" calcext:value-type="string">
            <text:p>(n) no.1895 Top2000</text:p>
          </table:table-cell>
          <table:table-cell office:value-type="float" office:value="1895" calcext:value-type="float">
            <text:p>18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ation</text:p>
          </table:table-cell>
          <table:table-cell/>
          <table:table-cell table:formula="of:=&quot;(n) no.&quot; &amp; [.D1897] &amp; &quot; Top2000&quot;" office:value-type="string" office:string-value="(n) no.1896 Top2000" calcext:value-type="string">
            <text:p>(n) no.1896 Top2000</text:p>
          </table:table-cell>
          <table:table-cell office:value-type="float" office:value="1896" calcext:value-type="float">
            <text:p>18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paration</text:p>
          </table:table-cell>
          <table:table-cell/>
          <table:table-cell table:formula="of:=&quot;(n) no.&quot; &amp; [.D1898] &amp; &quot; Top2000&quot;" office:value-type="string" office:string-value="(n) no.1897 Top2000" calcext:value-type="string">
            <text:p>(n) no.1897 Top2000</text:p>
          </table:table-cell>
          <table:table-cell office:value-type="float" office:value="1897" calcext:value-type="float">
            <text:p>18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me</text:p>
          </table:table-cell>
          <table:table-cell/>
          <table:table-cell table:formula="of:=&quot;(n) no.&quot; &amp; [.D1899] &amp; &quot; Top2000&quot;" office:value-type="string" office:string-value="(n) no.1898 Top2000" calcext:value-type="string">
            <text:p>(n) no.1898 Top2000</text:p>
          </table:table-cell>
          <table:table-cell office:value-type="float" office:value="1898" calcext:value-type="float">
            <text:p>18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t</text:p>
          </table:table-cell>
          <table:table-cell/>
          <table:table-cell table:formula="of:=&quot;(n) no.&quot; &amp; [.D1900] &amp; &quot; Top2000&quot;" office:value-type="string" office:string-value="(n) no.1899 Top2000" calcext:value-type="string">
            <text:p>(n) no.1899 Top2000</text:p>
          </table:table-cell>
          <table:table-cell office:value-type="float" office:value="1899" calcext:value-type="float">
            <text:p>18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wer</text:p>
          </table:table-cell>
          <table:table-cell/>
          <table:table-cell table:formula="of:=&quot;(n) no.&quot; &amp; [.D1901] &amp; &quot; Top2000&quot;" office:value-type="string" office:string-value="(n) no.1900 Top2000" calcext:value-type="string">
            <text:p>(n) no.1900 Top2000</text:p>
          </table:table-cell>
          <table:table-cell office:value-type="float" office:value="1900" calcext:value-type="float">
            <text:p>1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n</text:p>
          </table:table-cell>
          <table:table-cell/>
          <table:table-cell table:formula="of:=&quot;(n) no.&quot; &amp; [.D1902] &amp; &quot; Top2000&quot;" office:value-type="string" office:string-value="(n) no.1901 Top2000" calcext:value-type="string">
            <text:p>(n) no.1901 Top2000</text:p>
          </table:table-cell>
          <table:table-cell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culation</text:p>
          </table:table-cell>
          <table:table-cell/>
          <table:table-cell table:formula="of:=&quot;(n) no.&quot; &amp; [.D1903] &amp; &quot; Top2000&quot;" office:value-type="string" office:string-value="(n) no.1902 Top2000" calcext:value-type="string">
            <text:p>(n) no.1902 Top2000</text:p>
          </table:table-cell>
          <table:table-cell office:value-type="float" office:value="1902" calcext:value-type="float">
            <text:p>19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ce</text:p>
          </table:table-cell>
          <table:table-cell/>
          <table:table-cell table:formula="of:=&quot;(n) no.&quot; &amp; [.D1904] &amp; &quot; Top2000&quot;" office:value-type="string" office:string-value="(n) no.1903 Top2000" calcext:value-type="string">
            <text:p>(n) no.1903 Top2000</text:p>
          </table:table-cell>
          <table:table-cell office:value-type="float" office:value="1903" calcext:value-type="float">
            <text:p>19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oke</text:p>
          </table:table-cell>
          <table:table-cell/>
          <table:table-cell table:formula="of:=&quot;(n) no.&quot; &amp; [.D1905] &amp; &quot; Top2000&quot;" office:value-type="string" office:string-value="(n) no.1904 Top2000" calcext:value-type="string">
            <text:p>(n) no.1904 Top2000</text:p>
          </table:table-cell>
          <table:table-cell office:value-type="float" office:value="1904" calcext:value-type="float">
            <text:p>19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&quot;(n) no.&quot; &amp; [.D1906] &amp; &quot; Top2000&quot;" office:value-type="string" office:string-value="(n) no.1905 Top2000" calcext:value-type="string">
            <text:p>(n) no.1905 Top2000</text:p>
          </table:table-cell>
          <table:table-cell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icide</text:p>
          </table:table-cell>
          <table:table-cell/>
          <table:table-cell table:formula="of:=&quot;(n) no.&quot; &amp; [.D1907] &amp; &quot; Top2000&quot;" office:value-type="string" office:string-value="(n) no.1906 Top2000" calcext:value-type="string">
            <text:p>(n) no.1906 Top2000</text:p>
          </table:table-cell>
          <table:table-cell office:value-type="float" office:value="1906" calcext:value-type="float">
            <text:p>19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ord</text:p>
          </table:table-cell>
          <table:table-cell/>
          <table:table-cell table:formula="of:=&quot;(n) no.&quot; &amp; [.D1908] &amp; &quot; Top2000&quot;" office:value-type="string" office:string-value="(n) no.1907 Top2000" calcext:value-type="string">
            <text:p>(n) no.1907 Top2000</text:p>
          </table:table-cell>
          <table:table-cell office:value-type="float" office:value="1907" calcext:value-type="float">
            <text:p>19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ce</text:p>
          </table:table-cell>
          <table:table-cell/>
          <table:table-cell table:formula="of:=&quot;(n) no.&quot; &amp; [.D1909] &amp; &quot; Top2000&quot;" office:value-type="string" office:string-value="(n) no.1908 Top2000" calcext:value-type="string">
            <text:p>(n) no.1908 Top2000</text:p>
          </table:table-cell>
          <table:table-cell office:value-type="float" office:value="1908" calcext:value-type="float">
            <text:p>19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ck</text:p>
          </table:table-cell>
          <table:table-cell/>
          <table:table-cell table:formula="of:=&quot;(n) no.&quot; &amp; [.D1910] &amp; &quot; Top2000&quot;" office:value-type="string" office:string-value="(n) no.1909 Top2000" calcext:value-type="string">
            <text:p>(n) no.1909 Top2000</text:p>
          </table:table-cell>
          <table:table-cell office:value-type="float" office:value="1909" calcext:value-type="float">
            <text:p>19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hisky</text:p>
          </table:table-cell>
          <table:table-cell/>
          <table:table-cell table:formula="of:=&quot;(n) no.&quot; &amp; [.D1911] &amp; &quot; Top2000&quot;" office:value-type="string" office:string-value="(n) no.1910 Top2000" calcext:value-type="string">
            <text:p>(n) no.1910 Top2000</text:p>
          </table:table-cell>
          <table:table-cell office:value-type="float" office:value="1910" calcext:value-type="float">
            <text:p>19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ry</text:p>
          </table:table-cell>
          <table:table-cell/>
          <table:table-cell table:formula="of:=&quot;(n) no.&quot; &amp; [.D1912] &amp; &quot; Top2000&quot;" office:value-type="string" office:string-value="(n) no.1911 Top2000" calcext:value-type="string">
            <text:p>(n) no.1911 Top2000</text:p>
          </table:table-cell>
          <table:table-cell office:value-type="float" office:value="1911" calcext:value-type="float">
            <text:p>19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mbulance</text:p>
          </table:table-cell>
          <table:table-cell/>
          <table:table-cell table:formula="of:=&quot;(n) no.&quot; &amp; [.D1913] &amp; &quot; Top2000&quot;" office:value-type="string" office:string-value="(n) no.1912 Top2000" calcext:value-type="string">
            <text:p>(n) no.1912 Top2000</text:p>
          </table:table-cell>
          <table:table-cell office:value-type="float" office:value="1912" calcext:value-type="float">
            <text:p>19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signment</text:p>
          </table:table-cell>
          <table:table-cell/>
          <table:table-cell table:formula="of:=&quot;(n) no.&quot; &amp; [.D1914] &amp; &quot; Top2000&quot;" office:value-type="string" office:string-value="(n) no.1913 Top2000" calcext:value-type="string">
            <text:p>(n) no.1913 Top2000</text:p>
          </table:table-cell>
          <table:table-cell office:value-type="float" office:value="1913" calcext:value-type="float">
            <text:p>19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ditor</text:p>
          </table:table-cell>
          <table:table-cell/>
          <table:table-cell table:formula="of:=&quot;(n) no.&quot; &amp; [.D1915] &amp; &quot; Top2000&quot;" office:value-type="string" office:string-value="(n) no.1914 Top2000" calcext:value-type="string">
            <text:p>(n) no.1914 Top2000</text:p>
          </table:table-cell>
          <table:table-cell office:value-type="float" office:value="1914" calcext:value-type="float">
            <text:p>19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nomy</text:p>
          </table:table-cell>
          <table:table-cell/>
          <table:table-cell table:formula="of:=&quot;(n) no.&quot; &amp; [.D1916] &amp; &quot; Top2000&quot;" office:value-type="string" office:string-value="(n) no.1915 Top2000" calcext:value-type="string">
            <text:p>(n) no.1915 Top2000</text:p>
          </table:table-cell>
          <table:table-cell office:value-type="float" office:value="1915" calcext:value-type="float">
            <text:p>19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sket</text:p>
          </table:table-cell>
          <table:table-cell/>
          <table:table-cell table:formula="of:=&quot;(n) no.&quot; &amp; [.D1917] &amp; &quot; Top2000&quot;" office:value-type="string" office:string-value="(n) no.1916 Top2000" calcext:value-type="string">
            <text:p>(n) no.1916 Top2000</text:p>
          </table:table-cell>
          <table:table-cell office:value-type="float" office:value="1916" calcext:value-type="float">
            <text:p>19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n</text:p>
          </table:table-cell>
          <table:table-cell/>
          <table:table-cell table:formula="of:=&quot;(n) no.&quot; &amp; [.D1918] &amp; &quot; Top2000&quot;" office:value-type="string" office:string-value="(n) no.1917 Top2000" calcext:value-type="string">
            <text:p>(n) no.1917 Top2000</text:p>
          </table:table-cell>
          <table:table-cell office:value-type="float" office:value="1917" calcext:value-type="float">
            <text:p>19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r</text:p>
          </table:table-cell>
          <table:table-cell/>
          <table:table-cell table:formula="of:=&quot;(n) no.&quot; &amp; [.D1919] &amp; &quot; Top2000&quot;" office:value-type="string" office:string-value="(n) no.1918 Top2000" calcext:value-type="string">
            <text:p>(n) no.1918 Top2000</text:p>
          </table:table-cell>
          <table:table-cell office:value-type="float" office:value="1918" calcext:value-type="float">
            <text:p>19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nus</text:p>
          </table:table-cell>
          <table:table-cell/>
          <table:table-cell table:formula="of:=&quot;(n) no.&quot; &amp; [.D1920] &amp; &quot; Top2000&quot;" office:value-type="string" office:string-value="(n) no.1919 Top2000" calcext:value-type="string">
            <text:p>(n) no.1919 Top2000</text:p>
          </table:table-cell>
          <table:table-cell office:value-type="float" office:value="1919" calcext:value-type="float">
            <text:p>19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ability</text:p>
          </table:table-cell>
          <table:table-cell/>
          <table:table-cell table:formula="of:=&quot;(n) no.&quot; &amp; [.D1921] &amp; &quot; Top2000&quot;" office:value-type="string" office:string-value="(n) no.1920 Top2000" calcext:value-type="string">
            <text:p>(n) no.1920 Top2000</text:p>
          </table:table-cell>
          <table:table-cell office:value-type="float" office:value="1920" calcext:value-type="float">
            <text:p>19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sh</text:p>
          </table:table-cell>
          <table:table-cell/>
          <table:table-cell table:formula="of:=&quot;(n) no.&quot; &amp; [.D1922] &amp; &quot; Top2000&quot;" office:value-type="string" office:string-value="(n) no.1921 Top2000" calcext:value-type="string">
            <text:p>(n) no.1921 Top2000</text:p>
          </table:table-cell>
          <table:table-cell office:value-type="float" office:value="1921" calcext:value-type="float">
            <text:p>19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onwealth</text:p>
          </table:table-cell>
          <table:table-cell/>
          <table:table-cell table:formula="of:=&quot;(n) no.&quot; &amp; [.D1923] &amp; &quot; Top2000&quot;" office:value-type="string" office:string-value="(n) no.1922 Top2000" calcext:value-type="string">
            <text:p>(n) no.1922 Top2000</text:p>
          </table:table-cell>
          <table:table-cell office:value-type="float" office:value="1922" calcext:value-type="float">
            <text:p>1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ession</text:p>
          </table:table-cell>
          <table:table-cell/>
          <table:table-cell table:formula="of:=&quot;(n) no.&quot; &amp; [.D1924] &amp; &quot; Top2000&quot;" office:value-type="string" office:string-value="(n) no.1923 Top2000" calcext:value-type="string">
            <text:p>(n) no.1923 Top2000</text:p>
          </table:table-cell>
          <table:table-cell office:value-type="float" office:value="1923" calcext:value-type="float">
            <text:p>19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rrelation</text:p>
          </table:table-cell>
          <table:table-cell/>
          <table:table-cell table:formula="of:=&quot;(n) no.&quot; &amp; [.D1925] &amp; &quot; Top2000&quot;" office:value-type="string" office:string-value="(n) no.1924 Top2000" calcext:value-type="string">
            <text:p>(n) no.1924 Top2000</text:p>
          </table:table-cell>
          <table:table-cell office:value-type="float" office:value="1924" calcext:value-type="float">
            <text:p>19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p</text:p>
          </table:table-cell>
          <table:table-cell/>
          <table:table-cell table:formula="of:=&quot;(n) no.&quot; &amp; [.D1926] &amp; &quot; Top2000&quot;" office:value-type="string" office:string-value="(n) no.1925 Top2000" calcext:value-type="string">
            <text:p>(n) no.1925 Top2000</text:p>
          </table:table-cell>
          <table:table-cell office:value-type="float" office:value="1925" calcext:value-type="float">
            <text:p>19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gation</text:p>
          </table:table-cell>
          <table:table-cell/>
          <table:table-cell table:formula="of:=&quot;(n) no.&quot; &amp; [.D1927] &amp; &quot; Top2000&quot;" office:value-type="string" office:string-value="(n) no.1926 Top2000" calcext:value-type="string">
            <text:p>(n) no.1926 Top2000</text:p>
          </table:table-cell>
          <table:table-cell office:value-type="float" office:value="1926" calcext:value-type="float">
            <text:p>1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gram</text:p>
          </table:table-cell>
          <table:table-cell/>
          <table:table-cell table:formula="of:=&quot;(n) no.&quot; &amp; [.D1928] &amp; &quot; Top2000&quot;" office:value-type="string" office:string-value="(n) no.1927 Top2000" calcext:value-type="string">
            <text:p>(n) no.1927 Top2000</text:p>
          </table:table-cell>
          <table:table-cell office:value-type="float" office:value="1927" calcext:value-type="float">
            <text:p>19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orce</text:p>
          </table:table-cell>
          <table:table-cell/>
          <table:table-cell table:formula="of:=&quot;(n) no.&quot; &amp; [.D1929] &amp; &quot; Top2000&quot;" office:value-type="string" office:string-value="(n) no.1928 Top2000" calcext:value-type="string">
            <text:p>(n) no.1928 Top2000</text:p>
          </table:table-cell>
          <table:table-cell office:value-type="float" office:value="1928" calcext:value-type="float">
            <text:p>19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gle</text:p>
          </table:table-cell>
          <table:table-cell/>
          <table:table-cell table:formula="of:=&quot;(n) no.&quot; &amp; [.D1930] &amp; &quot; Top2000&quot;" office:value-type="string" office:string-value="(n) no.1929 Top2000" calcext:value-type="string">
            <text:p>(n) no.1929 Top2000</text:p>
          </table:table-cell>
          <table:table-cell office:value-type="float" office:value="1929" calcext:value-type="float">
            <text:p>19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aster</text:p>
          </table:table-cell>
          <table:table-cell/>
          <table:table-cell table:formula="of:=&quot;(n) no.&quot; &amp; [.D1931] &amp; &quot; Top2000&quot;" office:value-type="string" office:string-value="(n) no.1930 Top2000" calcext:value-type="string">
            <text:p>(n) no.1930 Top2000</text:p>
          </table:table-cell>
          <table:table-cell office:value-type="float" office:value="1930" calcext:value-type="float">
            <text:p>19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tity</text:p>
          </table:table-cell>
          <table:table-cell/>
          <table:table-cell table:formula="of:=&quot;(n) no.&quot; &amp; [.D1932] &amp; &quot; Top2000&quot;" office:value-type="string" office:string-value="(n) no.1931 Top2000" calcext:value-type="string">
            <text:p>(n) no.1931 Top2000</text:p>
          </table:table-cell>
          <table:table-cell office:value-type="float" office:value="1931" calcext:value-type="float">
            <text:p>1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ish</text:p>
          </table:table-cell>
          <table:table-cell/>
          <table:table-cell table:formula="of:=&quot;(n) no.&quot; &amp; [.D1933] &amp; &quot; Top2000&quot;" office:value-type="string" office:string-value="(n) no.1932 Top2000" calcext:value-type="string">
            <text:p>(n) no.1932 Top2000</text:p>
          </table:table-cell>
          <table:table-cell office:value-type="float" office:value="1932" calcext:value-type="float">
            <text:p>19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ory</text:p>
          </table:table-cell>
          <table:table-cell/>
          <table:table-cell table:formula="of:=&quot;(n) no.&quot; &amp; [.D1934] &amp; &quot; Top2000&quot;" office:value-type="string" office:string-value="(n) no.1933 Top2000" calcext:value-type="string">
            <text:p>(n) no.1933 Top2000</text:p>
          </table:table-cell>
          <table:table-cell office:value-type="float" office:value="1933" calcext:value-type="float">
            <text:p>19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uilt</text:p>
          </table:table-cell>
          <table:table-cell/>
          <table:table-cell table:formula="of:=&quot;(n) no.&quot; &amp; [.D1935] &amp; &quot; Top2000&quot;" office:value-type="string" office:string-value="(n) no.1934 Top2000" calcext:value-type="string">
            <text:p>(n) no.1934 Top2000</text:p>
          </table:table-cell>
          <table:table-cell office:value-type="float" office:value="1934" calcext:value-type="float">
            <text:p>19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ding</text:p>
          </table:table-cell>
          <table:table-cell/>
          <table:table-cell table:formula="of:=&quot;(n) no.&quot; &amp; [.D1936] &amp; &quot; Top2000&quot;" office:value-type="string" office:string-value="(n) no.1935 Top2000" calcext:value-type="string">
            <text:p>(n) no.1935 Top2000</text:p>
          </table:table-cell>
          <table:table-cell office:value-type="float" office:value="1935" calcext:value-type="float">
            <text:p>19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rizon</text:p>
          </table:table-cell>
          <table:table-cell/>
          <table:table-cell table:formula="of:=&quot;(n) no.&quot; &amp; [.D1937] &amp; &quot; Top2000&quot;" office:value-type="string" office:string-value="(n) no.1936 Top2000" calcext:value-type="string">
            <text:p>(n) no.1936 Top2000</text:p>
          </table:table-cell>
          <table:table-cell office:value-type="float" office:value="1936" calcext:value-type="float">
            <text:p>19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nting</text:p>
          </table:table-cell>
          <table:table-cell/>
          <table:table-cell table:formula="of:=&quot;(n) no.&quot; &amp; [.D1938] &amp; &quot; Top2000&quot;" office:value-type="string" office:string-value="(n) no.1937 Top2000" calcext:value-type="string">
            <text:p>(n) no.1937 Top2000</text:p>
          </table:table-cell>
          <table:table-cell office:value-type="float" office:value="1937" calcext:value-type="float">
            <text:p>19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idence</text:p>
          </table:table-cell>
          <table:table-cell/>
          <table:table-cell table:formula="of:=&quot;(n) no.&quot; &amp; [.D1939] &amp; &quot; Top2000&quot;" office:value-type="string" office:string-value="(n) no.1938 Top2000" calcext:value-type="string">
            <text:p>(n) no.1938 Top2000</text:p>
          </table:table-cell>
          <table:table-cell office:value-type="float" office:value="1938" calcext:value-type="float">
            <text:p>1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gredient</text:p>
          </table:table-cell>
          <table:table-cell/>
          <table:table-cell table:formula="of:=&quot;(n) no.&quot; &amp; [.D1940] &amp; &quot; Top2000&quot;" office:value-type="string" office:string-value="(n) no.1939 Top2000" calcext:value-type="string">
            <text:p>(n) no.1939 Top2000</text:p>
          </table:table-cell>
          <table:table-cell office:value-type="float" office:value="1939" calcext:value-type="float">
            <text:p>19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n</text:p>
          </table:table-cell>
          <table:table-cell/>
          <table:table-cell table:formula="of:=&quot;(n) no.&quot; &amp; [.D1941] &amp; &quot; Top2000&quot;" office:value-type="string" office:string-value="(n) no.1940 Top2000" calcext:value-type="string">
            <text:p>(n) no.1940 Top2000</text:p>
          </table:table-cell>
          <table:table-cell office:value-type="float" office:value="1940" calcext:value-type="float">
            <text:p>19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nct</text:p>
          </table:table-cell>
          <table:table-cell/>
          <table:table-cell table:formula="of:=&quot;(n) no.&quot; &amp; [.D1942] &amp; &quot; Top2000&quot;" office:value-type="string" office:string-value="(n) no.1941 Top2000" calcext:value-type="string">
            <text:p>(n) no.1941 Top2000</text:p>
          </table:table-cell>
          <table:table-cell office:value-type="float" office:value="1941" calcext:value-type="float">
            <text:p>19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t</text:p>
          </table:table-cell>
          <table:table-cell/>
          <table:table-cell table:formula="of:=&quot;(n) no.&quot; &amp; [.D1943] &amp; &quot; Top2000&quot;" office:value-type="string" office:string-value="(n) no.1942 Top2000" calcext:value-type="string">
            <text:p>(n) no.1942 Top2000</text:p>
          </table:table-cell>
          <table:table-cell office:value-type="float" office:value="1942" calcext:value-type="float">
            <text:p>19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ration</text:p>
          </table:table-cell>
          <table:table-cell/>
          <table:table-cell table:formula="of:=&quot;(n) no.&quot; &amp; [.D1944] &amp; &quot; Top2000&quot;" office:value-type="string" office:string-value="(n) no.1943 Top2000" calcext:value-type="string">
            <text:p>(n) no.1943 Top2000</text:p>
          </table:table-cell>
          <table:table-cell office:value-type="float" office:value="1943" calcext:value-type="float">
            <text:p>19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g</text:p>
          </table:table-cell>
          <table:table-cell/>
          <table:table-cell table:formula="of:=&quot;(n) no.&quot; &amp; [.D1945] &amp; &quot; Top2000&quot;" office:value-type="string" office:string-value="(n) no.1944 Top2000" calcext:value-type="string">
            <text:p>(n) no.1944 Top2000</text:p>
          </table:table-cell>
          <table:table-cell office:value-type="float" office:value="1944" calcext:value-type="float">
            <text:p>19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m</text:p>
          </table:table-cell>
          <table:table-cell/>
          <table:table-cell table:formula="of:=&quot;(n) no.&quot; &amp; [.D1946] &amp; &quot; Top2000&quot;" office:value-type="string" office:string-value="(n) no.1945 Top2000" calcext:value-type="string">
            <text:p>(n) no.1945 Top2000</text:p>
          </table:table-cell>
          <table:table-cell office:value-type="float" office:value="1945" calcext:value-type="float">
            <text:p>1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tivation</text:p>
          </table:table-cell>
          <table:table-cell/>
          <table:table-cell table:formula="of:=&quot;(n) no.&quot; &amp; [.D1947] &amp; &quot; Top2000&quot;" office:value-type="string" office:string-value="(n) no.1946 Top2000" calcext:value-type="string">
            <text:p>(n) no.1946 Top2000</text:p>
          </table:table-cell>
          <table:table-cell office:value-type="float" office:value="1946" calcext:value-type="float">
            <text:p>19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</text:p>
          </table:table-cell>
          <table:table-cell/>
          <table:table-cell table:formula="of:=&quot;(n) no.&quot; &amp; [.D1948] &amp; &quot; Top2000&quot;" office:value-type="string" office:string-value="(n) no.1947 Top2000" calcext:value-type="string">
            <text:p>(n) no.1947 Top2000</text:p>
          </table:table-cell>
          <table:table-cell office:value-type="float" office:value="1947" calcext:value-type="float">
            <text:p>19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st</text:p>
          </table:table-cell>
          <table:table-cell/>
          <table:table-cell table:formula="of:=&quot;(n) no.&quot; &amp; [.D1949] &amp; &quot; Top2000&quot;" office:value-type="string" office:string-value="(n) no.1948 Top2000" calcext:value-type="string">
            <text:p>(n) no.1948 Top2000</text:p>
          </table:table-cell>
          <table:table-cell office:value-type="float" office:value="1948" calcext:value-type="float">
            <text:p>1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ightmare</text:p>
          </table:table-cell>
          <table:table-cell/>
          <table:table-cell table:formula="of:=&quot;(n) no.&quot; &amp; [.D1950] &amp; &quot; Top2000&quot;" office:value-type="string" office:string-value="(n) no.1949 Top2000" calcext:value-type="string">
            <text:p>(n) no.1949 Top2000</text:p>
          </table:table-cell>
          <table:table-cell office:value-type="float" office:value="1949" calcext:value-type="float">
            <text:p>19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ganism</text:p>
          </table:table-cell>
          <table:table-cell/>
          <table:table-cell table:formula="of:=&quot;(n) no.&quot; &amp; [.D1951] &amp; &quot; Top2000&quot;" office:value-type="string" office:string-value="(n) no.1950 Top2000" calcext:value-type="string">
            <text:p>(n) no.1950 Top2000</text:p>
          </table:table-cell>
          <table:table-cell office:value-type="float" office:value="1950" calcext:value-type="float">
            <text:p>19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cket</text:p>
          </table:table-cell>
          <table:table-cell/>
          <table:table-cell table:formula="of:=&quot;(n) no.&quot; &amp; [.D1952] &amp; &quot; Top2000&quot;" office:value-type="string" office:string-value="(n) no.1951 Top2000" calcext:value-type="string">
            <text:p>(n) no.1951 Top2000</text:p>
          </table:table-cell>
          <table:table-cell office:value-type="float" office:value="1951" calcext:value-type="float">
            <text:p>19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nic</text:p>
          </table:table-cell>
          <table:table-cell/>
          <table:table-cell table:formula="of:=&quot;(n) no.&quot; &amp; [.D1953] &amp; &quot; Top2000&quot;" office:value-type="string" office:string-value="(n) no.1952 Top2000" calcext:value-type="string">
            <text:p>(n) no.1952 Top2000</text:p>
          </table:table-cell>
          <table:table-cell office:value-type="float" office:value="1952" calcext:value-type="float">
            <text:p>19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se</text:p>
          </table:table-cell>
          <table:table-cell/>
          <table:table-cell table:formula="of:=&quot;(n) no.&quot; &amp; [.D1954] &amp; &quot; Top2000&quot;" office:value-type="string" office:string-value="(n) no.1953 Top2000" calcext:value-type="string">
            <text:p>(n) no.1953 Top2000</text:p>
          </table:table-cell>
          <table:table-cell office:value-type="float" office:value="1953" calcext:value-type="float">
            <text:p>1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vement</text:p>
          </table:table-cell>
          <table:table-cell/>
          <table:table-cell table:formula="of:=&quot;(n) no.&quot; &amp; [.D1955] &amp; &quot; Top2000&quot;" office:value-type="string" office:string-value="(n) no.1954 Top2000" calcext:value-type="string">
            <text:p>(n) no.1954 Top2000</text:p>
          </table:table-cell>
          <table:table-cell office:value-type="float" office:value="1954" calcext:value-type="float">
            <text:p>19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ty</text:p>
          </table:table-cell>
          <table:table-cell/>
          <table:table-cell table:formula="of:=&quot;(n) no.&quot; &amp; [.D1956] &amp; &quot; Top2000&quot;" office:value-type="string" office:string-value="(n) no.1955 Top2000" calcext:value-type="string">
            <text:p>(n) no.1955 Top2000</text:p>
          </table:table-cell>
          <table:table-cell office:value-type="float" office:value="1955" calcext:value-type="float">
            <text:p>19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gnancy</text:p>
          </table:table-cell>
          <table:table-cell/>
          <table:table-cell table:formula="of:=&quot;(n) no.&quot; &amp; [.D1957] &amp; &quot; Top2000&quot;" office:value-type="string" office:string-value="(n) no.1956 Top2000" calcext:value-type="string">
            <text:p>(n) no.1956 Top2000</text:p>
          </table:table-cell>
          <table:table-cell office:value-type="float" office:value="1956" calcext:value-type="float">
            <text:p>19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table:formula="of:=&quot;(n) no.&quot; &amp; [.D1958] &amp; &quot; Top2000&quot;" office:value-type="string" office:string-value="(n) no.1957 Top2000" calcext:value-type="string">
            <text:p>(n) no.1957 Top2000</text:p>
          </table:table-cell>
          <table:table-cell office:value-type="float" office:value="1957" calcext:value-type="float">
            <text:p>1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ndancy</text:p>
          </table:table-cell>
          <table:table-cell/>
          <table:table-cell table:formula="of:=&quot;(n) no.&quot; &amp; [.D1959] &amp; &quot; Top2000&quot;" office:value-type="string" office:string-value="(n) no.1958 Top2000" calcext:value-type="string">
            <text:p>(n) no.1958 Top2000</text:p>
          </table:table-cell>
          <table:table-cell office:value-type="float" office:value="1958" calcext:value-type="float">
            <text:p>1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ign</text:p>
          </table:table-cell>
          <table:table-cell/>
          <table:table-cell table:formula="of:=&quot;(n) no.&quot; &amp; [.D1960] &amp; &quot; Top2000&quot;" office:value-type="string" office:string-value="(n) no.1959 Top2000" calcext:value-type="string">
            <text:p>(n) no.1959 Top2000</text:p>
          </table:table-cell>
          <table:table-cell office:value-type="float" office:value="1959" calcext:value-type="float">
            <text:p>19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ot</text:p>
          </table:table-cell>
          <table:table-cell/>
          <table:table-cell table:formula="of:=&quot;(n) no.&quot; &amp; [.D1961] &amp; &quot; Top2000&quot;" office:value-type="string" office:string-value="(n) no.1960 Top2000" calcext:value-type="string">
            <text:p>(n) no.1960 Top2000</text:p>
          </table:table-cell>
          <table:table-cell office:value-type="float" office:value="1960" calcext:value-type="float">
            <text:p>19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ndal</text:p>
          </table:table-cell>
          <table:table-cell/>
          <table:table-cell table:formula="of:=&quot;(n) no.&quot; &amp; [.D1962] &amp; &quot; Top2000&quot;" office:value-type="string" office:string-value="(n) no.1961 Top2000" calcext:value-type="string">
            <text:p>(n) no.1961 Top2000</text:p>
          </table:table-cell>
          <table:table-cell office:value-type="float" office:value="1961" calcext:value-type="float">
            <text:p>1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holar</text:p>
          </table:table-cell>
          <table:table-cell/>
          <table:table-cell table:formula="of:=&quot;(n) no.&quot; &amp; [.D1963] &amp; &quot; Top2000&quot;" office:value-type="string" office:string-value="(n) no.1962 Top2000" calcext:value-type="string">
            <text:p>(n) no.1962 Top2000</text:p>
          </table:table-cell>
          <table:table-cell office:value-type="float" office:value="1962" calcext:value-type="float">
            <text:p>19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ll</text:p>
          </table:table-cell>
          <table:table-cell/>
          <table:table-cell table:formula="of:=&quot;(n) no.&quot; &amp; [.D1964] &amp; &quot; Top2000&quot;" office:value-type="string" office:string-value="(n) no.1963 Top2000" calcext:value-type="string">
            <text:p>(n) no.1963 Top2000</text:p>
          </table:table-cell>
          <table:table-cell office:value-type="float" office:value="1963" calcext:value-type="float">
            <text:p>19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here</text:p>
          </table:table-cell>
          <table:table-cell/>
          <table:table-cell table:formula="of:=&quot;(n) no.&quot; &amp; [.D1965] &amp; &quot; Top2000&quot;" office:value-type="string" office:string-value="(n) no.1964 Top2000" calcext:value-type="string">
            <text:p>(n) no.1964 Top2000</text:p>
          </table:table-cell>
          <table:table-cell office:value-type="float" office:value="1964" calcext:value-type="float">
            <text:p>1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read</text:p>
          </table:table-cell>
          <table:table-cell/>
          <table:table-cell table:formula="of:=&quot;(n) no.&quot; &amp; [.D1966] &amp; &quot; Top2000&quot;" office:value-type="string" office:string-value="(n) no.1965 Top2000" calcext:value-type="string">
            <text:p>(n) no.1965 Top2000</text:p>
          </table:table-cell>
          <table:table-cell office:value-type="float" office:value="1965" calcext:value-type="float">
            <text:p>19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idiary</text:p>
          </table:table-cell>
          <table:table-cell/>
          <table:table-cell table:formula="of:=&quot;(n) no.&quot; &amp; [.D1967] &amp; &quot; Top2000&quot;" office:value-type="string" office:string-value="(n) no.1966 Top2000" calcext:value-type="string">
            <text:p>(n) no.1966 Top2000</text:p>
          </table:table-cell>
          <table:table-cell office:value-type="float" office:value="1966" calcext:value-type="float">
            <text:p>19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idy</text:p>
          </table:table-cell>
          <table:table-cell/>
          <table:table-cell table:formula="of:=&quot;(n) no.&quot; &amp; [.D1968] &amp; &quot; Top2000&quot;" office:value-type="string" office:string-value="(n) no.1967 Top2000" calcext:value-type="string">
            <text:p>(n) no.1967 Top2000</text:p>
          </table:table-cell>
          <table:table-cell office:value-type="float" office:value="1967" calcext:value-type="float">
            <text:p>19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imming</text:p>
          </table:table-cell>
          <table:table-cell/>
          <table:table-cell table:formula="of:=&quot;(n) no.&quot; &amp; [.D1969] &amp; &quot; Top2000&quot;" office:value-type="string" office:string-value="(n) no.1968 Top2000" calcext:value-type="string">
            <text:p>(n) no.1968 Top2000</text:p>
          </table:table-cell>
          <table:table-cell office:value-type="float" office:value="1968" calcext:value-type="float">
            <text:p>1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ctic</text:p>
          </table:table-cell>
          <table:table-cell/>
          <table:table-cell table:formula="of:=&quot;(n) no.&quot; &amp; [.D1970] &amp; &quot; Top2000&quot;" office:value-type="string" office:string-value="(n) no.1969 Top2000" calcext:value-type="string">
            <text:p>(n) no.1969 Top2000</text:p>
          </table:table-cell>
          <table:table-cell office:value-type="float" office:value="1969" calcext:value-type="float">
            <text:p>19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enager</text:p>
          </table:table-cell>
          <table:table-cell/>
          <table:table-cell table:formula="of:=&quot;(n) no.&quot; &amp; [.D1971] &amp; &quot; Top2000&quot;" office:value-type="string" office:string-value="(n) no.1970 Top2000" calcext:value-type="string">
            <text:p>(n) no.1970 Top2000</text:p>
          </table:table-cell>
          <table:table-cell office:value-type="float" office:value="1970" calcext:value-type="float">
            <text:p>19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esis</text:p>
          </table:table-cell>
          <table:table-cell/>
          <table:table-cell table:formula="of:=&quot;(n) no.&quot; &amp; [.D1972] &amp; &quot; Top2000&quot;" office:value-type="string" office:string-value="(n) no.1971 Top2000" calcext:value-type="string">
            <text:p>(n) no.1971 Top2000</text:p>
          </table:table-cell>
          <table:table-cell office:value-type="float" office:value="1971" calcext:value-type="float">
            <text:p>19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ing</text:p>
          </table:table-cell>
          <table:table-cell/>
          <table:table-cell table:formula="of:=&quot;(n) no.&quot; &amp; [.D1973] &amp; &quot; Top2000&quot;" office:value-type="string" office:string-value="(n) no.1972 Top2000" calcext:value-type="string">
            <text:p>(n) no.1972 Top2000</text:p>
          </table:table-cell>
          <table:table-cell office:value-type="float" office:value="1972" calcext:value-type="float">
            <text:p>19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er</text:p>
          </table:table-cell>
          <table:table-cell/>
          <table:table-cell table:formula="of:=&quot;(n) no.&quot; &amp; [.D1974] &amp; &quot; Top2000&quot;" office:value-type="string" office:string-value="(n) no.1973 Top2000" calcext:value-type="string">
            <text:p>(n) no.1973 Top2000</text:p>
          </table:table-cell>
          <table:table-cell office:value-type="float" office:value="1973" calcext:value-type="float">
            <text:p>19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er</text:p>
          </table:table-cell>
          <table:table-cell/>
          <table:table-cell table:formula="of:=&quot;(n) no.&quot; &amp; [.D1975] &amp; &quot; Top2000&quot;" office:value-type="string" office:string-value="(n) no.1974 Top2000" calcext:value-type="string">
            <text:p>(n) no.1974 Top2000</text:p>
          </table:table-cell>
          <table:table-cell office:value-type="float" office:value="1974" calcext:value-type="float">
            <text:p>19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y</text:p>
          </table:table-cell>
          <table:table-cell/>
          <table:table-cell table:formula="of:=&quot;(n) no.&quot; &amp; [.D1976] &amp; &quot; Top2000&quot;" office:value-type="string" office:string-value="(n) no.1975 Top2000" calcext:value-type="string">
            <text:p>(n) no.1975 Top2000</text:p>
          </table:table-cell>
          <table:table-cell office:value-type="float" office:value="1975" calcext:value-type="float">
            <text:p>19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ne</text:p>
          </table:table-cell>
          <table:table-cell/>
          <table:table-cell table:formula="of:=&quot;(n) no.&quot; &amp; [.D1977] &amp; &quot; Top2000&quot;" office:value-type="string" office:string-value="(n) no.1976 Top2000" calcext:value-type="string">
            <text:p>(n) no.1976 Top2000</text:p>
          </table:table-cell>
          <table:table-cell office:value-type="float" office:value="1976" calcext:value-type="float">
            <text:p>19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tor</text:p>
          </table:table-cell>
          <table:table-cell/>
          <table:table-cell table:formula="of:=&quot;(n) no.&quot; &amp; [.D1978] &amp; &quot; Top2000&quot;" office:value-type="string" office:string-value="(n) no.1977 Top2000" calcext:value-type="string">
            <text:p>(n) no.1977 Top2000</text:p>
          </table:table-cell>
          <table:table-cell office:value-type="float" office:value="1977" calcext:value-type="float">
            <text:p>19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table:formula="of:=&quot;(n) no.&quot; &amp; [.D1979] &amp; &quot; Top2000&quot;" office:value-type="string" office:string-value="(n) no.1978 Top2000" calcext:value-type="string">
            <text:p>(n) no.1978 Top2000</text:p>
          </table:table-cell>
          <table:table-cell office:value-type="float" office:value="1978" calcext:value-type="float">
            <text:p>19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uracy</text:p>
          </table:table-cell>
          <table:table-cell/>
          <table:table-cell table:formula="of:=&quot;(n) no.&quot; &amp; [.D1980] &amp; &quot; Top2000&quot;" office:value-type="string" office:string-value="(n) no.1979 Top2000" calcext:value-type="string">
            <text:p>(n) no.1979 Top2000</text:p>
          </table:table-cell>
          <table:table-cell office:value-type="float" office:value="1979" calcext:value-type="float">
            <text:p>1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chbishop</text:p>
          </table:table-cell>
          <table:table-cell/>
          <table:table-cell table:formula="of:=&quot;(n) no.&quot; &amp; [.D1981] &amp; &quot; Top2000&quot;" office:value-type="string" office:string-value="(n) no.1980 Top2000" calcext:value-type="string">
            <text:p>(n) no.1980 Top2000</text:p>
          </table:table-cell>
          <table:table-cell office:value-type="float" office:value="1980" calcext:value-type="float">
            <text:p>19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am</text:p>
          </table:table-cell>
          <table:table-cell/>
          <table:table-cell table:formula="of:=&quot;(n) no.&quot; &amp; [.D1982] &amp; &quot; Top2000&quot;" office:value-type="string" office:string-value="(n) no.1981 Top2000" calcext:value-type="string">
            <text:p>(n) no.1981 Top2000</text:p>
          </table:table-cell>
          <table:table-cell office:value-type="float" office:value="1981" calcext:value-type="float">
            <text:p>1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de</text:p>
          </table:table-cell>
          <table:table-cell/>
          <table:table-cell table:formula="of:=&quot;(n) no.&quot; &amp; [.D1983] &amp; &quot; Top2000&quot;" office:value-type="string" office:string-value="(n) no.1982 Top2000" calcext:value-type="string">
            <text:p>(n) no.1982 Top2000</text:p>
          </table:table-cell>
          <table:table-cell office:value-type="float" office:value="1982" calcext:value-type="float">
            <text:p>19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nket</text:p>
          </table:table-cell>
          <table:table-cell/>
          <table:table-cell table:formula="of:=&quot;(n) no.&quot; &amp; [.D1984] &amp; &quot; Top2000&quot;" office:value-type="string" office:string-value="(n) no.1983 Top2000" calcext:value-type="string">
            <text:p>(n) no.1983 Top2000</text:p>
          </table:table-cell>
          <table:table-cell office:value-type="float" office:value="1983" calcext:value-type="float">
            <text:p>1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om</text:p>
          </table:table-cell>
          <table:table-cell/>
          <table:table-cell table:formula="of:=&quot;(n) no.&quot; &amp; [.D1985] &amp; &quot; Top2000&quot;" office:value-type="string" office:string-value="(n) no.1984 Top2000" calcext:value-type="string">
            <text:p>(n) no.1984 Top2000</text:p>
          </table:table-cell>
          <table:table-cell office:value-type="float" office:value="1984" calcext:value-type="float">
            <text:p>19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onze</text:p>
          </table:table-cell>
          <table:table-cell/>
          <table:table-cell table:formula="of:=&quot;(n) no.&quot; &amp; [.D1986] &amp; &quot; Top2000&quot;" office:value-type="string" office:string-value="(n) no.1985 Top2000" calcext:value-type="string">
            <text:p>(n) no.1985 Top2000</text:p>
          </table:table-cell>
          <table:table-cell office:value-type="float" office:value="1985" calcext:value-type="float">
            <text:p>1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ush</text:p>
          </table:table-cell>
          <table:table-cell/>
          <table:table-cell table:formula="of:=&quot;(n) no.&quot; &amp; [.D1987] &amp; &quot; Top2000&quot;" office:value-type="string" office:string-value="(n) no.1986 Top2000" calcext:value-type="string">
            <text:p>(n) no.1986 Top2000</text:p>
          </table:table-cell>
          <table:table-cell office:value-type="float" office:value="1986" calcext:value-type="float">
            <text:p>19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sh</text:p>
          </table:table-cell>
          <table:table-cell/>
          <table:table-cell table:formula="of:=&quot;(n) no.&quot; &amp; [.D1988] &amp; &quot; Top2000&quot;" office:value-type="string" office:string-value="(n) no.1987 Top2000" calcext:value-type="string">
            <text:p>(n) no.1987 Top2000</text:p>
          </table:table-cell>
          <table:table-cell office:value-type="float" office:value="1987" calcext:value-type="float">
            <text:p>19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b</text:p>
          </table:table-cell>
          <table:table-cell/>
          <table:table-cell table:formula="of:=&quot;(n) no.&quot; &amp; [.D1989] &amp; &quot; Top2000&quot;" office:value-type="string" office:string-value="(n) no.1988 Top2000" calcext:value-type="string">
            <text:p>(n) no.1988 Top2000</text:p>
          </table:table-cell>
          <table:table-cell office:value-type="float" office:value="1988" calcext:value-type="float">
            <text:p>1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sualty</text:p>
          </table:table-cell>
          <table:table-cell/>
          <table:table-cell table:formula="of:=&quot;(n) no.&quot; &amp; [.D1990] &amp; &quot; Top2000&quot;" office:value-type="string" office:string-value="(n) no.1989 Top2000" calcext:value-type="string">
            <text:p>(n) no.1989 Top2000</text:p>
          </table:table-cell>
          <table:table-cell office:value-type="float" office:value="1989" calcext:value-type="float">
            <text:p>19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</text:p>
          </table:table-cell>
          <table:table-cell/>
          <table:table-cell table:formula="of:=&quot;(n) no.&quot; &amp; [.D1991] &amp; &quot; Top2000&quot;" office:value-type="string" office:string-value="(n) no.1990 Top2000" calcext:value-type="string">
            <text:p>(n) no.1990 Top2000</text:p>
          </table:table-cell>
          <table:table-cell office:value-type="float" office:value="1990" calcext:value-type="float">
            <text:p>19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stituent</text:p>
          </table:table-cell>
          <table:table-cell/>
          <table:table-cell table:formula="of:=&quot;(n) no.&quot; &amp; [.D1992] &amp; &quot; Top2000&quot;" office:value-type="string" office:string-value="(n) no.1991 Top2000" calcext:value-type="string">
            <text:p>(n) no.1991 Top2000</text:p>
          </table:table-cell>
          <table:table-cell office:value-type="float" office:value="1991" calcext:value-type="float">
            <text:p>1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est</text:p>
          </table:table-cell>
          <table:table-cell/>
          <table:table-cell table:formula="of:=&quot;(n) no.&quot; &amp; [.D1993] &amp; &quot; Top2000&quot;" office:value-type="string" office:string-value="(n) no.1992 Top2000" calcext:value-type="string">
            <text:p>(n) no.1992 Top2000</text:p>
          </table:table-cell>
          <table:table-cell office:value-type="float" office:value="1992" calcext:value-type="float">
            <text:p>19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erpart</text:p>
          </table:table-cell>
          <table:table-cell/>
          <table:table-cell table:formula="of:=&quot;(n) no.&quot; &amp; [.D1994] &amp; &quot; Top2000&quot;" office:value-type="string" office:string-value="(n) no.1993 Top2000" calcext:value-type="string">
            <text:p>(n) no.1993 Top2000</text:p>
          </table:table-cell>
          <table:table-cell office:value-type="float" office:value="1993" calcext:value-type="float">
            <text:p>19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k</text:p>
          </table:table-cell>
          <table:table-cell/>
          <table:table-cell table:formula="of:=&quot;(n) no.&quot; &amp; [.D1995] &amp; &quot; Top2000&quot;" office:value-type="string" office:string-value="(n) no.1994 Top2000" calcext:value-type="string">
            <text:p>(n) no.1994 Top2000</text:p>
          </table:table-cell>
          <table:table-cell office:value-type="float" office:value="1994" calcext:value-type="float">
            <text:p>19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table:formula="of:=&quot;(n) no.&quot; &amp; [.D1996] &amp; &quot; Top2000&quot;" office:value-type="string" office:string-value="(n) no.1995 Top2000" calcext:value-type="string">
            <text:p>(n) no.1995 Top2000</text:p>
          </table:table-cell>
          <table:table-cell office:value-type="float" office:value="1995" calcext:value-type="float">
            <text:p>19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appointment</text:p>
          </table:table-cell>
          <table:table-cell/>
          <table:table-cell table:formula="of:=&quot;(n) no.&quot; &amp; [.D1997] &amp; &quot; Top2000&quot;" office:value-type="string" office:string-value="(n) no.1996 Top2000" calcext:value-type="string">
            <text:p>(n) no.1996 Top2000</text:p>
          </table:table-cell>
          <table:table-cell office:value-type="float" office:value="1996" calcext:value-type="float">
            <text:p>19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missal</text:p>
          </table:table-cell>
          <table:table-cell/>
          <table:table-cell table:formula="of:=&quot;(n) no.&quot; &amp; [.D1998] &amp; &quot; Top2000&quot;" office:value-type="string" office:string-value="(n) no.1997 Top2000" calcext:value-type="string">
            <text:p>(n) no.1997 Top2000</text:p>
          </table:table-cell>
          <table:table-cell office:value-type="float" office:value="1997" calcext:value-type="float">
            <text:p>19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agement</text:p>
          </table:table-cell>
          <table:table-cell/>
          <table:table-cell table:formula="of:=&quot;(n) no.&quot; &amp; [.D1999] &amp; &quot; Top2000&quot;" office:value-type="string" office:string-value="(n) no.1998 Top2000" calcext:value-type="string">
            <text:p>(n) no.1998 Top2000</text:p>
          </table:table-cell>
          <table:table-cell office:value-type="float" office:value="1998" calcext:value-type="float">
            <text:p>19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clusion</text:p>
          </table:table-cell>
          <table:table-cell/>
          <table:table-cell table:formula="of:=&quot;(n) no.&quot; &amp; [.D2000] &amp; &quot; Top2000&quot;" office:value-type="string" office:string-value="(n) no.1999 Top2000" calcext:value-type="string">
            <text:p>(n) no.1999 Top2000</text:p>
          </table:table-cell>
          <table:table-cell office:value-type="float" office:value="1999" calcext:value-type="float">
            <text:p>1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ecution</text:p>
          </table:table-cell>
          <table:table-cell/>
          <table:table-cell table:formula="of:=&quot;(n) no.&quot; &amp; [.D2001] &amp; &quot; Top2000&quot;" office:value-type="string" office:string-value="(n) no.2000 Top2000" calcext:value-type="string">
            <text:p>(n) no.2000 Top2000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 table:number-rows-repeated="1046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6T21:30:11.241259000</dc:date>
    <meta:generator>LibreOffice/4.1.3.2$MacOSX_x86 LibreOffice_project/70feb7d99726f064edab4605a8ab840c50ec57a</meta:generator>
    <meta:editing-duration>PT11M55S</meta:editing-duration>
    <meta:editing-cycles>2</meta:editing-cycles>
    <meta:document-statistic meta:table-count="1" meta:cell-count="6005" meta:object-count="0"/>
  </office:meta>
</office:document-meta>
</file>